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1" table:style-name="ta1">
        <table:shapes>
          <draw:frame draw:z-index="0" draw:style-name="gr1" draw:text-style-name="P1" svg:width="453.51pt" svg:height="255.09pt" svg:x="79.85pt" svg:y="81.13pt">
            <draw:object draw:notify-on-update-of-ranges="source_1.D1:source_1.D1 source_1.D2:source_1.D640 source_1.E1:source_1.E1 source_1.E2:source_1.E640 source_1.F1:source_1.F1 source_1.F2:source_1.F640 source_1.D2:source_1.D6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46920.00021" calcext:value-type="float">
            <text:p>1443146920.00021</text:p>
          </table:table-cell>
          <table:table-cell office:value-type="float" office:value="4320" calcext:value-type="float">
            <text:p>43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([.D2];[.$M$10])&lt;[.$M$3];[.$N$2];IF(MOD([.D2];[.$M$10])&lt;[.$M$4];[.$N$3];IF(MOD([.D2];[.$M$10])&lt;[.$M$5];[.$N$4];IF(MOD([.D2];[.$M$10])&lt;[.$M$6];[.$N$5];IF(MOD([.D2];[.$M$10])&lt;[.$M$7];[.$N$6];IF(MOD([.D2];[.$M$10])&lt;[.$M$8];[.$N$7];IF(MOD([.D2];[.$M$10])&lt;[.$M$9];[.$N$8];IF(MOD([.D2];[.$M$10])&lt;[.$M$10];[.$N$9]))))))))" office:value-type="float" office:value="80000" calcext:value-type="float">
            <text:p>80000</text:p>
          </table:table-cell>
          <table:table-cell office:value-type="float" office:value="1443146920.19722" calcext:value-type="float">
            <text:p>1443146920.19722</text:p>
          </table:table-cell>
          <table:table-cell table:formula="of:=[.G2]-[.$B$2]" office:value-type="float" office:value="0.197010040283203" calcext:value-type="float">
            <text:p>0.1970100403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7010040283203" calcext:value-type="float">
            <text:p>0.1970100403</text:p>
          </table:table-cell>
          <table:table-cell table:formula="of:=MAX([.J2:.J2008])" office:value-type="float" office:value="4.13634014129639" calcext:value-type="float">
            <text:p>4.13634014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46920.05435" calcext:value-type="float">
            <text:p>1443146920.05435</text:p>
          </table:table-cell>
          <table:table-cell office:value-type="float" office:value="4320" calcext:value-type="float">
            <text:p>4320</text:p>
          </table:table-cell>
          <table:table-cell table:formula="of:=[.B3]-[.$B$2]" office:value-type="float" office:value="0.0541398525238037" calcext:value-type="float">
            <text:p>0.0541398525</text:p>
          </table:table-cell>
          <table:table-cell table:formula="of:=[.C3]/([.D3]-[.D2])" office:value-type="float" office:value="79793.3462803694" calcext:value-type="float">
            <text:p>79793.3462803694</text:p>
          </table:table-cell>
          <table:table-cell table:formula="of:=IF(MOD([.D3];[.$M$10])&lt;[.$M$3];[.$N$2];IF(MOD([.D3];[.$M$10])&lt;[.$M$4];[.$N$3];IF(MOD([.D3];[.$M$10])&lt;[.$M$5];[.$N$4];IF(MOD([.D3];[.$M$10])&lt;[.$M$6];[.$N$5];IF(MOD([.D3];[.$M$10])&lt;[.$M$7];[.$N$6];IF(MOD([.D3];[.$M$10])&lt;[.$M$8];[.$N$7];IF(MOD([.D3];[.$M$10])&lt;[.$M$9];[.$N$8];IF(MOD([.D3];[.$M$10])&lt;[.$M$10];[.$N$9]))))))))" office:value-type="float" office:value="80000" calcext:value-type="float">
            <text:p>80000</text:p>
          </table:table-cell>
          <table:table-cell office:value-type="float" office:value="1443146920.30347" calcext:value-type="float">
            <text:p>1443146920.30347</text:p>
          </table:table-cell>
          <table:table-cell table:formula="of:=[.G3]-[.$B$2]" office:value-type="float" office:value="0.30325984954834" calcext:value-type="float">
            <text:p>0.3032598495</text:p>
          </table:table-cell>
          <table:table-cell table:formula="of:=[.C3]/([.H3]-[.H2])" office:value-type="float" office:value="40658.8965182971" calcext:value-type="float">
            <text:p>40658.8965182971</text:p>
          </table:table-cell>
          <table:table-cell table:formula="of:=[.G3]-[.$B3]" office:value-type="float" office:value="0.249119997024536" calcext:value-type="float">
            <text:p>0.2491199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5000" calcext:value-type="float">
            <text:p>85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46920.10852" calcext:value-type="float">
            <text:p>1443146920.10852</text:p>
          </table:table-cell>
          <table:table-cell office:value-type="float" office:value="4320" calcext:value-type="float">
            <text:p>4320</text:p>
          </table:table-cell>
          <table:table-cell table:formula="of:=[.B4]-[.$B$2]" office:value-type="float" office:value="0.108309984207153" calcext:value-type="float">
            <text:p>0.1083099842</text:p>
          </table:table-cell>
          <table:table-cell table:formula="of:=[.C4]/([.D4]-[.D3])" office:value-type="float" office:value="79748.7446634332" calcext:value-type="float">
            <text:p>79748.7446634332</text:p>
          </table:table-cell>
          <table:table-cell table:formula="of:=IF(MOD([.D4];[.$M$10])&lt;[.$M$3];[.$N$2];IF(MOD([.D4];[.$M$10])&lt;[.$M$4];[.$N$3];IF(MOD([.D4];[.$M$10])&lt;[.$M$5];[.$N$4];IF(MOD([.D4];[.$M$10])&lt;[.$M$6];[.$N$5];IF(MOD([.D4];[.$M$10])&lt;[.$M$7];[.$N$6];IF(MOD([.D4];[.$M$10])&lt;[.$M$8];[.$N$7];IF(MOD([.D4];[.$M$10])&lt;[.$M$9];[.$N$8];IF(MOD([.D4];[.$M$10])&lt;[.$M$10];[.$N$9]))))))))" office:value-type="float" office:value="80000" calcext:value-type="float">
            <text:p>80000</text:p>
          </table:table-cell>
          <table:table-cell office:value-type="float" office:value="1443146920.3577" calcext:value-type="float">
            <text:p>1443146920.3577</text:p>
          </table:table-cell>
          <table:table-cell table:formula="of:=[.G4]-[.$B$2]" office:value-type="float" office:value="0.357490062713623" calcext:value-type="float">
            <text:p>0.3574900627</text:p>
          </table:table-cell>
          <table:table-cell table:formula="of:=[.C4]/([.H4]-[.H3])" office:value-type="float" office:value="79660.3912810277" calcext:value-type="float">
            <text:p>79660.3912810277</text:p>
          </table:table-cell>
          <table:table-cell table:formula="of:=[.G4]-[.$B4]" office:value-type="float" office:value="0.24918007850647" calcext:value-type="float">
            <text:p>0.24918007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2400" calcext:value-type="float">
            <text:p>1024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46920.16267" calcext:value-type="float">
            <text:p>1443146920.16267</text:p>
          </table:table-cell>
          <table:table-cell office:value-type="float" office:value="4320" calcext:value-type="float">
            <text:p>4320</text:p>
          </table:table-cell>
          <table:table-cell table:formula="of:=[.B5]-[.$B$2]" office:value-type="float" office:value="0.162459850311279" calcext:value-type="float">
            <text:p>0.1624598503</text:p>
          </table:table-cell>
          <table:table-cell table:formula="of:=[.C5]/([.D5]-[.D4])" office:value-type="float" office:value="79778.5906190973" calcext:value-type="float">
            <text:p>79778.5906190973</text:p>
          </table:table-cell>
          <table:table-cell table:formula="of:=IF(MOD([.D5];[.$M$10])&lt;[.$M$3];[.$N$2];IF(MOD([.D5];[.$M$10])&lt;[.$M$4];[.$N$3];IF(MOD([.D5];[.$M$10])&lt;[.$M$5];[.$N$4];IF(MOD([.D5];[.$M$10])&lt;[.$M$6];[.$N$5];IF(MOD([.D5];[.$M$10])&lt;[.$M$7];[.$N$6];IF(MOD([.D5];[.$M$10])&lt;[.$M$8];[.$N$7];IF(MOD([.D5];[.$M$10])&lt;[.$M$9];[.$N$8];IF(MOD([.D5];[.$M$10])&lt;[.$M$10];[.$N$9]))))))))" office:value-type="float" office:value="80000" calcext:value-type="float">
            <text:p>80000</text:p>
          </table:table-cell>
          <table:table-cell office:value-type="float" office:value="1443146920.41179" calcext:value-type="float">
            <text:p>1443146920.41179</text:p>
          </table:table-cell>
          <table:table-cell table:formula="of:=[.G5]-[.$B$2]" office:value-type="float" office:value="0.411579847335815" calcext:value-type="float">
            <text:p>0.4115798473</text:p>
          </table:table-cell>
          <table:table-cell table:formula="of:=[.C5]/([.H5]-[.H4])" office:value-type="float" office:value="79867.2065376936" calcext:value-type="float">
            <text:p>79867.2065376936</text:p>
          </table:table-cell>
          <table:table-cell table:formula="of:=[.G5]-[.$B5]" office:value-type="float" office:value="0.249119997024536" calcext:value-type="float">
            <text:p>0.24911999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46920.21682" calcext:value-type="float">
            <text:p>1443146920.21682</text:p>
          </table:table-cell>
          <table:table-cell office:value-type="float" office:value="4320" calcext:value-type="float">
            <text:p>4320</text:p>
          </table:table-cell>
          <table:table-cell table:formula="of:=[.B6]-[.$B$2]" office:value-type="float" office:value="0.216609954833984" calcext:value-type="float">
            <text:p>0.2166099548</text:p>
          </table:table-cell>
          <table:table-cell table:formula="of:=[.C6]/([.D6]-[.D5])" office:value-type="float" office:value="79778.2393603438" calcext:value-type="float">
            <text:p>79778.2393603438</text:p>
          </table:table-cell>
          <table:table-cell table:formula="of:=IF(MOD([.D6];[.$M$10])&lt;[.$M$3];[.$N$2];IF(MOD([.D6];[.$M$10])&lt;[.$M$4];[.$N$3];IF(MOD([.D6];[.$M$10])&lt;[.$M$5];[.$N$4];IF(MOD([.D6];[.$M$10])&lt;[.$M$6];[.$N$5];IF(MOD([.D6];[.$M$10])&lt;[.$M$7];[.$N$6];IF(MOD([.D6];[.$M$10])&lt;[.$M$8];[.$N$7];IF(MOD([.D6];[.$M$10])&lt;[.$M$9];[.$N$8];IF(MOD([.D6];[.$M$10])&lt;[.$M$10];[.$N$9]))))))))" office:value-type="float" office:value="80000" calcext:value-type="float">
            <text:p>80000</text:p>
          </table:table-cell>
          <table:table-cell office:value-type="float" office:value="1443146920.46595" calcext:value-type="float">
            <text:p>1443146920.46595</text:p>
          </table:table-cell>
          <table:table-cell table:formula="of:=[.G6]-[.$B$2]" office:value-type="float" office:value="0.465739965438843" calcext:value-type="float">
            <text:p>0.4657399654</text:p>
          </table:table-cell>
          <table:table-cell table:formula="of:=[.C6]/([.H6]-[.H5])" office:value-type="float" office:value="79763.4892852741" calcext:value-type="float">
            <text:p>79763.4892852741</text:p>
          </table:table-cell>
          <table:table-cell table:formula="of:=[.G6]-[.$B6]" office:value-type="float" office:value="0.249130010604858" calcext:value-type="float">
            <text:p>0.249130010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500" calcext:value-type="float">
            <text:p>100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46920.27096" calcext:value-type="float">
            <text:p>1443146920.27096</text:p>
          </table:table-cell>
          <table:table-cell office:value-type="float" office:value="4320" calcext:value-type="float">
            <text:p>4320</text:p>
          </table:table-cell>
          <table:table-cell table:formula="of:=[.B7]-[.$B$2]" office:value-type="float" office:value="0.270750045776367" calcext:value-type="float">
            <text:p>0.2707500458</text:p>
          </table:table-cell>
          <table:table-cell table:formula="of:=[.C7]/([.D7]-[.D6])" office:value-type="float" office:value="79792.9948916681" calcext:value-type="float">
            <text:p>79792.9948916681</text:p>
          </table:table-cell>
          <table:table-cell table:formula="of:=IF(MOD([.D7];[.$M$10])&lt;[.$M$3];[.$N$2];IF(MOD([.D7];[.$M$10])&lt;[.$M$4];[.$N$3];IF(MOD([.D7];[.$M$10])&lt;[.$M$5];[.$N$4];IF(MOD([.D7];[.$M$10])&lt;[.$M$6];[.$N$5];IF(MOD([.D7];[.$M$10])&lt;[.$M$7];[.$N$6];IF(MOD([.D7];[.$M$10])&lt;[.$M$8];[.$N$7];IF(MOD([.D7];[.$M$10])&lt;[.$M$9];[.$N$8];IF(MOD([.D7];[.$M$10])&lt;[.$M$10];[.$N$9]))))))))" office:value-type="float" office:value="80000" calcext:value-type="float">
            <text:p>80000</text:p>
          </table:table-cell>
          <table:table-cell office:value-type="float" office:value="1443146920.52013" calcext:value-type="float">
            <text:p>1443146920.52013</text:p>
          </table:table-cell>
          <table:table-cell table:formula="of:=[.G7]-[.$B$2]" office:value-type="float" office:value="0.519919872283936" calcext:value-type="float">
            <text:p>0.5199198723</text:p>
          </table:table-cell>
          <table:table-cell table:formula="of:=[.C7]/([.H7]-[.H6])" office:value-type="float" office:value="79734.3563611401" calcext:value-type="float">
            <text:p>79734.3563611401</text:p>
          </table:table-cell>
          <table:table-cell table:formula="of:=[.G7]-[.$B7]" office:value-type="float" office:value="0.249169826507568" calcext:value-type="float">
            <text:p>0.249169826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5000" calcext:value-type="float">
            <text:p>105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46920.3251" calcext:value-type="float">
            <text:p>1443146920.3251</text:p>
          </table:table-cell>
          <table:table-cell office:value-type="float" office:value="4320" calcext:value-type="float">
            <text:p>4320</text:p>
          </table:table-cell>
          <table:table-cell table:formula="of:=[.B8]-[.$B$2]" office:value-type="float" office:value="0.324889898300171" calcext:value-type="float">
            <text:p>0.3248898983</text:p>
          </table:table-cell>
          <table:table-cell table:formula="of:=[.C8]/([.D8]-[.D7])" office:value-type="float" office:value="79793.3462803694" calcext:value-type="float">
            <text:p>79793.3462803694</text:p>
          </table:table-cell>
          <table:table-cell table:formula="of:=IF(MOD([.D8];[.$M$10])&lt;[.$M$3];[.$N$2];IF(MOD([.D8];[.$M$10])&lt;[.$M$4];[.$N$3];IF(MOD([.D8];[.$M$10])&lt;[.$M$5];[.$N$4];IF(MOD([.D8];[.$M$10])&lt;[.$M$6];[.$N$5];IF(MOD([.D8];[.$M$10])&lt;[.$M$7];[.$N$6];IF(MOD([.D8];[.$M$10])&lt;[.$M$8];[.$N$7];IF(MOD([.D8];[.$M$10])&lt;[.$M$9];[.$N$8];IF(MOD([.D8];[.$M$10])&lt;[.$M$10];[.$N$9]))))))))" office:value-type="float" office:value="80000" calcext:value-type="float">
            <text:p>80000</text:p>
          </table:table-cell>
          <table:table-cell office:value-type="float" office:value="1443146920.57425" calcext:value-type="float">
            <text:p>1443146920.57425</text:p>
          </table:table-cell>
          <table:table-cell table:formula="of:=[.G8]-[.$B$2]" office:value-type="float" office:value="0.574039936065674" calcext:value-type="float">
            <text:p>0.5740399361</text:p>
          </table:table-cell>
          <table:table-cell table:formula="of:=[.C8]/([.H8]-[.H7])" office:value-type="float" office:value="79822.5223351953" calcext:value-type="float">
            <text:p>79822.5223351953</text:p>
          </table:table-cell>
          <table:table-cell table:formula="of:=[.G8]-[.$B8]" office:value-type="float" office:value="0.249150037765503" calcext:value-type="float">
            <text:p>0.249150037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0000" calcext:value-type="float">
            <text:p>11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46920.37925" calcext:value-type="float">
            <text:p>1443146920.37925</text:p>
          </table:table-cell>
          <table:table-cell office:value-type="float" office:value="4320" calcext:value-type="float">
            <text:p>4320</text:p>
          </table:table-cell>
          <table:table-cell table:formula="of:=[.B9]-[.$B$2]" office:value-type="float" office:value="0.379040002822876" calcext:value-type="float">
            <text:p>0.3790400028</text:p>
          </table:table-cell>
          <table:table-cell table:formula="of:=[.C9]/([.D9]-[.D8])" office:value-type="float" office:value="79778.2393603438" calcext:value-type="float">
            <text:p>79778.2393603438</text:p>
          </table:table-cell>
          <table:table-cell table:formula="of:=IF(MOD([.D9];[.$M$10])&lt;[.$M$3];[.$N$2];IF(MOD([.D9];[.$M$10])&lt;[.$M$4];[.$N$3];IF(MOD([.D9];[.$M$10])&lt;[.$M$5];[.$N$4];IF(MOD([.D9];[.$M$10])&lt;[.$M$6];[.$N$5];IF(MOD([.D9];[.$M$10])&lt;[.$M$7];[.$N$6];IF(MOD([.D9];[.$M$10])&lt;[.$M$8];[.$N$7];IF(MOD([.D9];[.$M$10])&lt;[.$M$9];[.$N$8];IF(MOD([.D9];[.$M$10])&lt;[.$M$10];[.$N$9]))))))))" office:value-type="float" office:value="80000" calcext:value-type="float">
            <text:p>80000</text:p>
          </table:table-cell>
          <table:table-cell office:value-type="float" office:value="1443146920.62842" calcext:value-type="float">
            <text:p>1443146920.62842</text:p>
          </table:table-cell>
          <table:table-cell table:formula="of:=[.G9]-[.$B$2]" office:value-type="float" office:value="0.628210067749023" calcext:value-type="float">
            <text:p>0.6282100677</text:p>
          </table:table-cell>
          <table:table-cell table:formula="of:=[.C9]/([.H9]-[.H8])" office:value-type="float" office:value="79748.7446634332" calcext:value-type="float">
            <text:p>79748.7446634332</text:p>
          </table:table-cell>
          <table:table-cell table:formula="of:=[.G9]-[.$B9]" office:value-type="float" office:value="0.249170064926147" calcext:value-type="float">
            <text:p>0.249170064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46920.43342" calcext:value-type="float">
            <text:p>1443146920.43342</text:p>
          </table:table-cell>
          <table:table-cell office:value-type="float" office:value="4320" calcext:value-type="float">
            <text:p>4320</text:p>
          </table:table-cell>
          <table:table-cell table:formula="of:=[.B10]-[.$B$2]" office:value-type="float" office:value="0.433209896087647" calcext:value-type="float">
            <text:p>0.4332098961</text:p>
          </table:table-cell>
          <table:table-cell table:formula="of:=[.C10]/([.D10]-[.D9])" office:value-type="float" office:value="79749.0956625074" calcext:value-type="float">
            <text:p>79749.0956625074</text:p>
          </table:table-cell>
          <table:table-cell table:formula="of:=IF(MOD([.D10];[.$M$10])&lt;[.$M$3];[.$N$2];IF(MOD([.D10];[.$M$10])&lt;[.$M$4];[.$N$3];IF(MOD([.D10];[.$M$10])&lt;[.$M$5];[.$N$4];IF(MOD([.D10];[.$M$10])&lt;[.$M$6];[.$N$5];IF(MOD([.D10];[.$M$10])&lt;[.$M$7];[.$N$6];IF(MOD([.D10];[.$M$10])&lt;[.$M$8];[.$N$7];IF(MOD([.D10];[.$M$10])&lt;[.$M$9];[.$N$8];IF(MOD([.D10];[.$M$10])&lt;[.$M$10];[.$N$9]))))))))" office:value-type="float" office:value="80000" calcext:value-type="float">
            <text:p>80000</text:p>
          </table:table-cell>
          <table:table-cell office:value-type="float" office:value="1443146920.68258" calcext:value-type="float">
            <text:p>1443146920.68258</text:p>
          </table:table-cell>
          <table:table-cell table:formula="of:=[.G10]-[.$B$2]" office:value-type="float" office:value="0.682369947433472" calcext:value-type="float">
            <text:p>0.6823699474</text:p>
          </table:table-cell>
          <table:table-cell table:formula="of:=[.C10]/([.H10]-[.H9])" office:value-type="float" office:value="79763.840414152" calcext:value-type="float">
            <text:p>79763.840414152</text:p>
          </table:table-cell>
          <table:table-cell table:formula="of:=[.G10]-[.$B10]" office:value-type="float" office:value="0.249160051345825" calcext:value-type="float">
            <text:p>0.249160051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46920.48756" calcext:value-type="float">
            <text:p>1443146920.48756</text:p>
          </table:table-cell>
          <table:table-cell office:value-type="float" office:value="4320" calcext:value-type="float">
            <text:p>4320</text:p>
          </table:table-cell>
          <table:table-cell table:formula="of:=[.B11]-[.$B$2]" office:value-type="float" office:value="0.487349987030029" calcext:value-type="float">
            <text:p>0.487349987</text:p>
          </table:table-cell>
          <table:table-cell table:formula="of:=[.C11]/([.D11]-[.D10])" office:value-type="float" office:value="79792.9948916681" calcext:value-type="float">
            <text:p>79792.9948916681</text:p>
          </table:table-cell>
          <table:table-cell table:formula="of:=IF(MOD([.D11];[.$M$10])&lt;[.$M$3];[.$N$2];IF(MOD([.D11];[.$M$10])&lt;[.$M$4];[.$N$3];IF(MOD([.D11];[.$M$10])&lt;[.$M$5];[.$N$4];IF(MOD([.D11];[.$M$10])&lt;[.$M$6];[.$N$5];IF(MOD([.D11];[.$M$10])&lt;[.$M$7];[.$N$6];IF(MOD([.D11];[.$M$10])&lt;[.$M$8];[.$N$7];IF(MOD([.D11];[.$M$10])&lt;[.$M$9];[.$N$8];IF(MOD([.D11];[.$M$10])&lt;[.$M$10];[.$N$9]))))))))" office:value-type="float" office:value="80000" calcext:value-type="float">
            <text:p>80000</text:p>
          </table:table-cell>
          <table:table-cell office:value-type="float" office:value="1443146920.73667" calcext:value-type="float">
            <text:p>1443146920.73667</text:p>
          </table:table-cell>
          <table:table-cell table:formula="of:=[.G11]-[.$B$2]" office:value-type="float" office:value="0.736459970474243" calcext:value-type="float">
            <text:p>0.7364599705</text:p>
          </table:table-cell>
          <table:table-cell table:formula="of:=[.C11]/([.H11]-[.H10])" office:value-type="float" office:value="79866.8544981708" calcext:value-type="float">
            <text:p>79866.8544981708</text:p>
          </table:table-cell>
          <table:table-cell table:formula="of:=[.G11]-[.$B11]" office:value-type="float" office:value="0.249109983444214" calcext:value-type="float">
            <text:p>0.249109983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46920.54176" calcext:value-type="float">
            <text:p>1443146920.54176</text:p>
          </table:table-cell>
          <table:table-cell office:value-type="float" office:value="4320" calcext:value-type="float">
            <text:p>4320</text:p>
          </table:table-cell>
          <table:table-cell table:formula="of:=[.B12]-[.$B$2]" office:value-type="float" office:value="0.541549921035767" calcext:value-type="float">
            <text:p>0.541549921</text:p>
          </table:table-cell>
          <table:table-cell table:formula="of:=[.C12]/([.D12]-[.D11])" office:value-type="float" office:value="79704.8940971535" calcext:value-type="float">
            <text:p>79704.8940971535</text:p>
          </table:table-cell>
          <table:table-cell table:formula="of:=IF(MOD([.D12];[.$M$10])&lt;[.$M$3];[.$N$2];IF(MOD([.D12];[.$M$10])&lt;[.$M$4];[.$N$3];IF(MOD([.D12];[.$M$10])&lt;[.$M$5];[.$N$4];IF(MOD([.D12];[.$M$10])&lt;[.$M$6];[.$N$5];IF(MOD([.D12];[.$M$10])&lt;[.$M$7];[.$N$6];IF(MOD([.D12];[.$M$10])&lt;[.$M$8];[.$N$7];IF(MOD([.D12];[.$M$10])&lt;[.$M$9];[.$N$8];IF(MOD([.D12];[.$M$10])&lt;[.$M$10];[.$N$9]))))))))" office:value-type="float" office:value="80000" calcext:value-type="float">
            <text:p>80000</text:p>
          </table:table-cell>
          <table:table-cell office:value-type="float" office:value="1443146920.79092" calcext:value-type="float">
            <text:p>1443146920.79092</text:p>
          </table:table-cell>
          <table:table-cell table:formula="of:=[.G12]-[.$B$2]" office:value-type="float" office:value="0.790709972381592" calcext:value-type="float">
            <text:p>0.7907099724</text:p>
          </table:table-cell>
          <table:table-cell table:formula="of:=[.C12]/([.H12]-[.H11])" office:value-type="float" office:value="79631.3336058117" calcext:value-type="float">
            <text:p>79631.3336058117</text:p>
          </table:table-cell>
          <table:table-cell table:formula="of:=[.G12]-[.$B12]" office:value-type="float" office:value="0.249160051345825" calcext:value-type="float">
            <text:p>0.249160051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46920.59591" calcext:value-type="float">
            <text:p>1443146920.59591</text:p>
          </table:table-cell>
          <table:table-cell office:value-type="float" office:value="4320" calcext:value-type="float">
            <text:p>4320</text:p>
          </table:table-cell>
          <table:table-cell table:formula="of:=[.B13]-[.$B$2]" office:value-type="float" office:value="0.595700025558472" calcext:value-type="float">
            <text:p>0.5957000256</text:p>
          </table:table-cell>
          <table:table-cell table:formula="of:=[.C13]/([.D13]-[.D12])" office:value-type="float" office:value="79778.2393603438" calcext:value-type="float">
            <text:p>79778.2393603438</text:p>
          </table:table-cell>
          <table:table-cell table:formula="of:=IF(MOD([.D13];[.$M$10])&lt;[.$M$3];[.$N$2];IF(MOD([.D13];[.$M$10])&lt;[.$M$4];[.$N$3];IF(MOD([.D13];[.$M$10])&lt;[.$M$5];[.$N$4];IF(MOD([.D13];[.$M$10])&lt;[.$M$6];[.$N$5];IF(MOD([.D13];[.$M$10])&lt;[.$M$7];[.$N$6];IF(MOD([.D13];[.$M$10])&lt;[.$M$8];[.$N$7];IF(MOD([.D13];[.$M$10])&lt;[.$M$9];[.$N$8];IF(MOD([.D13];[.$M$10])&lt;[.$M$10];[.$N$9]))))))))" office:value-type="float" office:value="80000" calcext:value-type="float">
            <text:p>80000</text:p>
          </table:table-cell>
          <table:table-cell office:value-type="float" office:value="1443146920.84505" calcext:value-type="float">
            <text:p>1443146920.84505</text:p>
          </table:table-cell>
          <table:table-cell table:formula="of:=[.G13]-[.$B$2]" office:value-type="float" office:value="0.844840049743652" calcext:value-type="float">
            <text:p>0.8448400497</text:p>
          </table:table-cell>
          <table:table-cell table:formula="of:=[.C13]/([.H13]-[.H12])" office:value-type="float" office:value="79807.7558822752" calcext:value-type="float">
            <text:p>79807.7558822752</text:p>
          </table:table-cell>
          <table:table-cell table:formula="of:=[.G13]-[.$B13]" office:value-type="float" office:value="0.249140024185181" calcext:value-type="float">
            <text:p>0.249140024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46920.65006" calcext:value-type="float">
            <text:p>1443146920.65006</text:p>
          </table:table-cell>
          <table:table-cell office:value-type="float" office:value="4320" calcext:value-type="float">
            <text:p>4320</text:p>
          </table:table-cell>
          <table:table-cell table:formula="of:=[.B14]-[.$B$2]" office:value-type="float" office:value="0.649849891662598" calcext:value-type="float">
            <text:p>0.6498498917</text:p>
          </table:table-cell>
          <table:table-cell table:formula="of:=[.C14]/([.D14]-[.D13])" office:value-type="float" office:value="79778.5906190973" calcext:value-type="float">
            <text:p>79778.5906190973</text:p>
          </table:table-cell>
          <table:table-cell table:formula="of:=IF(MOD([.D14];[.$M$10])&lt;[.$M$3];[.$N$2];IF(MOD([.D14];[.$M$10])&lt;[.$M$4];[.$N$3];IF(MOD([.D14];[.$M$10])&lt;[.$M$5];[.$N$4];IF(MOD([.D14];[.$M$10])&lt;[.$M$6];[.$N$5];IF(MOD([.D14];[.$M$10])&lt;[.$M$7];[.$N$6];IF(MOD([.D14];[.$M$10])&lt;[.$M$8];[.$N$7];IF(MOD([.D14];[.$M$10])&lt;[.$M$9];[.$N$8];IF(MOD([.D14];[.$M$10])&lt;[.$M$10];[.$N$9]))))))))" office:value-type="float" office:value="80000" calcext:value-type="float">
            <text:p>80000</text:p>
          </table:table-cell>
          <table:table-cell office:value-type="float" office:value="1443146920.89919" calcext:value-type="float">
            <text:p>1443146920.89919</text:p>
          </table:table-cell>
          <table:table-cell table:formula="of:=[.G14]-[.$B$2]" office:value-type="float" office:value="0.898979902267456" calcext:value-type="float">
            <text:p>0.8989799023</text:p>
          </table:table-cell>
          <table:table-cell table:formula="of:=[.C14]/([.H14]-[.H13])" office:value-type="float" office:value="79793.3462803694" calcext:value-type="float">
            <text:p>79793.3462803694</text:p>
          </table:table-cell>
          <table:table-cell table:formula="of:=[.G14]-[.$B14]" office:value-type="float" office:value="0.249130010604858" calcext:value-type="float">
            <text:p>0.2491300106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46920.7042" calcext:value-type="float">
            <text:p>1443146920.7042</text:p>
          </table:table-cell>
          <table:table-cell office:value-type="float" office:value="4320" calcext:value-type="float">
            <text:p>4320</text:p>
          </table:table-cell>
          <table:table-cell table:formula="of:=[.B15]-[.$B$2]" office:value-type="float" office:value="0.703989982604981" calcext:value-type="float">
            <text:p>0.7039899826</text:p>
          </table:table-cell>
          <table:table-cell table:formula="of:=[.C15]/([.D15]-[.D14])" office:value-type="float" office:value="79792.9948916681" calcext:value-type="float">
            <text:p>79792.9948916681</text:p>
          </table:table-cell>
          <table:table-cell table:formula="of:=IF(MOD([.D15];[.$M$10])&lt;[.$M$3];[.$N$2];IF(MOD([.D15];[.$M$10])&lt;[.$M$4];[.$N$3];IF(MOD([.D15];[.$M$10])&lt;[.$M$5];[.$N$4];IF(MOD([.D15];[.$M$10])&lt;[.$M$6];[.$N$5];IF(MOD([.D15];[.$M$10])&lt;[.$M$7];[.$N$6];IF(MOD([.D15];[.$M$10])&lt;[.$M$8];[.$N$7];IF(MOD([.D15];[.$M$10])&lt;[.$M$9];[.$N$8];IF(MOD([.D15];[.$M$10])&lt;[.$M$10];[.$N$9]))))))))" office:value-type="float" office:value="80000" calcext:value-type="float">
            <text:p>80000</text:p>
          </table:table-cell>
          <table:table-cell office:value-type="float" office:value="1443146920.95325" calcext:value-type="float">
            <text:p>1443146920.95325</text:p>
          </table:table-cell>
          <table:table-cell table:formula="of:=[.G15]-[.$B$2]" office:value-type="float" office:value="0.953039884567261" calcext:value-type="float">
            <text:p>0.9530398846</text:p>
          </table:table-cell>
          <table:table-cell table:formula="of:=[.C15]/([.H15]-[.H14])" office:value-type="float" office:value="79911.2359312705" calcext:value-type="float">
            <text:p>79911.2359312705</text:p>
          </table:table-cell>
          <table:table-cell table:formula="of:=[.G15]-[.$B15]" office:value-type="float" office:value="0.24904990196228" calcext:value-type="float">
            <text:p>0.24904990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46920.75843" calcext:value-type="float">
            <text:p>1443146920.75843</text:p>
          </table:table-cell>
          <table:table-cell office:value-type="float" office:value="4320" calcext:value-type="float">
            <text:p>4320</text:p>
          </table:table-cell>
          <table:table-cell table:formula="of:=[.B16]-[.$B$2]" office:value-type="float" office:value="0.758219957351685" calcext:value-type="float">
            <text:p>0.7582199574</text:p>
          </table:table-cell>
          <table:table-cell table:formula="of:=[.C16]/([.D16]-[.D15])" office:value-type="float" office:value="79660.7415027895" calcext:value-type="float">
            <text:p>79660.7415027895</text:p>
          </table:table-cell>
          <table:table-cell table:formula="of:=IF(MOD([.D16];[.$M$10])&lt;[.$M$3];[.$N$2];IF(MOD([.D16];[.$M$10])&lt;[.$M$4];[.$N$3];IF(MOD([.D16];[.$M$10])&lt;[.$M$5];[.$N$4];IF(MOD([.D16];[.$M$10])&lt;[.$M$6];[.$N$5];IF(MOD([.D16];[.$M$10])&lt;[.$M$7];[.$N$6];IF(MOD([.D16];[.$M$10])&lt;[.$M$8];[.$N$7];IF(MOD([.D16];[.$M$10])&lt;[.$M$9];[.$N$8];IF(MOD([.D16];[.$M$10])&lt;[.$M$10];[.$N$9]))))))))" office:value-type="float" office:value="80000" calcext:value-type="float">
            <text:p>80000</text:p>
          </table:table-cell>
          <table:table-cell office:value-type="float" office:value="1443146921.00751" calcext:value-type="float">
            <text:p>1443146921.00751</text:p>
          </table:table-cell>
          <table:table-cell table:formula="of:=[.G16]-[.$B$2]" office:value-type="float" office:value="1.00729990005493" calcext:value-type="float">
            <text:p>1.0072999001</text:p>
          </table:table-cell>
          <table:table-cell table:formula="of:=[.C16]/([.H16]-[.H15])" office:value-type="float" office:value="79616.6377980781" calcext:value-type="float">
            <text:p>79616.6377980781</text:p>
          </table:table-cell>
          <table:table-cell table:formula="of:=[.G16]-[.$B16]" office:value-type="float" office:value="0.249079942703247" calcext:value-type="float">
            <text:p>0.2490799427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46920.81257" calcext:value-type="float">
            <text:p>1443146920.81257</text:p>
          </table:table-cell>
          <table:table-cell office:value-type="float" office:value="4320" calcext:value-type="float">
            <text:p>4320</text:p>
          </table:table-cell>
          <table:table-cell table:formula="of:=[.B17]-[.$B$2]" office:value-type="float" office:value="0.812360048294067" calcext:value-type="float">
            <text:p>0.8123600483</text:p>
          </table:table-cell>
          <table:table-cell table:formula="of:=[.C17]/([.D17]-[.D16])" office:value-type="float" office:value="79792.9948916681" calcext:value-type="float">
            <text:p>79792.9948916681</text:p>
          </table:table-cell>
          <table:table-cell table:formula="of:=IF(MOD([.D17];[.$M$10])&lt;[.$M$3];[.$N$2];IF(MOD([.D17];[.$M$10])&lt;[.$M$4];[.$N$3];IF(MOD([.D17];[.$M$10])&lt;[.$M$5];[.$N$4];IF(MOD([.D17];[.$M$10])&lt;[.$M$6];[.$N$5];IF(MOD([.D17];[.$M$10])&lt;[.$M$7];[.$N$6];IF(MOD([.D17];[.$M$10])&lt;[.$M$8];[.$N$7];IF(MOD([.D17];[.$M$10])&lt;[.$M$9];[.$N$8];IF(MOD([.D17];[.$M$10])&lt;[.$M$10];[.$N$9]))))))))" office:value-type="float" office:value="80000" calcext:value-type="float">
            <text:p>80000</text:p>
          </table:table-cell>
          <table:table-cell office:value-type="float" office:value="1443146921.06175" calcext:value-type="float">
            <text:p>1443146921.06175</text:p>
          </table:table-cell>
          <table:table-cell table:formula="of:=[.G17]-[.$B$2]" office:value-type="float" office:value="1.06153988838196" calcext:value-type="float">
            <text:p>1.0615398884</text:p>
          </table:table-cell>
          <table:table-cell table:formula="of:=[.C17]/([.H17]-[.H16])" office:value-type="float" office:value="79646.0348397136" calcext:value-type="float">
            <text:p>79646.0348397136</text:p>
          </table:table-cell>
          <table:table-cell table:formula="of:=[.G17]-[.$B17]" office:value-type="float" office:value="0.249179840087891" calcext:value-type="float">
            <text:p>0.249179840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46920.86674" calcext:value-type="float">
            <text:p>1443146920.86674</text:p>
          </table:table-cell>
          <table:table-cell office:value-type="float" office:value="4320" calcext:value-type="float">
            <text:p>4320</text:p>
          </table:table-cell>
          <table:table-cell table:formula="of:=[.B18]-[.$B$2]" office:value-type="float" office:value="0.866529941558838" calcext:value-type="float">
            <text:p>0.8665299416</text:p>
          </table:table-cell>
          <table:table-cell table:formula="of:=[.C18]/([.D18]-[.D17])" office:value-type="float" office:value="79749.0956625074" calcext:value-type="float">
            <text:p>79749.0956625074</text:p>
          </table:table-cell>
          <table:table-cell table:formula="of:=IF(MOD([.D18];[.$M$10])&lt;[.$M$3];[.$N$2];IF(MOD([.D18];[.$M$10])&lt;[.$M$4];[.$N$3];IF(MOD([.D18];[.$M$10])&lt;[.$M$5];[.$N$4];IF(MOD([.D18];[.$M$10])&lt;[.$M$6];[.$N$5];IF(MOD([.D18];[.$M$10])&lt;[.$M$7];[.$N$6];IF(MOD([.D18];[.$M$10])&lt;[.$M$8];[.$N$7];IF(MOD([.D18];[.$M$10])&lt;[.$M$9];[.$N$8];IF(MOD([.D18];[.$M$10])&lt;[.$M$10];[.$N$9]))))))))" office:value-type="float" office:value="80000" calcext:value-type="float">
            <text:p>80000</text:p>
          </table:table-cell>
          <table:table-cell office:value-type="float" office:value="1443146921.11587" calcext:value-type="float">
            <text:p>1443146921.11587</text:p>
          </table:table-cell>
          <table:table-cell table:formula="of:=[.G18]-[.$B$2]" office:value-type="float" office:value="1.1156599521637" calcext:value-type="float">
            <text:p>1.1156599522</text:p>
          </table:table-cell>
          <table:table-cell table:formula="of:=[.C18]/([.H18]-[.H17])" office:value-type="float" office:value="79822.5223351953" calcext:value-type="float">
            <text:p>79822.5223351953</text:p>
          </table:table-cell>
          <table:table-cell table:formula="of:=[.G18]-[.$B18]" office:value-type="float" office:value="0.249130010604858" calcext:value-type="float">
            <text:p>0.249130010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46920.92085" calcext:value-type="float">
            <text:p>1443146920.92085</text:p>
          </table:table-cell>
          <table:table-cell office:value-type="float" office:value="4320" calcext:value-type="float">
            <text:p>4320</text:p>
          </table:table-cell>
          <table:table-cell table:formula="of:=[.B19]-[.$B$2]" office:value-type="float" office:value="0.920639991760254" calcext:value-type="float">
            <text:p>0.9206399918</text:p>
          </table:table-cell>
          <table:table-cell table:formula="of:=[.C19]/([.D19]-[.D18])" office:value-type="float" office:value="79837.294253461" calcext:value-type="float">
            <text:p>79837.294253461</text:p>
          </table:table-cell>
          <table:table-cell table:formula="of:=IF(MOD([.D19];[.$M$10])&lt;[.$M$3];[.$N$2];IF(MOD([.D19];[.$M$10])&lt;[.$M$4];[.$N$3];IF(MOD([.D19];[.$M$10])&lt;[.$M$5];[.$N$4];IF(MOD([.D19];[.$M$10])&lt;[.$M$6];[.$N$5];IF(MOD([.D19];[.$M$10])&lt;[.$M$7];[.$N$6];IF(MOD([.D19];[.$M$10])&lt;[.$M$8];[.$N$7];IF(MOD([.D19];[.$M$10])&lt;[.$M$9];[.$N$8];IF(MOD([.D19];[.$M$10])&lt;[.$M$10];[.$N$9]))))))))" office:value-type="float" office:value="80000" calcext:value-type="float">
            <text:p>80000</text:p>
          </table:table-cell>
          <table:table-cell office:value-type="float" office:value="1443146921.16995" calcext:value-type="float">
            <text:p>1443146921.16995</text:p>
          </table:table-cell>
          <table:table-cell table:formula="of:=[.G19]-[.$B$2]" office:value-type="float" office:value="1.16973996162415" calcext:value-type="float">
            <text:p>1.1697399616</text:p>
          </table:table-cell>
          <table:table-cell table:formula="of:=[.C19]/([.H19]-[.H18])" office:value-type="float" office:value="79881.6428306911" calcext:value-type="float">
            <text:p>79881.6428306911</text:p>
          </table:table-cell>
          <table:table-cell table:formula="of:=[.G19]-[.$B19]" office:value-type="float" office:value="0.249099969863892" calcext:value-type="float">
            <text:p>0.249099969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46920.975" calcext:value-type="float">
            <text:p>1443146920.975</text:p>
          </table:table-cell>
          <table:table-cell office:value-type="float" office:value="4320" calcext:value-type="float">
            <text:p>4320</text:p>
          </table:table-cell>
          <table:table-cell table:formula="of:=[.B20]-[.$B$2]" office:value-type="float" office:value="0.97478985786438" calcext:value-type="float">
            <text:p>0.9747898579</text:p>
          </table:table-cell>
          <table:table-cell table:formula="of:=[.C20]/([.D20]-[.D19])" office:value-type="float" office:value="79778.5906190973" calcext:value-type="float">
            <text:p>79778.5906190973</text:p>
          </table:table-cell>
          <table:table-cell table:formula="of:=IF(MOD([.D20];[.$M$10])&lt;[.$M$3];[.$N$2];IF(MOD([.D20];[.$M$10])&lt;[.$M$4];[.$N$3];IF(MOD([.D20];[.$M$10])&lt;[.$M$5];[.$N$4];IF(MOD([.D20];[.$M$10])&lt;[.$M$6];[.$N$5];IF(MOD([.D20];[.$M$10])&lt;[.$M$7];[.$N$6];IF(MOD([.D20];[.$M$10])&lt;[.$M$8];[.$N$7];IF(MOD([.D20];[.$M$10])&lt;[.$M$9];[.$N$8];IF(MOD([.D20];[.$M$10])&lt;[.$M$10];[.$N$9]))))))))" office:value-type="float" office:value="80000" calcext:value-type="float">
            <text:p>80000</text:p>
          </table:table-cell>
          <table:table-cell office:value-type="float" office:value="1443146921.22243" calcext:value-type="float">
            <text:p>1443146921.22243</text:p>
          </table:table-cell>
          <table:table-cell table:formula="of:=[.G20]-[.$B$2]" office:value-type="float" office:value="1.22221994400024" calcext:value-type="float">
            <text:p>1.222219944</text:p>
          </table:table-cell>
          <table:table-cell table:formula="of:=[.C20]/([.H20]-[.H19])" office:value-type="float" office:value="82317.1008145668" calcext:value-type="float">
            <text:p>82317.1008145668</text:p>
          </table:table-cell>
          <table:table-cell table:formula="of:=[.G20]-[.$B20]" office:value-type="float" office:value="0.247430086135864" calcext:value-type="float">
            <text:p>0.2474300861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46921.02742" calcext:value-type="float">
            <text:p>1443146921.02742</text:p>
          </table:table-cell>
          <table:table-cell office:value-type="float" office:value="4320" calcext:value-type="float">
            <text:p>4320</text:p>
          </table:table-cell>
          <table:table-cell table:formula="of:=[.B21]-[.$B$2]" office:value-type="float" office:value="1.02720999717712" calcext:value-type="float">
            <text:p>1.0272099972</text:p>
          </table:table-cell>
          <table:table-cell table:formula="of:=[.C21]/([.D21]-[.D20])" office:value-type="float" office:value="82411.0743816688" calcext:value-type="float">
            <text:p>82411.0743816688</text:p>
          </table:table-cell>
          <table:table-cell table:formula="of:=IF(MOD([.D21];[.$M$10])&lt;[.$M$3];[.$N$2];IF(MOD([.D21];[.$M$10])&lt;[.$M$4];[.$N$3];IF(MOD([.D21];[.$M$10])&lt;[.$M$5];[.$N$4];IF(MOD([.D21];[.$M$10])&lt;[.$M$6];[.$N$5];IF(MOD([.D21];[.$M$10])&lt;[.$M$7];[.$N$6];IF(MOD([.D21];[.$M$10])&lt;[.$M$8];[.$N$7];IF(MOD([.D21];[.$M$10])&lt;[.$M$9];[.$N$8];IF(MOD([.D21];[.$M$10])&lt;[.$M$10];[.$N$9]))))))))" office:value-type="float" office:value="85000" calcext:value-type="float">
            <text:p>85000</text:p>
          </table:table-cell>
          <table:table-cell office:value-type="float" office:value="1443146921.24" calcext:value-type="float">
            <text:p>1443146921.24</text:p>
          </table:table-cell>
          <table:table-cell table:formula="of:=[.G21]-[.$B$2]" office:value-type="float" office:value="1.23978996276855" calcext:value-type="float">
            <text:p>1.2397899628</text:p>
          </table:table-cell>
          <table:table-cell table:formula="of:=[.C21]/([.H21]-[.H20])" office:value-type="float" office:value="245873.385621625" calcext:value-type="float">
            <text:p>245873.385621625</text:p>
          </table:table-cell>
          <table:table-cell table:formula="of:=[.G21]-[.$B21]" office:value-type="float" office:value="0.212579965591431" calcext:value-type="float">
            <text:p>0.2125799656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46921.07841" calcext:value-type="float">
            <text:p>1443146921.07841</text:p>
          </table:table-cell>
          <table:table-cell office:value-type="float" office:value="4320" calcext:value-type="float">
            <text:p>4320</text:p>
          </table:table-cell>
          <table:table-cell table:formula="of:=[.B22]-[.$B$2]" office:value-type="float" office:value="1.07819986343384" calcext:value-type="float">
            <text:p>1.0781998634</text:p>
          </table:table-cell>
          <table:table-cell table:formula="of:=[.C22]/([.D22]-[.D21])" office:value-type="float" office:value="84722.7168286832" calcext:value-type="float">
            <text:p>84722.7168286832</text:p>
          </table:table-cell>
          <table:table-cell table:formula="of:=IF(MOD([.D22];[.$M$10])&lt;[.$M$3];[.$N$2];IF(MOD([.D22];[.$M$10])&lt;[.$M$4];[.$N$3];IF(MOD([.D22];[.$M$10])&lt;[.$M$5];[.$N$4];IF(MOD([.D22];[.$M$10])&lt;[.$M$6];[.$N$5];IF(MOD([.D22];[.$M$10])&lt;[.$M$7];[.$N$6];IF(MOD([.D22];[.$M$10])&lt;[.$M$8];[.$N$7];IF(MOD([.D22];[.$M$10])&lt;[.$M$9];[.$N$8];IF(MOD([.D22];[.$M$10])&lt;[.$M$10];[.$N$9]))))))))" office:value-type="float" office:value="85000" calcext:value-type="float">
            <text:p>85000</text:p>
          </table:table-cell>
          <table:table-cell office:value-type="float" office:value="1443146921.2754" calcext:value-type="float">
            <text:p>1443146921.2754</text:p>
          </table:table-cell>
          <table:table-cell table:formula="of:=[.G22]-[.$B$2]" office:value-type="float" office:value="1.2751898765564" calcext:value-type="float">
            <text:p>1.2751898766</text:p>
          </table:table-cell>
          <table:table-cell table:formula="of:=[.C22]/([.H22]-[.H21])" office:value-type="float" office:value="122034.195503711" calcext:value-type="float">
            <text:p>122034.195503711</text:p>
          </table:table-cell>
          <table:table-cell table:formula="of:=[.G22]-[.$B22]" office:value-type="float" office:value="0.196990013122559" calcext:value-type="float">
            <text:p>0.1969900131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46921.12939" calcext:value-type="float">
            <text:p>1443146921.12939</text:p>
          </table:table-cell>
          <table:table-cell office:value-type="float" office:value="4320" calcext:value-type="float">
            <text:p>4320</text:p>
          </table:table-cell>
          <table:table-cell table:formula="of:=[.B23]-[.$B$2]" office:value-type="float" office:value="1.12917995452881" calcext:value-type="float">
            <text:p>1.1291799545</text:p>
          </table:table-cell>
          <table:table-cell table:formula="of:=[.C23]/([.D23]-[.D22])" office:value-type="float" office:value="84738.9619597243" calcext:value-type="float">
            <text:p>84738.9619597243</text:p>
          </table:table-cell>
          <table:table-cell table:formula="of:=IF(MOD([.D23];[.$M$10])&lt;[.$M$3];[.$N$2];IF(MOD([.D23];[.$M$10])&lt;[.$M$4];[.$N$3];IF(MOD([.D23];[.$M$10])&lt;[.$M$5];[.$N$4];IF(MOD([.D23];[.$M$10])&lt;[.$M$6];[.$N$5];IF(MOD([.D23];[.$M$10])&lt;[.$M$7];[.$N$6];IF(MOD([.D23];[.$M$10])&lt;[.$M$8];[.$N$7];IF(MOD([.D23];[.$M$10])&lt;[.$M$9];[.$N$8];IF(MOD([.D23];[.$M$10])&lt;[.$M$10];[.$N$9]))))))))" office:value-type="float" office:value="85000" calcext:value-type="float">
            <text:p>85000</text:p>
          </table:table-cell>
          <table:table-cell office:value-type="float" office:value="1443146921.32635" calcext:value-type="float">
            <text:p>1443146921.32635</text:p>
          </table:table-cell>
          <table:table-cell table:formula="of:=[.G23]-[.$B$2]" office:value-type="float" office:value="1.3261399269104" calcext:value-type="float">
            <text:p>1.3261399269</text:p>
          </table:table-cell>
          <table:table-cell table:formula="of:=[.C23]/([.H23]-[.H22])" office:value-type="float" office:value="84788.9250350959" calcext:value-type="float">
            <text:p>84788.9250350959</text:p>
          </table:table-cell>
          <table:table-cell table:formula="of:=[.G23]-[.$B23]" office:value-type="float" office:value="0.196959972381592" calcext:value-type="float">
            <text:p>0.1969599724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46921.18035" calcext:value-type="float">
            <text:p>1443146921.18035</text:p>
          </table:table-cell>
          <table:table-cell office:value-type="float" office:value="4320" calcext:value-type="float">
            <text:p>4320</text:p>
          </table:table-cell>
          <table:table-cell table:formula="of:=[.B24]-[.$B$2]" office:value-type="float" office:value="1.18014001846313" calcext:value-type="float">
            <text:p>1.1801400185</text:p>
          </table:table-cell>
          <table:table-cell table:formula="of:=[.C24]/([.D24]-[.D23])" office:value-type="float" office:value="84772.2641315231" calcext:value-type="float">
            <text:p>84772.2641315231</text:p>
          </table:table-cell>
          <table:table-cell table:formula="of:=IF(MOD([.D24];[.$M$10])&lt;[.$M$3];[.$N$2];IF(MOD([.D24];[.$M$10])&lt;[.$M$4];[.$N$3];IF(MOD([.D24];[.$M$10])&lt;[.$M$5];[.$N$4];IF(MOD([.D24];[.$M$10])&lt;[.$M$6];[.$N$5];IF(MOD([.D24];[.$M$10])&lt;[.$M$7];[.$N$6];IF(MOD([.D24];[.$M$10])&lt;[.$M$8];[.$N$7];IF(MOD([.D24];[.$M$10])&lt;[.$M$9];[.$N$8];IF(MOD([.D24];[.$M$10])&lt;[.$M$10];[.$N$9]))))))))" office:value-type="float" office:value="85000" calcext:value-type="float">
            <text:p>85000</text:p>
          </table:table-cell>
          <table:table-cell office:value-type="float" office:value="1443146921.42647" calcext:value-type="float">
            <text:p>1443146921.42647</text:p>
          </table:table-cell>
          <table:table-cell table:formula="of:=[.G24]-[.$B$2]" office:value-type="float" office:value="1.42625999450684" calcext:value-type="float">
            <text:p>1.4262599945</text:p>
          </table:table-cell>
          <table:table-cell table:formula="of:=[.C24]/([.H24]-[.H23])" office:value-type="float" office:value="43148.1930017574" calcext:value-type="float">
            <text:p>43148.1930017574</text:p>
          </table:table-cell>
          <table:table-cell table:formula="of:=[.G24]-[.$B24]" office:value-type="float" office:value="0.246119976043701" calcext:value-type="float">
            <text:p>0.246119976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46921.23132" calcext:value-type="float">
            <text:p>1443146921.23132</text:p>
          </table:table-cell>
          <table:table-cell office:value-type="float" office:value="4320" calcext:value-type="float">
            <text:p>4320</text:p>
          </table:table-cell>
          <table:table-cell table:formula="of:=[.B25]-[.$B$2]" office:value-type="float" office:value="1.2311098575592" calcext:value-type="float">
            <text:p>1.2311098576</text:p>
          </table:table-cell>
          <table:table-cell table:formula="of:=[.C25]/([.D25]-[.D24])" office:value-type="float" office:value="84756.006230617" calcext:value-type="float">
            <text:p>84756.006230617</text:p>
          </table:table-cell>
          <table:table-cell table:formula="of:=IF(MOD([.D25];[.$M$10])&lt;[.$M$3];[.$N$2];IF(MOD([.D25];[.$M$10])&lt;[.$M$4];[.$N$3];IF(MOD([.D25];[.$M$10])&lt;[.$M$5];[.$N$4];IF(MOD([.D25];[.$M$10])&lt;[.$M$6];[.$N$5];IF(MOD([.D25];[.$M$10])&lt;[.$M$7];[.$N$6];IF(MOD([.D25];[.$M$10])&lt;[.$M$8];[.$N$7];IF(MOD([.D25];[.$M$10])&lt;[.$M$9];[.$N$8];IF(MOD([.D25];[.$M$10])&lt;[.$M$10];[.$N$9]))))))))" office:value-type="float" office:value="85000" calcext:value-type="float">
            <text:p>85000</text:p>
          </table:table-cell>
          <table:table-cell office:value-type="float" office:value="1443146921.47739" calcext:value-type="float">
            <text:p>1443146921.47739</text:p>
          </table:table-cell>
          <table:table-cell table:formula="of:=[.G25]-[.$B$2]" office:value-type="float" office:value="1.47718000411987" calcext:value-type="float">
            <text:p>1.4771800041</text:p>
          </table:table-cell>
          <table:table-cell table:formula="of:=[.C25]/([.H25]-[.H24])" office:value-type="float" office:value="84838.9470628447" calcext:value-type="float">
            <text:p>84838.9470628447</text:p>
          </table:table-cell>
          <table:table-cell table:formula="of:=[.G25]-[.$B25]" office:value-type="float" office:value="0.246070146560669" calcext:value-type="float">
            <text:p>0.2460701466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46921.28229" calcext:value-type="float">
            <text:p>1443146921.28229</text:p>
          </table:table-cell>
          <table:table-cell office:value-type="float" office:value="4320" calcext:value-type="float">
            <text:p>4320</text:p>
          </table:table-cell>
          <table:table-cell table:formula="of:=[.B26]-[.$B$2]" office:value-type="float" office:value="1.28207993507385" calcext:value-type="float">
            <text:p>1.2820799351</text:p>
          </table:table-cell>
          <table:table-cell table:formula="of:=[.C26]/([.D26]-[.D25])" office:value-type="float" office:value="84755.6097743517" calcext:value-type="float">
            <text:p>84755.6097743517</text:p>
          </table:table-cell>
          <table:table-cell table:formula="of:=IF(MOD([.D26];[.$M$10])&lt;[.$M$3];[.$N$2];IF(MOD([.D26];[.$M$10])&lt;[.$M$4];[.$N$3];IF(MOD([.D26];[.$M$10])&lt;[.$M$5];[.$N$4];IF(MOD([.D26];[.$M$10])&lt;[.$M$6];[.$N$5];IF(MOD([.D26];[.$M$10])&lt;[.$M$7];[.$N$6];IF(MOD([.D26];[.$M$10])&lt;[.$M$8];[.$N$7];IF(MOD([.D26];[.$M$10])&lt;[.$M$9];[.$N$8];IF(MOD([.D26];[.$M$10])&lt;[.$M$10];[.$N$9]))))))))" office:value-type="float" office:value="85000" calcext:value-type="float">
            <text:p>85000</text:p>
          </table:table-cell>
          <table:table-cell office:value-type="float" office:value="1443146921.52828" calcext:value-type="float">
            <text:p>1443146921.52828</text:p>
          </table:table-cell>
          <table:table-cell table:formula="of:=[.G26]-[.$B$2]" office:value-type="float" office:value="1.52806997299194" calcext:value-type="float">
            <text:p>1.528069973</text:p>
          </table:table-cell>
          <table:table-cell table:formula="of:=[.C26]/([.H26]-[.H25])" office:value-type="float" office:value="84889.0281473708" calcext:value-type="float">
            <text:p>84889.0281473708</text:p>
          </table:table-cell>
          <table:table-cell table:formula="of:=[.G26]-[.$B26]" office:value-type="float" office:value="0.245990037918091" calcext:value-type="float">
            <text:p>0.2459900379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46921.33325" calcext:value-type="float">
            <text:p>1443146921.33325</text:p>
          </table:table-cell>
          <table:table-cell office:value-type="float" office:value="4320" calcext:value-type="float">
            <text:p>4320</text:p>
          </table:table-cell>
          <table:table-cell table:formula="of:=[.B27]-[.$B$2]" office:value-type="float" office:value="1.33303999900818" calcext:value-type="float">
            <text:p>1.333039999</text:p>
          </table:table-cell>
          <table:table-cell table:formula="of:=[.C27]/([.D27]-[.D26])" office:value-type="float" office:value="84772.2641315231" calcext:value-type="float">
            <text:p>84772.2641315231</text:p>
          </table:table-cell>
          <table:table-cell table:formula="of:=IF(MOD([.D27];[.$M$10])&lt;[.$M$3];[.$N$2];IF(MOD([.D27];[.$M$10])&lt;[.$M$4];[.$N$3];IF(MOD([.D27];[.$M$10])&lt;[.$M$5];[.$N$4];IF(MOD([.D27];[.$M$10])&lt;[.$M$6];[.$N$5];IF(MOD([.D27];[.$M$10])&lt;[.$M$7];[.$N$6];IF(MOD([.D27];[.$M$10])&lt;[.$M$8];[.$N$7];IF(MOD([.D27];[.$M$10])&lt;[.$M$9];[.$N$8];IF(MOD([.D27];[.$M$10])&lt;[.$M$10];[.$N$9]))))))))" office:value-type="float" office:value="85000" calcext:value-type="float">
            <text:p>85000</text:p>
          </table:table-cell>
          <table:table-cell office:value-type="float" office:value="1443146921.57926" calcext:value-type="float">
            <text:p>1443146921.57926</text:p>
          </table:table-cell>
          <table:table-cell table:formula="of:=[.G27]-[.$B$2]" office:value-type="float" office:value="1.57905006408691" calcext:value-type="float">
            <text:p>1.5790500641</text:p>
          </table:table-cell>
          <table:table-cell table:formula="of:=[.C27]/([.H27]-[.H26])" office:value-type="float" office:value="84738.9619597243" calcext:value-type="float">
            <text:p>84738.9619597243</text:p>
          </table:table-cell>
          <table:table-cell table:formula="of:=[.G27]-[.$B27]" office:value-type="float" office:value="0.246010065078735" calcext:value-type="float">
            <text:p>0.2460100651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46921.38422" calcext:value-type="float">
            <text:p>1443146921.38422</text:p>
          </table:table-cell>
          <table:table-cell office:value-type="float" office:value="4320" calcext:value-type="float">
            <text:p>4320</text:p>
          </table:table-cell>
          <table:table-cell table:formula="of:=[.B28]-[.$B$2]" office:value-type="float" office:value="1.38400983810425" calcext:value-type="float">
            <text:p>1.3840098381</text:p>
          </table:table-cell>
          <table:table-cell table:formula="of:=[.C28]/([.D28]-[.D27])" office:value-type="float" office:value="84756.006230617" calcext:value-type="float">
            <text:p>84756.006230617</text:p>
          </table:table-cell>
          <table:table-cell table:formula="of:=IF(MOD([.D28];[.$M$10])&lt;[.$M$3];[.$N$2];IF(MOD([.D28];[.$M$10])&lt;[.$M$4];[.$N$3];IF(MOD([.D28];[.$M$10])&lt;[.$M$5];[.$N$4];IF(MOD([.D28];[.$M$10])&lt;[.$M$6];[.$N$5];IF(MOD([.D28];[.$M$10])&lt;[.$M$7];[.$N$6];IF(MOD([.D28];[.$M$10])&lt;[.$M$8];[.$N$7];IF(MOD([.D28];[.$M$10])&lt;[.$M$9];[.$N$8];IF(MOD([.D28];[.$M$10])&lt;[.$M$10];[.$N$9]))))))))" office:value-type="float" office:value="85000" calcext:value-type="float">
            <text:p>85000</text:p>
          </table:table-cell>
          <table:table-cell office:value-type="float" office:value="1443146921.63018" calcext:value-type="float">
            <text:p>1443146921.63018</text:p>
          </table:table-cell>
          <table:table-cell table:formula="of:=[.G28]-[.$B$2]" office:value-type="float" office:value="1.62996983528137" calcext:value-type="float">
            <text:p>1.6299698353</text:p>
          </table:table-cell>
          <table:table-cell table:formula="of:=[.C28]/([.H28]-[.H27])" office:value-type="float" office:value="84839.3442991389" calcext:value-type="float">
            <text:p>84839.3442991389</text:p>
          </table:table-cell>
          <table:table-cell table:formula="of:=[.G28]-[.$B28]" office:value-type="float" office:value="0.245959997177124" calcext:value-type="float">
            <text:p>0.245959997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46921.43519" calcext:value-type="float">
            <text:p>1443146921.43519</text:p>
          </table:table-cell>
          <table:table-cell office:value-type="float" office:value="4320" calcext:value-type="float">
            <text:p>4320</text:p>
          </table:table-cell>
          <table:table-cell table:formula="of:=[.B29]-[.$B$2]" office:value-type="float" office:value="1.4349799156189" calcext:value-type="float">
            <text:p>1.4349799156</text:p>
          </table:table-cell>
          <table:table-cell table:formula="of:=[.C29]/([.D29]-[.D28])" office:value-type="float" office:value="84755.6097743517" calcext:value-type="float">
            <text:p>84755.6097743517</text:p>
          </table:table-cell>
          <table:table-cell table:formula="of:=IF(MOD([.D29];[.$M$10])&lt;[.$M$3];[.$N$2];IF(MOD([.D29];[.$M$10])&lt;[.$M$4];[.$N$3];IF(MOD([.D29];[.$M$10])&lt;[.$M$5];[.$N$4];IF(MOD([.D29];[.$M$10])&lt;[.$M$6];[.$N$5];IF(MOD([.D29];[.$M$10])&lt;[.$M$7];[.$N$6];IF(MOD([.D29];[.$M$10])&lt;[.$M$8];[.$N$7];IF(MOD([.D29];[.$M$10])&lt;[.$M$9];[.$N$8];IF(MOD([.D29];[.$M$10])&lt;[.$M$10];[.$N$9]))))))))" office:value-type="float" office:value="85000" calcext:value-type="float">
            <text:p>85000</text:p>
          </table:table-cell>
          <table:table-cell office:value-type="float" office:value="1443146921.68118" calcext:value-type="float">
            <text:p>1443146921.68118</text:p>
          </table:table-cell>
          <table:table-cell table:formula="of:=[.G29]-[.$B$2]" office:value-type="float" office:value="1.68096995353699" calcext:value-type="float">
            <text:p>1.6809699535</text:p>
          </table:table-cell>
          <table:table-cell table:formula="of:=[.C29]/([.H29]-[.H28])" office:value-type="float" office:value="84705.6859426862" calcext:value-type="float">
            <text:p>84705.6859426862</text:p>
          </table:table-cell>
          <table:table-cell table:formula="of:=[.G29]-[.$B29]" office:value-type="float" office:value="0.245990037918091" calcext:value-type="float">
            <text:p>0.2459900379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46921.48616" calcext:value-type="float">
            <text:p>1443146921.48616</text:p>
          </table:table-cell>
          <table:table-cell office:value-type="float" office:value="4320" calcext:value-type="float">
            <text:p>4320</text:p>
          </table:table-cell>
          <table:table-cell table:formula="of:=[.B30]-[.$B$2]" office:value-type="float" office:value="1.48594999313355" calcext:value-type="float">
            <text:p>1.4859499931</text:p>
          </table:table-cell>
          <table:table-cell table:formula="of:=[.C30]/([.D30]-[.D29])" office:value-type="float" office:value="84755.6097743517" calcext:value-type="float">
            <text:p>84755.6097743517</text:p>
          </table:table-cell>
          <table:table-cell table:formula="of:=IF(MOD([.D30];[.$M$10])&lt;[.$M$3];[.$N$2];IF(MOD([.D30];[.$M$10])&lt;[.$M$4];[.$N$3];IF(MOD([.D30];[.$M$10])&lt;[.$M$5];[.$N$4];IF(MOD([.D30];[.$M$10])&lt;[.$M$6];[.$N$5];IF(MOD([.D30];[.$M$10])&lt;[.$M$7];[.$N$6];IF(MOD([.D30];[.$M$10])&lt;[.$M$8];[.$N$7];IF(MOD([.D30];[.$M$10])&lt;[.$M$9];[.$N$8];IF(MOD([.D30];[.$M$10])&lt;[.$M$10];[.$N$9]))))))))" office:value-type="float" office:value="85000" calcext:value-type="float">
            <text:p>85000</text:p>
          </table:table-cell>
          <table:table-cell office:value-type="float" office:value="1443146921.73203" calcext:value-type="float">
            <text:p>1443146921.73203</text:p>
          </table:table-cell>
          <table:table-cell table:formula="of:=[.G30]-[.$B$2]" office:value-type="float" office:value="1.73181986808777" calcext:value-type="float">
            <text:p>1.7318198681</text:p>
          </table:table-cell>
          <table:table-cell table:formula="of:=[.C30]/([.H30]-[.H29])" office:value-type="float" office:value="84955.8949737434" calcext:value-type="float">
            <text:p>84955.8949737434</text:p>
          </table:table-cell>
          <table:table-cell table:formula="of:=[.G30]-[.$B30]" office:value-type="float" office:value="0.245869874954224" calcext:value-type="float">
            <text:p>0.245869875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46921.53714" calcext:value-type="float">
            <text:p>1443146921.53714</text:p>
          </table:table-cell>
          <table:table-cell office:value-type="float" office:value="4320" calcext:value-type="float">
            <text:p>4320</text:p>
          </table:table-cell>
          <table:table-cell table:formula="of:=[.B31]-[.$B$2]" office:value-type="float" office:value="1.53692984580994" calcext:value-type="float">
            <text:p>1.5369298458</text:p>
          </table:table-cell>
          <table:table-cell table:formula="of:=[.C31]/([.D31]-[.D30])" office:value-type="float" office:value="84739.3582602596" calcext:value-type="float">
            <text:p>84739.3582602596</text:p>
          </table:table-cell>
          <table:table-cell table:formula="of:=IF(MOD([.D31];[.$M$10])&lt;[.$M$3];[.$N$2];IF(MOD([.D31];[.$M$10])&lt;[.$M$4];[.$N$3];IF(MOD([.D31];[.$M$10])&lt;[.$M$5];[.$N$4];IF(MOD([.D31];[.$M$10])&lt;[.$M$6];[.$N$5];IF(MOD([.D31];[.$M$10])&lt;[.$M$7];[.$N$6];IF(MOD([.D31];[.$M$10])&lt;[.$M$8];[.$N$7];IF(MOD([.D31];[.$M$10])&lt;[.$M$9];[.$N$8];IF(MOD([.D31];[.$M$10])&lt;[.$M$10];[.$N$9]))))))))" office:value-type="float" office:value="85000" calcext:value-type="float">
            <text:p>85000</text:p>
          </table:table-cell>
          <table:table-cell office:value-type="float" office:value="1443146921.783" calcext:value-type="float">
            <text:p>1443146921.783</text:p>
          </table:table-cell>
          <table:table-cell table:formula="of:=[.G31]-[.$B$2]" office:value-type="float" office:value="1.78278994560242" calcext:value-type="float">
            <text:p>1.7827899456</text:p>
          </table:table-cell>
          <table:table-cell table:formula="of:=[.C31]/([.H31]-[.H30])" office:value-type="float" office:value="84755.6097743517" calcext:value-type="float">
            <text:p>84755.6097743517</text:p>
          </table:table-cell>
          <table:table-cell table:formula="of:=[.G31]-[.$B31]" office:value-type="float" office:value="0.24586009979248" calcext:value-type="float">
            <text:p>0.2458600998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46921.58811" calcext:value-type="float">
            <text:p>1443146921.58811</text:p>
          </table:table-cell>
          <table:table-cell office:value-type="float" office:value="4320" calcext:value-type="float">
            <text:p>4320</text:p>
          </table:table-cell>
          <table:table-cell table:formula="of:=[.B32]-[.$B$2]" office:value-type="float" office:value="1.58789992332459" calcext:value-type="float">
            <text:p>1.5878999233</text:p>
          </table:table-cell>
          <table:table-cell table:formula="of:=[.C32]/([.D32]-[.D31])" office:value-type="float" office:value="84755.6097743517" calcext:value-type="float">
            <text:p>84755.6097743517</text:p>
          </table:table-cell>
          <table:table-cell table:formula="of:=IF(MOD([.D32];[.$M$10])&lt;[.$M$3];[.$N$2];IF(MOD([.D32];[.$M$10])&lt;[.$M$4];[.$N$3];IF(MOD([.D32];[.$M$10])&lt;[.$M$5];[.$N$4];IF(MOD([.D32];[.$M$10])&lt;[.$M$6];[.$N$5];IF(MOD([.D32];[.$M$10])&lt;[.$M$7];[.$N$6];IF(MOD([.D32];[.$M$10])&lt;[.$M$8];[.$N$7];IF(MOD([.D32];[.$M$10])&lt;[.$M$9];[.$N$8];IF(MOD([.D32];[.$M$10])&lt;[.$M$10];[.$N$9]))))))))" office:value-type="float" office:value="85000" calcext:value-type="float">
            <text:p>85000</text:p>
          </table:table-cell>
          <table:table-cell office:value-type="float" office:value="1443146921.834" calcext:value-type="float">
            <text:p>1443146921.834</text:p>
          </table:table-cell>
          <table:table-cell table:formula="of:=[.G32]-[.$B$2]" office:value-type="float" office:value="1.83379006385803" calcext:value-type="float">
            <text:p>1.8337900639</text:p>
          </table:table-cell>
          <table:table-cell table:formula="of:=[.C32]/([.H32]-[.H31])" office:value-type="float" office:value="84705.6859426862" calcext:value-type="float">
            <text:p>84705.6859426862</text:p>
          </table:table-cell>
          <table:table-cell table:formula="of:=[.G32]-[.$B32]" office:value-type="float" office:value="0.245890140533447" calcext:value-type="float">
            <text:p>0.2458901405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46921.63908" calcext:value-type="float">
            <text:p>1443146921.63908</text:p>
          </table:table-cell>
          <table:table-cell office:value-type="float" office:value="4320" calcext:value-type="float">
            <text:p>4320</text:p>
          </table:table-cell>
          <table:table-cell table:formula="of:=[.B33]-[.$B$2]" office:value-type="float" office:value="1.63887000083923" calcext:value-type="float">
            <text:p>1.6388700008</text:p>
          </table:table-cell>
          <table:table-cell table:formula="of:=[.C33]/([.D33]-[.D32])" office:value-type="float" office:value="84755.6097743517" calcext:value-type="float">
            <text:p>84755.6097743517</text:p>
          </table:table-cell>
          <table:table-cell table:formula="of:=IF(MOD([.D33];[.$M$10])&lt;[.$M$3];[.$N$2];IF(MOD([.D33];[.$M$10])&lt;[.$M$4];[.$N$3];IF(MOD([.D33];[.$M$10])&lt;[.$M$5];[.$N$4];IF(MOD([.D33];[.$M$10])&lt;[.$M$6];[.$N$5];IF(MOD([.D33];[.$M$10])&lt;[.$M$7];[.$N$6];IF(MOD([.D33];[.$M$10])&lt;[.$M$8];[.$N$7];IF(MOD([.D33];[.$M$10])&lt;[.$M$9];[.$N$8];IF(MOD([.D33];[.$M$10])&lt;[.$M$10];[.$N$9]))))))))" office:value-type="float" office:value="85000" calcext:value-type="float">
            <text:p>85000</text:p>
          </table:table-cell>
          <table:table-cell office:value-type="float" office:value="1443146921.88507" calcext:value-type="float">
            <text:p>1443146921.88507</text:p>
          </table:table-cell>
          <table:table-cell table:formula="of:=[.G33]-[.$B$2]" office:value-type="float" office:value="1.88486003875732" calcext:value-type="float">
            <text:p>1.8848600388</text:p>
          </table:table-cell>
          <table:table-cell table:formula="of:=[.C33]/([.H33]-[.H32])" office:value-type="float" office:value="84589.8203106399" calcext:value-type="float">
            <text:p>84589.8203106399</text:p>
          </table:table-cell>
          <table:table-cell table:formula="of:=[.G33]-[.$B33]" office:value-type="float" office:value="0.245990037918091" calcext:value-type="float">
            <text:p>0.2459900379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46921.69006" calcext:value-type="float">
            <text:p>1443146921.69006</text:p>
          </table:table-cell>
          <table:table-cell office:value-type="float" office:value="4320" calcext:value-type="float">
            <text:p>4320</text:p>
          </table:table-cell>
          <table:table-cell table:formula="of:=[.B34]-[.$B$2]" office:value-type="float" office:value="1.68984985351563" calcext:value-type="float">
            <text:p>1.6898498535</text:p>
          </table:table-cell>
          <table:table-cell table:formula="of:=[.C34]/([.D34]-[.D33])" office:value-type="float" office:value="84739.3582602596" calcext:value-type="float">
            <text:p>84739.3582602596</text:p>
          </table:table-cell>
          <table:table-cell table:formula="of:=IF(MOD([.D34];[.$M$10])&lt;[.$M$3];[.$N$2];IF(MOD([.D34];[.$M$10])&lt;[.$M$4];[.$N$3];IF(MOD([.D34];[.$M$10])&lt;[.$M$5];[.$N$4];IF(MOD([.D34];[.$M$10])&lt;[.$M$6];[.$N$5];IF(MOD([.D34];[.$M$10])&lt;[.$M$7];[.$N$6];IF(MOD([.D34];[.$M$10])&lt;[.$M$8];[.$N$7];IF(MOD([.D34];[.$M$10])&lt;[.$M$9];[.$N$8];IF(MOD([.D34];[.$M$10])&lt;[.$M$10];[.$N$9]))))))))" office:value-type="float" office:value="85000" calcext:value-type="float">
            <text:p>85000</text:p>
          </table:table-cell>
          <table:table-cell office:value-type="float" office:value="1443146921.93566" calcext:value-type="float">
            <text:p>1443146921.93566</text:p>
          </table:table-cell>
          <table:table-cell table:formula="of:=[.G34]-[.$B$2]" office:value-type="float" office:value="1.93544983863831" calcext:value-type="float">
            <text:p>1.9354498386</text:p>
          </table:table-cell>
          <table:table-cell table:formula="of:=[.C34]/([.H34]-[.H33])" office:value-type="float" office:value="85392.7078218004" calcext:value-type="float">
            <text:p>85392.7078218004</text:p>
          </table:table-cell>
          <table:table-cell table:formula="of:=[.G34]-[.$B34]" office:value-type="float" office:value="0.245599985122681" calcext:value-type="float">
            <text:p>0.2455999851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46921.74102" calcext:value-type="float">
            <text:p>1443146921.74102</text:p>
          </table:table-cell>
          <table:table-cell office:value-type="float" office:value="4320" calcext:value-type="float">
            <text:p>4320</text:p>
          </table:table-cell>
          <table:table-cell table:formula="of:=[.B35]-[.$B$2]" office:value-type="float" office:value="1.74080991744995" calcext:value-type="float">
            <text:p>1.7408099174</text:p>
          </table:table-cell>
          <table:table-cell table:formula="of:=[.C35]/([.D35]-[.D34])" office:value-type="float" office:value="84772.2641315231" calcext:value-type="float">
            <text:p>84772.2641315231</text:p>
          </table:table-cell>
          <table:table-cell table:formula="of:=IF(MOD([.D35];[.$M$10])&lt;[.$M$3];[.$N$2];IF(MOD([.D35];[.$M$10])&lt;[.$M$4];[.$N$3];IF(MOD([.D35];[.$M$10])&lt;[.$M$5];[.$N$4];IF(MOD([.D35];[.$M$10])&lt;[.$M$6];[.$N$5];IF(MOD([.D35];[.$M$10])&lt;[.$M$7];[.$N$6];IF(MOD([.D35];[.$M$10])&lt;[.$M$8];[.$N$7];IF(MOD([.D35];[.$M$10])&lt;[.$M$9];[.$N$8];IF(MOD([.D35];[.$M$10])&lt;[.$M$10];[.$N$9]))))))))" office:value-type="float" office:value="85000" calcext:value-type="float">
            <text:p>85000</text:p>
          </table:table-cell>
          <table:table-cell office:value-type="float" office:value="1443146921.98685" calcext:value-type="float">
            <text:p>1443146921.98685</text:p>
          </table:table-cell>
          <table:table-cell table:formula="of:=[.G35]-[.$B$2]" office:value-type="float" office:value="1.98663997650146" calcext:value-type="float">
            <text:p>1.9866399765</text:p>
          </table:table-cell>
          <table:table-cell table:formula="of:=[.C35]/([.H35]-[.H34])" office:value-type="float" office:value="84391.255431821" calcext:value-type="float">
            <text:p>84391.255431821</text:p>
          </table:table-cell>
          <table:table-cell table:formula="of:=[.G35]-[.$B35]" office:value-type="float" office:value="0.245830059051514" calcext:value-type="float">
            <text:p>0.2458300591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46921.79197" calcext:value-type="float">
            <text:p>1443146921.79197</text:p>
          </table:table-cell>
          <table:table-cell office:value-type="float" office:value="4320" calcext:value-type="float">
            <text:p>4320</text:p>
          </table:table-cell>
          <table:table-cell table:formula="of:=[.B36]-[.$B$2]" office:value-type="float" office:value="1.79175996780396" calcext:value-type="float">
            <text:p>1.7917599678</text:p>
          </table:table-cell>
          <table:table-cell table:formula="of:=[.C36]/([.D36]-[.D35])" office:value-type="float" office:value="84788.9250350959" calcext:value-type="float">
            <text:p>84788.9250350959</text:p>
          </table:table-cell>
          <table:table-cell table:formula="of:=IF(MOD([.D36];[.$M$10])&lt;[.$M$3];[.$N$2];IF(MOD([.D36];[.$M$10])&lt;[.$M$4];[.$N$3];IF(MOD([.D36];[.$M$10])&lt;[.$M$5];[.$N$4];IF(MOD([.D36];[.$M$10])&lt;[.$M$6];[.$N$5];IF(MOD([.D36];[.$M$10])&lt;[.$M$7];[.$N$6];IF(MOD([.D36];[.$M$10])&lt;[.$M$8];[.$N$7];IF(MOD([.D36];[.$M$10])&lt;[.$M$9];[.$N$8];IF(MOD([.D36];[.$M$10])&lt;[.$M$10];[.$N$9]))))))))" office:value-type="float" office:value="85000" calcext:value-type="float">
            <text:p>85000</text:p>
          </table:table-cell>
          <table:table-cell office:value-type="float" office:value="1443146922.03768" calcext:value-type="float">
            <text:p>1443146922.03768</text:p>
          </table:table-cell>
          <table:table-cell table:formula="of:=[.G36]-[.$B$2]" office:value-type="float" office:value="2.0374698638916" calcext:value-type="float">
            <text:p>2.0374698639</text:p>
          </table:table-cell>
          <table:table-cell table:formula="of:=[.C36]/([.H36]-[.H35])" office:value-type="float" office:value="84989.3679055892" calcext:value-type="float">
            <text:p>84989.3679055892</text:p>
          </table:table-cell>
          <table:table-cell table:formula="of:=[.G36]-[.$B36]" office:value-type="float" office:value="0.245709896087646" calcext:value-type="float">
            <text:p>0.245709896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46921.84295" calcext:value-type="float">
            <text:p>1443146921.84295</text:p>
          </table:table-cell>
          <table:table-cell office:value-type="float" office:value="4320" calcext:value-type="float">
            <text:p>4320</text:p>
          </table:table-cell>
          <table:table-cell table:formula="of:=[.B37]-[.$B$2]" office:value-type="float" office:value="1.84274005889893" calcext:value-type="float">
            <text:p>1.8427400589</text:p>
          </table:table-cell>
          <table:table-cell table:formula="of:=[.C37]/([.D37]-[.D36])" office:value-type="float" office:value="84738.9619597243" calcext:value-type="float">
            <text:p>84738.9619597243</text:p>
          </table:table-cell>
          <table:table-cell table:formula="of:=IF(MOD([.D37];[.$M$10])&lt;[.$M$3];[.$N$2];IF(MOD([.D37];[.$M$10])&lt;[.$M$4];[.$N$3];IF(MOD([.D37];[.$M$10])&lt;[.$M$5];[.$N$4];IF(MOD([.D37];[.$M$10])&lt;[.$M$6];[.$N$5];IF(MOD([.D37];[.$M$10])&lt;[.$M$7];[.$N$6];IF(MOD([.D37];[.$M$10])&lt;[.$M$8];[.$N$7];IF(MOD([.D37];[.$M$10])&lt;[.$M$9];[.$N$8];IF(MOD([.D37];[.$M$10])&lt;[.$M$10];[.$N$9]))))))))" office:value-type="float" office:value="85000" calcext:value-type="float">
            <text:p>85000</text:p>
          </table:table-cell>
          <table:table-cell office:value-type="float" office:value="1443146922.08866" calcext:value-type="float">
            <text:p>1443146922.08866</text:p>
          </table:table-cell>
          <table:table-cell table:formula="of:=[.G37]-[.$B$2]" office:value-type="float" office:value="2.08844995498657" calcext:value-type="float">
            <text:p>2.088449955</text:p>
          </table:table-cell>
          <table:table-cell table:formula="of:=[.C37]/([.H37]-[.H36])" office:value-type="float" office:value="84738.9619597243" calcext:value-type="float">
            <text:p>84738.9619597243</text:p>
          </table:table-cell>
          <table:table-cell table:formula="of:=[.G37]-[.$B37]" office:value-type="float" office:value="0.245709896087646" calcext:value-type="float">
            <text:p>0.2457098961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46921.89392" calcext:value-type="float">
            <text:p>1443146921.89392</text:p>
          </table:table-cell>
          <table:table-cell office:value-type="float" office:value="4320" calcext:value-type="float">
            <text:p>4320</text:p>
          </table:table-cell>
          <table:table-cell table:formula="of:=[.B38]-[.$B$2]" office:value-type="float" office:value="1.893709897995" calcext:value-type="float">
            <text:p>1.893709898</text:p>
          </table:table-cell>
          <table:table-cell table:formula="of:=[.C38]/([.D38]-[.D37])" office:value-type="float" office:value="84756.006230617" calcext:value-type="float">
            <text:p>84756.006230617</text:p>
          </table:table-cell>
          <table:table-cell table:formula="of:=IF(MOD([.D38];[.$M$10])&lt;[.$M$3];[.$N$2];IF(MOD([.D38];[.$M$10])&lt;[.$M$4];[.$N$3];IF(MOD([.D38];[.$M$10])&lt;[.$M$5];[.$N$4];IF(MOD([.D38];[.$M$10])&lt;[.$M$6];[.$N$5];IF(MOD([.D38];[.$M$10])&lt;[.$M$7];[.$N$6];IF(MOD([.D38];[.$M$10])&lt;[.$M$8];[.$N$7];IF(MOD([.D38];[.$M$10])&lt;[.$M$9];[.$N$8];IF(MOD([.D38];[.$M$10])&lt;[.$M$10];[.$N$9]))))))))" office:value-type="float" office:value="85000" calcext:value-type="float">
            <text:p>85000</text:p>
          </table:table-cell>
          <table:table-cell office:value-type="float" office:value="1443146922.13955" calcext:value-type="float">
            <text:p>1443146922.13955</text:p>
          </table:table-cell>
          <table:table-cell table:formula="of:=[.G38]-[.$B$2]" office:value-type="float" office:value="2.13933992385864" calcext:value-type="float">
            <text:p>2.1393399239</text:p>
          </table:table-cell>
          <table:table-cell table:formula="of:=[.C38]/([.H38]-[.H37])" office:value-type="float" office:value="84889.0281473708" calcext:value-type="float">
            <text:p>84889.0281473708</text:p>
          </table:table-cell>
          <table:table-cell table:formula="of:=[.G38]-[.$B38]" office:value-type="float" office:value="0.245630025863647" calcext:value-type="float">
            <text:p>0.2456300259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46921.94486" calcext:value-type="float">
            <text:p>1443146921.94486</text:p>
          </table:table-cell>
          <table:table-cell office:value-type="float" office:value="4320" calcext:value-type="float">
            <text:p>4320</text:p>
          </table:table-cell>
          <table:table-cell table:formula="of:=[.B39]-[.$B$2]" office:value-type="float" office:value="1.94464993476868" calcext:value-type="float">
            <text:p>1.9446499348</text:p>
          </table:table-cell>
          <table:table-cell table:formula="of:=[.C39]/([.D39]-[.D38])" office:value-type="float" office:value="84805.5924889309" calcext:value-type="float">
            <text:p>84805.5924889309</text:p>
          </table:table-cell>
          <table:table-cell table:formula="of:=IF(MOD([.D39];[.$M$10])&lt;[.$M$3];[.$N$2];IF(MOD([.D39];[.$M$10])&lt;[.$M$4];[.$N$3];IF(MOD([.D39];[.$M$10])&lt;[.$M$5];[.$N$4];IF(MOD([.D39];[.$M$10])&lt;[.$M$6];[.$N$5];IF(MOD([.D39];[.$M$10])&lt;[.$M$7];[.$N$6];IF(MOD([.D39];[.$M$10])&lt;[.$M$8];[.$N$7];IF(MOD([.D39];[.$M$10])&lt;[.$M$9];[.$N$8];IF(MOD([.D39];[.$M$10])&lt;[.$M$10];[.$N$9]))))))))" office:value-type="float" office:value="85000" calcext:value-type="float">
            <text:p>85000</text:p>
          </table:table-cell>
          <table:table-cell office:value-type="float" office:value="1443146922.19056" calcext:value-type="float">
            <text:p>1443146922.19056</text:p>
          </table:table-cell>
          <table:table-cell table:formula="of:=[.G39]-[.$B$2]" office:value-type="float" office:value="2.19035005569458" calcext:value-type="float">
            <text:p>2.1903500557</text:p>
          </table:table-cell>
          <table:table-cell table:formula="of:=[.C39]/([.H39]-[.H38])" office:value-type="float" office:value="84689.0577325755" calcext:value-type="float">
            <text:p>84689.0577325755</text:p>
          </table:table-cell>
          <table:table-cell table:formula="of:=[.G39]-[.$B39]" office:value-type="float" office:value="0.245700120925903" calcext:value-type="float">
            <text:p>0.2457001209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46921.99579" calcext:value-type="float">
            <text:p>1443146921.99579</text:p>
          </table:table-cell>
          <table:table-cell office:value-type="float" office:value="4320" calcext:value-type="float">
            <text:p>4320</text:p>
          </table:table-cell>
          <table:table-cell table:formula="of:=[.B40]-[.$B$2]" office:value-type="float" office:value="1.99557995796204" calcext:value-type="float">
            <text:p>1.995579958</text:p>
          </table:table-cell>
          <table:table-cell table:formula="of:=[.C40]/([.D40]-[.D39])" office:value-type="float" office:value="84822.2664968916" calcext:value-type="float">
            <text:p>84822.2664968916</text:p>
          </table:table-cell>
          <table:table-cell table:formula="of:=IF(MOD([.D40];[.$M$10])&lt;[.$M$3];[.$N$2];IF(MOD([.D40];[.$M$10])&lt;[.$M$4];[.$N$3];IF(MOD([.D40];[.$M$10])&lt;[.$M$5];[.$N$4];IF(MOD([.D40];[.$M$10])&lt;[.$M$6];[.$N$5];IF(MOD([.D40];[.$M$10])&lt;[.$M$7];[.$N$6];IF(MOD([.D40];[.$M$10])&lt;[.$M$8];[.$N$7];IF(MOD([.D40];[.$M$10])&lt;[.$M$9];[.$N$8];IF(MOD([.D40];[.$M$10])&lt;[.$M$10];[.$N$9]))))))))" office:value-type="float" office:value="85000" calcext:value-type="float">
            <text:p>85000</text:p>
          </table:table-cell>
          <table:table-cell office:value-type="float" office:value="1443146922.20634" calcext:value-type="float">
            <text:p>1443146922.20634</text:p>
          </table:table-cell>
          <table:table-cell table:formula="of:=[.G40]-[.$B$2]" office:value-type="float" office:value="2.206130027771" calcext:value-type="float">
            <text:p>2.2061300278</text:p>
          </table:table-cell>
          <table:table-cell table:formula="of:=[.C40]/([.H40]-[.H39])" office:value-type="float" office:value="273764.742997008" calcext:value-type="float">
            <text:p>273764.742997008</text:p>
          </table:table-cell>
          <table:table-cell table:formula="of:=[.G40]-[.$B40]" office:value-type="float" office:value="0.21055006980896" calcext:value-type="float">
            <text:p>0.2105500698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46922.03883" calcext:value-type="float">
            <text:p>1443146922.03883</text:p>
          </table:table-cell>
          <table:table-cell office:value-type="float" office:value="4320" calcext:value-type="float">
            <text:p>4320</text:p>
          </table:table-cell>
          <table:table-cell table:formula="of:=[.B41]-[.$B$2]" office:value-type="float" office:value="2.03861999511719" calcext:value-type="float">
            <text:p>2.0386199951</text:p>
          </table:table-cell>
          <table:table-cell table:formula="of:=[.C41]/([.D41]-[.D40])" office:value-type="float" office:value="100371.660564028" calcext:value-type="float">
            <text:p>100371.660564028</text:p>
          </table:table-cell>
          <table:table-cell table:formula="of:=IF(MOD([.D41];[.$M$10])&lt;[.$M$3];[.$N$2];IF(MOD([.D41];[.$M$10])&lt;[.$M$4];[.$N$3];IF(MOD([.D41];[.$M$10])&lt;[.$M$5];[.$N$4];IF(MOD([.D41];[.$M$10])&lt;[.$M$6];[.$N$5];IF(MOD([.D41];[.$M$10])&lt;[.$M$7];[.$N$6];IF(MOD([.D41];[.$M$10])&lt;[.$M$8];[.$N$7];IF(MOD([.D41];[.$M$10])&lt;[.$M$9];[.$N$8];IF(MOD([.D41];[.$M$10])&lt;[.$M$10];[.$N$9]))))))))" office:value-type="float" office:value="102400" calcext:value-type="float">
            <text:p>102400</text:p>
          </table:table-cell>
          <table:table-cell office:value-type="float" office:value="1443146922.27594" calcext:value-type="float">
            <text:p>1443146922.27594</text:p>
          </table:table-cell>
          <table:table-cell table:formula="of:=[.G41]-[.$B$2]" office:value-type="float" office:value="2.27572989463806" calcext:value-type="float">
            <text:p>2.2757298946</text:p>
          </table:table-cell>
          <table:table-cell table:formula="of:=[.C41]/([.H41]-[.H40])" office:value-type="float" office:value="62069.084244818" calcext:value-type="float">
            <text:p>62069.084244818</text:p>
          </table:table-cell>
          <table:table-cell table:formula="of:=[.G41]-[.$B41]" office:value-type="float" office:value="0.237109899520874" calcext:value-type="float">
            <text:p>0.237109899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46922.08114" calcext:value-type="float">
            <text:p>1443146922.08114</text:p>
          </table:table-cell>
          <table:table-cell office:value-type="float" office:value="4320" calcext:value-type="float">
            <text:p>4320</text:p>
          </table:table-cell>
          <table:table-cell table:formula="of:=[.B42]-[.$B$2]" office:value-type="float" office:value="2.08092999458313" calcext:value-type="float">
            <text:p>2.0809299946</text:p>
          </table:table-cell>
          <table:table-cell table:formula="of:=[.C42]/([.D42]-[.D41])" office:value-type="float" office:value="102103.522914894" calcext:value-type="float">
            <text:p>102103.522914894</text:p>
          </table:table-cell>
          <table:table-cell table:formula="of:=IF(MOD([.D42];[.$M$10])&lt;[.$M$3];[.$N$2];IF(MOD([.D42];[.$M$10])&lt;[.$M$4];[.$N$3];IF(MOD([.D42];[.$M$10])&lt;[.$M$5];[.$N$4];IF(MOD([.D42];[.$M$10])&lt;[.$M$6];[.$N$5];IF(MOD([.D42];[.$M$10])&lt;[.$M$7];[.$N$6];IF(MOD([.D42];[.$M$10])&lt;[.$M$8];[.$N$7];IF(MOD([.D42];[.$M$10])&lt;[.$M$9];[.$N$8];IF(MOD([.D42];[.$M$10])&lt;[.$M$10];[.$N$9]))))))))" office:value-type="float" office:value="102400" calcext:value-type="float">
            <text:p>102400</text:p>
          </table:table-cell>
          <table:table-cell office:value-type="float" office:value="1443146922.31841" calcext:value-type="float">
            <text:p>1443146922.31841</text:p>
          </table:table-cell>
          <table:table-cell table:formula="of:=[.G42]-[.$B$2]" office:value-type="float" office:value="2.31819987297058" calcext:value-type="float">
            <text:p>2.318199873</text:p>
          </table:table-cell>
          <table:table-cell table:formula="of:=[.C42]/([.H42]-[.H41])" office:value-type="float" office:value="101718.912267307" calcext:value-type="float">
            <text:p>101718.912267307</text:p>
          </table:table-cell>
          <table:table-cell table:formula="of:=[.G42]-[.$B42]" office:value-type="float" office:value="0.237269878387451" calcext:value-type="float">
            <text:p>0.2372698784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46922.12349" calcext:value-type="float">
            <text:p>1443146922.12349</text:p>
          </table:table-cell>
          <table:table-cell office:value-type="float" office:value="4320" calcext:value-type="float">
            <text:p>4320</text:p>
          </table:table-cell>
          <table:table-cell table:formula="of:=[.B43]-[.$B$2]" office:value-type="float" office:value="2.12328004837036" calcext:value-type="float">
            <text:p>2.1232800484</text:p>
          </table:table-cell>
          <table:table-cell table:formula="of:=[.C43]/([.D43]-[.D42])" office:value-type="float" office:value="102006.954269855" calcext:value-type="float">
            <text:p>102006.954269855</text:p>
          </table:table-cell>
          <table:table-cell table:formula="of:=IF(MOD([.D43];[.$M$10])&lt;[.$M$3];[.$N$2];IF(MOD([.D43];[.$M$10])&lt;[.$M$4];[.$N$3];IF(MOD([.D43];[.$M$10])&lt;[.$M$5];[.$N$4];IF(MOD([.D43];[.$M$10])&lt;[.$M$6];[.$N$5];IF(MOD([.D43];[.$M$10])&lt;[.$M$7];[.$N$6];IF(MOD([.D43];[.$M$10])&lt;[.$M$8];[.$N$7];IF(MOD([.D43];[.$M$10])&lt;[.$M$9];[.$N$8];IF(MOD([.D43];[.$M$10])&lt;[.$M$10];[.$N$9]))))))))" office:value-type="float" office:value="102400" calcext:value-type="float">
            <text:p>102400</text:p>
          </table:table-cell>
          <table:table-cell office:value-type="float" office:value="1443146922.36057" calcext:value-type="float">
            <text:p>1443146922.36057</text:p>
          </table:table-cell>
          <table:table-cell table:formula="of:=[.G43]-[.$B$2]" office:value-type="float" office:value="2.36035990715027" calcext:value-type="float">
            <text:p>2.3603599072</text:p>
          </table:table-cell>
          <table:table-cell table:formula="of:=[.C43]/([.H43]-[.H42])" office:value-type="float" office:value="102466.71009772" calcext:value-type="float">
            <text:p>102466.71009772</text:p>
          </table:table-cell>
          <table:table-cell table:formula="of:=[.G43]-[.$B43]" office:value-type="float" office:value="0.237079858779907" calcext:value-type="float">
            <text:p>0.2370798588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46922.16584" calcext:value-type="float">
            <text:p>1443146922.16584</text:p>
          </table:table-cell>
          <table:table-cell office:value-type="float" office:value="4320" calcext:value-type="float">
            <text:p>4320</text:p>
          </table:table-cell>
          <table:table-cell table:formula="of:=[.B44]-[.$B$2]" office:value-type="float" office:value="2.16562986373901" calcext:value-type="float">
            <text:p>2.1656298637</text:p>
          </table:table-cell>
          <table:table-cell table:formula="of:=[.C44]/([.D44]-[.D43])" office:value-type="float" office:value="102007.528542797" calcext:value-type="float">
            <text:p>102007.528542797</text:p>
          </table:table-cell>
          <table:table-cell table:formula="of:=IF(MOD([.D44];[.$M$10])&lt;[.$M$3];[.$N$2];IF(MOD([.D44];[.$M$10])&lt;[.$M$4];[.$N$3];IF(MOD([.D44];[.$M$10])&lt;[.$M$5];[.$N$4];IF(MOD([.D44];[.$M$10])&lt;[.$M$6];[.$N$5];IF(MOD([.D44];[.$M$10])&lt;[.$M$7];[.$N$6];IF(MOD([.D44];[.$M$10])&lt;[.$M$8];[.$N$7];IF(MOD([.D44];[.$M$10])&lt;[.$M$9];[.$N$8];IF(MOD([.D44];[.$M$10])&lt;[.$M$10];[.$N$9]))))))))" office:value-type="float" office:value="102400" calcext:value-type="float">
            <text:p>102400</text:p>
          </table:table-cell>
          <table:table-cell office:value-type="float" office:value="1443146922.40308" calcext:value-type="float">
            <text:p>1443146922.40308</text:p>
          </table:table-cell>
          <table:table-cell table:formula="of:=[.G44]-[.$B$2]" office:value-type="float" office:value="2.40286993980408" calcext:value-type="float">
            <text:p>2.4028699398</text:p>
          </table:table-cell>
          <table:table-cell table:formula="of:=[.C44]/([.H44]-[.H43])" office:value-type="float" office:value="101623.069433539" calcext:value-type="float">
            <text:p>101623.069433539</text:p>
          </table:table-cell>
          <table:table-cell table:formula="of:=[.G44]-[.$B44]" office:value-type="float" office:value="0.237240076065063" calcext:value-type="float">
            <text:p>0.2372400761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46922.20819" calcext:value-type="float">
            <text:p>1443146922.20819</text:p>
          </table:table-cell>
          <table:table-cell office:value-type="float" office:value="4320" calcext:value-type="float">
            <text:p>4320</text:p>
          </table:table-cell>
          <table:table-cell table:formula="of:=[.B45]-[.$B$2]" office:value-type="float" office:value="2.20797991752625" calcext:value-type="float">
            <text:p>2.2079799175</text:p>
          </table:table-cell>
          <table:table-cell table:formula="of:=[.C45]/([.D45]-[.D44])" office:value-type="float" office:value="102006.954269855" calcext:value-type="float">
            <text:p>102006.954269855</text:p>
          </table:table-cell>
          <table:table-cell table:formula="of:=IF(MOD([.D45];[.$M$10])&lt;[.$M$3];[.$N$2];IF(MOD([.D45];[.$M$10])&lt;[.$M$4];[.$N$3];IF(MOD([.D45];[.$M$10])&lt;[.$M$5];[.$N$4];IF(MOD([.D45];[.$M$10])&lt;[.$M$6];[.$N$5];IF(MOD([.D45];[.$M$10])&lt;[.$M$7];[.$N$6];IF(MOD([.D45];[.$M$10])&lt;[.$M$8];[.$N$7];IF(MOD([.D45];[.$M$10])&lt;[.$M$9];[.$N$8];IF(MOD([.D45];[.$M$10])&lt;[.$M$10];[.$N$9]))))))))" office:value-type="float" office:value="102400" calcext:value-type="float">
            <text:p>102400</text:p>
          </table:table-cell>
          <table:table-cell office:value-type="float" office:value="1443146922.44526" calcext:value-type="float">
            <text:p>1443146922.44526</text:p>
          </table:table-cell>
          <table:table-cell table:formula="of:=[.G45]-[.$B$2]" office:value-type="float" office:value="2.44505000114441" calcext:value-type="float">
            <text:p>2.4450500011</text:p>
          </table:table-cell>
          <table:table-cell table:formula="of:=[.C45]/([.H45]-[.H44])" office:value-type="float" office:value="102418.058739741" calcext:value-type="float">
            <text:p>102418.058739741</text:p>
          </table:table-cell>
          <table:table-cell table:formula="of:=[.G45]-[.$B45]" office:value-type="float" office:value="0.237070083618164" calcext:value-type="float">
            <text:p>0.2370700836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46922.25053" calcext:value-type="float">
            <text:p>1443146922.25053</text:p>
          </table:table-cell>
          <table:table-cell office:value-type="float" office:value="4320" calcext:value-type="float">
            <text:p>4320</text:p>
          </table:table-cell>
          <table:table-cell table:formula="of:=[.B46]-[.$B$2]" office:value-type="float" office:value="2.25031995773315" calcext:value-type="float">
            <text:p>2.2503199577</text:p>
          </table:table-cell>
          <table:table-cell table:formula="of:=[.C46]/([.D46]-[.D45])" office:value-type="float" office:value="102031.079301976" calcext:value-type="float">
            <text:p>102031.079301976</text:p>
          </table:table-cell>
          <table:table-cell table:formula="of:=IF(MOD([.D46];[.$M$10])&lt;[.$M$3];[.$N$2];IF(MOD([.D46];[.$M$10])&lt;[.$M$4];[.$N$3];IF(MOD([.D46];[.$M$10])&lt;[.$M$5];[.$N$4];IF(MOD([.D46];[.$M$10])&lt;[.$M$6];[.$N$5];IF(MOD([.D46];[.$M$10])&lt;[.$M$7];[.$N$6];IF(MOD([.D46];[.$M$10])&lt;[.$M$8];[.$N$7];IF(MOD([.D46];[.$M$10])&lt;[.$M$9];[.$N$8];IF(MOD([.D46];[.$M$10])&lt;[.$M$10];[.$N$9]))))))))" office:value-type="float" office:value="102400" calcext:value-type="float">
            <text:p>102400</text:p>
          </table:table-cell>
          <table:table-cell office:value-type="float" office:value="1443146922.48761" calcext:value-type="float">
            <text:p>1443146922.48761</text:p>
          </table:table-cell>
          <table:table-cell table:formula="of:=[.G46]-[.$B$2]" office:value-type="float" office:value="2.48740005493164" calcext:value-type="float">
            <text:p>2.4874000549</text:p>
          </table:table-cell>
          <table:table-cell table:formula="of:=[.C46]/([.H46]-[.H45])" office:value-type="float" office:value="102006.954269855" calcext:value-type="float">
            <text:p>102006.954269855</text:p>
          </table:table-cell>
          <table:table-cell table:formula="of:=[.G46]-[.$B46]" office:value-type="float" office:value="0.237080097198486" calcext:value-type="float">
            <text:p>0.237080097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46922.29288" calcext:value-type="float">
            <text:p>1443146922.29288</text:p>
          </table:table-cell>
          <table:table-cell office:value-type="float" office:value="4320" calcext:value-type="float">
            <text:p>4320</text:p>
          </table:table-cell>
          <table:table-cell table:formula="of:=[.B47]-[.$B$2]" office:value-type="float" office:value="2.29267001152039" calcext:value-type="float">
            <text:p>2.2926700115</text:p>
          </table:table-cell>
          <table:table-cell table:formula="of:=[.C47]/([.D47]-[.D46])" office:value-type="float" office:value="102006.954269855" calcext:value-type="float">
            <text:p>102006.954269855</text:p>
          </table:table-cell>
          <table:table-cell table:formula="of:=IF(MOD([.D47];[.$M$10])&lt;[.$M$3];[.$N$2];IF(MOD([.D47];[.$M$10])&lt;[.$M$4];[.$N$3];IF(MOD([.D47];[.$M$10])&lt;[.$M$5];[.$N$4];IF(MOD([.D47];[.$M$10])&lt;[.$M$6];[.$N$5];IF(MOD([.D47];[.$M$10])&lt;[.$M$7];[.$N$6];IF(MOD([.D47];[.$M$10])&lt;[.$M$8];[.$N$7];IF(MOD([.D47];[.$M$10])&lt;[.$M$9];[.$N$8];IF(MOD([.D47];[.$M$10])&lt;[.$M$10];[.$N$9]))))))))" office:value-type="float" office:value="102400" calcext:value-type="float">
            <text:p>102400</text:p>
          </table:table-cell>
          <table:table-cell office:value-type="float" office:value="1443146922.53002" calcext:value-type="float">
            <text:p>1443146922.53002</text:p>
          </table:table-cell>
          <table:table-cell table:formula="of:=[.G47]-[.$B$2]" office:value-type="float" office:value="2.52980995178223" calcext:value-type="float">
            <text:p>2.5298099518</text:p>
          </table:table-cell>
          <table:table-cell table:formula="of:=[.C47]/([.H47]-[.H46])" office:value-type="float" office:value="101863.01596582" calcext:value-type="float">
            <text:p>101863.01596582</text:p>
          </table:table-cell>
          <table:table-cell table:formula="of:=[.G47]-[.$B47]" office:value-type="float" office:value="0.237139940261841" calcext:value-type="float">
            <text:p>0.2371399403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46922.33522" calcext:value-type="float">
            <text:p>1443146922.33522</text:p>
          </table:table-cell>
          <table:table-cell office:value-type="float" office:value="4320" calcext:value-type="float">
            <text:p>4320</text:p>
          </table:table-cell>
          <table:table-cell table:formula="of:=[.B48]-[.$B$2]" office:value-type="float" office:value="2.33501005172729" calcext:value-type="float">
            <text:p>2.3350100517</text:p>
          </table:table-cell>
          <table:table-cell table:formula="of:=[.C48]/([.D48]-[.D47])" office:value-type="float" office:value="102031.079301976" calcext:value-type="float">
            <text:p>102031.079301976</text:p>
          </table:table-cell>
          <table:table-cell table:formula="of:=IF(MOD([.D48];[.$M$10])&lt;[.$M$3];[.$N$2];IF(MOD([.D48];[.$M$10])&lt;[.$M$4];[.$N$3];IF(MOD([.D48];[.$M$10])&lt;[.$M$5];[.$N$4];IF(MOD([.D48];[.$M$10])&lt;[.$M$6];[.$N$5];IF(MOD([.D48];[.$M$10])&lt;[.$M$7];[.$N$6];IF(MOD([.D48];[.$M$10])&lt;[.$M$8];[.$N$7];IF(MOD([.D48];[.$M$10])&lt;[.$M$9];[.$N$8];IF(MOD([.D48];[.$M$10])&lt;[.$M$10];[.$N$9]))))))))" office:value-type="float" office:value="102400" calcext:value-type="float">
            <text:p>102400</text:p>
          </table:table-cell>
          <table:table-cell office:value-type="float" office:value="1443146922.57218" calcext:value-type="float">
            <text:p>1443146922.57218</text:p>
          </table:table-cell>
          <table:table-cell table:formula="of:=[.G48]-[.$B$2]" office:value-type="float" office:value="2.57196998596191" calcext:value-type="float">
            <text:p>2.571969986</text:p>
          </table:table-cell>
          <table:table-cell table:formula="of:=[.C48]/([.H48]-[.H47])" office:value-type="float" office:value="102466.71009772" calcext:value-type="float">
            <text:p>102466.71009772</text:p>
          </table:table-cell>
          <table:table-cell table:formula="of:=[.G48]-[.$B48]" office:value-type="float" office:value="0.236959934234619" calcext:value-type="float">
            <text:p>0.2369599342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46922.37755" calcext:value-type="float">
            <text:p>1443146922.37755</text:p>
          </table:table-cell>
          <table:table-cell office:value-type="float" office:value="4320" calcext:value-type="float">
            <text:p>4320</text:p>
          </table:table-cell>
          <table:table-cell table:formula="of:=[.B49]-[.$B$2]" office:value-type="float" office:value="2.3773398399353" calcext:value-type="float">
            <text:p>2.3773398399</text:p>
          </table:table-cell>
          <table:table-cell table:formula="of:=[.C49]/([.D49]-[.D48])" office:value-type="float" office:value="102055.790564592" calcext:value-type="float">
            <text:p>102055.790564592</text:p>
          </table:table-cell>
          <table:table-cell table:formula="of:=IF(MOD([.D49];[.$M$10])&lt;[.$M$3];[.$N$2];IF(MOD([.D49];[.$M$10])&lt;[.$M$4];[.$N$3];IF(MOD([.D49];[.$M$10])&lt;[.$M$5];[.$N$4];IF(MOD([.D49];[.$M$10])&lt;[.$M$6];[.$N$5];IF(MOD([.D49];[.$M$10])&lt;[.$M$7];[.$N$6];IF(MOD([.D49];[.$M$10])&lt;[.$M$8];[.$N$7];IF(MOD([.D49];[.$M$10])&lt;[.$M$9];[.$N$8];IF(MOD([.D49];[.$M$10])&lt;[.$M$10];[.$N$9]))))))))" office:value-type="float" office:value="102400" calcext:value-type="float">
            <text:p>102400</text:p>
          </table:table-cell>
          <table:table-cell office:value-type="float" office:value="1443146922.61472" calcext:value-type="float">
            <text:p>1443146922.61472</text:p>
          </table:table-cell>
          <table:table-cell table:formula="of:=[.G49]-[.$B$2]" office:value-type="float" office:value="2.61451005935669" calcext:value-type="float">
            <text:p>2.6145100594</text:p>
          </table:table-cell>
          <table:table-cell table:formula="of:=[.C49]/([.H49]-[.H48])" office:value-type="float" office:value="101551.305751404" calcext:value-type="float">
            <text:p>101551.305751404</text:p>
          </table:table-cell>
          <table:table-cell table:formula="of:=[.G49]-[.$B49]" office:value-type="float" office:value="0.237170219421387" calcext:value-type="float">
            <text:p>0.2371702194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46922.41989" calcext:value-type="float">
            <text:p>1443146922.41989</text:p>
          </table:table-cell>
          <table:table-cell office:value-type="float" office:value="4320" calcext:value-type="float">
            <text:p>4320</text:p>
          </table:table-cell>
          <table:table-cell table:formula="of:=[.B50]-[.$B$2]" office:value-type="float" office:value="2.41967988014221" calcext:value-type="float">
            <text:p>2.4196798801</text:p>
          </table:table-cell>
          <table:table-cell table:formula="of:=[.C50]/([.D50]-[.D49])" office:value-type="float" office:value="102031.079301976" calcext:value-type="float">
            <text:p>102031.079301976</text:p>
          </table:table-cell>
          <table:table-cell table:formula="of:=IF(MOD([.D50];[.$M$10])&lt;[.$M$3];[.$N$2];IF(MOD([.D50];[.$M$10])&lt;[.$M$4];[.$N$3];IF(MOD([.D50];[.$M$10])&lt;[.$M$5];[.$N$4];IF(MOD([.D50];[.$M$10])&lt;[.$M$6];[.$N$5];IF(MOD([.D50];[.$M$10])&lt;[.$M$7];[.$N$6];IF(MOD([.D50];[.$M$10])&lt;[.$M$8];[.$N$7];IF(MOD([.D50];[.$M$10])&lt;[.$M$9];[.$N$8];IF(MOD([.D50];[.$M$10])&lt;[.$M$10];[.$N$9]))))))))" office:value-type="float" office:value="102400" calcext:value-type="float">
            <text:p>102400</text:p>
          </table:table-cell>
          <table:table-cell office:value-type="float" office:value="1443146922.65894" calcext:value-type="float">
            <text:p>1443146922.65894</text:p>
          </table:table-cell>
          <table:table-cell table:formula="of:=[.G50]-[.$B$2]" office:value-type="float" office:value="2.65873003005981" calcext:value-type="float">
            <text:p>2.6587300301</text:p>
          </table:table-cell>
          <table:table-cell table:formula="of:=[.C50]/([.H50]-[.H49])" office:value-type="float" office:value="97693.4161490683" calcext:value-type="float">
            <text:p>97693.4161490683</text:p>
          </table:table-cell>
          <table:table-cell table:formula="of:=[.G50]-[.$B50]" office:value-type="float" office:value="0.239050149917603" calcext:value-type="float">
            <text:p>0.2390501499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46922.4622" calcext:value-type="float">
            <text:p>1443146922.4622</text:p>
          </table:table-cell>
          <table:table-cell office:value-type="float" office:value="4320" calcext:value-type="float">
            <text:p>4320</text:p>
          </table:table-cell>
          <table:table-cell table:formula="of:=[.B51]-[.$B$2]" office:value-type="float" office:value="2.46198987960815" calcext:value-type="float">
            <text:p>2.4619898796</text:p>
          </table:table-cell>
          <table:table-cell table:formula="of:=[.C51]/([.D51]-[.D50])" office:value-type="float" office:value="102103.522914894" calcext:value-type="float">
            <text:p>102103.522914894</text:p>
          </table:table-cell>
          <table:table-cell table:formula="of:=IF(MOD([.D51];[.$M$10])&lt;[.$M$3];[.$N$2];IF(MOD([.D51];[.$M$10])&lt;[.$M$4];[.$N$3];IF(MOD([.D51];[.$M$10])&lt;[.$M$5];[.$N$4];IF(MOD([.D51];[.$M$10])&lt;[.$M$6];[.$N$5];IF(MOD([.D51];[.$M$10])&lt;[.$M$7];[.$N$6];IF(MOD([.D51];[.$M$10])&lt;[.$M$8];[.$N$7];IF(MOD([.D51];[.$M$10])&lt;[.$M$9];[.$N$8];IF(MOD([.D51];[.$M$10])&lt;[.$M$10];[.$N$9]))))))))" office:value-type="float" office:value="102400" calcext:value-type="float">
            <text:p>102400</text:p>
          </table:table-cell>
          <table:table-cell office:value-type="float" office:value="1443146922.74149" calcext:value-type="float">
            <text:p>1443146922.74149</text:p>
          </table:table-cell>
          <table:table-cell table:formula="of:=[.G51]-[.$B$2]" office:value-type="float" office:value="2.74127984046936" calcext:value-type="float">
            <text:p>2.7412798405</text:p>
          </table:table-cell>
          <table:table-cell table:formula="of:=[.C51]/([.H51]-[.H50])" office:value-type="float" office:value="52332.0402381014" calcext:value-type="float">
            <text:p>52332.0402381014</text:p>
          </table:table-cell>
          <table:table-cell table:formula="of:=[.G51]-[.$B51]" office:value-type="float" office:value="0.279289960861206" calcext:value-type="float">
            <text:p>0.279289960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46922.50453" calcext:value-type="float">
            <text:p>1443146922.50453</text:p>
          </table:table-cell>
          <table:table-cell office:value-type="float" office:value="4320" calcext:value-type="float">
            <text:p>4320</text:p>
          </table:table-cell>
          <table:table-cell table:formula="of:=[.B52]-[.$B$2]" office:value-type="float" office:value="2.50431990623474" calcext:value-type="float">
            <text:p>2.5043199062</text:p>
          </table:table-cell>
          <table:table-cell table:formula="of:=[.C52]/([.D52]-[.D51])" office:value-type="float" office:value="102055.21574812" calcext:value-type="float">
            <text:p>102055.21574812</text:p>
          </table:table-cell>
          <table:table-cell table:formula="of:=IF(MOD([.D52];[.$M$10])&lt;[.$M$3];[.$N$2];IF(MOD([.D52];[.$M$10])&lt;[.$M$4];[.$N$3];IF(MOD([.D52];[.$M$10])&lt;[.$M$5];[.$N$4];IF(MOD([.D52];[.$M$10])&lt;[.$M$6];[.$N$5];IF(MOD([.D52];[.$M$10])&lt;[.$M$7];[.$N$6];IF(MOD([.D52];[.$M$10])&lt;[.$M$8];[.$N$7];IF(MOD([.D52];[.$M$10])&lt;[.$M$9];[.$N$8];IF(MOD([.D52];[.$M$10])&lt;[.$M$10];[.$N$9]))))))))" office:value-type="float" office:value="102400" calcext:value-type="float">
            <text:p>102400</text:p>
          </table:table-cell>
          <table:table-cell office:value-type="float" office:value="1443146922.78399" calcext:value-type="float">
            <text:p>1443146922.78399</text:p>
          </table:table-cell>
          <table:table-cell table:formula="of:=[.G52]-[.$B$2]" office:value-type="float" office:value="2.78377985954285" calcext:value-type="float">
            <text:p>2.7837798595</text:p>
          </table:table-cell>
          <table:table-cell table:formula="of:=[.C52]/([.H52]-[.H51])" office:value-type="float" office:value="101647.013205578" calcext:value-type="float">
            <text:p>101647.013205578</text:p>
          </table:table-cell>
          <table:table-cell table:formula="of:=[.G52]-[.$B52]" office:value-type="float" office:value="0.279459953308105" calcext:value-type="float">
            <text:p>0.279459953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46922.54684" calcext:value-type="float">
            <text:p>1443146922.54684</text:p>
          </table:table-cell>
          <table:table-cell office:value-type="float" office:value="4320" calcext:value-type="float">
            <text:p>4320</text:p>
          </table:table-cell>
          <table:table-cell table:formula="of:=[.B53]-[.$B$2]" office:value-type="float" office:value="2.54662990570068" calcext:value-type="float">
            <text:p>2.5466299057</text:p>
          </table:table-cell>
          <table:table-cell table:formula="of:=[.C53]/([.D53]-[.D52])" office:value-type="float" office:value="102103.522914894" calcext:value-type="float">
            <text:p>102103.522914894</text:p>
          </table:table-cell>
          <table:table-cell table:formula="of:=IF(MOD([.D53];[.$M$10])&lt;[.$M$3];[.$N$2];IF(MOD([.D53];[.$M$10])&lt;[.$M$4];[.$N$3];IF(MOD([.D53];[.$M$10])&lt;[.$M$5];[.$N$4];IF(MOD([.D53];[.$M$10])&lt;[.$M$6];[.$N$5];IF(MOD([.D53];[.$M$10])&lt;[.$M$7];[.$N$6];IF(MOD([.D53];[.$M$10])&lt;[.$M$8];[.$N$7];IF(MOD([.D53];[.$M$10])&lt;[.$M$9];[.$N$8];IF(MOD([.D53];[.$M$10])&lt;[.$M$10];[.$N$9]))))))))" office:value-type="float" office:value="102400" calcext:value-type="float">
            <text:p>102400</text:p>
          </table:table-cell>
          <table:table-cell office:value-type="float" office:value="1443146922.82612" calcext:value-type="float">
            <text:p>1443146922.82612</text:p>
          </table:table-cell>
          <table:table-cell table:formula="of:=[.G53]-[.$B$2]" office:value-type="float" office:value="2.82590985298157" calcext:value-type="float">
            <text:p>2.825909853</text:p>
          </table:table-cell>
          <table:table-cell table:formula="of:=[.C53]/([.H53]-[.H52])" office:value-type="float" office:value="102539.773861669" calcext:value-type="float">
            <text:p>102539.773861669</text:p>
          </table:table-cell>
          <table:table-cell table:formula="of:=[.G53]-[.$B53]" office:value-type="float" office:value="0.279279947280884" calcext:value-type="float">
            <text:p>0.2792799473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46922.58917" calcext:value-type="float">
            <text:p>1443146922.58917</text:p>
          </table:table-cell>
          <table:table-cell office:value-type="float" office:value="4320" calcext:value-type="float">
            <text:p>4320</text:p>
          </table:table-cell>
          <table:table-cell table:formula="of:=[.B54]-[.$B$2]" office:value-type="float" office:value="2.58895993232727" calcext:value-type="float">
            <text:p>2.5889599323</text:p>
          </table:table-cell>
          <table:table-cell table:formula="of:=[.C54]/([.D54]-[.D53])" office:value-type="float" office:value="102055.21574812" calcext:value-type="float">
            <text:p>102055.21574812</text:p>
          </table:table-cell>
          <table:table-cell table:formula="of:=IF(MOD([.D54];[.$M$10])&lt;[.$M$3];[.$N$2];IF(MOD([.D54];[.$M$10])&lt;[.$M$4];[.$N$3];IF(MOD([.D54];[.$M$10])&lt;[.$M$5];[.$N$4];IF(MOD([.D54];[.$M$10])&lt;[.$M$6];[.$N$5];IF(MOD([.D54];[.$M$10])&lt;[.$M$7];[.$N$6];IF(MOD([.D54];[.$M$10])&lt;[.$M$8];[.$N$7];IF(MOD([.D54];[.$M$10])&lt;[.$M$9];[.$N$8];IF(MOD([.D54];[.$M$10])&lt;[.$M$10];[.$N$9]))))))))" office:value-type="float" office:value="102400" calcext:value-type="float">
            <text:p>102400</text:p>
          </table:table-cell>
          <table:table-cell office:value-type="float" office:value="1443146922.86875" calcext:value-type="float">
            <text:p>1443146922.86875</text:p>
          </table:table-cell>
          <table:table-cell table:formula="of:=[.G54]-[.$B$2]" office:value-type="float" office:value="2.86854004859924" calcext:value-type="float">
            <text:p>2.8685400486</text:p>
          </table:table-cell>
          <table:table-cell table:formula="of:=[.C54]/([.H54]-[.H53])" office:value-type="float" office:value="101336.621552091" calcext:value-type="float">
            <text:p>101336.621552091</text:p>
          </table:table-cell>
          <table:table-cell table:formula="of:=[.G54]-[.$B54]" office:value-type="float" office:value="0.279580116271973" calcext:value-type="float">
            <text:p>0.2795801163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46922.6315" calcext:value-type="float">
            <text:p>1443146922.6315</text:p>
          </table:table-cell>
          <table:table-cell office:value-type="float" office:value="4320" calcext:value-type="float">
            <text:p>4320</text:p>
          </table:table-cell>
          <table:table-cell table:formula="of:=[.B55]-[.$B$2]" office:value-type="float" office:value="2.63128995895386" calcext:value-type="float">
            <text:p>2.631289959</text:p>
          </table:table-cell>
          <table:table-cell table:formula="of:=[.C55]/([.D55]-[.D54])" office:value-type="float" office:value="102055.21574812" calcext:value-type="float">
            <text:p>102055.21574812</text:p>
          </table:table-cell>
          <table:table-cell table:formula="of:=IF(MOD([.D55];[.$M$10])&lt;[.$M$3];[.$N$2];IF(MOD([.D55];[.$M$10])&lt;[.$M$4];[.$N$3];IF(MOD([.D55];[.$M$10])&lt;[.$M$5];[.$N$4];IF(MOD([.D55];[.$M$10])&lt;[.$M$6];[.$N$5];IF(MOD([.D55];[.$M$10])&lt;[.$M$7];[.$N$6];IF(MOD([.D55];[.$M$10])&lt;[.$M$8];[.$N$7];IF(MOD([.D55];[.$M$10])&lt;[.$M$9];[.$N$8];IF(MOD([.D55];[.$M$10])&lt;[.$M$10];[.$N$9]))))))))" office:value-type="float" office:value="102400" calcext:value-type="float">
            <text:p>102400</text:p>
          </table:table-cell>
          <table:table-cell office:value-type="float" office:value="1443146922.91084" calcext:value-type="float">
            <text:p>1443146922.91084</text:p>
          </table:table-cell>
          <table:table-cell table:formula="of:=[.G55]-[.$B$2]" office:value-type="float" office:value="2.91062998771667" calcext:value-type="float">
            <text:p>2.9106299877</text:p>
          </table:table-cell>
          <table:table-cell table:formula="of:=[.C55]/([.H55]-[.H54])" office:value-type="float" office:value="102637.3544506" calcext:value-type="float">
            <text:p>102637.3544506</text:p>
          </table:table-cell>
          <table:table-cell table:formula="of:=[.G55]-[.$B55]" office:value-type="float" office:value="0.279340028762817" calcext:value-type="float">
            <text:p>0.2793400288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46922.67384" calcext:value-type="float">
            <text:p>1443146922.67384</text:p>
          </table:table-cell>
          <table:table-cell office:value-type="float" office:value="4320" calcext:value-type="float">
            <text:p>4320</text:p>
          </table:table-cell>
          <table:table-cell table:formula="of:=[.B56]-[.$B$2]" office:value-type="float" office:value="2.67362999916077" calcext:value-type="float">
            <text:p>2.6736299992</text:p>
          </table:table-cell>
          <table:table-cell table:formula="of:=[.C56]/([.D56]-[.D55])" office:value-type="float" office:value="102031.079301976" calcext:value-type="float">
            <text:p>102031.079301976</text:p>
          </table:table-cell>
          <table:table-cell table:formula="of:=IF(MOD([.D56];[.$M$10])&lt;[.$M$3];[.$N$2];IF(MOD([.D56];[.$M$10])&lt;[.$M$4];[.$N$3];IF(MOD([.D56];[.$M$10])&lt;[.$M$5];[.$N$4];IF(MOD([.D56];[.$M$10])&lt;[.$M$6];[.$N$5];IF(MOD([.D56];[.$M$10])&lt;[.$M$7];[.$N$6];IF(MOD([.D56];[.$M$10])&lt;[.$M$8];[.$N$7];IF(MOD([.D56];[.$M$10])&lt;[.$M$9];[.$N$8];IF(MOD([.D56];[.$M$10])&lt;[.$M$10];[.$N$9]))))))))" office:value-type="float" office:value="102400" calcext:value-type="float">
            <text:p>102400</text:p>
          </table:table-cell>
          <table:table-cell office:value-type="float" office:value="1443146922.95335" calcext:value-type="float">
            <text:p>1443146922.95335</text:p>
          </table:table-cell>
          <table:table-cell table:formula="of:=[.G56]-[.$B$2]" office:value-type="float" office:value="2.95314002037048" calcext:value-type="float">
            <text:p>2.9531400204</text:p>
          </table:table-cell>
          <table:table-cell table:formula="of:=[.C56]/([.H56]-[.H55])" office:value-type="float" office:value="101623.069433539" calcext:value-type="float">
            <text:p>101623.069433539</text:p>
          </table:table-cell>
          <table:table-cell table:formula="of:=[.G56]-[.$B56]" office:value-type="float" office:value="0.279510021209717" calcext:value-type="float">
            <text:p>0.2795100212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46922.71618" calcext:value-type="float">
            <text:p>1443146922.71618</text:p>
          </table:table-cell>
          <table:table-cell office:value-type="float" office:value="4320" calcext:value-type="float">
            <text:p>4320</text:p>
          </table:table-cell>
          <table:table-cell table:formula="of:=[.B57]-[.$B$2]" office:value-type="float" office:value="2.71597003936768" calcext:value-type="float">
            <text:p>2.7159700394</text:p>
          </table:table-cell>
          <table:table-cell table:formula="of:=[.C57]/([.D57]-[.D56])" office:value-type="float" office:value="102031.079301976" calcext:value-type="float">
            <text:p>102031.079301976</text:p>
          </table:table-cell>
          <table:table-cell table:formula="of:=IF(MOD([.D57];[.$M$10])&lt;[.$M$3];[.$N$2];IF(MOD([.D57];[.$M$10])&lt;[.$M$4];[.$N$3];IF(MOD([.D57];[.$M$10])&lt;[.$M$5];[.$N$4];IF(MOD([.D57];[.$M$10])&lt;[.$M$6];[.$N$5];IF(MOD([.D57];[.$M$10])&lt;[.$M$7];[.$N$6];IF(MOD([.D57];[.$M$10])&lt;[.$M$8];[.$N$7];IF(MOD([.D57];[.$M$10])&lt;[.$M$9];[.$N$8];IF(MOD([.D57];[.$M$10])&lt;[.$M$10];[.$N$9]))))))))" office:value-type="float" office:value="102400" calcext:value-type="float">
            <text:p>102400</text:p>
          </table:table-cell>
          <table:table-cell office:value-type="float" office:value="1443146923.03798" calcext:value-type="float">
            <text:p>1443146923.03798</text:p>
          </table:table-cell>
          <table:table-cell table:formula="of:=[.G57]-[.$B$2]" office:value-type="float" office:value="3.03777003288269" calcext:value-type="float">
            <text:p>3.0377700329</text:p>
          </table:table-cell>
          <table:table-cell table:formula="of:=[.C57]/([.H57]-[.H56])" office:value-type="float" office:value="51045.7209181776" calcext:value-type="float">
            <text:p>51045.7209181776</text:p>
          </table:table-cell>
          <table:table-cell table:formula="of:=[.G57]-[.$B57]" office:value-type="float" office:value="0.321799993515015" calcext:value-type="float">
            <text:p>0.321799993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46922.75852" calcext:value-type="float">
            <text:p>1443146922.75852</text:p>
          </table:table-cell>
          <table:table-cell office:value-type="float" office:value="4320" calcext:value-type="float">
            <text:p>4320</text:p>
          </table:table-cell>
          <table:table-cell table:formula="of:=[.B58]-[.$B$2]" office:value-type="float" office:value="2.75830984115601" calcext:value-type="float">
            <text:p>2.7583098412</text:p>
          </table:table-cell>
          <table:table-cell table:formula="of:=[.C58]/([.D58]-[.D57])" office:value-type="float" office:value="102031.653846587" calcext:value-type="float">
            <text:p>102031.653846587</text:p>
          </table:table-cell>
          <table:table-cell table:formula="of:=IF(MOD([.D58];[.$M$10])&lt;[.$M$3];[.$N$2];IF(MOD([.D58];[.$M$10])&lt;[.$M$4];[.$N$3];IF(MOD([.D58];[.$M$10])&lt;[.$M$5];[.$N$4];IF(MOD([.D58];[.$M$10])&lt;[.$M$6];[.$N$5];IF(MOD([.D58];[.$M$10])&lt;[.$M$7];[.$N$6];IF(MOD([.D58];[.$M$10])&lt;[.$M$8];[.$N$7];IF(MOD([.D58];[.$M$10])&lt;[.$M$9];[.$N$8];IF(MOD([.D58];[.$M$10])&lt;[.$M$10];[.$N$9]))))))))" office:value-type="float" office:value="102400" calcext:value-type="float">
            <text:p>102400</text:p>
          </table:table-cell>
          <table:table-cell office:value-type="float" office:value="1443146923.05238" calcext:value-type="float">
            <text:p>1443146923.05238</text:p>
          </table:table-cell>
          <table:table-cell table:formula="of:=[.G58]-[.$B$2]" office:value-type="float" office:value="3.05217003822327" calcext:value-type="float">
            <text:p>3.0521700382</text:p>
          </table:table-cell>
          <table:table-cell table:formula="of:=[.C58]/([.H58]-[.H57])" office:value-type="float" office:value="299999.888738038" calcext:value-type="float">
            <text:p>299999.888738038</text:p>
          </table:table-cell>
          <table:table-cell table:formula="of:=[.G58]-[.$B58]" office:value-type="float" office:value="0.293860197067261" calcext:value-type="float">
            <text:p>0.2938601971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46922.80085" calcext:value-type="float">
            <text:p>1443146922.80085</text:p>
          </table:table-cell>
          <table:table-cell office:value-type="float" office:value="4320" calcext:value-type="float">
            <text:p>4320</text:p>
          </table:table-cell>
          <table:table-cell table:formula="of:=[.B59]-[.$B$2]" office:value-type="float" office:value="2.80063986778259" calcext:value-type="float">
            <text:p>2.8006398678</text:p>
          </table:table-cell>
          <table:table-cell table:formula="of:=[.C59]/([.D59]-[.D58])" office:value-type="float" office:value="102055.21574812" calcext:value-type="float">
            <text:p>102055.21574812</text:p>
          </table:table-cell>
          <table:table-cell table:formula="of:=IF(MOD([.D59];[.$M$10])&lt;[.$M$3];[.$N$2];IF(MOD([.D59];[.$M$10])&lt;[.$M$4];[.$N$3];IF(MOD([.D59];[.$M$10])&lt;[.$M$5];[.$N$4];IF(MOD([.D59];[.$M$10])&lt;[.$M$6];[.$N$5];IF(MOD([.D59];[.$M$10])&lt;[.$M$7];[.$N$6];IF(MOD([.D59];[.$M$10])&lt;[.$M$8];[.$N$7];IF(MOD([.D59];[.$M$10])&lt;[.$M$9];[.$N$8];IF(MOD([.D59];[.$M$10])&lt;[.$M$10];[.$N$9]))))))))" office:value-type="float" office:value="102400" calcext:value-type="float">
            <text:p>102400</text:p>
          </table:table-cell>
          <table:table-cell office:value-type="float" office:value="1443146923.08017" calcext:value-type="float">
            <text:p>1443146923.08017</text:p>
          </table:table-cell>
          <table:table-cell table:formula="of:=[.G59]-[.$B$2]" office:value-type="float" office:value="3.07995986938477" calcext:value-type="float">
            <text:p>3.0799598694</text:p>
          </table:table-cell>
          <table:table-cell table:formula="of:=[.C59]/([.H59]-[.H58])" office:value-type="float" office:value="155452.545749363" calcext:value-type="float">
            <text:p>155452.545749363</text:p>
          </table:table-cell>
          <table:table-cell table:formula="of:=[.G59]-[.$B59]" office:value-type="float" office:value="0.279320001602173" calcext:value-type="float">
            <text:p>0.2793200016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46922.84316" calcext:value-type="float">
            <text:p>1443146922.84316</text:p>
          </table:table-cell>
          <table:table-cell office:value-type="float" office:value="4320" calcext:value-type="float">
            <text:p>4320</text:p>
          </table:table-cell>
          <table:table-cell table:formula="of:=[.B60]-[.$B$2]" office:value-type="float" office:value="2.84294986724854" calcext:value-type="float">
            <text:p>2.8429498672</text:p>
          </table:table-cell>
          <table:table-cell table:formula="of:=[.C60]/([.D60]-[.D59])" office:value-type="float" office:value="102103.522914894" calcext:value-type="float">
            <text:p>102103.522914894</text:p>
          </table:table-cell>
          <table:table-cell table:formula="of:=IF(MOD([.D60];[.$M$10])&lt;[.$M$3];[.$N$2];IF(MOD([.D60];[.$M$10])&lt;[.$M$4];[.$N$3];IF(MOD([.D60];[.$M$10])&lt;[.$M$5];[.$N$4];IF(MOD([.D60];[.$M$10])&lt;[.$M$6];[.$N$5];IF(MOD([.D60];[.$M$10])&lt;[.$M$7];[.$N$6];IF(MOD([.D60];[.$M$10])&lt;[.$M$8];[.$N$7];IF(MOD([.D60];[.$M$10])&lt;[.$M$9];[.$N$8];IF(MOD([.D60];[.$M$10])&lt;[.$M$10];[.$N$9]))))))))" office:value-type="float" office:value="102400" calcext:value-type="float">
            <text:p>102400</text:p>
          </table:table-cell>
          <table:table-cell office:value-type="float" office:value="1443146923.12251" calcext:value-type="float">
            <text:p>1443146923.12251</text:p>
          </table:table-cell>
          <table:table-cell table:formula="of:=[.G60]-[.$B$2]" office:value-type="float" office:value="3.12229990959167" calcext:value-type="float">
            <text:p>3.1222999096</text:p>
          </table:table-cell>
          <table:table-cell table:formula="of:=[.C60]/([.H60]-[.H59])" office:value-type="float" office:value="102031.079301976" calcext:value-type="float">
            <text:p>102031.079301976</text:p>
          </table:table-cell>
          <table:table-cell table:formula="of:=[.G60]-[.$B60]" office:value-type="float" office:value="0.27935004234314" calcext:value-type="float">
            <text:p>0.2793500423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46922.88553" calcext:value-type="float">
            <text:p>1443146922.88553</text:p>
          </table:table-cell>
          <table:table-cell office:value-type="float" office:value="4320" calcext:value-type="float">
            <text:p>4320</text:p>
          </table:table-cell>
          <table:table-cell table:formula="of:=[.B61]-[.$B$2]" office:value-type="float" office:value="2.88531994819641" calcext:value-type="float">
            <text:p>2.8853199482</text:p>
          </table:table-cell>
          <table:table-cell table:formula="of:=[.C61]/([.D61]-[.D60])" office:value-type="float" office:value="101958.73841531" calcext:value-type="float">
            <text:p>101958.73841531</text:p>
          </table:table-cell>
          <table:table-cell table:formula="of:=IF(MOD([.D61];[.$M$10])&lt;[.$M$3];[.$N$2];IF(MOD([.D61];[.$M$10])&lt;[.$M$4];[.$N$3];IF(MOD([.D61];[.$M$10])&lt;[.$M$5];[.$N$4];IF(MOD([.D61];[.$M$10])&lt;[.$M$6];[.$N$5];IF(MOD([.D61];[.$M$10])&lt;[.$M$7];[.$N$6];IF(MOD([.D61];[.$M$10])&lt;[.$M$8];[.$N$7];IF(MOD([.D61];[.$M$10])&lt;[.$M$9];[.$N$8];IF(MOD([.D61];[.$M$10])&lt;[.$M$10];[.$N$9]))))))))" office:value-type="float" office:value="102400" calcext:value-type="float">
            <text:p>102400</text:p>
          </table:table-cell>
          <table:table-cell office:value-type="float" office:value="1443146923.16499" calcext:value-type="float">
            <text:p>1443146923.16499</text:p>
          </table:table-cell>
          <table:table-cell table:formula="of:=[.G61]-[.$B$2]" office:value-type="float" office:value="3.16477990150452" calcext:value-type="float">
            <text:p>3.1647799015</text:p>
          </table:table-cell>
          <table:table-cell table:formula="of:=[.C61]/([.H61]-[.H60])" office:value-type="float" office:value="101694.934614478" calcext:value-type="float">
            <text:p>101694.934614478</text:p>
          </table:table-cell>
          <table:table-cell table:formula="of:=[.G61]-[.$B61]" office:value-type="float" office:value="0.279459953308105" calcext:value-type="float">
            <text:p>0.2794599533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46922.92785" calcext:value-type="float">
            <text:p>1443146922.92785</text:p>
          </table:table-cell>
          <table:table-cell office:value-type="float" office:value="4320" calcext:value-type="float">
            <text:p>4320</text:p>
          </table:table-cell>
          <table:table-cell table:formula="of:=[.B62]-[.$B$2]" office:value-type="float" office:value="2.92763996124268" calcext:value-type="float">
            <text:p>2.9276399612</text:p>
          </table:table-cell>
          <table:table-cell table:formula="of:=[.C62]/([.D62]-[.D61])" office:value-type="float" office:value="102079.36361639" calcext:value-type="float">
            <text:p>102079.36361639</text:p>
          </table:table-cell>
          <table:table-cell table:formula="of:=IF(MOD([.D62];[.$M$10])&lt;[.$M$3];[.$N$2];IF(MOD([.D62];[.$M$10])&lt;[.$M$4];[.$N$3];IF(MOD([.D62];[.$M$10])&lt;[.$M$5];[.$N$4];IF(MOD([.D62];[.$M$10])&lt;[.$M$6];[.$N$5];IF(MOD([.D62];[.$M$10])&lt;[.$M$7];[.$N$6];IF(MOD([.D62];[.$M$10])&lt;[.$M$8];[.$N$7];IF(MOD([.D62];[.$M$10])&lt;[.$M$9];[.$N$8];IF(MOD([.D62];[.$M$10])&lt;[.$M$10];[.$N$9]))))))))" office:value-type="float" office:value="102400" calcext:value-type="float">
            <text:p>102400</text:p>
          </table:table-cell>
          <table:table-cell office:value-type="float" office:value="1443146923.20746" calcext:value-type="float">
            <text:p>1443146923.20746</text:p>
          </table:table-cell>
          <table:table-cell table:formula="of:=[.G62]-[.$B$2]" office:value-type="float" office:value="3.20724987983704" calcext:value-type="float">
            <text:p>3.2072498798</text:p>
          </table:table-cell>
          <table:table-cell table:formula="of:=[.C62]/([.H62]-[.H61])" office:value-type="float" office:value="101718.912267307" calcext:value-type="float">
            <text:p>101718.912267307</text:p>
          </table:table-cell>
          <table:table-cell table:formula="of:=[.G62]-[.$B62]" office:value-type="float" office:value="0.27960991859436" calcext:value-type="float">
            <text:p>0.2796099186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46922.97018" calcext:value-type="float">
            <text:p>1443146922.97018</text:p>
          </table:table-cell>
          <table:table-cell office:value-type="float" office:value="4320" calcext:value-type="float">
            <text:p>4320</text:p>
          </table:table-cell>
          <table:table-cell table:formula="of:=[.B63]-[.$B$2]" office:value-type="float" office:value="2.96996998786926" calcext:value-type="float">
            <text:p>2.9699699879</text:p>
          </table:table-cell>
          <table:table-cell table:formula="of:=[.C63]/([.D63]-[.D62])" office:value-type="float" office:value="102055.21574812" calcext:value-type="float">
            <text:p>102055.21574812</text:p>
          </table:table-cell>
          <table:table-cell table:formula="of:=IF(MOD([.D63];[.$M$10])&lt;[.$M$3];[.$N$2];IF(MOD([.D63];[.$M$10])&lt;[.$M$4];[.$N$3];IF(MOD([.D63];[.$M$10])&lt;[.$M$5];[.$N$4];IF(MOD([.D63];[.$M$10])&lt;[.$M$6];[.$N$5];IF(MOD([.D63];[.$M$10])&lt;[.$M$7];[.$N$6];IF(MOD([.D63];[.$M$10])&lt;[.$M$8];[.$N$7];IF(MOD([.D63];[.$M$10])&lt;[.$M$9];[.$N$8];IF(MOD([.D63];[.$M$10])&lt;[.$M$10];[.$N$9]))))))))" office:value-type="float" office:value="102400" calcext:value-type="float">
            <text:p>102400</text:p>
          </table:table-cell>
          <table:table-cell office:value-type="float" office:value="1443146923.25074" calcext:value-type="float">
            <text:p>1443146923.25074</text:p>
          </table:table-cell>
          <table:table-cell table:formula="of:=[.G63]-[.$B$2]" office:value-type="float" office:value="3.25053000450134" calcext:value-type="float">
            <text:p>3.2505300045</text:p>
          </table:table-cell>
          <table:table-cell table:formula="of:=[.C63]/([.H63]-[.H62])" office:value-type="float" office:value="99814.8696083292" calcext:value-type="float">
            <text:p>99814.8696083292</text:p>
          </table:table-cell>
          <table:table-cell table:formula="of:=[.G63]-[.$B63]" office:value-type="float" office:value="0.28056001663208" calcext:value-type="float">
            <text:p>0.2805600166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46923.01278" calcext:value-type="float">
            <text:p>1443146923.01278</text:p>
          </table:table-cell>
          <table:table-cell office:value-type="float" office:value="4320" calcext:value-type="float">
            <text:p>4320</text:p>
          </table:table-cell>
          <table:table-cell table:formula="of:=[.B64]-[.$B$2]" office:value-type="float" office:value="3.01256990432739" calcext:value-type="float">
            <text:p>3.0125699043</text:p>
          </table:table-cell>
          <table:table-cell table:formula="of:=[.C64]/([.D64]-[.D63])" office:value-type="float" office:value="101408.649574372" calcext:value-type="float">
            <text:p>101408.649574372</text:p>
          </table:table-cell>
          <table:table-cell table:formula="of:=IF(MOD([.D64];[.$M$10])&lt;[.$M$3];[.$N$2];IF(MOD([.D64];[.$M$10])&lt;[.$M$4];[.$N$3];IF(MOD([.D64];[.$M$10])&lt;[.$M$5];[.$N$4];IF(MOD([.D64];[.$M$10])&lt;[.$M$6];[.$N$5];IF(MOD([.D64];[.$M$10])&lt;[.$M$7];[.$N$6];IF(MOD([.D64];[.$M$10])&lt;[.$M$8];[.$N$7];IF(MOD([.D64];[.$M$10])&lt;[.$M$9];[.$N$8];IF(MOD([.D64];[.$M$10])&lt;[.$M$10];[.$N$9]))))))))" office:value-type="float" office:value="100000" calcext:value-type="float">
            <text:p>100000</text:p>
          </table:table-cell>
          <table:table-cell office:value-type="float" office:value="1443146923.29397" calcext:value-type="float">
            <text:p>1443146923.29397</text:p>
          </table:table-cell>
          <table:table-cell table:formula="of:=[.G64]-[.$B$2]" office:value-type="float" office:value="3.29376006126404" calcext:value-type="float">
            <text:p>3.2937600613</text:p>
          </table:table-cell>
          <table:table-cell table:formula="of:=[.C64]/([.H64]-[.H63])" office:value-type="float" office:value="99930.4725347452" calcext:value-type="float">
            <text:p>99930.4725347452</text:p>
          </table:table-cell>
          <table:table-cell table:formula="of:=[.G64]-[.$B64]" office:value-type="float" office:value="0.281190156936646" calcext:value-type="float">
            <text:p>0.2811901569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46923.05609" calcext:value-type="float">
            <text:p>1443146923.05609</text:p>
          </table:table-cell>
          <table:table-cell office:value-type="float" office:value="4320" calcext:value-type="float">
            <text:p>4320</text:p>
          </table:table-cell>
          <table:table-cell table:formula="of:=[.B65]-[.$B$2]" office:value-type="float" office:value="3.05588006973267" calcext:value-type="float">
            <text:p>3.0558800697</text:p>
          </table:table-cell>
          <table:table-cell table:formula="of:=[.C65]/([.D65]-[.D64])" office:value-type="float" office:value="99745.6361474435" calcext:value-type="float">
            <text:p>99745.6361474435</text:p>
          </table:table-cell>
          <table:table-cell table:formula="of:=IF(MOD([.D65];[.$M$10])&lt;[.$M$3];[.$N$2];IF(MOD([.D65];[.$M$10])&lt;[.$M$4];[.$N$3];IF(MOD([.D65];[.$M$10])&lt;[.$M$5];[.$N$4];IF(MOD([.D65];[.$M$10])&lt;[.$M$6];[.$N$5];IF(MOD([.D65];[.$M$10])&lt;[.$M$7];[.$N$6];IF(MOD([.D65];[.$M$10])&lt;[.$M$8];[.$N$7];IF(MOD([.D65];[.$M$10])&lt;[.$M$9];[.$N$8];IF(MOD([.D65];[.$M$10])&lt;[.$M$10];[.$N$9]))))))))" office:value-type="float" office:value="100000" calcext:value-type="float">
            <text:p>100000</text:p>
          </table:table-cell>
          <table:table-cell office:value-type="float" office:value="1443146923.3374" calcext:value-type="float">
            <text:p>1443146923.3374</text:p>
          </table:table-cell>
          <table:table-cell table:formula="of:=[.G65]-[.$B$2]" office:value-type="float" office:value="3.33718991279602" calcext:value-type="float">
            <text:p>3.3371899128</text:p>
          </table:table-cell>
          <table:table-cell table:formula="of:=[.C65]/([.H65]-[.H64])" office:value-type="float" office:value="99470.7522041305" calcext:value-type="float">
            <text:p>99470.7522041305</text:p>
          </table:table-cell>
          <table:table-cell table:formula="of:=[.G65]-[.$B65]" office:value-type="float" office:value="0.281309843063354" calcext:value-type="float">
            <text:p>0.281309843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46923.09944" calcext:value-type="float">
            <text:p>1443146923.09944</text:p>
          </table:table-cell>
          <table:table-cell office:value-type="float" office:value="4320" calcext:value-type="float">
            <text:p>4320</text:p>
          </table:table-cell>
          <table:table-cell table:formula="of:=[.B66]-[.$B$2]" office:value-type="float" office:value="3.09923005104065" calcext:value-type="float">
            <text:p>3.099230051</text:p>
          </table:table-cell>
          <table:table-cell table:formula="of:=[.C66]/([.D66]-[.D65])" office:value-type="float" office:value="99654.0222084115" calcext:value-type="float">
            <text:p>99654.0222084115</text:p>
          </table:table-cell>
          <table:table-cell table:formula="of:=IF(MOD([.D66];[.$M$10])&lt;[.$M$3];[.$N$2];IF(MOD([.D66];[.$M$10])&lt;[.$M$4];[.$N$3];IF(MOD([.D66];[.$M$10])&lt;[.$M$5];[.$N$4];IF(MOD([.D66];[.$M$10])&lt;[.$M$6];[.$N$5];IF(MOD([.D66];[.$M$10])&lt;[.$M$7];[.$N$6];IF(MOD([.D66];[.$M$10])&lt;[.$M$8];[.$N$7];IF(MOD([.D66];[.$M$10])&lt;[.$M$9];[.$N$8];IF(MOD([.D66];[.$M$10])&lt;[.$M$10];[.$N$9]))))))))" office:value-type="float" office:value="100000" calcext:value-type="float">
            <text:p>100000</text:p>
          </table:table-cell>
          <table:table-cell office:value-type="float" office:value="1443146923.38067" calcext:value-type="float">
            <text:p>1443146923.38067</text:p>
          </table:table-cell>
          <table:table-cell table:formula="of:=[.G66]-[.$B$2]" office:value-type="float" office:value="3.38046002388" calcext:value-type="float">
            <text:p>3.3804600239</text:p>
          </table:table-cell>
          <table:table-cell table:formula="of:=[.C66]/([.H66]-[.H65])" office:value-type="float" office:value="99837.9687913251" calcext:value-type="float">
            <text:p>99837.9687913251</text:p>
          </table:table-cell>
          <table:table-cell table:formula="of:=[.G66]-[.$B66]" office:value-type="float" office:value="0.281229972839355" calcext:value-type="float">
            <text:p>0.2812299728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46923.14279" calcext:value-type="float">
            <text:p>1443146923.14279</text:p>
          </table:table-cell>
          <table:table-cell office:value-type="float" office:value="4320" calcext:value-type="float">
            <text:p>4320</text:p>
          </table:table-cell>
          <table:table-cell table:formula="of:=[.B67]-[.$B$2]" office:value-type="float" office:value="3.14258003234863" calcext:value-type="float">
            <text:p>3.1425800323</text:p>
          </table:table-cell>
          <table:table-cell table:formula="of:=[.C67]/([.D67]-[.D66])" office:value-type="float" office:value="99654.0222084115" calcext:value-type="float">
            <text:p>99654.0222084115</text:p>
          </table:table-cell>
          <table:table-cell table:formula="of:=IF(MOD([.D67];[.$M$10])&lt;[.$M$3];[.$N$2];IF(MOD([.D67];[.$M$10])&lt;[.$M$4];[.$N$3];IF(MOD([.D67];[.$M$10])&lt;[.$M$5];[.$N$4];IF(MOD([.D67];[.$M$10])&lt;[.$M$6];[.$N$5];IF(MOD([.D67];[.$M$10])&lt;[.$M$7];[.$N$6];IF(MOD([.D67];[.$M$10])&lt;[.$M$8];[.$N$7];IF(MOD([.D67];[.$M$10])&lt;[.$M$9];[.$N$8];IF(MOD([.D67];[.$M$10])&lt;[.$M$10];[.$N$9]))))))))" office:value-type="float" office:value="100000" calcext:value-type="float">
            <text:p>100000</text:p>
          </table:table-cell>
          <table:table-cell office:value-type="float" office:value="1443146923.42396" calcext:value-type="float">
            <text:p>1443146923.42396</text:p>
          </table:table-cell>
          <table:table-cell table:formula="of:=[.G67]-[.$B$2]" office:value-type="float" office:value="3.42374992370605" calcext:value-type="float">
            <text:p>3.4237499237</text:p>
          </table:table-cell>
          <table:table-cell table:formula="of:=[.C67]/([.H67]-[.H66])" office:value-type="float" office:value="99792.3307136051" calcext:value-type="float">
            <text:p>99792.3307136051</text:p>
          </table:table-cell>
          <table:table-cell table:formula="of:=[.G67]-[.$B67]" office:value-type="float" office:value="0.281169891357422" calcext:value-type="float">
            <text:p>0.2811698914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46923.18614" calcext:value-type="float">
            <text:p>1443146923.18614</text:p>
          </table:table-cell>
          <table:table-cell office:value-type="float" office:value="4320" calcext:value-type="float">
            <text:p>4320</text:p>
          </table:table-cell>
          <table:table-cell table:formula="of:=[.B68]-[.$B$2]" office:value-type="float" office:value="3.18593001365662" calcext:value-type="float">
            <text:p>3.1859300137</text:p>
          </table:table-cell>
          <table:table-cell table:formula="of:=[.C68]/([.D68]-[.D67])" office:value-type="float" office:value="99654.0222084115" calcext:value-type="float">
            <text:p>99654.0222084115</text:p>
          </table:table-cell>
          <table:table-cell table:formula="of:=IF(MOD([.D68];[.$M$10])&lt;[.$M$3];[.$N$2];IF(MOD([.D68];[.$M$10])&lt;[.$M$4];[.$N$3];IF(MOD([.D68];[.$M$10])&lt;[.$M$5];[.$N$4];IF(MOD([.D68];[.$M$10])&lt;[.$M$6];[.$N$5];IF(MOD([.D68];[.$M$10])&lt;[.$M$7];[.$N$6];IF(MOD([.D68];[.$M$10])&lt;[.$M$8];[.$N$7];IF(MOD([.D68];[.$M$10])&lt;[.$M$9];[.$N$8];IF(MOD([.D68];[.$M$10])&lt;[.$M$10];[.$N$9]))))))))" office:value-type="float" office:value="100000" calcext:value-type="float">
            <text:p>100000</text:p>
          </table:table-cell>
          <table:table-cell office:value-type="float" office:value="1443146923.46721" calcext:value-type="float">
            <text:p>1443146923.46721</text:p>
          </table:table-cell>
          <table:table-cell table:formula="of:=[.G68]-[.$B$2]" office:value-type="float" office:value="3.46700000762939" calcext:value-type="float">
            <text:p>3.4670000076</text:p>
          </table:table-cell>
          <table:table-cell table:formula="of:=[.C68]/([.H68]-[.H67])" office:value-type="float" office:value="99884.1992458821" calcext:value-type="float">
            <text:p>99884.1992458821</text:p>
          </table:table-cell>
          <table:table-cell table:formula="of:=[.G68]-[.$B68]" office:value-type="float" office:value="0.281069993972778" calcext:value-type="float">
            <text:p>0.281069994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46923.22946" calcext:value-type="float">
            <text:p>1443146923.22946</text:p>
          </table:table-cell>
          <table:table-cell office:value-type="float" office:value="4320" calcext:value-type="float">
            <text:p>4320</text:p>
          </table:table-cell>
          <table:table-cell table:formula="of:=[.B69]-[.$B$2]" office:value-type="float" office:value="3.22924995422363" calcext:value-type="float">
            <text:p>3.2292499542</text:p>
          </table:table-cell>
          <table:table-cell table:formula="of:=[.C69]/([.D69]-[.D68])" office:value-type="float" office:value="99723.1285051487" calcext:value-type="float">
            <text:p>99723.1285051487</text:p>
          </table:table-cell>
          <table:table-cell table:formula="of:=IF(MOD([.D69];[.$M$10])&lt;[.$M$3];[.$N$2];IF(MOD([.D69];[.$M$10])&lt;[.$M$4];[.$N$3];IF(MOD([.D69];[.$M$10])&lt;[.$M$5];[.$N$4];IF(MOD([.D69];[.$M$10])&lt;[.$M$6];[.$N$5];IF(MOD([.D69];[.$M$10])&lt;[.$M$7];[.$N$6];IF(MOD([.D69];[.$M$10])&lt;[.$M$8];[.$N$7];IF(MOD([.D69];[.$M$10])&lt;[.$M$9];[.$N$8];IF(MOD([.D69];[.$M$10])&lt;[.$M$10];[.$N$9]))))))))" office:value-type="float" office:value="100000" calcext:value-type="float">
            <text:p>100000</text:p>
          </table:table-cell>
          <table:table-cell office:value-type="float" office:value="1443146923.51077" calcext:value-type="float">
            <text:p>1443146923.51077</text:p>
          </table:table-cell>
          <table:table-cell table:formula="of:=[.G69]-[.$B$2]" office:value-type="float" office:value="3.51056003570557" calcext:value-type="float">
            <text:p>3.5105600357</text:p>
          </table:table-cell>
          <table:table-cell table:formula="of:=[.C69]/([.H69]-[.H68])" office:value-type="float" office:value="99173.4897977056" calcext:value-type="float">
            <text:p>99173.4897977056</text:p>
          </table:table-cell>
          <table:table-cell table:formula="of:=[.G69]-[.$B69]" office:value-type="float" office:value="0.281310081481934" calcext:value-type="float">
            <text:p>0.2813100815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46923.27281" calcext:value-type="float">
            <text:p>1443146923.27281</text:p>
          </table:table-cell>
          <table:table-cell office:value-type="float" office:value="4320" calcext:value-type="float">
            <text:p>4320</text:p>
          </table:table-cell>
          <table:table-cell table:formula="of:=[.B70]-[.$B$2]" office:value-type="float" office:value="3.27259993553162" calcext:value-type="float">
            <text:p>3.2725999355</text:p>
          </table:table-cell>
          <table:table-cell table:formula="of:=[.C70]/([.D70]-[.D69])" office:value-type="float" office:value="99654.0222084115" calcext:value-type="float">
            <text:p>99654.0222084115</text:p>
          </table:table-cell>
          <table:table-cell table:formula="of:=IF(MOD([.D70];[.$M$10])&lt;[.$M$3];[.$N$2];IF(MOD([.D70];[.$M$10])&lt;[.$M$4];[.$N$3];IF(MOD([.D70];[.$M$10])&lt;[.$M$5];[.$N$4];IF(MOD([.D70];[.$M$10])&lt;[.$M$6];[.$N$5];IF(MOD([.D70];[.$M$10])&lt;[.$M$7];[.$N$6];IF(MOD([.D70];[.$M$10])&lt;[.$M$8];[.$N$7];IF(MOD([.D70];[.$M$10])&lt;[.$M$9];[.$N$8];IF(MOD([.D70];[.$M$10])&lt;[.$M$10];[.$N$9]))))))))" office:value-type="float" office:value="100000" calcext:value-type="float">
            <text:p>100000</text:p>
          </table:table-cell>
          <table:table-cell office:value-type="float" office:value="1443146923.5541" calcext:value-type="float">
            <text:p>1443146923.5541</text:p>
          </table:table-cell>
          <table:table-cell table:formula="of:=[.G70]-[.$B$2]" office:value-type="float" office:value="3.55388998985291" calcext:value-type="float">
            <text:p>3.5538899899</text:p>
          </table:table-cell>
          <table:table-cell table:formula="of:=[.C70]/([.H70]-[.H69])" office:value-type="float" office:value="99700.0824258965" calcext:value-type="float">
            <text:p>99700.0824258965</text:p>
          </table:table-cell>
          <table:table-cell table:formula="of:=[.G70]-[.$B70]" office:value-type="float" office:value="0.281290054321289" calcext:value-type="float">
            <text:p>0.2812900543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46923.31612" calcext:value-type="float">
            <text:p>1443146923.31612</text:p>
          </table:table-cell>
          <table:table-cell office:value-type="float" office:value="4320" calcext:value-type="float">
            <text:p>4320</text:p>
          </table:table-cell>
          <table:table-cell table:formula="of:=[.B71]-[.$B$2]" office:value-type="float" office:value="3.31590986251831" calcext:value-type="float">
            <text:p>3.3159098625</text:p>
          </table:table-cell>
          <table:table-cell table:formula="of:=[.C71]/([.D71]-[.D70])" office:value-type="float" office:value="99746.185241254" calcext:value-type="float">
            <text:p>99746.185241254</text:p>
          </table:table-cell>
          <table:table-cell table:formula="of:=IF(MOD([.D71];[.$M$10])&lt;[.$M$3];[.$N$2];IF(MOD([.D71];[.$M$10])&lt;[.$M$4];[.$N$3];IF(MOD([.D71];[.$M$10])&lt;[.$M$5];[.$N$4];IF(MOD([.D71];[.$M$10])&lt;[.$M$6];[.$N$5];IF(MOD([.D71];[.$M$10])&lt;[.$M$7];[.$N$6];IF(MOD([.D71];[.$M$10])&lt;[.$M$8];[.$N$7];IF(MOD([.D71];[.$M$10])&lt;[.$M$9];[.$N$8];IF(MOD([.D71];[.$M$10])&lt;[.$M$10];[.$N$9]))))))))" office:value-type="float" office:value="100000" calcext:value-type="float">
            <text:p>100000</text:p>
          </table:table-cell>
          <table:table-cell office:value-type="float" office:value="1443146923.59735" calcext:value-type="float">
            <text:p>1443146923.59735</text:p>
          </table:table-cell>
          <table:table-cell table:formula="of:=[.G71]-[.$B$2]" office:value-type="float" office:value="3.59713983535767" calcext:value-type="float">
            <text:p>3.5971398354</text:p>
          </table:table-cell>
          <table:table-cell table:formula="of:=[.C71]/([.H71]-[.H70])" office:value-type="float" office:value="99884.7498663197" calcext:value-type="float">
            <text:p>99884.7498663197</text:p>
          </table:table-cell>
          <table:table-cell table:formula="of:=[.G71]-[.$B71]" office:value-type="float" office:value="0.281229972839355" calcext:value-type="float">
            <text:p>0.2812299728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46923.35944" calcext:value-type="float">
            <text:p>1443146923.35944</text:p>
          </table:table-cell>
          <table:table-cell office:value-type="float" office:value="4320" calcext:value-type="float">
            <text:p>4320</text:p>
          </table:table-cell>
          <table:table-cell table:formula="of:=[.B72]-[.$B$2]" office:value-type="float" office:value="3.35923004150391" calcext:value-type="float">
            <text:p>3.3592300415</text:p>
          </table:table-cell>
          <table:table-cell table:formula="of:=[.C72]/([.D72]-[.D71])" office:value-type="float" office:value="99722.5796651587" calcext:value-type="float">
            <text:p>99722.5796651587</text:p>
          </table:table-cell>
          <table:table-cell table:formula="of:=IF(MOD([.D72];[.$M$10])&lt;[.$M$3];[.$N$2];IF(MOD([.D72];[.$M$10])&lt;[.$M$4];[.$N$3];IF(MOD([.D72];[.$M$10])&lt;[.$M$5];[.$N$4];IF(MOD([.D72];[.$M$10])&lt;[.$M$6];[.$N$5];IF(MOD([.D72];[.$M$10])&lt;[.$M$7];[.$N$6];IF(MOD([.D72];[.$M$10])&lt;[.$M$8];[.$N$7];IF(MOD([.D72];[.$M$10])&lt;[.$M$9];[.$N$8];IF(MOD([.D72];[.$M$10])&lt;[.$M$10];[.$N$9]))))))))" office:value-type="float" office:value="100000" calcext:value-type="float">
            <text:p>100000</text:p>
          </table:table-cell>
          <table:table-cell office:value-type="float" office:value="1443146923.64051" calcext:value-type="float">
            <text:p>1443146923.64051</text:p>
          </table:table-cell>
          <table:table-cell table:formula="of:=[.G72]-[.$B$2]" office:value-type="float" office:value="3.64030003547668" calcext:value-type="float">
            <text:p>3.6403000355</text:p>
          </table:table-cell>
          <table:table-cell table:formula="of:=[.C72]/([.H72]-[.H71])" office:value-type="float" office:value="100092.214310572" calcext:value-type="float">
            <text:p>100092.214310572</text:p>
          </table:table-cell>
          <table:table-cell table:formula="of:=[.G72]-[.$B72]" office:value-type="float" office:value="0.281069993972778" calcext:value-type="float">
            <text:p>0.281069994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46923.40278" calcext:value-type="float">
            <text:p>1443146923.40278</text:p>
          </table:table-cell>
          <table:table-cell office:value-type="float" office:value="4320" calcext:value-type="float">
            <text:p>4320</text:p>
          </table:table-cell>
          <table:table-cell table:formula="of:=[.B73]-[.$B$2]" office:value-type="float" office:value="3.40257000923157" calcext:value-type="float">
            <text:p>3.4025700092</text:p>
          </table:table-cell>
          <table:table-cell table:formula="of:=[.C73]/([.D73]-[.D72])" office:value-type="float" office:value="99677.0469961107" calcext:value-type="float">
            <text:p>99677.0469961107</text:p>
          </table:table-cell>
          <table:table-cell table:formula="of:=IF(MOD([.D73];[.$M$10])&lt;[.$M$3];[.$N$2];IF(MOD([.D73];[.$M$10])&lt;[.$M$4];[.$N$3];IF(MOD([.D73];[.$M$10])&lt;[.$M$5];[.$N$4];IF(MOD([.D73];[.$M$10])&lt;[.$M$6];[.$N$5];IF(MOD([.D73];[.$M$10])&lt;[.$M$7];[.$N$6];IF(MOD([.D73];[.$M$10])&lt;[.$M$8];[.$N$7];IF(MOD([.D73];[.$M$10])&lt;[.$M$9];[.$N$8];IF(MOD([.D73];[.$M$10])&lt;[.$M$10];[.$N$9]))))))))" office:value-type="float" office:value="100000" calcext:value-type="float">
            <text:p>100000</text:p>
          </table:table-cell>
          <table:table-cell office:value-type="float" office:value="1443146923.6838" calcext:value-type="float">
            <text:p>1443146923.6838</text:p>
          </table:table-cell>
          <table:table-cell table:formula="of:=[.G73]-[.$B$2]" office:value-type="float" office:value="3.68358993530273" calcext:value-type="float">
            <text:p>3.6835899353</text:p>
          </table:table-cell>
          <table:table-cell table:formula="of:=[.C73]/([.H73]-[.H72])" office:value-type="float" office:value="99792.3307136051" calcext:value-type="float">
            <text:p>99792.3307136051</text:p>
          </table:table-cell>
          <table:table-cell table:formula="of:=[.G73]-[.$B73]" office:value-type="float" office:value="0.281019926071167" calcext:value-type="float">
            <text:p>0.281019926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46923.44609" calcext:value-type="float">
            <text:p>1443146923.44609</text:p>
          </table:table-cell>
          <table:table-cell office:value-type="float" office:value="4320" calcext:value-type="float">
            <text:p>4320</text:p>
          </table:table-cell>
          <table:table-cell table:formula="of:=[.B74]-[.$B$2]" office:value-type="float" office:value="3.44587993621826" calcext:value-type="float">
            <text:p>3.4458799362</text:p>
          </table:table-cell>
          <table:table-cell table:formula="of:=[.C74]/([.D74]-[.D73])" office:value-type="float" office:value="99746.185241254" calcext:value-type="float">
            <text:p>99746.185241254</text:p>
          </table:table-cell>
          <table:table-cell table:formula="of:=IF(MOD([.D74];[.$M$10])&lt;[.$M$3];[.$N$2];IF(MOD([.D74];[.$M$10])&lt;[.$M$4];[.$N$3];IF(MOD([.D74];[.$M$10])&lt;[.$M$5];[.$N$4];IF(MOD([.D74];[.$M$10])&lt;[.$M$6];[.$N$5];IF(MOD([.D74];[.$M$10])&lt;[.$M$7];[.$N$6];IF(MOD([.D74];[.$M$10])&lt;[.$M$8];[.$N$7];IF(MOD([.D74];[.$M$10])&lt;[.$M$9];[.$N$8];IF(MOD([.D74];[.$M$10])&lt;[.$M$10];[.$N$9]))))))))" office:value-type="float" office:value="100000" calcext:value-type="float">
            <text:p>100000</text:p>
          </table:table-cell>
          <table:table-cell office:value-type="float" office:value="1443146923.72722" calcext:value-type="float">
            <text:p>1443146923.72722</text:p>
          </table:table-cell>
          <table:table-cell table:formula="of:=[.G74]-[.$B$2]" office:value-type="float" office:value="3.72701001167297" calcext:value-type="float">
            <text:p>3.7270100117</text:p>
          </table:table-cell>
          <table:table-cell table:formula="of:=[.C74]/([.H74]-[.H73])" office:value-type="float" office:value="99493.1460544595" calcext:value-type="float">
            <text:p>99493.1460544595</text:p>
          </table:table-cell>
          <table:table-cell table:formula="of:=[.G74]-[.$B74]" office:value-type="float" office:value="0.281130075454712" calcext:value-type="float">
            <text:p>0.281130075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46923.48943" calcext:value-type="float">
            <text:p>1443146923.48943</text:p>
          </table:table-cell>
          <table:table-cell office:value-type="float" office:value="4320" calcext:value-type="float">
            <text:p>4320</text:p>
          </table:table-cell>
          <table:table-cell table:formula="of:=[.B75]-[.$B$2]" office:value-type="float" office:value="3.48921990394592" calcext:value-type="float">
            <text:p>3.4892199039</text:p>
          </table:table-cell>
          <table:table-cell table:formula="of:=[.C75]/([.D75]-[.D74])" office:value-type="float" office:value="99677.0469961107" calcext:value-type="float">
            <text:p>99677.0469961107</text:p>
          </table:table-cell>
          <table:table-cell table:formula="of:=IF(MOD([.D75];[.$M$10])&lt;[.$M$3];[.$N$2];IF(MOD([.D75];[.$M$10])&lt;[.$M$4];[.$N$3];IF(MOD([.D75];[.$M$10])&lt;[.$M$5];[.$N$4];IF(MOD([.D75];[.$M$10])&lt;[.$M$6];[.$N$5];IF(MOD([.D75];[.$M$10])&lt;[.$M$7];[.$N$6];IF(MOD([.D75];[.$M$10])&lt;[.$M$8];[.$N$7];IF(MOD([.D75];[.$M$10])&lt;[.$M$9];[.$N$8];IF(MOD([.D75];[.$M$10])&lt;[.$M$10];[.$N$9]))))))))" office:value-type="float" office:value="100000" calcext:value-type="float">
            <text:p>100000</text:p>
          </table:table-cell>
          <table:table-cell office:value-type="float" office:value="1443146923.7704" calcext:value-type="float">
            <text:p>1443146923.7704</text:p>
          </table:table-cell>
          <table:table-cell table:formula="of:=[.G75]-[.$B$2]" office:value-type="float" office:value="3.77019000053406" calcext:value-type="float">
            <text:p>3.7701900005</text:p>
          </table:table-cell>
          <table:table-cell table:formula="of:=[.C75]/([.H75]-[.H74])" office:value-type="float" office:value="100046.34354812" calcext:value-type="float">
            <text:p>100046.34354812</text:p>
          </table:table-cell>
          <table:table-cell table:formula="of:=[.G75]-[.$B75]" office:value-type="float" office:value="0.280970096588135" calcext:value-type="float">
            <text:p>0.2809700966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46923.53277" calcext:value-type="float">
            <text:p>1443146923.53277</text:p>
          </table:table-cell>
          <table:table-cell office:value-type="float" office:value="4320" calcext:value-type="float">
            <text:p>4320</text:p>
          </table:table-cell>
          <table:table-cell table:formula="of:=[.B76]-[.$B$2]" office:value-type="float" office:value="3.53255987167358" calcext:value-type="float">
            <text:p>3.5325598717</text:p>
          </table:table-cell>
          <table:table-cell table:formula="of:=[.C76]/([.D76]-[.D75])" office:value-type="float" office:value="99677.0469961107" calcext:value-type="float">
            <text:p>99677.0469961107</text:p>
          </table:table-cell>
          <table:table-cell table:formula="of:=IF(MOD([.D76];[.$M$10])&lt;[.$M$3];[.$N$2];IF(MOD([.D76];[.$M$10])&lt;[.$M$4];[.$N$3];IF(MOD([.D76];[.$M$10])&lt;[.$M$5];[.$N$4];IF(MOD([.D76];[.$M$10])&lt;[.$M$6];[.$N$5];IF(MOD([.D76];[.$M$10])&lt;[.$M$7];[.$N$6];IF(MOD([.D76];[.$M$10])&lt;[.$M$8];[.$N$7];IF(MOD([.D76];[.$M$10])&lt;[.$M$9];[.$N$8];IF(MOD([.D76];[.$M$10])&lt;[.$M$10];[.$N$9]))))))))" office:value-type="float" office:value="100000" calcext:value-type="float">
            <text:p>100000</text:p>
          </table:table-cell>
          <table:table-cell office:value-type="float" office:value="1443146923.81386" calcext:value-type="float">
            <text:p>1443146923.81386</text:p>
          </table:table-cell>
          <table:table-cell table:formula="of:=[.G76]-[.$B$2]" office:value-type="float" office:value="3.81364989280701" calcext:value-type="float">
            <text:p>3.8136498928</text:p>
          </table:table-cell>
          <table:table-cell table:formula="of:=[.C76]/([.H76]-[.H75])" office:value-type="float" office:value="99401.9951284808" calcext:value-type="float">
            <text:p>99401.9951284808</text:p>
          </table:table-cell>
          <table:table-cell table:formula="of:=[.G76]-[.$B76]" office:value-type="float" office:value="0.281090021133423" calcext:value-type="float">
            <text:p>0.281090021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46923.57612" calcext:value-type="float">
            <text:p>1443146923.57612</text:p>
          </table:table-cell>
          <table:table-cell office:value-type="float" office:value="4320" calcext:value-type="float">
            <text:p>4320</text:p>
          </table:table-cell>
          <table:table-cell table:formula="of:=[.B77]-[.$B$2]" office:value-type="float" office:value="3.57590985298157" calcext:value-type="float">
            <text:p>3.575909853</text:p>
          </table:table-cell>
          <table:table-cell table:formula="of:=[.C77]/([.D77]-[.D76])" office:value-type="float" office:value="99654.0222084115" calcext:value-type="float">
            <text:p>99654.0222084115</text:p>
          </table:table-cell>
          <table:table-cell table:formula="of:=IF(MOD([.D77];[.$M$10])&lt;[.$M$3];[.$N$2];IF(MOD([.D77];[.$M$10])&lt;[.$M$4];[.$N$3];IF(MOD([.D77];[.$M$10])&lt;[.$M$5];[.$N$4];IF(MOD([.D77];[.$M$10])&lt;[.$M$6];[.$N$5];IF(MOD([.D77];[.$M$10])&lt;[.$M$7];[.$N$6];IF(MOD([.D77];[.$M$10])&lt;[.$M$8];[.$N$7];IF(MOD([.D77];[.$M$10])&lt;[.$M$9];[.$N$8];IF(MOD([.D77];[.$M$10])&lt;[.$M$10];[.$N$9]))))))))" office:value-type="float" office:value="100000" calcext:value-type="float">
            <text:p>100000</text:p>
          </table:table-cell>
          <table:table-cell office:value-type="float" office:value="1443146923.8571" calcext:value-type="float">
            <text:p>1443146923.8571</text:p>
          </table:table-cell>
          <table:table-cell table:formula="of:=[.G77]-[.$B$2]" office:value-type="float" office:value="3.85688996315002" calcext:value-type="float">
            <text:p>3.8568899632</text:p>
          </table:table-cell>
          <table:table-cell table:formula="of:=[.C77]/([.H77]-[.H76])" office:value-type="float" office:value="99907.3305323056" calcext:value-type="float">
            <text:p>99907.3305323056</text:p>
          </table:table-cell>
          <table:table-cell table:formula="of:=[.G77]-[.$B77]" office:value-type="float" office:value="0.280980110168457" calcext:value-type="float">
            <text:p>0.2809801102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46923.61948" calcext:value-type="float">
            <text:p>1443146923.61948</text:p>
          </table:table-cell>
          <table:table-cell office:value-type="float" office:value="4320" calcext:value-type="float">
            <text:p>4320</text:p>
          </table:table-cell>
          <table:table-cell table:formula="of:=[.B78]-[.$B$2]" office:value-type="float" office:value="3.61926984786987" calcext:value-type="float">
            <text:p>3.6192698479</text:p>
          </table:table-cell>
          <table:table-cell table:formula="of:=[.C78]/([.D78]-[.D77])" office:value-type="float" office:value="99631.0080554257" calcext:value-type="float">
            <text:p>99631.0080554257</text:p>
          </table:table-cell>
          <table:table-cell table:formula="of:=IF(MOD([.D78];[.$M$10])&lt;[.$M$3];[.$N$2];IF(MOD([.D78];[.$M$10])&lt;[.$M$4];[.$N$3];IF(MOD([.D78];[.$M$10])&lt;[.$M$5];[.$N$4];IF(MOD([.D78];[.$M$10])&lt;[.$M$6];[.$N$5];IF(MOD([.D78];[.$M$10])&lt;[.$M$7];[.$N$6];IF(MOD([.D78];[.$M$10])&lt;[.$M$8];[.$N$7];IF(MOD([.D78];[.$M$10])&lt;[.$M$9];[.$N$8];IF(MOD([.D78];[.$M$10])&lt;[.$M$10];[.$N$9]))))))))" office:value-type="float" office:value="100000" calcext:value-type="float">
            <text:p>100000</text:p>
          </table:table-cell>
          <table:table-cell office:value-type="float" office:value="1443146923.90047" calcext:value-type="float">
            <text:p>1443146923.90047</text:p>
          </table:table-cell>
          <table:table-cell table:formula="of:=[.G78]-[.$B$2]" office:value-type="float" office:value="3.90025997161865" calcext:value-type="float">
            <text:p>3.9002599716</text:p>
          </table:table-cell>
          <table:table-cell table:formula="of:=[.C78]/([.H78]-[.H77])" office:value-type="float" office:value="99608.0045297872" calcext:value-type="float">
            <text:p>99608.0045297872</text:p>
          </table:table-cell>
          <table:table-cell table:formula="of:=[.G78]-[.$B78]" office:value-type="float" office:value="0.280990123748779" calcext:value-type="float">
            <text:p>0.2809901237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46923.6628" calcext:value-type="float">
            <text:p>1443146923.6628</text:p>
          </table:table-cell>
          <table:table-cell office:value-type="float" office:value="4320" calcext:value-type="float">
            <text:p>4320</text:p>
          </table:table-cell>
          <table:table-cell table:formula="of:=[.B79]-[.$B$2]" office:value-type="float" office:value="3.66259002685547" calcext:value-type="float">
            <text:p>3.6625900269</text:p>
          </table:table-cell>
          <table:table-cell table:formula="of:=[.C79]/([.D79]-[.D78])" office:value-type="float" office:value="99722.5796651587" calcext:value-type="float">
            <text:p>99722.5796651587</text:p>
          </table:table-cell>
          <table:table-cell table:formula="of:=IF(MOD([.D79];[.$M$10])&lt;[.$M$3];[.$N$2];IF(MOD([.D79];[.$M$10])&lt;[.$M$4];[.$N$3];IF(MOD([.D79];[.$M$10])&lt;[.$M$5];[.$N$4];IF(MOD([.D79];[.$M$10])&lt;[.$M$6];[.$N$5];IF(MOD([.D79];[.$M$10])&lt;[.$M$7];[.$N$6];IF(MOD([.D79];[.$M$10])&lt;[.$M$8];[.$N$7];IF(MOD([.D79];[.$M$10])&lt;[.$M$9];[.$N$8];IF(MOD([.D79];[.$M$10])&lt;[.$M$10];[.$N$9]))))))))" office:value-type="float" office:value="100000" calcext:value-type="float">
            <text:p>100000</text:p>
          </table:table-cell>
          <table:table-cell office:value-type="float" office:value="1443146923.94395" calcext:value-type="float">
            <text:p>1443146923.94395</text:p>
          </table:table-cell>
          <table:table-cell table:formula="of:=[.G79]-[.$B$2]" office:value-type="float" office:value="3.94373989105225" calcext:value-type="float">
            <text:p>3.9437398911</text:p>
          </table:table-cell>
          <table:table-cell table:formula="of:=[.C79]/([.H79]-[.H78])" office:value-type="float" office:value="99356.2098613792" calcext:value-type="float">
            <text:p>99356.2098613792</text:p>
          </table:table-cell>
          <table:table-cell table:formula="of:=[.G79]-[.$B79]" office:value-type="float" office:value="0.281149864196777" calcext:value-type="float">
            <text:p>0.2811498642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46923.7061" calcext:value-type="float">
            <text:p>1443146923.7061</text:p>
          </table:table-cell>
          <table:table-cell office:value-type="float" office:value="4320" calcext:value-type="float">
            <text:p>4320</text:p>
          </table:table-cell>
          <table:table-cell table:formula="of:=[.B80]-[.$B$2]" office:value-type="float" office:value="3.70588994026184" calcext:value-type="float">
            <text:p>3.7058899403</text:p>
          </table:table-cell>
          <table:table-cell table:formula="of:=[.C80]/([.D80]-[.D79])" office:value-type="float" office:value="99769.2526416061" calcext:value-type="float">
            <text:p>99769.2526416061</text:p>
          </table:table-cell>
          <table:table-cell table:formula="of:=IF(MOD([.D80];[.$M$10])&lt;[.$M$3];[.$N$2];IF(MOD([.D80];[.$M$10])&lt;[.$M$4];[.$N$3];IF(MOD([.D80];[.$M$10])&lt;[.$M$5];[.$N$4];IF(MOD([.D80];[.$M$10])&lt;[.$M$6];[.$N$5];IF(MOD([.D80];[.$M$10])&lt;[.$M$7];[.$N$6];IF(MOD([.D80];[.$M$10])&lt;[.$M$8];[.$N$7];IF(MOD([.D80];[.$M$10])&lt;[.$M$9];[.$N$8];IF(MOD([.D80];[.$M$10])&lt;[.$M$10];[.$N$9]))))))))" office:value-type="float" office:value="100000" calcext:value-type="float">
            <text:p>100000</text:p>
          </table:table-cell>
          <table:table-cell office:value-type="float" office:value="1443146923.98727" calcext:value-type="float">
            <text:p>1443146923.98727</text:p>
          </table:table-cell>
          <table:table-cell table:formula="of:=[.G80]-[.$B$2]" office:value-type="float" office:value="3.98706007003784" calcext:value-type="float">
            <text:p>3.98706007</text:p>
          </table:table-cell>
          <table:table-cell table:formula="of:=[.C80]/([.H80]-[.H79])" office:value-type="float" office:value="99722.5796651587" calcext:value-type="float">
            <text:p>99722.5796651587</text:p>
          </table:table-cell>
          <table:table-cell table:formula="of:=[.G80]-[.$B80]" office:value-type="float" office:value="0.281170129776001" calcext:value-type="float">
            <text:p>0.2811701298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46923.74943" calcext:value-type="float">
            <text:p>1443146923.74943</text:p>
          </table:table-cell>
          <table:table-cell office:value-type="float" office:value="4320" calcext:value-type="float">
            <text:p>4320</text:p>
          </table:table-cell>
          <table:table-cell table:formula="of:=[.B81]-[.$B$2]" office:value-type="float" office:value="3.74921989440918" calcext:value-type="float">
            <text:p>3.7492198944</text:p>
          </table:table-cell>
          <table:table-cell table:formula="of:=[.C81]/([.D81]-[.D80])" office:value-type="float" office:value="99700.0824258965" calcext:value-type="float">
            <text:p>99700.0824258965</text:p>
          </table:table-cell>
          <table:table-cell table:formula="of:=IF(MOD([.D81];[.$M$10])&lt;[.$M$3];[.$N$2];IF(MOD([.D81];[.$M$10])&lt;[.$M$4];[.$N$3];IF(MOD([.D81];[.$M$10])&lt;[.$M$5];[.$N$4];IF(MOD([.D81];[.$M$10])&lt;[.$M$6];[.$N$5];IF(MOD([.D81];[.$M$10])&lt;[.$M$7];[.$N$6];IF(MOD([.D81];[.$M$10])&lt;[.$M$8];[.$N$7];IF(MOD([.D81];[.$M$10])&lt;[.$M$9];[.$N$8];IF(MOD([.D81];[.$M$10])&lt;[.$M$10];[.$N$9]))))))))" office:value-type="float" office:value="100000" calcext:value-type="float">
            <text:p>100000</text:p>
          </table:table-cell>
          <table:table-cell office:value-type="float" office:value="1443146924.03077" calcext:value-type="float">
            <text:p>1443146924.03077</text:p>
          </table:table-cell>
          <table:table-cell table:formula="of:=[.G81]-[.$B$2]" office:value-type="float" office:value="4.03056001663208" calcext:value-type="float">
            <text:p>4.0305600166</text:p>
          </table:table-cell>
          <table:table-cell table:formula="of:=[.C81]/([.H81]-[.H80])" office:value-type="float" office:value="99310.4667528994" calcext:value-type="float">
            <text:p>99310.4667528994</text:p>
          </table:table-cell>
          <table:table-cell table:formula="of:=[.G81]-[.$B81]" office:value-type="float" office:value="0.2813401222229" calcext:value-type="float">
            <text:p>0.281340122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46923.79273" calcext:value-type="float">
            <text:p>1443146923.79273</text:p>
          </table:table-cell>
          <table:table-cell office:value-type="float" office:value="4320" calcext:value-type="float">
            <text:p>4320</text:p>
          </table:table-cell>
          <table:table-cell table:formula="of:=[.B82]-[.$B$2]" office:value-type="float" office:value="3.79252004623413" calcext:value-type="float">
            <text:p>3.7925200462</text:p>
          </table:table-cell>
          <table:table-cell table:formula="of:=[.C82]/([.D82]-[.D81])" office:value-type="float" office:value="99768.7032937989" calcext:value-type="float">
            <text:p>99768.7032937989</text:p>
          </table:table-cell>
          <table:table-cell table:formula="of:=IF(MOD([.D82];[.$M$10])&lt;[.$M$3];[.$N$2];IF(MOD([.D82];[.$M$10])&lt;[.$M$4];[.$N$3];IF(MOD([.D82];[.$M$10])&lt;[.$M$5];[.$N$4];IF(MOD([.D82];[.$M$10])&lt;[.$M$6];[.$N$5];IF(MOD([.D82];[.$M$10])&lt;[.$M$7];[.$N$6];IF(MOD([.D82];[.$M$10])&lt;[.$M$8];[.$N$7];IF(MOD([.D82];[.$M$10])&lt;[.$M$9];[.$N$8];IF(MOD([.D82];[.$M$10])&lt;[.$M$10];[.$N$9]))))))))" office:value-type="float" office:value="100000" calcext:value-type="float">
            <text:p>100000</text:p>
          </table:table-cell>
          <table:table-cell office:value-type="float" office:value="1443146924.04512" calcext:value-type="float">
            <text:p>1443146924.04512</text:p>
          </table:table-cell>
          <table:table-cell table:formula="of:=[.G82]-[.$B$2]" office:value-type="float" office:value="4.04490995407105" calcext:value-type="float">
            <text:p>4.0449099541</text:p>
          </table:table-cell>
          <table:table-cell table:formula="of:=[.C82]/([.H82]-[.H81])" office:value-type="float" office:value="301046.608626304" calcext:value-type="float">
            <text:p>301046.608626304</text:p>
          </table:table-cell>
          <table:table-cell table:formula="of:=[.G82]-[.$B82]" office:value-type="float" office:value="0.252389907836914" calcext:value-type="float">
            <text:p>0.2523899078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46923.83604" calcext:value-type="float">
            <text:p>1443146923.83604</text:p>
          </table:table-cell>
          <table:table-cell office:value-type="float" office:value="4320" calcext:value-type="float">
            <text:p>4320</text:p>
          </table:table-cell>
          <table:table-cell table:formula="of:=[.B83]-[.$B$2]" office:value-type="float" office:value="3.83582997322083" calcext:value-type="float">
            <text:p>3.8358299732</text:p>
          </table:table-cell>
          <table:table-cell table:formula="of:=[.C83]/([.D83]-[.D82])" office:value-type="float" office:value="99746.185241254" calcext:value-type="float">
            <text:p>99746.185241254</text:p>
          </table:table-cell>
          <table:table-cell table:formula="of:=IF(MOD([.D83];[.$M$10])&lt;[.$M$3];[.$N$2];IF(MOD([.D83];[.$M$10])&lt;[.$M$4];[.$N$3];IF(MOD([.D83];[.$M$10])&lt;[.$M$5];[.$N$4];IF(MOD([.D83];[.$M$10])&lt;[.$M$6];[.$N$5];IF(MOD([.D83];[.$M$10])&lt;[.$M$7];[.$N$6];IF(MOD([.D83];[.$M$10])&lt;[.$M$8];[.$N$7];IF(MOD([.D83];[.$M$10])&lt;[.$M$9];[.$N$8];IF(MOD([.D83];[.$M$10])&lt;[.$M$10];[.$N$9]))))))))" office:value-type="float" office:value="100000" calcext:value-type="float">
            <text:p>100000</text:p>
          </table:table-cell>
          <table:table-cell office:value-type="float" office:value="1443146924.07395" calcext:value-type="float">
            <text:p>1443146924.07395</text:p>
          </table:table-cell>
          <table:table-cell table:formula="of:=[.G83]-[.$B$2]" office:value-type="float" office:value="4.07374000549316" calcext:value-type="float">
            <text:p>4.0737400055</text:p>
          </table:table-cell>
          <table:table-cell table:formula="of:=[.C83]/([.H83]-[.H82])" office:value-type="float" office:value="149843.645325086" calcext:value-type="float">
            <text:p>149843.645325086</text:p>
          </table:table-cell>
          <table:table-cell table:formula="of:=[.G83]-[.$B83]" office:value-type="float" office:value="0.237910032272339" calcext:value-type="float">
            <text:p>0.2379100323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46923.87939" calcext:value-type="float">
            <text:p>1443146923.87939</text:p>
          </table:table-cell>
          <table:table-cell office:value-type="float" office:value="4320" calcext:value-type="float">
            <text:p>4320</text:p>
          </table:table-cell>
          <table:table-cell table:formula="of:=[.B84]-[.$B$2]" office:value-type="float" office:value="3.87917995452881" calcext:value-type="float">
            <text:p>3.8791799545</text:p>
          </table:table-cell>
          <table:table-cell table:formula="of:=[.C84]/([.D84]-[.D83])" office:value-type="float" office:value="99654.0222084115" calcext:value-type="float">
            <text:p>99654.0222084115</text:p>
          </table:table-cell>
          <table:table-cell table:formula="of:=IF(MOD([.D84];[.$M$10])&lt;[.$M$3];[.$N$2];IF(MOD([.D84];[.$M$10])&lt;[.$M$4];[.$N$3];IF(MOD([.D84];[.$M$10])&lt;[.$M$5];[.$N$4];IF(MOD([.D84];[.$M$10])&lt;[.$M$6];[.$N$5];IF(MOD([.D84];[.$M$10])&lt;[.$M$7];[.$N$6];IF(MOD([.D84];[.$M$10])&lt;[.$M$8];[.$N$7];IF(MOD([.D84];[.$M$10])&lt;[.$M$9];[.$N$8];IF(MOD([.D84];[.$M$10])&lt;[.$M$10];[.$N$9]))))))))" office:value-type="float" office:value="100000" calcext:value-type="float">
            <text:p>100000</text:p>
          </table:table-cell>
          <table:table-cell office:value-type="float" office:value="1443146924.11723" calcext:value-type="float">
            <text:p>1443146924.11723</text:p>
          </table:table-cell>
          <table:table-cell table:formula="of:=[.G84]-[.$B$2]" office:value-type="float" office:value="4.11701989173889" calcext:value-type="float">
            <text:p>4.1170198917</text:p>
          </table:table-cell>
          <table:table-cell table:formula="of:=[.C84]/([.H84]-[.H83])" office:value-type="float" office:value="99815.4194646585" calcext:value-type="float">
            <text:p>99815.4194646585</text:p>
          </table:table-cell>
          <table:table-cell table:formula="of:=[.G84]-[.$B84]" office:value-type="float" office:value="0.237839937210083" calcext:value-type="float">
            <text:p>0.2378399372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46923.9227" calcext:value-type="float">
            <text:p>1443146923.9227</text:p>
          </table:table-cell>
          <table:table-cell office:value-type="float" office:value="4320" calcext:value-type="float">
            <text:p>4320</text:p>
          </table:table-cell>
          <table:table-cell table:formula="of:=[.B85]-[.$B$2]" office:value-type="float" office:value="3.9224898815155" calcext:value-type="float">
            <text:p>3.9224898815</text:p>
          </table:table-cell>
          <table:table-cell table:formula="of:=[.C85]/([.D85]-[.D84])" office:value-type="float" office:value="99746.185241254" calcext:value-type="float">
            <text:p>99746.185241254</text:p>
          </table:table-cell>
          <table:table-cell table:formula="of:=IF(MOD([.D85];[.$M$10])&lt;[.$M$3];[.$N$2];IF(MOD([.D85];[.$M$10])&lt;[.$M$4];[.$N$3];IF(MOD([.D85];[.$M$10])&lt;[.$M$5];[.$N$4];IF(MOD([.D85];[.$M$10])&lt;[.$M$6];[.$N$5];IF(MOD([.D85];[.$M$10])&lt;[.$M$7];[.$N$6];IF(MOD([.D85];[.$M$10])&lt;[.$M$8];[.$N$7];IF(MOD([.D85];[.$M$10])&lt;[.$M$9];[.$N$8];IF(MOD([.D85];[.$M$10])&lt;[.$M$10];[.$N$9]))))))))" office:value-type="float" office:value="100000" calcext:value-type="float">
            <text:p>100000</text:p>
          </table:table-cell>
          <table:table-cell office:value-type="float" office:value="1443146924.16067" calcext:value-type="float">
            <text:p>1443146924.16067</text:p>
          </table:table-cell>
          <table:table-cell table:formula="of:=[.G85]-[.$B$2]" office:value-type="float" office:value="4.16045999526978" calcext:value-type="float">
            <text:p>4.1604599953</text:p>
          </table:table-cell>
          <table:table-cell table:formula="of:=[.C85]/([.H85]-[.H84])" office:value-type="float" office:value="99447.2767987003" calcext:value-type="float">
            <text:p>99447.2767987003</text:p>
          </table:table-cell>
          <table:table-cell table:formula="of:=[.G85]-[.$B85]" office:value-type="float" office:value="0.237970113754272" calcext:value-type="float">
            <text:p>0.2379701138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46923.96606" calcext:value-type="float">
            <text:p>1443146923.96606</text:p>
          </table:table-cell>
          <table:table-cell office:value-type="float" office:value="4320" calcext:value-type="float">
            <text:p>4320</text:p>
          </table:table-cell>
          <table:table-cell table:formula="of:=[.B86]-[.$B$2]" office:value-type="float" office:value="3.96584987640381" calcext:value-type="float">
            <text:p>3.9658498764</text:p>
          </table:table-cell>
          <table:table-cell table:formula="of:=[.C86]/([.D86]-[.D85])" office:value-type="float" office:value="99631.0080554257" calcext:value-type="float">
            <text:p>99631.0080554257</text:p>
          </table:table-cell>
          <table:table-cell table:formula="of:=IF(MOD([.D86];[.$M$10])&lt;[.$M$3];[.$N$2];IF(MOD([.D86];[.$M$10])&lt;[.$M$4];[.$N$3];IF(MOD([.D86];[.$M$10])&lt;[.$M$5];[.$N$4];IF(MOD([.D86];[.$M$10])&lt;[.$M$6];[.$N$5];IF(MOD([.D86];[.$M$10])&lt;[.$M$7];[.$N$6];IF(MOD([.D86];[.$M$10])&lt;[.$M$8];[.$N$7];IF(MOD([.D86];[.$M$10])&lt;[.$M$9];[.$N$8];IF(MOD([.D86];[.$M$10])&lt;[.$M$10];[.$N$9]))))))))" office:value-type="float" office:value="100000" calcext:value-type="float">
            <text:p>100000</text:p>
          </table:table-cell>
          <table:table-cell office:value-type="float" office:value="1443146924.20396" calcext:value-type="float">
            <text:p>1443146924.20396</text:p>
          </table:table-cell>
          <table:table-cell table:formula="of:=[.G86]-[.$B$2]" office:value-type="float" office:value="4.20374989509583" calcext:value-type="float">
            <text:p>4.2037498951</text:p>
          </table:table-cell>
          <table:table-cell table:formula="of:=[.C86]/([.H86]-[.H85])" office:value-type="float" office:value="99792.3307136051" calcext:value-type="float">
            <text:p>99792.3307136051</text:p>
          </table:table-cell>
          <table:table-cell table:formula="of:=[.G86]-[.$B86]" office:value-type="float" office:value="0.237900018692017" calcext:value-type="float">
            <text:p>0.2379000187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46924.00936" calcext:value-type="float">
            <text:p>1443146924.00936</text:p>
          </table:table-cell>
          <table:table-cell office:value-type="float" office:value="4320" calcext:value-type="float">
            <text:p>4320</text:p>
          </table:table-cell>
          <table:table-cell table:formula="of:=[.B87]-[.$B$2]" office:value-type="float" office:value="4.00915002822876" calcext:value-type="float">
            <text:p>4.0091500282</text:p>
          </table:table-cell>
          <table:table-cell table:formula="of:=[.C87]/([.D87]-[.D86])" office:value-type="float" office:value="99768.7032937989" calcext:value-type="float">
            <text:p>99768.7032937989</text:p>
          </table:table-cell>
          <table:table-cell table:formula="of:=IF(MOD([.D87];[.$M$10])&lt;[.$M$3];[.$N$2];IF(MOD([.D87];[.$M$10])&lt;[.$M$4];[.$N$3];IF(MOD([.D87];[.$M$10])&lt;[.$M$5];[.$N$4];IF(MOD([.D87];[.$M$10])&lt;[.$M$6];[.$N$5];IF(MOD([.D87];[.$M$10])&lt;[.$M$7];[.$N$6];IF(MOD([.D87];[.$M$10])&lt;[.$M$8];[.$N$7];IF(MOD([.D87];[.$M$10])&lt;[.$M$9];[.$N$8];IF(MOD([.D87];[.$M$10])&lt;[.$M$10];[.$N$9]))))))))" office:value-type="float" office:value="100500" calcext:value-type="float">
            <text:p>100500</text:p>
          </table:table-cell>
          <table:table-cell office:value-type="float" office:value="1443146924.24705" calcext:value-type="float">
            <text:p>1443146924.24705</text:p>
          </table:table-cell>
          <table:table-cell table:formula="of:=[.G87]-[.$B$2]" office:value-type="float" office:value="4.24684000015259" calcext:value-type="float">
            <text:p>4.2468400002</text:p>
          </table:table-cell>
          <table:table-cell table:formula="of:=[.C87]/([.H87]-[.H86])" office:value-type="float" office:value="100255.035217697" calcext:value-type="float">
            <text:p>100255.035217697</text:p>
          </table:table-cell>
          <table:table-cell table:formula="of:=[.G87]-[.$B87]" office:value-type="float" office:value="0.237689971923828" calcext:value-type="float">
            <text:p>0.2376899719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46924.05249" calcext:value-type="float">
            <text:p>1443146924.05249</text:p>
          </table:table-cell>
          <table:table-cell office:value-type="float" office:value="4320" calcext:value-type="float">
            <text:p>4320</text:p>
          </table:table-cell>
          <table:table-cell table:formula="of:=[.B88]-[.$B$2]" office:value-type="float" office:value="4.05227994918823" calcext:value-type="float">
            <text:p>4.0522799492</text:p>
          </table:table-cell>
          <table:table-cell table:formula="of:=[.C88]/([.D88]-[.D87])" office:value-type="float" office:value="100162.48358209" calcext:value-type="float">
            <text:p>100162.48358209</text:p>
          </table:table-cell>
          <table:table-cell table:formula="of:=IF(MOD([.D88];[.$M$10])&lt;[.$M$3];[.$N$2];IF(MOD([.D88];[.$M$10])&lt;[.$M$4];[.$N$3];IF(MOD([.D88];[.$M$10])&lt;[.$M$5];[.$N$4];IF(MOD([.D88];[.$M$10])&lt;[.$M$6];[.$N$5];IF(MOD([.D88];[.$M$10])&lt;[.$M$7];[.$N$6];IF(MOD([.D88];[.$M$10])&lt;[.$M$8];[.$N$7];IF(MOD([.D88];[.$M$10])&lt;[.$M$9];[.$N$8];IF(MOD([.D88];[.$M$10])&lt;[.$M$10];[.$N$9]))))))))" office:value-type="float" office:value="100500" calcext:value-type="float">
            <text:p>100500</text:p>
          </table:table-cell>
          <table:table-cell office:value-type="float" office:value="1443146924.29018" calcext:value-type="float">
            <text:p>1443146924.29018</text:p>
          </table:table-cell>
          <table:table-cell table:formula="of:=[.G88]-[.$B$2]" office:value-type="float" office:value="4.28996992111206" calcext:value-type="float">
            <text:p>4.2899699211</text:p>
          </table:table-cell>
          <table:table-cell table:formula="of:=[.C88]/([.H88]-[.H87])" office:value-type="float" office:value="100162.48358209" calcext:value-type="float">
            <text:p>100162.48358209</text:p>
          </table:table-cell>
          <table:table-cell table:formula="of:=[.G88]-[.$B88]" office:value-type="float" office:value="0.237689971923828" calcext:value-type="float">
            <text:p>0.2376899719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46924.09562" calcext:value-type="float">
            <text:p>1443146924.09562</text:p>
          </table:table-cell>
          <table:table-cell office:value-type="float" office:value="4320" calcext:value-type="float">
            <text:p>4320</text:p>
          </table:table-cell>
          <table:table-cell table:formula="of:=[.B89]-[.$B$2]" office:value-type="float" office:value="4.09540987014771" calcext:value-type="float">
            <text:p>4.0954098701</text:p>
          </table:table-cell>
          <table:table-cell table:formula="of:=[.C89]/([.D89]-[.D88])" office:value-type="float" office:value="100162.48358209" calcext:value-type="float">
            <text:p>100162.48358209</text:p>
          </table:table-cell>
          <table:table-cell table:formula="of:=IF(MOD([.D89];[.$M$10])&lt;[.$M$3];[.$N$2];IF(MOD([.D89];[.$M$10])&lt;[.$M$4];[.$N$3];IF(MOD([.D89];[.$M$10])&lt;[.$M$5];[.$N$4];IF(MOD([.D89];[.$M$10])&lt;[.$M$6];[.$N$5];IF(MOD([.D89];[.$M$10])&lt;[.$M$7];[.$N$6];IF(MOD([.D89];[.$M$10])&lt;[.$M$8];[.$N$7];IF(MOD([.D89];[.$M$10])&lt;[.$M$9];[.$N$8];IF(MOD([.D89];[.$M$10])&lt;[.$M$10];[.$N$9]))))))))" office:value-type="float" office:value="100500" calcext:value-type="float">
            <text:p>100500</text:p>
          </table:table-cell>
          <table:table-cell office:value-type="float" office:value="1443146924.37649" calcext:value-type="float">
            <text:p>1443146924.37649</text:p>
          </table:table-cell>
          <table:table-cell table:formula="of:=[.G89]-[.$B$2]" office:value-type="float" office:value="4.3762800693512" calcext:value-type="float">
            <text:p>4.3762800694</text:p>
          </table:table-cell>
          <table:table-cell table:formula="of:=[.C89]/([.H89]-[.H88])" office:value-type="float" office:value="50052.0516779877" calcext:value-type="float">
            <text:p>50052.0516779877</text:p>
          </table:table-cell>
          <table:table-cell table:formula="of:=[.G89]-[.$B89]" office:value-type="float" office:value="0.280870199203491" calcext:value-type="float">
            <text:p>0.2808701992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46924.13875" calcext:value-type="float">
            <text:p>1443146924.13875</text:p>
          </table:table-cell>
          <table:table-cell office:value-type="float" office:value="4320" calcext:value-type="float">
            <text:p>4320</text:p>
          </table:table-cell>
          <table:table-cell table:formula="of:=[.B90]-[.$B$2]" office:value-type="float" office:value="4.13854002952576" calcext:value-type="float">
            <text:p>4.1385400295</text:p>
          </table:table-cell>
          <table:table-cell table:formula="of:=[.C90]/([.D90]-[.D89])" office:value-type="float" office:value="100161.929895357" calcext:value-type="float">
            <text:p>100161.929895357</text:p>
          </table:table-cell>
          <table:table-cell table:formula="of:=IF(MOD([.D90];[.$M$10])&lt;[.$M$3];[.$N$2];IF(MOD([.D90];[.$M$10])&lt;[.$M$4];[.$N$3];IF(MOD([.D90];[.$M$10])&lt;[.$M$5];[.$N$4];IF(MOD([.D90];[.$M$10])&lt;[.$M$6];[.$N$5];IF(MOD([.D90];[.$M$10])&lt;[.$M$7];[.$N$6];IF(MOD([.D90];[.$M$10])&lt;[.$M$8];[.$N$7];IF(MOD([.D90];[.$M$10])&lt;[.$M$9];[.$N$8];IF(MOD([.D90];[.$M$10])&lt;[.$M$10];[.$N$9]))))))))" office:value-type="float" office:value="100500" calcext:value-type="float">
            <text:p>100500</text:p>
          </table:table-cell>
          <table:table-cell office:value-type="float" office:value="1443146924.4195" calcext:value-type="float">
            <text:p>1443146924.4195</text:p>
          </table:table-cell>
          <table:table-cell table:formula="of:=[.G90]-[.$B$2]" office:value-type="float" office:value="4.41929006576538" calcext:value-type="float">
            <text:p>4.4192900658</text:p>
          </table:table-cell>
          <table:table-cell table:formula="of:=[.C90]/([.H90]-[.H89])" office:value-type="float" office:value="100441.766104758" calcext:value-type="float">
            <text:p>100441.766104758</text:p>
          </table:table-cell>
          <table:table-cell table:formula="of:=[.G90]-[.$B90]" office:value-type="float" office:value="0.280750036239624" calcext:value-type="float">
            <text:p>0.2807500362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46924.18188" calcext:value-type="float">
            <text:p>1443146924.18188</text:p>
          </table:table-cell>
          <table:table-cell office:value-type="float" office:value="4320" calcext:value-type="float">
            <text:p>4320</text:p>
          </table:table-cell>
          <table:table-cell table:formula="of:=[.B91]-[.$B$2]" office:value-type="float" office:value="4.18166995048523" calcext:value-type="float">
            <text:p>4.1816699505</text:p>
          </table:table-cell>
          <table:table-cell table:formula="of:=[.C91]/([.D91]-[.D90])" office:value-type="float" office:value="100162.48358209" calcext:value-type="float">
            <text:p>100162.48358209</text:p>
          </table:table-cell>
          <table:table-cell table:formula="of:=IF(MOD([.D91];[.$M$10])&lt;[.$M$3];[.$N$2];IF(MOD([.D91];[.$M$10])&lt;[.$M$4];[.$N$3];IF(MOD([.D91];[.$M$10])&lt;[.$M$5];[.$N$4];IF(MOD([.D91];[.$M$10])&lt;[.$M$6];[.$N$5];IF(MOD([.D91];[.$M$10])&lt;[.$M$7];[.$N$6];IF(MOD([.D91];[.$M$10])&lt;[.$M$8];[.$N$7];IF(MOD([.D91];[.$M$10])&lt;[.$M$9];[.$N$8];IF(MOD([.D91];[.$M$10])&lt;[.$M$10];[.$N$9]))))))))" office:value-type="float" office:value="100500" calcext:value-type="float">
            <text:p>100500</text:p>
          </table:table-cell>
          <table:table-cell office:value-type="float" office:value="1443146924.46273" calcext:value-type="float">
            <text:p>1443146924.46273</text:p>
          </table:table-cell>
          <table:table-cell table:formula="of:=[.G91]-[.$B$2]" office:value-type="float" office:value="4.4625198841095" calcext:value-type="float">
            <text:p>4.4625198841</text:p>
          </table:table-cell>
          <table:table-cell table:formula="of:=[.C91]/([.H91]-[.H90])" office:value-type="float" office:value="99931.0236654736" calcext:value-type="float">
            <text:p>99931.0236654736</text:p>
          </table:table-cell>
          <table:table-cell table:formula="of:=[.G91]-[.$B91]" office:value-type="float" office:value="0.280849933624268" calcext:value-type="float">
            <text:p>0.280849933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46924.22502" calcext:value-type="float">
            <text:p>1443146924.22502</text:p>
          </table:table-cell>
          <table:table-cell office:value-type="float" office:value="4320" calcext:value-type="float">
            <text:p>4320</text:p>
          </table:table-cell>
          <table:table-cell table:formula="of:=[.B92]-[.$B$2]" office:value-type="float" office:value="4.22480988502502" calcext:value-type="float">
            <text:p>4.224809885</text:p>
          </table:table-cell>
          <table:table-cell table:formula="of:=[.C92]/([.D92]-[.D91])" office:value-type="float" office:value="100139.234008688" calcext:value-type="float">
            <text:p>100139.234008688</text:p>
          </table:table-cell>
          <table:table-cell table:formula="of:=IF(MOD([.D92];[.$M$10])&lt;[.$M$3];[.$N$2];IF(MOD([.D92];[.$M$10])&lt;[.$M$4];[.$N$3];IF(MOD([.D92];[.$M$10])&lt;[.$M$5];[.$N$4];IF(MOD([.D92];[.$M$10])&lt;[.$M$6];[.$N$5];IF(MOD([.D92];[.$M$10])&lt;[.$M$7];[.$N$6];IF(MOD([.D92];[.$M$10])&lt;[.$M$8];[.$N$7];IF(MOD([.D92];[.$M$10])&lt;[.$M$9];[.$N$8];IF(MOD([.D92];[.$M$10])&lt;[.$M$10];[.$N$9]))))))))" office:value-type="float" office:value="100500" calcext:value-type="float">
            <text:p>100500</text:p>
          </table:table-cell>
          <table:table-cell office:value-type="float" office:value="1443146924.50581" calcext:value-type="float">
            <text:p>1443146924.50581</text:p>
          </table:table-cell>
          <table:table-cell table:formula="of:=[.G92]-[.$B$2]" office:value-type="float" office:value="4.50559997558594" calcext:value-type="float">
            <text:p>4.5055999756</text:p>
          </table:table-cell>
          <table:table-cell table:formula="of:=[.C92]/([.H92]-[.H91])" office:value-type="float" office:value="100278.338600152" calcext:value-type="float">
            <text:p>100278.338600152</text:p>
          </table:table-cell>
          <table:table-cell table:formula="of:=[.G92]-[.$B92]" office:value-type="float" office:value="0.280790090560913" calcext:value-type="float">
            <text:p>0.2807900906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46924.26816" calcext:value-type="float">
            <text:p>1443146924.26816</text:p>
          </table:table-cell>
          <table:table-cell office:value-type="float" office:value="4320" calcext:value-type="float">
            <text:p>4320</text:p>
          </table:table-cell>
          <table:table-cell table:formula="of:=[.B93]-[.$B$2]" office:value-type="float" office:value="4.2679500579834" calcext:value-type="float">
            <text:p>4.267950058</text:p>
          </table:table-cell>
          <table:table-cell table:formula="of:=[.C93]/([.D93]-[.D92])" office:value-type="float" office:value="100138.680578967" calcext:value-type="float">
            <text:p>100138.680578967</text:p>
          </table:table-cell>
          <table:table-cell table:formula="of:=IF(MOD([.D93];[.$M$10])&lt;[.$M$3];[.$N$2];IF(MOD([.D93];[.$M$10])&lt;[.$M$4];[.$N$3];IF(MOD([.D93];[.$M$10])&lt;[.$M$5];[.$N$4];IF(MOD([.D93];[.$M$10])&lt;[.$M$6];[.$N$5];IF(MOD([.D93];[.$M$10])&lt;[.$M$7];[.$N$6];IF(MOD([.D93];[.$M$10])&lt;[.$M$8];[.$N$7];IF(MOD([.D93];[.$M$10])&lt;[.$M$9];[.$N$8];IF(MOD([.D93];[.$M$10])&lt;[.$M$10];[.$N$9]))))))))" office:value-type="float" office:value="100500" calcext:value-type="float">
            <text:p>100500</text:p>
          </table:table-cell>
          <table:table-cell office:value-type="float" office:value="1443146924.54894" calcext:value-type="float">
            <text:p>1443146924.54894</text:p>
          </table:table-cell>
          <table:table-cell table:formula="of:=[.G93]-[.$B$2]" office:value-type="float" office:value="4.54872989654541" calcext:value-type="float">
            <text:p>4.5487298965</text:p>
          </table:table-cell>
          <table:table-cell table:formula="of:=[.C93]/([.H93]-[.H92])" office:value-type="float" office:value="100162.48358209" calcext:value-type="float">
            <text:p>100162.48358209</text:p>
          </table:table-cell>
          <table:table-cell table:formula="of:=[.G93]-[.$B93]" office:value-type="float" office:value="0.280779838562012" calcext:value-type="float">
            <text:p>0.2807798386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46924.31129" calcext:value-type="float">
            <text:p>1443146924.31129</text:p>
          </table:table-cell>
          <table:table-cell office:value-type="float" office:value="4320" calcext:value-type="float">
            <text:p>4320</text:p>
          </table:table-cell>
          <table:table-cell table:formula="of:=[.B94]-[.$B$2]" office:value-type="float" office:value="4.31107997894287" calcext:value-type="float">
            <text:p>4.3110799789</text:p>
          </table:table-cell>
          <table:table-cell table:formula="of:=[.C94]/([.D94]-[.D93])" office:value-type="float" office:value="100162.48358209" calcext:value-type="float">
            <text:p>100162.48358209</text:p>
          </table:table-cell>
          <table:table-cell table:formula="of:=IF(MOD([.D94];[.$M$10])&lt;[.$M$3];[.$N$2];IF(MOD([.D94];[.$M$10])&lt;[.$M$4];[.$N$3];IF(MOD([.D94];[.$M$10])&lt;[.$M$5];[.$N$4];IF(MOD([.D94];[.$M$10])&lt;[.$M$6];[.$N$5];IF(MOD([.D94];[.$M$10])&lt;[.$M$7];[.$N$6];IF(MOD([.D94];[.$M$10])&lt;[.$M$8];[.$N$7];IF(MOD([.D94];[.$M$10])&lt;[.$M$9];[.$N$8];IF(MOD([.D94];[.$M$10])&lt;[.$M$10];[.$N$9]))))))))" office:value-type="float" office:value="100500" calcext:value-type="float">
            <text:p>100500</text:p>
          </table:table-cell>
          <table:table-cell office:value-type="float" office:value="1443146924.59215" calcext:value-type="float">
            <text:p>1443146924.59215</text:p>
          </table:table-cell>
          <table:table-cell table:formula="of:=[.G94]-[.$B$2]" office:value-type="float" office:value="4.59193992614746" calcext:value-type="float">
            <text:p>4.5919399261</text:p>
          </table:table-cell>
          <table:table-cell table:formula="of:=[.C94]/([.H94]-[.H93])" office:value-type="float" office:value="99976.7887174733" calcext:value-type="float">
            <text:p>99976.7887174733</text:p>
          </table:table-cell>
          <table:table-cell table:formula="of:=[.G94]-[.$B94]" office:value-type="float" office:value="0.28085994720459" calcext:value-type="float">
            <text:p>0.2808599472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46924.35443" calcext:value-type="float">
            <text:p>1443146924.35443</text:p>
          </table:table-cell>
          <table:table-cell office:value-type="float" office:value="4320" calcext:value-type="float">
            <text:p>4320</text:p>
          </table:table-cell>
          <table:table-cell table:formula="of:=[.B95]-[.$B$2]" office:value-type="float" office:value="4.35421991348267" calcext:value-type="float">
            <text:p>4.3542199135</text:p>
          </table:table-cell>
          <table:table-cell table:formula="of:=[.C95]/([.D95]-[.D94])" office:value-type="float" office:value="100139.234008688" calcext:value-type="float">
            <text:p>100139.234008688</text:p>
          </table:table-cell>
          <table:table-cell table:formula="of:=IF(MOD([.D95];[.$M$10])&lt;[.$M$3];[.$N$2];IF(MOD([.D95];[.$M$10])&lt;[.$M$4];[.$N$3];IF(MOD([.D95];[.$M$10])&lt;[.$M$5];[.$N$4];IF(MOD([.D95];[.$M$10])&lt;[.$M$6];[.$N$5];IF(MOD([.D95];[.$M$10])&lt;[.$M$7];[.$N$6];IF(MOD([.D95];[.$M$10])&lt;[.$M$8];[.$N$7];IF(MOD([.D95];[.$M$10])&lt;[.$M$9];[.$N$8];IF(MOD([.D95];[.$M$10])&lt;[.$M$10];[.$N$9]))))))))" office:value-type="float" office:value="100500" calcext:value-type="float">
            <text:p>100500</text:p>
          </table:table-cell>
          <table:table-cell office:value-type="float" office:value="1443146924.63525" calcext:value-type="float">
            <text:p>1443146924.63525</text:p>
          </table:table-cell>
          <table:table-cell table:formula="of:=[.G95]-[.$B$2]" office:value-type="float" office:value="4.63504004478455" calcext:value-type="float">
            <text:p>4.6350400448</text:p>
          </table:table-cell>
          <table:table-cell table:formula="of:=[.C95]/([.H95]-[.H94])" office:value-type="float" office:value="100231.742663532" calcext:value-type="float">
            <text:p>100231.742663532</text:p>
          </table:table-cell>
          <table:table-cell table:formula="of:=[.G95]-[.$B95]" office:value-type="float" office:value="0.28082013130188" calcext:value-type="float">
            <text:p>0.280820131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46924.39757" calcext:value-type="float">
            <text:p>1443146924.39757</text:p>
          </table:table-cell>
          <table:table-cell office:value-type="float" office:value="4320" calcext:value-type="float">
            <text:p>4320</text:p>
          </table:table-cell>
          <table:table-cell table:formula="of:=[.B96]-[.$B$2]" office:value-type="float" office:value="4.39735984802246" calcext:value-type="float">
            <text:p>4.397359848</text:p>
          </table:table-cell>
          <table:table-cell table:formula="of:=[.C96]/([.D96]-[.D95])" office:value-type="float" office:value="100139.234008688" calcext:value-type="float">
            <text:p>100139.234008688</text:p>
          </table:table-cell>
          <table:table-cell table:formula="of:=IF(MOD([.D96];[.$M$10])&lt;[.$M$3];[.$N$2];IF(MOD([.D96];[.$M$10])&lt;[.$M$4];[.$N$3];IF(MOD([.D96];[.$M$10])&lt;[.$M$5];[.$N$4];IF(MOD([.D96];[.$M$10])&lt;[.$M$6];[.$N$5];IF(MOD([.D96];[.$M$10])&lt;[.$M$7];[.$N$6];IF(MOD([.D96];[.$M$10])&lt;[.$M$8];[.$N$7];IF(MOD([.D96];[.$M$10])&lt;[.$M$9];[.$N$8];IF(MOD([.D96];[.$M$10])&lt;[.$M$10];[.$N$9]))))))))" office:value-type="float" office:value="100500" calcext:value-type="float">
            <text:p>100500</text:p>
          </table:table-cell>
          <table:table-cell office:value-type="float" office:value="1443146924.68068" calcext:value-type="float">
            <text:p>1443146924.68068</text:p>
          </table:table-cell>
          <table:table-cell table:formula="of:=[.G96]-[.$B$2]" office:value-type="float" office:value="4.68046998977661" calcext:value-type="float">
            <text:p>4.6804699898</text:p>
          </table:table-cell>
          <table:table-cell table:formula="of:=[.C96]/([.H96]-[.H95])" office:value-type="float" office:value="95091.464468084" calcext:value-type="float">
            <text:p>95091.464468084</text:p>
          </table:table-cell>
          <table:table-cell table:formula="of:=[.G96]-[.$B96]" office:value-type="float" office:value="0.28311014175415" calcext:value-type="float">
            <text:p>0.2831101418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46924.4407" calcext:value-type="float">
            <text:p>1443146924.4407</text:p>
          </table:table-cell>
          <table:table-cell office:value-type="float" office:value="4320" calcext:value-type="float">
            <text:p>4320</text:p>
          </table:table-cell>
          <table:table-cell table:formula="of:=[.B97]-[.$B$2]" office:value-type="float" office:value="4.44049000740051" calcext:value-type="float">
            <text:p>4.4404900074</text:p>
          </table:table-cell>
          <table:table-cell table:formula="of:=[.C97]/([.D97]-[.D96])" office:value-type="float" office:value="100161.929895357" calcext:value-type="float">
            <text:p>100161.929895357</text:p>
          </table:table-cell>
          <table:table-cell table:formula="of:=IF(MOD([.D97];[.$M$10])&lt;[.$M$3];[.$N$2];IF(MOD([.D97];[.$M$10])&lt;[.$M$4];[.$N$3];IF(MOD([.D97];[.$M$10])&lt;[.$M$5];[.$N$4];IF(MOD([.D97];[.$M$10])&lt;[.$M$6];[.$N$5];IF(MOD([.D97];[.$M$10])&lt;[.$M$7];[.$N$6];IF(MOD([.D97];[.$M$10])&lt;[.$M$8];[.$N$7];IF(MOD([.D97];[.$M$10])&lt;[.$M$9];[.$N$8];IF(MOD([.D97];[.$M$10])&lt;[.$M$10];[.$N$9]))))))))" office:value-type="float" office:value="100500" calcext:value-type="float">
            <text:p>100500</text:p>
          </table:table-cell>
          <table:table-cell office:value-type="float" office:value="1443146924.80775" calcext:value-type="float">
            <text:p>1443146924.80775</text:p>
          </table:table-cell>
          <table:table-cell table:formula="of:=[.G97]-[.$B$2]" office:value-type="float" office:value="4.80753993988037" calcext:value-type="float">
            <text:p>4.8075399399</text:p>
          </table:table-cell>
          <table:table-cell table:formula="of:=[.C97]/([.H97]-[.H96])" office:value-type="float" office:value="33997.0228718314" calcext:value-type="float">
            <text:p>33997.0228718314</text:p>
          </table:table-cell>
          <table:table-cell table:formula="of:=[.G97]-[.$B97]" office:value-type="float" office:value="0.367049932479858" calcext:value-type="float">
            <text:p>0.367049932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46924.48383" calcext:value-type="float">
            <text:p>1443146924.48383</text:p>
          </table:table-cell>
          <table:table-cell office:value-type="float" office:value="4320" calcext:value-type="float">
            <text:p>4320</text:p>
          </table:table-cell>
          <table:table-cell table:formula="of:=[.B98]-[.$B$2]" office:value-type="float" office:value="4.48361992835999" calcext:value-type="float">
            <text:p>4.4836199284</text:p>
          </table:table-cell>
          <table:table-cell table:formula="of:=[.C98]/([.D98]-[.D97])" office:value-type="float" office:value="100162.48358209" calcext:value-type="float">
            <text:p>100162.48358209</text:p>
          </table:table-cell>
          <table:table-cell table:formula="of:=IF(MOD([.D98];[.$M$10])&lt;[.$M$3];[.$N$2];IF(MOD([.D98];[.$M$10])&lt;[.$M$4];[.$N$3];IF(MOD([.D98];[.$M$10])&lt;[.$M$5];[.$N$4];IF(MOD([.D98];[.$M$10])&lt;[.$M$6];[.$N$5];IF(MOD([.D98];[.$M$10])&lt;[.$M$7];[.$N$6];IF(MOD([.D98];[.$M$10])&lt;[.$M$8];[.$N$7];IF(MOD([.D98];[.$M$10])&lt;[.$M$9];[.$N$8];IF(MOD([.D98];[.$M$10])&lt;[.$M$10];[.$N$9]))))))))" office:value-type="float" office:value="100500" calcext:value-type="float">
            <text:p>100500</text:p>
          </table:table-cell>
          <table:table-cell office:value-type="float" office:value="1443146924.8221" calcext:value-type="float">
            <text:p>1443146924.8221</text:p>
          </table:table-cell>
          <table:table-cell table:formula="of:=[.G98]-[.$B$2]" office:value-type="float" office:value="4.82188987731934" calcext:value-type="float">
            <text:p>4.8218898773</text:p>
          </table:table-cell>
          <table:table-cell table:formula="of:=[.C98]/([.H98]-[.H97])" office:value-type="float" office:value="301046.608626304" calcext:value-type="float">
            <text:p>301046.608626304</text:p>
          </table:table-cell>
          <table:table-cell table:formula="of:=[.G98]-[.$B98]" office:value-type="float" office:value="0.338269948959351" calcext:value-type="float">
            <text:p>0.338269949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46924.52696" calcext:value-type="float">
            <text:p>1443146924.52696</text:p>
          </table:table-cell>
          <table:table-cell office:value-type="float" office:value="4320" calcext:value-type="float">
            <text:p>4320</text:p>
          </table:table-cell>
          <table:table-cell table:formula="of:=[.B99]-[.$B$2]" office:value-type="float" office:value="4.52674984931946" calcext:value-type="float">
            <text:p>4.5267498493</text:p>
          </table:table-cell>
          <table:table-cell table:formula="of:=[.C99]/([.D99]-[.D98])" office:value-type="float" office:value="100162.48358209" calcext:value-type="float">
            <text:p>100162.48358209</text:p>
          </table:table-cell>
          <table:table-cell table:formula="of:=IF(MOD([.D99];[.$M$10])&lt;[.$M$3];[.$N$2];IF(MOD([.D99];[.$M$10])&lt;[.$M$4];[.$N$3];IF(MOD([.D99];[.$M$10])&lt;[.$M$5];[.$N$4];IF(MOD([.D99];[.$M$10])&lt;[.$M$6];[.$N$5];IF(MOD([.D99];[.$M$10])&lt;[.$M$7];[.$N$6];IF(MOD([.D99];[.$M$10])&lt;[.$M$8];[.$N$7];IF(MOD([.D99];[.$M$10])&lt;[.$M$9];[.$N$8];IF(MOD([.D99];[.$M$10])&lt;[.$M$10];[.$N$9]))))))))" office:value-type="float" office:value="100500" calcext:value-type="float">
            <text:p>100500</text:p>
          </table:table-cell>
          <table:table-cell office:value-type="float" office:value="1443146924.85097" calcext:value-type="float">
            <text:p>1443146924.85097</text:p>
          </table:table-cell>
          <table:table-cell table:formula="of:=[.G99]-[.$B$2]" office:value-type="float" office:value="4.85075998306274" calcext:value-type="float">
            <text:p>4.8507599831</text:p>
          </table:table-cell>
          <table:table-cell table:formula="of:=[.C99]/([.H99]-[.H98])" office:value-type="float" office:value="149635.752580725" calcext:value-type="float">
            <text:p>149635.752580725</text:p>
          </table:table-cell>
          <table:table-cell table:formula="of:=[.G99]-[.$B99]" office:value-type="float" office:value="0.324010133743286" calcext:value-type="float">
            <text:p>0.3240101337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46924.57008" calcext:value-type="float">
            <text:p>1443146924.57008</text:p>
          </table:table-cell>
          <table:table-cell office:value-type="float" office:value="4320" calcext:value-type="float">
            <text:p>4320</text:p>
          </table:table-cell>
          <table:table-cell table:formula="of:=[.B100]-[.$B$2]" office:value-type="float" office:value="4.56986999511719" calcext:value-type="float">
            <text:p>4.5698699951</text:p>
          </table:table-cell>
          <table:table-cell table:formula="of:=[.C100]/([.D100]-[.D99])" office:value-type="float" office:value="100185.190009897" calcext:value-type="float">
            <text:p>100185.190009897</text:p>
          </table:table-cell>
          <table:table-cell table:formula="of:=IF(MOD([.D100];[.$M$10])&lt;[.$M$3];[.$N$2];IF(MOD([.D100];[.$M$10])&lt;[.$M$4];[.$N$3];IF(MOD([.D100];[.$M$10])&lt;[.$M$5];[.$N$4];IF(MOD([.D100];[.$M$10])&lt;[.$M$6];[.$N$5];IF(MOD([.D100];[.$M$10])&lt;[.$M$7];[.$N$6];IF(MOD([.D100];[.$M$10])&lt;[.$M$8];[.$N$7];IF(MOD([.D100];[.$M$10])&lt;[.$M$9];[.$N$8];IF(MOD([.D100];[.$M$10])&lt;[.$M$10];[.$N$9]))))))))" office:value-type="float" office:value="100500" calcext:value-type="float">
            <text:p>100500</text:p>
          </table:table-cell>
          <table:table-cell office:value-type="float" office:value="1443146924.89403" calcext:value-type="float">
            <text:p>1443146924.89403</text:p>
          </table:table-cell>
          <table:table-cell table:formula="of:=[.G100]-[.$B$2]" office:value-type="float" office:value="4.89382004737854" calcext:value-type="float">
            <text:p>4.8938200474</text:p>
          </table:table-cell>
          <table:table-cell table:formula="of:=[.C100]/([.H100]-[.H99])" office:value-type="float" office:value="100324.977880149" calcext:value-type="float">
            <text:p>100324.977880149</text:p>
          </table:table-cell>
          <table:table-cell table:formula="of:=[.G100]-[.$B100]" office:value-type="float" office:value="0.323950052261353" calcext:value-type="float">
            <text:p>0.3239500523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46924.61323" calcext:value-type="float">
            <text:p>1443146924.61323</text:p>
          </table:table-cell>
          <table:table-cell office:value-type="float" office:value="4320" calcext:value-type="float">
            <text:p>4320</text:p>
          </table:table-cell>
          <table:table-cell table:formula="of:=[.B101]-[.$B$2]" office:value-type="float" office:value="4.61301994323731" calcext:value-type="float">
            <text:p>4.6130199432</text:p>
          </table:table-cell>
          <table:table-cell table:formula="of:=[.C101]/([.D101]-[.D100])" office:value-type="float" office:value="100115.995226097" calcext:value-type="float">
            <text:p>100115.995226097</text:p>
          </table:table-cell>
          <table:table-cell table:formula="of:=IF(MOD([.D101];[.$M$10])&lt;[.$M$3];[.$N$2];IF(MOD([.D101];[.$M$10])&lt;[.$M$4];[.$N$3];IF(MOD([.D101];[.$M$10])&lt;[.$M$5];[.$N$4];IF(MOD([.D101];[.$M$10])&lt;[.$M$6];[.$N$5];IF(MOD([.D101];[.$M$10])&lt;[.$M$7];[.$N$6];IF(MOD([.D101];[.$M$10])&lt;[.$M$8];[.$N$7];IF(MOD([.D101];[.$M$10])&lt;[.$M$9];[.$N$8];IF(MOD([.D101];[.$M$10])&lt;[.$M$10];[.$N$9]))))))))" office:value-type="float" office:value="100500" calcext:value-type="float">
            <text:p>100500</text:p>
          </table:table-cell>
          <table:table-cell office:value-type="float" office:value="1443146924.93727" calcext:value-type="float">
            <text:p>1443146924.93727</text:p>
          </table:table-cell>
          <table:table-cell table:formula="of:=[.G101]-[.$B$2]" office:value-type="float" office:value="4.93705987930298" calcext:value-type="float">
            <text:p>4.9370598793</text:p>
          </table:table-cell>
          <table:table-cell table:formula="of:=[.C101]/([.H101]-[.H100])" office:value-type="float" office:value="99907.8814077999" calcext:value-type="float">
            <text:p>99907.8814077999</text:p>
          </table:table-cell>
          <table:table-cell table:formula="of:=[.G101]-[.$B101]" office:value-type="float" office:value="0.324039936065674" calcext:value-type="float">
            <text:p>0.324039936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46924.65635" calcext:value-type="float">
            <text:p>1443146924.65635</text:p>
          </table:table-cell>
          <table:table-cell office:value-type="float" office:value="4320" calcext:value-type="float">
            <text:p>4320</text:p>
          </table:table-cell>
          <table:table-cell table:formula="of:=[.B102]-[.$B$2]" office:value-type="float" office:value="4.65613985061646" calcext:value-type="float">
            <text:p>4.6561398506</text:p>
          </table:table-cell>
          <table:table-cell table:formula="of:=[.C102]/([.D102]-[.D101])" office:value-type="float" office:value="100185.74395382" calcext:value-type="float">
            <text:p>100185.74395382</text:p>
          </table:table-cell>
          <table:table-cell table:formula="of:=IF(MOD([.D102];[.$M$10])&lt;[.$M$3];[.$N$2];IF(MOD([.D102];[.$M$10])&lt;[.$M$4];[.$N$3];IF(MOD([.D102];[.$M$10])&lt;[.$M$5];[.$N$4];IF(MOD([.D102];[.$M$10])&lt;[.$M$6];[.$N$5];IF(MOD([.D102];[.$M$10])&lt;[.$M$7];[.$N$6];IF(MOD([.D102];[.$M$10])&lt;[.$M$8];[.$N$7];IF(MOD([.D102];[.$M$10])&lt;[.$M$9];[.$N$8];IF(MOD([.D102];[.$M$10])&lt;[.$M$10];[.$N$9]))))))))" office:value-type="float" office:value="100500" calcext:value-type="float">
            <text:p>100500</text:p>
          </table:table-cell>
          <table:table-cell office:value-type="float" office:value="1443146924.98037" calcext:value-type="float">
            <text:p>1443146924.98037</text:p>
          </table:table-cell>
          <table:table-cell table:formula="of:=[.G102]-[.$B$2]" office:value-type="float" office:value="4.98015999794006" calcext:value-type="float">
            <text:p>4.9801599979</text:p>
          </table:table-cell>
          <table:table-cell table:formula="of:=[.C102]/([.H102]-[.H101])" office:value-type="float" office:value="100231.742663532" calcext:value-type="float">
            <text:p>100231.742663532</text:p>
          </table:table-cell>
          <table:table-cell table:formula="of:=[.G102]-[.$B102]" office:value-type="float" office:value="0.324020147323608" calcext:value-type="float">
            <text:p>0.3240201473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46924.69949" calcext:value-type="float">
            <text:p>1443146924.69949</text:p>
          </table:table-cell>
          <table:table-cell office:value-type="float" office:value="4320" calcext:value-type="float">
            <text:p>4320</text:p>
          </table:table-cell>
          <table:table-cell table:formula="of:=[.B103]-[.$B$2]" office:value-type="float" office:value="4.69928002357483" calcext:value-type="float">
            <text:p>4.6992800236</text:p>
          </table:table-cell>
          <table:table-cell table:formula="of:=[.C103]/([.D103]-[.D102])" office:value-type="float" office:value="100138.680578967" calcext:value-type="float">
            <text:p>100138.680578967</text:p>
          </table:table-cell>
          <table:table-cell table:formula="of:=IF(MOD([.D103];[.$M$10])&lt;[.$M$3];[.$N$2];IF(MOD([.D103];[.$M$10])&lt;[.$M$4];[.$N$3];IF(MOD([.D103];[.$M$10])&lt;[.$M$5];[.$N$4];IF(MOD([.D103];[.$M$10])&lt;[.$M$6];[.$N$5];IF(MOD([.D103];[.$M$10])&lt;[.$M$7];[.$N$6];IF(MOD([.D103];[.$M$10])&lt;[.$M$8];[.$N$7];IF(MOD([.D103];[.$M$10])&lt;[.$M$9];[.$N$8];IF(MOD([.D103];[.$M$10])&lt;[.$M$10];[.$N$9]))))))))" office:value-type="float" office:value="100500" calcext:value-type="float">
            <text:p>100500</text:p>
          </table:table-cell>
          <table:table-cell office:value-type="float" office:value="1443146925.02346" calcext:value-type="float">
            <text:p>1443146925.02346</text:p>
          </table:table-cell>
          <table:table-cell table:formula="of:=[.G103]-[.$B$2]" office:value-type="float" office:value="5.02324986457825" calcext:value-type="float">
            <text:p>5.0232498646</text:p>
          </table:table-cell>
          <table:table-cell table:formula="of:=[.C103]/([.H103]-[.H102])" office:value-type="float" office:value="100255.589934267" calcext:value-type="float">
            <text:p>100255.589934267</text:p>
          </table:table-cell>
          <table:table-cell table:formula="of:=[.G103]-[.$B103]" office:value-type="float" office:value="0.323969841003418" calcext:value-type="float">
            <text:p>0.323969841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46924.74265" calcext:value-type="float">
            <text:p>1443146924.74265</text:p>
          </table:table-cell>
          <table:table-cell office:value-type="float" office:value="4320" calcext:value-type="float">
            <text:p>4320</text:p>
          </table:table-cell>
          <table:table-cell table:formula="of:=[.B104]-[.$B$2]" office:value-type="float" office:value="4.74243998527527" calcext:value-type="float">
            <text:p>4.7424399853</text:p>
          </table:table-cell>
          <table:table-cell table:formula="of:=[.C104]/([.D104]-[.D103])" office:value-type="float" office:value="100092.767226807" calcext:value-type="float">
            <text:p>100092.767226807</text:p>
          </table:table-cell>
          <table:table-cell table:formula="of:=IF(MOD([.D104];[.$M$10])&lt;[.$M$3];[.$N$2];IF(MOD([.D104];[.$M$10])&lt;[.$M$4];[.$N$3];IF(MOD([.D104];[.$M$10])&lt;[.$M$5];[.$N$4];IF(MOD([.D104];[.$M$10])&lt;[.$M$6];[.$N$5];IF(MOD([.D104];[.$M$10])&lt;[.$M$7];[.$N$6];IF(MOD([.D104];[.$M$10])&lt;[.$M$8];[.$N$7];IF(MOD([.D104];[.$M$10])&lt;[.$M$9];[.$N$8];IF(MOD([.D104];[.$M$10])&lt;[.$M$10];[.$N$9]))))))))" office:value-type="float" office:value="100500" calcext:value-type="float">
            <text:p>100500</text:p>
          </table:table-cell>
          <table:table-cell office:value-type="float" office:value="1443146925.03662" calcext:value-type="float">
            <text:p>1443146925.03662</text:p>
          </table:table-cell>
          <table:table-cell table:formula="of:=[.G104]-[.$B$2]" office:value-type="float" office:value="5.03640985488892" calcext:value-type="float">
            <text:p>5.0364098549</text:p>
          </table:table-cell>
          <table:table-cell table:formula="of:=[.C104]/([.H104]-[.H103])" office:value-type="float" office:value="328267.718897766" calcext:value-type="float">
            <text:p>328267.718897766</text:p>
          </table:table-cell>
          <table:table-cell table:formula="of:=[.G104]-[.$B104]" office:value-type="float" office:value="0.293969869613647" calcext:value-type="float">
            <text:p>0.2939698696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46924.78578" calcext:value-type="float">
            <text:p>1443146924.78578</text:p>
          </table:table-cell>
          <table:table-cell office:value-type="float" office:value="4320" calcext:value-type="float">
            <text:p>4320</text:p>
          </table:table-cell>
          <table:table-cell table:formula="of:=[.B105]-[.$B$2]" office:value-type="float" office:value="4.78556990623474" calcext:value-type="float">
            <text:p>4.7855699062</text:p>
          </table:table-cell>
          <table:table-cell table:formula="of:=[.C105]/([.D105]-[.D104])" office:value-type="float" office:value="100162.48358209" calcext:value-type="float">
            <text:p>100162.48358209</text:p>
          </table:table-cell>
          <table:table-cell table:formula="of:=IF(MOD([.D105];[.$M$10])&lt;[.$M$3];[.$N$2];IF(MOD([.D105];[.$M$10])&lt;[.$M$4];[.$N$3];IF(MOD([.D105];[.$M$10])&lt;[.$M$5];[.$N$4];IF(MOD([.D105];[.$M$10])&lt;[.$M$6];[.$N$5];IF(MOD([.D105];[.$M$10])&lt;[.$M$7];[.$N$6];IF(MOD([.D105];[.$M$10])&lt;[.$M$8];[.$N$7];IF(MOD([.D105];[.$M$10])&lt;[.$M$9];[.$N$8];IF(MOD([.D105];[.$M$10])&lt;[.$M$10];[.$N$9]))))))))" office:value-type="float" office:value="100500" calcext:value-type="float">
            <text:p>100500</text:p>
          </table:table-cell>
          <table:table-cell office:value-type="float" office:value="1443146925.06666" calcext:value-type="float">
            <text:p>1443146925.06666</text:p>
          </table:table-cell>
          <table:table-cell table:formula="of:=[.G105]-[.$B$2]" office:value-type="float" office:value="5.06644988059998" calcext:value-type="float">
            <text:p>5.0664498806</text:p>
          </table:table-cell>
          <table:table-cell table:formula="of:=[.C105]/([.H105]-[.H104])" office:value-type="float" office:value="143808.132574585" calcext:value-type="float">
            <text:p>143808.132574585</text:p>
          </table:table-cell>
          <table:table-cell table:formula="of:=[.G105]-[.$B105]" office:value-type="float" office:value="0.280879974365234" calcext:value-type="float">
            <text:p>0.280879974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46924.82891" calcext:value-type="float">
            <text:p>1443146924.82891</text:p>
          </table:table-cell>
          <table:table-cell office:value-type="float" office:value="4320" calcext:value-type="float">
            <text:p>4320</text:p>
          </table:table-cell>
          <table:table-cell table:formula="of:=[.B106]-[.$B$2]" office:value-type="float" office:value="4.82870006561279" calcext:value-type="float">
            <text:p>4.8287000656</text:p>
          </table:table-cell>
          <table:table-cell table:formula="of:=[.C106]/([.D106]-[.D105])" office:value-type="float" office:value="100161.929895357" calcext:value-type="float">
            <text:p>100161.929895357</text:p>
          </table:table-cell>
          <table:table-cell table:formula="of:=IF(MOD([.D106];[.$M$10])&lt;[.$M$3];[.$N$2];IF(MOD([.D106];[.$M$10])&lt;[.$M$4];[.$N$3];IF(MOD([.D106];[.$M$10])&lt;[.$M$5];[.$N$4];IF(MOD([.D106];[.$M$10])&lt;[.$M$6];[.$N$5];IF(MOD([.D106];[.$M$10])&lt;[.$M$7];[.$N$6];IF(MOD([.D106];[.$M$10])&lt;[.$M$8];[.$N$7];IF(MOD([.D106];[.$M$10])&lt;[.$M$9];[.$N$8];IF(MOD([.D106];[.$M$10])&lt;[.$M$10];[.$N$9]))))))))" office:value-type="float" office:value="100500" calcext:value-type="float">
            <text:p>100500</text:p>
          </table:table-cell>
          <table:table-cell office:value-type="float" office:value="1443146925.10966" calcext:value-type="float">
            <text:p>1443146925.10966</text:p>
          </table:table-cell>
          <table:table-cell table:formula="of:=[.G106]-[.$B$2]" office:value-type="float" office:value="5.10944986343384" calcext:value-type="float">
            <text:p>5.1094498634</text:p>
          </table:table-cell>
          <table:table-cell table:formula="of:=[.C106]/([.H106]-[.H105])" office:value-type="float" office:value="100465.156386016" calcext:value-type="float">
            <text:p>100465.156386016</text:p>
          </table:table-cell>
          <table:table-cell table:formula="of:=[.G106]-[.$B106]" office:value-type="float" office:value="0.280749797821045" calcext:value-type="float">
            <text:p>0.2807497978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46924.87204" calcext:value-type="float">
            <text:p>1443146924.87204</text:p>
          </table:table-cell>
          <table:table-cell office:value-type="float" office:value="4320" calcext:value-type="float">
            <text:p>4320</text:p>
          </table:table-cell>
          <table:table-cell table:formula="of:=[.B107]-[.$B$2]" office:value-type="float" office:value="4.87182998657227" calcext:value-type="float">
            <text:p>4.8718299866</text:p>
          </table:table-cell>
          <table:table-cell table:formula="of:=[.C107]/([.D107]-[.D106])" office:value-type="float" office:value="100162.48358209" calcext:value-type="float">
            <text:p>100162.48358209</text:p>
          </table:table-cell>
          <table:table-cell table:formula="of:=IF(MOD([.D107];[.$M$10])&lt;[.$M$3];[.$N$2];IF(MOD([.D107];[.$M$10])&lt;[.$M$4];[.$N$3];IF(MOD([.D107];[.$M$10])&lt;[.$M$5];[.$N$4];IF(MOD([.D107];[.$M$10])&lt;[.$M$6];[.$N$5];IF(MOD([.D107];[.$M$10])&lt;[.$M$7];[.$N$6];IF(MOD([.D107];[.$M$10])&lt;[.$M$8];[.$N$7];IF(MOD([.D107];[.$M$10])&lt;[.$M$9];[.$N$8];IF(MOD([.D107];[.$M$10])&lt;[.$M$10];[.$N$9]))))))))" office:value-type="float" office:value="100500" calcext:value-type="float">
            <text:p>100500</text:p>
          </table:table-cell>
          <table:table-cell office:value-type="float" office:value="1443146925.15283" calcext:value-type="float">
            <text:p>1443146925.15283</text:p>
          </table:table-cell>
          <table:table-cell table:formula="of:=[.G107]-[.$B$2]" office:value-type="float" office:value="5.1526198387146" calcext:value-type="float">
            <text:p>5.1526198387</text:p>
          </table:table-cell>
          <table:table-cell table:formula="of:=[.C107]/([.H107]-[.H106])" office:value-type="float" office:value="100069.550003314" calcext:value-type="float">
            <text:p>100069.550003314</text:p>
          </table:table-cell>
          <table:table-cell table:formula="of:=[.G107]-[.$B107]" office:value-type="float" office:value="0.280789852142334" calcext:value-type="float">
            <text:p>0.2807898521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46924.91517" calcext:value-type="float">
            <text:p>1443146924.91517</text:p>
          </table:table-cell>
          <table:table-cell office:value-type="float" office:value="4320" calcext:value-type="float">
            <text:p>4320</text:p>
          </table:table-cell>
          <table:table-cell table:formula="of:=[.B108]-[.$B$2]" office:value-type="float" office:value="4.91495990753174" calcext:value-type="float">
            <text:p>4.9149599075</text:p>
          </table:table-cell>
          <table:table-cell table:formula="of:=[.C108]/([.D108]-[.D107])" office:value-type="float" office:value="100162.48358209" calcext:value-type="float">
            <text:p>100162.48358209</text:p>
          </table:table-cell>
          <table:table-cell table:formula="of:=IF(MOD([.D108];[.$M$10])&lt;[.$M$3];[.$N$2];IF(MOD([.D108];[.$M$10])&lt;[.$M$4];[.$N$3];IF(MOD([.D108];[.$M$10])&lt;[.$M$5];[.$N$4];IF(MOD([.D108];[.$M$10])&lt;[.$M$6];[.$N$5];IF(MOD([.D108];[.$M$10])&lt;[.$M$7];[.$N$6];IF(MOD([.D108];[.$M$10])&lt;[.$M$8];[.$N$7];IF(MOD([.D108];[.$M$10])&lt;[.$M$9];[.$N$8];IF(MOD([.D108];[.$M$10])&lt;[.$M$10];[.$N$9]))))))))" office:value-type="float" office:value="100500" calcext:value-type="float">
            <text:p>100500</text:p>
          </table:table-cell>
          <table:table-cell office:value-type="float" office:value="1443146925.16598" calcext:value-type="float">
            <text:p>1443146925.16598</text:p>
          </table:table-cell>
          <table:table-cell table:formula="of:=[.G108]-[.$B$2]" office:value-type="float" office:value="5.16577005386353" calcext:value-type="float">
            <text:p>5.1657700539</text:p>
          </table:table-cell>
          <table:table-cell table:formula="of:=[.C108]/([.H108]-[.H107])" office:value-type="float" office:value="328511.735441294" calcext:value-type="float">
            <text:p>328511.735441294</text:p>
          </table:table-cell>
          <table:table-cell table:formula="of:=[.G108]-[.$B108]" office:value-type="float" office:value="0.250810146331787" calcext:value-type="float">
            <text:p>0.2508101463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46924.95834" calcext:value-type="float">
            <text:p>1443146924.95834</text:p>
          </table:table-cell>
          <table:table-cell office:value-type="float" office:value="4320" calcext:value-type="float">
            <text:p>4320</text:p>
          </table:table-cell>
          <table:table-cell table:formula="of:=[.B109]-[.$B$2]" office:value-type="float" office:value="4.9581298828125" calcext:value-type="float">
            <text:p>4.9581298828</text:p>
          </table:table-cell>
          <table:table-cell table:formula="of:=[.C109]/([.D109]-[.D108])" office:value-type="float" office:value="100069.550003314" calcext:value-type="float">
            <text:p>100069.550003314</text:p>
          </table:table-cell>
          <table:table-cell table:formula="of:=IF(MOD([.D109];[.$M$10])&lt;[.$M$3];[.$N$2];IF(MOD([.D109];[.$M$10])&lt;[.$M$4];[.$N$3];IF(MOD([.D109];[.$M$10])&lt;[.$M$5];[.$N$4];IF(MOD([.D109];[.$M$10])&lt;[.$M$6];[.$N$5];IF(MOD([.D109];[.$M$10])&lt;[.$M$7];[.$N$6];IF(MOD([.D109];[.$M$10])&lt;[.$M$8];[.$N$7];IF(MOD([.D109];[.$M$10])&lt;[.$M$9];[.$N$8];IF(MOD([.D109];[.$M$10])&lt;[.$M$10];[.$N$9]))))))))" office:value-type="float" office:value="100500" calcext:value-type="float">
            <text:p>100500</text:p>
          </table:table-cell>
          <table:table-cell office:value-type="float" office:value="1443146925.19592" calcext:value-type="float">
            <text:p>1443146925.19592</text:p>
          </table:table-cell>
          <table:table-cell table:formula="of:=[.G109]-[.$B$2]" office:value-type="float" office:value="5.19570994377136" calcext:value-type="float">
            <text:p>5.1957099438</text:p>
          </table:table-cell>
          <table:table-cell table:formula="of:=[.C109]/([.H109]-[.H108])" office:value-type="float" office:value="144289.10771877" calcext:value-type="float">
            <text:p>144289.10771877</text:p>
          </table:table-cell>
          <table:table-cell table:formula="of:=[.G109]-[.$B109]" office:value-type="float" office:value="0.237580060958862" calcext:value-type="float">
            <text:p>0.237580061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46925.00148" calcext:value-type="float">
            <text:p>1443146925.00148</text:p>
          </table:table-cell>
          <table:table-cell office:value-type="float" office:value="4320" calcext:value-type="float">
            <text:p>4320</text:p>
          </table:table-cell>
          <table:table-cell table:formula="of:=[.B110]-[.$B$2]" office:value-type="float" office:value="5.00127005577087" calcext:value-type="float">
            <text:p>5.0012700558</text:p>
          </table:table-cell>
          <table:table-cell table:formula="of:=[.C110]/([.D110]-[.D109])" office:value-type="float" office:value="100138.680578967" calcext:value-type="float">
            <text:p>100138.680578967</text:p>
          </table:table-cell>
          <table:table-cell table:formula="of:=IF(MOD([.D110];[.$M$10])&lt;[.$M$3];[.$N$2];IF(MOD([.D110];[.$M$10])&lt;[.$M$4];[.$N$3];IF(MOD([.D110];[.$M$10])&lt;[.$M$5];[.$N$4];IF(MOD([.D110];[.$M$10])&lt;[.$M$6];[.$N$5];IF(MOD([.D110];[.$M$10])&lt;[.$M$7];[.$N$6];IF(MOD([.D110];[.$M$10])&lt;[.$M$8];[.$N$7];IF(MOD([.D110];[.$M$10])&lt;[.$M$9];[.$N$8];IF(MOD([.D110];[.$M$10])&lt;[.$M$10];[.$N$9]))))))))" office:value-type="float" office:value="105000" calcext:value-type="float">
            <text:p>105000</text:p>
          </table:table-cell>
          <table:table-cell office:value-type="float" office:value="1443146925.23719" calcext:value-type="float">
            <text:p>1443146925.23719</text:p>
          </table:table-cell>
          <table:table-cell table:formula="of:=[.G110]-[.$B$2]" office:value-type="float" office:value="5.23697996139526" calcext:value-type="float">
            <text:p>5.2369799614</text:p>
          </table:table-cell>
          <table:table-cell table:formula="of:=[.C110]/([.H110]-[.H109])" office:value-type="float" office:value="104676.475773979" calcext:value-type="float">
            <text:p>104676.475773979</text:p>
          </table:table-cell>
          <table:table-cell table:formula="of:=[.G110]-[.$B110]" office:value-type="float" office:value="0.23570990562439" calcext:value-type="float">
            <text:p>0.2357099056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46925.04278" calcext:value-type="float">
            <text:p>1443146925.04278</text:p>
          </table:table-cell>
          <table:table-cell office:value-type="float" office:value="4320" calcext:value-type="float">
            <text:p>4320</text:p>
          </table:table-cell>
          <table:table-cell table:formula="of:=[.B111]-[.$B$2]" office:value-type="float" office:value="5.04256987571716" calcext:value-type="float">
            <text:p>5.0425698757</text:p>
          </table:table-cell>
          <table:table-cell table:formula="of:=[.C111]/([.D111]-[.D110])" office:value-type="float" office:value="104600.940285411" calcext:value-type="float">
            <text:p>104600.940285411</text:p>
          </table:table-cell>
          <table:table-cell table:formula="of:=IF(MOD([.D111];[.$M$10])&lt;[.$M$3];[.$N$2];IF(MOD([.D111];[.$M$10])&lt;[.$M$4];[.$N$3];IF(MOD([.D111];[.$M$10])&lt;[.$M$5];[.$N$4];IF(MOD([.D111];[.$M$10])&lt;[.$M$6];[.$N$5];IF(MOD([.D111];[.$M$10])&lt;[.$M$7];[.$N$6];IF(MOD([.D111];[.$M$10])&lt;[.$M$8];[.$N$7];IF(MOD([.D111];[.$M$10])&lt;[.$M$9];[.$N$8];IF(MOD([.D111];[.$M$10])&lt;[.$M$10];[.$N$9]))))))))" office:value-type="float" office:value="105000" calcext:value-type="float">
            <text:p>105000</text:p>
          </table:table-cell>
          <table:table-cell office:value-type="float" office:value="1443146925.27851" calcext:value-type="float">
            <text:p>1443146925.27851</text:p>
          </table:table-cell>
          <table:table-cell table:formula="of:=[.G111]-[.$B$2]" office:value-type="float" office:value="5.27830004692078" calcext:value-type="float">
            <text:p>5.2783000469</text:p>
          </table:table-cell>
          <table:table-cell table:formula="of:=[.C111]/([.H111]-[.H110])" office:value-type="float" office:value="104549.638391543" calcext:value-type="float">
            <text:p>104549.638391543</text:p>
          </table:table-cell>
          <table:table-cell table:formula="of:=[.G111]-[.$B111]" office:value-type="float" office:value="0.235730171203613" calcext:value-type="float">
            <text:p>0.2357301712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46925.08408" calcext:value-type="float">
            <text:p>1443146925.08408</text:p>
          </table:table-cell>
          <table:table-cell office:value-type="float" office:value="4320" calcext:value-type="float">
            <text:p>4320</text:p>
          </table:table-cell>
          <table:table-cell table:formula="of:=[.B112]-[.$B$2]" office:value-type="float" office:value="5.08386993408203" calcext:value-type="float">
            <text:p>5.0838699341</text:p>
          </table:table-cell>
          <table:table-cell table:formula="of:=[.C112]/([.D112]-[.D111])" office:value-type="float" office:value="104600.336441045" calcext:value-type="float">
            <text:p>104600.336441045</text:p>
          </table:table-cell>
          <table:table-cell table:formula="of:=IF(MOD([.D112];[.$M$10])&lt;[.$M$3];[.$N$2];IF(MOD([.D112];[.$M$10])&lt;[.$M$4];[.$N$3];IF(MOD([.D112];[.$M$10])&lt;[.$M$5];[.$N$4];IF(MOD([.D112];[.$M$10])&lt;[.$M$6];[.$N$5];IF(MOD([.D112];[.$M$10])&lt;[.$M$7];[.$N$6];IF(MOD([.D112];[.$M$10])&lt;[.$M$8];[.$N$7];IF(MOD([.D112];[.$M$10])&lt;[.$M$9];[.$N$8];IF(MOD([.D112];[.$M$10])&lt;[.$M$10];[.$N$9]))))))))" office:value-type="float" office:value="105000" calcext:value-type="float">
            <text:p>105000</text:p>
          </table:table-cell>
          <table:table-cell office:value-type="float" office:value="1443146925.31978" calcext:value-type="float">
            <text:p>1443146925.31978</text:p>
          </table:table-cell>
          <table:table-cell table:formula="of:=[.G112]-[.$B$2]" office:value-type="float" office:value="5.31957006454468" calcext:value-type="float">
            <text:p>5.3195700645</text:p>
          </table:table-cell>
          <table:table-cell table:formula="of:=[.C112]/([.H112]-[.H111])" office:value-type="float" office:value="104676.475773979" calcext:value-type="float">
            <text:p>104676.475773979</text:p>
          </table:table-cell>
          <table:table-cell table:formula="of:=[.G112]-[.$B112]" office:value-type="float" office:value="0.235700130462646" calcext:value-type="float">
            <text:p>0.2357001305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46925.12536" calcext:value-type="float">
            <text:p>1443146925.12536</text:p>
          </table:table-cell>
          <table:table-cell office:value-type="float" office:value="4320" calcext:value-type="float">
            <text:p>4320</text:p>
          </table:table-cell>
          <table:table-cell table:formula="of:=[.B113]-[.$B$2]" office:value-type="float" office:value="5.12514996528626" calcext:value-type="float">
            <text:p>5.1251499653</text:p>
          </table:table-cell>
          <table:table-cell table:formula="of:=[.C113]/([.D113]-[.D112])" office:value-type="float" office:value="104651.083683241" calcext:value-type="float">
            <text:p>104651.083683241</text:p>
          </table:table-cell>
          <table:table-cell table:formula="of:=IF(MOD([.D113];[.$M$10])&lt;[.$M$3];[.$N$2];IF(MOD([.D113];[.$M$10])&lt;[.$M$4];[.$N$3];IF(MOD([.D113];[.$M$10])&lt;[.$M$5];[.$N$4];IF(MOD([.D113];[.$M$10])&lt;[.$M$6];[.$N$5];IF(MOD([.D113];[.$M$10])&lt;[.$M$7];[.$N$6];IF(MOD([.D113];[.$M$10])&lt;[.$M$8];[.$N$7];IF(MOD([.D113];[.$M$10])&lt;[.$M$9];[.$N$8];IF(MOD([.D113];[.$M$10])&lt;[.$M$10];[.$N$9]))))))))" office:value-type="float" office:value="105000" calcext:value-type="float">
            <text:p>105000</text:p>
          </table:table-cell>
          <table:table-cell office:value-type="float" office:value="1443146925.36108" calcext:value-type="float">
            <text:p>1443146925.36108</text:p>
          </table:table-cell>
          <table:table-cell table:formula="of:=[.G113]-[.$B$2]" office:value-type="float" office:value="5.36086988449097" calcext:value-type="float">
            <text:p>5.3608698845</text:p>
          </table:table-cell>
          <table:table-cell table:formula="of:=[.C113]/([.H113]-[.H112])" office:value-type="float" office:value="104600.940285411" calcext:value-type="float">
            <text:p>104600.940285411</text:p>
          </table:table-cell>
          <table:table-cell table:formula="of:=[.G113]-[.$B113]" office:value-type="float" office:value="0.235719919204712" calcext:value-type="float">
            <text:p>0.235719919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46925.16666" calcext:value-type="float">
            <text:p>1443146925.16666</text:p>
          </table:table-cell>
          <table:table-cell office:value-type="float" office:value="4320" calcext:value-type="float">
            <text:p>4320</text:p>
          </table:table-cell>
          <table:table-cell table:formula="of:=[.B114]-[.$B$2]" office:value-type="float" office:value="5.16645002365112" calcext:value-type="float">
            <text:p>5.1664500237</text:p>
          </table:table-cell>
          <table:table-cell table:formula="of:=[.C114]/([.D114]-[.D113])" office:value-type="float" office:value="104600.336441045" calcext:value-type="float">
            <text:p>104600.336441045</text:p>
          </table:table-cell>
          <table:table-cell table:formula="of:=IF(MOD([.D114];[.$M$10])&lt;[.$M$3];[.$N$2];IF(MOD([.D114];[.$M$10])&lt;[.$M$4];[.$N$3];IF(MOD([.D114];[.$M$10])&lt;[.$M$5];[.$N$4];IF(MOD([.D114];[.$M$10])&lt;[.$M$6];[.$N$5];IF(MOD([.D114];[.$M$10])&lt;[.$M$7];[.$N$6];IF(MOD([.D114];[.$M$10])&lt;[.$M$8];[.$N$7];IF(MOD([.D114];[.$M$10])&lt;[.$M$9];[.$N$8];IF(MOD([.D114];[.$M$10])&lt;[.$M$10];[.$N$9]))))))))" office:value-type="float" office:value="105000" calcext:value-type="float">
            <text:p>105000</text:p>
          </table:table-cell>
          <table:table-cell office:value-type="float" office:value="1443146925.40238" calcext:value-type="float">
            <text:p>1443146925.40238</text:p>
          </table:table-cell>
          <table:table-cell table:formula="of:=[.G114]-[.$B$2]" office:value-type="float" office:value="5.40216994285584" calcext:value-type="float">
            <text:p>5.4021699429</text:p>
          </table:table-cell>
          <table:table-cell table:formula="of:=[.C114]/([.H114]-[.H113])" office:value-type="float" office:value="104600.336441045" calcext:value-type="float">
            <text:p>104600.336441045</text:p>
          </table:table-cell>
          <table:table-cell table:formula="of:=[.G114]-[.$B114]" office:value-type="float" office:value="0.235719919204712" calcext:value-type="float">
            <text:p>0.2357199192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46925.20796" calcext:value-type="float">
            <text:p>1443146925.20796</text:p>
          </table:table-cell>
          <table:table-cell office:value-type="float" office:value="4320" calcext:value-type="float">
            <text:p>4320</text:p>
          </table:table-cell>
          <table:table-cell table:formula="of:=[.B115]-[.$B$2]" office:value-type="float" office:value="5.20774984359741" calcext:value-type="float">
            <text:p>5.2077498436</text:p>
          </table:table-cell>
          <table:table-cell table:formula="of:=[.C115]/([.D115]-[.D114])" office:value-type="float" office:value="104600.940285411" calcext:value-type="float">
            <text:p>104600.940285411</text:p>
          </table:table-cell>
          <table:table-cell table:formula="of:=IF(MOD([.D115];[.$M$10])&lt;[.$M$3];[.$N$2];IF(MOD([.D115];[.$M$10])&lt;[.$M$4];[.$N$3];IF(MOD([.D115];[.$M$10])&lt;[.$M$5];[.$N$4];IF(MOD([.D115];[.$M$10])&lt;[.$M$6];[.$N$5];IF(MOD([.D115];[.$M$10])&lt;[.$M$7];[.$N$6];IF(MOD([.D115];[.$M$10])&lt;[.$M$8];[.$N$7];IF(MOD([.D115];[.$M$10])&lt;[.$M$9];[.$N$8];IF(MOD([.D115];[.$M$10])&lt;[.$M$10];[.$N$9]))))))))" office:value-type="float" office:value="105000" calcext:value-type="float">
            <text:p>105000</text:p>
          </table:table-cell>
          <table:table-cell office:value-type="float" office:value="1443146925.44365" calcext:value-type="float">
            <text:p>1443146925.44365</text:p>
          </table:table-cell>
          <table:table-cell table:formula="of:=[.G115]-[.$B$2]" office:value-type="float" office:value="5.44343996047974" calcext:value-type="float">
            <text:p>5.4434399605</text:p>
          </table:table-cell>
          <table:table-cell table:formula="of:=[.C115]/([.H115]-[.H114])" office:value-type="float" office:value="104676.475773979" calcext:value-type="float">
            <text:p>104676.475773979</text:p>
          </table:table-cell>
          <table:table-cell table:formula="of:=[.G115]-[.$B115]" office:value-type="float" office:value="0.235690116882324" calcext:value-type="float">
            <text:p>0.2356901169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46925.24926" calcext:value-type="float">
            <text:p>1443146925.24926</text:p>
          </table:table-cell>
          <table:table-cell office:value-type="float" office:value="4320" calcext:value-type="float">
            <text:p>4320</text:p>
          </table:table-cell>
          <table:table-cell table:formula="of:=[.B116]-[.$B$2]" office:value-type="float" office:value="5.24904990196228" calcext:value-type="float">
            <text:p>5.249049902</text:p>
          </table:table-cell>
          <table:table-cell table:formula="of:=[.C116]/([.D116]-[.D115])" office:value-type="float" office:value="104600.336441045" calcext:value-type="float">
            <text:p>104600.336441045</text:p>
          </table:table-cell>
          <table:table-cell table:formula="of:=IF(MOD([.D116];[.$M$10])&lt;[.$M$3];[.$N$2];IF(MOD([.D116];[.$M$10])&lt;[.$M$4];[.$N$3];IF(MOD([.D116];[.$M$10])&lt;[.$M$5];[.$N$4];IF(MOD([.D116];[.$M$10])&lt;[.$M$6];[.$N$5];IF(MOD([.D116];[.$M$10])&lt;[.$M$7];[.$N$6];IF(MOD([.D116];[.$M$10])&lt;[.$M$8];[.$N$7];IF(MOD([.D116];[.$M$10])&lt;[.$M$9];[.$N$8];IF(MOD([.D116];[.$M$10])&lt;[.$M$10];[.$N$9]))))))))" office:value-type="float" office:value="105000" calcext:value-type="float">
            <text:p>105000</text:p>
          </table:table-cell>
          <table:table-cell office:value-type="float" office:value="1443146925.485" calcext:value-type="float">
            <text:p>1443146925.485</text:p>
          </table:table-cell>
          <table:table-cell table:formula="of:=[.G116]-[.$B$2]" office:value-type="float" office:value="5.48478984832764" calcext:value-type="float">
            <text:p>5.4847898483</text:p>
          </table:table-cell>
          <table:table-cell table:formula="of:=[.C116]/([.H116]-[.H115])" office:value-type="float" office:value="104474.285780182" calcext:value-type="float">
            <text:p>104474.285780182</text:p>
          </table:table-cell>
          <table:table-cell table:formula="of:=[.G116]-[.$B116]" office:value-type="float" office:value="0.235739946365356" calcext:value-type="float">
            <text:p>0.2357399464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46925.29054" calcext:value-type="float">
            <text:p>1443146925.29054</text:p>
          </table:table-cell>
          <table:table-cell office:value-type="float" office:value="4320" calcext:value-type="float">
            <text:p>4320</text:p>
          </table:table-cell>
          <table:table-cell table:formula="of:=[.B117]-[.$B$2]" office:value-type="float" office:value="5.2903299331665" calcext:value-type="float">
            <text:p>5.2903299332</text:p>
          </table:table-cell>
          <table:table-cell table:formula="of:=[.C117]/([.D117]-[.D116])" office:value-type="float" office:value="104651.083683241" calcext:value-type="float">
            <text:p>104651.083683241</text:p>
          </table:table-cell>
          <table:table-cell table:formula="of:=IF(MOD([.D117];[.$M$10])&lt;[.$M$3];[.$N$2];IF(MOD([.D117];[.$M$10])&lt;[.$M$4];[.$N$3];IF(MOD([.D117];[.$M$10])&lt;[.$M$5];[.$N$4];IF(MOD([.D117];[.$M$10])&lt;[.$M$6];[.$N$5];IF(MOD([.D117];[.$M$10])&lt;[.$M$7];[.$N$6];IF(MOD([.D117];[.$M$10])&lt;[.$M$8];[.$N$7];IF(MOD([.D117];[.$M$10])&lt;[.$M$9];[.$N$8];IF(MOD([.D117];[.$M$10])&lt;[.$M$10];[.$N$9]))))))))" office:value-type="float" office:value="105000" calcext:value-type="float">
            <text:p>105000</text:p>
          </table:table-cell>
          <table:table-cell office:value-type="float" office:value="1443146925.52634" calcext:value-type="float">
            <text:p>1443146925.52634</text:p>
          </table:table-cell>
          <table:table-cell table:formula="of:=[.G117]-[.$B$2]" office:value-type="float" office:value="5.52612996101379" calcext:value-type="float">
            <text:p>5.526129961</text:p>
          </table:table-cell>
          <table:table-cell table:formula="of:=[.C117]/([.H117]-[.H116])" office:value-type="float" office:value="104498.989463242" calcext:value-type="float">
            <text:p>104498.989463242</text:p>
          </table:table-cell>
          <table:table-cell table:formula="of:=[.G117]-[.$B117]" office:value-type="float" office:value="0.23580002784729" calcext:value-type="float">
            <text:p>0.2358000278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46925.33183" calcext:value-type="float">
            <text:p>1443146925.33183</text:p>
          </table:table-cell>
          <table:table-cell office:value-type="float" office:value="4320" calcext:value-type="float">
            <text:p>4320</text:p>
          </table:table-cell>
          <table:table-cell table:formula="of:=[.B118]-[.$B$2]" office:value-type="float" office:value="5.33161997795105" calcext:value-type="float">
            <text:p>5.331619978</text:p>
          </table:table-cell>
          <table:table-cell table:formula="of:=[.C118]/([.D118]-[.D117])" office:value-type="float" office:value="104625.703908582" calcext:value-type="float">
            <text:p>104625.703908582</text:p>
          </table:table-cell>
          <table:table-cell table:formula="of:=IF(MOD([.D118];[.$M$10])&lt;[.$M$3];[.$N$2];IF(MOD([.D118];[.$M$10])&lt;[.$M$4];[.$N$3];IF(MOD([.D118];[.$M$10])&lt;[.$M$5];[.$N$4];IF(MOD([.D118];[.$M$10])&lt;[.$M$6];[.$N$5];IF(MOD([.D118];[.$M$10])&lt;[.$M$7];[.$N$6];IF(MOD([.D118];[.$M$10])&lt;[.$M$8];[.$N$7];IF(MOD([.D118];[.$M$10])&lt;[.$M$9];[.$N$8];IF(MOD([.D118];[.$M$10])&lt;[.$M$10];[.$N$9]))))))))" office:value-type="float" office:value="105000" calcext:value-type="float">
            <text:p>105000</text:p>
          </table:table-cell>
          <table:table-cell office:value-type="float" office:value="1443146925.56745" calcext:value-type="float">
            <text:p>1443146925.56745</text:p>
          </table:table-cell>
          <table:table-cell table:formula="of:=[.G118]-[.$B$2]" office:value-type="float" office:value="5.56723999977112" calcext:value-type="float">
            <text:p>5.5672399998</text:p>
          </table:table-cell>
          <table:table-cell table:formula="of:=[.C118]/([.H118]-[.H117])" office:value-type="float" office:value="105083.822117058" calcext:value-type="float">
            <text:p>105083.822117058</text:p>
          </table:table-cell>
          <table:table-cell table:formula="of:=[.G118]-[.$B118]" office:value-type="float" office:value="0.235620021820068" calcext:value-type="float">
            <text:p>0.2356200218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46925.37312" calcext:value-type="float">
            <text:p>1443146925.37312</text:p>
          </table:table-cell>
          <table:table-cell office:value-type="float" office:value="4320" calcext:value-type="float">
            <text:p>4320</text:p>
          </table:table-cell>
          <table:table-cell table:formula="of:=[.B119]-[.$B$2]" office:value-type="float" office:value="5.3729100227356" calcext:value-type="float">
            <text:p>5.3729100227</text:p>
          </table:table-cell>
          <table:table-cell table:formula="of:=[.C119]/([.D119]-[.D118])" office:value-type="float" office:value="104625.703908582" calcext:value-type="float">
            <text:p>104625.703908582</text:p>
          </table:table-cell>
          <table:table-cell table:formula="of:=IF(MOD([.D119];[.$M$10])&lt;[.$M$3];[.$N$2];IF(MOD([.D119];[.$M$10])&lt;[.$M$4];[.$N$3];IF(MOD([.D119];[.$M$10])&lt;[.$M$5];[.$N$4];IF(MOD([.D119];[.$M$10])&lt;[.$M$6];[.$N$5];IF(MOD([.D119];[.$M$10])&lt;[.$M$7];[.$N$6];IF(MOD([.D119];[.$M$10])&lt;[.$M$8];[.$N$7];IF(MOD([.D119];[.$M$10])&lt;[.$M$9];[.$N$8];IF(MOD([.D119];[.$M$10])&lt;[.$M$10];[.$N$9]))))))))" office:value-type="float" office:value="105000" calcext:value-type="float">
            <text:p>105000</text:p>
          </table:table-cell>
          <table:table-cell office:value-type="float" office:value="1443146925.60895" calcext:value-type="float">
            <text:p>1443146925.60895</text:p>
          </table:table-cell>
          <table:table-cell table:formula="of:=[.G119]-[.$B$2]" office:value-type="float" office:value="5.60873985290527" calcext:value-type="float">
            <text:p>5.6087398529</text:p>
          </table:table-cell>
          <table:table-cell table:formula="of:=[.C119]/([.H119]-[.H118])" office:value-type="float" office:value="104096.75393392" calcext:value-type="float">
            <text:p>104096.75393392</text:p>
          </table:table-cell>
          <table:table-cell table:formula="of:=[.G119]-[.$B119]" office:value-type="float" office:value="0.235829830169678" calcext:value-type="float">
            <text:p>0.2358298302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46925.41441" calcext:value-type="float">
            <text:p>1443146925.41441</text:p>
          </table:table-cell>
          <table:table-cell office:value-type="float" office:value="4320" calcext:value-type="float">
            <text:p>4320</text:p>
          </table:table-cell>
          <table:table-cell table:formula="of:=[.B120]-[.$B$2]" office:value-type="float" office:value="5.41420006752014" calcext:value-type="float">
            <text:p>5.4142000675</text:p>
          </table:table-cell>
          <table:table-cell table:formula="of:=[.C120]/([.D120]-[.D119])" office:value-type="float" office:value="104625.703908582" calcext:value-type="float">
            <text:p>104625.703908582</text:p>
          </table:table-cell>
          <table:table-cell table:formula="of:=IF(MOD([.D120];[.$M$10])&lt;[.$M$3];[.$N$2];IF(MOD([.D120];[.$M$10])&lt;[.$M$4];[.$N$3];IF(MOD([.D120];[.$M$10])&lt;[.$M$5];[.$N$4];IF(MOD([.D120];[.$M$10])&lt;[.$M$6];[.$N$5];IF(MOD([.D120];[.$M$10])&lt;[.$M$7];[.$N$6];IF(MOD([.D120];[.$M$10])&lt;[.$M$8];[.$N$7];IF(MOD([.D120];[.$M$10])&lt;[.$M$9];[.$N$8];IF(MOD([.D120];[.$M$10])&lt;[.$M$10];[.$N$9]))))))))" office:value-type="float" office:value="105000" calcext:value-type="float">
            <text:p>105000</text:p>
          </table:table-cell>
          <table:table-cell office:value-type="float" office:value="1443146925.65009" calcext:value-type="float">
            <text:p>1443146925.65009</text:p>
          </table:table-cell>
          <table:table-cell table:formula="of:=[.G120]-[.$B$2]" office:value-type="float" office:value="5.64987993240356" calcext:value-type="float">
            <text:p>5.6498799324</text:p>
          </table:table-cell>
          <table:table-cell table:formula="of:=[.C120]/([.H120]-[.H119])" office:value-type="float" office:value="105007.089259015" calcext:value-type="float">
            <text:p>105007.089259015</text:p>
          </table:table-cell>
          <table:table-cell table:formula="of:=[.G120]-[.$B120]" office:value-type="float" office:value="0.235679864883423" calcext:value-type="float">
            <text:p>0.235679864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46925.45569" calcext:value-type="float">
            <text:p>1443146925.45569</text:p>
          </table:table-cell>
          <table:table-cell office:value-type="float" office:value="4320" calcext:value-type="float">
            <text:p>4320</text:p>
          </table:table-cell>
          <table:table-cell table:formula="of:=[.B121]-[.$B$2]" office:value-type="float" office:value="5.45547986030579" calcext:value-type="float">
            <text:p>5.4554798603</text:p>
          </table:table-cell>
          <table:table-cell table:formula="of:=[.C121]/([.D121]-[.D120])" office:value-type="float" office:value="104651.688113665" calcext:value-type="float">
            <text:p>104651.688113665</text:p>
          </table:table-cell>
          <table:table-cell table:formula="of:=IF(MOD([.D121];[.$M$10])&lt;[.$M$3];[.$N$2];IF(MOD([.D121];[.$M$10])&lt;[.$M$4];[.$N$3];IF(MOD([.D121];[.$M$10])&lt;[.$M$5];[.$N$4];IF(MOD([.D121];[.$M$10])&lt;[.$M$6];[.$N$5];IF(MOD([.D121];[.$M$10])&lt;[.$M$7];[.$N$6];IF(MOD([.D121];[.$M$10])&lt;[.$M$8];[.$N$7];IF(MOD([.D121];[.$M$10])&lt;[.$M$9];[.$N$8];IF(MOD([.D121];[.$M$10])&lt;[.$M$10];[.$N$9]))))))))" office:value-type="float" office:value="105000" calcext:value-type="float">
            <text:p>105000</text:p>
          </table:table-cell>
          <table:table-cell office:value-type="float" office:value="1443146925.69155" calcext:value-type="float">
            <text:p>1443146925.69155</text:p>
          </table:table-cell>
          <table:table-cell table:formula="of:=[.G121]-[.$B$2]" office:value-type="float" office:value="5.69133996963501" calcext:value-type="float">
            <text:p>5.6913399696</text:p>
          </table:table-cell>
          <table:table-cell table:formula="of:=[.C121]/([.H121]-[.H120])" office:value-type="float" office:value="104196.722638819" calcext:value-type="float">
            <text:p>104196.722638819</text:p>
          </table:table-cell>
          <table:table-cell table:formula="of:=[.G121]-[.$B121]" office:value-type="float" office:value="0.235860109329224" calcext:value-type="float">
            <text:p>0.2358601093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46925.49699" calcext:value-type="float">
            <text:p>1443146925.49699</text:p>
          </table:table-cell>
          <table:table-cell office:value-type="float" office:value="4320" calcext:value-type="float">
            <text:p>4320</text:p>
          </table:table-cell>
          <table:table-cell table:formula="of:=[.B122]-[.$B$2]" office:value-type="float" office:value="5.49677991867065" calcext:value-type="float">
            <text:p>5.4967799187</text:p>
          </table:table-cell>
          <table:table-cell table:formula="of:=[.C122]/([.D122]-[.D121])" office:value-type="float" office:value="104600.336441045" calcext:value-type="float">
            <text:p>104600.336441045</text:p>
          </table:table-cell>
          <table:table-cell table:formula="of:=IF(MOD([.D122];[.$M$10])&lt;[.$M$3];[.$N$2];IF(MOD([.D122];[.$M$10])&lt;[.$M$4];[.$N$3];IF(MOD([.D122];[.$M$10])&lt;[.$M$5];[.$N$4];IF(MOD([.D122];[.$M$10])&lt;[.$M$6];[.$N$5];IF(MOD([.D122];[.$M$10])&lt;[.$M$7];[.$N$6];IF(MOD([.D122];[.$M$10])&lt;[.$M$8];[.$N$7];IF(MOD([.D122];[.$M$10])&lt;[.$M$9];[.$N$8];IF(MOD([.D122];[.$M$10])&lt;[.$M$10];[.$N$9]))))))))" office:value-type="float" office:value="105000" calcext:value-type="float">
            <text:p>105000</text:p>
          </table:table-cell>
          <table:table-cell office:value-type="float" office:value="1443146925.73268" calcext:value-type="float">
            <text:p>1443146925.73268</text:p>
          </table:table-cell>
          <table:table-cell table:formula="of:=[.G122]-[.$B$2]" office:value-type="float" office:value="5.73247003555298" calcext:value-type="float">
            <text:p>5.7324700356</text:p>
          </table:table-cell>
          <table:table-cell table:formula="of:=[.C122]/([.H122]-[.H121])" office:value-type="float" office:value="105032.65442404" calcext:value-type="float">
            <text:p>105032.65442404</text:p>
          </table:table-cell>
          <table:table-cell table:formula="of:=[.G122]-[.$B122]" office:value-type="float" office:value="0.235690116882324" calcext:value-type="float">
            <text:p>0.2356901169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46925.53829" calcext:value-type="float">
            <text:p>1443146925.53829</text:p>
          </table:table-cell>
          <table:table-cell office:value-type="float" office:value="4320" calcext:value-type="float">
            <text:p>4320</text:p>
          </table:table-cell>
          <table:table-cell table:formula="of:=[.B123]-[.$B$2]" office:value-type="float" office:value="5.53807997703552" calcext:value-type="float">
            <text:p>5.538079977</text:p>
          </table:table-cell>
          <table:table-cell table:formula="of:=[.C123]/([.D123]-[.D122])" office:value-type="float" office:value="104600.336441045" calcext:value-type="float">
            <text:p>104600.336441045</text:p>
          </table:table-cell>
          <table:table-cell table:formula="of:=IF(MOD([.D123];[.$M$10])&lt;[.$M$3];[.$N$2];IF(MOD([.D123];[.$M$10])&lt;[.$M$4];[.$N$3];IF(MOD([.D123];[.$M$10])&lt;[.$M$5];[.$N$4];IF(MOD([.D123];[.$M$10])&lt;[.$M$6];[.$N$5];IF(MOD([.D123];[.$M$10])&lt;[.$M$7];[.$N$6];IF(MOD([.D123];[.$M$10])&lt;[.$M$8];[.$N$7];IF(MOD([.D123];[.$M$10])&lt;[.$M$9];[.$N$8];IF(MOD([.D123];[.$M$10])&lt;[.$M$10];[.$N$9]))))))))" office:value-type="float" office:value="105000" calcext:value-type="float">
            <text:p>105000</text:p>
          </table:table-cell>
          <table:table-cell office:value-type="float" office:value="1443146925.77392" calcext:value-type="float">
            <text:p>1443146925.77392</text:p>
          </table:table-cell>
          <table:table-cell table:formula="of:=[.G123]-[.$B$2]" office:value-type="float" office:value="5.77371001243591" calcext:value-type="float">
            <text:p>5.7737100124</text:p>
          </table:table-cell>
          <table:table-cell table:formula="of:=[.C123]/([.H123]-[.H122])" office:value-type="float" office:value="104752.726032387" calcext:value-type="float">
            <text:p>104752.726032387</text:p>
          </table:table-cell>
          <table:table-cell table:formula="of:=[.G123]-[.$B123]" office:value-type="float" office:value="0.235630035400391" calcext:value-type="float">
            <text:p>0.2356300354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46925.57957" calcext:value-type="float">
            <text:p>1443146925.57957</text:p>
          </table:table-cell>
          <table:table-cell office:value-type="float" office:value="4320" calcext:value-type="float">
            <text:p>4320</text:p>
          </table:table-cell>
          <table:table-cell table:formula="of:=[.B124]-[.$B$2]" office:value-type="float" office:value="5.57936000823975" calcext:value-type="float">
            <text:p>5.5793600082</text:p>
          </table:table-cell>
          <table:table-cell table:formula="of:=[.C124]/([.D124]-[.D123])" office:value-type="float" office:value="104651.083683241" calcext:value-type="float">
            <text:p>104651.083683241</text:p>
          </table:table-cell>
          <table:table-cell table:formula="of:=IF(MOD([.D124];[.$M$10])&lt;[.$M$3];[.$N$2];IF(MOD([.D124];[.$M$10])&lt;[.$M$4];[.$N$3];IF(MOD([.D124];[.$M$10])&lt;[.$M$5];[.$N$4];IF(MOD([.D124];[.$M$10])&lt;[.$M$6];[.$N$5];IF(MOD([.D124];[.$M$10])&lt;[.$M$7];[.$N$6];IF(MOD([.D124];[.$M$10])&lt;[.$M$8];[.$N$7];IF(MOD([.D124];[.$M$10])&lt;[.$M$9];[.$N$8];IF(MOD([.D124];[.$M$10])&lt;[.$M$10];[.$N$9]))))))))" office:value-type="float" office:value="105000" calcext:value-type="float">
            <text:p>105000</text:p>
          </table:table-cell>
          <table:table-cell office:value-type="float" office:value="1443146925.81527" calcext:value-type="float">
            <text:p>1443146925.81527</text:p>
          </table:table-cell>
          <table:table-cell table:formula="of:=[.G124]-[.$B$2]" office:value-type="float" office:value="5.81505990028381" calcext:value-type="float">
            <text:p>5.8150599003</text:p>
          </table:table-cell>
          <table:table-cell table:formula="of:=[.C124]/([.H124]-[.H123])" office:value-type="float" office:value="104474.285780182" calcext:value-type="float">
            <text:p>104474.285780182</text:p>
          </table:table-cell>
          <table:table-cell table:formula="of:=[.G124]-[.$B124]" office:value-type="float" office:value="0.235699892044067" calcext:value-type="float">
            <text:p>0.235699892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46925.62089" calcext:value-type="float">
            <text:p>1443146925.62089</text:p>
          </table:table-cell>
          <table:table-cell office:value-type="float" office:value="4320" calcext:value-type="float">
            <text:p>4320</text:p>
          </table:table-cell>
          <table:table-cell table:formula="of:=[.B125]-[.$B$2]" office:value-type="float" office:value="5.62067985534668" calcext:value-type="float">
            <text:p>5.6206798553</text:p>
          </table:table-cell>
          <table:table-cell table:formula="of:=[.C125]/([.D125]-[.D124])" office:value-type="float" office:value="104550.241650703" calcext:value-type="float">
            <text:p>104550.241650703</text:p>
          </table:table-cell>
          <table:table-cell table:formula="of:=IF(MOD([.D125];[.$M$10])&lt;[.$M$3];[.$N$2];IF(MOD([.D125];[.$M$10])&lt;[.$M$4];[.$N$3];IF(MOD([.D125];[.$M$10])&lt;[.$M$5];[.$N$4];IF(MOD([.D125];[.$M$10])&lt;[.$M$6];[.$N$5];IF(MOD([.D125];[.$M$10])&lt;[.$M$7];[.$N$6];IF(MOD([.D125];[.$M$10])&lt;[.$M$8];[.$N$7];IF(MOD([.D125];[.$M$10])&lt;[.$M$9];[.$N$8];IF(MOD([.D125];[.$M$10])&lt;[.$M$10];[.$N$9]))))))))" office:value-type="float" office:value="105000" calcext:value-type="float">
            <text:p>105000</text:p>
          </table:table-cell>
          <table:table-cell office:value-type="float" office:value="1443146925.85651" calcext:value-type="float">
            <text:p>1443146925.85651</text:p>
          </table:table-cell>
          <table:table-cell table:formula="of:=[.G125]-[.$B$2]" office:value-type="float" office:value="5.85629987716675" calcext:value-type="float">
            <text:p>5.8562998772</text:p>
          </table:table-cell>
          <table:table-cell table:formula="of:=[.C125]/([.H125]-[.H124])" office:value-type="float" office:value="104752.726032387" calcext:value-type="float">
            <text:p>104752.726032387</text:p>
          </table:table-cell>
          <table:table-cell table:formula="of:=[.G125]-[.$B125]" office:value-type="float" office:value="0.235620021820068" calcext:value-type="float">
            <text:p>0.2356200218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46925.66219" calcext:value-type="float">
            <text:p>1443146925.66219</text:p>
          </table:table-cell>
          <table:table-cell office:value-type="float" office:value="4320" calcext:value-type="float">
            <text:p>4320</text:p>
          </table:table-cell>
          <table:table-cell table:formula="of:=[.B126]-[.$B$2]" office:value-type="float" office:value="5.66197991371155" calcext:value-type="float">
            <text:p>5.6619799137</text:p>
          </table:table-cell>
          <table:table-cell table:formula="of:=[.C126]/([.D126]-[.D125])" office:value-type="float" office:value="104600.336441045" calcext:value-type="float">
            <text:p>104600.336441045</text:p>
          </table:table-cell>
          <table:table-cell table:formula="of:=IF(MOD([.D126];[.$M$10])&lt;[.$M$3];[.$N$2];IF(MOD([.D126];[.$M$10])&lt;[.$M$4];[.$N$3];IF(MOD([.D126];[.$M$10])&lt;[.$M$5];[.$N$4];IF(MOD([.D126];[.$M$10])&lt;[.$M$6];[.$N$5];IF(MOD([.D126];[.$M$10])&lt;[.$M$7];[.$N$6];IF(MOD([.D126];[.$M$10])&lt;[.$M$8];[.$N$7];IF(MOD([.D126];[.$M$10])&lt;[.$M$9];[.$N$8];IF(MOD([.D126];[.$M$10])&lt;[.$M$10];[.$N$9]))))))))" office:value-type="float" office:value="105000" calcext:value-type="float">
            <text:p>105000</text:p>
          </table:table-cell>
          <table:table-cell office:value-type="float" office:value="1443146925.89783" calcext:value-type="float">
            <text:p>1443146925.89783</text:p>
          </table:table-cell>
          <table:table-cell table:formula="of:=[.G126]-[.$B$2]" office:value-type="float" office:value="5.89761996269226" calcext:value-type="float">
            <text:p>5.8976199627</text:p>
          </table:table-cell>
          <table:table-cell table:formula="of:=[.C126]/([.H126]-[.H125])" office:value-type="float" office:value="104549.638391543" calcext:value-type="float">
            <text:p>104549.638391543</text:p>
          </table:table-cell>
          <table:table-cell table:formula="of:=[.G126]-[.$B126]" office:value-type="float" office:value="0.235640048980713" calcext:value-type="float">
            <text:p>0.235640049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46925.70349" calcext:value-type="float">
            <text:p>1443146925.70349</text:p>
          </table:table-cell>
          <table:table-cell office:value-type="float" office:value="4320" calcext:value-type="float">
            <text:p>4320</text:p>
          </table:table-cell>
          <table:table-cell table:formula="of:=[.B127]-[.$B$2]" office:value-type="float" office:value="5.70327997207642" calcext:value-type="float">
            <text:p>5.7032799721</text:p>
          </table:table-cell>
          <table:table-cell table:formula="of:=[.C127]/([.D127]-[.D126])" office:value-type="float" office:value="104600.336441045" calcext:value-type="float">
            <text:p>104600.336441045</text:p>
          </table:table-cell>
          <table:table-cell table:formula="of:=IF(MOD([.D127];[.$M$10])&lt;[.$M$3];[.$N$2];IF(MOD([.D127];[.$M$10])&lt;[.$M$4];[.$N$3];IF(MOD([.D127];[.$M$10])&lt;[.$M$5];[.$N$4];IF(MOD([.D127];[.$M$10])&lt;[.$M$6];[.$N$5];IF(MOD([.D127];[.$M$10])&lt;[.$M$7];[.$N$6];IF(MOD([.D127];[.$M$10])&lt;[.$M$8];[.$N$7];IF(MOD([.D127];[.$M$10])&lt;[.$M$9];[.$N$8];IF(MOD([.D127];[.$M$10])&lt;[.$M$10];[.$N$9]))))))))" office:value-type="float" office:value="105000" calcext:value-type="float">
            <text:p>105000</text:p>
          </table:table-cell>
          <table:table-cell office:value-type="float" office:value="1443146925.93916" calcext:value-type="float">
            <text:p>1443146925.93916</text:p>
          </table:table-cell>
          <table:table-cell table:formula="of:=[.G127]-[.$B$2]" office:value-type="float" office:value="5.9389500617981" calcext:value-type="float">
            <text:p>5.9389500618</text:p>
          </table:table-cell>
          <table:table-cell table:formula="of:=[.C127]/([.H127]-[.H126])" office:value-type="float" office:value="104524.307791706" calcext:value-type="float">
            <text:p>104524.307791706</text:p>
          </table:table-cell>
          <table:table-cell table:formula="of:=[.G127]-[.$B127]" office:value-type="float" office:value="0.23567008972168" calcext:value-type="float">
            <text:p>0.2356700897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46925.74478" calcext:value-type="float">
            <text:p>1443146925.74478</text:p>
          </table:table-cell>
          <table:table-cell office:value-type="float" office:value="4320" calcext:value-type="float">
            <text:p>4320</text:p>
          </table:table-cell>
          <table:table-cell table:formula="of:=[.B128]-[.$B$2]" office:value-type="float" office:value="5.74457001686096" calcext:value-type="float">
            <text:p>5.7445700169</text:p>
          </table:table-cell>
          <table:table-cell table:formula="of:=[.C128]/([.D128]-[.D127])" office:value-type="float" office:value="104625.703908582" calcext:value-type="float">
            <text:p>104625.703908582</text:p>
          </table:table-cell>
          <table:table-cell table:formula="of:=IF(MOD([.D128];[.$M$10])&lt;[.$M$3];[.$N$2];IF(MOD([.D128];[.$M$10])&lt;[.$M$4];[.$N$3];IF(MOD([.D128];[.$M$10])&lt;[.$M$5];[.$N$4];IF(MOD([.D128];[.$M$10])&lt;[.$M$6];[.$N$5];IF(MOD([.D128];[.$M$10])&lt;[.$M$7];[.$N$6];IF(MOD([.D128];[.$M$10])&lt;[.$M$8];[.$N$7];IF(MOD([.D128];[.$M$10])&lt;[.$M$9];[.$N$8];IF(MOD([.D128];[.$M$10])&lt;[.$M$10];[.$N$9]))))))))" office:value-type="float" office:value="105000" calcext:value-type="float">
            <text:p>105000</text:p>
          </table:table-cell>
          <table:table-cell office:value-type="float" office:value="1443146925.98047" calcext:value-type="float">
            <text:p>1443146925.98047</text:p>
          </table:table-cell>
          <table:table-cell table:formula="of:=[.G128]-[.$B$2]" office:value-type="float" office:value="5.98025989532471" calcext:value-type="float">
            <text:p>5.9802598953</text:p>
          </table:table-cell>
          <table:table-cell table:formula="of:=[.C128]/([.H128]-[.H127])" office:value-type="float" office:value="104575.584823335" calcext:value-type="float">
            <text:p>104575.584823335</text:p>
          </table:table-cell>
          <table:table-cell table:formula="of:=[.G128]-[.$B128]" office:value-type="float" office:value="0.235689878463745" calcext:value-type="float">
            <text:p>0.2356898785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46925.78608" calcext:value-type="float">
            <text:p>1443146925.78608</text:p>
          </table:table-cell>
          <table:table-cell office:value-type="float" office:value="4320" calcext:value-type="float">
            <text:p>4320</text:p>
          </table:table-cell>
          <table:table-cell table:formula="of:=[.B129]-[.$B$2]" office:value-type="float" office:value="5.78586983680725" calcext:value-type="float">
            <text:p>5.7858698368</text:p>
          </table:table-cell>
          <table:table-cell table:formula="of:=[.C129]/([.D129]-[.D128])" office:value-type="float" office:value="104600.940285411" calcext:value-type="float">
            <text:p>104600.940285411</text:p>
          </table:table-cell>
          <table:table-cell table:formula="of:=IF(MOD([.D129];[.$M$10])&lt;[.$M$3];[.$N$2];IF(MOD([.D129];[.$M$10])&lt;[.$M$4];[.$N$3];IF(MOD([.D129];[.$M$10])&lt;[.$M$5];[.$N$4];IF(MOD([.D129];[.$M$10])&lt;[.$M$6];[.$N$5];IF(MOD([.D129];[.$M$10])&lt;[.$M$7];[.$N$6];IF(MOD([.D129];[.$M$10])&lt;[.$M$8];[.$N$7];IF(MOD([.D129];[.$M$10])&lt;[.$M$9];[.$N$8];IF(MOD([.D129];[.$M$10])&lt;[.$M$10];[.$N$9]))))))))" office:value-type="float" office:value="105000" calcext:value-type="float">
            <text:p>105000</text:p>
          </table:table-cell>
          <table:table-cell office:value-type="float" office:value="1443146926.02165" calcext:value-type="float">
            <text:p>1443146926.02165</text:p>
          </table:table-cell>
          <table:table-cell table:formula="of:=[.G129]-[.$B$2]" office:value-type="float" office:value="6.02144002914429" calcext:value-type="float">
            <text:p>6.0214400291</text:p>
          </table:table-cell>
          <table:table-cell table:formula="of:=[.C129]/([.H129]-[.H128])" office:value-type="float" office:value="104904.952930142" calcext:value-type="float">
            <text:p>104904.952930142</text:p>
          </table:table-cell>
          <table:table-cell table:formula="of:=[.G129]-[.$B129]" office:value-type="float" office:value="0.235570192337036" calcext:value-type="float">
            <text:p>0.2355701923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46925.8274" calcext:value-type="float">
            <text:p>1443146925.8274</text:p>
          </table:table-cell>
          <table:table-cell office:value-type="float" office:value="4320" calcext:value-type="float">
            <text:p>4320</text:p>
          </table:table-cell>
          <table:table-cell table:formula="of:=[.B130]-[.$B$2]" office:value-type="float" office:value="5.82718992233276" calcext:value-type="float">
            <text:p>5.8271899223</text:p>
          </table:table-cell>
          <table:table-cell table:formula="of:=[.C130]/([.D130]-[.D129])" office:value-type="float" office:value="104549.638391543" calcext:value-type="float">
            <text:p>104549.638391543</text:p>
          </table:table-cell>
          <table:table-cell table:formula="of:=IF(MOD([.D130];[.$M$10])&lt;[.$M$3];[.$N$2];IF(MOD([.D130];[.$M$10])&lt;[.$M$4];[.$N$3];IF(MOD([.D130];[.$M$10])&lt;[.$M$5];[.$N$4];IF(MOD([.D130];[.$M$10])&lt;[.$M$6];[.$N$5];IF(MOD([.D130];[.$M$10])&lt;[.$M$7];[.$N$6];IF(MOD([.D130];[.$M$10])&lt;[.$M$8];[.$N$7];IF(MOD([.D130];[.$M$10])&lt;[.$M$9];[.$N$8];IF(MOD([.D130];[.$M$10])&lt;[.$M$10];[.$N$9]))))))))" office:value-type="float" office:value="105000" calcext:value-type="float">
            <text:p>105000</text:p>
          </table:table-cell>
          <table:table-cell office:value-type="float" office:value="1443146926.06298" calcext:value-type="float">
            <text:p>1443146926.06298</text:p>
          </table:table-cell>
          <table:table-cell table:formula="of:=[.G130]-[.$B$2]" office:value-type="float" office:value="6.06276988983154" calcext:value-type="float">
            <text:p>6.0627698898</text:p>
          </table:table-cell>
          <table:table-cell table:formula="of:=[.C130]/([.H130]-[.H129])" office:value-type="float" office:value="104524.910758581" calcext:value-type="float">
            <text:p>104524.910758581</text:p>
          </table:table-cell>
          <table:table-cell table:formula="of:=[.G130]-[.$B130]" office:value-type="float" office:value="0.235579967498779" calcext:value-type="float">
            <text:p>0.2355799675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46925.8687" calcext:value-type="float">
            <text:p>1443146925.8687</text:p>
          </table:table-cell>
          <table:table-cell office:value-type="float" office:value="4320" calcext:value-type="float">
            <text:p>4320</text:p>
          </table:table-cell>
          <table:table-cell table:formula="of:=[.B131]-[.$B$2]" office:value-type="float" office:value="5.86848998069763" calcext:value-type="float">
            <text:p>5.8684899807</text:p>
          </table:table-cell>
          <table:table-cell table:formula="of:=[.C131]/([.D131]-[.D130])" office:value-type="float" office:value="104600.336441045" calcext:value-type="float">
            <text:p>104600.336441045</text:p>
          </table:table-cell>
          <table:table-cell table:formula="of:=IF(MOD([.D131];[.$M$10])&lt;[.$M$3];[.$N$2];IF(MOD([.D131];[.$M$10])&lt;[.$M$4];[.$N$3];IF(MOD([.D131];[.$M$10])&lt;[.$M$5];[.$N$4];IF(MOD([.D131];[.$M$10])&lt;[.$M$6];[.$N$5];IF(MOD([.D131];[.$M$10])&lt;[.$M$7];[.$N$6];IF(MOD([.D131];[.$M$10])&lt;[.$M$8];[.$N$7];IF(MOD([.D131];[.$M$10])&lt;[.$M$9];[.$N$8];IF(MOD([.D131];[.$M$10])&lt;[.$M$10];[.$N$9]))))))))" office:value-type="float" office:value="105000" calcext:value-type="float">
            <text:p>105000</text:p>
          </table:table-cell>
          <table:table-cell office:value-type="float" office:value="1443146926.10423" calcext:value-type="float">
            <text:p>1443146926.10423</text:p>
          </table:table-cell>
          <table:table-cell table:formula="of:=[.G131]-[.$B$2]" office:value-type="float" office:value="6.1040198802948" calcext:value-type="float">
            <text:p>6.1040198803</text:p>
          </table:table-cell>
          <table:table-cell table:formula="of:=[.C131]/([.H131]-[.H130])" office:value-type="float" office:value="104727.296939572" calcext:value-type="float">
            <text:p>104727.296939572</text:p>
          </table:table-cell>
          <table:table-cell table:formula="of:=[.G131]-[.$B131]" office:value-type="float" office:value="0.235529899597168" calcext:value-type="float">
            <text:p>0.2355298996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46925.90999" calcext:value-type="float">
            <text:p>1443146925.90999</text:p>
          </table:table-cell>
          <table:table-cell office:value-type="float" office:value="4320" calcext:value-type="float">
            <text:p>4320</text:p>
          </table:table-cell>
          <table:table-cell table:formula="of:=[.B132]-[.$B$2]" office:value-type="float" office:value="5.90978002548218" calcext:value-type="float">
            <text:p>5.9097800255</text:p>
          </table:table-cell>
          <table:table-cell table:formula="of:=[.C132]/([.D132]-[.D131])" office:value-type="float" office:value="104625.703908582" calcext:value-type="float">
            <text:p>104625.703908582</text:p>
          </table:table-cell>
          <table:table-cell table:formula="of:=IF(MOD([.D132];[.$M$10])&lt;[.$M$3];[.$N$2];IF(MOD([.D132];[.$M$10])&lt;[.$M$4];[.$N$3];IF(MOD([.D132];[.$M$10])&lt;[.$M$5];[.$N$4];IF(MOD([.D132];[.$M$10])&lt;[.$M$6];[.$N$5];IF(MOD([.D132];[.$M$10])&lt;[.$M$7];[.$N$6];IF(MOD([.D132];[.$M$10])&lt;[.$M$8];[.$N$7];IF(MOD([.D132];[.$M$10])&lt;[.$M$9];[.$N$8];IF(MOD([.D132];[.$M$10])&lt;[.$M$10];[.$N$9]))))))))" office:value-type="float" office:value="105000" calcext:value-type="float">
            <text:p>105000</text:p>
          </table:table-cell>
          <table:table-cell office:value-type="float" office:value="1443146926.11636" calcext:value-type="float">
            <text:p>1443146926.11636</text:p>
          </table:table-cell>
          <table:table-cell table:formula="of:=[.G132]-[.$B$2]" office:value-type="float" office:value="6.11614990234375" calcext:value-type="float">
            <text:p>6.1161499023</text:p>
          </table:table-cell>
          <table:table-cell table:formula="of:=[.C132]/([.H132]-[.H131])" office:value-type="float" office:value="356141.149831948" calcext:value-type="float">
            <text:p>356141.149831948</text:p>
          </table:table-cell>
          <table:table-cell table:formula="of:=[.G132]-[.$B132]" office:value-type="float" office:value="0.206369876861572" calcext:value-type="float">
            <text:p>0.2063698769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46925.95128" calcext:value-type="float">
            <text:p>1443146925.95128</text:p>
          </table:table-cell>
          <table:table-cell office:value-type="float" office:value="4320" calcext:value-type="float">
            <text:p>4320</text:p>
          </table:table-cell>
          <table:table-cell table:formula="of:=[.B133]-[.$B$2]" office:value-type="float" office:value="5.95107007026672" calcext:value-type="float">
            <text:p>5.9510700703</text:p>
          </table:table-cell>
          <table:table-cell table:formula="of:=[.C133]/([.D133]-[.D132])" office:value-type="float" office:value="104625.703908582" calcext:value-type="float">
            <text:p>104625.703908582</text:p>
          </table:table-cell>
          <table:table-cell table:formula="of:=IF(MOD([.D133];[.$M$10])&lt;[.$M$3];[.$N$2];IF(MOD([.D133];[.$M$10])&lt;[.$M$4];[.$N$3];IF(MOD([.D133];[.$M$10])&lt;[.$M$5];[.$N$4];IF(MOD([.D133];[.$M$10])&lt;[.$M$6];[.$N$5];IF(MOD([.D133];[.$M$10])&lt;[.$M$7];[.$N$6];IF(MOD([.D133];[.$M$10])&lt;[.$M$8];[.$N$7];IF(MOD([.D133];[.$M$10])&lt;[.$M$9];[.$N$8];IF(MOD([.D133];[.$M$10])&lt;[.$M$10];[.$N$9]))))))))" office:value-type="float" office:value="105000" calcext:value-type="float">
            <text:p>105000</text:p>
          </table:table-cell>
          <table:table-cell office:value-type="float" office:value="1443146926.18702" calcext:value-type="float">
            <text:p>1443146926.18702</text:p>
          </table:table-cell>
          <table:table-cell table:formula="of:=[.G133]-[.$B$2]" office:value-type="float" office:value="6.18681001663208" calcext:value-type="float">
            <text:p>6.1868100166</text:p>
          </table:table-cell>
          <table:table-cell table:formula="of:=[.C133]/([.H133]-[.H132])" office:value-type="float" office:value="61137.7443061039" calcext:value-type="float">
            <text:p>61137.7443061039</text:p>
          </table:table-cell>
          <table:table-cell table:formula="of:=[.G133]-[.$B133]" office:value-type="float" office:value="0.235739946365356" calcext:value-type="float">
            <text:p>0.2357399464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46925.99257" calcext:value-type="float">
            <text:p>1443146925.99257</text:p>
          </table:table-cell>
          <table:table-cell office:value-type="float" office:value="4320" calcext:value-type="float">
            <text:p>4320</text:p>
          </table:table-cell>
          <table:table-cell table:formula="of:=[.B134]-[.$B$2]" office:value-type="float" office:value="5.99235987663269" calcext:value-type="float">
            <text:p>5.9923598766</text:p>
          </table:table-cell>
          <table:table-cell table:formula="of:=[.C134]/([.D134]-[.D133])" office:value-type="float" office:value="104626.308045871" calcext:value-type="float">
            <text:p>104626.308045871</text:p>
          </table:table-cell>
          <table:table-cell table:formula="of:=IF(MOD([.D134];[.$M$10])&lt;[.$M$3];[.$N$2];IF(MOD([.D134];[.$M$10])&lt;[.$M$4];[.$N$3];IF(MOD([.D134];[.$M$10])&lt;[.$M$5];[.$N$4];IF(MOD([.D134];[.$M$10])&lt;[.$M$6];[.$N$5];IF(MOD([.D134];[.$M$10])&lt;[.$M$7];[.$N$6];IF(MOD([.D134];[.$M$10])&lt;[.$M$8];[.$N$7];IF(MOD([.D134];[.$M$10])&lt;[.$M$9];[.$N$8];IF(MOD([.D134];[.$M$10])&lt;[.$M$10];[.$N$9]))))))))" office:value-type="float" office:value="105000" calcext:value-type="float">
            <text:p>105000</text:p>
          </table:table-cell>
          <table:table-cell office:value-type="float" office:value="1443146926.22683" calcext:value-type="float">
            <text:p>1443146926.22683</text:p>
          </table:table-cell>
          <table:table-cell table:formula="of:=[.G134]-[.$B$2]" office:value-type="float" office:value="6.22661995887756" calcext:value-type="float">
            <text:p>6.2266199589</text:p>
          </table:table-cell>
          <table:table-cell table:formula="of:=[.C134]/([.H134]-[.H133])" office:value-type="float" office:value="108515.605809253" calcext:value-type="float">
            <text:p>108515.605809253</text:p>
          </table:table-cell>
          <table:table-cell table:formula="of:=[.G134]-[.$B134]" office:value-type="float" office:value="0.234260082244873" calcext:value-type="float">
            <text:p>0.2342600822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46926.03233" calcext:value-type="float">
            <text:p>1443146926.03233</text:p>
          </table:table-cell>
          <table:table-cell office:value-type="float" office:value="4320" calcext:value-type="float">
            <text:p>4320</text:p>
          </table:table-cell>
          <table:table-cell table:formula="of:=[.B135]-[.$B$2]" office:value-type="float" office:value="6.03211998939514" calcext:value-type="float">
            <text:p>6.0321199894</text:p>
          </table:table-cell>
          <table:table-cell table:formula="of:=[.C135]/([.D135]-[.D134])" office:value-type="float" office:value="108651.603324419" calcext:value-type="float">
            <text:p>108651.603324419</text:p>
          </table:table-cell>
          <table:table-cell table:formula="of:=IF(MOD([.D135];[.$M$10])&lt;[.$M$3];[.$N$2];IF(MOD([.D135];[.$M$10])&lt;[.$M$4];[.$N$3];IF(MOD([.D135];[.$M$10])&lt;[.$M$5];[.$N$4];IF(MOD([.D135];[.$M$10])&lt;[.$M$6];[.$N$5];IF(MOD([.D135];[.$M$10])&lt;[.$M$7];[.$N$6];IF(MOD([.D135];[.$M$10])&lt;[.$M$8];[.$N$7];IF(MOD([.D135];[.$M$10])&lt;[.$M$9];[.$N$8];IF(MOD([.D135];[.$M$10])&lt;[.$M$10];[.$N$9]))))))))" office:value-type="float" office:value="110000" calcext:value-type="float">
            <text:p>110000</text:p>
          </table:table-cell>
          <table:table-cell office:value-type="float" office:value="1443146926.26616" calcext:value-type="float">
            <text:p>1443146926.26616</text:p>
          </table:table-cell>
          <table:table-cell table:formula="of:=[.G135]-[.$B$2]" office:value-type="float" office:value="6.26594996452332" calcext:value-type="float">
            <text:p>6.2659499645</text:p>
          </table:table-cell>
          <table:table-cell table:formula="of:=[.C135]/([.H135]-[.H134])" office:value-type="float" office:value="109839.801166329" calcext:value-type="float">
            <text:p>109839.801166329</text:p>
          </table:table-cell>
          <table:table-cell table:formula="of:=[.G135]-[.$B135]" office:value-type="float" office:value="0.233829975128174" calcext:value-type="float">
            <text:p>0.2338299751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46926.07175" calcext:value-type="float">
            <text:p>1443146926.07175</text:p>
          </table:table-cell>
          <table:table-cell office:value-type="float" office:value="4320" calcext:value-type="float">
            <text:p>4320</text:p>
          </table:table-cell>
          <table:table-cell table:formula="of:=[.B136]-[.$B$2]" office:value-type="float" office:value="6.07153987884522" calcext:value-type="float">
            <text:p>6.0715398788</text:p>
          </table:table-cell>
          <table:table-cell table:formula="of:=[.C136]/([.D136]-[.D135])" office:value-type="float" office:value="109589.34842959" calcext:value-type="float">
            <text:p>109589.34842959</text:p>
          </table:table-cell>
          <table:table-cell table:formula="of:=IF(MOD([.D136];[.$M$10])&lt;[.$M$3];[.$N$2];IF(MOD([.D136];[.$M$10])&lt;[.$M$4];[.$N$3];IF(MOD([.D136];[.$M$10])&lt;[.$M$5];[.$N$4];IF(MOD([.D136];[.$M$10])&lt;[.$M$6];[.$N$5];IF(MOD([.D136];[.$M$10])&lt;[.$M$7];[.$N$6];IF(MOD([.D136];[.$M$10])&lt;[.$M$8];[.$N$7];IF(MOD([.D136];[.$M$10])&lt;[.$M$9];[.$N$8];IF(MOD([.D136];[.$M$10])&lt;[.$M$10];[.$N$9]))))))))" office:value-type="float" office:value="110000" calcext:value-type="float">
            <text:p>110000</text:p>
          </table:table-cell>
          <table:table-cell office:value-type="float" office:value="1443146926.30561" calcext:value-type="float">
            <text:p>1443146926.30561</text:p>
          </table:table-cell>
          <table:table-cell table:formula="of:=[.G136]-[.$B$2]" office:value-type="float" office:value="6.30539989471436" calcext:value-type="float">
            <text:p>6.3053998947</text:p>
          </table:table-cell>
          <table:table-cell table:formula="of:=[.C136]/([.H136]-[.H135])" office:value-type="float" office:value="109505.897198803" calcext:value-type="float">
            <text:p>109505.897198803</text:p>
          </table:table-cell>
          <table:table-cell table:formula="of:=[.G136]-[.$B136]" office:value-type="float" office:value="0.233860015869141" calcext:value-type="float">
            <text:p>0.2338600159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46926.11117" calcext:value-type="float">
            <text:p>1443146926.11117</text:p>
          </table:table-cell>
          <table:table-cell office:value-type="float" office:value="4320" calcext:value-type="float">
            <text:p>4320</text:p>
          </table:table-cell>
          <table:table-cell table:formula="of:=[.B137]-[.$B$2]" office:value-type="float" office:value="6.11096000671387" calcext:value-type="float">
            <text:p>6.1109600067</text:p>
          </table:table-cell>
          <table:table-cell table:formula="of:=[.C137]/([.D137]-[.D136])" office:value-type="float" office:value="109588.685617515" calcext:value-type="float">
            <text:p>109588.685617515</text:p>
          </table:table-cell>
          <table:table-cell table:formula="of:=IF(MOD([.D137];[.$M$10])&lt;[.$M$3];[.$N$2];IF(MOD([.D137];[.$M$10])&lt;[.$M$4];[.$N$3];IF(MOD([.D137];[.$M$10])&lt;[.$M$5];[.$N$4];IF(MOD([.D137];[.$M$10])&lt;[.$M$6];[.$N$5];IF(MOD([.D137];[.$M$10])&lt;[.$M$7];[.$N$6];IF(MOD([.D137];[.$M$10])&lt;[.$M$8];[.$N$7];IF(MOD([.D137];[.$M$10])&lt;[.$M$9];[.$N$8];IF(MOD([.D137];[.$M$10])&lt;[.$M$10];[.$N$9]))))))))" office:value-type="float" office:value="110000" calcext:value-type="float">
            <text:p>110000</text:p>
          </table:table-cell>
          <table:table-cell office:value-type="float" office:value="1443146926.34494" calcext:value-type="float">
            <text:p>1443146926.34494</text:p>
          </table:table-cell>
          <table:table-cell table:formula="of:=[.G137]-[.$B$2]" office:value-type="float" office:value="6.34472990036011" calcext:value-type="float">
            <text:p>6.3447299004</text:p>
          </table:table-cell>
          <table:table-cell table:formula="of:=[.C137]/([.H137]-[.H136])" office:value-type="float" office:value="109839.801166329" calcext:value-type="float">
            <text:p>109839.801166329</text:p>
          </table:table-cell>
          <table:table-cell table:formula="of:=[.G137]-[.$B137]" office:value-type="float" office:value="0.23376989364624" calcext:value-type="float">
            <text:p>0.2337698936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46926.15058" calcext:value-type="float">
            <text:p>1443146926.15058</text:p>
          </table:table-cell>
          <table:table-cell office:value-type="float" office:value="4320" calcext:value-type="float">
            <text:p>4320</text:p>
          </table:table-cell>
          <table:table-cell table:formula="of:=[.B138]-[.$B$2]" office:value-type="float" office:value="6.15036988258362" calcext:value-type="float">
            <text:p>6.1503698826</text:p>
          </table:table-cell>
          <table:table-cell table:formula="of:=[.C138]/([.D138]-[.D137])" office:value-type="float" office:value="109617.193778471" calcext:value-type="float">
            <text:p>109617.193778471</text:p>
          </table:table-cell>
          <table:table-cell table:formula="of:=IF(MOD([.D138];[.$M$10])&lt;[.$M$3];[.$N$2];IF(MOD([.D138];[.$M$10])&lt;[.$M$4];[.$N$3];IF(MOD([.D138];[.$M$10])&lt;[.$M$5];[.$N$4];IF(MOD([.D138];[.$M$10])&lt;[.$M$6];[.$N$5];IF(MOD([.D138];[.$M$10])&lt;[.$M$7];[.$N$6];IF(MOD([.D138];[.$M$10])&lt;[.$M$8];[.$N$7];IF(MOD([.D138];[.$M$10])&lt;[.$M$9];[.$N$8];IF(MOD([.D138];[.$M$10])&lt;[.$M$10];[.$N$9]))))))))" office:value-type="float" office:value="110000" calcext:value-type="float">
            <text:p>110000</text:p>
          </table:table-cell>
          <table:table-cell office:value-type="float" office:value="1443146926.38435" calcext:value-type="float">
            <text:p>1443146926.38435</text:p>
          </table:table-cell>
          <table:table-cell table:formula="of:=[.G138]-[.$B$2]" office:value-type="float" office:value="6.38414001464844" calcext:value-type="float">
            <text:p>6.3841400146</text:p>
          </table:table-cell>
          <table:table-cell table:formula="of:=[.C138]/([.H138]-[.H137])" office:value-type="float" office:value="109616.53062953" calcext:value-type="float">
            <text:p>109616.53062953</text:p>
          </table:table-cell>
          <table:table-cell table:formula="of:=[.G138]-[.$B138]" office:value-type="float" office:value="0.233770132064819" calcext:value-type="float">
            <text:p>0.2337701321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46926.19001" calcext:value-type="float">
            <text:p>1443146926.19001</text:p>
          </table:table-cell>
          <table:table-cell office:value-type="float" office:value="4320" calcext:value-type="float">
            <text:p>4320</text:p>
          </table:table-cell>
          <table:table-cell table:formula="of:=[.B139]-[.$B$2]" office:value-type="float" office:value="6.18980002403259" calcext:value-type="float">
            <text:p>6.189800024</text:p>
          </table:table-cell>
          <table:table-cell table:formula="of:=[.C139]/([.D139]-[.D138])" office:value-type="float" office:value="109560.854748401" calcext:value-type="float">
            <text:p>109560.854748401</text:p>
          </table:table-cell>
          <table:table-cell table:formula="of:=IF(MOD([.D139];[.$M$10])&lt;[.$M$3];[.$N$2];IF(MOD([.D139];[.$M$10])&lt;[.$M$4];[.$N$3];IF(MOD([.D139];[.$M$10])&lt;[.$M$5];[.$N$4];IF(MOD([.D139];[.$M$10])&lt;[.$M$6];[.$N$5];IF(MOD([.D139];[.$M$10])&lt;[.$M$7];[.$N$6];IF(MOD([.D139];[.$M$10])&lt;[.$M$8];[.$N$7];IF(MOD([.D139];[.$M$10])&lt;[.$M$9];[.$N$8];IF(MOD([.D139];[.$M$10])&lt;[.$M$10];[.$N$9]))))))))" office:value-type="float" office:value="110000" calcext:value-type="float">
            <text:p>110000</text:p>
          </table:table-cell>
          <table:table-cell office:value-type="float" office:value="1443146926.42384" calcext:value-type="float">
            <text:p>1443146926.42384</text:p>
          </table:table-cell>
          <table:table-cell table:formula="of:=[.G139]-[.$B$2]" office:value-type="float" office:value="6.42362999916077" calcext:value-type="float">
            <text:p>6.4236299992</text:p>
          </table:table-cell>
          <table:table-cell table:formula="of:=[.C139]/([.H139]-[.H138])" office:value-type="float" office:value="109394.826393291" calcext:value-type="float">
            <text:p>109394.826393291</text:p>
          </table:table-cell>
          <table:table-cell table:formula="of:=[.G139]-[.$B139]" office:value-type="float" office:value="0.233829975128174" calcext:value-type="float">
            <text:p>0.2338299751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46926.22943" calcext:value-type="float">
            <text:p>1443146926.22943</text:p>
          </table:table-cell>
          <table:table-cell office:value-type="float" office:value="4320" calcext:value-type="float">
            <text:p>4320</text:p>
          </table:table-cell>
          <table:table-cell table:formula="of:=[.B140]-[.$B$2]" office:value-type="float" office:value="6.22921991348267" calcext:value-type="float">
            <text:p>6.2292199135</text:p>
          </table:table-cell>
          <table:table-cell table:formula="of:=[.C140]/([.D140]-[.D139])" office:value-type="float" office:value="109589.34842959" calcext:value-type="float">
            <text:p>109589.34842959</text:p>
          </table:table-cell>
          <table:table-cell table:formula="of:=IF(MOD([.D140];[.$M$10])&lt;[.$M$3];[.$N$2];IF(MOD([.D140];[.$M$10])&lt;[.$M$4];[.$N$3];IF(MOD([.D140];[.$M$10])&lt;[.$M$5];[.$N$4];IF(MOD([.D140];[.$M$10])&lt;[.$M$6];[.$N$5];IF(MOD([.D140];[.$M$10])&lt;[.$M$7];[.$N$6];IF(MOD([.D140];[.$M$10])&lt;[.$M$8];[.$N$7];IF(MOD([.D140];[.$M$10])&lt;[.$M$9];[.$N$8];IF(MOD([.D140];[.$M$10])&lt;[.$M$10];[.$N$9]))))))))" office:value-type="float" office:value="110000" calcext:value-type="float">
            <text:p>110000</text:p>
          </table:table-cell>
          <table:table-cell office:value-type="float" office:value="1443146926.46327" calcext:value-type="float">
            <text:p>1443146926.46327</text:p>
          </table:table-cell>
          <table:table-cell table:formula="of:=[.G140]-[.$B$2]" office:value-type="float" office:value="6.46305990219116" calcext:value-type="float">
            <text:p>6.4630599022</text:p>
          </table:table-cell>
          <table:table-cell table:formula="of:=[.C140]/([.H140]-[.H139])" office:value-type="float" office:value="109561.517223865" calcext:value-type="float">
            <text:p>109561.517223865</text:p>
          </table:table-cell>
          <table:table-cell table:formula="of:=[.G140]-[.$B140]" office:value-type="float" office:value="0.233839988708496" calcext:value-type="float">
            <text:p>0.2338399887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46926.26885" calcext:value-type="float">
            <text:p>1443146926.26885</text:p>
          </table:table-cell>
          <table:table-cell office:value-type="float" office:value="4320" calcext:value-type="float">
            <text:p>4320</text:p>
          </table:table-cell>
          <table:table-cell table:formula="of:=[.B141]-[.$B$2]" office:value-type="float" office:value="6.26864004135132" calcext:value-type="float">
            <text:p>6.2686400414</text:p>
          </table:table-cell>
          <table:table-cell table:formula="of:=[.C141]/([.D141]-[.D140])" office:value-type="float" office:value="109588.685617515" calcext:value-type="float">
            <text:p>109588.685617515</text:p>
          </table:table-cell>
          <table:table-cell table:formula="of:=IF(MOD([.D141];[.$M$10])&lt;[.$M$3];[.$N$2];IF(MOD([.D141];[.$M$10])&lt;[.$M$4];[.$N$3];IF(MOD([.D141];[.$M$10])&lt;[.$M$5];[.$N$4];IF(MOD([.D141];[.$M$10])&lt;[.$M$6];[.$N$5];IF(MOD([.D141];[.$M$10])&lt;[.$M$7];[.$N$6];IF(MOD([.D141];[.$M$10])&lt;[.$M$8];[.$N$7];IF(MOD([.D141];[.$M$10])&lt;[.$M$9];[.$N$8];IF(MOD([.D141];[.$M$10])&lt;[.$M$10];[.$N$9]))))))))" office:value-type="float" office:value="110000" calcext:value-type="float">
            <text:p>110000</text:p>
          </table:table-cell>
          <table:table-cell office:value-type="float" office:value="1443146926.50263" calcext:value-type="float">
            <text:p>1443146926.50263</text:p>
          </table:table-cell>
          <table:table-cell table:formula="of:=[.G141]-[.$B$2]" office:value-type="float" office:value="6.50241994857788" calcext:value-type="float">
            <text:p>6.5024199486</text:p>
          </table:table-cell>
          <table:table-cell table:formula="of:=[.C141]/([.H141]-[.H140])" office:value-type="float" office:value="109755.968210894" calcext:value-type="float">
            <text:p>109755.968210894</text:p>
          </table:table-cell>
          <table:table-cell table:formula="of:=[.G141]-[.$B141]" office:value-type="float" office:value="0.233779907226562" calcext:value-type="float">
            <text:p>0.2337799072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46926.30827" calcext:value-type="float">
            <text:p>1443146926.30827</text:p>
          </table:table-cell>
          <table:table-cell office:value-type="float" office:value="4320" calcext:value-type="float">
            <text:p>4320</text:p>
          </table:table-cell>
          <table:table-cell table:formula="of:=[.B142]-[.$B$2]" office:value-type="float" office:value="6.30805993080139" calcext:value-type="float">
            <text:p>6.3080599308</text:p>
          </table:table-cell>
          <table:table-cell table:formula="of:=[.C142]/([.D142]-[.D141])" office:value-type="float" office:value="109589.34842959" calcext:value-type="float">
            <text:p>109589.34842959</text:p>
          </table:table-cell>
          <table:table-cell table:formula="of:=IF(MOD([.D142];[.$M$10])&lt;[.$M$3];[.$N$2];IF(MOD([.D142];[.$M$10])&lt;[.$M$4];[.$N$3];IF(MOD([.D142];[.$M$10])&lt;[.$M$5];[.$N$4];IF(MOD([.D142];[.$M$10])&lt;[.$M$6];[.$N$5];IF(MOD([.D142];[.$M$10])&lt;[.$M$7];[.$N$6];IF(MOD([.D142];[.$M$10])&lt;[.$M$8];[.$N$7];IF(MOD([.D142];[.$M$10])&lt;[.$M$9];[.$N$8];IF(MOD([.D142];[.$M$10])&lt;[.$M$10];[.$N$9]))))))))" office:value-type="float" office:value="110000" calcext:value-type="float">
            <text:p>110000</text:p>
          </table:table-cell>
          <table:table-cell office:value-type="float" office:value="1443146926.54204" calcext:value-type="float">
            <text:p>1443146926.54204</text:p>
          </table:table-cell>
          <table:table-cell table:formula="of:=[.G142]-[.$B$2]" office:value-type="float" office:value="6.54183006286621" calcext:value-type="float">
            <text:p>6.5418300629</text:p>
          </table:table-cell>
          <table:table-cell table:formula="of:=[.C142]/([.H142]-[.H141])" office:value-type="float" office:value="109616.53062953" calcext:value-type="float">
            <text:p>109616.53062953</text:p>
          </table:table-cell>
          <table:table-cell table:formula="of:=[.G142]-[.$B142]" office:value-type="float" office:value="0.233770132064819" calcext:value-type="float">
            <text:p>0.2337701321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46926.34769" calcext:value-type="float">
            <text:p>1443146926.34769</text:p>
          </table:table-cell>
          <table:table-cell office:value-type="float" office:value="4320" calcext:value-type="float">
            <text:p>4320</text:p>
          </table:table-cell>
          <table:table-cell table:formula="of:=[.B143]-[.$B$2]" office:value-type="float" office:value="6.34748005867004" calcext:value-type="float">
            <text:p>6.3474800587</text:p>
          </table:table-cell>
          <table:table-cell table:formula="of:=[.C143]/([.D143]-[.D142])" office:value-type="float" office:value="109588.685617515" calcext:value-type="float">
            <text:p>109588.685617515</text:p>
          </table:table-cell>
          <table:table-cell table:formula="of:=IF(MOD([.D143];[.$M$10])&lt;[.$M$3];[.$N$2];IF(MOD([.D143];[.$M$10])&lt;[.$M$4];[.$N$3];IF(MOD([.D143];[.$M$10])&lt;[.$M$5];[.$N$4];IF(MOD([.D143];[.$M$10])&lt;[.$M$6];[.$N$5];IF(MOD([.D143];[.$M$10])&lt;[.$M$7];[.$N$6];IF(MOD([.D143];[.$M$10])&lt;[.$M$8];[.$N$7];IF(MOD([.D143];[.$M$10])&lt;[.$M$9];[.$N$8];IF(MOD([.D143];[.$M$10])&lt;[.$M$10];[.$N$9]))))))))" office:value-type="float" office:value="110000" calcext:value-type="float">
            <text:p>110000</text:p>
          </table:table-cell>
          <table:table-cell office:value-type="float" office:value="1443146926.55419" calcext:value-type="float">
            <text:p>1443146926.55419</text:p>
          </table:table-cell>
          <table:table-cell table:formula="of:=[.G143]-[.$B$2]" office:value-type="float" office:value="6.55397987365723" calcext:value-type="float">
            <text:p>6.5539798737</text:p>
          </table:table-cell>
          <table:table-cell table:formula="of:=[.C143]/([.H143]-[.H142])" office:value-type="float" office:value="355561.092621664" calcext:value-type="float">
            <text:p>355561.092621664</text:p>
          </table:table-cell>
          <table:table-cell table:formula="of:=[.G143]-[.$B143]" office:value-type="float" office:value="0.206499814987183" calcext:value-type="float">
            <text:p>0.206499815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46926.38712" calcext:value-type="float">
            <text:p>1443146926.38712</text:p>
          </table:table-cell>
          <table:table-cell office:value-type="float" office:value="4320" calcext:value-type="float">
            <text:p>4320</text:p>
          </table:table-cell>
          <table:table-cell table:formula="of:=[.B144]-[.$B$2]" office:value-type="float" office:value="6.38690996170044" calcext:value-type="float">
            <text:p>6.3869099617</text:p>
          </table:table-cell>
          <table:table-cell table:formula="of:=[.C144]/([.D144]-[.D143])" office:value-type="float" office:value="109561.517223865" calcext:value-type="float">
            <text:p>109561.517223865</text:p>
          </table:table-cell>
          <table:table-cell table:formula="of:=IF(MOD([.D144];[.$M$10])&lt;[.$M$3];[.$N$2];IF(MOD([.D144];[.$M$10])&lt;[.$M$4];[.$N$3];IF(MOD([.D144];[.$M$10])&lt;[.$M$5];[.$N$4];IF(MOD([.D144];[.$M$10])&lt;[.$M$6];[.$N$5];IF(MOD([.D144];[.$M$10])&lt;[.$M$7];[.$N$6];IF(MOD([.D144];[.$M$10])&lt;[.$M$8];[.$N$7];IF(MOD([.D144];[.$M$10])&lt;[.$M$9];[.$N$8];IF(MOD([.D144];[.$M$10])&lt;[.$M$10];[.$N$9]))))))))" office:value-type="float" office:value="110000" calcext:value-type="float">
            <text:p>110000</text:p>
          </table:table-cell>
          <table:table-cell office:value-type="float" office:value="1443146926.62093" calcext:value-type="float">
            <text:p>1443146926.62093</text:p>
          </table:table-cell>
          <table:table-cell table:formula="of:=[.G144]-[.$B$2]" office:value-type="float" office:value="6.62071990966797" calcext:value-type="float">
            <text:p>6.6207199097</text:p>
          </table:table-cell>
          <table:table-cell table:formula="of:=[.C144]/([.H144]-[.H143])" office:value-type="float" office:value="64728.7633963019" calcext:value-type="float">
            <text:p>64728.7633963019</text:p>
          </table:table-cell>
          <table:table-cell table:formula="of:=[.G144]-[.$B144]" office:value-type="float" office:value="0.233809947967529" calcext:value-type="float">
            <text:p>0.233809948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46926.42655" calcext:value-type="float">
            <text:p>1443146926.42655</text:p>
          </table:table-cell>
          <table:table-cell office:value-type="float" office:value="4320" calcext:value-type="float">
            <text:p>4320</text:p>
          </table:table-cell>
          <table:table-cell table:formula="of:=[.B145]-[.$B$2]" office:value-type="float" office:value="6.42633986473084" calcext:value-type="float">
            <text:p>6.4263398647</text:p>
          </table:table-cell>
          <table:table-cell table:formula="of:=[.C145]/([.D145]-[.D144])" office:value-type="float" office:value="109561.517223865" calcext:value-type="float">
            <text:p>109561.517223865</text:p>
          </table:table-cell>
          <table:table-cell table:formula="of:=IF(MOD([.D145];[.$M$10])&lt;[.$M$3];[.$N$2];IF(MOD([.D145];[.$M$10])&lt;[.$M$4];[.$N$3];IF(MOD([.D145];[.$M$10])&lt;[.$M$5];[.$N$4];IF(MOD([.D145];[.$M$10])&lt;[.$M$6];[.$N$5];IF(MOD([.D145];[.$M$10])&lt;[.$M$7];[.$N$6];IF(MOD([.D145];[.$M$10])&lt;[.$M$8];[.$N$7];IF(MOD([.D145];[.$M$10])&lt;[.$M$9];[.$N$8];IF(MOD([.D145];[.$M$10])&lt;[.$M$10];[.$N$9]))))))))" office:value-type="float" office:value="110000" calcext:value-type="float">
            <text:p>110000</text:p>
          </table:table-cell>
          <table:table-cell office:value-type="float" office:value="1443146926.66038" calcext:value-type="float">
            <text:p>1443146926.66038</text:p>
          </table:table-cell>
          <table:table-cell table:formula="of:=[.G145]-[.$B$2]" office:value-type="float" office:value="6.66016983985901" calcext:value-type="float">
            <text:p>6.6601698399</text:p>
          </table:table-cell>
          <table:table-cell table:formula="of:=[.C145]/([.H145]-[.H144])" office:value-type="float" office:value="109505.897198803" calcext:value-type="float">
            <text:p>109505.897198803</text:p>
          </table:table-cell>
          <table:table-cell table:formula="of:=[.G145]-[.$B145]" office:value-type="float" office:value="0.233829975128174" calcext:value-type="float">
            <text:p>0.2338299751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46926.46597" calcext:value-type="float">
            <text:p>1443146926.46597</text:p>
          </table:table-cell>
          <table:table-cell office:value-type="float" office:value="4320" calcext:value-type="float">
            <text:p>4320</text:p>
          </table:table-cell>
          <table:table-cell table:formula="of:=[.B146]-[.$B$2]" office:value-type="float" office:value="6.46575999259949" calcext:value-type="float">
            <text:p>6.4657599926</text:p>
          </table:table-cell>
          <table:table-cell table:formula="of:=[.C146]/([.D146]-[.D145])" office:value-type="float" office:value="109588.685617515" calcext:value-type="float">
            <text:p>109588.685617515</text:p>
          </table:table-cell>
          <table:table-cell table:formula="of:=IF(MOD([.D146];[.$M$10])&lt;[.$M$3];[.$N$2];IF(MOD([.D146];[.$M$10])&lt;[.$M$4];[.$N$3];IF(MOD([.D146];[.$M$10])&lt;[.$M$5];[.$N$4];IF(MOD([.D146];[.$M$10])&lt;[.$M$6];[.$N$5];IF(MOD([.D146];[.$M$10])&lt;[.$M$7];[.$N$6];IF(MOD([.D146];[.$M$10])&lt;[.$M$8];[.$N$7];IF(MOD([.D146];[.$M$10])&lt;[.$M$9];[.$N$8];IF(MOD([.D146];[.$M$10])&lt;[.$M$10];[.$N$9]))))))))" office:value-type="float" office:value="110000" calcext:value-type="float">
            <text:p>110000</text:p>
          </table:table-cell>
          <table:table-cell office:value-type="float" office:value="1443146926.69982" calcext:value-type="float">
            <text:p>1443146926.69982</text:p>
          </table:table-cell>
          <table:table-cell table:formula="of:=[.G146]-[.$B$2]" office:value-type="float" office:value="6.69960999488831" calcext:value-type="float">
            <text:p>6.6996099949</text:p>
          </table:table-cell>
          <table:table-cell table:formula="of:=[.C146]/([.H146]-[.H145])" office:value-type="float" office:value="109533.038011413" calcext:value-type="float">
            <text:p>109533.038011413</text:p>
          </table:table-cell>
          <table:table-cell table:formula="of:=[.G146]-[.$B146]" office:value-type="float" office:value="0.233850002288818" calcext:value-type="float">
            <text:p>0.2338500023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46926.50541" calcext:value-type="float">
            <text:p>1443146926.50541</text:p>
          </table:table-cell>
          <table:table-cell office:value-type="float" office:value="4320" calcext:value-type="float">
            <text:p>4320</text:p>
          </table:table-cell>
          <table:table-cell table:formula="of:=[.B147]-[.$B$2]" office:value-type="float" office:value="6.50519990921021" calcext:value-type="float">
            <text:p>6.5051999092</text:p>
          </table:table-cell>
          <table:table-cell table:formula="of:=[.C147]/([.D147]-[.D146])" office:value-type="float" office:value="109533.700150523" calcext:value-type="float">
            <text:p>109533.700150523</text:p>
          </table:table-cell>
          <table:table-cell table:formula="of:=IF(MOD([.D147];[.$M$10])&lt;[.$M$3];[.$N$2];IF(MOD([.D147];[.$M$10])&lt;[.$M$4];[.$N$3];IF(MOD([.D147];[.$M$10])&lt;[.$M$5];[.$N$4];IF(MOD([.D147];[.$M$10])&lt;[.$M$6];[.$N$5];IF(MOD([.D147];[.$M$10])&lt;[.$M$7];[.$N$6];IF(MOD([.D147];[.$M$10])&lt;[.$M$8];[.$N$7];IF(MOD([.D147];[.$M$10])&lt;[.$M$9];[.$N$8];IF(MOD([.D147];[.$M$10])&lt;[.$M$10];[.$N$9]))))))))" office:value-type="float" office:value="110000" calcext:value-type="float">
            <text:p>110000</text:p>
          </table:table-cell>
          <table:table-cell office:value-type="float" office:value="1443146926.73918" calcext:value-type="float">
            <text:p>1443146926.73918</text:p>
          </table:table-cell>
          <table:table-cell table:formula="of:=[.G147]-[.$B$2]" office:value-type="float" office:value="6.73897004127502" calcext:value-type="float">
            <text:p>6.7389700413</text:p>
          </table:table-cell>
          <table:table-cell table:formula="of:=[.C147]/([.H147]-[.H146])" office:value-type="float" office:value="109755.968210894" calcext:value-type="float">
            <text:p>109755.968210894</text:p>
          </table:table-cell>
          <table:table-cell table:formula="of:=[.G147]-[.$B147]" office:value-type="float" office:value="0.233770132064819" calcext:value-type="float">
            <text:p>0.2337701321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46926.54482" calcext:value-type="float">
            <text:p>1443146926.54482</text:p>
          </table:table-cell>
          <table:table-cell office:value-type="float" office:value="4320" calcext:value-type="float">
            <text:p>4320</text:p>
          </table:table-cell>
          <table:table-cell table:formula="of:=[.B148]-[.$B$2]" office:value-type="float" office:value="6.54461002349854" calcext:value-type="float">
            <text:p>6.5446100235</text:p>
          </table:table-cell>
          <table:table-cell table:formula="of:=[.C148]/([.D148]-[.D147])" office:value-type="float" office:value="109616.53062953" calcext:value-type="float">
            <text:p>109616.53062953</text:p>
          </table:table-cell>
          <table:table-cell table:formula="of:=IF(MOD([.D148];[.$M$10])&lt;[.$M$3];[.$N$2];IF(MOD([.D148];[.$M$10])&lt;[.$M$4];[.$N$3];IF(MOD([.D148];[.$M$10])&lt;[.$M$5];[.$N$4];IF(MOD([.D148];[.$M$10])&lt;[.$M$6];[.$N$5];IF(MOD([.D148];[.$M$10])&lt;[.$M$7];[.$N$6];IF(MOD([.D148];[.$M$10])&lt;[.$M$8];[.$N$7];IF(MOD([.D148];[.$M$10])&lt;[.$M$9];[.$N$8];IF(MOD([.D148];[.$M$10])&lt;[.$M$10];[.$N$9]))))))))" office:value-type="float" office:value="110000" calcext:value-type="float">
            <text:p>110000</text:p>
          </table:table-cell>
          <table:table-cell office:value-type="float" office:value="1443146926.77865" calcext:value-type="float">
            <text:p>1443146926.77865</text:p>
          </table:table-cell>
          <table:table-cell table:formula="of:=[.G148]-[.$B$2]" office:value-type="float" office:value="6.77843999862671" calcext:value-type="float">
            <text:p>6.7784399986</text:p>
          </table:table-cell>
          <table:table-cell table:formula="of:=[.C148]/([.H148]-[.H147])" office:value-type="float" office:value="109450.333617237" calcext:value-type="float">
            <text:p>109450.333617237</text:p>
          </table:table-cell>
          <table:table-cell table:formula="of:=[.G148]-[.$B148]" office:value-type="float" office:value="0.233829975128174" calcext:value-type="float">
            <text:p>0.2338299751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46926.58424" calcext:value-type="float">
            <text:p>1443146926.58424</text:p>
          </table:table-cell>
          <table:table-cell office:value-type="float" office:value="4320" calcext:value-type="float">
            <text:p>4320</text:p>
          </table:table-cell>
          <table:table-cell table:formula="of:=[.B149]-[.$B$2]" office:value-type="float" office:value="6.58402991294861" calcext:value-type="float">
            <text:p>6.5840299129</text:p>
          </table:table-cell>
          <table:table-cell table:formula="of:=[.C149]/([.D149]-[.D148])" office:value-type="float" office:value="109589.34842959" calcext:value-type="float">
            <text:p>109589.34842959</text:p>
          </table:table-cell>
          <table:table-cell table:formula="of:=IF(MOD([.D149];[.$M$10])&lt;[.$M$3];[.$N$2];IF(MOD([.D149];[.$M$10])&lt;[.$M$4];[.$N$3];IF(MOD([.D149];[.$M$10])&lt;[.$M$5];[.$N$4];IF(MOD([.D149];[.$M$10])&lt;[.$M$6];[.$N$5];IF(MOD([.D149];[.$M$10])&lt;[.$M$7];[.$N$6];IF(MOD([.D149];[.$M$10])&lt;[.$M$8];[.$N$7];IF(MOD([.D149];[.$M$10])&lt;[.$M$9];[.$N$8];IF(MOD([.D149];[.$M$10])&lt;[.$M$10];[.$N$9]))))))))" office:value-type="float" office:value="110000" calcext:value-type="float">
            <text:p>110000</text:p>
          </table:table-cell>
          <table:table-cell office:value-type="float" office:value="1443146926.81802" calcext:value-type="float">
            <text:p>1443146926.81802</text:p>
          </table:table-cell>
          <table:table-cell table:formula="of:=[.G149]-[.$B$2]" office:value-type="float" office:value="6.81781005859375" calcext:value-type="float">
            <text:p>6.8178100586</text:p>
          </table:table-cell>
          <table:table-cell table:formula="of:=[.C149]/([.H149]-[.H148])" office:value-type="float" office:value="109728.052322413" calcext:value-type="float">
            <text:p>109728.052322413</text:p>
          </table:table-cell>
          <table:table-cell table:formula="of:=[.G149]-[.$B149]" office:value-type="float" office:value="0.233780145645142" calcext:value-type="float">
            <text:p>0.2337801456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46926.62365" calcext:value-type="float">
            <text:p>1443146926.62365</text:p>
          </table:table-cell>
          <table:table-cell office:value-type="float" office:value="4320" calcext:value-type="float">
            <text:p>4320</text:p>
          </table:table-cell>
          <table:table-cell table:formula="of:=[.B150]-[.$B$2]" office:value-type="float" office:value="6.62344002723694" calcext:value-type="float">
            <text:p>6.6234400272</text:p>
          </table:table-cell>
          <table:table-cell table:formula="of:=[.C150]/([.D150]-[.D149])" office:value-type="float" office:value="109616.53062953" calcext:value-type="float">
            <text:p>109616.53062953</text:p>
          </table:table-cell>
          <table:table-cell table:formula="of:=IF(MOD([.D150];[.$M$10])&lt;[.$M$3];[.$N$2];IF(MOD([.D150];[.$M$10])&lt;[.$M$4];[.$N$3];IF(MOD([.D150];[.$M$10])&lt;[.$M$5];[.$N$4];IF(MOD([.D150];[.$M$10])&lt;[.$M$6];[.$N$5];IF(MOD([.D150];[.$M$10])&lt;[.$M$7];[.$N$6];IF(MOD([.D150];[.$M$10])&lt;[.$M$8];[.$N$7];IF(MOD([.D150];[.$M$10])&lt;[.$M$9];[.$N$8];IF(MOD([.D150];[.$M$10])&lt;[.$M$10];[.$N$9]))))))))" office:value-type="float" office:value="110000" calcext:value-type="float">
            <text:p>110000</text:p>
          </table:table-cell>
          <table:table-cell office:value-type="float" office:value="1443146926.85745" calcext:value-type="float">
            <text:p>1443146926.85745</text:p>
          </table:table-cell>
          <table:table-cell table:formula="of:=[.G150]-[.$B$2]" office:value-type="float" office:value="6.85723996162415" calcext:value-type="float">
            <text:p>6.8572399616</text:p>
          </table:table-cell>
          <table:table-cell table:formula="of:=[.C150]/([.H150]-[.H149])" office:value-type="float" office:value="109561.517223865" calcext:value-type="float">
            <text:p>109561.517223865</text:p>
          </table:table-cell>
          <table:table-cell table:formula="of:=[.G150]-[.$B150]" office:value-type="float" office:value="0.233799934387207" calcext:value-type="float">
            <text:p>0.2337999344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46926.66307" calcext:value-type="float">
            <text:p>1443146926.66307</text:p>
          </table:table-cell>
          <table:table-cell office:value-type="float" office:value="4320" calcext:value-type="float">
            <text:p>4320</text:p>
          </table:table-cell>
          <table:table-cell table:formula="of:=[.B151]-[.$B$2]" office:value-type="float" office:value="6.66285991668701" calcext:value-type="float">
            <text:p>6.6628599167</text:p>
          </table:table-cell>
          <table:table-cell table:formula="of:=[.C151]/([.D151]-[.D150])" office:value-type="float" office:value="109589.34842959" calcext:value-type="float">
            <text:p>109589.34842959</text:p>
          </table:table-cell>
          <table:table-cell table:formula="of:=IF(MOD([.D151];[.$M$10])&lt;[.$M$3];[.$N$2];IF(MOD([.D151];[.$M$10])&lt;[.$M$4];[.$N$3];IF(MOD([.D151];[.$M$10])&lt;[.$M$5];[.$N$4];IF(MOD([.D151];[.$M$10])&lt;[.$M$6];[.$N$5];IF(MOD([.D151];[.$M$10])&lt;[.$M$7];[.$N$6];IF(MOD([.D151];[.$M$10])&lt;[.$M$8];[.$N$7];IF(MOD([.D151];[.$M$10])&lt;[.$M$9];[.$N$8];IF(MOD([.D151];[.$M$10])&lt;[.$M$10];[.$N$9]))))))))" office:value-type="float" office:value="110000" calcext:value-type="float">
            <text:p>110000</text:p>
          </table:table-cell>
          <table:table-cell office:value-type="float" office:value="1443146926.8969" calcext:value-type="float">
            <text:p>1443146926.8969</text:p>
          </table:table-cell>
          <table:table-cell table:formula="of:=[.G151]-[.$B$2]" office:value-type="float" office:value="6.89668989181519" calcext:value-type="float">
            <text:p>6.8966898918</text:p>
          </table:table-cell>
          <table:table-cell table:formula="of:=[.C151]/([.H151]-[.H150])" office:value-type="float" office:value="109505.897198803" calcext:value-type="float">
            <text:p>109505.897198803</text:p>
          </table:table-cell>
          <table:table-cell table:formula="of:=[.G151]-[.$B151]" office:value-type="float" office:value="0.233829975128174" calcext:value-type="float">
            <text:p>0.2338299751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46926.70249" calcext:value-type="float">
            <text:p>1443146926.70249</text:p>
          </table:table-cell>
          <table:table-cell office:value-type="float" office:value="4320" calcext:value-type="float">
            <text:p>4320</text:p>
          </table:table-cell>
          <table:table-cell table:formula="of:=[.B152]-[.$B$2]" office:value-type="float" office:value="6.70228004455566" calcext:value-type="float">
            <text:p>6.7022800446</text:p>
          </table:table-cell>
          <table:table-cell table:formula="of:=[.C152]/([.D152]-[.D151])" office:value-type="float" office:value="109588.685617515" calcext:value-type="float">
            <text:p>109588.685617515</text:p>
          </table:table-cell>
          <table:table-cell table:formula="of:=IF(MOD([.D152];[.$M$10])&lt;[.$M$3];[.$N$2];IF(MOD([.D152];[.$M$10])&lt;[.$M$4];[.$N$3];IF(MOD([.D152];[.$M$10])&lt;[.$M$5];[.$N$4];IF(MOD([.D152];[.$M$10])&lt;[.$M$6];[.$N$5];IF(MOD([.D152];[.$M$10])&lt;[.$M$7];[.$N$6];IF(MOD([.D152];[.$M$10])&lt;[.$M$8];[.$N$7];IF(MOD([.D152];[.$M$10])&lt;[.$M$9];[.$N$8];IF(MOD([.D152];[.$M$10])&lt;[.$M$10];[.$N$9]))))))))" office:value-type="float" office:value="110000" calcext:value-type="float">
            <text:p>110000</text:p>
          </table:table-cell>
          <table:table-cell office:value-type="float" office:value="1443146926.93613" calcext:value-type="float">
            <text:p>1443146926.93613</text:p>
          </table:table-cell>
          <table:table-cell table:formula="of:=[.G152]-[.$B$2]" office:value-type="float" office:value="6.93592000007629" calcext:value-type="float">
            <text:p>6.9359200001</text:p>
          </table:table-cell>
          <table:table-cell table:formula="of:=[.C152]/([.H152]-[.H151])" office:value-type="float" office:value="110119.502379317" calcext:value-type="float">
            <text:p>110119.502379317</text:p>
          </table:table-cell>
          <table:table-cell table:formula="of:=[.G152]-[.$B152]" office:value-type="float" office:value="0.23363995552063" calcext:value-type="float">
            <text:p>0.2336399555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46926.74191" calcext:value-type="float">
            <text:p>1443146926.74191</text:p>
          </table:table-cell>
          <table:table-cell office:value-type="float" office:value="4320" calcext:value-type="float">
            <text:p>4320</text:p>
          </table:table-cell>
          <table:table-cell table:formula="of:=[.B153]-[.$B$2]" office:value-type="float" office:value="6.74169993400574" calcext:value-type="float">
            <text:p>6.741699934</text:p>
          </table:table-cell>
          <table:table-cell table:formula="of:=[.C153]/([.D153]-[.D152])" office:value-type="float" office:value="109589.34842959" calcext:value-type="float">
            <text:p>109589.34842959</text:p>
          </table:table-cell>
          <table:table-cell table:formula="of:=IF(MOD([.D153];[.$M$10])&lt;[.$M$3];[.$N$2];IF(MOD([.D153];[.$M$10])&lt;[.$M$4];[.$N$3];IF(MOD([.D153];[.$M$10])&lt;[.$M$5];[.$N$4];IF(MOD([.D153];[.$M$10])&lt;[.$M$6];[.$N$5];IF(MOD([.D153];[.$M$10])&lt;[.$M$7];[.$N$6];IF(MOD([.D153];[.$M$10])&lt;[.$M$8];[.$N$7];IF(MOD([.D153];[.$M$10])&lt;[.$M$9];[.$N$8];IF(MOD([.D153];[.$M$10])&lt;[.$M$10];[.$N$9]))))))))" office:value-type="float" office:value="110000" calcext:value-type="float">
            <text:p>110000</text:p>
          </table:table-cell>
          <table:table-cell office:value-type="float" office:value="1443146926.97569" calcext:value-type="float">
            <text:p>1443146926.97569</text:p>
          </table:table-cell>
          <table:table-cell table:formula="of:=[.G153]-[.$B$2]" office:value-type="float" office:value="6.9754798412323" calcext:value-type="float">
            <text:p>6.9754798412</text:p>
          </table:table-cell>
          <table:table-cell table:formula="of:=[.C153]/([.H153]-[.H152])" office:value-type="float" office:value="109201.651820691" calcext:value-type="float">
            <text:p>109201.651820691</text:p>
          </table:table-cell>
          <table:table-cell table:formula="of:=[.G153]-[.$B153]" office:value-type="float" office:value="0.233779907226562" calcext:value-type="float">
            <text:p>0.2337799072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46926.78134" calcext:value-type="float">
            <text:p>1443146926.78134</text:p>
          </table:table-cell>
          <table:table-cell office:value-type="float" office:value="4320" calcext:value-type="float">
            <text:p>4320</text:p>
          </table:table-cell>
          <table:table-cell table:formula="of:=[.B154]-[.$B$2]" office:value-type="float" office:value="6.78112983703613" calcext:value-type="float">
            <text:p>6.781129837</text:p>
          </table:table-cell>
          <table:table-cell table:formula="of:=[.C154]/([.D154]-[.D153])" office:value-type="float" office:value="109561.517223865" calcext:value-type="float">
            <text:p>109561.517223865</text:p>
          </table:table-cell>
          <table:table-cell table:formula="of:=IF(MOD([.D154];[.$M$10])&lt;[.$M$3];[.$N$2];IF(MOD([.D154];[.$M$10])&lt;[.$M$4];[.$N$3];IF(MOD([.D154];[.$M$10])&lt;[.$M$5];[.$N$4];IF(MOD([.D154];[.$M$10])&lt;[.$M$6];[.$N$5];IF(MOD([.D154];[.$M$10])&lt;[.$M$7];[.$N$6];IF(MOD([.D154];[.$M$10])&lt;[.$M$8];[.$N$7];IF(MOD([.D154];[.$M$10])&lt;[.$M$9];[.$N$8];IF(MOD([.D154];[.$M$10])&lt;[.$M$10];[.$N$9]))))))))" office:value-type="float" office:value="110000" calcext:value-type="float">
            <text:p>110000</text:p>
          </table:table-cell>
          <table:table-cell office:value-type="float" office:value="1443146927.01522" calcext:value-type="float">
            <text:p>1443146927.01522</text:p>
          </table:table-cell>
          <table:table-cell table:formula="of:=[.G154]-[.$B$2]" office:value-type="float" office:value="7.01500988006592" calcext:value-type="float">
            <text:p>7.0150098801</text:p>
          </table:table-cell>
          <table:table-cell table:formula="of:=[.C154]/([.H154]-[.H153])" office:value-type="float" office:value="109283.980675629" calcext:value-type="float">
            <text:p>109283.980675629</text:p>
          </table:table-cell>
          <table:table-cell table:formula="of:=[.G154]-[.$B154]" office:value-type="float" office:value="0.233880043029785" calcext:value-type="float">
            <text:p>0.233880043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46926.82076" calcext:value-type="float">
            <text:p>1443146926.82076</text:p>
          </table:table-cell>
          <table:table-cell office:value-type="float" office:value="4320" calcext:value-type="float">
            <text:p>4320</text:p>
          </table:table-cell>
          <table:table-cell table:formula="of:=[.B155]-[.$B$2]" office:value-type="float" office:value="6.82054996490479" calcext:value-type="float">
            <text:p>6.8205499649</text:p>
          </table:table-cell>
          <table:table-cell table:formula="of:=[.C155]/([.D155]-[.D154])" office:value-type="float" office:value="109588.685617515" calcext:value-type="float">
            <text:p>109588.685617515</text:p>
          </table:table-cell>
          <table:table-cell table:formula="of:=IF(MOD([.D155];[.$M$10])&lt;[.$M$3];[.$N$2];IF(MOD([.D155];[.$M$10])&lt;[.$M$4];[.$N$3];IF(MOD([.D155];[.$M$10])&lt;[.$M$5];[.$N$4];IF(MOD([.D155];[.$M$10])&lt;[.$M$6];[.$N$5];IF(MOD([.D155];[.$M$10])&lt;[.$M$7];[.$N$6];IF(MOD([.D155];[.$M$10])&lt;[.$M$8];[.$N$7];IF(MOD([.D155];[.$M$10])&lt;[.$M$9];[.$N$8];IF(MOD([.D155];[.$M$10])&lt;[.$M$10];[.$N$9]))))))))" office:value-type="float" office:value="110000" calcext:value-type="float">
            <text:p>110000</text:p>
          </table:table-cell>
          <table:table-cell office:value-type="float" office:value="1443146930.01817" calcext:value-type="float">
            <text:p>1443146930.01817</text:p>
          </table:table-cell>
          <table:table-cell table:formula="of:=[.G155]-[.$B$2]" office:value-type="float" office:value="10.0179600715637" calcext:value-type="float">
            <text:p>10.0179600716</text:p>
          </table:table-cell>
          <table:table-cell table:formula="of:=[.C155]/([.H155]-[.H154])" office:value-type="float" office:value="1438.58529929372" calcext:value-type="float">
            <text:p>1438.5852992937</text:p>
          </table:table-cell>
          <table:table-cell table:formula="of:=[.G155]-[.$B155]" office:value-type="float" office:value="3.19741010665894" calcext:value-type="float">
            <text:p>3.1974101067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46926.86018" calcext:value-type="float">
            <text:p>1443146926.86018</text:p>
          </table:table-cell>
          <table:table-cell office:value-type="float" office:value="4320" calcext:value-type="float">
            <text:p>4320</text:p>
          </table:table-cell>
          <table:table-cell table:formula="of:=[.B156]-[.$B$2]" office:value-type="float" office:value="6.85996985435486" calcext:value-type="float">
            <text:p>6.8599698544</text:p>
          </table:table-cell>
          <table:table-cell table:formula="of:=[.C156]/([.D156]-[.D155])" office:value-type="float" office:value="109589.34842959" calcext:value-type="float">
            <text:p>109589.34842959</text:p>
          </table:table-cell>
          <table:table-cell table:formula="of:=IF(MOD([.D156];[.$M$10])&lt;[.$M$3];[.$N$2];IF(MOD([.D156];[.$M$10])&lt;[.$M$4];[.$N$3];IF(MOD([.D156];[.$M$10])&lt;[.$M$5];[.$N$4];IF(MOD([.D156];[.$M$10])&lt;[.$M$6];[.$N$5];IF(MOD([.D156];[.$M$10])&lt;[.$M$7];[.$N$6];IF(MOD([.D156];[.$M$10])&lt;[.$M$8];[.$N$7];IF(MOD([.D156];[.$M$10])&lt;[.$M$9];[.$N$8];IF(MOD([.D156];[.$M$10])&lt;[.$M$10];[.$N$9]))))))))" office:value-type="float" office:value="110000" calcext:value-type="float">
            <text:p>110000</text:p>
          </table:table-cell>
          <table:table-cell office:value-type="float" office:value="1443146930.99468" calcext:value-type="float">
            <text:p>1443146930.99468</text:p>
          </table:table-cell>
          <table:table-cell table:formula="of:=[.G156]-[.$B$2]" office:value-type="float" office:value="10.9944698810577" calcext:value-type="float">
            <text:p>10.9944698811</text:p>
          </table:table-cell>
          <table:table-cell table:formula="of:=[.C156]/([.H156]-[.H155])" office:value-type="float" office:value="4423.91869287869" calcext:value-type="float">
            <text:p>4423.9186928787</text:p>
          </table:table-cell>
          <table:table-cell table:formula="of:=[.G156]-[.$B156]" office:value-type="float" office:value="4.13450002670288" calcext:value-type="float">
            <text:p>4.1345000267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46926.89959" calcext:value-type="float">
            <text:p>1443146926.89959</text:p>
          </table:table-cell>
          <table:table-cell office:value-type="float" office:value="4320" calcext:value-type="float">
            <text:p>4320</text:p>
          </table:table-cell>
          <table:table-cell table:formula="of:=[.B157]-[.$B$2]" office:value-type="float" office:value="6.89937996864319" calcext:value-type="float">
            <text:p>6.8993799686</text:p>
          </table:table-cell>
          <table:table-cell table:formula="of:=[.C157]/([.D157]-[.D156])" office:value-type="float" office:value="109616.53062953" calcext:value-type="float">
            <text:p>109616.53062953</text:p>
          </table:table-cell>
          <table:table-cell table:formula="of:=IF(MOD([.D157];[.$M$10])&lt;[.$M$3];[.$N$2];IF(MOD([.D157];[.$M$10])&lt;[.$M$4];[.$N$3];IF(MOD([.D157];[.$M$10])&lt;[.$M$5];[.$N$4];IF(MOD([.D157];[.$M$10])&lt;[.$M$6];[.$N$5];IF(MOD([.D157];[.$M$10])&lt;[.$M$7];[.$N$6];IF(MOD([.D157];[.$M$10])&lt;[.$M$8];[.$N$7];IF(MOD([.D157];[.$M$10])&lt;[.$M$9];[.$N$8];IF(MOD([.D157];[.$M$10])&lt;[.$M$10];[.$N$9]))))))))" office:value-type="float" office:value="110000" calcext:value-type="float">
            <text:p>110000</text:p>
          </table:table-cell>
          <table:table-cell office:value-type="float" office:value="1443146931.01245" calcext:value-type="float">
            <text:p>1443146931.01245</text:p>
          </table:table-cell>
          <table:table-cell table:formula="of:=[.G157]-[.$B$2]" office:value-type="float" office:value="11.0122399330139" calcext:value-type="float">
            <text:p>11.012239933</text:p>
          </table:table-cell>
          <table:table-cell table:formula="of:=[.C157]/([.H157]-[.H156])" office:value-type="float" office:value="243105.648236352" calcext:value-type="float">
            <text:p>243105.648236352</text:p>
          </table:table-cell>
          <table:table-cell table:formula="of:=[.G157]-[.$B157]" office:value-type="float" office:value="4.11285996437073" calcext:value-type="float">
            <text:p>4.1128599644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46926.93901" calcext:value-type="float">
            <text:p>1443146926.93901</text:p>
          </table:table-cell>
          <table:table-cell office:value-type="float" office:value="4320" calcext:value-type="float">
            <text:p>4320</text:p>
          </table:table-cell>
          <table:table-cell table:formula="of:=[.B158]-[.$B$2]" office:value-type="float" office:value="6.93879985809326" calcext:value-type="float">
            <text:p>6.9387998581</text:p>
          </table:table-cell>
          <table:table-cell table:formula="of:=[.C158]/([.D158]-[.D157])" office:value-type="float" office:value="109589.34842959" calcext:value-type="float">
            <text:p>109589.34842959</text:p>
          </table:table-cell>
          <table:table-cell table:formula="of:=IF(MOD([.D158];[.$M$10])&lt;[.$M$3];[.$N$2];IF(MOD([.D158];[.$M$10])&lt;[.$M$4];[.$N$3];IF(MOD([.D158];[.$M$10])&lt;[.$M$5];[.$N$4];IF(MOD([.D158];[.$M$10])&lt;[.$M$6];[.$N$5];IF(MOD([.D158];[.$M$10])&lt;[.$M$7];[.$N$6];IF(MOD([.D158];[.$M$10])&lt;[.$M$8];[.$N$7];IF(MOD([.D158];[.$M$10])&lt;[.$M$9];[.$N$8];IF(MOD([.D158];[.$M$10])&lt;[.$M$10];[.$N$9]))))))))" office:value-type="float" office:value="110000" calcext:value-type="float">
            <text:p>110000</text:p>
          </table:table-cell>
          <table:table-cell office:value-type="float" office:value="1443146931.03001" calcext:value-type="float">
            <text:p>1443146931.03001</text:p>
          </table:table-cell>
          <table:table-cell table:formula="of:=[.G158]-[.$B$2]" office:value-type="float" office:value="11.0297999382019" calcext:value-type="float">
            <text:p>11.0297999382</text:p>
          </table:table-cell>
          <table:table-cell table:formula="of:=[.C158]/([.H158]-[.H157])" office:value-type="float" office:value="246013.594742845" calcext:value-type="float">
            <text:p>246013.594742845</text:p>
          </table:table-cell>
          <table:table-cell table:formula="of:=[.G158]-[.$B158]" office:value-type="float" office:value="4.09100008010864" calcext:value-type="float">
            <text:p>4.0910000801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46926.97843" calcext:value-type="float">
            <text:p>1443146926.97843</text:p>
          </table:table-cell>
          <table:table-cell office:value-type="float" office:value="4320" calcext:value-type="float">
            <text:p>4320</text:p>
          </table:table-cell>
          <table:table-cell table:formula="of:=[.B159]-[.$B$2]" office:value-type="float" office:value="6.97821998596191" calcext:value-type="float">
            <text:p>6.978219986</text:p>
          </table:table-cell>
          <table:table-cell table:formula="of:=[.C159]/([.D159]-[.D158])" office:value-type="float" office:value="109588.685617515" calcext:value-type="float">
            <text:p>109588.685617515</text:p>
          </table:table-cell>
          <table:table-cell table:formula="of:=IF(MOD([.D159];[.$M$10])&lt;[.$M$3];[.$N$2];IF(MOD([.D159];[.$M$10])&lt;[.$M$4];[.$N$3];IF(MOD([.D159];[.$M$10])&lt;[.$M$5];[.$N$4];IF(MOD([.D159];[.$M$10])&lt;[.$M$6];[.$N$5];IF(MOD([.D159];[.$M$10])&lt;[.$M$7];[.$N$6];IF(MOD([.D159];[.$M$10])&lt;[.$M$8];[.$N$7];IF(MOD([.D159];[.$M$10])&lt;[.$M$9];[.$N$8];IF(MOD([.D159];[.$M$10])&lt;[.$M$10];[.$N$9]))))))))" office:value-type="float" office:value="110000" calcext:value-type="float">
            <text:p>110000</text:p>
          </table:table-cell>
          <table:table-cell office:value-type="float" office:value="1443146931.04758" calcext:value-type="float">
            <text:p>1443146931.04758</text:p>
          </table:table-cell>
          <table:table-cell table:formula="of:=[.G159]-[.$B$2]" office:value-type="float" office:value="11.0473699569702" calcext:value-type="float">
            <text:p>11.047369957</text:p>
          </table:table-cell>
          <table:table-cell table:formula="of:=[.C159]/([.H159]-[.H158])" office:value-type="float" office:value="245873.385621625" calcext:value-type="float">
            <text:p>245873.385621625</text:p>
          </table:table-cell>
          <table:table-cell table:formula="of:=[.G159]-[.$B159]" office:value-type="float" office:value="4.0691499710083" calcext:value-type="float">
            <text:p>4.0691499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MOD([.D160];[.$M$10])&lt;[.$M$3];[.$N$2];IF(MOD([.D160];[.$M$10])&lt;[.$M$4];[.$N$3];IF(MOD([.D160];[.$M$10])&lt;[.$M$5];[.$N$4];IF(MOD([.D160];[.$M$10])&lt;[.$M$6];[.$N$5];IF(MOD([.D160];[.$M$10])&lt;[.$M$7];[.$N$6];IF(MOD([.D160];[.$M$10])&lt;[.$M$8];[.$N$7];IF(MOD([.D160];[.$M$10])&lt;[.$M$9];[.$N$8];IF(MOD([.D160];[.$M$10])&lt;[.$M$10];[.$N$9]))))))))" office:value-type="float" office:value="0" calcext:value-type="float">
            <text:p>0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46940.02448" calcext:value-type="float">
            <text:p>1443146940.02448</text:p>
          </table:table-cell>
          <table:table-cell office:value-type="float" office:value="4320" calcext:value-type="float">
            <text:p>4320</text:p>
          </table:table-cell>
          <table:table-cell table:formula="of:=[.B162]-[.$B$2]" office:value-type="float" office:value="20.0242700576782" calcext:value-type="float">
            <text:p>20.0242700577</text:p>
          </table:table-cell>
          <table:table-cell table:formula="of:=[.C162]/([.D162]-[.D159])" office:value-type="float" office:value="331.134709452458" calcext:value-type="float">
            <text:p>331.1347094525</text:p>
          </table:table-cell>
          <table:table-cell table:formula="of:=IF(MOD([.D162];[.$M$10])&lt;[.$M$3];[.$N$2];IF(MOD([.D162];[.$M$10])&lt;[.$M$4];[.$N$3];IF(MOD([.D162];[.$M$10])&lt;[.$M$5];[.$N$4];IF(MOD([.D162];[.$M$10])&lt;[.$M$6];[.$N$5];IF(MOD([.D162];[.$M$10])&lt;[.$M$7];[.$N$6];IF(MOD([.D162];[.$M$10])&lt;[.$M$8];[.$N$7];IF(MOD([.D162];[.$M$10])&lt;[.$M$9];[.$N$8];IF(MOD([.D162];[.$M$10])&lt;[.$M$10];[.$N$9]))))))))" office:value-type="float" office:value="80000" calcext:value-type="float">
            <text:p>80000</text:p>
          </table:table-cell>
          <table:table-cell office:value-type="float" office:value="1443146940.2214" calcext:value-type="float">
            <text:p>1443146940.2214</text:p>
          </table:table-cell>
          <table:table-cell table:formula="of:=[.G162]-[.$B$2]" office:value-type="float" office:value="20.2211899757385" calcext:value-type="float">
            <text:p>20.2211899757</text:p>
          </table:table-cell>
          <table:table-cell table:formula="of:=[.C162]/([.H162]-[.H159])" office:value-type="float" office:value="470.905248976098" calcext:value-type="float">
            <text:p>470.9052489761</text:p>
          </table:table-cell>
          <table:table-cell table:formula="of:=[.G162]-[.$B162]" office:value-type="float" office:value="0.196919918060303" calcext:value-type="float">
            <text:p>0.1969199181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46940.07864" calcext:value-type="float">
            <text:p>1443146940.07864</text:p>
          </table:table-cell>
          <table:table-cell office:value-type="float" office:value="4320" calcext:value-type="float">
            <text:p>4320</text:p>
          </table:table-cell>
          <table:table-cell table:formula="of:=[.B163]-[.$B$2]" office:value-type="float" office:value="20.0784299373627" calcext:value-type="float">
            <text:p>20.0784299374</text:p>
          </table:table-cell>
          <table:table-cell table:formula="of:=[.C163]/([.D163]-[.D162])" office:value-type="float" office:value="79763.840414152" calcext:value-type="float">
            <text:p>79763.840414152</text:p>
          </table:table-cell>
          <table:table-cell table:formula="of:=IF(MOD([.D163];[.$M$10])&lt;[.$M$3];[.$N$2];IF(MOD([.D163];[.$M$10])&lt;[.$M$4];[.$N$3];IF(MOD([.D163];[.$M$10])&lt;[.$M$5];[.$N$4];IF(MOD([.D163];[.$M$10])&lt;[.$M$6];[.$N$5];IF(MOD([.D163];[.$M$10])&lt;[.$M$7];[.$N$6];IF(MOD([.D163];[.$M$10])&lt;[.$M$8];[.$N$7];IF(MOD([.D163];[.$M$10])&lt;[.$M$9];[.$N$8];IF(MOD([.D163];[.$M$10])&lt;[.$M$10];[.$N$9]))))))))" office:value-type="float" office:value="80000" calcext:value-type="float">
            <text:p>80000</text:p>
          </table:table-cell>
          <table:table-cell office:value-type="float" office:value="1443146940.32693" calcext:value-type="float">
            <text:p>1443146940.32693</text:p>
          </table:table-cell>
          <table:table-cell table:formula="of:=[.G163]-[.$B$2]" office:value-type="float" office:value="20.3267199993134" calcext:value-type="float">
            <text:p>20.3267199993</text:p>
          </table:table-cell>
          <table:table-cell table:formula="of:=[.C163]/([.H163]-[.H162])" office:value-type="float" office:value="40936.2175204744" calcext:value-type="float">
            <text:p>40936.2175204744</text:p>
          </table:table-cell>
          <table:table-cell table:formula="of:=[.G163]-[.$B163]" office:value-type="float" office:value="0.248290061950684" calcext:value-type="float">
            <text:p>0.248290062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46940.13279" calcext:value-type="float">
            <text:p>1443146940.13279</text:p>
          </table:table-cell>
          <table:table-cell office:value-type="float" office:value="4320" calcext:value-type="float">
            <text:p>4320</text:p>
          </table:table-cell>
          <table:table-cell table:formula="of:=[.B164]-[.$B$2]" office:value-type="float" office:value="20.1325800418854" calcext:value-type="float">
            <text:p>20.1325800419</text:p>
          </table:table-cell>
          <table:table-cell table:formula="of:=[.C164]/([.D164]-[.D163])" office:value-type="float" office:value="79778.2393603438" calcext:value-type="float">
            <text:p>79778.2393603438</text:p>
          </table:table-cell>
          <table:table-cell table:formula="of:=IF(MOD([.D164];[.$M$10])&lt;[.$M$3];[.$N$2];IF(MOD([.D164];[.$M$10])&lt;[.$M$4];[.$N$3];IF(MOD([.D164];[.$M$10])&lt;[.$M$5];[.$N$4];IF(MOD([.D164];[.$M$10])&lt;[.$M$6];[.$N$5];IF(MOD([.D164];[.$M$10])&lt;[.$M$7];[.$N$6];IF(MOD([.D164];[.$M$10])&lt;[.$M$8];[.$N$7];IF(MOD([.D164];[.$M$10])&lt;[.$M$9];[.$N$8];IF(MOD([.D164];[.$M$10])&lt;[.$M$10];[.$N$9]))))))))" office:value-type="float" office:value="80000" calcext:value-type="float">
            <text:p>80000</text:p>
          </table:table-cell>
          <table:table-cell office:value-type="float" office:value="1443146940.38104" calcext:value-type="float">
            <text:p>1443146940.38104</text:p>
          </table:table-cell>
          <table:table-cell table:formula="of:=[.G164]-[.$B$2]" office:value-type="float" office:value="20.3808300495148" calcext:value-type="float">
            <text:p>20.3808300495</text:p>
          </table:table-cell>
          <table:table-cell table:formula="of:=[.C164]/([.H164]-[.H163])" office:value-type="float" office:value="79837.294253461" calcext:value-type="float">
            <text:p>79837.294253461</text:p>
          </table:table-cell>
          <table:table-cell table:formula="of:=[.G164]-[.$B164]" office:value-type="float" office:value="0.248250007629395" calcext:value-type="float">
            <text:p>0.2482500076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46940.18693" calcext:value-type="float">
            <text:p>1443146940.18693</text:p>
          </table:table-cell>
          <table:table-cell office:value-type="float" office:value="4320" calcext:value-type="float">
            <text:p>4320</text:p>
          </table:table-cell>
          <table:table-cell table:formula="of:=[.B165]-[.$B$2]" office:value-type="float" office:value="20.1867198944092" calcext:value-type="float">
            <text:p>20.1867198944</text:p>
          </table:table-cell>
          <table:table-cell table:formula="of:=[.C165]/([.D165]-[.D164])" office:value-type="float" office:value="79793.3462803694" calcext:value-type="float">
            <text:p>79793.3462803694</text:p>
          </table:table-cell>
          <table:table-cell table:formula="of:=IF(MOD([.D165];[.$M$10])&lt;[.$M$3];[.$N$2];IF(MOD([.D165];[.$M$10])&lt;[.$M$4];[.$N$3];IF(MOD([.D165];[.$M$10])&lt;[.$M$5];[.$N$4];IF(MOD([.D165];[.$M$10])&lt;[.$M$6];[.$N$5];IF(MOD([.D165];[.$M$10])&lt;[.$M$7];[.$N$6];IF(MOD([.D165];[.$M$10])&lt;[.$M$8];[.$N$7];IF(MOD([.D165];[.$M$10])&lt;[.$M$9];[.$N$8];IF(MOD([.D165];[.$M$10])&lt;[.$M$10];[.$N$9]))))))))" office:value-type="float" office:value="80000" calcext:value-type="float">
            <text:p>80000</text:p>
          </table:table-cell>
          <table:table-cell office:value-type="float" office:value="1443146940.43529" calcext:value-type="float">
            <text:p>1443146940.43529</text:p>
          </table:table-cell>
          <table:table-cell table:formula="of:=[.G165]-[.$B$2]" office:value-type="float" office:value="20.4350800514221" calcext:value-type="float">
            <text:p>20.4350800514</text:p>
          </table:table-cell>
          <table:table-cell table:formula="of:=[.C165]/([.H165]-[.H164])" office:value-type="float" office:value="79631.3336058117" calcext:value-type="float">
            <text:p>79631.3336058117</text:p>
          </table:table-cell>
          <table:table-cell table:formula="of:=[.G165]-[.$B165]" office:value-type="float" office:value="0.248360157012939" calcext:value-type="float">
            <text:p>0.248360157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46940.24107" calcext:value-type="float">
            <text:p>1443146940.24107</text:p>
          </table:table-cell>
          <table:table-cell office:value-type="float" office:value="4320" calcext:value-type="float">
            <text:p>4320</text:p>
          </table:table-cell>
          <table:table-cell table:formula="of:=[.B166]-[.$B$2]" office:value-type="float" office:value="20.2408599853516" calcext:value-type="float">
            <text:p>20.2408599854</text:p>
          </table:table-cell>
          <table:table-cell table:formula="of:=[.C166]/([.D166]-[.D165])" office:value-type="float" office:value="79792.9948916681" calcext:value-type="float">
            <text:p>79792.9948916681</text:p>
          </table:table-cell>
          <table:table-cell table:formula="of:=IF(MOD([.D166];[.$M$10])&lt;[.$M$3];[.$N$2];IF(MOD([.D166];[.$M$10])&lt;[.$M$4];[.$N$3];IF(MOD([.D166];[.$M$10])&lt;[.$M$5];[.$N$4];IF(MOD([.D166];[.$M$10])&lt;[.$M$6];[.$N$5];IF(MOD([.D166];[.$M$10])&lt;[.$M$7];[.$N$6];IF(MOD([.D166];[.$M$10])&lt;[.$M$8];[.$N$7];IF(MOD([.D166];[.$M$10])&lt;[.$M$9];[.$N$8];IF(MOD([.D166];[.$M$10])&lt;[.$M$10];[.$N$9]))))))))" office:value-type="float" office:value="80000" calcext:value-type="float">
            <text:p>80000</text:p>
          </table:table-cell>
          <table:table-cell office:value-type="float" office:value="1443146940.48926" calcext:value-type="float">
            <text:p>1443146940.48926</text:p>
          </table:table-cell>
          <table:table-cell table:formula="of:=[.G166]-[.$B$2]" office:value-type="float" office:value="20.489049911499" calcext:value-type="float">
            <text:p>20.4890499115</text:p>
          </table:table-cell>
          <table:table-cell table:formula="of:=[.C166]/([.H166]-[.H165])" office:value-type="float" office:value="80044.6766740588" calcext:value-type="float">
            <text:p>80044.6766740588</text:p>
          </table:table-cell>
          <table:table-cell table:formula="of:=[.G166]-[.$B166]" office:value-type="float" office:value="0.248189926147461" calcext:value-type="float">
            <text:p>0.2481899261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46940.29522" calcext:value-type="float">
            <text:p>1443146940.29522</text:p>
          </table:table-cell>
          <table:table-cell office:value-type="float" office:value="4320" calcext:value-type="float">
            <text:p>4320</text:p>
          </table:table-cell>
          <table:table-cell table:formula="of:=[.B167]-[.$B$2]" office:value-type="float" office:value="20.2950098514557" calcext:value-type="float">
            <text:p>20.2950098515</text:p>
          </table:table-cell>
          <table:table-cell table:formula="of:=[.C167]/([.D167]-[.D166])" office:value-type="float" office:value="79778.5906190973" calcext:value-type="float">
            <text:p>79778.5906190973</text:p>
          </table:table-cell>
          <table:table-cell table:formula="of:=IF(MOD([.D167];[.$M$10])&lt;[.$M$3];[.$N$2];IF(MOD([.D167];[.$M$10])&lt;[.$M$4];[.$N$3];IF(MOD([.D167];[.$M$10])&lt;[.$M$5];[.$N$4];IF(MOD([.D167];[.$M$10])&lt;[.$M$6];[.$N$5];IF(MOD([.D167];[.$M$10])&lt;[.$M$7];[.$N$6];IF(MOD([.D167];[.$M$10])&lt;[.$M$8];[.$N$7];IF(MOD([.D167];[.$M$10])&lt;[.$M$9];[.$N$8];IF(MOD([.D167];[.$M$10])&lt;[.$M$10];[.$N$9]))))))))" office:value-type="float" office:value="80000" calcext:value-type="float">
            <text:p>80000</text:p>
          </table:table-cell>
          <table:table-cell office:value-type="float" office:value="1443146940.54351" calcext:value-type="float">
            <text:p>1443146940.54351</text:p>
          </table:table-cell>
          <table:table-cell table:formula="of:=[.G167]-[.$B$2]" office:value-type="float" office:value="20.5432999134064" calcext:value-type="float">
            <text:p>20.5432999134</text:p>
          </table:table-cell>
          <table:table-cell table:formula="of:=[.C167]/([.H167]-[.H166])" office:value-type="float" office:value="79631.3336058117" calcext:value-type="float">
            <text:p>79631.3336058117</text:p>
          </table:table-cell>
          <table:table-cell table:formula="of:=[.G167]-[.$B167]" office:value-type="float" office:value="0.248290061950684" calcext:value-type="float">
            <text:p>0.248290062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46940.34936" calcext:value-type="float">
            <text:p>1443146940.34936</text:p>
          </table:table-cell>
          <table:table-cell office:value-type="float" office:value="4320" calcext:value-type="float">
            <text:p>4320</text:p>
          </table:table-cell>
          <table:table-cell table:formula="of:=[.B168]-[.$B$2]" office:value-type="float" office:value="20.3491499423981" calcext:value-type="float">
            <text:p>20.3491499424</text:p>
          </table:table-cell>
          <table:table-cell table:formula="of:=[.C168]/([.D168]-[.D167])" office:value-type="float" office:value="79792.9948916681" calcext:value-type="float">
            <text:p>79792.9948916681</text:p>
          </table:table-cell>
          <table:table-cell table:formula="of:=IF(MOD([.D168];[.$M$10])&lt;[.$M$3];[.$N$2];IF(MOD([.D168];[.$M$10])&lt;[.$M$4];[.$N$3];IF(MOD([.D168];[.$M$10])&lt;[.$M$5];[.$N$4];IF(MOD([.D168];[.$M$10])&lt;[.$M$6];[.$N$5];IF(MOD([.D168];[.$M$10])&lt;[.$M$7];[.$N$6];IF(MOD([.D168];[.$M$10])&lt;[.$M$8];[.$N$7];IF(MOD([.D168];[.$M$10])&lt;[.$M$9];[.$N$8];IF(MOD([.D168];[.$M$10])&lt;[.$M$10];[.$N$9]))))))))" office:value-type="float" office:value="80000" calcext:value-type="float">
            <text:p>80000</text:p>
          </table:table-cell>
          <table:table-cell office:value-type="float" office:value="1443146940.59754" calcext:value-type="float">
            <text:p>1443146940.59754</text:p>
          </table:table-cell>
          <table:table-cell table:formula="of:=[.G168]-[.$B$2]" office:value-type="float" office:value="20.5973298549652" calcext:value-type="float">
            <text:p>20.597329855</text:p>
          </table:table-cell>
          <table:table-cell table:formula="of:=[.C168]/([.H168]-[.H167])" office:value-type="float" office:value="79955.6667166774" calcext:value-type="float">
            <text:p>79955.6667166774</text:p>
          </table:table-cell>
          <table:table-cell table:formula="of:=[.G168]-[.$B168]" office:value-type="float" office:value="0.248179912567139" calcext:value-type="float">
            <text:p>0.2481799126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46940.40351" calcext:value-type="float">
            <text:p>1443146940.40351</text:p>
          </table:table-cell>
          <table:table-cell office:value-type="float" office:value="4320" calcext:value-type="float">
            <text:p>4320</text:p>
          </table:table-cell>
          <table:table-cell table:formula="of:=[.B169]-[.$B$2]" office:value-type="float" office:value="20.4033000469208" calcext:value-type="float">
            <text:p>20.4033000469</text:p>
          </table:table-cell>
          <table:table-cell table:formula="of:=[.C169]/([.D169]-[.D168])" office:value-type="float" office:value="79778.2393603438" calcext:value-type="float">
            <text:p>79778.2393603438</text:p>
          </table:table-cell>
          <table:table-cell table:formula="of:=IF(MOD([.D169];[.$M$10])&lt;[.$M$3];[.$N$2];IF(MOD([.D169];[.$M$10])&lt;[.$M$4];[.$N$3];IF(MOD([.D169];[.$M$10])&lt;[.$M$5];[.$N$4];IF(MOD([.D169];[.$M$10])&lt;[.$M$6];[.$N$5];IF(MOD([.D169];[.$M$10])&lt;[.$M$7];[.$N$6];IF(MOD([.D169];[.$M$10])&lt;[.$M$8];[.$N$7];IF(MOD([.D169];[.$M$10])&lt;[.$M$9];[.$N$8];IF(MOD([.D169];[.$M$10])&lt;[.$M$10];[.$N$9]))))))))" office:value-type="float" office:value="80000" calcext:value-type="float">
            <text:p>80000</text:p>
          </table:table-cell>
          <table:table-cell office:value-type="float" office:value="1443146940.65157" calcext:value-type="float">
            <text:p>1443146940.65157</text:p>
          </table:table-cell>
          <table:table-cell table:formula="of:=[.G169]-[.$B$2]" office:value-type="float" office:value="20.6513600349426" calcext:value-type="float">
            <text:p>20.6513600349</text:p>
          </table:table-cell>
          <table:table-cell table:formula="of:=[.C169]/([.H169]-[.H168])" office:value-type="float" office:value="79955.313896893" calcext:value-type="float">
            <text:p>79955.313896893</text:p>
          </table:table-cell>
          <table:table-cell table:formula="of:=[.G169]-[.$B169]" office:value-type="float" office:value="0.248059988021851" calcext:value-type="float">
            <text:p>0.248059988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46940.45765" calcext:value-type="float">
            <text:p>1443146940.45765</text:p>
          </table:table-cell>
          <table:table-cell office:value-type="float" office:value="4320" calcext:value-type="float">
            <text:p>4320</text:p>
          </table:table-cell>
          <table:table-cell table:formula="of:=[.B170]-[.$B$2]" office:value-type="float" office:value="20.4574398994446" calcext:value-type="float">
            <text:p>20.4574398994</text:p>
          </table:table-cell>
          <table:table-cell table:formula="of:=[.C170]/([.D170]-[.D169])" office:value-type="float" office:value="79793.3462803694" calcext:value-type="float">
            <text:p>79793.3462803694</text:p>
          </table:table-cell>
          <table:table-cell table:formula="of:=IF(MOD([.D170];[.$M$10])&lt;[.$M$3];[.$N$2];IF(MOD([.D170];[.$M$10])&lt;[.$M$4];[.$N$3];IF(MOD([.D170];[.$M$10])&lt;[.$M$5];[.$N$4];IF(MOD([.D170];[.$M$10])&lt;[.$M$6];[.$N$5];IF(MOD([.D170];[.$M$10])&lt;[.$M$7];[.$N$6];IF(MOD([.D170];[.$M$10])&lt;[.$M$8];[.$N$7];IF(MOD([.D170];[.$M$10])&lt;[.$M$9];[.$N$8];IF(MOD([.D170];[.$M$10])&lt;[.$M$10];[.$N$9]))))))))" office:value-type="float" office:value="80000" calcext:value-type="float">
            <text:p>80000</text:p>
          </table:table-cell>
          <table:table-cell office:value-type="float" office:value="1443146940.70583" calcext:value-type="float">
            <text:p>1443146940.70583</text:p>
          </table:table-cell>
          <table:table-cell table:formula="of:=[.G170]-[.$B$2]" office:value-type="float" office:value="20.7056200504303" calcext:value-type="float">
            <text:p>20.7056200504</text:p>
          </table:table-cell>
          <table:table-cell table:formula="of:=[.C170]/([.H170]-[.H169])" office:value-type="float" office:value="79616.6377980781" calcext:value-type="float">
            <text:p>79616.6377980781</text:p>
          </table:table-cell>
          <table:table-cell table:formula="of:=[.G170]-[.$B170]" office:value-type="float" office:value="0.248180150985718" calcext:value-type="float">
            <text:p>0.248180151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46940.51179" calcext:value-type="float">
            <text:p>1443146940.51179</text:p>
          </table:table-cell>
          <table:table-cell office:value-type="float" office:value="4320" calcext:value-type="float">
            <text:p>4320</text:p>
          </table:table-cell>
          <table:table-cell table:formula="of:=[.B171]-[.$B$2]" office:value-type="float" office:value="20.511579990387" calcext:value-type="float">
            <text:p>20.5115799904</text:p>
          </table:table-cell>
          <table:table-cell table:formula="of:=[.C171]/([.D171]-[.D170])" office:value-type="float" office:value="79792.9948916681" calcext:value-type="float">
            <text:p>79792.9948916681</text:p>
          </table:table-cell>
          <table:table-cell table:formula="of:=IF(MOD([.D171];[.$M$10])&lt;[.$M$3];[.$N$2];IF(MOD([.D171];[.$M$10])&lt;[.$M$4];[.$N$3];IF(MOD([.D171];[.$M$10])&lt;[.$M$5];[.$N$4];IF(MOD([.D171];[.$M$10])&lt;[.$M$6];[.$N$5];IF(MOD([.D171];[.$M$10])&lt;[.$M$7];[.$N$6];IF(MOD([.D171];[.$M$10])&lt;[.$M$8];[.$N$7];IF(MOD([.D171];[.$M$10])&lt;[.$M$9];[.$N$8];IF(MOD([.D171];[.$M$10])&lt;[.$M$10];[.$N$9]))))))))" office:value-type="float" office:value="80000" calcext:value-type="float">
            <text:p>80000</text:p>
          </table:table-cell>
          <table:table-cell office:value-type="float" office:value="1443146940.76005" calcext:value-type="float">
            <text:p>1443146940.76005</text:p>
          </table:table-cell>
          <table:table-cell table:formula="of:=[.G171]-[.$B$2]" office:value-type="float" office:value="20.7598400115967" calcext:value-type="float">
            <text:p>20.7598400116</text:p>
          </table:table-cell>
          <table:table-cell table:formula="of:=[.C171]/([.H171]-[.H170])" office:value-type="float" office:value="79675.4535980476" calcext:value-type="float">
            <text:p>79675.4535980476</text:p>
          </table:table-cell>
          <table:table-cell table:formula="of:=[.G171]-[.$B171]" office:value-type="float" office:value="0.248260021209717" calcext:value-type="float">
            <text:p>0.2482600212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46940.56594" calcext:value-type="float">
            <text:p>1443146940.56594</text:p>
          </table:table-cell>
          <table:table-cell office:value-type="float" office:value="4320" calcext:value-type="float">
            <text:p>4320</text:p>
          </table:table-cell>
          <table:table-cell table:formula="of:=[.B172]-[.$B$2]" office:value-type="float" office:value="20.5657298564911" calcext:value-type="float">
            <text:p>20.5657298565</text:p>
          </table:table-cell>
          <table:table-cell table:formula="of:=[.C172]/([.D172]-[.D171])" office:value-type="float" office:value="79778.5906190973" calcext:value-type="float">
            <text:p>79778.5906190973</text:p>
          </table:table-cell>
          <table:table-cell table:formula="of:=IF(MOD([.D172];[.$M$10])&lt;[.$M$3];[.$N$2];IF(MOD([.D172];[.$M$10])&lt;[.$M$4];[.$N$3];IF(MOD([.D172];[.$M$10])&lt;[.$M$5];[.$N$4];IF(MOD([.D172];[.$M$10])&lt;[.$M$6];[.$N$5];IF(MOD([.D172];[.$M$10])&lt;[.$M$7];[.$N$6];IF(MOD([.D172];[.$M$10])&lt;[.$M$8];[.$N$7];IF(MOD([.D172];[.$M$10])&lt;[.$M$9];[.$N$8];IF(MOD([.D172];[.$M$10])&lt;[.$M$10];[.$N$9]))))))))" office:value-type="float" office:value="80000" calcext:value-type="float">
            <text:p>80000</text:p>
          </table:table-cell>
          <table:table-cell office:value-type="float" office:value="1443146940.81417" calcext:value-type="float">
            <text:p>1443146940.81417</text:p>
          </table:table-cell>
          <table:table-cell table:formula="of:=[.G172]-[.$B$2]" office:value-type="float" office:value="20.8139598369598" calcext:value-type="float">
            <text:p>20.813959837</text:p>
          </table:table-cell>
          <table:table-cell table:formula="of:=[.C172]/([.H172]-[.H171])" office:value-type="float" office:value="79822.8739840085" calcext:value-type="float">
            <text:p>79822.8739840085</text:p>
          </table:table-cell>
          <table:table-cell table:formula="of:=[.G172]-[.$B172]" office:value-type="float" office:value="0.24822998046875" calcext:value-type="float">
            <text:p>0.2482299805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46940.62008" calcext:value-type="float">
            <text:p>1443146940.62008</text:p>
          </table:table-cell>
          <table:table-cell office:value-type="float" office:value="4320" calcext:value-type="float">
            <text:p>4320</text:p>
          </table:table-cell>
          <table:table-cell table:formula="of:=[.B173]-[.$B$2]" office:value-type="float" office:value="20.6198699474335" calcext:value-type="float">
            <text:p>20.6198699474</text:p>
          </table:table-cell>
          <table:table-cell table:formula="of:=[.C173]/([.D173]-[.D172])" office:value-type="float" office:value="79792.9948916681" calcext:value-type="float">
            <text:p>79792.9948916681</text:p>
          </table:table-cell>
          <table:table-cell table:formula="of:=IF(MOD([.D173];[.$M$10])&lt;[.$M$3];[.$N$2];IF(MOD([.D173];[.$M$10])&lt;[.$M$4];[.$N$3];IF(MOD([.D173];[.$M$10])&lt;[.$M$5];[.$N$4];IF(MOD([.D173];[.$M$10])&lt;[.$M$6];[.$N$5];IF(MOD([.D173];[.$M$10])&lt;[.$M$7];[.$N$6];IF(MOD([.D173];[.$M$10])&lt;[.$M$8];[.$N$7];IF(MOD([.D173];[.$M$10])&lt;[.$M$9];[.$N$8];IF(MOD([.D173];[.$M$10])&lt;[.$M$10];[.$N$9]))))))))" office:value-type="float" office:value="80000" calcext:value-type="float">
            <text:p>80000</text:p>
          </table:table-cell>
          <table:table-cell office:value-type="float" office:value="1443146940.86827" calcext:value-type="float">
            <text:p>1443146940.86827</text:p>
          </table:table-cell>
          <table:table-cell table:formula="of:=[.G173]-[.$B$2]" office:value-type="float" office:value="20.8680598735809" calcext:value-type="float">
            <text:p>20.8680598736</text:p>
          </table:table-cell>
          <table:table-cell table:formula="of:=[.C173]/([.H173]-[.H172])" office:value-type="float" office:value="79852.0716401072" calcext:value-type="float">
            <text:p>79852.0716401072</text:p>
          </table:table-cell>
          <table:table-cell table:formula="of:=[.G173]-[.$B173]" office:value-type="float" office:value="0.248189926147461" calcext:value-type="float">
            <text:p>0.2481899261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46940.67424" calcext:value-type="float">
            <text:p>1443146940.67424</text:p>
          </table:table-cell>
          <table:table-cell office:value-type="float" office:value="4320" calcext:value-type="float">
            <text:p>4320</text:p>
          </table:table-cell>
          <table:table-cell table:formula="of:=[.B174]-[.$B$2]" office:value-type="float" office:value="20.6740300655365" calcext:value-type="float">
            <text:p>20.6740300655</text:p>
          </table:table-cell>
          <table:table-cell table:formula="of:=[.C174]/([.D174]-[.D173])" office:value-type="float" office:value="79763.4892852741" calcext:value-type="float">
            <text:p>79763.4892852741</text:p>
          </table:table-cell>
          <table:table-cell table:formula="of:=IF(MOD([.D174];[.$M$10])&lt;[.$M$3];[.$N$2];IF(MOD([.D174];[.$M$10])&lt;[.$M$4];[.$N$3];IF(MOD([.D174];[.$M$10])&lt;[.$M$5];[.$N$4];IF(MOD([.D174];[.$M$10])&lt;[.$M$6];[.$N$5];IF(MOD([.D174];[.$M$10])&lt;[.$M$7];[.$N$6];IF(MOD([.D174];[.$M$10])&lt;[.$M$8];[.$N$7];IF(MOD([.D174];[.$M$10])&lt;[.$M$9];[.$N$8];IF(MOD([.D174];[.$M$10])&lt;[.$M$10];[.$N$9]))))))))" office:value-type="float" office:value="80000" calcext:value-type="float">
            <text:p>80000</text:p>
          </table:table-cell>
          <table:table-cell office:value-type="float" office:value="1443146940.92246" calcext:value-type="float">
            <text:p>1443146940.92246</text:p>
          </table:table-cell>
          <table:table-cell table:formula="of:=[.G174]-[.$B$2]" office:value-type="float" office:value="20.9222500324249" calcext:value-type="float">
            <text:p>20.9222500324</text:p>
          </table:table-cell>
          <table:table-cell table:formula="of:=[.C174]/([.H174]-[.H173])" office:value-type="float" office:value="79719.2717673457" calcext:value-type="float">
            <text:p>79719.2717673457</text:p>
          </table:table-cell>
          <table:table-cell table:formula="of:=[.G174]-[.$B174]" office:value-type="float" office:value="0.248219966888428" calcext:value-type="float">
            <text:p>0.2482199669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46940.72838" calcext:value-type="float">
            <text:p>1443146940.72838</text:p>
          </table:table-cell>
          <table:table-cell office:value-type="float" office:value="4320" calcext:value-type="float">
            <text:p>4320</text:p>
          </table:table-cell>
          <table:table-cell table:formula="of:=[.B175]-[.$B$2]" office:value-type="float" office:value="20.7281699180603" calcext:value-type="float">
            <text:p>20.7281699181</text:p>
          </table:table-cell>
          <table:table-cell table:formula="of:=[.C175]/([.D175]-[.D174])" office:value-type="float" office:value="79793.3462803694" calcext:value-type="float">
            <text:p>79793.3462803694</text:p>
          </table:table-cell>
          <table:table-cell table:formula="of:=IF(MOD([.D175];[.$M$10])&lt;[.$M$3];[.$N$2];IF(MOD([.D175];[.$M$10])&lt;[.$M$4];[.$N$3];IF(MOD([.D175];[.$M$10])&lt;[.$M$5];[.$N$4];IF(MOD([.D175];[.$M$10])&lt;[.$M$6];[.$N$5];IF(MOD([.D175];[.$M$10])&lt;[.$M$7];[.$N$6];IF(MOD([.D175];[.$M$10])&lt;[.$M$8];[.$N$7];IF(MOD([.D175];[.$M$10])&lt;[.$M$9];[.$N$8];IF(MOD([.D175];[.$M$10])&lt;[.$M$10];[.$N$9]))))))))" office:value-type="float" office:value="80000" calcext:value-type="float">
            <text:p>80000</text:p>
          </table:table-cell>
          <table:table-cell office:value-type="float" office:value="1443146940.97663" calcext:value-type="float">
            <text:p>1443146940.97663</text:p>
          </table:table-cell>
          <table:table-cell table:formula="of:=[.G175]-[.$B$2]" office:value-type="float" office:value="20.9764199256897" calcext:value-type="float">
            <text:p>20.9764199257</text:p>
          </table:table-cell>
          <table:table-cell table:formula="of:=[.C175]/([.H175]-[.H174])" office:value-type="float" office:value="79749.0956625074" calcext:value-type="float">
            <text:p>79749.0956625074</text:p>
          </table:table-cell>
          <table:table-cell table:formula="of:=[.G175]-[.$B175]" office:value-type="float" office:value="0.248250007629395" calcext:value-type="float">
            <text:p>0.2482500076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46940.78253" calcext:value-type="float">
            <text:p>1443146940.78253</text:p>
          </table:table-cell>
          <table:table-cell office:value-type="float" office:value="4320" calcext:value-type="float">
            <text:p>4320</text:p>
          </table:table-cell>
          <table:table-cell table:formula="of:=[.B176]-[.$B$2]" office:value-type="float" office:value="20.782320022583" calcext:value-type="float">
            <text:p>20.7823200226</text:p>
          </table:table-cell>
          <table:table-cell table:formula="of:=[.C176]/([.D176]-[.D175])" office:value-type="float" office:value="79778.2393603438" calcext:value-type="float">
            <text:p>79778.2393603438</text:p>
          </table:table-cell>
          <table:table-cell table:formula="of:=IF(MOD([.D176];[.$M$10])&lt;[.$M$3];[.$N$2];IF(MOD([.D176];[.$M$10])&lt;[.$M$4];[.$N$3];IF(MOD([.D176];[.$M$10])&lt;[.$M$5];[.$N$4];IF(MOD([.D176];[.$M$10])&lt;[.$M$6];[.$N$5];IF(MOD([.D176];[.$M$10])&lt;[.$M$7];[.$N$6];IF(MOD([.D176];[.$M$10])&lt;[.$M$8];[.$N$7];IF(MOD([.D176];[.$M$10])&lt;[.$M$9];[.$N$8];IF(MOD([.D176];[.$M$10])&lt;[.$M$10];[.$N$9]))))))))" office:value-type="float" office:value="80000" calcext:value-type="float">
            <text:p>80000</text:p>
          </table:table-cell>
          <table:table-cell office:value-type="float" office:value="1443146941.0308" calcext:value-type="float">
            <text:p>1443146941.0308</text:p>
          </table:table-cell>
          <table:table-cell table:formula="of:=[.G176]-[.$B$2]" office:value-type="float" office:value="21.030590057373" calcext:value-type="float">
            <text:p>21.0305900574</text:p>
          </table:table-cell>
          <table:table-cell table:formula="of:=[.C176]/([.H176]-[.H175])" office:value-type="float" office:value="79748.7446634332" calcext:value-type="float">
            <text:p>79748.7446634332</text:p>
          </table:table-cell>
          <table:table-cell table:formula="of:=[.G176]-[.$B176]" office:value-type="float" office:value="0.248270034790039" calcext:value-type="float">
            <text:p>0.2482700348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46940.83667" calcext:value-type="float">
            <text:p>1443146940.83667</text:p>
          </table:table-cell>
          <table:table-cell office:value-type="float" office:value="4320" calcext:value-type="float">
            <text:p>4320</text:p>
          </table:table-cell>
          <table:table-cell table:formula="of:=[.B177]-[.$B$2]" office:value-type="float" office:value="20.8364598751068" calcext:value-type="float">
            <text:p>20.8364598751</text:p>
          </table:table-cell>
          <table:table-cell table:formula="of:=[.C177]/([.D177]-[.D176])" office:value-type="float" office:value="79793.3462803694" calcext:value-type="float">
            <text:p>79793.3462803694</text:p>
          </table:table-cell>
          <table:table-cell table:formula="of:=IF(MOD([.D177];[.$M$10])&lt;[.$M$3];[.$N$2];IF(MOD([.D177];[.$M$10])&lt;[.$M$4];[.$N$3];IF(MOD([.D177];[.$M$10])&lt;[.$M$5];[.$N$4];IF(MOD([.D177];[.$M$10])&lt;[.$M$6];[.$N$5];IF(MOD([.D177];[.$M$10])&lt;[.$M$7];[.$N$6];IF(MOD([.D177];[.$M$10])&lt;[.$M$8];[.$N$7];IF(MOD([.D177];[.$M$10])&lt;[.$M$9];[.$N$8];IF(MOD([.D177];[.$M$10])&lt;[.$M$10];[.$N$9]))))))))" office:value-type="float" office:value="80000" calcext:value-type="float">
            <text:p>80000</text:p>
          </table:table-cell>
          <table:table-cell office:value-type="float" office:value="1443146941.08487" calcext:value-type="float">
            <text:p>1443146941.08487</text:p>
          </table:table-cell>
          <table:table-cell table:formula="of:=[.G177]-[.$B$2]" office:value-type="float" office:value="21.0846600532532" calcext:value-type="float">
            <text:p>21.0846600533</text:p>
          </table:table-cell>
          <table:table-cell table:formula="of:=[.C177]/([.H177]-[.H176])" office:value-type="float" office:value="79896.4366407097" calcext:value-type="float">
            <text:p>79896.4366407097</text:p>
          </table:table-cell>
          <table:table-cell table:formula="of:=[.G177]-[.$B177]" office:value-type="float" office:value="0.248200178146362" calcext:value-type="float">
            <text:p>0.2482001781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46940.89082" calcext:value-type="float">
            <text:p>1443146940.89082</text:p>
          </table:table-cell>
          <table:table-cell office:value-type="float" office:value="4320" calcext:value-type="float">
            <text:p>4320</text:p>
          </table:table-cell>
          <table:table-cell table:formula="of:=[.B178]-[.$B$2]" office:value-type="float" office:value="20.8906099796295" calcext:value-type="float">
            <text:p>20.8906099796</text:p>
          </table:table-cell>
          <table:table-cell table:formula="of:=[.C178]/([.D178]-[.D177])" office:value-type="float" office:value="79778.2393603438" calcext:value-type="float">
            <text:p>79778.2393603438</text:p>
          </table:table-cell>
          <table:table-cell table:formula="of:=IF(MOD([.D178];[.$M$10])&lt;[.$M$3];[.$N$2];IF(MOD([.D178];[.$M$10])&lt;[.$M$4];[.$N$3];IF(MOD([.D178];[.$M$10])&lt;[.$M$5];[.$N$4];IF(MOD([.D178];[.$M$10])&lt;[.$M$6];[.$N$5];IF(MOD([.D178];[.$M$10])&lt;[.$M$7];[.$N$6];IF(MOD([.D178];[.$M$10])&lt;[.$M$8];[.$N$7];IF(MOD([.D178];[.$M$10])&lt;[.$M$9];[.$N$8];IF(MOD([.D178];[.$M$10])&lt;[.$M$10];[.$N$9]))))))))" office:value-type="float" office:value="80000" calcext:value-type="float">
            <text:p>80000</text:p>
          </table:table-cell>
          <table:table-cell office:value-type="float" office:value="1443146941.139" calcext:value-type="float">
            <text:p>1443146941.139</text:p>
          </table:table-cell>
          <table:table-cell table:formula="of:=[.G178]-[.$B$2]" office:value-type="float" office:value="21.1387898921967" calcext:value-type="float">
            <text:p>21.1387898922</text:p>
          </table:table-cell>
          <table:table-cell table:formula="of:=[.C178]/([.H178]-[.H177])" office:value-type="float" office:value="79808.1074009963" calcext:value-type="float">
            <text:p>79808.1074009963</text:p>
          </table:table-cell>
          <table:table-cell table:formula="of:=[.G178]-[.$B178]" office:value-type="float" office:value="0.248179912567139" calcext:value-type="float">
            <text:p>0.2481799126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46940.94497" calcext:value-type="float">
            <text:p>1443146940.94497</text:p>
          </table:table-cell>
          <table:table-cell office:value-type="float" office:value="4320" calcext:value-type="float">
            <text:p>4320</text:p>
          </table:table-cell>
          <table:table-cell table:formula="of:=[.B179]-[.$B$2]" office:value-type="float" office:value="20.9447598457336" calcext:value-type="float">
            <text:p>20.9447598457</text:p>
          </table:table-cell>
          <table:table-cell table:formula="of:=[.C179]/([.D179]-[.D178])" office:value-type="float" office:value="79778.5906190973" calcext:value-type="float">
            <text:p>79778.5906190973</text:p>
          </table:table-cell>
          <table:table-cell table:formula="of:=IF(MOD([.D179];[.$M$10])&lt;[.$M$3];[.$N$2];IF(MOD([.D179];[.$M$10])&lt;[.$M$4];[.$N$3];IF(MOD([.D179];[.$M$10])&lt;[.$M$5];[.$N$4];IF(MOD([.D179];[.$M$10])&lt;[.$M$6];[.$N$5];IF(MOD([.D179];[.$M$10])&lt;[.$M$7];[.$N$6];IF(MOD([.D179];[.$M$10])&lt;[.$M$8];[.$N$7];IF(MOD([.D179];[.$M$10])&lt;[.$M$9];[.$N$8];IF(MOD([.D179];[.$M$10])&lt;[.$M$10];[.$N$9]))))))))" office:value-type="float" office:value="80000" calcext:value-type="float">
            <text:p>80000</text:p>
          </table:table-cell>
          <table:table-cell office:value-type="float" office:value="1443146941.19315" calcext:value-type="float">
            <text:p>1443146941.19315</text:p>
          </table:table-cell>
          <table:table-cell table:formula="of:=[.G179]-[.$B$2]" office:value-type="float" office:value="21.1929399967194" calcext:value-type="float">
            <text:p>21.1929399967</text:p>
          </table:table-cell>
          <table:table-cell table:formula="of:=[.C179]/([.H179]-[.H178])" office:value-type="float" office:value="79778.2393603438" calcext:value-type="float">
            <text:p>79778.2393603438</text:p>
          </table:table-cell>
          <table:table-cell table:formula="of:=[.G179]-[.$B179]" office:value-type="float" office:value="0.248180150985718" calcext:value-type="float">
            <text:p>0.248180151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46940.99913" calcext:value-type="float">
            <text:p>1443146940.99913</text:p>
          </table:table-cell>
          <table:table-cell office:value-type="float" office:value="4320" calcext:value-type="float">
            <text:p>4320</text:p>
          </table:table-cell>
          <table:table-cell table:formula="of:=[.B180]-[.$B$2]" office:value-type="float" office:value="20.9989199638367" calcext:value-type="float">
            <text:p>20.9989199638</text:p>
          </table:table-cell>
          <table:table-cell table:formula="of:=[.C180]/([.D180]-[.D179])" office:value-type="float" office:value="79763.4892852741" calcext:value-type="float">
            <text:p>79763.4892852741</text:p>
          </table:table-cell>
          <table:table-cell table:formula="of:=IF(MOD([.D180];[.$M$10])&lt;[.$M$3];[.$N$2];IF(MOD([.D180];[.$M$10])&lt;[.$M$4];[.$N$3];IF(MOD([.D180];[.$M$10])&lt;[.$M$5];[.$N$4];IF(MOD([.D180];[.$M$10])&lt;[.$M$6];[.$N$5];IF(MOD([.D180];[.$M$10])&lt;[.$M$7];[.$N$6];IF(MOD([.D180];[.$M$10])&lt;[.$M$8];[.$N$7];IF(MOD([.D180];[.$M$10])&lt;[.$M$9];[.$N$8];IF(MOD([.D180];[.$M$10])&lt;[.$M$10];[.$N$9]))))))))" office:value-type="float" office:value="80000" calcext:value-type="float">
            <text:p>80000</text:p>
          </table:table-cell>
          <table:table-cell office:value-type="float" office:value="1443146941.24423" calcext:value-type="float">
            <text:p>1443146941.24423</text:p>
          </table:table-cell>
          <table:table-cell table:formula="of:=[.G180]-[.$B$2]" office:value-type="float" office:value="21.244019985199" calcext:value-type="float">
            <text:p>21.2440199852</text:p>
          </table:table-cell>
          <table:table-cell table:formula="of:=[.C180]/([.H180]-[.H179])" office:value-type="float" office:value="84573.2375551355" calcext:value-type="float">
            <text:p>84573.2375551355</text:p>
          </table:table-cell>
          <table:table-cell table:formula="of:=[.G180]-[.$B180]" office:value-type="float" office:value="0.245100021362305" calcext:value-type="float">
            <text:p>0.2451000214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46941.05019" calcext:value-type="float">
            <text:p>1443146941.05019</text:p>
          </table:table-cell>
          <table:table-cell office:value-type="float" office:value="4320" calcext:value-type="float">
            <text:p>4320</text:p>
          </table:table-cell>
          <table:table-cell table:formula="of:=[.B181]-[.$B$2]" office:value-type="float" office:value="21.0499799251556" calcext:value-type="float">
            <text:p>21.0499799252</text:p>
          </table:table-cell>
          <table:table-cell table:formula="of:=[.C181]/([.D181]-[.D180])" office:value-type="float" office:value="84606.40957037" calcext:value-type="float">
            <text:p>84606.40957037</text:p>
          </table:table-cell>
          <table:table-cell table:formula="of:=IF(MOD([.D181];[.$M$10])&lt;[.$M$3];[.$N$2];IF(MOD([.D181];[.$M$10])&lt;[.$M$4];[.$N$3];IF(MOD([.D181];[.$M$10])&lt;[.$M$5];[.$N$4];IF(MOD([.D181];[.$M$10])&lt;[.$M$6];[.$N$5];IF(MOD([.D181];[.$M$10])&lt;[.$M$7];[.$N$6];IF(MOD([.D181];[.$M$10])&lt;[.$M$8];[.$N$7];IF(MOD([.D181];[.$M$10])&lt;[.$M$9];[.$N$8];IF(MOD([.D181];[.$M$10])&lt;[.$M$10];[.$N$9]))))))))" office:value-type="float" office:value="85000" calcext:value-type="float">
            <text:p>85000</text:p>
          </table:table-cell>
          <table:table-cell office:value-type="float" office:value="1443146941.29515" calcext:value-type="float">
            <text:p>1443146941.29515</text:p>
          </table:table-cell>
          <table:table-cell table:formula="of:=[.G181]-[.$B$2]" office:value-type="float" office:value="21.294939994812" calcext:value-type="float">
            <text:p>21.2949399948</text:p>
          </table:table-cell>
          <table:table-cell table:formula="of:=[.C181]/([.H181]-[.H180])" office:value-type="float" office:value="84838.9470628447" calcext:value-type="float">
            <text:p>84838.9470628447</text:p>
          </table:table-cell>
          <table:table-cell table:formula="of:=[.G181]-[.$B181]" office:value-type="float" office:value="0.244960069656372" calcext:value-type="float">
            <text:p>0.2449600697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46941.10115" calcext:value-type="float">
            <text:p>1443146941.10115</text:p>
          </table:table-cell>
          <table:table-cell office:value-type="float" office:value="4320" calcext:value-type="float">
            <text:p>4320</text:p>
          </table:table-cell>
          <table:table-cell table:formula="of:=[.B182]-[.$B$2]" office:value-type="float" office:value="21.10093998909" calcext:value-type="float">
            <text:p>21.1009399891</text:p>
          </table:table-cell>
          <table:table-cell table:formula="of:=[.C182]/([.D182]-[.D181])" office:value-type="float" office:value="84772.2641315231" calcext:value-type="float">
            <text:p>84772.2641315231</text:p>
          </table:table-cell>
          <table:table-cell table:formula="of:=IF(MOD([.D182];[.$M$10])&lt;[.$M$3];[.$N$2];IF(MOD([.D182];[.$M$10])&lt;[.$M$4];[.$N$3];IF(MOD([.D182];[.$M$10])&lt;[.$M$5];[.$N$4];IF(MOD([.D182];[.$M$10])&lt;[.$M$6];[.$N$5];IF(MOD([.D182];[.$M$10])&lt;[.$M$7];[.$N$6];IF(MOD([.D182];[.$M$10])&lt;[.$M$8];[.$N$7];IF(MOD([.D182];[.$M$10])&lt;[.$M$9];[.$N$8];IF(MOD([.D182];[.$M$10])&lt;[.$M$10];[.$N$9]))))))))" office:value-type="float" office:value="85000" calcext:value-type="float">
            <text:p>85000</text:p>
          </table:table-cell>
          <table:table-cell office:value-type="float" office:value="1443146941.31271" calcext:value-type="float">
            <text:p>1443146941.31271</text:p>
          </table:table-cell>
          <table:table-cell table:formula="of:=[.G182]-[.$B$2]" office:value-type="float" office:value="21.3125" calcext:value-type="float">
            <text:p>21.3125</text:p>
          </table:table-cell>
          <table:table-cell table:formula="of:=[.C182]/([.H182]-[.H181])" office:value-type="float" office:value="246013.594742845" calcext:value-type="float">
            <text:p>246013.594742845</text:p>
          </table:table-cell>
          <table:table-cell table:formula="of:=[.G182]-[.$B182]" office:value-type="float" office:value="0.211560010910034" calcext:value-type="float">
            <text:p>0.2115600109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46941.15212" calcext:value-type="float">
            <text:p>1443146941.15212</text:p>
          </table:table-cell>
          <table:table-cell office:value-type="float" office:value="4320" calcext:value-type="float">
            <text:p>4320</text:p>
          </table:table-cell>
          <table:table-cell table:formula="of:=[.B183]-[.$B$2]" office:value-type="float" office:value="21.1519100666046" calcext:value-type="float">
            <text:p>21.1519100666</text:p>
          </table:table-cell>
          <table:table-cell table:formula="of:=[.C183]/([.D183]-[.D182])" office:value-type="float" office:value="84755.6097743517" calcext:value-type="float">
            <text:p>84755.6097743517</text:p>
          </table:table-cell>
          <table:table-cell table:formula="of:=IF(MOD([.D183];[.$M$10])&lt;[.$M$3];[.$N$2];IF(MOD([.D183];[.$M$10])&lt;[.$M$4];[.$N$3];IF(MOD([.D183];[.$M$10])&lt;[.$M$5];[.$N$4];IF(MOD([.D183];[.$M$10])&lt;[.$M$6];[.$N$5];IF(MOD([.D183];[.$M$10])&lt;[.$M$7];[.$N$6];IF(MOD([.D183];[.$M$10])&lt;[.$M$8];[.$N$7];IF(MOD([.D183];[.$M$10])&lt;[.$M$9];[.$N$8];IF(MOD([.D183];[.$M$10])&lt;[.$M$10];[.$N$9]))))))))" office:value-type="float" office:value="85000" calcext:value-type="float">
            <text:p>85000</text:p>
          </table:table-cell>
          <table:table-cell office:value-type="float" office:value="1443146941.34899" calcext:value-type="float">
            <text:p>1443146941.34899</text:p>
          </table:table-cell>
          <table:table-cell table:formula="of:=[.G183]-[.$B$2]" office:value-type="float" office:value="21.3487799167633" calcext:value-type="float">
            <text:p>21.3487799168</text:p>
          </table:table-cell>
          <table:table-cell table:formula="of:=[.C183]/([.H183]-[.H182])" office:value-type="float" office:value="119074.143090906" calcext:value-type="float">
            <text:p>119074.143090906</text:p>
          </table:table-cell>
          <table:table-cell table:formula="of:=[.G183]-[.$B183]" office:value-type="float" office:value="0.196869850158691" calcext:value-type="float">
            <text:p>0.1968698502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46941.20309" calcext:value-type="float">
            <text:p>1443146941.20309</text:p>
          </table:table-cell>
          <table:table-cell office:value-type="float" office:value="4320" calcext:value-type="float">
            <text:p>4320</text:p>
          </table:table-cell>
          <table:table-cell table:formula="of:=[.B184]-[.$B$2]" office:value-type="float" office:value="21.2028799057007" calcext:value-type="float">
            <text:p>21.2028799057</text:p>
          </table:table-cell>
          <table:table-cell table:formula="of:=[.C184]/([.D184]-[.D183])" office:value-type="float" office:value="84756.006230617" calcext:value-type="float">
            <text:p>84756.006230617</text:p>
          </table:table-cell>
          <table:table-cell table:formula="of:=IF(MOD([.D184];[.$M$10])&lt;[.$M$3];[.$N$2];IF(MOD([.D184];[.$M$10])&lt;[.$M$4];[.$N$3];IF(MOD([.D184];[.$M$10])&lt;[.$M$5];[.$N$4];IF(MOD([.D184];[.$M$10])&lt;[.$M$6];[.$N$5];IF(MOD([.D184];[.$M$10])&lt;[.$M$7];[.$N$6];IF(MOD([.D184];[.$M$10])&lt;[.$M$8];[.$N$7];IF(MOD([.D184];[.$M$10])&lt;[.$M$9];[.$N$8];IF(MOD([.D184];[.$M$10])&lt;[.$M$10];[.$N$9]))))))))" office:value-type="float" office:value="85000" calcext:value-type="float">
            <text:p>85000</text:p>
          </table:table-cell>
          <table:table-cell office:value-type="float" office:value="1443146941.39991" calcext:value-type="float">
            <text:p>1443146941.39991</text:p>
          </table:table-cell>
          <table:table-cell table:formula="of:=[.G184]-[.$B$2]" office:value-type="float" office:value="21.3996999263763" calcext:value-type="float">
            <text:p>21.3996999264</text:p>
          </table:table-cell>
          <table:table-cell table:formula="of:=[.C184]/([.H184]-[.H183])" office:value-type="float" office:value="84838.9470628447" calcext:value-type="float">
            <text:p>84838.9470628447</text:p>
          </table:table-cell>
          <table:table-cell table:formula="of:=[.G184]-[.$B184]" office:value-type="float" office:value="0.196820020675659" calcext:value-type="float">
            <text:p>0.1968200207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46941.25403" calcext:value-type="float">
            <text:p>1443146941.25403</text:p>
          </table:table-cell>
          <table:table-cell office:value-type="float" office:value="4320" calcext:value-type="float">
            <text:p>4320</text:p>
          </table:table-cell>
          <table:table-cell table:formula="of:=[.B185]-[.$B$2]" office:value-type="float" office:value="21.2538199424744" calcext:value-type="float">
            <text:p>21.2538199425</text:p>
          </table:table-cell>
          <table:table-cell table:formula="of:=[.C185]/([.D185]-[.D184])" office:value-type="float" office:value="84805.5924889309" calcext:value-type="float">
            <text:p>84805.5924889309</text:p>
          </table:table-cell>
          <table:table-cell table:formula="of:=IF(MOD([.D185];[.$M$10])&lt;[.$M$3];[.$N$2];IF(MOD([.D185];[.$M$10])&lt;[.$M$4];[.$N$3];IF(MOD([.D185];[.$M$10])&lt;[.$M$5];[.$N$4];IF(MOD([.D185];[.$M$10])&lt;[.$M$6];[.$N$5];IF(MOD([.D185];[.$M$10])&lt;[.$M$7];[.$N$6];IF(MOD([.D185];[.$M$10])&lt;[.$M$8];[.$N$7];IF(MOD([.D185];[.$M$10])&lt;[.$M$9];[.$N$8];IF(MOD([.D185];[.$M$10])&lt;[.$M$10];[.$N$9]))))))))" office:value-type="float" office:value="85000" calcext:value-type="float">
            <text:p>85000</text:p>
          </table:table-cell>
          <table:table-cell office:value-type="float" office:value="1443146941.45089" calcext:value-type="float">
            <text:p>1443146941.45089</text:p>
          </table:table-cell>
          <table:table-cell table:formula="of:=[.G185]-[.$B$2]" office:value-type="float" office:value="21.4506800174713" calcext:value-type="float">
            <text:p>21.4506800175</text:p>
          </table:table-cell>
          <table:table-cell table:formula="of:=[.C185]/([.H185]-[.H184])" office:value-type="float" office:value="84738.9619597243" calcext:value-type="float">
            <text:p>84738.9619597243</text:p>
          </table:table-cell>
          <table:table-cell table:formula="of:=[.G185]-[.$B185]" office:value-type="float" office:value="0.196860074996948" calcext:value-type="float">
            <text:p>0.196860075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46941.305" calcext:value-type="float">
            <text:p>1443146941.305</text:p>
          </table:table-cell>
          <table:table-cell office:value-type="float" office:value="4320" calcext:value-type="float">
            <text:p>4320</text:p>
          </table:table-cell>
          <table:table-cell table:formula="of:=[.B186]-[.$B$2]" office:value-type="float" office:value="21.304790019989" calcext:value-type="float">
            <text:p>21.30479002</text:p>
          </table:table-cell>
          <table:table-cell table:formula="of:=[.C186]/([.D186]-[.D185])" office:value-type="float" office:value="84755.6097743517" calcext:value-type="float">
            <text:p>84755.6097743517</text:p>
          </table:table-cell>
          <table:table-cell table:formula="of:=IF(MOD([.D186];[.$M$10])&lt;[.$M$3];[.$N$2];IF(MOD([.D186];[.$M$10])&lt;[.$M$4];[.$N$3];IF(MOD([.D186];[.$M$10])&lt;[.$M$5];[.$N$4];IF(MOD([.D186];[.$M$10])&lt;[.$M$6];[.$N$5];IF(MOD([.D186];[.$M$10])&lt;[.$M$7];[.$N$6];IF(MOD([.D186];[.$M$10])&lt;[.$M$8];[.$N$7];IF(MOD([.D186];[.$M$10])&lt;[.$M$9];[.$N$8];IF(MOD([.D186];[.$M$10])&lt;[.$M$10];[.$N$9]))))))))" office:value-type="float" office:value="85000" calcext:value-type="float">
            <text:p>85000</text:p>
          </table:table-cell>
          <table:table-cell office:value-type="float" office:value="1443146941.50185" calcext:value-type="float">
            <text:p>1443146941.50185</text:p>
          </table:table-cell>
          <table:table-cell table:formula="of:=[.G186]-[.$B$2]" office:value-type="float" office:value="21.5016398429871" calcext:value-type="float">
            <text:p>21.501639843</text:p>
          </table:table-cell>
          <table:table-cell table:formula="of:=[.C186]/([.H186]-[.H185])" office:value-type="float" office:value="84772.6607436103" calcext:value-type="float">
            <text:p>84772.6607436103</text:p>
          </table:table-cell>
          <table:table-cell table:formula="of:=[.G186]-[.$B186]" office:value-type="float" office:value="0.196849822998047" calcext:value-type="float">
            <text:p>0.196849823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46941.35596" calcext:value-type="float">
            <text:p>1443146941.35596</text:p>
          </table:table-cell>
          <table:table-cell office:value-type="float" office:value="4320" calcext:value-type="float">
            <text:p>4320</text:p>
          </table:table-cell>
          <table:table-cell table:formula="of:=[.B187]-[.$B$2]" office:value-type="float" office:value="21.3557498455048" calcext:value-type="float">
            <text:p>21.3557498455</text:p>
          </table:table-cell>
          <table:table-cell table:formula="of:=[.C187]/([.D187]-[.D186])" office:value-type="float" office:value="84772.6607436103" calcext:value-type="float">
            <text:p>84772.6607436103</text:p>
          </table:table-cell>
          <table:table-cell table:formula="of:=IF(MOD([.D187];[.$M$10])&lt;[.$M$3];[.$N$2];IF(MOD([.D187];[.$M$10])&lt;[.$M$4];[.$N$3];IF(MOD([.D187];[.$M$10])&lt;[.$M$5];[.$N$4];IF(MOD([.D187];[.$M$10])&lt;[.$M$6];[.$N$5];IF(MOD([.D187];[.$M$10])&lt;[.$M$7];[.$N$6];IF(MOD([.D187];[.$M$10])&lt;[.$M$8];[.$N$7];IF(MOD([.D187];[.$M$10])&lt;[.$M$9];[.$N$8];IF(MOD([.D187];[.$M$10])&lt;[.$M$10];[.$N$9]))))))))" office:value-type="float" office:value="85000" calcext:value-type="float">
            <text:p>85000</text:p>
          </table:table-cell>
          <table:table-cell office:value-type="float" office:value="1443146941.60091" calcext:value-type="float">
            <text:p>1443146941.60091</text:p>
          </table:table-cell>
          <table:table-cell table:formula="of:=[.G187]-[.$B$2]" office:value-type="float" office:value="21.6006999015808" calcext:value-type="float">
            <text:p>21.6006999016</text:p>
          </table:table-cell>
          <table:table-cell table:formula="of:=[.C187]/([.H187]-[.H186])" office:value-type="float" office:value="43609.9075785582" calcext:value-type="float">
            <text:p>43609.9075785582</text:p>
          </table:table-cell>
          <table:table-cell table:formula="of:=[.G187]-[.$B187]" office:value-type="float" office:value="0.24495005607605" calcext:value-type="float">
            <text:p>0.244950056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46941.40692" calcext:value-type="float">
            <text:p>1443146941.40692</text:p>
          </table:table-cell>
          <table:table-cell office:value-type="float" office:value="4320" calcext:value-type="float">
            <text:p>4320</text:p>
          </table:table-cell>
          <table:table-cell table:formula="of:=[.B188]-[.$B$2]" office:value-type="float" office:value="21.4067099094391" calcext:value-type="float">
            <text:p>21.4067099094</text:p>
          </table:table-cell>
          <table:table-cell table:formula="of:=[.C188]/([.D188]-[.D187])" office:value-type="float" office:value="84772.2641315231" calcext:value-type="float">
            <text:p>84772.2641315231</text:p>
          </table:table-cell>
          <table:table-cell table:formula="of:=IF(MOD([.D188];[.$M$10])&lt;[.$M$3];[.$N$2];IF(MOD([.D188];[.$M$10])&lt;[.$M$4];[.$N$3];IF(MOD([.D188];[.$M$10])&lt;[.$M$5];[.$N$4];IF(MOD([.D188];[.$M$10])&lt;[.$M$6];[.$N$5];IF(MOD([.D188];[.$M$10])&lt;[.$M$7];[.$N$6];IF(MOD([.D188];[.$M$10])&lt;[.$M$8];[.$N$7];IF(MOD([.D188];[.$M$10])&lt;[.$M$9];[.$N$8];IF(MOD([.D188];[.$M$10])&lt;[.$M$10];[.$N$9]))))))))" office:value-type="float" office:value="85000" calcext:value-type="float">
            <text:p>85000</text:p>
          </table:table-cell>
          <table:table-cell office:value-type="float" office:value="1443146941.65185" calcext:value-type="float">
            <text:p>1443146941.65185</text:p>
          </table:table-cell>
          <table:table-cell table:formula="of:=[.G188]-[.$B$2]" office:value-type="float" office:value="21.6516399383545" calcext:value-type="float">
            <text:p>21.6516399384</text:p>
          </table:table-cell>
          <table:table-cell table:formula="of:=[.C188]/([.H188]-[.H187])" office:value-type="float" office:value="84805.5924889309" calcext:value-type="float">
            <text:p>84805.5924889309</text:p>
          </table:table-cell>
          <table:table-cell table:formula="of:=[.G188]-[.$B188]" office:value-type="float" office:value="0.244930028915405" calcext:value-type="float">
            <text:p>0.2449300289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46941.45789" calcext:value-type="float">
            <text:p>1443146941.45789</text:p>
          </table:table-cell>
          <table:table-cell office:value-type="float" office:value="4320" calcext:value-type="float">
            <text:p>4320</text:p>
          </table:table-cell>
          <table:table-cell table:formula="of:=[.B189]-[.$B$2]" office:value-type="float" office:value="21.4576799869537" calcext:value-type="float">
            <text:p>21.457679987</text:p>
          </table:table-cell>
          <table:table-cell table:formula="of:=[.C189]/([.D189]-[.D188])" office:value-type="float" office:value="84755.6097743517" calcext:value-type="float">
            <text:p>84755.6097743517</text:p>
          </table:table-cell>
          <table:table-cell table:formula="of:=IF(MOD([.D189];[.$M$10])&lt;[.$M$3];[.$N$2];IF(MOD([.D189];[.$M$10])&lt;[.$M$4];[.$N$3];IF(MOD([.D189];[.$M$10])&lt;[.$M$5];[.$N$4];IF(MOD([.D189];[.$M$10])&lt;[.$M$6];[.$N$5];IF(MOD([.D189];[.$M$10])&lt;[.$M$7];[.$N$6];IF(MOD([.D189];[.$M$10])&lt;[.$M$8];[.$N$7];IF(MOD([.D189];[.$M$10])&lt;[.$M$9];[.$N$8];IF(MOD([.D189];[.$M$10])&lt;[.$M$10];[.$N$9]))))))))" office:value-type="float" office:value="85000" calcext:value-type="float">
            <text:p>85000</text:p>
          </table:table-cell>
          <table:table-cell office:value-type="float" office:value="1443146941.70292" calcext:value-type="float">
            <text:p>1443146941.70292</text:p>
          </table:table-cell>
          <table:table-cell table:formula="of:=[.G189]-[.$B$2]" office:value-type="float" office:value="21.7027099132538" calcext:value-type="float">
            <text:p>21.7027099133</text:p>
          </table:table-cell>
          <table:table-cell table:formula="of:=[.C189]/([.H189]-[.H188])" office:value-type="float" office:value="84589.8203106399" calcext:value-type="float">
            <text:p>84589.8203106399</text:p>
          </table:table-cell>
          <table:table-cell table:formula="of:=[.G189]-[.$B189]" office:value-type="float" office:value="0.245029926300049" calcext:value-type="float">
            <text:p>0.2450299263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46941.50888" calcext:value-type="float">
            <text:p>1443146941.50888</text:p>
          </table:table-cell>
          <table:table-cell office:value-type="float" office:value="4320" calcext:value-type="float">
            <text:p>4320</text:p>
          </table:table-cell>
          <table:table-cell table:formula="of:=[.B190]-[.$B$2]" office:value-type="float" office:value="21.5086698532104" calcext:value-type="float">
            <text:p>21.5086698532</text:p>
          </table:table-cell>
          <table:table-cell table:formula="of:=[.C190]/([.D190]-[.D189])" office:value-type="float" office:value="84722.7168286832" calcext:value-type="float">
            <text:p>84722.7168286832</text:p>
          </table:table-cell>
          <table:table-cell table:formula="of:=IF(MOD([.D190];[.$M$10])&lt;[.$M$3];[.$N$2];IF(MOD([.D190];[.$M$10])&lt;[.$M$4];[.$N$3];IF(MOD([.D190];[.$M$10])&lt;[.$M$5];[.$N$4];IF(MOD([.D190];[.$M$10])&lt;[.$M$6];[.$N$5];IF(MOD([.D190];[.$M$10])&lt;[.$M$7];[.$N$6];IF(MOD([.D190];[.$M$10])&lt;[.$M$8];[.$N$7];IF(MOD([.D190];[.$M$10])&lt;[.$M$9];[.$N$8];IF(MOD([.D190];[.$M$10])&lt;[.$M$10];[.$N$9]))))))))" office:value-type="float" office:value="85000" calcext:value-type="float">
            <text:p>85000</text:p>
          </table:table-cell>
          <table:table-cell office:value-type="float" office:value="1443146941.75377" calcext:value-type="float">
            <text:p>1443146941.75377</text:p>
          </table:table-cell>
          <table:table-cell table:formula="of:=[.G190]-[.$B$2]" office:value-type="float" office:value="21.7535600662231" calcext:value-type="float">
            <text:p>21.7535600662</text:p>
          </table:table-cell>
          <table:table-cell table:formula="of:=[.C190]/([.H190]-[.H189])" office:value-type="float" office:value="84955.4966452708" calcext:value-type="float">
            <text:p>84955.4966452708</text:p>
          </table:table-cell>
          <table:table-cell table:formula="of:=[.G190]-[.$B190]" office:value-type="float" office:value="0.244890213012695" calcext:value-type="float">
            <text:p>0.244890213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46941.55985" calcext:value-type="float">
            <text:p>1443146941.55985</text:p>
          </table:table-cell>
          <table:table-cell office:value-type="float" office:value="4320" calcext:value-type="float">
            <text:p>4320</text:p>
          </table:table-cell>
          <table:table-cell table:formula="of:=[.B191]-[.$B$2]" office:value-type="float" office:value="21.5596399307251" calcext:value-type="float">
            <text:p>21.5596399307</text:p>
          </table:table-cell>
          <table:table-cell table:formula="of:=[.C191]/([.D191]-[.D190])" office:value-type="float" office:value="84755.6097743517" calcext:value-type="float">
            <text:p>84755.6097743517</text:p>
          </table:table-cell>
          <table:table-cell table:formula="of:=IF(MOD([.D191];[.$M$10])&lt;[.$M$3];[.$N$2];IF(MOD([.D191];[.$M$10])&lt;[.$M$4];[.$N$3];IF(MOD([.D191];[.$M$10])&lt;[.$M$5];[.$N$4];IF(MOD([.D191];[.$M$10])&lt;[.$M$6];[.$N$5];IF(MOD([.D191];[.$M$10])&lt;[.$M$7];[.$N$6];IF(MOD([.D191];[.$M$10])&lt;[.$M$8];[.$N$7];IF(MOD([.D191];[.$M$10])&lt;[.$M$9];[.$N$8];IF(MOD([.D191];[.$M$10])&lt;[.$M$10];[.$N$9]))))))))" office:value-type="float" office:value="85000" calcext:value-type="float">
            <text:p>85000</text:p>
          </table:table-cell>
          <table:table-cell office:value-type="float" office:value="1443146941.80478" calcext:value-type="float">
            <text:p>1443146941.80478</text:p>
          </table:table-cell>
          <table:table-cell table:formula="of:=[.G191]-[.$B$2]" office:value-type="float" office:value="21.8045699596405" calcext:value-type="float">
            <text:p>21.8045699596</text:p>
          </table:table-cell>
          <table:table-cell table:formula="of:=[.C191]/([.H191]-[.H190])" office:value-type="float" office:value="84689.4535664708" calcext:value-type="float">
            <text:p>84689.4535664708</text:p>
          </table:table-cell>
          <table:table-cell table:formula="of:=[.G191]-[.$B191]" office:value-type="float" office:value="0.244930028915405" calcext:value-type="float">
            <text:p>0.2449300289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46941.61081" calcext:value-type="float">
            <text:p>1443146941.61081</text:p>
          </table:table-cell>
          <table:table-cell office:value-type="float" office:value="4320" calcext:value-type="float">
            <text:p>4320</text:p>
          </table:table-cell>
          <table:table-cell table:formula="of:=[.B192]-[.$B$2]" office:value-type="float" office:value="21.6105999946594" calcext:value-type="float">
            <text:p>21.6105999947</text:p>
          </table:table-cell>
          <table:table-cell table:formula="of:=[.C192]/([.D192]-[.D191])" office:value-type="float" office:value="84772.2641315231" calcext:value-type="float">
            <text:p>84772.2641315231</text:p>
          </table:table-cell>
          <table:table-cell table:formula="of:=IF(MOD([.D192];[.$M$10])&lt;[.$M$3];[.$N$2];IF(MOD([.D192];[.$M$10])&lt;[.$M$4];[.$N$3];IF(MOD([.D192];[.$M$10])&lt;[.$M$5];[.$N$4];IF(MOD([.D192];[.$M$10])&lt;[.$M$6];[.$N$5];IF(MOD([.D192];[.$M$10])&lt;[.$M$7];[.$N$6];IF(MOD([.D192];[.$M$10])&lt;[.$M$8];[.$N$7];IF(MOD([.D192];[.$M$10])&lt;[.$M$9];[.$N$8];IF(MOD([.D192];[.$M$10])&lt;[.$M$10];[.$N$9]))))))))" office:value-type="float" office:value="85000" calcext:value-type="float">
            <text:p>85000</text:p>
          </table:table-cell>
          <table:table-cell office:value-type="float" office:value="1443146941.85571" calcext:value-type="float">
            <text:p>1443146941.85571</text:p>
          </table:table-cell>
          <table:table-cell table:formula="of:=[.G192]-[.$B$2]" office:value-type="float" office:value="21.8554999828339" calcext:value-type="float">
            <text:p>21.8554999828</text:p>
          </table:table-cell>
          <table:table-cell table:formula="of:=[.C192]/([.H192]-[.H191])" office:value-type="float" office:value="84822.2664968916" calcext:value-type="float">
            <text:p>84822.2664968916</text:p>
          </table:table-cell>
          <table:table-cell table:formula="of:=[.G192]-[.$B192]" office:value-type="float" office:value="0.244899988174438" calcext:value-type="float">
            <text:p>0.2448999882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46941.66178" calcext:value-type="float">
            <text:p>1443146941.66178</text:p>
          </table:table-cell>
          <table:table-cell office:value-type="float" office:value="4320" calcext:value-type="float">
            <text:p>4320</text:p>
          </table:table-cell>
          <table:table-cell table:formula="of:=[.B193]-[.$B$2]" office:value-type="float" office:value="21.6615700721741" calcext:value-type="float">
            <text:p>21.6615700722</text:p>
          </table:table-cell>
          <table:table-cell table:formula="of:=[.C193]/([.D193]-[.D192])" office:value-type="float" office:value="84755.6097743517" calcext:value-type="float">
            <text:p>84755.6097743517</text:p>
          </table:table-cell>
          <table:table-cell table:formula="of:=IF(MOD([.D193];[.$M$10])&lt;[.$M$3];[.$N$2];IF(MOD([.D193];[.$M$10])&lt;[.$M$4];[.$N$3];IF(MOD([.D193];[.$M$10])&lt;[.$M$5];[.$N$4];IF(MOD([.D193];[.$M$10])&lt;[.$M$6];[.$N$5];IF(MOD([.D193];[.$M$10])&lt;[.$M$7];[.$N$6];IF(MOD([.D193];[.$M$10])&lt;[.$M$8];[.$N$7];IF(MOD([.D193];[.$M$10])&lt;[.$M$9];[.$N$8];IF(MOD([.D193];[.$M$10])&lt;[.$M$10];[.$N$9]))))))))" office:value-type="float" office:value="85000" calcext:value-type="float">
            <text:p>85000</text:p>
          </table:table-cell>
          <table:table-cell office:value-type="float" office:value="1443146941.90666" calcext:value-type="float">
            <text:p>1443146941.90666</text:p>
          </table:table-cell>
          <table:table-cell table:formula="of:=[.G193]-[.$B$2]" office:value-type="float" office:value="21.9064500331879" calcext:value-type="float">
            <text:p>21.9064500332</text:p>
          </table:table-cell>
          <table:table-cell table:formula="of:=[.C193]/([.H193]-[.H192])" office:value-type="float" office:value="84788.9250350959" calcext:value-type="float">
            <text:p>84788.9250350959</text:p>
          </table:table-cell>
          <table:table-cell table:formula="of:=[.G193]-[.$B193]" office:value-type="float" office:value="0.244879961013794" calcext:value-type="float">
            <text:p>0.244879961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46941.71276" calcext:value-type="float">
            <text:p>1443146941.71276</text:p>
          </table:table-cell>
          <table:table-cell office:value-type="float" office:value="4320" calcext:value-type="float">
            <text:p>4320</text:p>
          </table:table-cell>
          <table:table-cell table:formula="of:=[.B194]-[.$B$2]" office:value-type="float" office:value="21.7125499248505" calcext:value-type="float">
            <text:p>21.7125499249</text:p>
          </table:table-cell>
          <table:table-cell table:formula="of:=[.C194]/([.D194]-[.D193])" office:value-type="float" office:value="84739.3582602596" calcext:value-type="float">
            <text:p>84739.3582602596</text:p>
          </table:table-cell>
          <table:table-cell table:formula="of:=IF(MOD([.D194];[.$M$10])&lt;[.$M$3];[.$N$2];IF(MOD([.D194];[.$M$10])&lt;[.$M$4];[.$N$3];IF(MOD([.D194];[.$M$10])&lt;[.$M$5];[.$N$4];IF(MOD([.D194];[.$M$10])&lt;[.$M$6];[.$N$5];IF(MOD([.D194];[.$M$10])&lt;[.$M$7];[.$N$6];IF(MOD([.D194];[.$M$10])&lt;[.$M$8];[.$N$7];IF(MOD([.D194];[.$M$10])&lt;[.$M$9];[.$N$8];IF(MOD([.D194];[.$M$10])&lt;[.$M$10];[.$N$9]))))))))" office:value-type="float" office:value="85000" calcext:value-type="float">
            <text:p>85000</text:p>
          </table:table-cell>
          <table:table-cell office:value-type="float" office:value="1443146941.95757" calcext:value-type="float">
            <text:p>1443146941.95757</text:p>
          </table:table-cell>
          <table:table-cell table:formula="of:=[.G194]-[.$B$2]" office:value-type="float" office:value="21.9573600292206" calcext:value-type="float">
            <text:p>21.9573600292</text:p>
          </table:table-cell>
          <table:table-cell table:formula="of:=[.C194]/([.H194]-[.H193])" office:value-type="float" office:value="84855.6341906599" calcext:value-type="float">
            <text:p>84855.6341906599</text:p>
          </table:table-cell>
          <table:table-cell table:formula="of:=[.G194]-[.$B194]" office:value-type="float" office:value="0.244810104370117" calcext:value-type="float">
            <text:p>0.2448101044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46941.76374" calcext:value-type="float">
            <text:p>1443146941.76374</text:p>
          </table:table-cell>
          <table:table-cell office:value-type="float" office:value="4320" calcext:value-type="float">
            <text:p>4320</text:p>
          </table:table-cell>
          <table:table-cell table:formula="of:=[.B195]-[.$B$2]" office:value-type="float" office:value="21.7635300159454" calcext:value-type="float">
            <text:p>21.7635300159</text:p>
          </table:table-cell>
          <table:table-cell table:formula="of:=[.C195]/([.D195]-[.D194])" office:value-type="float" office:value="84738.9619597243" calcext:value-type="float">
            <text:p>84738.9619597243</text:p>
          </table:table-cell>
          <table:table-cell table:formula="of:=IF(MOD([.D195];[.$M$10])&lt;[.$M$3];[.$N$2];IF(MOD([.D195];[.$M$10])&lt;[.$M$4];[.$N$3];IF(MOD([.D195];[.$M$10])&lt;[.$M$5];[.$N$4];IF(MOD([.D195];[.$M$10])&lt;[.$M$6];[.$N$5];IF(MOD([.D195];[.$M$10])&lt;[.$M$7];[.$N$6];IF(MOD([.D195];[.$M$10])&lt;[.$M$8];[.$N$7];IF(MOD([.D195];[.$M$10])&lt;[.$M$9];[.$N$8];IF(MOD([.D195];[.$M$10])&lt;[.$M$10];[.$N$9]))))))))" office:value-type="float" office:value="85000" calcext:value-type="float">
            <text:p>85000</text:p>
          </table:table-cell>
          <table:table-cell office:value-type="float" office:value="1443146942.00858" calcext:value-type="float">
            <text:p>1443146942.00858</text:p>
          </table:table-cell>
          <table:table-cell table:formula="of:=[.G195]-[.$B$2]" office:value-type="float" office:value="22.0083699226379" calcext:value-type="float">
            <text:p>22.0083699226</text:p>
          </table:table-cell>
          <table:table-cell table:formula="of:=[.C195]/([.H195]-[.H194])" office:value-type="float" office:value="84689.4535664708" calcext:value-type="float">
            <text:p>84689.4535664708</text:p>
          </table:table-cell>
          <table:table-cell table:formula="of:=[.G195]-[.$B195]" office:value-type="float" office:value="0.244839906692505" calcext:value-type="float">
            <text:p>0.2448399067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46941.81471" calcext:value-type="float">
            <text:p>1443146941.81471</text:p>
          </table:table-cell>
          <table:table-cell office:value-type="float" office:value="4320" calcext:value-type="float">
            <text:p>4320</text:p>
          </table:table-cell>
          <table:table-cell table:formula="of:=[.B196]-[.$B$2]" office:value-type="float" office:value="21.8144998550415" calcext:value-type="float">
            <text:p>21.814499855</text:p>
          </table:table-cell>
          <table:table-cell table:formula="of:=[.C196]/([.D196]-[.D195])" office:value-type="float" office:value="84756.006230617" calcext:value-type="float">
            <text:p>84756.006230617</text:p>
          </table:table-cell>
          <table:table-cell table:formula="of:=IF(MOD([.D196];[.$M$10])&lt;[.$M$3];[.$N$2];IF(MOD([.D196];[.$M$10])&lt;[.$M$4];[.$N$3];IF(MOD([.D196];[.$M$10])&lt;[.$M$5];[.$N$4];IF(MOD([.D196];[.$M$10])&lt;[.$M$6];[.$N$5];IF(MOD([.D196];[.$M$10])&lt;[.$M$7];[.$N$6];IF(MOD([.D196];[.$M$10])&lt;[.$M$8];[.$N$7];IF(MOD([.D196];[.$M$10])&lt;[.$M$9];[.$N$8];IF(MOD([.D196];[.$M$10])&lt;[.$M$10];[.$N$9]))))))))" office:value-type="float" office:value="85000" calcext:value-type="float">
            <text:p>85000</text:p>
          </table:table-cell>
          <table:table-cell office:value-type="float" office:value="1443146942.05963" calcext:value-type="float">
            <text:p>1443146942.05963</text:p>
          </table:table-cell>
          <table:table-cell table:formula="of:=[.G196]-[.$B$2]" office:value-type="float" office:value="22.0594198703766" calcext:value-type="float">
            <text:p>22.0594198704</text:p>
          </table:table-cell>
          <table:table-cell table:formula="of:=[.C196]/([.H196]-[.H195])" office:value-type="float" office:value="84623.0053381531" calcext:value-type="float">
            <text:p>84623.0053381531</text:p>
          </table:table-cell>
          <table:table-cell table:formula="of:=[.G196]-[.$B196]" office:value-type="float" office:value="0.244920015335083" calcext:value-type="float">
            <text:p>0.2449200153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46941.86567" calcext:value-type="float">
            <text:p>1443146941.86567</text:p>
          </table:table-cell>
          <table:table-cell office:value-type="float" office:value="4320" calcext:value-type="float">
            <text:p>4320</text:p>
          </table:table-cell>
          <table:table-cell table:formula="of:=[.B197]-[.$B$2]" office:value-type="float" office:value="21.8654599189758" calcext:value-type="float">
            <text:p>21.865459919</text:p>
          </table:table-cell>
          <table:table-cell table:formula="of:=[.C197]/([.D197]-[.D196])" office:value-type="float" office:value="84772.2641315231" calcext:value-type="float">
            <text:p>84772.2641315231</text:p>
          </table:table-cell>
          <table:table-cell table:formula="of:=IF(MOD([.D197];[.$M$10])&lt;[.$M$3];[.$N$2];IF(MOD([.D197];[.$M$10])&lt;[.$M$4];[.$N$3];IF(MOD([.D197];[.$M$10])&lt;[.$M$5];[.$N$4];IF(MOD([.D197];[.$M$10])&lt;[.$M$6];[.$N$5];IF(MOD([.D197];[.$M$10])&lt;[.$M$7];[.$N$6];IF(MOD([.D197];[.$M$10])&lt;[.$M$8];[.$N$7];IF(MOD([.D197];[.$M$10])&lt;[.$M$9];[.$N$8];IF(MOD([.D197];[.$M$10])&lt;[.$M$10];[.$N$9]))))))))" office:value-type="float" office:value="85000" calcext:value-type="float">
            <text:p>85000</text:p>
          </table:table-cell>
          <table:table-cell office:value-type="float" office:value="1443146942.11056" calcext:value-type="float">
            <text:p>1443146942.11056</text:p>
          </table:table-cell>
          <table:table-cell table:formula="of:=[.G197]-[.$B$2]" office:value-type="float" office:value="22.1103498935699" calcext:value-type="float">
            <text:p>22.1103498936</text:p>
          </table:table-cell>
          <table:table-cell table:formula="of:=[.C197]/([.H197]-[.H196])" office:value-type="float" office:value="84822.2664968916" calcext:value-type="float">
            <text:p>84822.2664968916</text:p>
          </table:table-cell>
          <table:table-cell table:formula="of:=[.G197]-[.$B197]" office:value-type="float" office:value="0.244889974594116" calcext:value-type="float">
            <text:p>0.2448899746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46941.91664" calcext:value-type="float">
            <text:p>1443146941.91664</text:p>
          </table:table-cell>
          <table:table-cell office:value-type="float" office:value="4320" calcext:value-type="float">
            <text:p>4320</text:p>
          </table:table-cell>
          <table:table-cell table:formula="of:=[.B198]-[.$B$2]" office:value-type="float" office:value="21.9164299964905" calcext:value-type="float">
            <text:p>21.9164299965</text:p>
          </table:table-cell>
          <table:table-cell table:formula="of:=[.C198]/([.D198]-[.D197])" office:value-type="float" office:value="84755.6097743517" calcext:value-type="float">
            <text:p>84755.6097743517</text:p>
          </table:table-cell>
          <table:table-cell table:formula="of:=IF(MOD([.D198];[.$M$10])&lt;[.$M$3];[.$N$2];IF(MOD([.D198];[.$M$10])&lt;[.$M$4];[.$N$3];IF(MOD([.D198];[.$M$10])&lt;[.$M$5];[.$N$4];IF(MOD([.D198];[.$M$10])&lt;[.$M$6];[.$N$5];IF(MOD([.D198];[.$M$10])&lt;[.$M$7];[.$N$6];IF(MOD([.D198];[.$M$10])&lt;[.$M$8];[.$N$7];IF(MOD([.D198];[.$M$10])&lt;[.$M$9];[.$N$8];IF(MOD([.D198];[.$M$10])&lt;[.$M$10];[.$N$9]))))))))" office:value-type="float" office:value="85000" calcext:value-type="float">
            <text:p>85000</text:p>
          </table:table-cell>
          <table:table-cell office:value-type="float" office:value="1443146942.16158" calcext:value-type="float">
            <text:p>1443146942.16158</text:p>
          </table:table-cell>
          <table:table-cell table:formula="of:=[.G198]-[.$B$2]" office:value-type="float" office:value="22.1613700389862" calcext:value-type="float">
            <text:p>22.161370039</text:p>
          </table:table-cell>
          <table:table-cell table:formula="of:=[.C198]/([.H198]-[.H197])" office:value-type="float" office:value="84672.4360496089" calcext:value-type="float">
            <text:p>84672.4360496089</text:p>
          </table:table-cell>
          <table:table-cell table:formula="of:=[.G198]-[.$B198]" office:value-type="float" office:value="0.244940042495728" calcext:value-type="float">
            <text:p>0.2449400425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46941.96761" calcext:value-type="float">
            <text:p>1443146941.96761</text:p>
          </table:table-cell>
          <table:table-cell office:value-type="float" office:value="4320" calcext:value-type="float">
            <text:p>4320</text:p>
          </table:table-cell>
          <table:table-cell table:formula="of:=[.B199]-[.$B$2]" office:value-type="float" office:value="21.9673998355865" calcext:value-type="float">
            <text:p>21.9673998356</text:p>
          </table:table-cell>
          <table:table-cell table:formula="of:=[.C199]/([.D199]-[.D198])" office:value-type="float" office:value="84756.006230617" calcext:value-type="float">
            <text:p>84756.006230617</text:p>
          </table:table-cell>
          <table:table-cell table:formula="of:=IF(MOD([.D199];[.$M$10])&lt;[.$M$3];[.$N$2];IF(MOD([.D199];[.$M$10])&lt;[.$M$4];[.$N$3];IF(MOD([.D199];[.$M$10])&lt;[.$M$5];[.$N$4];IF(MOD([.D199];[.$M$10])&lt;[.$M$6];[.$N$5];IF(MOD([.D199];[.$M$10])&lt;[.$M$7];[.$N$6];IF(MOD([.D199];[.$M$10])&lt;[.$M$8];[.$N$7];IF(MOD([.D199];[.$M$10])&lt;[.$M$9];[.$N$8];IF(MOD([.D199];[.$M$10])&lt;[.$M$10];[.$N$9]))))))))" office:value-type="float" office:value="85000" calcext:value-type="float">
            <text:p>85000</text:p>
          </table:table-cell>
          <table:table-cell office:value-type="float" office:value="1443146942.17737" calcext:value-type="float">
            <text:p>1443146942.17737</text:p>
          </table:table-cell>
          <table:table-cell table:formula="of:=[.G199]-[.$B$2]" office:value-type="float" office:value="22.1771600246429" calcext:value-type="float">
            <text:p>22.1771600246</text:p>
          </table:table-cell>
          <table:table-cell table:formula="of:=[.C199]/([.H199]-[.H198])" office:value-type="float" office:value="273591.128827686" calcext:value-type="float">
            <text:p>273591.128827686</text:p>
          </table:table-cell>
          <table:table-cell table:formula="of:=[.G199]-[.$B199]" office:value-type="float" office:value="0.209760189056396" calcext:value-type="float">
            <text:p>0.2097601891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46942.01543" calcext:value-type="float">
            <text:p>1443146942.01543</text:p>
          </table:table-cell>
          <table:table-cell office:value-type="float" office:value="4320" calcext:value-type="float">
            <text:p>4320</text:p>
          </table:table-cell>
          <table:table-cell table:formula="of:=[.B200]-[.$B$2]" office:value-type="float" office:value="22.0152199268341" calcext:value-type="float">
            <text:p>22.0152199268</text:p>
          </table:table-cell>
          <table:table-cell table:formula="of:=[.C200]/([.D200]-[.D199])" office:value-type="float" office:value="90338.5980096923" calcext:value-type="float">
            <text:p>90338.5980096923</text:p>
          </table:table-cell>
          <table:table-cell table:formula="of:=IF(MOD([.D200];[.$M$10])&lt;[.$M$3];[.$N$2];IF(MOD([.D200];[.$M$10])&lt;[.$M$4];[.$N$3];IF(MOD([.D200];[.$M$10])&lt;[.$M$5];[.$N$4];IF(MOD([.D200];[.$M$10])&lt;[.$M$6];[.$N$5];IF(MOD([.D200];[.$M$10])&lt;[.$M$7];[.$N$6];IF(MOD([.D200];[.$M$10])&lt;[.$M$8];[.$N$7];IF(MOD([.D200];[.$M$10])&lt;[.$M$9];[.$N$8];IF(MOD([.D200];[.$M$10])&lt;[.$M$10];[.$N$9]))))))))" office:value-type="float" office:value="102400" calcext:value-type="float">
            <text:p>102400</text:p>
          </table:table-cell>
          <table:table-cell office:value-type="float" office:value="1443146942.29421" calcext:value-type="float">
            <text:p>1443146942.29421</text:p>
          </table:table-cell>
          <table:table-cell table:formula="of:=[.G200]-[.$B$2]" office:value-type="float" office:value="22.2939999103546" calcext:value-type="float">
            <text:p>22.2939999104</text:p>
          </table:table-cell>
          <table:table-cell table:formula="of:=[.C200]/([.H200]-[.H199])" office:value-type="float" office:value="36973.6753308765" calcext:value-type="float">
            <text:p>36973.6753308765</text:p>
          </table:table-cell>
          <table:table-cell table:formula="of:=[.G200]-[.$B200]" office:value-type="float" office:value="0.278779983520508" calcext:value-type="float">
            <text:p>0.2787799835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46942.05779" calcext:value-type="float">
            <text:p>1443146942.05779</text:p>
          </table:table-cell>
          <table:table-cell office:value-type="float" office:value="4320" calcext:value-type="float">
            <text:p>4320</text:p>
          </table:table-cell>
          <table:table-cell table:formula="of:=[.B201]-[.$B$2]" office:value-type="float" office:value="22.0575799942017" calcext:value-type="float">
            <text:p>22.0575799942</text:p>
          </table:table-cell>
          <table:table-cell table:formula="of:=[.C201]/([.D201]-[.D200])" office:value-type="float" office:value="101982.840643662" calcext:value-type="float">
            <text:p>101982.840643662</text:p>
          </table:table-cell>
          <table:table-cell table:formula="of:=IF(MOD([.D201];[.$M$10])&lt;[.$M$3];[.$N$2];IF(MOD([.D201];[.$M$10])&lt;[.$M$4];[.$N$3];IF(MOD([.D201];[.$M$10])&lt;[.$M$5];[.$N$4];IF(MOD([.D201];[.$M$10])&lt;[.$M$6];[.$N$5];IF(MOD([.D201];[.$M$10])&lt;[.$M$7];[.$N$6];IF(MOD([.D201];[.$M$10])&lt;[.$M$8];[.$N$7];IF(MOD([.D201];[.$M$10])&lt;[.$M$9];[.$N$8];IF(MOD([.D201];[.$M$10])&lt;[.$M$10];[.$N$9]))))))))" office:value-type="float" office:value="102400" calcext:value-type="float">
            <text:p>102400</text:p>
          </table:table-cell>
          <table:table-cell office:value-type="float" office:value="1443146942.33652" calcext:value-type="float">
            <text:p>1443146942.33652</text:p>
          </table:table-cell>
          <table:table-cell table:formula="of:=[.G201]-[.$B$2]" office:value-type="float" office:value="22.3363099098206" calcext:value-type="float">
            <text:p>22.3363099098</text:p>
          </table:table-cell>
          <table:table-cell table:formula="of:=[.C201]/([.H201]-[.H200])" office:value-type="float" office:value="102103.522914894" calcext:value-type="float">
            <text:p>102103.522914894</text:p>
          </table:table-cell>
          <table:table-cell table:formula="of:=[.G201]-[.$B201]" office:value-type="float" office:value="0.278729915618896" calcext:value-type="float">
            <text:p>0.2787299156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46942.10013" calcext:value-type="float">
            <text:p>1443146942.10013</text:p>
          </table:table-cell>
          <table:table-cell office:value-type="float" office:value="4320" calcext:value-type="float">
            <text:p>4320</text:p>
          </table:table-cell>
          <table:table-cell table:formula="of:=[.B202]-[.$B$2]" office:value-type="float" office:value="22.0999200344086" calcext:value-type="float">
            <text:p>22.0999200344</text:p>
          </table:table-cell>
          <table:table-cell table:formula="of:=[.C202]/([.D202]-[.D201])" office:value-type="float" office:value="102031.079301976" calcext:value-type="float">
            <text:p>102031.079301976</text:p>
          </table:table-cell>
          <table:table-cell table:formula="of:=IF(MOD([.D202];[.$M$10])&lt;[.$M$3];[.$N$2];IF(MOD([.D202];[.$M$10])&lt;[.$M$4];[.$N$3];IF(MOD([.D202];[.$M$10])&lt;[.$M$5];[.$N$4];IF(MOD([.D202];[.$M$10])&lt;[.$M$6];[.$N$5];IF(MOD([.D202];[.$M$10])&lt;[.$M$7];[.$N$6];IF(MOD([.D202];[.$M$10])&lt;[.$M$8];[.$N$7];IF(MOD([.D202];[.$M$10])&lt;[.$M$9];[.$N$8];IF(MOD([.D202];[.$M$10])&lt;[.$M$10];[.$N$9]))))))))" office:value-type="float" office:value="102400" calcext:value-type="float">
            <text:p>102400</text:p>
          </table:table-cell>
          <table:table-cell office:value-type="float" office:value="1443146942.37893" calcext:value-type="float">
            <text:p>1443146942.37893</text:p>
          </table:table-cell>
          <table:table-cell table:formula="of:=[.G202]-[.$B$2]" office:value-type="float" office:value="22.3787200450897" calcext:value-type="float">
            <text:p>22.3787200451</text:p>
          </table:table-cell>
          <table:table-cell table:formula="of:=[.C202]/([.H202]-[.H201])" office:value-type="float" office:value="101862.443318848" calcext:value-type="float">
            <text:p>101862.443318848</text:p>
          </table:table-cell>
          <table:table-cell table:formula="of:=[.G202]-[.$B202]" office:value-type="float" office:value="0.278800010681152" calcext:value-type="float">
            <text:p>0.2788000107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46942.14248" calcext:value-type="float">
            <text:p>1443146942.14248</text:p>
          </table:table-cell>
          <table:table-cell office:value-type="float" office:value="4320" calcext:value-type="float">
            <text:p>4320</text:p>
          </table:table-cell>
          <table:table-cell table:formula="of:=[.B203]-[.$B$2]" office:value-type="float" office:value="22.1422698497772" calcext:value-type="float">
            <text:p>22.1422698498</text:p>
          </table:table-cell>
          <table:table-cell table:formula="of:=[.C203]/([.D203]-[.D202])" office:value-type="float" office:value="102007.528542797" calcext:value-type="float">
            <text:p>102007.528542797</text:p>
          </table:table-cell>
          <table:table-cell table:formula="of:=IF(MOD([.D203];[.$M$10])&lt;[.$M$3];[.$N$2];IF(MOD([.D203];[.$M$10])&lt;[.$M$4];[.$N$3];IF(MOD([.D203];[.$M$10])&lt;[.$M$5];[.$N$4];IF(MOD([.D203];[.$M$10])&lt;[.$M$6];[.$N$5];IF(MOD([.D203];[.$M$10])&lt;[.$M$7];[.$N$6];IF(MOD([.D203];[.$M$10])&lt;[.$M$8];[.$N$7];IF(MOD([.D203];[.$M$10])&lt;[.$M$9];[.$N$8];IF(MOD([.D203];[.$M$10])&lt;[.$M$10];[.$N$9]))))))))" office:value-type="float" office:value="102400" calcext:value-type="float">
            <text:p>102400</text:p>
          </table:table-cell>
          <table:table-cell office:value-type="float" office:value="1443146942.42124" calcext:value-type="float">
            <text:p>1443146942.42124</text:p>
          </table:table-cell>
          <table:table-cell table:formula="of:=[.G203]-[.$B$2]" office:value-type="float" office:value="22.4210300445557" calcext:value-type="float">
            <text:p>22.4210300446</text:p>
          </table:table-cell>
          <table:table-cell table:formula="of:=[.C203]/([.H203]-[.H202])" office:value-type="float" office:value="102103.522914894" calcext:value-type="float">
            <text:p>102103.522914894</text:p>
          </table:table-cell>
          <table:table-cell table:formula="of:=[.G203]-[.$B203]" office:value-type="float" office:value="0.278760194778442" calcext:value-type="float">
            <text:p>0.2787601948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46942.18482" calcext:value-type="float">
            <text:p>1443146942.18482</text:p>
          </table:table-cell>
          <table:table-cell office:value-type="float" office:value="4320" calcext:value-type="float">
            <text:p>4320</text:p>
          </table:table-cell>
          <table:table-cell table:formula="of:=[.B204]-[.$B$2]" office:value-type="float" office:value="22.1846098899841" calcext:value-type="float">
            <text:p>22.18460989</text:p>
          </table:table-cell>
          <table:table-cell table:formula="of:=[.C204]/([.D204]-[.D203])" office:value-type="float" office:value="102031.079301976" calcext:value-type="float">
            <text:p>102031.079301976</text:p>
          </table:table-cell>
          <table:table-cell table:formula="of:=IF(MOD([.D204];[.$M$10])&lt;[.$M$3];[.$N$2];IF(MOD([.D204];[.$M$10])&lt;[.$M$4];[.$N$3];IF(MOD([.D204];[.$M$10])&lt;[.$M$5];[.$N$4];IF(MOD([.D204];[.$M$10])&lt;[.$M$6];[.$N$5];IF(MOD([.D204];[.$M$10])&lt;[.$M$7];[.$N$6];IF(MOD([.D204];[.$M$10])&lt;[.$M$8];[.$N$7];IF(MOD([.D204];[.$M$10])&lt;[.$M$9];[.$N$8];IF(MOD([.D204];[.$M$10])&lt;[.$M$10];[.$N$9]))))))))" office:value-type="float" office:value="102400" calcext:value-type="float">
            <text:p>102400</text:p>
          </table:table-cell>
          <table:table-cell office:value-type="float" office:value="1443146942.46358" calcext:value-type="float">
            <text:p>1443146942.46358</text:p>
          </table:table-cell>
          <table:table-cell table:formula="of:=[.G204]-[.$B$2]" office:value-type="float" office:value="22.463369846344" calcext:value-type="float">
            <text:p>22.4633698463</text:p>
          </table:table-cell>
          <table:table-cell table:formula="of:=[.C204]/([.H204]-[.H203])" office:value-type="float" office:value="102031.653846587" calcext:value-type="float">
            <text:p>102031.653846587</text:p>
          </table:table-cell>
          <table:table-cell table:formula="of:=[.G204]-[.$B204]" office:value-type="float" office:value="0.278759956359863" calcext:value-type="float">
            <text:p>0.2787599564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46942.22724" calcext:value-type="float">
            <text:p>1443146942.22724</text:p>
          </table:table-cell>
          <table:table-cell office:value-type="float" office:value="4320" calcext:value-type="float">
            <text:p>4320</text:p>
          </table:table-cell>
          <table:table-cell table:formula="of:=[.B205]-[.$B$2]" office:value-type="float" office:value="22.2270300388336" calcext:value-type="float">
            <text:p>22.2270300388</text:p>
          </table:table-cell>
          <table:table-cell table:formula="of:=[.C205]/([.D205]-[.D204])" office:value-type="float" office:value="101838.397958668" calcext:value-type="float">
            <text:p>101838.397958668</text:p>
          </table:table-cell>
          <table:table-cell table:formula="of:=IF(MOD([.D205];[.$M$10])&lt;[.$M$3];[.$N$2];IF(MOD([.D205];[.$M$10])&lt;[.$M$4];[.$N$3];IF(MOD([.D205];[.$M$10])&lt;[.$M$5];[.$N$4];IF(MOD([.D205];[.$M$10])&lt;[.$M$6];[.$N$5];IF(MOD([.D205];[.$M$10])&lt;[.$M$7];[.$N$6];IF(MOD([.D205];[.$M$10])&lt;[.$M$8];[.$N$7];IF(MOD([.D205];[.$M$10])&lt;[.$M$9];[.$N$8];IF(MOD([.D205];[.$M$10])&lt;[.$M$10];[.$N$9]))))))))" office:value-type="float" office:value="102400" calcext:value-type="float">
            <text:p>102400</text:p>
          </table:table-cell>
          <table:table-cell office:value-type="float" office:value="1443146942.50581" calcext:value-type="float">
            <text:p>1443146942.50581</text:p>
          </table:table-cell>
          <table:table-cell table:formula="of:=[.G205]-[.$B$2]" office:value-type="float" office:value="22.5055999755859" calcext:value-type="float">
            <text:p>22.5055999756</text:p>
          </table:table-cell>
          <table:table-cell table:formula="of:=[.C205]/([.H205]-[.H204])" office:value-type="float" office:value="102296.632227906" calcext:value-type="float">
            <text:p>102296.632227906</text:p>
          </table:table-cell>
          <table:table-cell table:formula="of:=[.G205]-[.$B205]" office:value-type="float" office:value="0.278569936752319" calcext:value-type="float">
            <text:p>0.2785699368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46942.26958" calcext:value-type="float">
            <text:p>1443146942.26958</text:p>
          </table:table-cell>
          <table:table-cell office:value-type="float" office:value="4320" calcext:value-type="float">
            <text:p>4320</text:p>
          </table:table-cell>
          <table:table-cell table:formula="of:=[.B206]-[.$B$2]" office:value-type="float" office:value="22.2693698406219" calcext:value-type="float">
            <text:p>22.2693698406</text:p>
          </table:table-cell>
          <table:table-cell table:formula="of:=[.C206]/([.D206]-[.D205])" office:value-type="float" office:value="102031.653846587" calcext:value-type="float">
            <text:p>102031.653846587</text:p>
          </table:table-cell>
          <table:table-cell table:formula="of:=IF(MOD([.D206];[.$M$10])&lt;[.$M$3];[.$N$2];IF(MOD([.D206];[.$M$10])&lt;[.$M$4];[.$N$3];IF(MOD([.D206];[.$M$10])&lt;[.$M$5];[.$N$4];IF(MOD([.D206];[.$M$10])&lt;[.$M$6];[.$N$5];IF(MOD([.D206];[.$M$10])&lt;[.$M$7];[.$N$6];IF(MOD([.D206];[.$M$10])&lt;[.$M$8];[.$N$7];IF(MOD([.D206];[.$M$10])&lt;[.$M$9];[.$N$8];IF(MOD([.D206];[.$M$10])&lt;[.$M$10];[.$N$9]))))))))" office:value-type="float" office:value="102400" calcext:value-type="float">
            <text:p>102400</text:p>
          </table:table-cell>
          <table:table-cell office:value-type="float" office:value="1443146942.54829" calcext:value-type="float">
            <text:p>1443146942.54829</text:p>
          </table:table-cell>
          <table:table-cell table:formula="of:=[.G206]-[.$B$2]" office:value-type="float" office:value="22.5480799674988" calcext:value-type="float">
            <text:p>22.5480799675</text:p>
          </table:table-cell>
          <table:table-cell table:formula="of:=[.C206]/([.H206]-[.H205])" office:value-type="float" office:value="101694.934614478" calcext:value-type="float">
            <text:p>101694.934614478</text:p>
          </table:table-cell>
          <table:table-cell table:formula="of:=[.G206]-[.$B206]" office:value-type="float" office:value="0.278710126876831" calcext:value-type="float">
            <text:p>0.2787101269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46942.31192" calcext:value-type="float">
            <text:p>1443146942.31192</text:p>
          </table:table-cell>
          <table:table-cell office:value-type="float" office:value="4320" calcext:value-type="float">
            <text:p>4320</text:p>
          </table:table-cell>
          <table:table-cell table:formula="of:=[.B207]-[.$B$2]" office:value-type="float" office:value="22.3117098808289" calcext:value-type="float">
            <text:p>22.3117098808</text:p>
          </table:table-cell>
          <table:table-cell table:formula="of:=[.C207]/([.D207]-[.D206])" office:value-type="float" office:value="102031.079301976" calcext:value-type="float">
            <text:p>102031.079301976</text:p>
          </table:table-cell>
          <table:table-cell table:formula="of:=IF(MOD([.D207];[.$M$10])&lt;[.$M$3];[.$N$2];IF(MOD([.D207];[.$M$10])&lt;[.$M$4];[.$N$3];IF(MOD([.D207];[.$M$10])&lt;[.$M$5];[.$N$4];IF(MOD([.D207];[.$M$10])&lt;[.$M$6];[.$N$5];IF(MOD([.D207];[.$M$10])&lt;[.$M$7];[.$N$6];IF(MOD([.D207];[.$M$10])&lt;[.$M$8];[.$N$7];IF(MOD([.D207];[.$M$10])&lt;[.$M$9];[.$N$8];IF(MOD([.D207];[.$M$10])&lt;[.$M$10];[.$N$9]))))))))" office:value-type="float" office:value="102400" calcext:value-type="float">
            <text:p>102400</text:p>
          </table:table-cell>
          <table:table-cell office:value-type="float" office:value="1443146942.59063" calcext:value-type="float">
            <text:p>1443146942.59063</text:p>
          </table:table-cell>
          <table:table-cell table:formula="of:=[.G207]-[.$B$2]" office:value-type="float" office:value="22.5904200077057" calcext:value-type="float">
            <text:p>22.5904200077</text:p>
          </table:table-cell>
          <table:table-cell table:formula="of:=[.C207]/([.H207]-[.H206])" office:value-type="float" office:value="102031.079301976" calcext:value-type="float">
            <text:p>102031.079301976</text:p>
          </table:table-cell>
          <table:table-cell table:formula="of:=[.G207]-[.$B207]" office:value-type="float" office:value="0.278710126876831" calcext:value-type="float">
            <text:p>0.2787101269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46942.35427" calcext:value-type="float">
            <text:p>1443146942.35427</text:p>
          </table:table-cell>
          <table:table-cell office:value-type="float" office:value="4320" calcext:value-type="float">
            <text:p>4320</text:p>
          </table:table-cell>
          <table:table-cell table:formula="of:=[.B208]-[.$B$2]" office:value-type="float" office:value="22.3540599346161" calcext:value-type="float">
            <text:p>22.3540599346</text:p>
          </table:table-cell>
          <table:table-cell table:formula="of:=[.C208]/([.D208]-[.D207])" office:value-type="float" office:value="102006.954269855" calcext:value-type="float">
            <text:p>102006.954269855</text:p>
          </table:table-cell>
          <table:table-cell table:formula="of:=IF(MOD([.D208];[.$M$10])&lt;[.$M$3];[.$N$2];IF(MOD([.D208];[.$M$10])&lt;[.$M$4];[.$N$3];IF(MOD([.D208];[.$M$10])&lt;[.$M$5];[.$N$4];IF(MOD([.D208];[.$M$10])&lt;[.$M$6];[.$N$5];IF(MOD([.D208];[.$M$10])&lt;[.$M$7];[.$N$6];IF(MOD([.D208];[.$M$10])&lt;[.$M$8];[.$N$7];IF(MOD([.D208];[.$M$10])&lt;[.$M$9];[.$N$8];IF(MOD([.D208];[.$M$10])&lt;[.$M$10];[.$N$9]))))))))" office:value-type="float" office:value="102400" calcext:value-type="float">
            <text:p>102400</text:p>
          </table:table-cell>
          <table:table-cell office:value-type="float" office:value="1443146942.63294" calcext:value-type="float">
            <text:p>1443146942.63294</text:p>
          </table:table-cell>
          <table:table-cell table:formula="of:=[.G208]-[.$B$2]" office:value-type="float" office:value="22.6327300071716" calcext:value-type="float">
            <text:p>22.6327300072</text:p>
          </table:table-cell>
          <table:table-cell table:formula="of:=[.C208]/([.H208]-[.H207])" office:value-type="float" office:value="102103.522914894" calcext:value-type="float">
            <text:p>102103.522914894</text:p>
          </table:table-cell>
          <table:table-cell table:formula="of:=[.G208]-[.$B208]" office:value-type="float" office:value="0.278670072555542" calcext:value-type="float">
            <text:p>0.2786700726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46942.3966" calcext:value-type="float">
            <text:p>1443146942.3966</text:p>
          </table:table-cell>
          <table:table-cell office:value-type="float" office:value="4320" calcext:value-type="float">
            <text:p>4320</text:p>
          </table:table-cell>
          <table:table-cell table:formula="of:=[.B209]-[.$B$2]" office:value-type="float" office:value="22.3963899612427" calcext:value-type="float">
            <text:p>22.3963899612</text:p>
          </table:table-cell>
          <table:table-cell table:formula="of:=[.C209]/([.D209]-[.D208])" office:value-type="float" office:value="102055.21574812" calcext:value-type="float">
            <text:p>102055.21574812</text:p>
          </table:table-cell>
          <table:table-cell table:formula="of:=IF(MOD([.D209];[.$M$10])&lt;[.$M$3];[.$N$2];IF(MOD([.D209];[.$M$10])&lt;[.$M$4];[.$N$3];IF(MOD([.D209];[.$M$10])&lt;[.$M$5];[.$N$4];IF(MOD([.D209];[.$M$10])&lt;[.$M$6];[.$N$5];IF(MOD([.D209];[.$M$10])&lt;[.$M$7];[.$N$6];IF(MOD([.D209];[.$M$10])&lt;[.$M$8];[.$N$7];IF(MOD([.D209];[.$M$10])&lt;[.$M$9];[.$N$8];IF(MOD([.D209];[.$M$10])&lt;[.$M$10];[.$N$9]))))))))" office:value-type="float" office:value="102400" calcext:value-type="float">
            <text:p>102400</text:p>
          </table:table-cell>
          <table:table-cell office:value-type="float" office:value="1443146942.67816" calcext:value-type="float">
            <text:p>1443146942.67816</text:p>
          </table:table-cell>
          <table:table-cell table:formula="of:=[.G209]-[.$B$2]" office:value-type="float" office:value="22.6779499053955" calcext:value-type="float">
            <text:p>22.6779499054</text:p>
          </table:table-cell>
          <table:table-cell table:formula="of:=[.C209]/([.H209]-[.H208])" office:value-type="float" office:value="95533.165037487" calcext:value-type="float">
            <text:p>95533.165037487</text:p>
          </table:table-cell>
          <table:table-cell table:formula="of:=[.G209]-[.$B209]" office:value-type="float" office:value="0.281559944152832" calcext:value-type="float">
            <text:p>0.2815599442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46942.43893" calcext:value-type="float">
            <text:p>1443146942.43893</text:p>
          </table:table-cell>
          <table:table-cell office:value-type="float" office:value="4320" calcext:value-type="float">
            <text:p>4320</text:p>
          </table:table-cell>
          <table:table-cell table:formula="of:=[.B210]-[.$B$2]" office:value-type="float" office:value="22.4387199878693" calcext:value-type="float">
            <text:p>22.4387199879</text:p>
          </table:table-cell>
          <table:table-cell table:formula="of:=[.C210]/([.D210]-[.D209])" office:value-type="float" office:value="102055.21574812" calcext:value-type="float">
            <text:p>102055.21574812</text:p>
          </table:table-cell>
          <table:table-cell table:formula="of:=IF(MOD([.D210];[.$M$10])&lt;[.$M$3];[.$N$2];IF(MOD([.D210];[.$M$10])&lt;[.$M$4];[.$N$3];IF(MOD([.D210];[.$M$10])&lt;[.$M$5];[.$N$4];IF(MOD([.D210];[.$M$10])&lt;[.$M$6];[.$N$5];IF(MOD([.D210];[.$M$10])&lt;[.$M$7];[.$N$6];IF(MOD([.D210];[.$M$10])&lt;[.$M$8];[.$N$7];IF(MOD([.D210];[.$M$10])&lt;[.$M$9];[.$N$8];IF(MOD([.D210];[.$M$10])&lt;[.$M$10];[.$N$9]))))))))" office:value-type="float" office:value="102400" calcext:value-type="float">
            <text:p>102400</text:p>
          </table:table-cell>
          <table:table-cell office:value-type="float" office:value="1443146942.75997" calcext:value-type="float">
            <text:p>1443146942.75997</text:p>
          </table:table-cell>
          <table:table-cell table:formula="of:=[.G210]-[.$B$2]" office:value-type="float" office:value="22.7597599029541" calcext:value-type="float">
            <text:p>22.759759903</text:p>
          </table:table-cell>
          <table:table-cell table:formula="of:=[.C210]/([.H210]-[.H209])" office:value-type="float" office:value="52805.2821038888" calcext:value-type="float">
            <text:p>52805.2821038888</text:p>
          </table:table-cell>
          <table:table-cell table:formula="of:=[.G210]-[.$B210]" office:value-type="float" office:value="0.321039915084839" calcext:value-type="float">
            <text:p>0.3210399151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46942.48126" calcext:value-type="float">
            <text:p>1443146942.48126</text:p>
          </table:table-cell>
          <table:table-cell office:value-type="float" office:value="4320" calcext:value-type="float">
            <text:p>4320</text:p>
          </table:table-cell>
          <table:table-cell table:formula="of:=[.B211]-[.$B$2]" office:value-type="float" office:value="22.4810500144959" calcext:value-type="float">
            <text:p>22.4810500145</text:p>
          </table:table-cell>
          <table:table-cell table:formula="of:=[.C211]/([.D211]-[.D210])" office:value-type="float" office:value="102055.21574812" calcext:value-type="float">
            <text:p>102055.21574812</text:p>
          </table:table-cell>
          <table:table-cell table:formula="of:=IF(MOD([.D211];[.$M$10])&lt;[.$M$3];[.$N$2];IF(MOD([.D211];[.$M$10])&lt;[.$M$4];[.$N$3];IF(MOD([.D211];[.$M$10])&lt;[.$M$5];[.$N$4];IF(MOD([.D211];[.$M$10])&lt;[.$M$6];[.$N$5];IF(MOD([.D211];[.$M$10])&lt;[.$M$7];[.$N$6];IF(MOD([.D211];[.$M$10])&lt;[.$M$8];[.$N$7];IF(MOD([.D211];[.$M$10])&lt;[.$M$9];[.$N$8];IF(MOD([.D211];[.$M$10])&lt;[.$M$10];[.$N$9]))))))))" office:value-type="float" office:value="102400" calcext:value-type="float">
            <text:p>102400</text:p>
          </table:table-cell>
          <table:table-cell office:value-type="float" office:value="1443146942.80242" calcext:value-type="float">
            <text:p>1443146942.80242</text:p>
          </table:table-cell>
          <table:table-cell table:formula="of:=[.G211]-[.$B$2]" office:value-type="float" office:value="22.802209854126" calcext:value-type="float">
            <text:p>22.8022098541</text:p>
          </table:table-cell>
          <table:table-cell table:formula="of:=[.C211]/([.H211]-[.H210])" office:value-type="float" office:value="101766.901509705" calcext:value-type="float">
            <text:p>101766.901509705</text:p>
          </table:table-cell>
          <table:table-cell table:formula="of:=[.G211]-[.$B211]" office:value-type="float" office:value="0.321159839630127" calcext:value-type="float">
            <text:p>0.3211598396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46942.5236" calcext:value-type="float">
            <text:p>1443146942.5236</text:p>
          </table:table-cell>
          <table:table-cell office:value-type="float" office:value="4320" calcext:value-type="float">
            <text:p>4320</text:p>
          </table:table-cell>
          <table:table-cell table:formula="of:=[.B212]-[.$B$2]" office:value-type="float" office:value="22.5233900547028" calcext:value-type="float">
            <text:p>22.5233900547</text:p>
          </table:table-cell>
          <table:table-cell table:formula="of:=[.C212]/([.D212]-[.D211])" office:value-type="float" office:value="102031.079301976" calcext:value-type="float">
            <text:p>102031.079301976</text:p>
          </table:table-cell>
          <table:table-cell table:formula="of:=IF(MOD([.D212];[.$M$10])&lt;[.$M$3];[.$N$2];IF(MOD([.D212];[.$M$10])&lt;[.$M$4];[.$N$3];IF(MOD([.D212];[.$M$10])&lt;[.$M$5];[.$N$4];IF(MOD([.D212];[.$M$10])&lt;[.$M$6];[.$N$5];IF(MOD([.D212];[.$M$10])&lt;[.$M$7];[.$N$6];IF(MOD([.D212];[.$M$10])&lt;[.$M$8];[.$N$7];IF(MOD([.D212];[.$M$10])&lt;[.$M$9];[.$N$8];IF(MOD([.D212];[.$M$10])&lt;[.$M$10];[.$N$9]))))))))" office:value-type="float" office:value="102400" calcext:value-type="float">
            <text:p>102400</text:p>
          </table:table-cell>
          <table:table-cell office:value-type="float" office:value="1443146942.84463" calcext:value-type="float">
            <text:p>1443146942.84463</text:p>
          </table:table-cell>
          <table:table-cell table:formula="of:=[.G212]-[.$B$2]" office:value-type="float" office:value="22.8444199562073" calcext:value-type="float">
            <text:p>22.8444199562</text:p>
          </table:table-cell>
          <table:table-cell table:formula="of:=[.C212]/([.H212]-[.H211])" office:value-type="float" office:value="102345.168265157" calcext:value-type="float">
            <text:p>102345.168265157</text:p>
          </table:table-cell>
          <table:table-cell table:formula="of:=[.G212]-[.$B212]" office:value-type="float" office:value="0.321029901504517" calcext:value-type="float">
            <text:p>0.3210299015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46942.56593" calcext:value-type="float">
            <text:p>1443146942.56593</text:p>
          </table:table-cell>
          <table:table-cell office:value-type="float" office:value="4320" calcext:value-type="float">
            <text:p>4320</text:p>
          </table:table-cell>
          <table:table-cell table:formula="of:=[.B213]-[.$B$2]" office:value-type="float" office:value="22.5657198429108" calcext:value-type="float">
            <text:p>22.5657198429</text:p>
          </table:table-cell>
          <table:table-cell table:formula="of:=[.C213]/([.D213]-[.D212])" office:value-type="float" office:value="102055.790564592" calcext:value-type="float">
            <text:p>102055.790564592</text:p>
          </table:table-cell>
          <table:table-cell table:formula="of:=IF(MOD([.D213];[.$M$10])&lt;[.$M$3];[.$N$2];IF(MOD([.D213];[.$M$10])&lt;[.$M$4];[.$N$3];IF(MOD([.D213];[.$M$10])&lt;[.$M$5];[.$N$4];IF(MOD([.D213];[.$M$10])&lt;[.$M$6];[.$N$5];IF(MOD([.D213];[.$M$10])&lt;[.$M$7];[.$N$6];IF(MOD([.D213];[.$M$10])&lt;[.$M$8];[.$N$7];IF(MOD([.D213];[.$M$10])&lt;[.$M$9];[.$N$8];IF(MOD([.D213];[.$M$10])&lt;[.$M$10];[.$N$9]))))))))" office:value-type="float" office:value="102400" calcext:value-type="float">
            <text:p>102400</text:p>
          </table:table-cell>
          <table:table-cell office:value-type="float" office:value="1443146942.88702" calcext:value-type="float">
            <text:p>1443146942.88702</text:p>
          </table:table-cell>
          <table:table-cell table:formula="of:=[.G213]-[.$B$2]" office:value-type="float" office:value="22.8868100643158" calcext:value-type="float">
            <text:p>22.8868100643</text:p>
          </table:table-cell>
          <table:table-cell table:formula="of:=[.C213]/([.H213]-[.H212])" office:value-type="float" office:value="101910.568119822" calcext:value-type="float">
            <text:p>101910.568119822</text:p>
          </table:table-cell>
          <table:table-cell table:formula="of:=[.G213]-[.$B213]" office:value-type="float" office:value="0.321090221405029" calcext:value-type="float">
            <text:p>0.3210902214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46942.6083" calcext:value-type="float">
            <text:p>1443146942.6083</text:p>
          </table:table-cell>
          <table:table-cell office:value-type="float" office:value="4320" calcext:value-type="float">
            <text:p>4320</text:p>
          </table:table-cell>
          <table:table-cell table:formula="of:=[.B214]-[.$B$2]" office:value-type="float" office:value="22.6080899238586" calcext:value-type="float">
            <text:p>22.6080899239</text:p>
          </table:table-cell>
          <table:table-cell table:formula="of:=[.C214]/([.D214]-[.D213])" office:value-type="float" office:value="101958.73841531" calcext:value-type="float">
            <text:p>101958.73841531</text:p>
          </table:table-cell>
          <table:table-cell table:formula="of:=IF(MOD([.D214];[.$M$10])&lt;[.$M$3];[.$N$2];IF(MOD([.D214];[.$M$10])&lt;[.$M$4];[.$N$3];IF(MOD([.D214];[.$M$10])&lt;[.$M$5];[.$N$4];IF(MOD([.D214];[.$M$10])&lt;[.$M$6];[.$N$5];IF(MOD([.D214];[.$M$10])&lt;[.$M$7];[.$N$6];IF(MOD([.D214];[.$M$10])&lt;[.$M$8];[.$N$7];IF(MOD([.D214];[.$M$10])&lt;[.$M$9];[.$N$8];IF(MOD([.D214];[.$M$10])&lt;[.$M$10];[.$N$9]))))))))" office:value-type="float" office:value="102400" calcext:value-type="float">
            <text:p>102400</text:p>
          </table:table-cell>
          <table:table-cell office:value-type="float" office:value="1443146942.92927" calcext:value-type="float">
            <text:p>1443146942.92927</text:p>
          </table:table-cell>
          <table:table-cell table:formula="of:=[.G214]-[.$B$2]" office:value-type="float" office:value="22.9290599822998" calcext:value-type="float">
            <text:p>22.9290599823</text:p>
          </table:table-cell>
          <table:table-cell table:formula="of:=[.C214]/([.H214]-[.H213])" office:value-type="float" office:value="102248.719195978" calcext:value-type="float">
            <text:p>102248.719195978</text:p>
          </table:table-cell>
          <table:table-cell table:formula="of:=[.G214]-[.$B214]" office:value-type="float" office:value="0.320970058441162" calcext:value-type="float">
            <text:p>0.3209700584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46942.65065" calcext:value-type="float">
            <text:p>1443146942.65065</text:p>
          </table:table-cell>
          <table:table-cell office:value-type="float" office:value="4320" calcext:value-type="float">
            <text:p>4320</text:p>
          </table:table-cell>
          <table:table-cell table:formula="of:=[.B215]-[.$B$2]" office:value-type="float" office:value="22.6504399776459" calcext:value-type="float">
            <text:p>22.6504399776</text:p>
          </table:table-cell>
          <table:table-cell table:formula="of:=[.C215]/([.D215]-[.D214])" office:value-type="float" office:value="102006.954269855" calcext:value-type="float">
            <text:p>102006.954269855</text:p>
          </table:table-cell>
          <table:table-cell table:formula="of:=IF(MOD([.D215];[.$M$10])&lt;[.$M$3];[.$N$2];IF(MOD([.D215];[.$M$10])&lt;[.$M$4];[.$N$3];IF(MOD([.D215];[.$M$10])&lt;[.$M$5];[.$N$4];IF(MOD([.D215];[.$M$10])&lt;[.$M$6];[.$N$5];IF(MOD([.D215];[.$M$10])&lt;[.$M$7];[.$N$6];IF(MOD([.D215];[.$M$10])&lt;[.$M$8];[.$N$7];IF(MOD([.D215];[.$M$10])&lt;[.$M$9];[.$N$8];IF(MOD([.D215];[.$M$10])&lt;[.$M$10];[.$N$9]))))))))" office:value-type="float" office:value="102400" calcext:value-type="float">
            <text:p>102400</text:p>
          </table:table-cell>
          <table:table-cell office:value-type="float" office:value="1443146942.97183" calcext:value-type="float">
            <text:p>1443146942.97183</text:p>
          </table:table-cell>
          <table:table-cell table:formula="of:=[.G215]-[.$B$2]" office:value-type="float" office:value="22.9716198444366" calcext:value-type="float">
            <text:p>22.9716198444</text:p>
          </table:table-cell>
          <table:table-cell table:formula="of:=[.C215]/([.H215]-[.H214])" office:value-type="float" office:value="101504.088197234" calcext:value-type="float">
            <text:p>101504.088197234</text:p>
          </table:table-cell>
          <table:table-cell table:formula="of:=[.G215]-[.$B215]" office:value-type="float" office:value="0.321179866790771" calcext:value-type="float">
            <text:p>0.3211798668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46942.69298" calcext:value-type="float">
            <text:p>1443146942.69298</text:p>
          </table:table-cell>
          <table:table-cell office:value-type="float" office:value="4320" calcext:value-type="float">
            <text:p>4320</text:p>
          </table:table-cell>
          <table:table-cell table:formula="of:=[.B216]-[.$B$2]" office:value-type="float" office:value="22.6927700042725" calcext:value-type="float">
            <text:p>22.6927700043</text:p>
          </table:table-cell>
          <table:table-cell table:formula="of:=[.C216]/([.D216]-[.D215])" office:value-type="float" office:value="102055.21574812" calcext:value-type="float">
            <text:p>102055.21574812</text:p>
          </table:table-cell>
          <table:table-cell table:formula="of:=IF(MOD([.D216];[.$M$10])&lt;[.$M$3];[.$N$2];IF(MOD([.D216];[.$M$10])&lt;[.$M$4];[.$N$3];IF(MOD([.D216];[.$M$10])&lt;[.$M$5];[.$N$4];IF(MOD([.D216];[.$M$10])&lt;[.$M$6];[.$N$5];IF(MOD([.D216];[.$M$10])&lt;[.$M$7];[.$N$6];IF(MOD([.D216];[.$M$10])&lt;[.$M$8];[.$N$7];IF(MOD([.D216];[.$M$10])&lt;[.$M$9];[.$N$8];IF(MOD([.D216];[.$M$10])&lt;[.$M$10];[.$N$9]))))))))" office:value-type="float" office:value="102400" calcext:value-type="float">
            <text:p>102400</text:p>
          </table:table-cell>
          <table:table-cell office:value-type="float" office:value="1443146943.05633" calcext:value-type="float">
            <text:p>1443146943.05633</text:p>
          </table:table-cell>
          <table:table-cell table:formula="of:=[.G216]-[.$B$2]" office:value-type="float" office:value="23.0561199188232" calcext:value-type="float">
            <text:p>23.0561199188</text:p>
          </table:table-cell>
          <table:table-cell table:formula="of:=[.C216]/([.H216]-[.H215])" office:value-type="float" office:value="51124.2153496286" calcext:value-type="float">
            <text:p>51124.2153496286</text:p>
          </table:table-cell>
          <table:table-cell table:formula="of:=[.G216]-[.$B216]" office:value-type="float" office:value="0.363349914550781" calcext:value-type="float">
            <text:p>0.3633499146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46942.73532" calcext:value-type="float">
            <text:p>1443146942.73532</text:p>
          </table:table-cell>
          <table:table-cell office:value-type="float" office:value="4320" calcext:value-type="float">
            <text:p>4320</text:p>
          </table:table-cell>
          <table:table-cell table:formula="of:=[.B217]-[.$B$2]" office:value-type="float" office:value="22.7351100444794" calcext:value-type="float">
            <text:p>22.7351100445</text:p>
          </table:table-cell>
          <table:table-cell table:formula="of:=[.C217]/([.D217]-[.D216])" office:value-type="float" office:value="102031.079301976" calcext:value-type="float">
            <text:p>102031.079301976</text:p>
          </table:table-cell>
          <table:table-cell table:formula="of:=IF(MOD([.D217];[.$M$10])&lt;[.$M$3];[.$N$2];IF(MOD([.D217];[.$M$10])&lt;[.$M$4];[.$N$3];IF(MOD([.D217];[.$M$10])&lt;[.$M$5];[.$N$4];IF(MOD([.D217];[.$M$10])&lt;[.$M$6];[.$N$5];IF(MOD([.D217];[.$M$10])&lt;[.$M$7];[.$N$6];IF(MOD([.D217];[.$M$10])&lt;[.$M$8];[.$N$7];IF(MOD([.D217];[.$M$10])&lt;[.$M$9];[.$N$8];IF(MOD([.D217];[.$M$10])&lt;[.$M$10];[.$N$9]))))))))" office:value-type="float" office:value="102400" calcext:value-type="float">
            <text:p>102400</text:p>
          </table:table-cell>
          <table:table-cell office:value-type="float" office:value="1443146943.07074" calcext:value-type="float">
            <text:p>1443146943.07074</text:p>
          </table:table-cell>
          <table:table-cell table:formula="of:=[.G217]-[.$B$2]" office:value-type="float" office:value="23.0705299377441" calcext:value-type="float">
            <text:p>23.0705299377</text:p>
          </table:table-cell>
          <table:table-cell table:formula="of:=[.C217]/([.H217]-[.H216])" office:value-type="float" office:value="299791.417604236" calcext:value-type="float">
            <text:p>299791.417604236</text:p>
          </table:table-cell>
          <table:table-cell table:formula="of:=[.G217]-[.$B217]" office:value-type="float" office:value="0.33541989326477" calcext:value-type="float">
            <text:p>0.3354198933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46942.77765" calcext:value-type="float">
            <text:p>1443146942.77765</text:p>
          </table:table-cell>
          <table:table-cell office:value-type="float" office:value="4320" calcext:value-type="float">
            <text:p>4320</text:p>
          </table:table-cell>
          <table:table-cell table:formula="of:=[.B218]-[.$B$2]" office:value-type="float" office:value="22.777440071106" calcext:value-type="float">
            <text:p>22.7774400711</text:p>
          </table:table-cell>
          <table:table-cell table:formula="of:=[.C218]/([.D218]-[.D217])" office:value-type="float" office:value="102055.21574812" calcext:value-type="float">
            <text:p>102055.21574812</text:p>
          </table:table-cell>
          <table:table-cell table:formula="of:=IF(MOD([.D218];[.$M$10])&lt;[.$M$3];[.$N$2];IF(MOD([.D218];[.$M$10])&lt;[.$M$4];[.$N$3];IF(MOD([.D218];[.$M$10])&lt;[.$M$5];[.$N$4];IF(MOD([.D218];[.$M$10])&lt;[.$M$6];[.$N$5];IF(MOD([.D218];[.$M$10])&lt;[.$M$7];[.$N$6];IF(MOD([.D218];[.$M$10])&lt;[.$M$8];[.$N$7];IF(MOD([.D218];[.$M$10])&lt;[.$M$9];[.$N$8];IF(MOD([.D218];[.$M$10])&lt;[.$M$10];[.$N$9]))))))))" office:value-type="float" office:value="102400" calcext:value-type="float">
            <text:p>102400</text:p>
          </table:table-cell>
          <table:table-cell office:value-type="float" office:value="1443146943.09865" calcext:value-type="float">
            <text:p>1443146943.09865</text:p>
          </table:table-cell>
          <table:table-cell table:formula="of:=[.G218]-[.$B$2]" office:value-type="float" office:value="23.0984399318695" calcext:value-type="float">
            <text:p>23.0984399319</text:p>
          </table:table-cell>
          <table:table-cell table:formula="of:=[.C218]/([.H218]-[.H217])" office:value-type="float" office:value="154783.264396094" calcext:value-type="float">
            <text:p>154783.264396094</text:p>
          </table:table-cell>
          <table:table-cell table:formula="of:=[.G218]-[.$B218]" office:value-type="float" office:value="0.32099986076355" calcext:value-type="float">
            <text:p>0.3209998608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46942.81999" calcext:value-type="float">
            <text:p>1443146942.81999</text:p>
          </table:table-cell>
          <table:table-cell office:value-type="float" office:value="4320" calcext:value-type="float">
            <text:p>4320</text:p>
          </table:table-cell>
          <table:table-cell table:formula="of:=[.B219]-[.$B$2]" office:value-type="float" office:value="22.8197798728943" calcext:value-type="float">
            <text:p>22.8197798729</text:p>
          </table:table-cell>
          <table:table-cell table:formula="of:=[.C219]/([.D219]-[.D218])" office:value-type="float" office:value="102031.653846587" calcext:value-type="float">
            <text:p>102031.653846587</text:p>
          </table:table-cell>
          <table:table-cell table:formula="of:=IF(MOD([.D219];[.$M$10])&lt;[.$M$3];[.$N$2];IF(MOD([.D219];[.$M$10])&lt;[.$M$4];[.$N$3];IF(MOD([.D219];[.$M$10])&lt;[.$M$5];[.$N$4];IF(MOD([.D219];[.$M$10])&lt;[.$M$6];[.$N$5];IF(MOD([.D219];[.$M$10])&lt;[.$M$7];[.$N$6];IF(MOD([.D219];[.$M$10])&lt;[.$M$8];[.$N$7];IF(MOD([.D219];[.$M$10])&lt;[.$M$9];[.$N$8];IF(MOD([.D219];[.$M$10])&lt;[.$M$10];[.$N$9]))))))))" office:value-type="float" office:value="102400" calcext:value-type="float">
            <text:p>102400</text:p>
          </table:table-cell>
          <table:table-cell office:value-type="float" office:value="1443146943.14087" calcext:value-type="float">
            <text:p>1443146943.14087</text:p>
          </table:table-cell>
          <table:table-cell table:formula="of:=[.G219]-[.$B$2]" office:value-type="float" office:value="23.1406600475311" calcext:value-type="float">
            <text:p>23.1406600475</text:p>
          </table:table-cell>
          <table:table-cell table:formula="of:=[.C219]/([.H219]-[.H218])" office:value-type="float" office:value="102320.89449075" calcext:value-type="float">
            <text:p>102320.89449075</text:p>
          </table:table-cell>
          <table:table-cell table:formula="of:=[.G219]-[.$B219]" office:value-type="float" office:value="0.320880174636841" calcext:value-type="float">
            <text:p>0.3208801746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46942.86235" calcext:value-type="float">
            <text:p>1443146942.86235</text:p>
          </table:table-cell>
          <table:table-cell office:value-type="float" office:value="4320" calcext:value-type="float">
            <text:p>4320</text:p>
          </table:table-cell>
          <table:table-cell table:formula="of:=[.B220]-[.$B$2]" office:value-type="float" office:value="22.8621399402618" calcext:value-type="float">
            <text:p>22.8621399403</text:p>
          </table:table-cell>
          <table:table-cell table:formula="of:=[.C220]/([.D220]-[.D219])" office:value-type="float" office:value="101982.840643662" calcext:value-type="float">
            <text:p>101982.840643662</text:p>
          </table:table-cell>
          <table:table-cell table:formula="of:=IF(MOD([.D220];[.$M$10])&lt;[.$M$3];[.$N$2];IF(MOD([.D220];[.$M$10])&lt;[.$M$4];[.$N$3];IF(MOD([.D220];[.$M$10])&lt;[.$M$5];[.$N$4];IF(MOD([.D220];[.$M$10])&lt;[.$M$6];[.$N$5];IF(MOD([.D220];[.$M$10])&lt;[.$M$7];[.$N$6];IF(MOD([.D220];[.$M$10])&lt;[.$M$8];[.$N$7];IF(MOD([.D220];[.$M$10])&lt;[.$M$9];[.$N$8];IF(MOD([.D220];[.$M$10])&lt;[.$M$10];[.$N$9]))))))))" office:value-type="float" office:value="102400" calcext:value-type="float">
            <text:p>102400</text:p>
          </table:table-cell>
          <table:table-cell office:value-type="float" office:value="1443146943.18318" calcext:value-type="float">
            <text:p>1443146943.18318</text:p>
          </table:table-cell>
          <table:table-cell table:formula="of:=[.G220]-[.$B$2]" office:value-type="float" office:value="23.1829700469971" calcext:value-type="float">
            <text:p>23.182970047</text:p>
          </table:table-cell>
          <table:table-cell table:formula="of:=[.C220]/([.H220]-[.H219])" office:value-type="float" office:value="102103.522914894" calcext:value-type="float">
            <text:p>102103.522914894</text:p>
          </table:table-cell>
          <table:table-cell table:formula="of:=[.G220]-[.$B220]" office:value-type="float" office:value="0.320830106735229" calcext:value-type="float">
            <text:p>0.3208301067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46942.90472" calcext:value-type="float">
            <text:p>1443146942.90472</text:p>
          </table:table-cell>
          <table:table-cell office:value-type="float" office:value="4320" calcext:value-type="float">
            <text:p>4320</text:p>
          </table:table-cell>
          <table:table-cell table:formula="of:=[.B221]-[.$B$2]" office:value-type="float" office:value="22.9045100212097" calcext:value-type="float">
            <text:p>22.9045100212</text:p>
          </table:table-cell>
          <table:table-cell table:formula="of:=[.C221]/([.D221]-[.D220])" office:value-type="float" office:value="101958.73841531" calcext:value-type="float">
            <text:p>101958.73841531</text:p>
          </table:table-cell>
          <table:table-cell table:formula="of:=IF(MOD([.D221];[.$M$10])&lt;[.$M$3];[.$N$2];IF(MOD([.D221];[.$M$10])&lt;[.$M$4];[.$N$3];IF(MOD([.D221];[.$M$10])&lt;[.$M$5];[.$N$4];IF(MOD([.D221];[.$M$10])&lt;[.$M$6];[.$N$5];IF(MOD([.D221];[.$M$10])&lt;[.$M$7];[.$N$6];IF(MOD([.D221];[.$M$10])&lt;[.$M$8];[.$N$7];IF(MOD([.D221];[.$M$10])&lt;[.$M$9];[.$N$8];IF(MOD([.D221];[.$M$10])&lt;[.$M$10];[.$N$9]))))))))" office:value-type="float" office:value="102400" calcext:value-type="float">
            <text:p>102400</text:p>
          </table:table-cell>
          <table:table-cell office:value-type="float" office:value="1443146943.22629" calcext:value-type="float">
            <text:p>1443146943.22629</text:p>
          </table:table-cell>
          <table:table-cell table:formula="of:=[.G221]-[.$B$2]" office:value-type="float" office:value="23.2260799407959" calcext:value-type="float">
            <text:p>23.2260799408</text:p>
          </table:table-cell>
          <table:table-cell table:formula="of:=[.C221]/([.H221]-[.H220])" office:value-type="float" office:value="100209.015131404" calcext:value-type="float">
            <text:p>100209.015131404</text:p>
          </table:table-cell>
          <table:table-cell table:formula="of:=[.G221]-[.$B221]" office:value-type="float" office:value="0.321569919586182" calcext:value-type="float">
            <text:p>0.3215699196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46942.94705" calcext:value-type="float">
            <text:p>1443146942.94705</text:p>
          </table:table-cell>
          <table:table-cell office:value-type="float" office:value="4320" calcext:value-type="float">
            <text:p>4320</text:p>
          </table:table-cell>
          <table:table-cell table:formula="of:=[.B222]-[.$B$2]" office:value-type="float" office:value="22.9468400478363" calcext:value-type="float">
            <text:p>22.9468400478</text:p>
          </table:table-cell>
          <table:table-cell table:formula="of:=[.C222]/([.D222]-[.D221])" office:value-type="float" office:value="102055.21574812" calcext:value-type="float">
            <text:p>102055.21574812</text:p>
          </table:table-cell>
          <table:table-cell table:formula="of:=IF(MOD([.D222];[.$M$10])&lt;[.$M$3];[.$N$2];IF(MOD([.D222];[.$M$10])&lt;[.$M$4];[.$N$3];IF(MOD([.D222];[.$M$10])&lt;[.$M$5];[.$N$4];IF(MOD([.D222];[.$M$10])&lt;[.$M$6];[.$N$5];IF(MOD([.D222];[.$M$10])&lt;[.$M$7];[.$N$6];IF(MOD([.D222];[.$M$10])&lt;[.$M$8];[.$N$7];IF(MOD([.D222];[.$M$10])&lt;[.$M$9];[.$N$8];IF(MOD([.D222];[.$M$10])&lt;[.$M$10];[.$N$9]))))))))" office:value-type="float" office:value="102400" calcext:value-type="float">
            <text:p>102400</text:p>
          </table:table-cell>
          <table:table-cell office:value-type="float" office:value="1443146943.26951" calcext:value-type="float">
            <text:p>1443146943.26951</text:p>
          </table:table-cell>
          <table:table-cell table:formula="of:=[.G222]-[.$B$2]" office:value-type="float" office:value="23.2692999839783" calcext:value-type="float">
            <text:p>23.269299984</text:p>
          </table:table-cell>
          <table:table-cell table:formula="of:=[.C222]/([.H222]-[.H221])" office:value-type="float" office:value="99953.6252606494" calcext:value-type="float">
            <text:p>99953.6252606494</text:p>
          </table:table-cell>
          <table:table-cell table:formula="of:=[.G222]-[.$B222]" office:value-type="float" office:value="0.322459936141968" calcext:value-type="float">
            <text:p>0.3224599361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46942.98938" calcext:value-type="float">
            <text:p>1443146942.98938</text:p>
          </table:table-cell>
          <table:table-cell office:value-type="float" office:value="4320" calcext:value-type="float">
            <text:p>4320</text:p>
          </table:table-cell>
          <table:table-cell table:formula="of:=[.B223]-[.$B$2]" office:value-type="float" office:value="22.9891698360443" calcext:value-type="float">
            <text:p>22.989169836</text:p>
          </table:table-cell>
          <table:table-cell table:formula="of:=[.C223]/([.D223]-[.D222])" office:value-type="float" office:value="102055.790564592" calcext:value-type="float">
            <text:p>102055.790564592</text:p>
          </table:table-cell>
          <table:table-cell table:formula="of:=IF(MOD([.D223];[.$M$10])&lt;[.$M$3];[.$N$2];IF(MOD([.D223];[.$M$10])&lt;[.$M$4];[.$N$3];IF(MOD([.D223];[.$M$10])&lt;[.$M$5];[.$N$4];IF(MOD([.D223];[.$M$10])&lt;[.$M$6];[.$N$5];IF(MOD([.D223];[.$M$10])&lt;[.$M$7];[.$N$6];IF(MOD([.D223];[.$M$10])&lt;[.$M$8];[.$N$7];IF(MOD([.D223];[.$M$10])&lt;[.$M$9];[.$N$8];IF(MOD([.D223];[.$M$10])&lt;[.$M$10];[.$N$9]))))))))" office:value-type="float" office:value="102400" calcext:value-type="float">
            <text:p>102400</text:p>
          </table:table-cell>
          <table:table-cell office:value-type="float" office:value="1443146943.31289" calcext:value-type="float">
            <text:p>1443146943.31289</text:p>
          </table:table-cell>
          <table:table-cell table:formula="of:=[.G223]-[.$B$2]" office:value-type="float" office:value="23.3126800060272" calcext:value-type="float">
            <text:p>23.312680006</text:p>
          </table:table-cell>
          <table:table-cell table:formula="of:=[.C223]/([.H223]-[.H222])" office:value-type="float" office:value="99585.0116241364" calcext:value-type="float">
            <text:p>99585.0116241364</text:p>
          </table:table-cell>
          <table:table-cell table:formula="of:=[.G223]-[.$B223]" office:value-type="float" office:value="0.32351016998291" calcext:value-type="float">
            <text:p>0.32351017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46943.03246" calcext:value-type="float">
            <text:p>1443146943.03246</text:p>
          </table:table-cell>
          <table:table-cell office:value-type="float" office:value="4320" calcext:value-type="float">
            <text:p>4320</text:p>
          </table:table-cell>
          <table:table-cell table:formula="of:=[.B224]-[.$B$2]" office:value-type="float" office:value="23.0322499275208" calcext:value-type="float">
            <text:p>23.0322499275</text:p>
          </table:table-cell>
          <table:table-cell table:formula="of:=[.C224]/([.D224]-[.D223])" office:value-type="float" office:value="100278.338600152" calcext:value-type="float">
            <text:p>100278.338600152</text:p>
          </table:table-cell>
          <table:table-cell table:formula="of:=IF(MOD([.D224];[.$M$10])&lt;[.$M$3];[.$N$2];IF(MOD([.D224];[.$M$10])&lt;[.$M$4];[.$N$3];IF(MOD([.D224];[.$M$10])&lt;[.$M$5];[.$N$4];IF(MOD([.D224];[.$M$10])&lt;[.$M$6];[.$N$5];IF(MOD([.D224];[.$M$10])&lt;[.$M$7];[.$N$6];IF(MOD([.D224];[.$M$10])&lt;[.$M$8];[.$N$7];IF(MOD([.D224];[.$M$10])&lt;[.$M$9];[.$N$8];IF(MOD([.D224];[.$M$10])&lt;[.$M$10];[.$N$9]))))))))" office:value-type="float" office:value="100000" calcext:value-type="float">
            <text:p>100000</text:p>
          </table:table-cell>
          <table:table-cell office:value-type="float" office:value="1443146943.35635" calcext:value-type="float">
            <text:p>1443146943.35635</text:p>
          </table:table-cell>
          <table:table-cell table:formula="of:=[.G224]-[.$B$2]" office:value-type="float" office:value="23.3561398983002" calcext:value-type="float">
            <text:p>23.3561398983</text:p>
          </table:table-cell>
          <table:table-cell table:formula="of:=[.C224]/([.H224]-[.H223])" office:value-type="float" office:value="99401.9951284808" calcext:value-type="float">
            <text:p>99401.9951284808</text:p>
          </table:table-cell>
          <table:table-cell table:formula="of:=[.G224]-[.$B224]" office:value-type="float" office:value="0.323889970779419" calcext:value-type="float">
            <text:p>0.3238899708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46943.07579" calcext:value-type="float">
            <text:p>1443146943.07579</text:p>
          </table:table-cell>
          <table:table-cell office:value-type="float" office:value="4320" calcext:value-type="float">
            <text:p>4320</text:p>
          </table:table-cell>
          <table:table-cell table:formula="of:=[.B225]-[.$B$2]" office:value-type="float" office:value="23.0755798816681" calcext:value-type="float">
            <text:p>23.0755798817</text:p>
          </table:table-cell>
          <table:table-cell table:formula="of:=[.C225]/([.D225]-[.D224])" office:value-type="float" office:value="99700.0824258965" calcext:value-type="float">
            <text:p>99700.0824258965</text:p>
          </table:table-cell>
          <table:table-cell table:formula="of:=IF(MOD([.D225];[.$M$10])&lt;[.$M$3];[.$N$2];IF(MOD([.D225];[.$M$10])&lt;[.$M$4];[.$N$3];IF(MOD([.D225];[.$M$10])&lt;[.$M$5];[.$N$4];IF(MOD([.D225];[.$M$10])&lt;[.$M$6];[.$N$5];IF(MOD([.D225];[.$M$10])&lt;[.$M$7];[.$N$6];IF(MOD([.D225];[.$M$10])&lt;[.$M$8];[.$N$7];IF(MOD([.D225];[.$M$10])&lt;[.$M$9];[.$N$8];IF(MOD([.D225];[.$M$10])&lt;[.$M$10];[.$N$9]))))))))" office:value-type="float" office:value="100000" calcext:value-type="float">
            <text:p>100000</text:p>
          </table:table-cell>
          <table:table-cell office:value-type="float" office:value="1443146943.39966" calcext:value-type="float">
            <text:p>1443146943.39966</text:p>
          </table:table-cell>
          <table:table-cell table:formula="of:=[.G225]-[.$B$2]" office:value-type="float" office:value="23.3994500637054" calcext:value-type="float">
            <text:p>23.3994500637</text:p>
          </table:table-cell>
          <table:table-cell table:formula="of:=[.C225]/([.H225]-[.H224])" office:value-type="float" office:value="99745.6361474435" calcext:value-type="float">
            <text:p>99745.6361474435</text:p>
          </table:table-cell>
          <table:table-cell table:formula="of:=[.G225]-[.$B225]" office:value-type="float" office:value="0.323870182037354" calcext:value-type="float">
            <text:p>0.32387018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46943.11914" calcext:value-type="float">
            <text:p>1443146943.11914</text:p>
          </table:table-cell>
          <table:table-cell office:value-type="float" office:value="4320" calcext:value-type="float">
            <text:p>4320</text:p>
          </table:table-cell>
          <table:table-cell table:formula="of:=[.B226]-[.$B$2]" office:value-type="float" office:value="23.1189298629761" calcext:value-type="float">
            <text:p>23.118929863</text:p>
          </table:table-cell>
          <table:table-cell table:formula="of:=[.C226]/([.D226]-[.D225])" office:value-type="float" office:value="99654.0222084115" calcext:value-type="float">
            <text:p>99654.0222084115</text:p>
          </table:table-cell>
          <table:table-cell table:formula="of:=IF(MOD([.D226];[.$M$10])&lt;[.$M$3];[.$N$2];IF(MOD([.D226];[.$M$10])&lt;[.$M$4];[.$N$3];IF(MOD([.D226];[.$M$10])&lt;[.$M$5];[.$N$4];IF(MOD([.D226];[.$M$10])&lt;[.$M$6];[.$N$5];IF(MOD([.D226];[.$M$10])&lt;[.$M$7];[.$N$6];IF(MOD([.D226];[.$M$10])&lt;[.$M$8];[.$N$7];IF(MOD([.D226];[.$M$10])&lt;[.$M$9];[.$N$8];IF(MOD([.D226];[.$M$10])&lt;[.$M$10];[.$N$9]))))))))" office:value-type="float" office:value="100000" calcext:value-type="float">
            <text:p>100000</text:p>
          </table:table-cell>
          <table:table-cell office:value-type="float" office:value="1443146943.44301" calcext:value-type="float">
            <text:p>1443146943.44301</text:p>
          </table:table-cell>
          <table:table-cell table:formula="of:=[.G226]-[.$B$2]" office:value-type="float" office:value="23.4428000450134" calcext:value-type="float">
            <text:p>23.442800045</text:p>
          </table:table-cell>
          <table:table-cell table:formula="of:=[.C226]/([.H226]-[.H225])" office:value-type="float" office:value="99654.0222084115" calcext:value-type="float">
            <text:p>99654.0222084115</text:p>
          </table:table-cell>
          <table:table-cell table:formula="of:=[.G226]-[.$B226]" office:value-type="float" office:value="0.323870182037354" calcext:value-type="float">
            <text:p>0.323870182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46943.1625" calcext:value-type="float">
            <text:p>1443146943.1625</text:p>
          </table:table-cell>
          <table:table-cell office:value-type="float" office:value="4320" calcext:value-type="float">
            <text:p>4320</text:p>
          </table:table-cell>
          <table:table-cell table:formula="of:=[.B227]-[.$B$2]" office:value-type="float" office:value="23.1622898578644" calcext:value-type="float">
            <text:p>23.1622898579</text:p>
          </table:table-cell>
          <table:table-cell table:formula="of:=[.C227]/([.D227]-[.D226])" office:value-type="float" office:value="99631.0080554257" calcext:value-type="float">
            <text:p>99631.0080554257</text:p>
          </table:table-cell>
          <table:table-cell table:formula="of:=IF(MOD([.D227];[.$M$10])&lt;[.$M$3];[.$N$2];IF(MOD([.D227];[.$M$10])&lt;[.$M$4];[.$N$3];IF(MOD([.D227];[.$M$10])&lt;[.$M$5];[.$N$4];IF(MOD([.D227];[.$M$10])&lt;[.$M$6];[.$N$5];IF(MOD([.D227];[.$M$10])&lt;[.$M$7];[.$N$6];IF(MOD([.D227];[.$M$10])&lt;[.$M$8];[.$N$7];IF(MOD([.D227];[.$M$10])&lt;[.$M$9];[.$N$8];IF(MOD([.D227];[.$M$10])&lt;[.$M$10];[.$N$9]))))))))" office:value-type="float" office:value="100000" calcext:value-type="float">
            <text:p>100000</text:p>
          </table:table-cell>
          <table:table-cell office:value-type="float" office:value="1443146943.48637" calcext:value-type="float">
            <text:p>1443146943.48637</text:p>
          </table:table-cell>
          <table:table-cell table:formula="of:=[.G227]-[.$B$2]" office:value-type="float" office:value="23.4861600399017" calcext:value-type="float">
            <text:p>23.4861600399</text:p>
          </table:table-cell>
          <table:table-cell table:formula="of:=[.C227]/([.H227]-[.H226])" office:value-type="float" office:value="99631.0080554257" calcext:value-type="float">
            <text:p>99631.0080554257</text:p>
          </table:table-cell>
          <table:table-cell table:formula="of:=[.G227]-[.$B227]" office:value-type="float" office:value="0.323870182037354" calcext:value-type="float">
            <text:p>0.323870182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46943.20584" calcext:value-type="float">
            <text:p>1443146943.20584</text:p>
          </table:table-cell>
          <table:table-cell office:value-type="float" office:value="4320" calcext:value-type="float">
            <text:p>4320</text:p>
          </table:table-cell>
          <table:table-cell table:formula="of:=[.B228]-[.$B$2]" office:value-type="float" office:value="23.2056300640106" calcext:value-type="float">
            <text:p>23.205630064</text:p>
          </table:table-cell>
          <table:table-cell table:formula="of:=[.C228]/([.D228]-[.D227])" office:value-type="float" office:value="99676.498663234" calcext:value-type="float">
            <text:p>99676.498663234</text:p>
          </table:table-cell>
          <table:table-cell table:formula="of:=IF(MOD([.D228];[.$M$10])&lt;[.$M$3];[.$N$2];IF(MOD([.D228];[.$M$10])&lt;[.$M$4];[.$N$3];IF(MOD([.D228];[.$M$10])&lt;[.$M$5];[.$N$4];IF(MOD([.D228];[.$M$10])&lt;[.$M$6];[.$N$5];IF(MOD([.D228];[.$M$10])&lt;[.$M$7];[.$N$6];IF(MOD([.D228];[.$M$10])&lt;[.$M$8];[.$N$7];IF(MOD([.D228];[.$M$10])&lt;[.$M$9];[.$N$8];IF(MOD([.D228];[.$M$10])&lt;[.$M$10];[.$N$9]))))))))" office:value-type="float" office:value="100000" calcext:value-type="float">
            <text:p>100000</text:p>
          </table:table-cell>
          <table:table-cell office:value-type="float" office:value="1443146943.52966" calcext:value-type="float">
            <text:p>1443146943.52966</text:p>
          </table:table-cell>
          <table:table-cell table:formula="of:=[.G228]-[.$B$2]" office:value-type="float" office:value="23.5294499397278" calcext:value-type="float">
            <text:p>23.5294499397</text:p>
          </table:table-cell>
          <table:table-cell table:formula="of:=[.C228]/([.H228]-[.H227])" office:value-type="float" office:value="99792.3307136051" calcext:value-type="float">
            <text:p>99792.3307136051</text:p>
          </table:table-cell>
          <table:table-cell table:formula="of:=[.G228]-[.$B228]" office:value-type="float" office:value="0.323819875717163" calcext:value-type="float">
            <text:p>0.3238198757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46943.24919" calcext:value-type="float">
            <text:p>1443146943.24919</text:p>
          </table:table-cell>
          <table:table-cell office:value-type="float" office:value="4320" calcext:value-type="float">
            <text:p>4320</text:p>
          </table:table-cell>
          <table:table-cell table:formula="of:=[.B229]-[.$B$2]" office:value-type="float" office:value="23.2489800453186" calcext:value-type="float">
            <text:p>23.2489800453</text:p>
          </table:table-cell>
          <table:table-cell table:formula="of:=[.C229]/([.D229]-[.D228])" office:value-type="float" office:value="99654.0222084115" calcext:value-type="float">
            <text:p>99654.0222084115</text:p>
          </table:table-cell>
          <table:table-cell table:formula="of:=IF(MOD([.D229];[.$M$10])&lt;[.$M$3];[.$N$2];IF(MOD([.D229];[.$M$10])&lt;[.$M$4];[.$N$3];IF(MOD([.D229];[.$M$10])&lt;[.$M$5];[.$N$4];IF(MOD([.D229];[.$M$10])&lt;[.$M$6];[.$N$5];IF(MOD([.D229];[.$M$10])&lt;[.$M$7];[.$N$6];IF(MOD([.D229];[.$M$10])&lt;[.$M$8];[.$N$7];IF(MOD([.D229];[.$M$10])&lt;[.$M$9];[.$N$8];IF(MOD([.D229];[.$M$10])&lt;[.$M$10];[.$N$9]))))))))" office:value-type="float" office:value="100000" calcext:value-type="float">
            <text:p>100000</text:p>
          </table:table-cell>
          <table:table-cell office:value-type="float" office:value="1443146943.57302" calcext:value-type="float">
            <text:p>1443146943.57302</text:p>
          </table:table-cell>
          <table:table-cell table:formula="of:=[.G229]-[.$B$2]" office:value-type="float" office:value="23.5728099346161" calcext:value-type="float">
            <text:p>23.5728099346</text:p>
          </table:table-cell>
          <table:table-cell table:formula="of:=[.C229]/([.H229]-[.H228])" office:value-type="float" office:value="99631.0080554257" calcext:value-type="float">
            <text:p>99631.0080554257</text:p>
          </table:table-cell>
          <table:table-cell table:formula="of:=[.G229]-[.$B229]" office:value-type="float" office:value="0.323829889297485" calcext:value-type="float">
            <text:p>0.3238298893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46943.29254" calcext:value-type="float">
            <text:p>1443146943.29254</text:p>
          </table:table-cell>
          <table:table-cell office:value-type="float" office:value="4320" calcext:value-type="float">
            <text:p>4320</text:p>
          </table:table-cell>
          <table:table-cell table:formula="of:=[.B230]-[.$B$2]" office:value-type="float" office:value="23.2923300266266" calcext:value-type="float">
            <text:p>23.2923300266</text:p>
          </table:table-cell>
          <table:table-cell table:formula="of:=[.C230]/([.D230]-[.D229])" office:value-type="float" office:value="99654.0222084115" calcext:value-type="float">
            <text:p>99654.0222084115</text:p>
          </table:table-cell>
          <table:table-cell table:formula="of:=IF(MOD([.D230];[.$M$10])&lt;[.$M$3];[.$N$2];IF(MOD([.D230];[.$M$10])&lt;[.$M$4];[.$N$3];IF(MOD([.D230];[.$M$10])&lt;[.$M$5];[.$N$4];IF(MOD([.D230];[.$M$10])&lt;[.$M$6];[.$N$5];IF(MOD([.D230];[.$M$10])&lt;[.$M$7];[.$N$6];IF(MOD([.D230];[.$M$10])&lt;[.$M$8];[.$N$7];IF(MOD([.D230];[.$M$10])&lt;[.$M$9];[.$N$8];IF(MOD([.D230];[.$M$10])&lt;[.$M$10];[.$N$9]))))))))" office:value-type="float" office:value="100000" calcext:value-type="float">
            <text:p>100000</text:p>
          </table:table-cell>
          <table:table-cell office:value-type="float" office:value="1443146943.61624" calcext:value-type="float">
            <text:p>1443146943.61624</text:p>
          </table:table-cell>
          <table:table-cell table:formula="of:=[.G230]-[.$B$2]" office:value-type="float" office:value="23.6160299777985" calcext:value-type="float">
            <text:p>23.6160299778</text:p>
          </table:table-cell>
          <table:table-cell table:formula="of:=[.C230]/([.H230]-[.H229])" office:value-type="float" office:value="99953.6252606494" calcext:value-type="float">
            <text:p>99953.6252606494</text:p>
          </table:table-cell>
          <table:table-cell table:formula="of:=[.G230]-[.$B230]" office:value-type="float" office:value="0.323699951171875" calcext:value-type="float">
            <text:p>0.323699951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46943.3359" calcext:value-type="float">
            <text:p>1443146943.3359</text:p>
          </table:table-cell>
          <table:table-cell office:value-type="float" office:value="4320" calcext:value-type="float">
            <text:p>4320</text:p>
          </table:table-cell>
          <table:table-cell table:formula="of:=[.B231]-[.$B$2]" office:value-type="float" office:value="23.3356900215149" calcext:value-type="float">
            <text:p>23.3356900215</text:p>
          </table:table-cell>
          <table:table-cell table:formula="of:=[.C231]/([.D231]-[.D230])" office:value-type="float" office:value="99631.0080554257" calcext:value-type="float">
            <text:p>99631.0080554257</text:p>
          </table:table-cell>
          <table:table-cell table:formula="of:=IF(MOD([.D231];[.$M$10])&lt;[.$M$3];[.$N$2];IF(MOD([.D231];[.$M$10])&lt;[.$M$4];[.$N$3];IF(MOD([.D231];[.$M$10])&lt;[.$M$5];[.$N$4];IF(MOD([.D231];[.$M$10])&lt;[.$M$6];[.$N$5];IF(MOD([.D231];[.$M$10])&lt;[.$M$7];[.$N$6];IF(MOD([.D231];[.$M$10])&lt;[.$M$8];[.$N$7];IF(MOD([.D231];[.$M$10])&lt;[.$M$9];[.$N$8];IF(MOD([.D231];[.$M$10])&lt;[.$M$10];[.$N$9]))))))))" office:value-type="float" office:value="100000" calcext:value-type="float">
            <text:p>100000</text:p>
          </table:table-cell>
          <table:table-cell office:value-type="float" office:value="1443146943.65968" calcext:value-type="float">
            <text:p>1443146943.65968</text:p>
          </table:table-cell>
          <table:table-cell table:formula="of:=[.G231]-[.$B$2]" office:value-type="float" office:value="23.6594698429108" calcext:value-type="float">
            <text:p>23.6594698429</text:p>
          </table:table-cell>
          <table:table-cell table:formula="of:=[.C231]/([.H231]-[.H230])" office:value-type="float" office:value="99447.8226125137" calcext:value-type="float">
            <text:p>99447.8226125137</text:p>
          </table:table-cell>
          <table:table-cell table:formula="of:=[.G231]-[.$B231]" office:value-type="float" office:value="0.323779821395874" calcext:value-type="float">
            <text:p>0.3237798214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46943.37925" calcext:value-type="float">
            <text:p>1443146943.37925</text:p>
          </table:table-cell>
          <table:table-cell office:value-type="float" office:value="4320" calcext:value-type="float">
            <text:p>4320</text:p>
          </table:table-cell>
          <table:table-cell table:formula="of:=[.B232]-[.$B$2]" office:value-type="float" office:value="23.3790400028229" calcext:value-type="float">
            <text:p>23.3790400028</text:p>
          </table:table-cell>
          <table:table-cell table:formula="of:=[.C232]/([.D232]-[.D231])" office:value-type="float" office:value="99654.0222084115" calcext:value-type="float">
            <text:p>99654.0222084115</text:p>
          </table:table-cell>
          <table:table-cell table:formula="of:=IF(MOD([.D232];[.$M$10])&lt;[.$M$3];[.$N$2];IF(MOD([.D232];[.$M$10])&lt;[.$M$4];[.$N$3];IF(MOD([.D232];[.$M$10])&lt;[.$M$5];[.$N$4];IF(MOD([.D232];[.$M$10])&lt;[.$M$6];[.$N$5];IF(MOD([.D232];[.$M$10])&lt;[.$M$7];[.$N$6];IF(MOD([.D232];[.$M$10])&lt;[.$M$8];[.$N$7];IF(MOD([.D232];[.$M$10])&lt;[.$M$9];[.$N$8];IF(MOD([.D232];[.$M$10])&lt;[.$M$10];[.$N$9]))))))))" office:value-type="float" office:value="100000" calcext:value-type="float">
            <text:p>100000</text:p>
          </table:table-cell>
          <table:table-cell office:value-type="float" office:value="1443146943.70305" calcext:value-type="float">
            <text:p>1443146943.70305</text:p>
          </table:table-cell>
          <table:table-cell table:formula="of:=[.G232]-[.$B$2]" office:value-type="float" office:value="23.7028398513794" calcext:value-type="float">
            <text:p>23.7028398514</text:p>
          </table:table-cell>
          <table:table-cell table:formula="of:=[.C232]/([.H232]-[.H231])" office:value-type="float" office:value="99608.0045297872" calcext:value-type="float">
            <text:p>99608.0045297872</text:p>
          </table:table-cell>
          <table:table-cell table:formula="of:=[.G232]-[.$B232]" office:value-type="float" office:value="0.323799848556519" calcext:value-type="float">
            <text:p>0.3237998486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46943.42261" calcext:value-type="float">
            <text:p>1443146943.42261</text:p>
          </table:table-cell>
          <table:table-cell office:value-type="float" office:value="4320" calcext:value-type="float">
            <text:p>4320</text:p>
          </table:table-cell>
          <table:table-cell table:formula="of:=[.B233]-[.$B$2]" office:value-type="float" office:value="23.4223999977112" calcext:value-type="float">
            <text:p>23.4223999977</text:p>
          </table:table-cell>
          <table:table-cell table:formula="of:=[.C233]/([.D233]-[.D232])" office:value-type="float" office:value="99631.0080554257" calcext:value-type="float">
            <text:p>99631.0080554257</text:p>
          </table:table-cell>
          <table:table-cell table:formula="of:=IF(MOD([.D233];[.$M$10])&lt;[.$M$3];[.$N$2];IF(MOD([.D233];[.$M$10])&lt;[.$M$4];[.$N$3];IF(MOD([.D233];[.$M$10])&lt;[.$M$5];[.$N$4];IF(MOD([.D233];[.$M$10])&lt;[.$M$6];[.$N$5];IF(MOD([.D233];[.$M$10])&lt;[.$M$7];[.$N$6];IF(MOD([.D233];[.$M$10])&lt;[.$M$8];[.$N$7];IF(MOD([.D233];[.$M$10])&lt;[.$M$9];[.$N$8];IF(MOD([.D233];[.$M$10])&lt;[.$M$10];[.$N$9]))))))))" office:value-type="float" office:value="100000" calcext:value-type="float">
            <text:p>100000</text:p>
          </table:table-cell>
          <table:table-cell office:value-type="float" office:value="1443146943.74629" calcext:value-type="float">
            <text:p>1443146943.74629</text:p>
          </table:table-cell>
          <table:table-cell table:formula="of:=[.G233]-[.$B$2]" office:value-type="float" office:value="23.7460799217224" calcext:value-type="float">
            <text:p>23.7460799217</text:p>
          </table:table-cell>
          <table:table-cell table:formula="of:=[.C233]/([.H233]-[.H232])" office:value-type="float" office:value="99907.3305323056" calcext:value-type="float">
            <text:p>99907.3305323056</text:p>
          </table:table-cell>
          <table:table-cell table:formula="of:=[.G233]-[.$B233]" office:value-type="float" office:value="0.32367992401123" calcext:value-type="float">
            <text:p>0.323679924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46943.46597" calcext:value-type="float">
            <text:p>1443146943.46597</text:p>
          </table:table-cell>
          <table:table-cell office:value-type="float" office:value="4320" calcext:value-type="float">
            <text:p>4320</text:p>
          </table:table-cell>
          <table:table-cell table:formula="of:=[.B234]-[.$B$2]" office:value-type="float" office:value="23.4657599925995" calcext:value-type="float">
            <text:p>23.4657599926</text:p>
          </table:table-cell>
          <table:table-cell table:formula="of:=[.C234]/([.D234]-[.D233])" office:value-type="float" office:value="99631.0080554257" calcext:value-type="float">
            <text:p>99631.0080554257</text:p>
          </table:table-cell>
          <table:table-cell table:formula="of:=IF(MOD([.D234];[.$M$10])&lt;[.$M$3];[.$N$2];IF(MOD([.D234];[.$M$10])&lt;[.$M$4];[.$N$3];IF(MOD([.D234];[.$M$10])&lt;[.$M$5];[.$N$4];IF(MOD([.D234];[.$M$10])&lt;[.$M$6];[.$N$5];IF(MOD([.D234];[.$M$10])&lt;[.$M$7];[.$N$6];IF(MOD([.D234];[.$M$10])&lt;[.$M$8];[.$N$7];IF(MOD([.D234];[.$M$10])&lt;[.$M$9];[.$N$8];IF(MOD([.D234];[.$M$10])&lt;[.$M$10];[.$N$9]))))))))" office:value-type="float" office:value="100000" calcext:value-type="float">
            <text:p>100000</text:p>
          </table:table-cell>
          <table:table-cell office:value-type="float" office:value="1443146943.78972" calcext:value-type="float">
            <text:p>1443146943.78972</text:p>
          </table:table-cell>
          <table:table-cell table:formula="of:=[.G234]-[.$B$2]" office:value-type="float" office:value="23.789510011673" calcext:value-type="float">
            <text:p>23.7895100117</text:p>
          </table:table-cell>
          <table:table-cell table:formula="of:=[.C234]/([.H234]-[.H233])" office:value-type="float" office:value="99470.2061385932" calcext:value-type="float">
            <text:p>99470.2061385932</text:p>
          </table:table-cell>
          <table:table-cell table:formula="of:=[.G234]-[.$B234]" office:value-type="float" office:value="0.323750019073486" calcext:value-type="float">
            <text:p>0.323750019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46943.50932" calcext:value-type="float">
            <text:p>1443146943.50932</text:p>
          </table:table-cell>
          <table:table-cell office:value-type="float" office:value="4320" calcext:value-type="float">
            <text:p>4320</text:p>
          </table:table-cell>
          <table:table-cell table:formula="of:=[.B235]-[.$B$2]" office:value-type="float" office:value="23.5091099739075" calcext:value-type="float">
            <text:p>23.5091099739</text:p>
          </table:table-cell>
          <table:table-cell table:formula="of:=[.C235]/([.D235]-[.D234])" office:value-type="float" office:value="99654.0222084115" calcext:value-type="float">
            <text:p>99654.0222084115</text:p>
          </table:table-cell>
          <table:table-cell table:formula="of:=IF(MOD([.D235];[.$M$10])&lt;[.$M$3];[.$N$2];IF(MOD([.D235];[.$M$10])&lt;[.$M$4];[.$N$3];IF(MOD([.D235];[.$M$10])&lt;[.$M$5];[.$N$4];IF(MOD([.D235];[.$M$10])&lt;[.$M$6];[.$N$5];IF(MOD([.D235];[.$M$10])&lt;[.$M$7];[.$N$6];IF(MOD([.D235];[.$M$10])&lt;[.$M$8];[.$N$7];IF(MOD([.D235];[.$M$10])&lt;[.$M$9];[.$N$8];IF(MOD([.D235];[.$M$10])&lt;[.$M$10];[.$N$9]))))))))" office:value-type="float" office:value="100000" calcext:value-type="float">
            <text:p>100000</text:p>
          </table:table-cell>
          <table:table-cell office:value-type="float" office:value="1443146943.83304" calcext:value-type="float">
            <text:p>1443146943.83304</text:p>
          </table:table-cell>
          <table:table-cell table:formula="of:=[.G235]-[.$B$2]" office:value-type="float" office:value="23.83282995224" calcext:value-type="float">
            <text:p>23.8328299522</text:p>
          </table:table-cell>
          <table:table-cell table:formula="of:=[.C235]/([.H235]-[.H234])" office:value-type="float" office:value="99723.1285051487" calcext:value-type="float">
            <text:p>99723.1285051487</text:p>
          </table:table-cell>
          <table:table-cell table:formula="of:=[.G235]-[.$B235]" office:value-type="float" office:value="0.32371997833252" calcext:value-type="float">
            <text:p>0.3237199783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46943.55267" calcext:value-type="float">
            <text:p>1443146943.55267</text:p>
          </table:table-cell>
          <table:table-cell office:value-type="float" office:value="4320" calcext:value-type="float">
            <text:p>4320</text:p>
          </table:table-cell>
          <table:table-cell table:formula="of:=[.B236]-[.$B$2]" office:value-type="float" office:value="23.5524599552155" calcext:value-type="float">
            <text:p>23.5524599552</text:p>
          </table:table-cell>
          <table:table-cell table:formula="of:=[.C236]/([.D236]-[.D235])" office:value-type="float" office:value="99654.0222084115" calcext:value-type="float">
            <text:p>99654.0222084115</text:p>
          </table:table-cell>
          <table:table-cell table:formula="of:=IF(MOD([.D236];[.$M$10])&lt;[.$M$3];[.$N$2];IF(MOD([.D236];[.$M$10])&lt;[.$M$4];[.$N$3];IF(MOD([.D236];[.$M$10])&lt;[.$M$5];[.$N$4];IF(MOD([.D236];[.$M$10])&lt;[.$M$6];[.$N$5];IF(MOD([.D236];[.$M$10])&lt;[.$M$7];[.$N$6];IF(MOD([.D236];[.$M$10])&lt;[.$M$8];[.$N$7];IF(MOD([.D236];[.$M$10])&lt;[.$M$9];[.$N$8];IF(MOD([.D236];[.$M$10])&lt;[.$M$10];[.$N$9]))))))))" office:value-type="float" office:value="100000" calcext:value-type="float">
            <text:p>100000</text:p>
          </table:table-cell>
          <table:table-cell office:value-type="float" office:value="1443146943.8764" calcext:value-type="float">
            <text:p>1443146943.8764</text:p>
          </table:table-cell>
          <table:table-cell table:formula="of:=[.G236]-[.$B$2]" office:value-type="float" office:value="23.8761899471283" calcext:value-type="float">
            <text:p>23.8761899471</text:p>
          </table:table-cell>
          <table:table-cell table:formula="of:=[.C236]/([.H236]-[.H235])" office:value-type="float" office:value="99631.0080554257" calcext:value-type="float">
            <text:p>99631.0080554257</text:p>
          </table:table-cell>
          <table:table-cell table:formula="of:=[.G236]-[.$B236]" office:value-type="float" office:value="0.323729991912842" calcext:value-type="float">
            <text:p>0.3237299919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46943.59601" calcext:value-type="float">
            <text:p>1443146943.59601</text:p>
          </table:table-cell>
          <table:table-cell office:value-type="float" office:value="4320" calcext:value-type="float">
            <text:p>4320</text:p>
          </table:table-cell>
          <table:table-cell table:formula="of:=[.B237]-[.$B$2]" office:value-type="float" office:value="23.5957999229431" calcext:value-type="float">
            <text:p>23.5957999229</text:p>
          </table:table-cell>
          <table:table-cell table:formula="of:=[.C237]/([.D237]-[.D236])" office:value-type="float" office:value="99677.0469961107" calcext:value-type="float">
            <text:p>99677.0469961107</text:p>
          </table:table-cell>
          <table:table-cell table:formula="of:=IF(MOD([.D237];[.$M$10])&lt;[.$M$3];[.$N$2];IF(MOD([.D237];[.$M$10])&lt;[.$M$4];[.$N$3];IF(MOD([.D237];[.$M$10])&lt;[.$M$5];[.$N$4];IF(MOD([.D237];[.$M$10])&lt;[.$M$6];[.$N$5];IF(MOD([.D237];[.$M$10])&lt;[.$M$7];[.$N$6];IF(MOD([.D237];[.$M$10])&lt;[.$M$8];[.$N$7];IF(MOD([.D237];[.$M$10])&lt;[.$M$9];[.$N$8];IF(MOD([.D237];[.$M$10])&lt;[.$M$10];[.$N$9]))))))))" office:value-type="float" office:value="100000" calcext:value-type="float">
            <text:p>100000</text:p>
          </table:table-cell>
          <table:table-cell office:value-type="float" office:value="1443146943.91964" calcext:value-type="float">
            <text:p>1443146943.91964</text:p>
          </table:table-cell>
          <table:table-cell table:formula="of:=[.G237]-[.$B$2]" office:value-type="float" office:value="23.9194300174713" calcext:value-type="float">
            <text:p>23.9194300175</text:p>
          </table:table-cell>
          <table:table-cell table:formula="of:=[.C237]/([.H237]-[.H236])" office:value-type="float" office:value="99907.3305323056" calcext:value-type="float">
            <text:p>99907.3305323056</text:p>
          </table:table-cell>
          <table:table-cell table:formula="of:=[.G237]-[.$B237]" office:value-type="float" office:value="0.323630094528198" calcext:value-type="float">
            <text:p>0.3236300945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46943.63935" calcext:value-type="float">
            <text:p>1443146943.63935</text:p>
          </table:table-cell>
          <table:table-cell office:value-type="float" office:value="4320" calcext:value-type="float">
            <text:p>4320</text:p>
          </table:table-cell>
          <table:table-cell table:formula="of:=[.B238]-[.$B$2]" office:value-type="float" office:value="23.6391398906708" calcext:value-type="float">
            <text:p>23.6391398907</text:p>
          </table:table-cell>
          <table:table-cell table:formula="of:=[.C238]/([.D238]-[.D237])" office:value-type="float" office:value="99677.0469961107" calcext:value-type="float">
            <text:p>99677.0469961107</text:p>
          </table:table-cell>
          <table:table-cell table:formula="of:=IF(MOD([.D238];[.$M$10])&lt;[.$M$3];[.$N$2];IF(MOD([.D238];[.$M$10])&lt;[.$M$4];[.$N$3];IF(MOD([.D238];[.$M$10])&lt;[.$M$5];[.$N$4];IF(MOD([.D238];[.$M$10])&lt;[.$M$6];[.$N$5];IF(MOD([.D238];[.$M$10])&lt;[.$M$7];[.$N$6];IF(MOD([.D238];[.$M$10])&lt;[.$M$8];[.$N$7];IF(MOD([.D238];[.$M$10])&lt;[.$M$9];[.$N$8];IF(MOD([.D238];[.$M$10])&lt;[.$M$10];[.$N$9]))))))))" office:value-type="float" office:value="100000" calcext:value-type="float">
            <text:p>100000</text:p>
          </table:table-cell>
          <table:table-cell office:value-type="float" office:value="1443146943.96305" calcext:value-type="float">
            <text:p>1443146943.96305</text:p>
          </table:table-cell>
          <table:table-cell table:formula="of:=[.G238]-[.$B$2]" office:value-type="float" office:value="23.9628398418427" calcext:value-type="float">
            <text:p>23.9628398418</text:p>
          </table:table-cell>
          <table:table-cell table:formula="of:=[.C238]/([.H238]-[.H237])" office:value-type="float" office:value="99516.6431231258" calcext:value-type="float">
            <text:p>99516.6431231258</text:p>
          </table:table-cell>
          <table:table-cell table:formula="of:=[.G238]-[.$B238]" office:value-type="float" office:value="0.323699951171875" calcext:value-type="float">
            <text:p>0.3236999512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46943.68271" calcext:value-type="float">
            <text:p>1443146943.68271</text:p>
          </table:table-cell>
          <table:table-cell office:value-type="float" office:value="4320" calcext:value-type="float">
            <text:p>4320</text:p>
          </table:table-cell>
          <table:table-cell table:formula="of:=[.B239]-[.$B$2]" office:value-type="float" office:value="23.6824998855591" calcext:value-type="float">
            <text:p>23.6824998856</text:p>
          </table:table-cell>
          <table:table-cell table:formula="of:=[.C239]/([.D239]-[.D238])" office:value-type="float" office:value="99631.0080554257" calcext:value-type="float">
            <text:p>99631.0080554257</text:p>
          </table:table-cell>
          <table:table-cell table:formula="of:=IF(MOD([.D239];[.$M$10])&lt;[.$M$3];[.$N$2];IF(MOD([.D239];[.$M$10])&lt;[.$M$4];[.$N$3];IF(MOD([.D239];[.$M$10])&lt;[.$M$5];[.$N$4];IF(MOD([.D239];[.$M$10])&lt;[.$M$6];[.$N$5];IF(MOD([.D239];[.$M$10])&lt;[.$M$7];[.$N$6];IF(MOD([.D239];[.$M$10])&lt;[.$M$8];[.$N$7];IF(MOD([.D239];[.$M$10])&lt;[.$M$9];[.$N$8];IF(MOD([.D239];[.$M$10])&lt;[.$M$10];[.$N$9]))))))))" office:value-type="float" office:value="100000" calcext:value-type="float">
            <text:p>100000</text:p>
          </table:table-cell>
          <table:table-cell office:value-type="float" office:value="1443146944.00653" calcext:value-type="float">
            <text:p>1443146944.00653</text:p>
          </table:table-cell>
          <table:table-cell table:formula="of:=[.G239]-[.$B$2]" office:value-type="float" office:value="24.0063199996948" calcext:value-type="float">
            <text:p>24.0063199997</text:p>
          </table:table-cell>
          <table:table-cell table:formula="of:=[.C239]/([.H239]-[.H238])" office:value-type="float" office:value="99355.6650527228" calcext:value-type="float">
            <text:p>99355.6650527228</text:p>
          </table:table-cell>
          <table:table-cell table:formula="of:=[.G239]-[.$B239]" office:value-type="float" office:value="0.323820114135742" calcext:value-type="float">
            <text:p>0.3238201141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46943.72605" calcext:value-type="float">
            <text:p>1443146943.72605</text:p>
          </table:table-cell>
          <table:table-cell office:value-type="float" office:value="4320" calcext:value-type="float">
            <text:p>4320</text:p>
          </table:table-cell>
          <table:table-cell table:formula="of:=[.B240]-[.$B$2]" office:value-type="float" office:value="23.7258398532867" calcext:value-type="float">
            <text:p>23.7258398533</text:p>
          </table:table-cell>
          <table:table-cell table:formula="of:=[.C240]/([.D240]-[.D239])" office:value-type="float" office:value="99677.0469961107" calcext:value-type="float">
            <text:p>99677.0469961107</text:p>
          </table:table-cell>
          <table:table-cell table:formula="of:=IF(MOD([.D240];[.$M$10])&lt;[.$M$3];[.$N$2];IF(MOD([.D240];[.$M$10])&lt;[.$M$4];[.$N$3];IF(MOD([.D240];[.$M$10])&lt;[.$M$5];[.$N$4];IF(MOD([.D240];[.$M$10])&lt;[.$M$6];[.$N$5];IF(MOD([.D240];[.$M$10])&lt;[.$M$7];[.$N$6];IF(MOD([.D240];[.$M$10])&lt;[.$M$8];[.$N$7];IF(MOD([.D240];[.$M$10])&lt;[.$M$9];[.$N$8];IF(MOD([.D240];[.$M$10])&lt;[.$M$10];[.$N$9]))))))))" office:value-type="float" office:value="100000" calcext:value-type="float">
            <text:p>100000</text:p>
          </table:table-cell>
          <table:table-cell office:value-type="float" office:value="1443146944.02089" calcext:value-type="float">
            <text:p>1443146944.02089</text:p>
          </table:table-cell>
          <table:table-cell table:formula="of:=[.G240]-[.$B$2]" office:value-type="float" office:value="24.0206799507141" calcext:value-type="float">
            <text:p>24.0206799507</text:p>
          </table:table-cell>
          <table:table-cell table:formula="of:=[.C240]/([.H240]-[.H239])" office:value-type="float" office:value="300836.680723892" calcext:value-type="float">
            <text:p>300836.680723892</text:p>
          </table:table-cell>
          <table:table-cell table:formula="of:=[.G240]-[.$B240]" office:value-type="float" office:value="0.294840097427368" calcext:value-type="float">
            <text:p>0.2948400974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46943.76941" calcext:value-type="float">
            <text:p>1443146943.76941</text:p>
          </table:table-cell>
          <table:table-cell office:value-type="float" office:value="4320" calcext:value-type="float">
            <text:p>4320</text:p>
          </table:table-cell>
          <table:table-cell table:formula="of:=[.B241]-[.$B$2]" office:value-type="float" office:value="23.769199848175" calcext:value-type="float">
            <text:p>23.7691998482</text:p>
          </table:table-cell>
          <table:table-cell table:formula="of:=[.C241]/([.D241]-[.D240])" office:value-type="float" office:value="99631.0080554257" calcext:value-type="float">
            <text:p>99631.0080554257</text:p>
          </table:table-cell>
          <table:table-cell table:formula="of:=IF(MOD([.D241];[.$M$10])&lt;[.$M$3];[.$N$2];IF(MOD([.D241];[.$M$10])&lt;[.$M$4];[.$N$3];IF(MOD([.D241];[.$M$10])&lt;[.$M$5];[.$N$4];IF(MOD([.D241];[.$M$10])&lt;[.$M$6];[.$N$5];IF(MOD([.D241];[.$M$10])&lt;[.$M$7];[.$N$6];IF(MOD([.D241];[.$M$10])&lt;[.$M$8];[.$N$7];IF(MOD([.D241];[.$M$10])&lt;[.$M$9];[.$N$8];IF(MOD([.D241];[.$M$10])&lt;[.$M$10];[.$N$9]))))))))" office:value-type="float" office:value="100000" calcext:value-type="float">
            <text:p>100000</text:p>
          </table:table-cell>
          <table:table-cell office:value-type="float" office:value="1443146944.04973" calcext:value-type="float">
            <text:p>1443146944.04973</text:p>
          </table:table-cell>
          <table:table-cell table:formula="of:=[.G241]-[.$B$2]" office:value-type="float" office:value="24.0495200157166" calcext:value-type="float">
            <text:p>24.0495200157</text:p>
          </table:table-cell>
          <table:table-cell table:formula="of:=[.C241]/([.H241]-[.H240])" office:value-type="float" office:value="149791.61800205" calcext:value-type="float">
            <text:p>149791.61800205</text:p>
          </table:table-cell>
          <table:table-cell table:formula="of:=[.G241]-[.$B241]" office:value-type="float" office:value="0.280320167541504" calcext:value-type="float">
            <text:p>0.2803201675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46943.81276" calcext:value-type="float">
            <text:p>1443146943.81276</text:p>
          </table:table-cell>
          <table:table-cell office:value-type="float" office:value="4320" calcext:value-type="float">
            <text:p>4320</text:p>
          </table:table-cell>
          <table:table-cell table:formula="of:=[.B242]-[.$B$2]" office:value-type="float" office:value="23.8125500679016" calcext:value-type="float">
            <text:p>23.8125500679</text:p>
          </table:table-cell>
          <table:table-cell table:formula="of:=[.C242]/([.D242]-[.D241])" office:value-type="float" office:value="99653.4741288279" calcext:value-type="float">
            <text:p>99653.4741288279</text:p>
          </table:table-cell>
          <table:table-cell table:formula="of:=IF(MOD([.D242];[.$M$10])&lt;[.$M$3];[.$N$2];IF(MOD([.D242];[.$M$10])&lt;[.$M$4];[.$N$3];IF(MOD([.D242];[.$M$10])&lt;[.$M$5];[.$N$4];IF(MOD([.D242];[.$M$10])&lt;[.$M$6];[.$N$5];IF(MOD([.D242];[.$M$10])&lt;[.$M$7];[.$N$6];IF(MOD([.D242];[.$M$10])&lt;[.$M$8];[.$N$7];IF(MOD([.D242];[.$M$10])&lt;[.$M$9];[.$N$8];IF(MOD([.D242];[.$M$10])&lt;[.$M$10];[.$N$9]))))))))" office:value-type="float" office:value="100000" calcext:value-type="float">
            <text:p>100000</text:p>
          </table:table-cell>
          <table:table-cell office:value-type="float" office:value="1443146944.09313" calcext:value-type="float">
            <text:p>1443146944.09313</text:p>
          </table:table-cell>
          <table:table-cell table:formula="of:=[.G242]-[.$B$2]" office:value-type="float" office:value="24.0929200649261" calcext:value-type="float">
            <text:p>24.0929200649</text:p>
          </table:table-cell>
          <table:table-cell table:formula="of:=[.C242]/([.H242]-[.H241])" office:value-type="float" office:value="99539.0576433943" calcext:value-type="float">
            <text:p>99539.0576433943</text:p>
          </table:table-cell>
          <table:table-cell table:formula="of:=[.G242]-[.$B242]" office:value-type="float" office:value="0.280369997024536" calcext:value-type="float">
            <text:p>0.280369997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46943.85612" calcext:value-type="float">
            <text:p>1443146943.85612</text:p>
          </table:table-cell>
          <table:table-cell office:value-type="float" office:value="4320" calcext:value-type="float">
            <text:p>4320</text:p>
          </table:table-cell>
          <table:table-cell table:formula="of:=[.B243]-[.$B$2]" office:value-type="float" office:value="23.8559100627899" calcext:value-type="float">
            <text:p>23.8559100628</text:p>
          </table:table-cell>
          <table:table-cell table:formula="of:=[.C243]/([.D243]-[.D242])" office:value-type="float" office:value="99631.0080554257" calcext:value-type="float">
            <text:p>99631.0080554257</text:p>
          </table:table-cell>
          <table:table-cell table:formula="of:=IF(MOD([.D243];[.$M$10])&lt;[.$M$3];[.$N$2];IF(MOD([.D243];[.$M$10])&lt;[.$M$4];[.$N$3];IF(MOD([.D243];[.$M$10])&lt;[.$M$5];[.$N$4];IF(MOD([.D243];[.$M$10])&lt;[.$M$6];[.$N$5];IF(MOD([.D243];[.$M$10])&lt;[.$M$7];[.$N$6];IF(MOD([.D243];[.$M$10])&lt;[.$M$8];[.$N$7];IF(MOD([.D243];[.$M$10])&lt;[.$M$9];[.$N$8];IF(MOD([.D243];[.$M$10])&lt;[.$M$10];[.$N$9]))))))))" office:value-type="float" office:value="100000" calcext:value-type="float">
            <text:p>100000</text:p>
          </table:table-cell>
          <table:table-cell office:value-type="float" office:value="1443146944.13652" calcext:value-type="float">
            <text:p>1443146944.13652</text:p>
          </table:table-cell>
          <table:table-cell table:formula="of:=[.G243]-[.$B$2]" office:value-type="float" office:value="24.1363098621368" calcext:value-type="float">
            <text:p>24.1363098621</text:p>
          </table:table-cell>
          <table:table-cell table:formula="of:=[.C243]/([.H243]-[.H242])" office:value-type="float" office:value="99562.576405297" calcext:value-type="float">
            <text:p>99562.576405297</text:p>
          </table:table-cell>
          <table:table-cell table:formula="of:=[.G243]-[.$B243]" office:value-type="float" office:value="0.280399799346924" calcext:value-type="float">
            <text:p>0.2803997993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46943.89947" calcext:value-type="float">
            <text:p>1443146943.89947</text:p>
          </table:table-cell>
          <table:table-cell office:value-type="float" office:value="4320" calcext:value-type="float">
            <text:p>4320</text:p>
          </table:table-cell>
          <table:table-cell table:formula="of:=[.B244]-[.$B$2]" office:value-type="float" office:value="23.8992600440979" calcext:value-type="float">
            <text:p>23.8992600441</text:p>
          </table:table-cell>
          <table:table-cell table:formula="of:=[.C244]/([.D244]-[.D243])" office:value-type="float" office:value="99654.0222084115" calcext:value-type="float">
            <text:p>99654.0222084115</text:p>
          </table:table-cell>
          <table:table-cell table:formula="of:=IF(MOD([.D244];[.$M$10])&lt;[.$M$3];[.$N$2];IF(MOD([.D244];[.$M$10])&lt;[.$M$4];[.$N$3];IF(MOD([.D244];[.$M$10])&lt;[.$M$5];[.$N$4];IF(MOD([.D244];[.$M$10])&lt;[.$M$6];[.$N$5];IF(MOD([.D244];[.$M$10])&lt;[.$M$7];[.$N$6];IF(MOD([.D244];[.$M$10])&lt;[.$M$8];[.$N$7];IF(MOD([.D244];[.$M$10])&lt;[.$M$9];[.$N$8];IF(MOD([.D244];[.$M$10])&lt;[.$M$10];[.$N$9]))))))))" office:value-type="float" office:value="100000" calcext:value-type="float">
            <text:p>100000</text:p>
          </table:table-cell>
          <table:table-cell office:value-type="float" office:value="1443146944.17991" calcext:value-type="float">
            <text:p>1443146944.17991</text:p>
          </table:table-cell>
          <table:table-cell table:formula="of:=[.G244]-[.$B$2]" office:value-type="float" office:value="24.1796998977661" calcext:value-type="float">
            <text:p>24.1796998978</text:p>
          </table:table-cell>
          <table:table-cell table:formula="of:=[.C244]/([.H244]-[.H243])" office:value-type="float" office:value="99562.0293311208" calcext:value-type="float">
            <text:p>99562.0293311208</text:p>
          </table:table-cell>
          <table:table-cell table:formula="of:=[.G244]-[.$B244]" office:value-type="float" office:value="0.280439853668213" calcext:value-type="float">
            <text:p>0.2804398537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46943.94282" calcext:value-type="float">
            <text:p>1443146943.94282</text:p>
          </table:table-cell>
          <table:table-cell office:value-type="float" office:value="4320" calcext:value-type="float">
            <text:p>4320</text:p>
          </table:table-cell>
          <table:table-cell table:formula="of:=[.B245]-[.$B$2]" office:value-type="float" office:value="23.9426100254059" calcext:value-type="float">
            <text:p>23.9426100254</text:p>
          </table:table-cell>
          <table:table-cell table:formula="of:=[.C245]/([.D245]-[.D244])" office:value-type="float" office:value="99654.0222084115" calcext:value-type="float">
            <text:p>99654.0222084115</text:p>
          </table:table-cell>
          <table:table-cell table:formula="of:=IF(MOD([.D245];[.$M$10])&lt;[.$M$3];[.$N$2];IF(MOD([.D245];[.$M$10])&lt;[.$M$4];[.$N$3];IF(MOD([.D245];[.$M$10])&lt;[.$M$5];[.$N$4];IF(MOD([.D245];[.$M$10])&lt;[.$M$6];[.$N$5];IF(MOD([.D245];[.$M$10])&lt;[.$M$7];[.$N$6];IF(MOD([.D245];[.$M$10])&lt;[.$M$8];[.$N$7];IF(MOD([.D245];[.$M$10])&lt;[.$M$9];[.$N$8];IF(MOD([.D245];[.$M$10])&lt;[.$M$10];[.$N$9]))))))))" office:value-type="float" office:value="100000" calcext:value-type="float">
            <text:p>100000</text:p>
          </table:table-cell>
          <table:table-cell office:value-type="float" office:value="1443146944.2231" calcext:value-type="float">
            <text:p>1443146944.2231</text:p>
          </table:table-cell>
          <table:table-cell table:formula="of:=[.G245]-[.$B$2]" office:value-type="float" office:value="24.2228899002075" calcext:value-type="float">
            <text:p>24.2228899002</text:p>
          </table:table-cell>
          <table:table-cell table:formula="of:=[.C245]/([.H245]-[.H244])" office:value-type="float" office:value="100023.147853736" calcext:value-type="float">
            <text:p>100023.147853736</text:p>
          </table:table-cell>
          <table:table-cell table:formula="of:=[.G245]-[.$B245]" office:value-type="float" office:value="0.280279874801636" calcext:value-type="float">
            <text:p>0.2802798748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46943.98617" calcext:value-type="float">
            <text:p>1443146943.98617</text:p>
          </table:table-cell>
          <table:table-cell office:value-type="float" office:value="4320" calcext:value-type="float">
            <text:p>4320</text:p>
          </table:table-cell>
          <table:table-cell table:formula="of:=[.B246]-[.$B$2]" office:value-type="float" office:value="23.9859600067139" calcext:value-type="float">
            <text:p>23.9859600067</text:p>
          </table:table-cell>
          <table:table-cell table:formula="of:=[.C246]/([.D246]-[.D245])" office:value-type="float" office:value="99654.0222084115" calcext:value-type="float">
            <text:p>99654.0222084115</text:p>
          </table:table-cell>
          <table:table-cell table:formula="of:=IF(MOD([.D246];[.$M$10])&lt;[.$M$3];[.$N$2];IF(MOD([.D246];[.$M$10])&lt;[.$M$4];[.$N$3];IF(MOD([.D246];[.$M$10])&lt;[.$M$5];[.$N$4];IF(MOD([.D246];[.$M$10])&lt;[.$M$6];[.$N$5];IF(MOD([.D246];[.$M$10])&lt;[.$M$7];[.$N$6];IF(MOD([.D246];[.$M$10])&lt;[.$M$8];[.$N$7];IF(MOD([.D246];[.$M$10])&lt;[.$M$9];[.$N$8];IF(MOD([.D246];[.$M$10])&lt;[.$M$10];[.$N$9]))))))))" office:value-type="float" office:value="100000" calcext:value-type="float">
            <text:p>100000</text:p>
          </table:table-cell>
          <table:table-cell office:value-type="float" office:value="1443146944.26627" calcext:value-type="float">
            <text:p>1443146944.26627</text:p>
          </table:table-cell>
          <table:table-cell table:formula="of:=[.G246]-[.$B$2]" office:value-type="float" office:value="24.2660598754883" calcext:value-type="float">
            <text:p>24.2660598755</text:p>
          </table:table-cell>
          <table:table-cell table:formula="of:=[.C246]/([.H246]-[.H245])" office:value-type="float" office:value="100069.550003314" calcext:value-type="float">
            <text:p>100069.550003314</text:p>
          </table:table-cell>
          <table:table-cell table:formula="of:=[.G246]-[.$B246]" office:value-type="float" office:value="0.280099868774414" calcext:value-type="float">
            <text:p>0.2800998688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46944.02938" calcext:value-type="float">
            <text:p>1443146944.02938</text:p>
          </table:table-cell>
          <table:table-cell office:value-type="float" office:value="4320" calcext:value-type="float">
            <text:p>4320</text:p>
          </table:table-cell>
          <table:table-cell table:formula="of:=[.B247]-[.$B$2]" office:value-type="float" office:value="24.0291700363159" calcext:value-type="float">
            <text:p>24.0291700363</text:p>
          </table:table-cell>
          <table:table-cell table:formula="of:=[.C247]/([.D247]-[.D246])" office:value-type="float" office:value="99976.7887174733" calcext:value-type="float">
            <text:p>99976.7887174733</text:p>
          </table:table-cell>
          <table:table-cell table:formula="of:=IF(MOD([.D247];[.$M$10])&lt;[.$M$3];[.$N$2];IF(MOD([.D247];[.$M$10])&lt;[.$M$4];[.$N$3];IF(MOD([.D247];[.$M$10])&lt;[.$M$5];[.$N$4];IF(MOD([.D247];[.$M$10])&lt;[.$M$6];[.$N$5];IF(MOD([.D247];[.$M$10])&lt;[.$M$7];[.$N$6];IF(MOD([.D247];[.$M$10])&lt;[.$M$8];[.$N$7];IF(MOD([.D247];[.$M$10])&lt;[.$M$9];[.$N$8];IF(MOD([.D247];[.$M$10])&lt;[.$M$10];[.$N$9]))))))))" office:value-type="float" office:value="100500" calcext:value-type="float">
            <text:p>100500</text:p>
          </table:table-cell>
          <table:table-cell office:value-type="float" office:value="1443146944.35253" calcext:value-type="float">
            <text:p>1443146944.35253</text:p>
          </table:table-cell>
          <table:table-cell table:formula="of:=[.G247]-[.$B$2]" office:value-type="float" office:value="24.3523199558258" calcext:value-type="float">
            <text:p>24.3523199558</text:p>
          </table:table-cell>
          <table:table-cell table:formula="of:=[.C247]/([.H247]-[.H246])" office:value-type="float" office:value="50081.1033689791" calcext:value-type="float">
            <text:p>50081.1033689791</text:p>
          </table:table-cell>
          <table:table-cell table:formula="of:=[.G247]-[.$B247]" office:value-type="float" office:value="0.323149919509888" calcext:value-type="float">
            <text:p>0.3231499195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46944.07256" calcext:value-type="float">
            <text:p>1443146944.07256</text:p>
          </table:table-cell>
          <table:table-cell office:value-type="float" office:value="4320" calcext:value-type="float">
            <text:p>4320</text:p>
          </table:table-cell>
          <table:table-cell table:formula="of:=[.B248]-[.$B$2]" office:value-type="float" office:value="24.072350025177" calcext:value-type="float">
            <text:p>24.0723500252</text:p>
          </table:table-cell>
          <table:table-cell table:formula="of:=[.C248]/([.D248]-[.D247])" office:value-type="float" office:value="100046.34354812" calcext:value-type="float">
            <text:p>100046.34354812</text:p>
          </table:table-cell>
          <table:table-cell table:formula="of:=IF(MOD([.D248];[.$M$10])&lt;[.$M$3];[.$N$2];IF(MOD([.D248];[.$M$10])&lt;[.$M$4];[.$N$3];IF(MOD([.D248];[.$M$10])&lt;[.$M$5];[.$N$4];IF(MOD([.D248];[.$M$10])&lt;[.$M$6];[.$N$5];IF(MOD([.D248];[.$M$10])&lt;[.$M$7];[.$N$6];IF(MOD([.D248];[.$M$10])&lt;[.$M$8];[.$N$7];IF(MOD([.D248];[.$M$10])&lt;[.$M$9];[.$N$8];IF(MOD([.D248];[.$M$10])&lt;[.$M$10];[.$N$9]))))))))" office:value-type="float" office:value="100500" calcext:value-type="float">
            <text:p>100500</text:p>
          </table:table-cell>
          <table:table-cell office:value-type="float" office:value="1443146944.39556" calcext:value-type="float">
            <text:p>1443146944.39556</text:p>
          </table:table-cell>
          <table:table-cell table:formula="of:=[.G248]-[.$B$2]" office:value-type="float" office:value="24.3953499794006" calcext:value-type="float">
            <text:p>24.3953499794</text:p>
          </table:table-cell>
          <table:table-cell table:formula="of:=[.C248]/([.H248]-[.H247])" office:value-type="float" office:value="100395.018201362" calcext:value-type="float">
            <text:p>100395.018201362</text:p>
          </table:table-cell>
          <table:table-cell table:formula="of:=[.G248]-[.$B248]" office:value-type="float" office:value="0.322999954223633" calcext:value-type="float">
            <text:p>0.3229999542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46944.11569" calcext:value-type="float">
            <text:p>1443146944.11569</text:p>
          </table:table-cell>
          <table:table-cell office:value-type="float" office:value="4320" calcext:value-type="float">
            <text:p>4320</text:p>
          </table:table-cell>
          <table:table-cell table:formula="of:=[.B249]-[.$B$2]" office:value-type="float" office:value="24.1154799461365" calcext:value-type="float">
            <text:p>24.1154799461</text:p>
          </table:table-cell>
          <table:table-cell table:formula="of:=[.C249]/([.D249]-[.D248])" office:value-type="float" office:value="100162.48358209" calcext:value-type="float">
            <text:p>100162.48358209</text:p>
          </table:table-cell>
          <table:table-cell table:formula="of:=IF(MOD([.D249];[.$M$10])&lt;[.$M$3];[.$N$2];IF(MOD([.D249];[.$M$10])&lt;[.$M$4];[.$N$3];IF(MOD([.D249];[.$M$10])&lt;[.$M$5];[.$N$4];IF(MOD([.D249];[.$M$10])&lt;[.$M$6];[.$N$5];IF(MOD([.D249];[.$M$10])&lt;[.$M$7];[.$N$6];IF(MOD([.D249];[.$M$10])&lt;[.$M$8];[.$N$7];IF(MOD([.D249];[.$M$10])&lt;[.$M$9];[.$N$8];IF(MOD([.D249];[.$M$10])&lt;[.$M$10];[.$N$9]))))))))" office:value-type="float" office:value="100500" calcext:value-type="float">
            <text:p>100500</text:p>
          </table:table-cell>
          <table:table-cell office:value-type="float" office:value="1443146944.4387" calcext:value-type="float">
            <text:p>1443146944.4387</text:p>
          </table:table-cell>
          <table:table-cell table:formula="of:=[.G249]-[.$B$2]" office:value-type="float" office:value="24.4384899139404" calcext:value-type="float">
            <text:p>24.4384899139</text:p>
          </table:table-cell>
          <table:table-cell table:formula="of:=[.C249]/([.H249]-[.H248])" office:value-type="float" office:value="100139.234008688" calcext:value-type="float">
            <text:p>100139.234008688</text:p>
          </table:table-cell>
          <table:table-cell table:formula="of:=[.G249]-[.$B249]" office:value-type="float" office:value="0.323009967803955" calcext:value-type="float">
            <text:p>0.3230099678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46944.15882" calcext:value-type="float">
            <text:p>1443146944.15882</text:p>
          </table:table-cell>
          <table:table-cell office:value-type="float" office:value="4320" calcext:value-type="float">
            <text:p>4320</text:p>
          </table:table-cell>
          <table:table-cell table:formula="of:=[.B250]-[.$B$2]" office:value-type="float" office:value="24.1586098670959" calcext:value-type="float">
            <text:p>24.1586098671</text:p>
          </table:table-cell>
          <table:table-cell table:formula="of:=[.C250]/([.D250]-[.D249])" office:value-type="float" office:value="100162.48358209" calcext:value-type="float">
            <text:p>100162.48358209</text:p>
          </table:table-cell>
          <table:table-cell table:formula="of:=IF(MOD([.D250];[.$M$10])&lt;[.$M$3];[.$N$2];IF(MOD([.D250];[.$M$10])&lt;[.$M$4];[.$N$3];IF(MOD([.D250];[.$M$10])&lt;[.$M$5];[.$N$4];IF(MOD([.D250];[.$M$10])&lt;[.$M$6];[.$N$5];IF(MOD([.D250];[.$M$10])&lt;[.$M$7];[.$N$6];IF(MOD([.D250];[.$M$10])&lt;[.$M$8];[.$N$7];IF(MOD([.D250];[.$M$10])&lt;[.$M$9];[.$N$8];IF(MOD([.D250];[.$M$10])&lt;[.$M$10];[.$N$9]))))))))" office:value-type="float" office:value="100500" calcext:value-type="float">
            <text:p>100500</text:p>
          </table:table-cell>
          <table:table-cell office:value-type="float" office:value="1443146944.48186" calcext:value-type="float">
            <text:p>1443146944.48186</text:p>
          </table:table-cell>
          <table:table-cell table:formula="of:=[.G250]-[.$B$2]" office:value-type="float" office:value="24.4816498756409" calcext:value-type="float">
            <text:p>24.4816498756</text:p>
          </table:table-cell>
          <table:table-cell table:formula="of:=[.C250]/([.H250]-[.H249])" office:value-type="float" office:value="100092.767226807" calcext:value-type="float">
            <text:p>100092.767226807</text:p>
          </table:table-cell>
          <table:table-cell table:formula="of:=[.G250]-[.$B250]" office:value-type="float" office:value="0.323040008544922" calcext:value-type="float">
            <text:p>0.3230400085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46944.20192" calcext:value-type="float">
            <text:p>1443146944.20192</text:p>
          </table:table-cell>
          <table:table-cell office:value-type="float" office:value="4320" calcext:value-type="float">
            <text:p>4320</text:p>
          </table:table-cell>
          <table:table-cell table:formula="of:=[.B251]-[.$B$2]" office:value-type="float" office:value="24.201709985733" calcext:value-type="float">
            <text:p>24.2017099857</text:p>
          </table:table-cell>
          <table:table-cell table:formula="of:=[.C251]/([.D251]-[.D250])" office:value-type="float" office:value="100231.742663532" calcext:value-type="float">
            <text:p>100231.742663532</text:p>
          </table:table-cell>
          <table:table-cell table:formula="of:=IF(MOD([.D251];[.$M$10])&lt;[.$M$3];[.$N$2];IF(MOD([.D251];[.$M$10])&lt;[.$M$4];[.$N$3];IF(MOD([.D251];[.$M$10])&lt;[.$M$5];[.$N$4];IF(MOD([.D251];[.$M$10])&lt;[.$M$6];[.$N$5];IF(MOD([.D251];[.$M$10])&lt;[.$M$7];[.$N$6];IF(MOD([.D251];[.$M$10])&lt;[.$M$8];[.$N$7];IF(MOD([.D251];[.$M$10])&lt;[.$M$9];[.$N$8];IF(MOD([.D251];[.$M$10])&lt;[.$M$10];[.$N$9]))))))))" office:value-type="float" office:value="100500" calcext:value-type="float">
            <text:p>100500</text:p>
          </table:table-cell>
          <table:table-cell office:value-type="float" office:value="1443146944.525" calcext:value-type="float">
            <text:p>1443146944.525</text:p>
          </table:table-cell>
          <table:table-cell table:formula="of:=[.G251]-[.$B$2]" office:value-type="float" office:value="24.5247900485992" calcext:value-type="float">
            <text:p>24.5247900486</text:p>
          </table:table-cell>
          <table:table-cell table:formula="of:=[.C251]/([.H251]-[.H250])" office:value-type="float" office:value="100138.680578967" calcext:value-type="float">
            <text:p>100138.680578967</text:p>
          </table:table-cell>
          <table:table-cell table:formula="of:=[.G251]-[.$B251]" office:value-type="float" office:value="0.323080062866211" calcext:value-type="float">
            <text:p>0.3230800629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46944.24506" calcext:value-type="float">
            <text:p>1443146944.24506</text:p>
          </table:table-cell>
          <table:table-cell office:value-type="float" office:value="4320" calcext:value-type="float">
            <text:p>4320</text:p>
          </table:table-cell>
          <table:table-cell table:formula="of:=[.B252]-[.$B$2]" office:value-type="float" office:value="24.2448499202728" calcext:value-type="float">
            <text:p>24.2448499203</text:p>
          </table:table-cell>
          <table:table-cell table:formula="of:=[.C252]/([.D252]-[.D251])" office:value-type="float" office:value="100139.234008688" calcext:value-type="float">
            <text:p>100139.234008688</text:p>
          </table:table-cell>
          <table:table-cell table:formula="of:=IF(MOD([.D252];[.$M$10])&lt;[.$M$3];[.$N$2];IF(MOD([.D252];[.$M$10])&lt;[.$M$4];[.$N$3];IF(MOD([.D252];[.$M$10])&lt;[.$M$5];[.$N$4];IF(MOD([.D252];[.$M$10])&lt;[.$M$6];[.$N$5];IF(MOD([.D252];[.$M$10])&lt;[.$M$7];[.$N$6];IF(MOD([.D252];[.$M$10])&lt;[.$M$8];[.$N$7];IF(MOD([.D252];[.$M$10])&lt;[.$M$9];[.$N$8];IF(MOD([.D252];[.$M$10])&lt;[.$M$10];[.$N$9]))))))))" office:value-type="float" office:value="100500" calcext:value-type="float">
            <text:p>100500</text:p>
          </table:table-cell>
          <table:table-cell office:value-type="float" office:value="1443146944.56797" calcext:value-type="float">
            <text:p>1443146944.56797</text:p>
          </table:table-cell>
          <table:table-cell table:formula="of:=[.G252]-[.$B$2]" office:value-type="float" office:value="24.5677599906921" calcext:value-type="float">
            <text:p>24.5677599907</text:p>
          </table:table-cell>
          <table:table-cell table:formula="of:=[.C252]/([.H252]-[.H251])" office:value-type="float" office:value="100535.392639364" calcext:value-type="float">
            <text:p>100535.392639364</text:p>
          </table:table-cell>
          <table:table-cell table:formula="of:=[.G252]-[.$B252]" office:value-type="float" office:value="0.322910070419312" calcext:value-type="float">
            <text:p>0.3229100704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46944.28822" calcext:value-type="float">
            <text:p>1443146944.28822</text:p>
          </table:table-cell>
          <table:table-cell office:value-type="float" office:value="4320" calcext:value-type="float">
            <text:p>4320</text:p>
          </table:table-cell>
          <table:table-cell table:formula="of:=[.B253]-[.$B$2]" office:value-type="float" office:value="24.2880098819733" calcext:value-type="float">
            <text:p>24.288009882</text:p>
          </table:table-cell>
          <table:table-cell table:formula="of:=[.C253]/([.D253]-[.D252])" office:value-type="float" office:value="100092.767226807" calcext:value-type="float">
            <text:p>100092.767226807</text:p>
          </table:table-cell>
          <table:table-cell table:formula="of:=IF(MOD([.D253];[.$M$10])&lt;[.$M$3];[.$N$2];IF(MOD([.D253];[.$M$10])&lt;[.$M$4];[.$N$3];IF(MOD([.D253];[.$M$10])&lt;[.$M$5];[.$N$4];IF(MOD([.D253];[.$M$10])&lt;[.$M$6];[.$N$5];IF(MOD([.D253];[.$M$10])&lt;[.$M$7];[.$N$6];IF(MOD([.D253];[.$M$10])&lt;[.$M$8];[.$N$7];IF(MOD([.D253];[.$M$10])&lt;[.$M$9];[.$N$8];IF(MOD([.D253];[.$M$10])&lt;[.$M$10];[.$N$9]))))))))" office:value-type="float" office:value="100500" calcext:value-type="float">
            <text:p>100500</text:p>
          </table:table-cell>
          <table:table-cell office:value-type="float" office:value="1443146944.61117" calcext:value-type="float">
            <text:p>1443146944.61117</text:p>
          </table:table-cell>
          <table:table-cell table:formula="of:=[.G253]-[.$B$2]" office:value-type="float" office:value="24.6109600067139" calcext:value-type="float">
            <text:p>24.6109600067</text:p>
          </table:table-cell>
          <table:table-cell table:formula="of:=[.C253]/([.H253]-[.H252])" office:value-type="float" office:value="99999.9629126792" calcext:value-type="float">
            <text:p>99999.9629126792</text:p>
          </table:table-cell>
          <table:table-cell table:formula="of:=[.G253]-[.$B253]" office:value-type="float" office:value="0.322950124740601" calcext:value-type="float">
            <text:p>0.3229501247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46944.33136" calcext:value-type="float">
            <text:p>1443146944.33136</text:p>
          </table:table-cell>
          <table:table-cell office:value-type="float" office:value="4320" calcext:value-type="float">
            <text:p>4320</text:p>
          </table:table-cell>
          <table:table-cell table:formula="of:=[.B254]-[.$B$2]" office:value-type="float" office:value="24.3311500549316" calcext:value-type="float">
            <text:p>24.3311500549</text:p>
          </table:table-cell>
          <table:table-cell table:formula="of:=[.C254]/([.D254]-[.D253])" office:value-type="float" office:value="100138.680578967" calcext:value-type="float">
            <text:p>100138.680578967</text:p>
          </table:table-cell>
          <table:table-cell table:formula="of:=IF(MOD([.D254];[.$M$10])&lt;[.$M$3];[.$N$2];IF(MOD([.D254];[.$M$10])&lt;[.$M$4];[.$N$3];IF(MOD([.D254];[.$M$10])&lt;[.$M$5];[.$N$4];IF(MOD([.D254];[.$M$10])&lt;[.$M$6];[.$N$5];IF(MOD([.D254];[.$M$10])&lt;[.$M$7];[.$N$6];IF(MOD([.D254];[.$M$10])&lt;[.$M$8];[.$N$7];IF(MOD([.D254];[.$M$10])&lt;[.$M$9];[.$N$8];IF(MOD([.D254];[.$M$10])&lt;[.$M$10];[.$N$9]))))))))" office:value-type="float" office:value="100500" calcext:value-type="float">
            <text:p>100500</text:p>
          </table:table-cell>
          <table:table-cell office:value-type="float" office:value="1443146944.65788" calcext:value-type="float">
            <text:p>1443146944.65788</text:p>
          </table:table-cell>
          <table:table-cell table:formula="of:=[.G254]-[.$B$2]" office:value-type="float" office:value="24.6576700210571" calcext:value-type="float">
            <text:p>24.6576700211</text:p>
          </table:table-cell>
          <table:table-cell table:formula="of:=[.C254]/([.H254]-[.H253])" office:value-type="float" office:value="92485.5207333755" calcext:value-type="float">
            <text:p>92485.5207333755</text:p>
          </table:table-cell>
          <table:table-cell table:formula="of:=[.G254]-[.$B254]" office:value-type="float" office:value="0.326519966125488" calcext:value-type="float">
            <text:p>0.326519966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46944.3745" calcext:value-type="float">
            <text:p>1443146944.3745</text:p>
          </table:table-cell>
          <table:table-cell office:value-type="float" office:value="4320" calcext:value-type="float">
            <text:p>4320</text:p>
          </table:table-cell>
          <table:table-cell table:formula="of:=[.B255]-[.$B$2]" office:value-type="float" office:value="24.3742899894714" calcext:value-type="float">
            <text:p>24.3742899895</text:p>
          </table:table-cell>
          <table:table-cell table:formula="of:=[.C255]/([.D255]-[.D254])" office:value-type="float" office:value="100139.234008688" calcext:value-type="float">
            <text:p>100139.234008688</text:p>
          </table:table-cell>
          <table:table-cell table:formula="of:=IF(MOD([.D255];[.$M$10])&lt;[.$M$3];[.$N$2];IF(MOD([.D255];[.$M$10])&lt;[.$M$4];[.$N$3];IF(MOD([.D255];[.$M$10])&lt;[.$M$5];[.$N$4];IF(MOD([.D255];[.$M$10])&lt;[.$M$6];[.$N$5];IF(MOD([.D255];[.$M$10])&lt;[.$M$7];[.$N$6];IF(MOD([.D255];[.$M$10])&lt;[.$M$8];[.$N$7];IF(MOD([.D255];[.$M$10])&lt;[.$M$9];[.$N$8];IF(MOD([.D255];[.$M$10])&lt;[.$M$10];[.$N$9]))))))))" office:value-type="float" office:value="100500" calcext:value-type="float">
            <text:p>100500</text:p>
          </table:table-cell>
          <table:table-cell office:value-type="float" office:value="1443146944.74058" calcext:value-type="float">
            <text:p>1443146944.74058</text:p>
          </table:table-cell>
          <table:table-cell table:formula="of:=[.G255]-[.$B$2]" office:value-type="float" office:value="24.7403700351715" calcext:value-type="float">
            <text:p>24.7403700352</text:p>
          </table:table-cell>
          <table:table-cell table:formula="of:=[.C255]/([.H255]-[.H254])" office:value-type="float" office:value="52236.9922939208" calcext:value-type="float">
            <text:p>52236.9922939208</text:p>
          </table:table-cell>
          <table:table-cell table:formula="of:=[.G255]-[.$B255]" office:value-type="float" office:value="0.366080045700073" calcext:value-type="float">
            <text:p>0.3660800457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46944.41763" calcext:value-type="float">
            <text:p>1443146944.41763</text:p>
          </table:table-cell>
          <table:table-cell office:value-type="float" office:value="4320" calcext:value-type="float">
            <text:p>4320</text:p>
          </table:table-cell>
          <table:table-cell table:formula="of:=[.B256]-[.$B$2]" office:value-type="float" office:value="24.4174199104309" calcext:value-type="float">
            <text:p>24.4174199104</text:p>
          </table:table-cell>
          <table:table-cell table:formula="of:=[.C256]/([.D256]-[.D255])" office:value-type="float" office:value="100162.48358209" calcext:value-type="float">
            <text:p>100162.48358209</text:p>
          </table:table-cell>
          <table:table-cell table:formula="of:=IF(MOD([.D256];[.$M$10])&lt;[.$M$3];[.$N$2];IF(MOD([.D256];[.$M$10])&lt;[.$M$4];[.$N$3];IF(MOD([.D256];[.$M$10])&lt;[.$M$5];[.$N$4];IF(MOD([.D256];[.$M$10])&lt;[.$M$6];[.$N$5];IF(MOD([.D256];[.$M$10])&lt;[.$M$7];[.$N$6];IF(MOD([.D256];[.$M$10])&lt;[.$M$8];[.$N$7];IF(MOD([.D256];[.$M$10])&lt;[.$M$9];[.$N$8];IF(MOD([.D256];[.$M$10])&lt;[.$M$10];[.$N$9]))))))))" office:value-type="float" office:value="100500" calcext:value-type="float">
            <text:p>100500</text:p>
          </table:table-cell>
          <table:table-cell office:value-type="float" office:value="1443146944.82703" calcext:value-type="float">
            <text:p>1443146944.82703</text:p>
          </table:table-cell>
          <table:table-cell table:formula="of:=[.G256]-[.$B$2]" office:value-type="float" office:value="24.826819896698" calcext:value-type="float">
            <text:p>24.8268198967</text:p>
          </table:table-cell>
          <table:table-cell table:formula="of:=[.C256]/([.H256]-[.H255])" office:value-type="float" office:value="49971.1615926221" calcext:value-type="float">
            <text:p>49971.1615926221</text:p>
          </table:table-cell>
          <table:table-cell table:formula="of:=[.G256]-[.$B256]" office:value-type="float" office:value="0.40939998626709" calcext:value-type="float">
            <text:p>0.4093999863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46944.46077" calcext:value-type="float">
            <text:p>1443146944.46077</text:p>
          </table:table-cell>
          <table:table-cell office:value-type="float" office:value="4320" calcext:value-type="float">
            <text:p>4320</text:p>
          </table:table-cell>
          <table:table-cell table:formula="of:=[.B257]-[.$B$2]" office:value-type="float" office:value="24.4605598449707" calcext:value-type="float">
            <text:p>24.460559845</text:p>
          </table:table-cell>
          <table:table-cell table:formula="of:=[.C257]/([.D257]-[.D256])" office:value-type="float" office:value="100139.234008688" calcext:value-type="float">
            <text:p>100139.234008688</text:p>
          </table:table-cell>
          <table:table-cell table:formula="of:=IF(MOD([.D257];[.$M$10])&lt;[.$M$3];[.$N$2];IF(MOD([.D257];[.$M$10])&lt;[.$M$4];[.$N$3];IF(MOD([.D257];[.$M$10])&lt;[.$M$5];[.$N$4];IF(MOD([.D257];[.$M$10])&lt;[.$M$6];[.$N$5];IF(MOD([.D257];[.$M$10])&lt;[.$M$7];[.$N$6];IF(MOD([.D257];[.$M$10])&lt;[.$M$8];[.$N$7];IF(MOD([.D257];[.$M$10])&lt;[.$M$9];[.$N$8];IF(MOD([.D257];[.$M$10])&lt;[.$M$10];[.$N$9]))))))))" office:value-type="float" office:value="100500" calcext:value-type="float">
            <text:p>100500</text:p>
          </table:table-cell>
          <table:table-cell office:value-type="float" office:value="1443146944.84141" calcext:value-type="float">
            <text:p>1443146944.84141</text:p>
          </table:table-cell>
          <table:table-cell table:formula="of:=[.G257]-[.$B$2]" office:value-type="float" office:value="24.8411998748779" calcext:value-type="float">
            <text:p>24.8411998749</text:p>
          </table:table-cell>
          <table:table-cell table:formula="of:=[.C257]/([.H257]-[.H256])" office:value-type="float" office:value="300417.702026064" calcext:value-type="float">
            <text:p>300417.702026064</text:p>
          </table:table-cell>
          <table:table-cell table:formula="of:=[.G257]-[.$B257]" office:value-type="float" office:value="0.380640029907227" calcext:value-type="float">
            <text:p>0.3806400299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46944.50391" calcext:value-type="float">
            <text:p>1443146944.50391</text:p>
          </table:table-cell>
          <table:table-cell office:value-type="float" office:value="4320" calcext:value-type="float">
            <text:p>4320</text:p>
          </table:table-cell>
          <table:table-cell table:formula="of:=[.B258]-[.$B$2]" office:value-type="float" office:value="24.5037000179291" calcext:value-type="float">
            <text:p>24.5037000179</text:p>
          </table:table-cell>
          <table:table-cell table:formula="of:=[.C258]/([.D258]-[.D257])" office:value-type="float" office:value="100138.680578967" calcext:value-type="float">
            <text:p>100138.680578967</text:p>
          </table:table-cell>
          <table:table-cell table:formula="of:=IF(MOD([.D258];[.$M$10])&lt;[.$M$3];[.$N$2];IF(MOD([.D258];[.$M$10])&lt;[.$M$4];[.$N$3];IF(MOD([.D258];[.$M$10])&lt;[.$M$5];[.$N$4];IF(MOD([.D258];[.$M$10])&lt;[.$M$6];[.$N$5];IF(MOD([.D258];[.$M$10])&lt;[.$M$7];[.$N$6];IF(MOD([.D258];[.$M$10])&lt;[.$M$8];[.$N$7];IF(MOD([.D258];[.$M$10])&lt;[.$M$9];[.$N$8];IF(MOD([.D258];[.$M$10])&lt;[.$M$10];[.$N$9]))))))))" office:value-type="float" office:value="100500" calcext:value-type="float">
            <text:p>100500</text:p>
          </table:table-cell>
          <table:table-cell office:value-type="float" office:value="1443146944.87" calcext:value-type="float">
            <text:p>1443146944.87</text:p>
          </table:table-cell>
          <table:table-cell table:formula="of:=[.G258]-[.$B$2]" office:value-type="float" office:value="24.8697898387909" calcext:value-type="float">
            <text:p>24.8697898388</text:p>
          </table:table-cell>
          <table:table-cell table:formula="of:=[.C258]/([.H258]-[.H257])" office:value-type="float" office:value="151101.974565317" calcext:value-type="float">
            <text:p>151101.974565317</text:p>
          </table:table-cell>
          <table:table-cell table:formula="of:=[.G258]-[.$B258]" office:value-type="float" office:value="0.366089820861816" calcext:value-type="float">
            <text:p>0.3660898209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46944.54702" calcext:value-type="float">
            <text:p>1443146944.54702</text:p>
          </table:table-cell>
          <table:table-cell office:value-type="float" office:value="4320" calcext:value-type="float">
            <text:p>4320</text:p>
          </table:table-cell>
          <table:table-cell table:formula="of:=[.B259]-[.$B$2]" office:value-type="float" office:value="24.5468099117279" calcext:value-type="float">
            <text:p>24.5468099117</text:p>
          </table:table-cell>
          <table:table-cell table:formula="of:=[.C259]/([.D259]-[.D258])" office:value-type="float" office:value="100209.015131404" calcext:value-type="float">
            <text:p>100209.015131404</text:p>
          </table:table-cell>
          <table:table-cell table:formula="of:=IF(MOD([.D259];[.$M$10])&lt;[.$M$3];[.$N$2];IF(MOD([.D259];[.$M$10])&lt;[.$M$4];[.$N$3];IF(MOD([.D259];[.$M$10])&lt;[.$M$5];[.$N$4];IF(MOD([.D259];[.$M$10])&lt;[.$M$6];[.$N$5];IF(MOD([.D259];[.$M$10])&lt;[.$M$7];[.$N$6];IF(MOD([.D259];[.$M$10])&lt;[.$M$8];[.$N$7];IF(MOD([.D259];[.$M$10])&lt;[.$M$9];[.$N$8];IF(MOD([.D259];[.$M$10])&lt;[.$M$10];[.$N$9]))))))))" office:value-type="float" office:value="100500" calcext:value-type="float">
            <text:p>100500</text:p>
          </table:table-cell>
          <table:table-cell office:value-type="float" office:value="1443146944.91332" calcext:value-type="float">
            <text:p>1443146944.91332</text:p>
          </table:table-cell>
          <table:table-cell table:formula="of:=[.G259]-[.$B$2]" office:value-type="float" office:value="24.9131100177765" calcext:value-type="float">
            <text:p>24.9131100178</text:p>
          </table:table-cell>
          <table:table-cell table:formula="of:=[.C259]/([.H259]-[.H258])" office:value-type="float" office:value="99722.5796651587" calcext:value-type="float">
            <text:p>99722.5796651587</text:p>
          </table:table-cell>
          <table:table-cell table:formula="of:=[.G259]-[.$B259]" office:value-type="float" office:value="0.366300106048584" calcext:value-type="float">
            <text:p>0.366300106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46944.59022" calcext:value-type="float">
            <text:p>1443146944.59022</text:p>
          </table:table-cell>
          <table:table-cell office:value-type="float" office:value="4320" calcext:value-type="float">
            <text:p>4320</text:p>
          </table:table-cell>
          <table:table-cell table:formula="of:=[.B260]-[.$B$2]" office:value-type="float" office:value="24.5900099277496" calcext:value-type="float">
            <text:p>24.5900099277</text:p>
          </table:table-cell>
          <table:table-cell table:formula="of:=[.C260]/([.D260]-[.D259])" office:value-type="float" office:value="99999.9629126792" calcext:value-type="float">
            <text:p>99999.9629126792</text:p>
          </table:table-cell>
          <table:table-cell table:formula="of:=IF(MOD([.D260];[.$M$10])&lt;[.$M$3];[.$N$2];IF(MOD([.D260];[.$M$10])&lt;[.$M$4];[.$N$3];IF(MOD([.D260];[.$M$10])&lt;[.$M$5];[.$N$4];IF(MOD([.D260];[.$M$10])&lt;[.$M$6];[.$N$5];IF(MOD([.D260];[.$M$10])&lt;[.$M$7];[.$N$6];IF(MOD([.D260];[.$M$10])&lt;[.$M$8];[.$N$7];IF(MOD([.D260];[.$M$10])&lt;[.$M$9];[.$N$8];IF(MOD([.D260];[.$M$10])&lt;[.$M$10];[.$N$9]))))))))" office:value-type="float" office:value="100500" calcext:value-type="float">
            <text:p>100500</text:p>
          </table:table-cell>
          <table:table-cell office:value-type="float" office:value="1443146944.95635" calcext:value-type="float">
            <text:p>1443146944.95635</text:p>
          </table:table-cell>
          <table:table-cell table:formula="of:=[.G260]-[.$B$2]" office:value-type="float" office:value="24.9561400413513" calcext:value-type="float">
            <text:p>24.9561400414</text:p>
          </table:table-cell>
          <table:table-cell table:formula="of:=[.C260]/([.H260]-[.H259])" office:value-type="float" office:value="100395.018201362" calcext:value-type="float">
            <text:p>100395.018201362</text:p>
          </table:table-cell>
          <table:table-cell table:formula="of:=[.G260]-[.$B260]" office:value-type="float" office:value="0.366130113601685" calcext:value-type="float">
            <text:p>0.3661301136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46944.63336" calcext:value-type="float">
            <text:p>1443146944.63336</text:p>
          </table:table-cell>
          <table:table-cell office:value-type="float" office:value="4320" calcext:value-type="float">
            <text:p>4320</text:p>
          </table:table-cell>
          <table:table-cell table:formula="of:=[.B261]-[.$B$2]" office:value-type="float" office:value="24.6331498622894" calcext:value-type="float">
            <text:p>24.6331498623</text:p>
          </table:table-cell>
          <table:table-cell table:formula="of:=[.C261]/([.D261]-[.D260])" office:value-type="float" office:value="100139.234008688" calcext:value-type="float">
            <text:p>100139.234008688</text:p>
          </table:table-cell>
          <table:table-cell table:formula="of:=IF(MOD([.D261];[.$M$10])&lt;[.$M$3];[.$N$2];IF(MOD([.D261];[.$M$10])&lt;[.$M$4];[.$N$3];IF(MOD([.D261];[.$M$10])&lt;[.$M$5];[.$N$4];IF(MOD([.D261];[.$M$10])&lt;[.$M$6];[.$N$5];IF(MOD([.D261];[.$M$10])&lt;[.$M$7];[.$N$6];IF(MOD([.D261];[.$M$10])&lt;[.$M$8];[.$N$7];IF(MOD([.D261];[.$M$10])&lt;[.$M$9];[.$N$8];IF(MOD([.D261];[.$M$10])&lt;[.$M$10];[.$N$9]))))))))" office:value-type="float" office:value="100500" calcext:value-type="float">
            <text:p>100500</text:p>
          </table:table-cell>
          <table:table-cell office:value-type="float" office:value="1443146944.99954" calcext:value-type="float">
            <text:p>1443146944.99954</text:p>
          </table:table-cell>
          <table:table-cell table:formula="of:=[.G261]-[.$B$2]" office:value-type="float" office:value="24.9993300437927" calcext:value-type="float">
            <text:p>24.9993300438</text:p>
          </table:table-cell>
          <table:table-cell table:formula="of:=[.C261]/([.H261]-[.H260])" office:value-type="float" office:value="100023.147853736" calcext:value-type="float">
            <text:p>100023.147853736</text:p>
          </table:table-cell>
          <table:table-cell table:formula="of:=[.G261]-[.$B261]" office:value-type="float" office:value="0.366180181503296" calcext:value-type="float">
            <text:p>0.3661801815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46944.67649" calcext:value-type="float">
            <text:p>1443146944.67649</text:p>
          </table:table-cell>
          <table:table-cell office:value-type="float" office:value="4320" calcext:value-type="float">
            <text:p>4320</text:p>
          </table:table-cell>
          <table:table-cell table:formula="of:=[.B262]-[.$B$2]" office:value-type="float" office:value="24.6762800216675" calcext:value-type="float">
            <text:p>24.6762800217</text:p>
          </table:table-cell>
          <table:table-cell table:formula="of:=[.C262]/([.D262]-[.D261])" office:value-type="float" office:value="100161.929895357" calcext:value-type="float">
            <text:p>100161.929895357</text:p>
          </table:table-cell>
          <table:table-cell table:formula="of:=IF(MOD([.D262];[.$M$10])&lt;[.$M$3];[.$N$2];IF(MOD([.D262];[.$M$10])&lt;[.$M$4];[.$N$3];IF(MOD([.D262];[.$M$10])&lt;[.$M$5];[.$N$4];IF(MOD([.D262];[.$M$10])&lt;[.$M$6];[.$N$5];IF(MOD([.D262];[.$M$10])&lt;[.$M$7];[.$N$6];IF(MOD([.D262];[.$M$10])&lt;[.$M$8];[.$N$7];IF(MOD([.D262];[.$M$10])&lt;[.$M$9];[.$N$8];IF(MOD([.D262];[.$M$10])&lt;[.$M$10];[.$N$9]))))))))" office:value-type="float" office:value="100500" calcext:value-type="float">
            <text:p>100500</text:p>
          </table:table-cell>
          <table:table-cell office:value-type="float" office:value="1443146945.01274" calcext:value-type="float">
            <text:p>1443146945.01274</text:p>
          </table:table-cell>
          <table:table-cell table:formula="of:=[.G262]-[.$B$2]" office:value-type="float" office:value="25.0125298500061" calcext:value-type="float">
            <text:p>25.01252985</text:p>
          </table:table-cell>
          <table:table-cell table:formula="of:=[.C262]/([.H262]-[.H261])" office:value-type="float" office:value="327277.531970233" calcext:value-type="float">
            <text:p>327277.531970233</text:p>
          </table:table-cell>
          <table:table-cell table:formula="of:=[.G262]-[.$B262]" office:value-type="float" office:value="0.336249828338623" calcext:value-type="float">
            <text:p>0.3362498283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46944.71963" calcext:value-type="float">
            <text:p>1443146944.71963</text:p>
          </table:table-cell>
          <table:table-cell office:value-type="float" office:value="4320" calcext:value-type="float">
            <text:p>4320</text:p>
          </table:table-cell>
          <table:table-cell table:formula="of:=[.B263]-[.$B$2]" office:value-type="float" office:value="24.7194199562073" calcext:value-type="float">
            <text:p>24.7194199562</text:p>
          </table:table-cell>
          <table:table-cell table:formula="of:=[.C263]/([.D263]-[.D262])" office:value-type="float" office:value="100139.234008688" calcext:value-type="float">
            <text:p>100139.234008688</text:p>
          </table:table-cell>
          <table:table-cell table:formula="of:=IF(MOD([.D263];[.$M$10])&lt;[.$M$3];[.$N$2];IF(MOD([.D263];[.$M$10])&lt;[.$M$4];[.$N$3];IF(MOD([.D263];[.$M$10])&lt;[.$M$5];[.$N$4];IF(MOD([.D263];[.$M$10])&lt;[.$M$6];[.$N$5];IF(MOD([.D263];[.$M$10])&lt;[.$M$7];[.$N$6];IF(MOD([.D263];[.$M$10])&lt;[.$M$8];[.$N$7];IF(MOD([.D263];[.$M$10])&lt;[.$M$9];[.$N$8];IF(MOD([.D263];[.$M$10])&lt;[.$M$10];[.$N$9]))))))))" office:value-type="float" office:value="100500" calcext:value-type="float">
            <text:p>100500</text:p>
          </table:table-cell>
          <table:table-cell office:value-type="float" office:value="1443146945.04271" calcext:value-type="float">
            <text:p>1443146945.04271</text:p>
          </table:table-cell>
          <table:table-cell table:formula="of:=[.G263]-[.$B$2]" office:value-type="float" office:value="25.0425000190735" calcext:value-type="float">
            <text:p>25.0425000191</text:p>
          </table:table-cell>
          <table:table-cell table:formula="of:=[.C263]/([.H263]-[.H262])" office:value-type="float" office:value="144143.330999809" calcext:value-type="float">
            <text:p>144143.330999809</text:p>
          </table:table-cell>
          <table:table-cell table:formula="of:=[.G263]-[.$B263]" office:value-type="float" office:value="0.323080062866211" calcext:value-type="float">
            <text:p>0.3230800629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46944.76277" calcext:value-type="float">
            <text:p>1443146944.76277</text:p>
          </table:table-cell>
          <table:table-cell office:value-type="float" office:value="4320" calcext:value-type="float">
            <text:p>4320</text:p>
          </table:table-cell>
          <table:table-cell table:formula="of:=[.B264]-[.$B$2]" office:value-type="float" office:value="24.7625598907471" calcext:value-type="float">
            <text:p>24.7625598907</text:p>
          </table:table-cell>
          <table:table-cell table:formula="of:=[.C264]/([.D264]-[.D263])" office:value-type="float" office:value="100139.234008688" calcext:value-type="float">
            <text:p>100139.234008688</text:p>
          </table:table-cell>
          <table:table-cell table:formula="of:=IF(MOD([.D264];[.$M$10])&lt;[.$M$3];[.$N$2];IF(MOD([.D264];[.$M$10])&lt;[.$M$4];[.$N$3];IF(MOD([.D264];[.$M$10])&lt;[.$M$5];[.$N$4];IF(MOD([.D264];[.$M$10])&lt;[.$M$6];[.$N$5];IF(MOD([.D264];[.$M$10])&lt;[.$M$7];[.$N$6];IF(MOD([.D264];[.$M$10])&lt;[.$M$8];[.$N$7];IF(MOD([.D264];[.$M$10])&lt;[.$M$9];[.$N$8];IF(MOD([.D264];[.$M$10])&lt;[.$M$10];[.$N$9]))))))))" office:value-type="float" office:value="100500" calcext:value-type="float">
            <text:p>100500</text:p>
          </table:table-cell>
          <table:table-cell office:value-type="float" office:value="1443146945.0858" calcext:value-type="float">
            <text:p>1443146945.0858</text:p>
          </table:table-cell>
          <table:table-cell table:formula="of:=[.G264]-[.$B$2]" office:value-type="float" office:value="25.0855898857117" calcext:value-type="float">
            <text:p>25.0855898857</text:p>
          </table:table-cell>
          <table:table-cell table:formula="of:=[.C264]/([.H264]-[.H263])" office:value-type="float" office:value="100255.589934267" calcext:value-type="float">
            <text:p>100255.589934267</text:p>
          </table:table-cell>
          <table:table-cell table:formula="of:=[.G264]-[.$B264]" office:value-type="float" office:value="0.3230299949646" calcext:value-type="float">
            <text:p>0.323029995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46944.8059" calcext:value-type="float">
            <text:p>1443146944.8059</text:p>
          </table:table-cell>
          <table:table-cell office:value-type="float" office:value="4320" calcext:value-type="float">
            <text:p>4320</text:p>
          </table:table-cell>
          <table:table-cell table:formula="of:=[.B265]-[.$B$2]" office:value-type="float" office:value="24.8056900501251" calcext:value-type="float">
            <text:p>24.8056900501</text:p>
          </table:table-cell>
          <table:table-cell table:formula="of:=[.C265]/([.D265]-[.D264])" office:value-type="float" office:value="100161.929895357" calcext:value-type="float">
            <text:p>100161.929895357</text:p>
          </table:table-cell>
          <table:table-cell table:formula="of:=IF(MOD([.D265];[.$M$10])&lt;[.$M$3];[.$N$2];IF(MOD([.D265];[.$M$10])&lt;[.$M$4];[.$N$3];IF(MOD([.D265];[.$M$10])&lt;[.$M$5];[.$N$4];IF(MOD([.D265];[.$M$10])&lt;[.$M$6];[.$N$5];IF(MOD([.D265];[.$M$10])&lt;[.$M$7];[.$N$6];IF(MOD([.D265];[.$M$10])&lt;[.$M$8];[.$N$7];IF(MOD([.D265];[.$M$10])&lt;[.$M$9];[.$N$8];IF(MOD([.D265];[.$M$10])&lt;[.$M$10];[.$N$9]))))))))" office:value-type="float" office:value="100500" calcext:value-type="float">
            <text:p>100500</text:p>
          </table:table-cell>
          <table:table-cell office:value-type="float" office:value="1443146945.12886" calcext:value-type="float">
            <text:p>1443146945.12886</text:p>
          </table:table-cell>
          <table:table-cell table:formula="of:=[.G265]-[.$B$2]" office:value-type="float" office:value="25.1286499500275" calcext:value-type="float">
            <text:p>25.12864995</text:p>
          </table:table-cell>
          <table:table-cell table:formula="of:=[.C265]/([.H265]-[.H264])" office:value-type="float" office:value="100324.977880149" calcext:value-type="float">
            <text:p>100324.977880149</text:p>
          </table:table-cell>
          <table:table-cell table:formula="of:=[.G265]-[.$B265]" office:value-type="float" office:value="0.322959899902344" calcext:value-type="float">
            <text:p>0.3229598999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46944.84905" calcext:value-type="float">
            <text:p>1443146944.84905</text:p>
          </table:table-cell>
          <table:table-cell office:value-type="float" office:value="4320" calcext:value-type="float">
            <text:p>4320</text:p>
          </table:table-cell>
          <table:table-cell table:formula="of:=[.B266]-[.$B$2]" office:value-type="float" office:value="24.8488399982452" calcext:value-type="float">
            <text:p>24.8488399982</text:p>
          </table:table-cell>
          <table:table-cell table:formula="of:=[.C266]/([.D266]-[.D265])" office:value-type="float" office:value="100115.995226097" calcext:value-type="float">
            <text:p>100115.995226097</text:p>
          </table:table-cell>
          <table:table-cell table:formula="of:=IF(MOD([.D266];[.$M$10])&lt;[.$M$3];[.$N$2];IF(MOD([.D266];[.$M$10])&lt;[.$M$4];[.$N$3];IF(MOD([.D266];[.$M$10])&lt;[.$M$5];[.$N$4];IF(MOD([.D266];[.$M$10])&lt;[.$M$6];[.$N$5];IF(MOD([.D266];[.$M$10])&lt;[.$M$7];[.$N$6];IF(MOD([.D266];[.$M$10])&lt;[.$M$8];[.$N$7];IF(MOD([.D266];[.$M$10])&lt;[.$M$9];[.$N$8];IF(MOD([.D266];[.$M$10])&lt;[.$M$10];[.$N$9]))))))))" office:value-type="float" office:value="100500" calcext:value-type="float">
            <text:p>100500</text:p>
          </table:table-cell>
          <table:table-cell office:value-type="float" office:value="1443146945.14202" calcext:value-type="float">
            <text:p>1443146945.14202</text:p>
          </table:table-cell>
          <table:table-cell table:formula="of:=[.G266]-[.$B$2]" office:value-type="float" office:value="25.1418099403381" calcext:value-type="float">
            <text:p>25.1418099403</text:p>
          </table:table-cell>
          <table:table-cell table:formula="of:=[.C266]/([.H266]-[.H265])" office:value-type="float" office:value="328267.718897766" calcext:value-type="float">
            <text:p>328267.718897766</text:p>
          </table:table-cell>
          <table:table-cell table:formula="of:=[.G266]-[.$B266]" office:value-type="float" office:value="0.292969942092896" calcext:value-type="float">
            <text:p>0.2929699421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46944.89217" calcext:value-type="float">
            <text:p>1443146944.89217</text:p>
          </table:table-cell>
          <table:table-cell office:value-type="float" office:value="4320" calcext:value-type="float">
            <text:p>4320</text:p>
          </table:table-cell>
          <table:table-cell table:formula="of:=[.B267]-[.$B$2]" office:value-type="float" office:value="24.8919599056244" calcext:value-type="float">
            <text:p>24.8919599056</text:p>
          </table:table-cell>
          <table:table-cell table:formula="of:=[.C267]/([.D267]-[.D266])" office:value-type="float" office:value="100185.74395382" calcext:value-type="float">
            <text:p>100185.74395382</text:p>
          </table:table-cell>
          <table:table-cell table:formula="of:=IF(MOD([.D267];[.$M$10])&lt;[.$M$3];[.$N$2];IF(MOD([.D267];[.$M$10])&lt;[.$M$4];[.$N$3];IF(MOD([.D267];[.$M$10])&lt;[.$M$5];[.$N$4];IF(MOD([.D267];[.$M$10])&lt;[.$M$6];[.$N$5];IF(MOD([.D267];[.$M$10])&lt;[.$M$7];[.$N$6];IF(MOD([.D267];[.$M$10])&lt;[.$M$8];[.$N$7];IF(MOD([.D267];[.$M$10])&lt;[.$M$9];[.$N$8];IF(MOD([.D267];[.$M$10])&lt;[.$M$10];[.$N$9]))))))))" office:value-type="float" office:value="100500" calcext:value-type="float">
            <text:p>100500</text:p>
          </table:table-cell>
          <table:table-cell office:value-type="float" office:value="1443146945.17204" calcext:value-type="float">
            <text:p>1443146945.17204</text:p>
          </table:table-cell>
          <table:table-cell table:formula="of:=[.G267]-[.$B$2]" office:value-type="float" office:value="25.1718299388885" calcext:value-type="float">
            <text:p>25.1718299389</text:p>
          </table:table-cell>
          <table:table-cell table:formula="of:=[.C267]/([.H267]-[.H266])" office:value-type="float" office:value="143904.070906102" calcext:value-type="float">
            <text:p>143904.070906102</text:p>
          </table:table-cell>
          <table:table-cell table:formula="of:=[.G267]-[.$B267]" office:value-type="float" office:value="0.27987003326416" calcext:value-type="float">
            <text:p>0.2798700333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46944.93529" calcext:value-type="float">
            <text:p>1443146944.93529</text:p>
          </table:table-cell>
          <table:table-cell office:value-type="float" office:value="4320" calcext:value-type="float">
            <text:p>4320</text:p>
          </table:table-cell>
          <table:table-cell table:formula="of:=[.B268]-[.$B$2]" office:value-type="float" office:value="24.9350800514221" calcext:value-type="float">
            <text:p>24.9350800514</text:p>
          </table:table-cell>
          <table:table-cell table:formula="of:=[.C268]/([.D268]-[.D267])" office:value-type="float" office:value="100185.190009897" calcext:value-type="float">
            <text:p>100185.190009897</text:p>
          </table:table-cell>
          <table:table-cell table:formula="of:=IF(MOD([.D268];[.$M$10])&lt;[.$M$3];[.$N$2];IF(MOD([.D268];[.$M$10])&lt;[.$M$4];[.$N$3];IF(MOD([.D268];[.$M$10])&lt;[.$M$5];[.$N$4];IF(MOD([.D268];[.$M$10])&lt;[.$M$6];[.$N$5];IF(MOD([.D268];[.$M$10])&lt;[.$M$7];[.$N$6];IF(MOD([.D268];[.$M$10])&lt;[.$M$8];[.$N$7];IF(MOD([.D268];[.$M$10])&lt;[.$M$9];[.$N$8];IF(MOD([.D268];[.$M$10])&lt;[.$M$10];[.$N$9]))))))))" office:value-type="float" office:value="100500" calcext:value-type="float">
            <text:p>100500</text:p>
          </table:table-cell>
          <table:table-cell office:value-type="float" office:value="1443146945.21441" calcext:value-type="float">
            <text:p>1443146945.21441</text:p>
          </table:table-cell>
          <table:table-cell table:formula="of:=[.G268]-[.$B$2]" office:value-type="float" office:value="25.2142000198364" calcext:value-type="float">
            <text:p>25.2142000198</text:p>
          </table:table-cell>
          <table:table-cell table:formula="of:=[.C268]/([.H268]-[.H267])" office:value-type="float" office:value="101958.73841531" calcext:value-type="float">
            <text:p>101958.73841531</text:p>
          </table:table-cell>
          <table:table-cell table:formula="of:=[.G268]-[.$B268]" office:value-type="float" office:value="0.279119968414307" calcext:value-type="float">
            <text:p>0.2791199684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46944.97842" calcext:value-type="float">
            <text:p>1443146944.97842</text:p>
          </table:table-cell>
          <table:table-cell office:value-type="float" office:value="4320" calcext:value-type="float">
            <text:p>4320</text:p>
          </table:table-cell>
          <table:table-cell table:formula="of:=[.B269]-[.$B$2]" office:value-type="float" office:value="24.9782099723816" calcext:value-type="float">
            <text:p>24.9782099724</text:p>
          </table:table-cell>
          <table:table-cell table:formula="of:=[.C269]/([.D269]-[.D268])" office:value-type="float" office:value="100162.48358209" calcext:value-type="float">
            <text:p>100162.48358209</text:p>
          </table:table-cell>
          <table:table-cell table:formula="of:=IF(MOD([.D269];[.$M$10])&lt;[.$M$3];[.$N$2];IF(MOD([.D269];[.$M$10])&lt;[.$M$4];[.$N$3];IF(MOD([.D269];[.$M$10])&lt;[.$M$5];[.$N$4];IF(MOD([.D269];[.$M$10])&lt;[.$M$6];[.$N$5];IF(MOD([.D269];[.$M$10])&lt;[.$M$7];[.$N$6];IF(MOD([.D269];[.$M$10])&lt;[.$M$8];[.$N$7];IF(MOD([.D269];[.$M$10])&lt;[.$M$9];[.$N$8];IF(MOD([.D269];[.$M$10])&lt;[.$M$10];[.$N$9]))))))))" office:value-type="float" office:value="100500" calcext:value-type="float">
            <text:p>100500</text:p>
          </table:table-cell>
          <table:table-cell office:value-type="float" office:value="1443146945.25561" calcext:value-type="float">
            <text:p>1443146945.25561</text:p>
          </table:table-cell>
          <table:table-cell table:formula="of:=[.G269]-[.$B$2]" office:value-type="float" office:value="25.2553999423981" calcext:value-type="float">
            <text:p>25.2553999424</text:p>
          </table:table-cell>
          <table:table-cell table:formula="of:=[.C269]/([.H269]-[.H268])" office:value-type="float" office:value="104854.566013715" calcext:value-type="float">
            <text:p>104854.566013715</text:p>
          </table:table-cell>
          <table:table-cell table:formula="of:=[.G269]-[.$B269]" office:value-type="float" office:value="0.277189970016479" calcext:value-type="float">
            <text:p>0.27718997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46945.02064" calcext:value-type="float">
            <text:p>1443146945.02064</text:p>
          </table:table-cell>
          <table:table-cell office:value-type="float" office:value="4320" calcext:value-type="float">
            <text:p>4320</text:p>
          </table:table-cell>
          <table:table-cell table:formula="of:=[.B270]-[.$B$2]" office:value-type="float" office:value="25.0204298496246" calcext:value-type="float">
            <text:p>25.0204298496</text:p>
          </table:table-cell>
          <table:table-cell table:formula="of:=[.C270]/([.D270]-[.D269])" office:value-type="float" office:value="102321.472303948" calcext:value-type="float">
            <text:p>102321.472303948</text:p>
          </table:table-cell>
          <table:table-cell table:formula="of:=IF(MOD([.D270];[.$M$10])&lt;[.$M$3];[.$N$2];IF(MOD([.D270];[.$M$10])&lt;[.$M$4];[.$N$3];IF(MOD([.D270];[.$M$10])&lt;[.$M$5];[.$N$4];IF(MOD([.D270];[.$M$10])&lt;[.$M$6];[.$N$5];IF(MOD([.D270];[.$M$10])&lt;[.$M$7];[.$N$6];IF(MOD([.D270];[.$M$10])&lt;[.$M$8];[.$N$7];IF(MOD([.D270];[.$M$10])&lt;[.$M$9];[.$N$8];IF(MOD([.D270];[.$M$10])&lt;[.$M$10];[.$N$9]))))))))" office:value-type="float" office:value="105000" calcext:value-type="float">
            <text:p>105000</text:p>
          </table:table-cell>
          <table:table-cell office:value-type="float" office:value="1443146945.29689" calcext:value-type="float">
            <text:p>1443146945.29689</text:p>
          </table:table-cell>
          <table:table-cell table:formula="of:=[.G270]-[.$B$2]" office:value-type="float" office:value="25.2966799736023" calcext:value-type="float">
            <text:p>25.2966799736</text:p>
          </table:table-cell>
          <table:table-cell table:formula="of:=[.C270]/([.H270]-[.H269])" office:value-type="float" office:value="104651.083683241" calcext:value-type="float">
            <text:p>104651.083683241</text:p>
          </table:table-cell>
          <table:table-cell table:formula="of:=[.G270]-[.$B270]" office:value-type="float" office:value="0.276250123977661" calcext:value-type="float">
            <text:p>0.276250124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46945.06193" calcext:value-type="float">
            <text:p>1443146945.06193</text:p>
          </table:table-cell>
          <table:table-cell office:value-type="float" office:value="4320" calcext:value-type="float">
            <text:p>4320</text:p>
          </table:table-cell>
          <table:table-cell table:formula="of:=[.B271]-[.$B$2]" office:value-type="float" office:value="25.0617198944092" calcext:value-type="float">
            <text:p>25.0617198944</text:p>
          </table:table-cell>
          <table:table-cell table:formula="of:=[.C271]/([.D271]-[.D270])" office:value-type="float" office:value="104625.703908582" calcext:value-type="float">
            <text:p>104625.703908582</text:p>
          </table:table-cell>
          <table:table-cell table:formula="of:=IF(MOD([.D271];[.$M$10])&lt;[.$M$3];[.$N$2];IF(MOD([.D271];[.$M$10])&lt;[.$M$4];[.$N$3];IF(MOD([.D271];[.$M$10])&lt;[.$M$5];[.$N$4];IF(MOD([.D271];[.$M$10])&lt;[.$M$6];[.$N$5];IF(MOD([.D271];[.$M$10])&lt;[.$M$7];[.$N$6];IF(MOD([.D271];[.$M$10])&lt;[.$M$8];[.$N$7];IF(MOD([.D271];[.$M$10])&lt;[.$M$9];[.$N$8];IF(MOD([.D271];[.$M$10])&lt;[.$M$10];[.$N$9]))))))))" office:value-type="float" office:value="105000" calcext:value-type="float">
            <text:p>105000</text:p>
          </table:table-cell>
          <table:table-cell office:value-type="float" office:value="1443146945.33817" calcext:value-type="float">
            <text:p>1443146945.33817</text:p>
          </table:table-cell>
          <table:table-cell table:formula="of:=[.G271]-[.$B$2]" office:value-type="float" office:value="25.3379600048065" calcext:value-type="float">
            <text:p>25.3379600048</text:p>
          </table:table-cell>
          <table:table-cell table:formula="of:=[.C271]/([.H271]-[.H270])" office:value-type="float" office:value="104651.083683241" calcext:value-type="float">
            <text:p>104651.083683241</text:p>
          </table:table-cell>
          <table:table-cell table:formula="of:=[.G271]-[.$B271]" office:value-type="float" office:value="0.276240110397339" calcext:value-type="float">
            <text:p>0.2762401104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46945.10323" calcext:value-type="float">
            <text:p>1443146945.10323</text:p>
          </table:table-cell>
          <table:table-cell office:value-type="float" office:value="4320" calcext:value-type="float">
            <text:p>4320</text:p>
          </table:table-cell>
          <table:table-cell table:formula="of:=[.B272]-[.$B$2]" office:value-type="float" office:value="25.103019952774" calcext:value-type="float">
            <text:p>25.1030199528</text:p>
          </table:table-cell>
          <table:table-cell table:formula="of:=[.C272]/([.D272]-[.D271])" office:value-type="float" office:value="104600.336441045" calcext:value-type="float">
            <text:p>104600.336441045</text:p>
          </table:table-cell>
          <table:table-cell table:formula="of:=IF(MOD([.D272];[.$M$10])&lt;[.$M$3];[.$N$2];IF(MOD([.D272];[.$M$10])&lt;[.$M$4];[.$N$3];IF(MOD([.D272];[.$M$10])&lt;[.$M$5];[.$N$4];IF(MOD([.D272];[.$M$10])&lt;[.$M$6];[.$N$5];IF(MOD([.D272];[.$M$10])&lt;[.$M$7];[.$N$6];IF(MOD([.D272];[.$M$10])&lt;[.$M$8];[.$N$7];IF(MOD([.D272];[.$M$10])&lt;[.$M$9];[.$N$8];IF(MOD([.D272];[.$M$10])&lt;[.$M$10];[.$N$9]))))))))" office:value-type="float" office:value="105000" calcext:value-type="float">
            <text:p>105000</text:p>
          </table:table-cell>
          <table:table-cell office:value-type="float" office:value="1443146945.37943" calcext:value-type="float">
            <text:p>1443146945.37943</text:p>
          </table:table-cell>
          <table:table-cell table:formula="of:=[.G272]-[.$B$2]" office:value-type="float" office:value="25.3792200088501" calcext:value-type="float">
            <text:p>25.3792200089</text:p>
          </table:table-cell>
          <table:table-cell table:formula="of:=[.C272]/([.H272]-[.H271])" office:value-type="float" office:value="104701.880189764" calcext:value-type="float">
            <text:p>104701.880189764</text:p>
          </table:table-cell>
          <table:table-cell table:formula="of:=[.G272]-[.$B272]" office:value-type="float" office:value="0.27620005607605" calcext:value-type="float">
            <text:p>0.2762000561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46945.14452" calcext:value-type="float">
            <text:p>1443146945.14452</text:p>
          </table:table-cell>
          <table:table-cell office:value-type="float" office:value="4320" calcext:value-type="float">
            <text:p>4320</text:p>
          </table:table-cell>
          <table:table-cell table:formula="of:=[.B273]-[.$B$2]" office:value-type="float" office:value="25.1443099975586" calcext:value-type="float">
            <text:p>25.1443099976</text:p>
          </table:table-cell>
          <table:table-cell table:formula="of:=[.C273]/([.D273]-[.D272])" office:value-type="float" office:value="104625.703908582" calcext:value-type="float">
            <text:p>104625.703908582</text:p>
          </table:table-cell>
          <table:table-cell table:formula="of:=IF(MOD([.D273];[.$M$10])&lt;[.$M$3];[.$N$2];IF(MOD([.D273];[.$M$10])&lt;[.$M$4];[.$N$3];IF(MOD([.D273];[.$M$10])&lt;[.$M$5];[.$N$4];IF(MOD([.D273];[.$M$10])&lt;[.$M$6];[.$N$5];IF(MOD([.D273];[.$M$10])&lt;[.$M$7];[.$N$6];IF(MOD([.D273];[.$M$10])&lt;[.$M$8];[.$N$7];IF(MOD([.D273];[.$M$10])&lt;[.$M$9];[.$N$8];IF(MOD([.D273];[.$M$10])&lt;[.$M$10];[.$N$9]))))))))" office:value-type="float" office:value="105000" calcext:value-type="float">
            <text:p>105000</text:p>
          </table:table-cell>
          <table:table-cell office:value-type="float" office:value="1443146945.42075" calcext:value-type="float">
            <text:p>1443146945.42075</text:p>
          </table:table-cell>
          <table:table-cell table:formula="of:=[.G273]-[.$B$2]" office:value-type="float" office:value="25.420539855957" calcext:value-type="float">
            <text:p>25.420539856</text:p>
          </table:table-cell>
          <table:table-cell table:formula="of:=[.C273]/([.H273]-[.H272])" office:value-type="float" office:value="104550.241650703" calcext:value-type="float">
            <text:p>104550.241650703</text:p>
          </table:table-cell>
          <table:table-cell table:formula="of:=[.G273]-[.$B273]" office:value-type="float" office:value="0.276229858398437" calcext:value-type="float">
            <text:p>0.2762298584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46945.1858" calcext:value-type="float">
            <text:p>1443146945.1858</text:p>
          </table:table-cell>
          <table:table-cell office:value-type="float" office:value="4320" calcext:value-type="float">
            <text:p>4320</text:p>
          </table:table-cell>
          <table:table-cell table:formula="of:=[.B274]-[.$B$2]" office:value-type="float" office:value="25.1855900287628" calcext:value-type="float">
            <text:p>25.1855900288</text:p>
          </table:table-cell>
          <table:table-cell table:formula="of:=[.C274]/([.D274]-[.D273])" office:value-type="float" office:value="104651.083683241" calcext:value-type="float">
            <text:p>104651.083683241</text:p>
          </table:table-cell>
          <table:table-cell table:formula="of:=IF(MOD([.D274];[.$M$10])&lt;[.$M$3];[.$N$2];IF(MOD([.D274];[.$M$10])&lt;[.$M$4];[.$N$3];IF(MOD([.D274];[.$M$10])&lt;[.$M$5];[.$N$4];IF(MOD([.D274];[.$M$10])&lt;[.$M$6];[.$N$5];IF(MOD([.D274];[.$M$10])&lt;[.$M$7];[.$N$6];IF(MOD([.D274];[.$M$10])&lt;[.$M$8];[.$N$7];IF(MOD([.D274];[.$M$10])&lt;[.$M$9];[.$N$8];IF(MOD([.D274];[.$M$10])&lt;[.$M$10];[.$N$9]))))))))" office:value-type="float" office:value="105000" calcext:value-type="float">
            <text:p>105000</text:p>
          </table:table-cell>
          <table:table-cell office:value-type="float" office:value="1443146945.46203" calcext:value-type="float">
            <text:p>1443146945.46203</text:p>
          </table:table-cell>
          <table:table-cell table:formula="of:=[.G274]-[.$B$2]" office:value-type="float" office:value="25.4618198871613" calcext:value-type="float">
            <text:p>25.4618198872</text:p>
          </table:table-cell>
          <table:table-cell table:formula="of:=[.C274]/([.H274]-[.H273])" office:value-type="float" office:value="104651.083683241" calcext:value-type="float">
            <text:p>104651.083683241</text:p>
          </table:table-cell>
          <table:table-cell table:formula="of:=[.G274]-[.$B274]" office:value-type="float" office:value="0.276229858398437" calcext:value-type="float">
            <text:p>0.2762298584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46945.22714" calcext:value-type="float">
            <text:p>1443146945.22714</text:p>
          </table:table-cell>
          <table:table-cell office:value-type="float" office:value="4320" calcext:value-type="float">
            <text:p>4320</text:p>
          </table:table-cell>
          <table:table-cell table:formula="of:=[.B275]-[.$B$2]" office:value-type="float" office:value="25.2269299030304" calcext:value-type="float">
            <text:p>25.226929903</text:p>
          </table:table-cell>
          <table:table-cell table:formula="of:=[.C275]/([.D275]-[.D274])" office:value-type="float" office:value="104499.592138046" calcext:value-type="float">
            <text:p>104499.592138046</text:p>
          </table:table-cell>
          <table:table-cell table:formula="of:=IF(MOD([.D275];[.$M$10])&lt;[.$M$3];[.$N$2];IF(MOD([.D275];[.$M$10])&lt;[.$M$4];[.$N$3];IF(MOD([.D275];[.$M$10])&lt;[.$M$5];[.$N$4];IF(MOD([.D275];[.$M$10])&lt;[.$M$6];[.$N$5];IF(MOD([.D275];[.$M$10])&lt;[.$M$7];[.$N$6];IF(MOD([.D275];[.$M$10])&lt;[.$M$8];[.$N$7];IF(MOD([.D275];[.$M$10])&lt;[.$M$9];[.$N$8];IF(MOD([.D275];[.$M$10])&lt;[.$M$10];[.$N$9]))))))))" office:value-type="float" office:value="105000" calcext:value-type="float">
            <text:p>105000</text:p>
          </table:table-cell>
          <table:table-cell office:value-type="float" office:value="1443146945.50334" calcext:value-type="float">
            <text:p>1443146945.50334</text:p>
          </table:table-cell>
          <table:table-cell table:formula="of:=[.G275]-[.$B$2]" office:value-type="float" office:value="25.5031299591064" calcext:value-type="float">
            <text:p>25.5031299591</text:p>
          </table:table-cell>
          <table:table-cell table:formula="of:=[.C275]/([.H275]-[.H274])" office:value-type="float" office:value="104574.981271679" calcext:value-type="float">
            <text:p>104574.981271679</text:p>
          </table:table-cell>
          <table:table-cell table:formula="of:=[.G275]-[.$B275]" office:value-type="float" office:value="0.27620005607605" calcext:value-type="float">
            <text:p>0.276200056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46945.26844" calcext:value-type="float">
            <text:p>1443146945.26844</text:p>
          </table:table-cell>
          <table:table-cell office:value-type="float" office:value="4320" calcext:value-type="float">
            <text:p>4320</text:p>
          </table:table-cell>
          <table:table-cell table:formula="of:=[.B276]-[.$B$2]" office:value-type="float" office:value="25.2682299613953" calcext:value-type="float">
            <text:p>25.2682299614</text:p>
          </table:table-cell>
          <table:table-cell table:formula="of:=[.C276]/([.D276]-[.D275])" office:value-type="float" office:value="104600.336441045" calcext:value-type="float">
            <text:p>104600.336441045</text:p>
          </table:table-cell>
          <table:table-cell table:formula="of:=IF(MOD([.D276];[.$M$10])&lt;[.$M$3];[.$N$2];IF(MOD([.D276];[.$M$10])&lt;[.$M$4];[.$N$3];IF(MOD([.D276];[.$M$10])&lt;[.$M$5];[.$N$4];IF(MOD([.D276];[.$M$10])&lt;[.$M$6];[.$N$5];IF(MOD([.D276];[.$M$10])&lt;[.$M$7];[.$N$6];IF(MOD([.D276];[.$M$10])&lt;[.$M$8];[.$N$7];IF(MOD([.D276];[.$M$10])&lt;[.$M$9];[.$N$8];IF(MOD([.D276];[.$M$10])&lt;[.$M$10];[.$N$9]))))))))" office:value-type="float" office:value="105000" calcext:value-type="float">
            <text:p>105000</text:p>
          </table:table-cell>
          <table:table-cell office:value-type="float" office:value="1443146945.54449" calcext:value-type="float">
            <text:p>1443146945.54449</text:p>
          </table:table-cell>
          <table:table-cell table:formula="of:=[.G276]-[.$B$2]" office:value-type="float" office:value="25.5442800521851" calcext:value-type="float">
            <text:p>25.5442800522</text:p>
          </table:table-cell>
          <table:table-cell table:formula="of:=[.C276]/([.H276]-[.H275])" office:value-type="float" office:value="104981.536536189" calcext:value-type="float">
            <text:p>104981.536536189</text:p>
          </table:table-cell>
          <table:table-cell table:formula="of:=[.G276]-[.$B276]" office:value-type="float" office:value="0.276050090789795" calcext:value-type="float">
            <text:p>0.2760500908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46945.30975" calcext:value-type="float">
            <text:p>1443146945.30975</text:p>
          </table:table-cell>
          <table:table-cell office:value-type="float" office:value="4320" calcext:value-type="float">
            <text:p>4320</text:p>
          </table:table-cell>
          <table:table-cell table:formula="of:=[.B277]-[.$B$2]" office:value-type="float" office:value="25.3095400333405" calcext:value-type="float">
            <text:p>25.3095400333</text:p>
          </table:table-cell>
          <table:table-cell table:formula="of:=[.C277]/([.D277]-[.D276])" office:value-type="float" office:value="104574.981271679" calcext:value-type="float">
            <text:p>104574.981271679</text:p>
          </table:table-cell>
          <table:table-cell table:formula="of:=IF(MOD([.D277];[.$M$10])&lt;[.$M$3];[.$N$2];IF(MOD([.D277];[.$M$10])&lt;[.$M$4];[.$N$3];IF(MOD([.D277];[.$M$10])&lt;[.$M$5];[.$N$4];IF(MOD([.D277];[.$M$10])&lt;[.$M$6];[.$N$5];IF(MOD([.D277];[.$M$10])&lt;[.$M$7];[.$N$6];IF(MOD([.D277];[.$M$10])&lt;[.$M$8];[.$N$7];IF(MOD([.D277];[.$M$10])&lt;[.$M$9];[.$N$8];IF(MOD([.D277];[.$M$10])&lt;[.$M$10];[.$N$9]))))))))" office:value-type="float" office:value="105000" calcext:value-type="float">
            <text:p>105000</text:p>
          </table:table-cell>
          <table:table-cell office:value-type="float" office:value="1443146945.58583" calcext:value-type="float">
            <text:p>1443146945.58583</text:p>
          </table:table-cell>
          <table:table-cell table:formula="of:=[.G277]-[.$B$2]" office:value-type="float" office:value="25.5856199264526" calcext:value-type="float">
            <text:p>25.5856199265</text:p>
          </table:table-cell>
          <table:table-cell table:formula="of:=[.C277]/([.H277]-[.H276])" office:value-type="float" office:value="104499.592138046" calcext:value-type="float">
            <text:p>104499.592138046</text:p>
          </table:table-cell>
          <table:table-cell table:formula="of:=[.G277]-[.$B277]" office:value-type="float" office:value="0.276079893112183" calcext:value-type="float">
            <text:p>0.2760798931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46945.35103" calcext:value-type="float">
            <text:p>1443146945.35103</text:p>
          </table:table-cell>
          <table:table-cell office:value-type="float" office:value="4320" calcext:value-type="float">
            <text:p>4320</text:p>
          </table:table-cell>
          <table:table-cell table:formula="of:=[.B278]-[.$B$2]" office:value-type="float" office:value="25.3508200645447" calcext:value-type="float">
            <text:p>25.3508200645</text:p>
          </table:table-cell>
          <table:table-cell table:formula="of:=[.C278]/([.D278]-[.D277])" office:value-type="float" office:value="104651.083683241" calcext:value-type="float">
            <text:p>104651.083683241</text:p>
          </table:table-cell>
          <table:table-cell table:formula="of:=IF(MOD([.D278];[.$M$10])&lt;[.$M$3];[.$N$2];IF(MOD([.D278];[.$M$10])&lt;[.$M$4];[.$N$3];IF(MOD([.D278];[.$M$10])&lt;[.$M$5];[.$N$4];IF(MOD([.D278];[.$M$10])&lt;[.$M$6];[.$N$5];IF(MOD([.D278];[.$M$10])&lt;[.$M$7];[.$N$6];IF(MOD([.D278];[.$M$10])&lt;[.$M$8];[.$N$7];IF(MOD([.D278];[.$M$10])&lt;[.$M$9];[.$N$8];IF(MOD([.D278];[.$M$10])&lt;[.$M$10];[.$N$9]))))))))" office:value-type="float" office:value="105000" calcext:value-type="float">
            <text:p>105000</text:p>
          </table:table-cell>
          <table:table-cell office:value-type="float" office:value="1443146945.62716" calcext:value-type="float">
            <text:p>1443146945.62716</text:p>
          </table:table-cell>
          <table:table-cell table:formula="of:=[.G278]-[.$B$2]" office:value-type="float" office:value="25.6269500255585" calcext:value-type="float">
            <text:p>25.6269500256</text:p>
          </table:table-cell>
          <table:table-cell table:formula="of:=[.C278]/([.H278]-[.H277])" office:value-type="float" office:value="104524.307791706" calcext:value-type="float">
            <text:p>104524.307791706</text:p>
          </table:table-cell>
          <table:table-cell table:formula="of:=[.G278]-[.$B278]" office:value-type="float" office:value="0.276129961013794" calcext:value-type="float">
            <text:p>0.276129961</text:p>
          </table:table-cell>
          <table:table-cell table:number-columns-repeated="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46945.39233" calcext:value-type="float">
            <text:p>1443146945.39233</text:p>
          </table:table-cell>
          <table:table-cell office:value-type="float" office:value="4320" calcext:value-type="float">
            <text:p>4320</text:p>
          </table:table-cell>
          <table:table-cell table:formula="of:=[.B279]-[.$B$2]" office:value-type="float" office:value="25.392119884491" calcext:value-type="float">
            <text:p>25.3921198845</text:p>
          </table:table-cell>
          <table:table-cell table:formula="of:=[.C279]/([.D279]-[.D278])" office:value-type="float" office:value="104600.940285411" calcext:value-type="float">
            <text:p>104600.940285411</text:p>
          </table:table-cell>
          <table:table-cell table:formula="of:=IF(MOD([.D279];[.$M$10])&lt;[.$M$3];[.$N$2];IF(MOD([.D279];[.$M$10])&lt;[.$M$4];[.$N$3];IF(MOD([.D279];[.$M$10])&lt;[.$M$5];[.$N$4];IF(MOD([.D279];[.$M$10])&lt;[.$M$6];[.$N$5];IF(MOD([.D279];[.$M$10])&lt;[.$M$7];[.$N$6];IF(MOD([.D279];[.$M$10])&lt;[.$M$8];[.$N$7];IF(MOD([.D279];[.$M$10])&lt;[.$M$9];[.$N$8];IF(MOD([.D279];[.$M$10])&lt;[.$M$10];[.$N$9]))))))))" office:value-type="float" office:value="105000" calcext:value-type="float">
            <text:p>105000</text:p>
          </table:table-cell>
          <table:table-cell office:value-type="float" office:value="1443146945.6684" calcext:value-type="float">
            <text:p>1443146945.6684</text:p>
          </table:table-cell>
          <table:table-cell table:formula="of:=[.G279]-[.$B$2]" office:value-type="float" office:value="25.6681900024414" calcext:value-type="float">
            <text:p>25.6681900024</text:p>
          </table:table-cell>
          <table:table-cell table:formula="of:=[.C279]/([.H279]-[.H278])" office:value-type="float" office:value="104752.726032387" calcext:value-type="float">
            <text:p>104752.726032387</text:p>
          </table:table-cell>
          <table:table-cell table:formula="of:=[.G279]-[.$B279]" office:value-type="float" office:value="0.276070117950439" calcext:value-type="float">
            <text:p>0.276070118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46945.43363" calcext:value-type="float">
            <text:p>1443146945.43363</text:p>
          </table:table-cell>
          <table:table-cell office:value-type="float" office:value="4320" calcext:value-type="float">
            <text:p>4320</text:p>
          </table:table-cell>
          <table:table-cell table:formula="of:=[.B280]-[.$B$2]" office:value-type="float" office:value="25.4334199428558" calcext:value-type="float">
            <text:p>25.4334199429</text:p>
          </table:table-cell>
          <table:table-cell table:formula="of:=[.C280]/([.D280]-[.D279])" office:value-type="float" office:value="104600.336441045" calcext:value-type="float">
            <text:p>104600.336441045</text:p>
          </table:table-cell>
          <table:table-cell table:formula="of:=IF(MOD([.D280];[.$M$10])&lt;[.$M$3];[.$N$2];IF(MOD([.D280];[.$M$10])&lt;[.$M$4];[.$N$3];IF(MOD([.D280];[.$M$10])&lt;[.$M$5];[.$N$4];IF(MOD([.D280];[.$M$10])&lt;[.$M$6];[.$N$5];IF(MOD([.D280];[.$M$10])&lt;[.$M$7];[.$N$6];IF(MOD([.D280];[.$M$10])&lt;[.$M$8];[.$N$7];IF(MOD([.D280];[.$M$10])&lt;[.$M$9];[.$N$8];IF(MOD([.D280];[.$M$10])&lt;[.$M$10];[.$N$9]))))))))" office:value-type="float" office:value="105000" calcext:value-type="float">
            <text:p>105000</text:p>
          </table:table-cell>
          <table:table-cell office:value-type="float" office:value="1443146945.7097" calcext:value-type="float">
            <text:p>1443146945.7097</text:p>
          </table:table-cell>
          <table:table-cell table:formula="of:=[.G280]-[.$B$2]" office:value-type="float" office:value="25.7094900608063" calcext:value-type="float">
            <text:p>25.7094900608</text:p>
          </table:table-cell>
          <table:table-cell table:formula="of:=[.C280]/([.H280]-[.H279])" office:value-type="float" office:value="104600.336441045" calcext:value-type="float">
            <text:p>104600.336441045</text:p>
          </table:table-cell>
          <table:table-cell table:formula="of:=[.G280]-[.$B280]" office:value-type="float" office:value="0.276070117950439" calcext:value-type="float">
            <text:p>0.276070118</text:p>
          </table:table-cell>
          <table:table-cell table:number-columns-repeated="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46945.47492" calcext:value-type="float">
            <text:p>1443146945.47492</text:p>
          </table:table-cell>
          <table:table-cell office:value-type="float" office:value="4320" calcext:value-type="float">
            <text:p>4320</text:p>
          </table:table-cell>
          <table:table-cell table:formula="of:=[.B281]-[.$B$2]" office:value-type="float" office:value="25.4747099876404" calcext:value-type="float">
            <text:p>25.4747099876</text:p>
          </table:table-cell>
          <table:table-cell table:formula="of:=[.C281]/([.D281]-[.D280])" office:value-type="float" office:value="104625.703908582" calcext:value-type="float">
            <text:p>104625.703908582</text:p>
          </table:table-cell>
          <table:table-cell table:formula="of:=IF(MOD([.D281];[.$M$10])&lt;[.$M$3];[.$N$2];IF(MOD([.D281];[.$M$10])&lt;[.$M$4];[.$N$3];IF(MOD([.D281];[.$M$10])&lt;[.$M$5];[.$N$4];IF(MOD([.D281];[.$M$10])&lt;[.$M$6];[.$N$5];IF(MOD([.D281];[.$M$10])&lt;[.$M$7];[.$N$6];IF(MOD([.D281];[.$M$10])&lt;[.$M$8];[.$N$7];IF(MOD([.D281];[.$M$10])&lt;[.$M$9];[.$N$8];IF(MOD([.D281];[.$M$10])&lt;[.$M$10];[.$N$9]))))))))" office:value-type="float" office:value="105000" calcext:value-type="float">
            <text:p>105000</text:p>
          </table:table-cell>
          <table:table-cell office:value-type="float" office:value="1443146945.75101" calcext:value-type="float">
            <text:p>1443146945.75101</text:p>
          </table:table-cell>
          <table:table-cell table:formula="of:=[.G281]-[.$B$2]" office:value-type="float" office:value="25.7507998943329" calcext:value-type="float">
            <text:p>25.7507998943</text:p>
          </table:table-cell>
          <table:table-cell table:formula="of:=[.C281]/([.H281]-[.H280])" office:value-type="float" office:value="104575.584823335" calcext:value-type="float">
            <text:p>104575.584823335</text:p>
          </table:table-cell>
          <table:table-cell table:formula="of:=[.G281]-[.$B281]" office:value-type="float" office:value="0.276089906692505" calcext:value-type="float">
            <text:p>0.2760899067</text:p>
          </table:table-cell>
          <table:table-cell table:number-columns-repeated="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46945.51621" calcext:value-type="float">
            <text:p>1443146945.51621</text:p>
          </table:table-cell>
          <table:table-cell office:value-type="float" office:value="4320" calcext:value-type="float">
            <text:p>4320</text:p>
          </table:table-cell>
          <table:table-cell table:formula="of:=[.B282]-[.$B$2]" office:value-type="float" office:value="25.5160000324249" calcext:value-type="float">
            <text:p>25.5160000324</text:p>
          </table:table-cell>
          <table:table-cell table:formula="of:=[.C282]/([.D282]-[.D281])" office:value-type="float" office:value="104625.703908582" calcext:value-type="float">
            <text:p>104625.703908582</text:p>
          </table:table-cell>
          <table:table-cell table:formula="of:=IF(MOD([.D282];[.$M$10])&lt;[.$M$3];[.$N$2];IF(MOD([.D282];[.$M$10])&lt;[.$M$4];[.$N$3];IF(MOD([.D282];[.$M$10])&lt;[.$M$5];[.$N$4];IF(MOD([.D282];[.$M$10])&lt;[.$M$6];[.$N$5];IF(MOD([.D282];[.$M$10])&lt;[.$M$7];[.$N$6];IF(MOD([.D282];[.$M$10])&lt;[.$M$8];[.$N$7];IF(MOD([.D282];[.$M$10])&lt;[.$M$9];[.$N$8];IF(MOD([.D282];[.$M$10])&lt;[.$M$10];[.$N$9]))))))))" office:value-type="float" office:value="105000" calcext:value-type="float">
            <text:p>105000</text:p>
          </table:table-cell>
          <table:table-cell office:value-type="float" office:value="1443146945.79229" calcext:value-type="float">
            <text:p>1443146945.79229</text:p>
          </table:table-cell>
          <table:table-cell table:formula="of:=[.G282]-[.$B$2]" office:value-type="float" office:value="25.7920799255371" calcext:value-type="float">
            <text:p>25.7920799255</text:p>
          </table:table-cell>
          <table:table-cell table:formula="of:=[.C282]/([.H282]-[.H281])" office:value-type="float" office:value="104651.083683241" calcext:value-type="float">
            <text:p>104651.083683241</text:p>
          </table:table-cell>
          <table:table-cell table:formula="of:=[.G282]-[.$B282]" office:value-type="float" office:value="0.276079893112183" calcext:value-type="float">
            <text:p>0.2760798931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46945.5575" calcext:value-type="float">
            <text:p>1443146945.5575</text:p>
          </table:table-cell>
          <table:table-cell office:value-type="float" office:value="4320" calcext:value-type="float">
            <text:p>4320</text:p>
          </table:table-cell>
          <table:table-cell table:formula="of:=[.B283]-[.$B$2]" office:value-type="float" office:value="25.5572898387909" calcext:value-type="float">
            <text:p>25.5572898388</text:p>
          </table:table-cell>
          <table:table-cell table:formula="of:=[.C283]/([.D283]-[.D282])" office:value-type="float" office:value="104626.308045871" calcext:value-type="float">
            <text:p>104626.308045871</text:p>
          </table:table-cell>
          <table:table-cell table:formula="of:=IF(MOD([.D283];[.$M$10])&lt;[.$M$3];[.$N$2];IF(MOD([.D283];[.$M$10])&lt;[.$M$4];[.$N$3];IF(MOD([.D283];[.$M$10])&lt;[.$M$5];[.$N$4];IF(MOD([.D283];[.$M$10])&lt;[.$M$6];[.$N$5];IF(MOD([.D283];[.$M$10])&lt;[.$M$7];[.$N$6];IF(MOD([.D283];[.$M$10])&lt;[.$M$8];[.$N$7];IF(MOD([.D283];[.$M$10])&lt;[.$M$9];[.$N$8];IF(MOD([.D283];[.$M$10])&lt;[.$M$10];[.$N$9]))))))))" office:value-type="float" office:value="105000" calcext:value-type="float">
            <text:p>105000</text:p>
          </table:table-cell>
          <table:table-cell office:value-type="float" office:value="1443146945.83349" calcext:value-type="float">
            <text:p>1443146945.83349</text:p>
          </table:table-cell>
          <table:table-cell table:formula="of:=[.G283]-[.$B$2]" office:value-type="float" office:value="25.8332798480988" calcext:value-type="float">
            <text:p>25.8332798481</text:p>
          </table:table-cell>
          <table:table-cell table:formula="of:=[.C283]/([.H283]-[.H282])" office:value-type="float" office:value="104854.566013715" calcext:value-type="float">
            <text:p>104854.566013715</text:p>
          </table:table-cell>
          <table:table-cell table:formula="of:=[.G283]-[.$B283]" office:value-type="float" office:value="0.275990009307861" calcext:value-type="float">
            <text:p>0.2759900093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46945.5988" calcext:value-type="float">
            <text:p>1443146945.5988</text:p>
          </table:table-cell>
          <table:table-cell office:value-type="float" office:value="4320" calcext:value-type="float">
            <text:p>4320</text:p>
          </table:table-cell>
          <table:table-cell table:formula="of:=[.B284]-[.$B$2]" office:value-type="float" office:value="25.5985898971558" calcext:value-type="float">
            <text:p>25.5985898972</text:p>
          </table:table-cell>
          <table:table-cell table:formula="of:=[.C284]/([.D284]-[.D283])" office:value-type="float" office:value="104600.336441045" calcext:value-type="float">
            <text:p>104600.336441045</text:p>
          </table:table-cell>
          <table:table-cell table:formula="of:=IF(MOD([.D284];[.$M$10])&lt;[.$M$3];[.$N$2];IF(MOD([.D284];[.$M$10])&lt;[.$M$4];[.$N$3];IF(MOD([.D284];[.$M$10])&lt;[.$M$5];[.$N$4];IF(MOD([.D284];[.$M$10])&lt;[.$M$6];[.$N$5];IF(MOD([.D284];[.$M$10])&lt;[.$M$7];[.$N$6];IF(MOD([.D284];[.$M$10])&lt;[.$M$8];[.$N$7];IF(MOD([.D284];[.$M$10])&lt;[.$M$9];[.$N$8];IF(MOD([.D284];[.$M$10])&lt;[.$M$10];[.$N$9]))))))))" office:value-type="float" office:value="105000" calcext:value-type="float">
            <text:p>105000</text:p>
          </table:table-cell>
          <table:table-cell office:value-type="float" office:value="1443146945.87486" calcext:value-type="float">
            <text:p>1443146945.87486</text:p>
          </table:table-cell>
          <table:table-cell table:formula="of:=[.G284]-[.$B$2]" office:value-type="float" office:value="25.8746500015259" calcext:value-type="float">
            <text:p>25.8746500015</text:p>
          </table:table-cell>
          <table:table-cell table:formula="of:=[.C284]/([.H284]-[.H283])" office:value-type="float" office:value="104423.10801699" calcext:value-type="float">
            <text:p>104423.10801699</text:p>
          </table:table-cell>
          <table:table-cell table:formula="of:=[.G284]-[.$B284]" office:value-type="float" office:value="0.276060104370117" calcext:value-type="float">
            <text:p>0.2760601044</text:p>
          </table:table-cell>
          <table:table-cell table:number-columns-repeated="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46945.64009" calcext:value-type="float">
            <text:p>1443146945.64009</text:p>
          </table:table-cell>
          <table:table-cell office:value-type="float" office:value="4320" calcext:value-type="float">
            <text:p>4320</text:p>
          </table:table-cell>
          <table:table-cell table:formula="of:=[.B285]-[.$B$2]" office:value-type="float" office:value="25.6398799419403" calcext:value-type="float">
            <text:p>25.6398799419</text:p>
          </table:table-cell>
          <table:table-cell table:formula="of:=[.C285]/([.D285]-[.D284])" office:value-type="float" office:value="104625.703908582" calcext:value-type="float">
            <text:p>104625.703908582</text:p>
          </table:table-cell>
          <table:table-cell table:formula="of:=IF(MOD([.D285];[.$M$10])&lt;[.$M$3];[.$N$2];IF(MOD([.D285];[.$M$10])&lt;[.$M$4];[.$N$3];IF(MOD([.D285];[.$M$10])&lt;[.$M$5];[.$N$4];IF(MOD([.D285];[.$M$10])&lt;[.$M$6];[.$N$5];IF(MOD([.D285];[.$M$10])&lt;[.$M$7];[.$N$6];IF(MOD([.D285];[.$M$10])&lt;[.$M$8];[.$N$7];IF(MOD([.D285];[.$M$10])&lt;[.$M$9];[.$N$8];IF(MOD([.D285];[.$M$10])&lt;[.$M$10];[.$N$9]))))))))" office:value-type="float" office:value="105000" calcext:value-type="float">
            <text:p>105000</text:p>
          </table:table-cell>
          <table:table-cell office:value-type="float" office:value="1443146945.91613" calcext:value-type="float">
            <text:p>1443146945.91613</text:p>
          </table:table-cell>
          <table:table-cell table:formula="of:=[.G285]-[.$B$2]" office:value-type="float" office:value="25.9159200191498" calcext:value-type="float">
            <text:p>25.9159200191</text:p>
          </table:table-cell>
          <table:table-cell table:formula="of:=[.C285]/([.H285]-[.H284])" office:value-type="float" office:value="104676.475773979" calcext:value-type="float">
            <text:p>104676.475773979</text:p>
          </table:table-cell>
          <table:table-cell table:formula="of:=[.G285]-[.$B285]" office:value-type="float" office:value="0.276040077209473" calcext:value-type="float">
            <text:p>0.2760400772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46945.68138" calcext:value-type="float">
            <text:p>1443146945.68138</text:p>
          </table:table-cell>
          <table:table-cell office:value-type="float" office:value="4320" calcext:value-type="float">
            <text:p>4320</text:p>
          </table:table-cell>
          <table:table-cell table:formula="of:=[.B286]-[.$B$2]" office:value-type="float" office:value="25.6811699867249" calcext:value-type="float">
            <text:p>25.6811699867</text:p>
          </table:table-cell>
          <table:table-cell table:formula="of:=[.C286]/([.D286]-[.D285])" office:value-type="float" office:value="104625.703908582" calcext:value-type="float">
            <text:p>104625.703908582</text:p>
          </table:table-cell>
          <table:table-cell table:formula="of:=IF(MOD([.D286];[.$M$10])&lt;[.$M$3];[.$N$2];IF(MOD([.D286];[.$M$10])&lt;[.$M$4];[.$N$3];IF(MOD([.D286];[.$M$10])&lt;[.$M$5];[.$N$4];IF(MOD([.D286];[.$M$10])&lt;[.$M$6];[.$N$5];IF(MOD([.D286];[.$M$10])&lt;[.$M$7];[.$N$6];IF(MOD([.D286];[.$M$10])&lt;[.$M$8];[.$N$7];IF(MOD([.D286];[.$M$10])&lt;[.$M$9];[.$N$8];IF(MOD([.D286];[.$M$10])&lt;[.$M$10];[.$N$9]))))))))" office:value-type="float" office:value="105000" calcext:value-type="float">
            <text:p>105000</text:p>
          </table:table-cell>
          <table:table-cell office:value-type="float" office:value="1443146945.95747" calcext:value-type="float">
            <text:p>1443146945.95747</text:p>
          </table:table-cell>
          <table:table-cell table:formula="of:=[.G286]-[.$B$2]" office:value-type="float" office:value="25.9572598934174" calcext:value-type="float">
            <text:p>25.9572598934</text:p>
          </table:table-cell>
          <table:table-cell table:formula="of:=[.C286]/([.H286]-[.H285])" office:value-type="float" office:value="104499.592138046" calcext:value-type="float">
            <text:p>104499.592138046</text:p>
          </table:table-cell>
          <table:table-cell table:formula="of:=[.G286]-[.$B286]" office:value-type="float" office:value="0.276089906692505" calcext:value-type="float">
            <text:p>0.2760899067</text:p>
          </table:table-cell>
          <table:table-cell table:number-columns-repeated="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46945.72267" calcext:value-type="float">
            <text:p>1443146945.72267</text:p>
          </table:table-cell>
          <table:table-cell office:value-type="float" office:value="4320" calcext:value-type="float">
            <text:p>4320</text:p>
          </table:table-cell>
          <table:table-cell table:formula="of:=[.B287]-[.$B$2]" office:value-type="float" office:value="25.7224600315094" calcext:value-type="float">
            <text:p>25.7224600315</text:p>
          </table:table-cell>
          <table:table-cell table:formula="of:=[.C287]/([.D287]-[.D286])" office:value-type="float" office:value="104625.703908582" calcext:value-type="float">
            <text:p>104625.703908582</text:p>
          </table:table-cell>
          <table:table-cell table:formula="of:=IF(MOD([.D287];[.$M$10])&lt;[.$M$3];[.$N$2];IF(MOD([.D287];[.$M$10])&lt;[.$M$4];[.$N$3];IF(MOD([.D287];[.$M$10])&lt;[.$M$5];[.$N$4];IF(MOD([.D287];[.$M$10])&lt;[.$M$6];[.$N$5];IF(MOD([.D287];[.$M$10])&lt;[.$M$7];[.$N$6];IF(MOD([.D287];[.$M$10])&lt;[.$M$8];[.$N$7];IF(MOD([.D287];[.$M$10])&lt;[.$M$9];[.$N$8];IF(MOD([.D287];[.$M$10])&lt;[.$M$10];[.$N$9]))))))))" office:value-type="float" office:value="105000" calcext:value-type="float">
            <text:p>105000</text:p>
          </table:table-cell>
          <table:table-cell office:value-type="float" office:value="1443146945.99872" calcext:value-type="float">
            <text:p>1443146945.99872</text:p>
          </table:table-cell>
          <table:table-cell table:formula="of:=[.G287]-[.$B$2]" office:value-type="float" office:value="25.9985098838806" calcext:value-type="float">
            <text:p>25.9985098839</text:p>
          </table:table-cell>
          <table:table-cell table:formula="of:=[.C287]/([.H287]-[.H286])" office:value-type="float" office:value="104727.296939572" calcext:value-type="float">
            <text:p>104727.296939572</text:p>
          </table:table-cell>
          <table:table-cell table:formula="of:=[.G287]-[.$B287]" office:value-type="float" office:value="0.276049852371216" calcext:value-type="float">
            <text:p>0.2760498524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46945.76397" calcext:value-type="float">
            <text:p>1443146945.76397</text:p>
          </table:table-cell>
          <table:table-cell office:value-type="float" office:value="4320" calcext:value-type="float">
            <text:p>4320</text:p>
          </table:table-cell>
          <table:table-cell table:formula="of:=[.B288]-[.$B$2]" office:value-type="float" office:value="25.7637598514557" calcext:value-type="float">
            <text:p>25.7637598515</text:p>
          </table:table-cell>
          <table:table-cell table:formula="of:=[.C288]/([.D288]-[.D287])" office:value-type="float" office:value="104600.940285411" calcext:value-type="float">
            <text:p>104600.940285411</text:p>
          </table:table-cell>
          <table:table-cell table:formula="of:=IF(MOD([.D288];[.$M$10])&lt;[.$M$3];[.$N$2];IF(MOD([.D288];[.$M$10])&lt;[.$M$4];[.$N$3];IF(MOD([.D288];[.$M$10])&lt;[.$M$5];[.$N$4];IF(MOD([.D288];[.$M$10])&lt;[.$M$6];[.$N$5];IF(MOD([.D288];[.$M$10])&lt;[.$M$7];[.$N$6];IF(MOD([.D288];[.$M$10])&lt;[.$M$8];[.$N$7];IF(MOD([.D288];[.$M$10])&lt;[.$M$9];[.$N$8];IF(MOD([.D288];[.$M$10])&lt;[.$M$10];[.$N$9]))))))))" office:value-type="float" office:value="105000" calcext:value-type="float">
            <text:p>105000</text:p>
          </table:table-cell>
          <table:table-cell office:value-type="float" office:value="1443146946.01096" calcext:value-type="float">
            <text:p>1443146946.01096</text:p>
          </table:table-cell>
          <table:table-cell table:formula="of:=[.G288]-[.$B$2]" office:value-type="float" office:value="26.0107500553131" calcext:value-type="float">
            <text:p>26.0107500553</text:p>
          </table:table-cell>
          <table:table-cell table:formula="of:=[.C288]/([.H288]-[.H287])" office:value-type="float" office:value="352936.23327295" calcext:value-type="float">
            <text:p>352936.23327295</text:p>
          </table:table-cell>
          <table:table-cell table:formula="of:=[.G288]-[.$B288]" office:value-type="float" office:value="0.246990203857422" calcext:value-type="float">
            <text:p>0.2469902039</text:p>
          </table:table-cell>
          <table:table-cell table:number-columns-repeated="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46945.80527" calcext:value-type="float">
            <text:p>1443146945.80527</text:p>
          </table:table-cell>
          <table:table-cell office:value-type="float" office:value="4320" calcext:value-type="float">
            <text:p>4320</text:p>
          </table:table-cell>
          <table:table-cell table:formula="of:=[.B289]-[.$B$2]" office:value-type="float" office:value="25.8050599098206" calcext:value-type="float">
            <text:p>25.8050599098</text:p>
          </table:table-cell>
          <table:table-cell table:formula="of:=[.C289]/([.D289]-[.D288])" office:value-type="float" office:value="104600.336441045" calcext:value-type="float">
            <text:p>104600.336441045</text:p>
          </table:table-cell>
          <table:table-cell table:formula="of:=IF(MOD([.D289];[.$M$10])&lt;[.$M$3];[.$N$2];IF(MOD([.D289];[.$M$10])&lt;[.$M$4];[.$N$3];IF(MOD([.D289];[.$M$10])&lt;[.$M$5];[.$N$4];IF(MOD([.D289];[.$M$10])&lt;[.$M$6];[.$N$5];IF(MOD([.D289];[.$M$10])&lt;[.$M$7];[.$N$6];IF(MOD([.D289];[.$M$10])&lt;[.$M$8];[.$N$7];IF(MOD([.D289];[.$M$10])&lt;[.$M$9];[.$N$8];IF(MOD([.D289];[.$M$10])&lt;[.$M$10];[.$N$9]))))))))" office:value-type="float" office:value="105000" calcext:value-type="float">
            <text:p>105000</text:p>
          </table:table-cell>
          <table:table-cell office:value-type="float" office:value="1443146946.04015" calcext:value-type="float">
            <text:p>1443146946.04015</text:p>
          </table:table-cell>
          <table:table-cell table:formula="of:=[.G289]-[.$B$2]" office:value-type="float" office:value="26.0399398803711" calcext:value-type="float">
            <text:p>26.0399398804</text:p>
          </table:table-cell>
          <table:table-cell table:formula="of:=[.C289]/([.H289]-[.H288])" office:value-type="float" office:value="147996.77597994" calcext:value-type="float">
            <text:p>147996.77597994</text:p>
          </table:table-cell>
          <table:table-cell table:formula="of:=[.G289]-[.$B289]" office:value-type="float" office:value="0.234879970550537" calcext:value-type="float">
            <text:p>0.2348799706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46945.84657" calcext:value-type="float">
            <text:p>1443146945.84657</text:p>
          </table:table-cell>
          <table:table-cell office:value-type="float" office:value="4320" calcext:value-type="float">
            <text:p>4320</text:p>
          </table:table-cell>
          <table:table-cell table:formula="of:=[.B290]-[.$B$2]" office:value-type="float" office:value="25.8463599681854" calcext:value-type="float">
            <text:p>25.8463599682</text:p>
          </table:table-cell>
          <table:table-cell table:formula="of:=[.C290]/([.D290]-[.D289])" office:value-type="float" office:value="104600.336441045" calcext:value-type="float">
            <text:p>104600.336441045</text:p>
          </table:table-cell>
          <table:table-cell table:formula="of:=IF(MOD([.D290];[.$M$10])&lt;[.$M$3];[.$N$2];IF(MOD([.D290];[.$M$10])&lt;[.$M$4];[.$N$3];IF(MOD([.D290];[.$M$10])&lt;[.$M$5];[.$N$4];IF(MOD([.D290];[.$M$10])&lt;[.$M$6];[.$N$5];IF(MOD([.D290];[.$M$10])&lt;[.$M$7];[.$N$6];IF(MOD([.D290];[.$M$10])&lt;[.$M$8];[.$N$7];IF(MOD([.D290];[.$M$10])&lt;[.$M$9];[.$N$8];IF(MOD([.D290];[.$M$10])&lt;[.$M$10];[.$N$9]))))))))" office:value-type="float" office:value="105000" calcext:value-type="float">
            <text:p>105000</text:p>
          </table:table-cell>
          <table:table-cell office:value-type="float" office:value="1443146946.08137" calcext:value-type="float">
            <text:p>1443146946.08137</text:p>
          </table:table-cell>
          <table:table-cell table:formula="of:=[.G290]-[.$B$2]" office:value-type="float" office:value="26.081160068512" calcext:value-type="float">
            <text:p>26.0811600685</text:p>
          </table:table-cell>
          <table:table-cell table:formula="of:=[.C290]/([.H290]-[.H289])" office:value-type="float" office:value="104803.015096304" calcext:value-type="float">
            <text:p>104803.015096304</text:p>
          </table:table-cell>
          <table:table-cell table:formula="of:=[.G290]-[.$B290]" office:value-type="float" office:value="0.234800100326538" calcext:value-type="float">
            <text:p>0.2348001003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46945.88785" calcext:value-type="float">
            <text:p>1443146945.88785</text:p>
          </table:table-cell>
          <table:table-cell office:value-type="float" office:value="4320" calcext:value-type="float">
            <text:p>4320</text:p>
          </table:table-cell>
          <table:table-cell table:formula="of:=[.B291]-[.$B$2]" office:value-type="float" office:value="25.8876399993896" calcext:value-type="float">
            <text:p>25.8876399994</text:p>
          </table:table-cell>
          <table:table-cell table:formula="of:=[.C291]/([.D291]-[.D290])" office:value-type="float" office:value="104651.083683241" calcext:value-type="float">
            <text:p>104651.083683241</text:p>
          </table:table-cell>
          <table:table-cell table:formula="of:=IF(MOD([.D291];[.$M$10])&lt;[.$M$3];[.$N$2];IF(MOD([.D291];[.$M$10])&lt;[.$M$4];[.$N$3];IF(MOD([.D291];[.$M$10])&lt;[.$M$5];[.$N$4];IF(MOD([.D291];[.$M$10])&lt;[.$M$6];[.$N$5];IF(MOD([.D291];[.$M$10])&lt;[.$M$7];[.$N$6];IF(MOD([.D291];[.$M$10])&lt;[.$M$8];[.$N$7];IF(MOD([.D291];[.$M$10])&lt;[.$M$9];[.$N$8];IF(MOD([.D291];[.$M$10])&lt;[.$M$10];[.$N$9]))))))))" office:value-type="float" office:value="105000" calcext:value-type="float">
            <text:p>105000</text:p>
          </table:table-cell>
          <table:table-cell office:value-type="float" office:value="1443146946.09351" calcext:value-type="float">
            <text:p>1443146946.09351</text:p>
          </table:table-cell>
          <table:table-cell table:formula="of:=[.G291]-[.$B$2]" office:value-type="float" office:value="26.0932998657227" calcext:value-type="float">
            <text:p>26.0932998657</text:p>
          </table:table-cell>
          <table:table-cell table:formula="of:=[.C291]/([.H291]-[.H290])" office:value-type="float" office:value="355854.379197926" calcext:value-type="float">
            <text:p>355854.379197926</text:p>
          </table:table-cell>
          <table:table-cell table:formula="of:=[.G291]-[.$B291]" office:value-type="float" office:value="0.205659866333008" calcext:value-type="float">
            <text:p>0.2056598663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46945.92915" calcext:value-type="float">
            <text:p>1443146945.92915</text:p>
          </table:table-cell>
          <table:table-cell office:value-type="float" office:value="4320" calcext:value-type="float">
            <text:p>4320</text:p>
          </table:table-cell>
          <table:table-cell table:formula="of:=[.B292]-[.$B$2]" office:value-type="float" office:value="25.9289400577545" calcext:value-type="float">
            <text:p>25.9289400578</text:p>
          </table:table-cell>
          <table:table-cell table:formula="of:=[.C292]/([.D292]-[.D291])" office:value-type="float" office:value="104600.336441045" calcext:value-type="float">
            <text:p>104600.336441045</text:p>
          </table:table-cell>
          <table:table-cell table:formula="of:=IF(MOD([.D292];[.$M$10])&lt;[.$M$3];[.$N$2];IF(MOD([.D292];[.$M$10])&lt;[.$M$4];[.$N$3];IF(MOD([.D292];[.$M$10])&lt;[.$M$5];[.$N$4];IF(MOD([.D292];[.$M$10])&lt;[.$M$6];[.$N$5];IF(MOD([.D292];[.$M$10])&lt;[.$M$7];[.$N$6];IF(MOD([.D292];[.$M$10])&lt;[.$M$8];[.$N$7];IF(MOD([.D292];[.$M$10])&lt;[.$M$9];[.$N$8];IF(MOD([.D292];[.$M$10])&lt;[.$M$10];[.$N$9]))))))))" office:value-type="float" office:value="105000" calcext:value-type="float">
            <text:p>105000</text:p>
          </table:table-cell>
          <table:table-cell office:value-type="float" office:value="1443146946.16404" calcext:value-type="float">
            <text:p>1443146946.16404</text:p>
          </table:table-cell>
          <table:table-cell table:formula="of:=[.G292]-[.$B$2]" office:value-type="float" office:value="26.1638300418854" calcext:value-type="float">
            <text:p>26.1638300419</text:p>
          </table:table-cell>
          <table:table-cell table:formula="of:=[.C292]/([.H292]-[.H291])" office:value-type="float" office:value="61250.3787036255" calcext:value-type="float">
            <text:p>61250.3787036255</text:p>
          </table:table-cell>
          <table:table-cell table:formula="of:=[.G292]-[.$B292]" office:value-type="float" office:value="0.234889984130859" calcext:value-type="float">
            <text:p>0.2348899841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46945.97045" calcext:value-type="float">
            <text:p>1443146945.97045</text:p>
          </table:table-cell>
          <table:table-cell office:value-type="float" office:value="4320" calcext:value-type="float">
            <text:p>4320</text:p>
          </table:table-cell>
          <table:table-cell table:formula="of:=[.B293]-[.$B$2]" office:value-type="float" office:value="25.9702398777008" calcext:value-type="float">
            <text:p>25.9702398777</text:p>
          </table:table-cell>
          <table:table-cell table:formula="of:=[.C293]/([.D293]-[.D292])" office:value-type="float" office:value="104600.940285411" calcext:value-type="float">
            <text:p>104600.940285411</text:p>
          </table:table-cell>
          <table:table-cell table:formula="of:=IF(MOD([.D293];[.$M$10])&lt;[.$M$3];[.$N$2];IF(MOD([.D293];[.$M$10])&lt;[.$M$4];[.$N$3];IF(MOD([.D293];[.$M$10])&lt;[.$M$5];[.$N$4];IF(MOD([.D293];[.$M$10])&lt;[.$M$6];[.$N$5];IF(MOD([.D293];[.$M$10])&lt;[.$M$7];[.$N$6];IF(MOD([.D293];[.$M$10])&lt;[.$M$8];[.$N$7];IF(MOD([.D293];[.$M$10])&lt;[.$M$9];[.$N$8];IF(MOD([.D293];[.$M$10])&lt;[.$M$10];[.$N$9]))))))))" office:value-type="float" office:value="105000" calcext:value-type="float">
            <text:p>105000</text:p>
          </table:table-cell>
          <table:table-cell office:value-type="float" office:value="1443146946.20484" calcext:value-type="float">
            <text:p>1443146946.20484</text:p>
          </table:table-cell>
          <table:table-cell table:formula="of:=[.G293]-[.$B$2]" office:value-type="float" office:value="26.2046298980713" calcext:value-type="float">
            <text:p>26.2046298981</text:p>
          </table:table-cell>
          <table:table-cell table:formula="of:=[.C293]/([.H293]-[.H292])" office:value-type="float" office:value="105882.726162441" calcext:value-type="float">
            <text:p>105882.726162441</text:p>
          </table:table-cell>
          <table:table-cell table:formula="of:=[.G293]-[.$B293]" office:value-type="float" office:value="0.234390020370483" calcext:value-type="float">
            <text:p>0.2343900204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46946.0112" calcext:value-type="float">
            <text:p>1443146946.0112</text:p>
          </table:table-cell>
          <table:table-cell office:value-type="float" office:value="4320" calcext:value-type="float">
            <text:p>4320</text:p>
          </table:table-cell>
          <table:table-cell table:formula="of:=[.B294]-[.$B$2]" office:value-type="float" office:value="26.0109899044037" calcext:value-type="float">
            <text:p>26.0109899044</text:p>
          </table:table-cell>
          <table:table-cell table:formula="of:=[.C294]/([.D294]-[.D293])" office:value-type="float" office:value="106012.200470401" calcext:value-type="float">
            <text:p>106012.200470401</text:p>
          </table:table-cell>
          <table:table-cell table:formula="of:=IF(MOD([.D294];[.$M$10])&lt;[.$M$3];[.$N$2];IF(MOD([.D294];[.$M$10])&lt;[.$M$4];[.$N$3];IF(MOD([.D294];[.$M$10])&lt;[.$M$5];[.$N$4];IF(MOD([.D294];[.$M$10])&lt;[.$M$6];[.$N$5];IF(MOD([.D294];[.$M$10])&lt;[.$M$7];[.$N$6];IF(MOD([.D294];[.$M$10])&lt;[.$M$8];[.$N$7];IF(MOD([.D294];[.$M$10])&lt;[.$M$9];[.$N$8];IF(MOD([.D294];[.$M$10])&lt;[.$M$10];[.$N$9]))))))))" office:value-type="float" office:value="110000" calcext:value-type="float">
            <text:p>110000</text:p>
          </table:table-cell>
          <table:table-cell office:value-type="float" office:value="1443146946.24418" calcext:value-type="float">
            <text:p>1443146946.24418</text:p>
          </table:table-cell>
          <table:table-cell table:formula="of:=[.G294]-[.$B$2]" office:value-type="float" office:value="26.2439699172974" calcext:value-type="float">
            <text:p>26.2439699173</text:p>
          </table:table-cell>
          <table:table-cell table:formula="of:=[.C294]/([.H294]-[.H293])" office:value-type="float" office:value="109811.842621997" calcext:value-type="float">
            <text:p>109811.842621997</text:p>
          </table:table-cell>
          <table:table-cell table:formula="of:=[.G294]-[.$B294]" office:value-type="float" office:value="0.232980012893677" calcext:value-type="float">
            <text:p>0.2329800129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46946.05063" calcext:value-type="float">
            <text:p>1443146946.05063</text:p>
          </table:table-cell>
          <table:table-cell office:value-type="float" office:value="4320" calcext:value-type="float">
            <text:p>4320</text:p>
          </table:table-cell>
          <table:table-cell table:formula="of:=[.B295]-[.$B$2]" office:value-type="float" office:value="26.0504200458527" calcext:value-type="float">
            <text:p>26.0504200459</text:p>
          </table:table-cell>
          <table:table-cell table:formula="of:=[.C295]/([.D295]-[.D294])" office:value-type="float" office:value="109560.854748401" calcext:value-type="float">
            <text:p>109560.854748401</text:p>
          </table:table-cell>
          <table:table-cell table:formula="of:=IF(MOD([.D295];[.$M$10])&lt;[.$M$3];[.$N$2];IF(MOD([.D295];[.$M$10])&lt;[.$M$4];[.$N$3];IF(MOD([.D295];[.$M$10])&lt;[.$M$5];[.$N$4];IF(MOD([.D295];[.$M$10])&lt;[.$M$6];[.$N$5];IF(MOD([.D295];[.$M$10])&lt;[.$M$7];[.$N$6];IF(MOD([.D295];[.$M$10])&lt;[.$M$8];[.$N$7];IF(MOD([.D295];[.$M$10])&lt;[.$M$9];[.$N$8];IF(MOD([.D295];[.$M$10])&lt;[.$M$10];[.$N$9]))))))))" office:value-type="float" office:value="110000" calcext:value-type="float">
            <text:p>110000</text:p>
          </table:table-cell>
          <table:table-cell office:value-type="float" office:value="1443146946.2837" calcext:value-type="float">
            <text:p>1443146946.2837</text:p>
          </table:table-cell>
          <table:table-cell table:formula="of:=[.G295]-[.$B$2]" office:value-type="float" office:value="26.2834899425507" calcext:value-type="float">
            <text:p>26.2834899426</text:p>
          </table:table-cell>
          <table:table-cell table:formula="of:=[.C295]/([.H295]-[.H294])" office:value-type="float" office:value="109311.671040487" calcext:value-type="float">
            <text:p>109311.671040487</text:p>
          </table:table-cell>
          <table:table-cell table:formula="of:=[.G295]-[.$B295]" office:value-type="float" office:value="0.233069896697998" calcext:value-type="float">
            <text:p>0.2330698967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46946.09005" calcext:value-type="float">
            <text:p>1443146946.09005</text:p>
          </table:table-cell>
          <table:table-cell office:value-type="float" office:value="4320" calcext:value-type="float">
            <text:p>4320</text:p>
          </table:table-cell>
          <table:table-cell table:formula="of:=[.B296]-[.$B$2]" office:value-type="float" office:value="26.0898399353027" calcext:value-type="float">
            <text:p>26.0898399353</text:p>
          </table:table-cell>
          <table:table-cell table:formula="of:=[.C296]/([.D296]-[.D295])" office:value-type="float" office:value="109589.34842959" calcext:value-type="float">
            <text:p>109589.34842959</text:p>
          </table:table-cell>
          <table:table-cell table:formula="of:=IF(MOD([.D296];[.$M$10])&lt;[.$M$3];[.$N$2];IF(MOD([.D296];[.$M$10])&lt;[.$M$4];[.$N$3];IF(MOD([.D296];[.$M$10])&lt;[.$M$5];[.$N$4];IF(MOD([.D296];[.$M$10])&lt;[.$M$6];[.$N$5];IF(MOD([.D296];[.$M$10])&lt;[.$M$7];[.$N$6];IF(MOD([.D296];[.$M$10])&lt;[.$M$8];[.$N$7];IF(MOD([.D296];[.$M$10])&lt;[.$M$9];[.$N$8];IF(MOD([.D296];[.$M$10])&lt;[.$M$10];[.$N$9]))))))))" office:value-type="float" office:value="110000" calcext:value-type="float">
            <text:p>110000</text:p>
          </table:table-cell>
          <table:table-cell office:value-type="float" office:value="1443146946.32302" calcext:value-type="float">
            <text:p>1443146946.32302</text:p>
          </table:table-cell>
          <table:table-cell table:formula="of:=[.G296]-[.$B$2]" office:value-type="float" office:value="26.3228099346161" calcext:value-type="float">
            <text:p>26.3228099346</text:p>
          </table:table-cell>
          <table:table-cell table:formula="of:=[.C296]/([.H296]-[.H295])" office:value-type="float" office:value="109867.773951007" calcext:value-type="float">
            <text:p>109867.773951007</text:p>
          </table:table-cell>
          <table:table-cell table:formula="of:=[.G296]-[.$B296]" office:value-type="float" office:value="0.232969999313354" calcext:value-type="float">
            <text:p>0.2329699993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46946.12947" calcext:value-type="float">
            <text:p>1443146946.12947</text:p>
          </table:table-cell>
          <table:table-cell office:value-type="float" office:value="4320" calcext:value-type="float">
            <text:p>4320</text:p>
          </table:table-cell>
          <table:table-cell table:formula="of:=[.B297]-[.$B$2]" office:value-type="float" office:value="26.1292600631714" calcext:value-type="float">
            <text:p>26.1292600632</text:p>
          </table:table-cell>
          <table:table-cell table:formula="of:=[.C297]/([.D297]-[.D296])" office:value-type="float" office:value="109588.685617515" calcext:value-type="float">
            <text:p>109588.685617515</text:p>
          </table:table-cell>
          <table:table-cell table:formula="of:=IF(MOD([.D297];[.$M$10])&lt;[.$M$3];[.$N$2];IF(MOD([.D297];[.$M$10])&lt;[.$M$4];[.$N$3];IF(MOD([.D297];[.$M$10])&lt;[.$M$5];[.$N$4];IF(MOD([.D297];[.$M$10])&lt;[.$M$6];[.$N$5];IF(MOD([.D297];[.$M$10])&lt;[.$M$7];[.$N$6];IF(MOD([.D297];[.$M$10])&lt;[.$M$8];[.$N$7];IF(MOD([.D297];[.$M$10])&lt;[.$M$9];[.$N$8];IF(MOD([.D297];[.$M$10])&lt;[.$M$10];[.$N$9]))))))))" office:value-type="float" office:value="110000" calcext:value-type="float">
            <text:p>110000</text:p>
          </table:table-cell>
          <table:table-cell office:value-type="float" office:value="1443146946.36256" calcext:value-type="float">
            <text:p>1443146946.36256</text:p>
          </table:table-cell>
          <table:table-cell table:formula="of:=[.G297]-[.$B$2]" office:value-type="float" office:value="26.36234998703" calcext:value-type="float">
            <text:p>26.362349987</text:p>
          </table:table-cell>
          <table:table-cell table:formula="of:=[.C297]/([.H297]-[.H296])" office:value-type="float" office:value="109256.304336029" calcext:value-type="float">
            <text:p>109256.304336029</text:p>
          </table:table-cell>
          <table:table-cell table:formula="of:=[.G297]-[.$B297]" office:value-type="float" office:value="0.233089923858643" calcext:value-type="float">
            <text:p>0.2330899239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46946.16889" calcext:value-type="float">
            <text:p>1443146946.16889</text:p>
          </table:table-cell>
          <table:table-cell office:value-type="float" office:value="4320" calcext:value-type="float">
            <text:p>4320</text:p>
          </table:table-cell>
          <table:table-cell table:formula="of:=[.B298]-[.$B$2]" office:value-type="float" office:value="26.1686799526215" calcext:value-type="float">
            <text:p>26.1686799526</text:p>
          </table:table-cell>
          <table:table-cell table:formula="of:=[.C298]/([.D298]-[.D297])" office:value-type="float" office:value="109589.34842959" calcext:value-type="float">
            <text:p>109589.34842959</text:p>
          </table:table-cell>
          <table:table-cell table:formula="of:=IF(MOD([.D298];[.$M$10])&lt;[.$M$3];[.$N$2];IF(MOD([.D298];[.$M$10])&lt;[.$M$4];[.$N$3];IF(MOD([.D298];[.$M$10])&lt;[.$M$5];[.$N$4];IF(MOD([.D298];[.$M$10])&lt;[.$M$6];[.$N$5];IF(MOD([.D298];[.$M$10])&lt;[.$M$7];[.$N$6];IF(MOD([.D298];[.$M$10])&lt;[.$M$8];[.$N$7];IF(MOD([.D298];[.$M$10])&lt;[.$M$9];[.$N$8];IF(MOD([.D298];[.$M$10])&lt;[.$M$10];[.$N$9]))))))))" office:value-type="float" office:value="110000" calcext:value-type="float">
            <text:p>110000</text:p>
          </table:table-cell>
          <table:table-cell office:value-type="float" office:value="1443146946.40182" calcext:value-type="float">
            <text:p>1443146946.40182</text:p>
          </table:table-cell>
          <table:table-cell table:formula="of:=[.G298]-[.$B$2]" office:value-type="float" office:value="26.4016098976135" calcext:value-type="float">
            <text:p>26.4016098976</text:p>
          </table:table-cell>
          <table:table-cell table:formula="of:=[.C298]/([.H298]-[.H297])" office:value-type="float" office:value="110035.910316516" calcext:value-type="float">
            <text:p>110035.910316516</text:p>
          </table:table-cell>
          <table:table-cell table:formula="of:=[.G298]-[.$B298]" office:value-type="float" office:value="0.232929944992065" calcext:value-type="float">
            <text:p>0.232929945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46946.2083" calcext:value-type="float">
            <text:p>1443146946.2083</text:p>
          </table:table-cell>
          <table:table-cell office:value-type="float" office:value="4320" calcext:value-type="float">
            <text:p>4320</text:p>
          </table:table-cell>
          <table:table-cell table:formula="of:=[.B299]-[.$B$2]" office:value-type="float" office:value="26.2080900669098" calcext:value-type="float">
            <text:p>26.2080900669</text:p>
          </table:table-cell>
          <table:table-cell table:formula="of:=[.C299]/([.D299]-[.D298])" office:value-type="float" office:value="109616.53062953" calcext:value-type="float">
            <text:p>109616.53062953</text:p>
          </table:table-cell>
          <table:table-cell table:formula="of:=IF(MOD([.D299];[.$M$10])&lt;[.$M$3];[.$N$2];IF(MOD([.D299];[.$M$10])&lt;[.$M$4];[.$N$3];IF(MOD([.D299];[.$M$10])&lt;[.$M$5];[.$N$4];IF(MOD([.D299];[.$M$10])&lt;[.$M$6];[.$N$5];IF(MOD([.D299];[.$M$10])&lt;[.$M$7];[.$N$6];IF(MOD([.D299];[.$M$10])&lt;[.$M$8];[.$N$7];IF(MOD([.D299];[.$M$10])&lt;[.$M$9];[.$N$8];IF(MOD([.D299];[.$M$10])&lt;[.$M$10];[.$N$9]))))))))" office:value-type="float" office:value="110000" calcext:value-type="float">
            <text:p>110000</text:p>
          </table:table-cell>
          <table:table-cell office:value-type="float" office:value="1443146946.44125" calcext:value-type="float">
            <text:p>1443146946.44125</text:p>
          </table:table-cell>
          <table:table-cell table:formula="of:=[.G299]-[.$B$2]" office:value-type="float" office:value="26.4410400390625" calcext:value-type="float">
            <text:p>26.4410400391</text:p>
          </table:table-cell>
          <table:table-cell table:formula="of:=[.C299]/([.H299]-[.H298])" office:value-type="float" office:value="109560.854748401" calcext:value-type="float">
            <text:p>109560.854748401</text:p>
          </table:table-cell>
          <table:table-cell table:formula="of:=[.G299]-[.$B299]" office:value-type="float" office:value="0.23294997215271" calcext:value-type="float">
            <text:p>0.2329499722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46946.24772" calcext:value-type="float">
            <text:p>1443146946.24772</text:p>
          </table:table-cell>
          <table:table-cell office:value-type="float" office:value="4320" calcext:value-type="float">
            <text:p>4320</text:p>
          </table:table-cell>
          <table:table-cell table:formula="of:=[.B300]-[.$B$2]" office:value-type="float" office:value="26.2475099563599" calcext:value-type="float">
            <text:p>26.2475099564</text:p>
          </table:table-cell>
          <table:table-cell table:formula="of:=[.C300]/([.D300]-[.D299])" office:value-type="float" office:value="109589.34842959" calcext:value-type="float">
            <text:p>109589.34842959</text:p>
          </table:table-cell>
          <table:table-cell table:formula="of:=IF(MOD([.D300];[.$M$10])&lt;[.$M$3];[.$N$2];IF(MOD([.D300];[.$M$10])&lt;[.$M$4];[.$N$3];IF(MOD([.D300];[.$M$10])&lt;[.$M$5];[.$N$4];IF(MOD([.D300];[.$M$10])&lt;[.$M$6];[.$N$5];IF(MOD([.D300];[.$M$10])&lt;[.$M$7];[.$N$6];IF(MOD([.D300];[.$M$10])&lt;[.$M$8];[.$N$7];IF(MOD([.D300];[.$M$10])&lt;[.$M$9];[.$N$8];IF(MOD([.D300];[.$M$10])&lt;[.$M$10];[.$N$9]))))))))" office:value-type="float" office:value="110000" calcext:value-type="float">
            <text:p>110000</text:p>
          </table:table-cell>
          <table:table-cell office:value-type="float" office:value="1443146946.48063" calcext:value-type="float">
            <text:p>1443146946.48063</text:p>
          </table:table-cell>
          <table:table-cell table:formula="of:=[.G300]-[.$B$2]" office:value-type="float" office:value="26.4804198741913" calcext:value-type="float">
            <text:p>26.4804198742</text:p>
          </table:table-cell>
          <table:table-cell table:formula="of:=[.C300]/([.H300]-[.H299])" office:value-type="float" office:value="109700.814791943" calcext:value-type="float">
            <text:p>109700.814791943</text:p>
          </table:table-cell>
          <table:table-cell table:formula="of:=[.G300]-[.$B300]" office:value-type="float" office:value="0.232909917831421" calcext:value-type="float">
            <text:p>0.2329099178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46946.28728" calcext:value-type="float">
            <text:p>1443146946.28728</text:p>
          </table:table-cell>
          <table:table-cell office:value-type="float" office:value="4320" calcext:value-type="float">
            <text:p>4320</text:p>
          </table:table-cell>
          <table:table-cell table:formula="of:=[.B301]-[.$B$2]" office:value-type="float" office:value="26.2870700359344" calcext:value-type="float">
            <text:p>26.2870700359</text:p>
          </table:table-cell>
          <table:table-cell table:formula="of:=[.C301]/([.D301]-[.D300])" office:value-type="float" office:value="109200.993689996" calcext:value-type="float">
            <text:p>109200.993689996</text:p>
          </table:table-cell>
          <table:table-cell table:formula="of:=IF(MOD([.D301];[.$M$10])&lt;[.$M$3];[.$N$2];IF(MOD([.D301];[.$M$10])&lt;[.$M$4];[.$N$3];IF(MOD([.D301];[.$M$10])&lt;[.$M$5];[.$N$4];IF(MOD([.D301];[.$M$10])&lt;[.$M$6];[.$N$5];IF(MOD([.D301];[.$M$10])&lt;[.$M$7];[.$N$6];IF(MOD([.D301];[.$M$10])&lt;[.$M$8];[.$N$7];IF(MOD([.D301];[.$M$10])&lt;[.$M$9];[.$N$8];IF(MOD([.D301];[.$M$10])&lt;[.$M$10];[.$N$9]))))))))" office:value-type="float" office:value="110000" calcext:value-type="float">
            <text:p>110000</text:p>
          </table:table-cell>
          <table:table-cell office:value-type="float" office:value="1443146946.52017" calcext:value-type="float">
            <text:p>1443146946.52017</text:p>
          </table:table-cell>
          <table:table-cell table:formula="of:=[.G301]-[.$B$2]" office:value-type="float" office:value="26.5199599266052" calcext:value-type="float">
            <text:p>26.5199599266</text:p>
          </table:table-cell>
          <table:table-cell table:formula="of:=[.C301]/([.H301]-[.H300])" office:value-type="float" office:value="109256.304336029" calcext:value-type="float">
            <text:p>109256.304336029</text:p>
          </table:table-cell>
          <table:table-cell table:formula="of:=[.G301]-[.$B301]" office:value-type="float" office:value="0.232889890670776" calcext:value-type="float">
            <text:p>0.2328898907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46946.32675" calcext:value-type="float">
            <text:p>1443146946.32675</text:p>
          </table:table-cell>
          <table:table-cell office:value-type="float" office:value="4320" calcext:value-type="float">
            <text:p>4320</text:p>
          </table:table-cell>
          <table:table-cell table:formula="of:=[.B302]-[.$B$2]" office:value-type="float" office:value="26.3265399932861" calcext:value-type="float">
            <text:p>26.3265399933</text:p>
          </table:table-cell>
          <table:table-cell table:formula="of:=[.C302]/([.D302]-[.D301])" office:value-type="float" office:value="109450.333617237" calcext:value-type="float">
            <text:p>109450.333617237</text:p>
          </table:table-cell>
          <table:table-cell table:formula="of:=IF(MOD([.D302];[.$M$10])&lt;[.$M$3];[.$N$2];IF(MOD([.D302];[.$M$10])&lt;[.$M$4];[.$N$3];IF(MOD([.D302];[.$M$10])&lt;[.$M$5];[.$N$4];IF(MOD([.D302];[.$M$10])&lt;[.$M$6];[.$N$5];IF(MOD([.D302];[.$M$10])&lt;[.$M$7];[.$N$6];IF(MOD([.D302];[.$M$10])&lt;[.$M$8];[.$N$7];IF(MOD([.D302];[.$M$10])&lt;[.$M$9];[.$N$8];IF(MOD([.D302];[.$M$10])&lt;[.$M$10];[.$N$9]))))))))" office:value-type="float" office:value="110000" calcext:value-type="float">
            <text:p>110000</text:p>
          </table:table-cell>
          <table:table-cell office:value-type="float" office:value="1443146946.5323" calcext:value-type="float">
            <text:p>1443146946.5323</text:p>
          </table:table-cell>
          <table:table-cell table:formula="of:=[.G302]-[.$B$2]" office:value-type="float" office:value="26.5320899486542" calcext:value-type="float">
            <text:p>26.5320899487</text:p>
          </table:table-cell>
          <table:table-cell table:formula="of:=[.C302]/([.H302]-[.H301])" office:value-type="float" office:value="356141.149831948" calcext:value-type="float">
            <text:p>356141.149831948</text:p>
          </table:table-cell>
          <table:table-cell table:formula="of:=[.G302]-[.$B302]" office:value-type="float" office:value="0.205549955368042" calcext:value-type="float">
            <text:p>0.2055499554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46946.36616" calcext:value-type="float">
            <text:p>1443146946.36616</text:p>
          </table:table-cell>
          <table:table-cell office:value-type="float" office:value="4320" calcext:value-type="float">
            <text:p>4320</text:p>
          </table:table-cell>
          <table:table-cell table:formula="of:=[.B303]-[.$B$2]" office:value-type="float" office:value="26.3659498691559" calcext:value-type="float">
            <text:p>26.3659498692</text:p>
          </table:table-cell>
          <table:table-cell table:formula="of:=[.C303]/([.D303]-[.D302])" office:value-type="float" office:value="109617.193778471" calcext:value-type="float">
            <text:p>109617.193778471</text:p>
          </table:table-cell>
          <table:table-cell table:formula="of:=IF(MOD([.D303];[.$M$10])&lt;[.$M$3];[.$N$2];IF(MOD([.D303];[.$M$10])&lt;[.$M$4];[.$N$3];IF(MOD([.D303];[.$M$10])&lt;[.$M$5];[.$N$4];IF(MOD([.D303];[.$M$10])&lt;[.$M$6];[.$N$5];IF(MOD([.D303];[.$M$10])&lt;[.$M$7];[.$N$6];IF(MOD([.D303];[.$M$10])&lt;[.$M$8];[.$N$7];IF(MOD([.D303];[.$M$10])&lt;[.$M$9];[.$N$8];IF(MOD([.D303];[.$M$10])&lt;[.$M$10];[.$N$9]))))))))" office:value-type="float" office:value="110000" calcext:value-type="float">
            <text:p>110000</text:p>
          </table:table-cell>
          <table:table-cell office:value-type="float" office:value="1443146946.59897" calcext:value-type="float">
            <text:p>1443146946.59897</text:p>
          </table:table-cell>
          <table:table-cell table:formula="of:=[.G303]-[.$B$2]" office:value-type="float" office:value="26.5987598896027" calcext:value-type="float">
            <text:p>26.5987598896</text:p>
          </table:table-cell>
          <table:table-cell table:formula="of:=[.C303]/([.H303]-[.H302])" office:value-type="float" office:value="64796.8175543747" calcext:value-type="float">
            <text:p>64796.8175543747</text:p>
          </table:table-cell>
          <table:table-cell table:formula="of:=[.G303]-[.$B303]" office:value-type="float" office:value="0.232810020446777" calcext:value-type="float">
            <text:p>0.2328100204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46946.40555" calcext:value-type="float">
            <text:p>1443146946.40555</text:p>
          </table:table-cell>
          <table:table-cell office:value-type="float" office:value="4320" calcext:value-type="float">
            <text:p>4320</text:p>
          </table:table-cell>
          <table:table-cell table:formula="of:=[.B304]-[.$B$2]" office:value-type="float" office:value="26.4053399562836" calcext:value-type="float">
            <text:p>26.4053399563</text:p>
          </table:table-cell>
          <table:table-cell table:formula="of:=[.C304]/([.D304]-[.D303])" office:value-type="float" office:value="109672.263125401" calcext:value-type="float">
            <text:p>109672.263125401</text:p>
          </table:table-cell>
          <table:table-cell table:formula="of:=IF(MOD([.D304];[.$M$10])&lt;[.$M$3];[.$N$2];IF(MOD([.D304];[.$M$10])&lt;[.$M$4];[.$N$3];IF(MOD([.D304];[.$M$10])&lt;[.$M$5];[.$N$4];IF(MOD([.D304];[.$M$10])&lt;[.$M$6];[.$N$5];IF(MOD([.D304];[.$M$10])&lt;[.$M$7];[.$N$6];IF(MOD([.D304];[.$M$10])&lt;[.$M$8];[.$N$7];IF(MOD([.D304];[.$M$10])&lt;[.$M$9];[.$N$8];IF(MOD([.D304];[.$M$10])&lt;[.$M$10];[.$N$9]))))))))" office:value-type="float" office:value="110000" calcext:value-type="float">
            <text:p>110000</text:p>
          </table:table-cell>
          <table:table-cell office:value-type="float" office:value="1443146946.63847" calcext:value-type="float">
            <text:p>1443146946.63847</text:p>
          </table:table-cell>
          <table:table-cell table:formula="of:=[.G304]-[.$B$2]" office:value-type="float" office:value="26.6382598876953" calcext:value-type="float">
            <text:p>26.6382598877</text:p>
          </table:table-cell>
          <table:table-cell table:formula="of:=[.C304]/([.H304]-[.H303])" office:value-type="float" office:value="109367.093888637" calcext:value-type="float">
            <text:p>109367.093888637</text:p>
          </table:table-cell>
          <table:table-cell table:formula="of:=[.G304]-[.$B304]" office:value-type="float" office:value="0.232919931411743" calcext:value-type="float">
            <text:p>0.2329199314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46946.44497" calcext:value-type="float">
            <text:p>1443146946.44497</text:p>
          </table:table-cell>
          <table:table-cell office:value-type="float" office:value="4320" calcext:value-type="float">
            <text:p>4320</text:p>
          </table:table-cell>
          <table:table-cell table:formula="of:=[.B305]-[.$B$2]" office:value-type="float" office:value="26.4447598457336" calcext:value-type="float">
            <text:p>26.4447598457</text:p>
          </table:table-cell>
          <table:table-cell table:formula="of:=[.C305]/([.D305]-[.D304])" office:value-type="float" office:value="109589.34842959" calcext:value-type="float">
            <text:p>109589.34842959</text:p>
          </table:table-cell>
          <table:table-cell table:formula="of:=IF(MOD([.D305];[.$M$10])&lt;[.$M$3];[.$N$2];IF(MOD([.D305];[.$M$10])&lt;[.$M$4];[.$N$3];IF(MOD([.D305];[.$M$10])&lt;[.$M$5];[.$N$4];IF(MOD([.D305];[.$M$10])&lt;[.$M$6];[.$N$5];IF(MOD([.D305];[.$M$10])&lt;[.$M$7];[.$N$6];IF(MOD([.D305];[.$M$10])&lt;[.$M$8];[.$N$7];IF(MOD([.D305];[.$M$10])&lt;[.$M$9];[.$N$8];IF(MOD([.D305];[.$M$10])&lt;[.$M$10];[.$N$9]))))))))" office:value-type="float" office:value="110000" calcext:value-type="float">
            <text:p>110000</text:p>
          </table:table-cell>
          <table:table-cell office:value-type="float" office:value="1443146946.67796" calcext:value-type="float">
            <text:p>1443146946.67796</text:p>
          </table:table-cell>
          <table:table-cell table:formula="of:=[.G305]-[.$B$2]" office:value-type="float" office:value="26.6777498722076" calcext:value-type="float">
            <text:p>26.6777498722</text:p>
          </table:table-cell>
          <table:table-cell table:formula="of:=[.C305]/([.H305]-[.H304])" office:value-type="float" office:value="109394.826393291" calcext:value-type="float">
            <text:p>109394.826393291</text:p>
          </table:table-cell>
          <table:table-cell table:formula="of:=[.G305]-[.$B305]" office:value-type="float" office:value="0.232990026473999" calcext:value-type="float">
            <text:p>0.2329900265</text:p>
          </table:table-cell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46946.48437" calcext:value-type="float">
            <text:p>1443146946.48437</text:p>
          </table:table-cell>
          <table:table-cell office:value-type="float" office:value="4320" calcext:value-type="float">
            <text:p>4320</text:p>
          </table:table-cell>
          <table:table-cell table:formula="of:=[.B306]-[.$B$2]" office:value-type="float" office:value="26.4841599464417" calcext:value-type="float">
            <text:p>26.4841599464</text:p>
          </table:table-cell>
          <table:table-cell table:formula="of:=[.C306]/([.D306]-[.D305])" office:value-type="float" office:value="109644.389795227" calcext:value-type="float">
            <text:p>109644.389795227</text:p>
          </table:table-cell>
          <table:table-cell table:formula="of:=IF(MOD([.D306];[.$M$10])&lt;[.$M$3];[.$N$2];IF(MOD([.D306];[.$M$10])&lt;[.$M$4];[.$N$3];IF(MOD([.D306];[.$M$10])&lt;[.$M$5];[.$N$4];IF(MOD([.D306];[.$M$10])&lt;[.$M$6];[.$N$5];IF(MOD([.D306];[.$M$10])&lt;[.$M$7];[.$N$6];IF(MOD([.D306];[.$M$10])&lt;[.$M$8];[.$N$7];IF(MOD([.D306];[.$M$10])&lt;[.$M$9];[.$N$8];IF(MOD([.D306];[.$M$10])&lt;[.$M$10];[.$N$9]))))))))" office:value-type="float" office:value="110000" calcext:value-type="float">
            <text:p>110000</text:p>
          </table:table-cell>
          <table:table-cell office:value-type="float" office:value="1443146946.71739" calcext:value-type="float">
            <text:p>1443146946.71739</text:p>
          </table:table-cell>
          <table:table-cell table:formula="of:=[.G306]-[.$B$2]" office:value-type="float" office:value="26.7171800136566" calcext:value-type="float">
            <text:p>26.7171800137</text:p>
          </table:table-cell>
          <table:table-cell table:formula="of:=[.C306]/([.H306]-[.H305])" office:value-type="float" office:value="109560.854748401" calcext:value-type="float">
            <text:p>109560.854748401</text:p>
          </table:table-cell>
          <table:table-cell table:formula="of:=[.G306]-[.$B306]" office:value-type="float" office:value="0.233020067214966" calcext:value-type="float">
            <text:p>0.2330200672</text:p>
          </table:table-cell>
          <table:table-cell table:number-columns-repeated="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46946.52382" calcext:value-type="float">
            <text:p>1443146946.52382</text:p>
          </table:table-cell>
          <table:table-cell office:value-type="float" office:value="4320" calcext:value-type="float">
            <text:p>4320</text:p>
          </table:table-cell>
          <table:table-cell table:formula="of:=[.B307]-[.$B$2]" office:value-type="float" office:value="26.5236098766327" calcext:value-type="float">
            <text:p>26.5236098766</text:p>
          </table:table-cell>
          <table:table-cell table:formula="of:=[.C307]/([.D307]-[.D306])" office:value-type="float" office:value="109505.897198803" calcext:value-type="float">
            <text:p>109505.897198803</text:p>
          </table:table-cell>
          <table:table-cell table:formula="of:=IF(MOD([.D307];[.$M$10])&lt;[.$M$3];[.$N$2];IF(MOD([.D307];[.$M$10])&lt;[.$M$4];[.$N$3];IF(MOD([.D307];[.$M$10])&lt;[.$M$5];[.$N$4];IF(MOD([.D307];[.$M$10])&lt;[.$M$6];[.$N$5];IF(MOD([.D307];[.$M$10])&lt;[.$M$7];[.$N$6];IF(MOD([.D307];[.$M$10])&lt;[.$M$8];[.$N$7];IF(MOD([.D307];[.$M$10])&lt;[.$M$9];[.$N$8];IF(MOD([.D307];[.$M$10])&lt;[.$M$10];[.$N$9]))))))))" office:value-type="float" office:value="110000" calcext:value-type="float">
            <text:p>110000</text:p>
          </table:table-cell>
          <table:table-cell office:value-type="float" office:value="1443146946.75683" calcext:value-type="float">
            <text:p>1443146946.75683</text:p>
          </table:table-cell>
          <table:table-cell table:formula="of:=[.G307]-[.$B$2]" office:value-type="float" office:value="26.7566199302673" calcext:value-type="float">
            <text:p>26.7566199303</text:p>
          </table:table-cell>
          <table:table-cell table:formula="of:=[.C307]/([.H307]-[.H306])" office:value-type="float" office:value="109533.700150523" calcext:value-type="float">
            <text:p>109533.700150523</text:p>
          </table:table-cell>
          <table:table-cell table:formula="of:=[.G307]-[.$B307]" office:value-type="float" office:value="0.233010053634644" calcext:value-type="float">
            <text:p>0.2330100536</text:p>
          </table:table-cell>
          <table:table-cell table:number-columns-repeated="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46946.56323" calcext:value-type="float">
            <text:p>1443146946.56323</text:p>
          </table:table-cell>
          <table:table-cell office:value-type="float" office:value="4320" calcext:value-type="float">
            <text:p>4320</text:p>
          </table:table-cell>
          <table:table-cell table:formula="of:=[.B308]-[.$B$2]" office:value-type="float" office:value="26.563019990921" calcext:value-type="float">
            <text:p>26.5630199909</text:p>
          </table:table-cell>
          <table:table-cell table:formula="of:=[.C308]/([.D308]-[.D307])" office:value-type="float" office:value="109616.53062953" calcext:value-type="float">
            <text:p>109616.53062953</text:p>
          </table:table-cell>
          <table:table-cell table:formula="of:=IF(MOD([.D308];[.$M$10])&lt;[.$M$3];[.$N$2];IF(MOD([.D308];[.$M$10])&lt;[.$M$4];[.$N$3];IF(MOD([.D308];[.$M$10])&lt;[.$M$5];[.$N$4];IF(MOD([.D308];[.$M$10])&lt;[.$M$6];[.$N$5];IF(MOD([.D308];[.$M$10])&lt;[.$M$7];[.$N$6];IF(MOD([.D308];[.$M$10])&lt;[.$M$8];[.$N$7];IF(MOD([.D308];[.$M$10])&lt;[.$M$9];[.$N$8];IF(MOD([.D308];[.$M$10])&lt;[.$M$10];[.$N$9]))))))))" office:value-type="float" office:value="110000" calcext:value-type="float">
            <text:p>110000</text:p>
          </table:table-cell>
          <table:table-cell office:value-type="float" office:value="1443146946.79629" calcext:value-type="float">
            <text:p>1443146946.79629</text:p>
          </table:table-cell>
          <table:table-cell table:formula="of:=[.G308]-[.$B$2]" office:value-type="float" office:value="26.7960798740387" calcext:value-type="float">
            <text:p>26.796079874</text:p>
          </table:table-cell>
          <table:table-cell table:formula="of:=[.C308]/([.H308]-[.H307])" office:value-type="float" office:value="109478.108357955" calcext:value-type="float">
            <text:p>109478.108357955</text:p>
          </table:table-cell>
          <table:table-cell table:formula="of:=[.G308]-[.$B308]" office:value-type="float" office:value="0.233059883117676" calcext:value-type="float">
            <text:p>0.2330598831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46946.60266" calcext:value-type="float">
            <text:p>1443146946.60266</text:p>
          </table:table-cell>
          <table:table-cell office:value-type="float" office:value="4320" calcext:value-type="float">
            <text:p>4320</text:p>
          </table:table-cell>
          <table:table-cell table:formula="of:=[.B309]-[.$B$2]" office:value-type="float" office:value="26.6024498939514" calcext:value-type="float">
            <text:p>26.602449894</text:p>
          </table:table-cell>
          <table:table-cell table:formula="of:=[.C309]/([.D309]-[.D308])" office:value-type="float" office:value="109561.517223865" calcext:value-type="float">
            <text:p>109561.517223865</text:p>
          </table:table-cell>
          <table:table-cell table:formula="of:=IF(MOD([.D309];[.$M$10])&lt;[.$M$3];[.$N$2];IF(MOD([.D309];[.$M$10])&lt;[.$M$4];[.$N$3];IF(MOD([.D309];[.$M$10])&lt;[.$M$5];[.$N$4];IF(MOD([.D309];[.$M$10])&lt;[.$M$6];[.$N$5];IF(MOD([.D309];[.$M$10])&lt;[.$M$7];[.$N$6];IF(MOD([.D309];[.$M$10])&lt;[.$M$8];[.$N$7];IF(MOD([.D309];[.$M$10])&lt;[.$M$9];[.$N$8];IF(MOD([.D309];[.$M$10])&lt;[.$M$10];[.$N$9]))))))))" office:value-type="float" office:value="110000" calcext:value-type="float">
            <text:p>110000</text:p>
          </table:table-cell>
          <table:table-cell office:value-type="float" office:value="1443146946.83563" calcext:value-type="float">
            <text:p>1443146946.83563</text:p>
          </table:table-cell>
          <table:table-cell table:formula="of:=[.G309]-[.$B$2]" office:value-type="float" office:value="26.8354198932648" calcext:value-type="float">
            <text:p>26.8354198933</text:p>
          </table:table-cell>
          <table:table-cell table:formula="of:=[.C309]/([.H309]-[.H308])" office:value-type="float" office:value="109811.842621997" calcext:value-type="float">
            <text:p>109811.842621997</text:p>
          </table:table-cell>
          <table:table-cell table:formula="of:=[.G309]-[.$B309]" office:value-type="float" office:value="0.232969999313354" calcext:value-type="float">
            <text:p>0.2329699993</text:p>
          </table:table-cell>
          <table:table-cell table:number-columns-repeated="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46946.64211" calcext:value-type="float">
            <text:p>1443146946.64211</text:p>
          </table:table-cell>
          <table:table-cell office:value-type="float" office:value="4320" calcext:value-type="float">
            <text:p>4320</text:p>
          </table:table-cell>
          <table:table-cell table:formula="of:=[.B310]-[.$B$2]" office:value-type="float" office:value="26.641900062561" calcext:value-type="float">
            <text:p>26.6419000626</text:p>
          </table:table-cell>
          <table:table-cell table:formula="of:=[.C310]/([.D310]-[.D309])" office:value-type="float" office:value="109505.235395791" calcext:value-type="float">
            <text:p>109505.235395791</text:p>
          </table:table-cell>
          <table:table-cell table:formula="of:=IF(MOD([.D310];[.$M$10])&lt;[.$M$3];[.$N$2];IF(MOD([.D310];[.$M$10])&lt;[.$M$4];[.$N$3];IF(MOD([.D310];[.$M$10])&lt;[.$M$5];[.$N$4];IF(MOD([.D310];[.$M$10])&lt;[.$M$6];[.$N$5];IF(MOD([.D310];[.$M$10])&lt;[.$M$7];[.$N$6];IF(MOD([.D310];[.$M$10])&lt;[.$M$8];[.$N$7];IF(MOD([.D310];[.$M$10])&lt;[.$M$9];[.$N$8];IF(MOD([.D310];[.$M$10])&lt;[.$M$10];[.$N$9]))))))))" office:value-type="float" office:value="110000" calcext:value-type="float">
            <text:p>110000</text:p>
          </table:table-cell>
          <table:table-cell office:value-type="float" office:value="1443146946.87507" calcext:value-type="float">
            <text:p>1443146946.87507</text:p>
          </table:table-cell>
          <table:table-cell table:formula="of:=[.G310]-[.$B$2]" office:value-type="float" office:value="26.8748600482941" calcext:value-type="float">
            <text:p>26.8748600483</text:p>
          </table:table-cell>
          <table:table-cell table:formula="of:=[.C310]/([.H310]-[.H309])" office:value-type="float" office:value="109533.038011413" calcext:value-type="float">
            <text:p>109533.038011413</text:p>
          </table:table-cell>
          <table:table-cell table:formula="of:=[.G310]-[.$B310]" office:value-type="float" office:value="0.232959985733032" calcext:value-type="float">
            <text:p>0.2329599857</text:p>
          </table:table-cell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46946.68155" calcext:value-type="float">
            <text:p>1443146946.68155</text:p>
          </table:table-cell>
          <table:table-cell office:value-type="float" office:value="4320" calcext:value-type="float">
            <text:p>4320</text:p>
          </table:table-cell>
          <table:table-cell table:formula="of:=[.B311]-[.$B$2]" office:value-type="float" office:value="26.6813399791718" calcext:value-type="float">
            <text:p>26.6813399792</text:p>
          </table:table-cell>
          <table:table-cell table:formula="of:=[.C311]/([.D311]-[.D310])" office:value-type="float" office:value="109533.700150523" calcext:value-type="float">
            <text:p>109533.700150523</text:p>
          </table:table-cell>
          <table:table-cell table:formula="of:=IF(MOD([.D311];[.$M$10])&lt;[.$M$3];[.$N$2];IF(MOD([.D311];[.$M$10])&lt;[.$M$4];[.$N$3];IF(MOD([.D311];[.$M$10])&lt;[.$M$5];[.$N$4];IF(MOD([.D311];[.$M$10])&lt;[.$M$6];[.$N$5];IF(MOD([.D311];[.$M$10])&lt;[.$M$7];[.$N$6];IF(MOD([.D311];[.$M$10])&lt;[.$M$8];[.$N$7];IF(MOD([.D311];[.$M$10])&lt;[.$M$9];[.$N$8];IF(MOD([.D311];[.$M$10])&lt;[.$M$10];[.$N$9]))))))))" office:value-type="float" office:value="110000" calcext:value-type="float">
            <text:p>110000</text:p>
          </table:table-cell>
          <table:table-cell office:value-type="float" office:value="1443146946.91454" calcext:value-type="float">
            <text:p>1443146946.91454</text:p>
          </table:table-cell>
          <table:table-cell table:formula="of:=[.G311]-[.$B$2]" office:value-type="float" office:value="26.9143300056457" calcext:value-type="float">
            <text:p>26.9143300056</text:p>
          </table:table-cell>
          <table:table-cell table:formula="of:=[.C311]/([.H311]-[.H310])" office:value-type="float" office:value="109450.333617237" calcext:value-type="float">
            <text:p>109450.333617237</text:p>
          </table:table-cell>
          <table:table-cell table:formula="of:=[.G311]-[.$B311]" office:value-type="float" office:value="0.232990026473999" calcext:value-type="float">
            <text:p>0.2329900265</text:p>
          </table:table-cell>
          <table:table-cell table:number-columns-repeated="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46946.72096" calcext:value-type="float">
            <text:p>1443146946.72096</text:p>
          </table:table-cell>
          <table:table-cell office:value-type="float" office:value="4320" calcext:value-type="float">
            <text:p>4320</text:p>
          </table:table-cell>
          <table:table-cell table:formula="of:=[.B312]-[.$B$2]" office:value-type="float" office:value="26.7207498550415" calcext:value-type="float">
            <text:p>26.720749855</text:p>
          </table:table-cell>
          <table:table-cell table:formula="of:=[.C312]/([.D312]-[.D311])" office:value-type="float" office:value="109617.193778471" calcext:value-type="float">
            <text:p>109617.193778471</text:p>
          </table:table-cell>
          <table:table-cell table:formula="of:=IF(MOD([.D312];[.$M$10])&lt;[.$M$3];[.$N$2];IF(MOD([.D312];[.$M$10])&lt;[.$M$4];[.$N$3];IF(MOD([.D312];[.$M$10])&lt;[.$M$5];[.$N$4];IF(MOD([.D312];[.$M$10])&lt;[.$M$6];[.$N$5];IF(MOD([.D312];[.$M$10])&lt;[.$M$7];[.$N$6];IF(MOD([.D312];[.$M$10])&lt;[.$M$8];[.$N$7];IF(MOD([.D312];[.$M$10])&lt;[.$M$9];[.$N$8];IF(MOD([.D312];[.$M$10])&lt;[.$M$10];[.$N$9]))))))))" office:value-type="float" office:value="110000" calcext:value-type="float">
            <text:p>110000</text:p>
          </table:table-cell>
          <table:table-cell office:value-type="float" office:value="1443146946.95392" calcext:value-type="float">
            <text:p>1443146946.95392</text:p>
          </table:table-cell>
          <table:table-cell table:formula="of:=[.G312]-[.$B$2]" office:value-type="float" office:value="26.9537098407745" calcext:value-type="float">
            <text:p>26.9537098408</text:p>
          </table:table-cell>
          <table:table-cell table:formula="of:=[.C312]/([.H312]-[.H311])" office:value-type="float" office:value="109700.814791943" calcext:value-type="float">
            <text:p>109700.814791943</text:p>
          </table:table-cell>
          <table:table-cell table:formula="of:=[.G312]-[.$B312]" office:value-type="float" office:value="0.232959985733032" calcext:value-type="float">
            <text:p>0.2329599857</text:p>
          </table:table-cell>
          <table:table-cell table:number-columns-repeated="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46946.76037" calcext:value-type="float">
            <text:p>1443146946.76037</text:p>
          </table:table-cell>
          <table:table-cell office:value-type="float" office:value="4320" calcext:value-type="float">
            <text:p>4320</text:p>
          </table:table-cell>
          <table:table-cell table:formula="of:=[.B313]-[.$B$2]" office:value-type="float" office:value="26.7601599693298" calcext:value-type="float">
            <text:p>26.7601599693</text:p>
          </table:table-cell>
          <table:table-cell table:formula="of:=[.C313]/([.D313]-[.D312])" office:value-type="float" office:value="109616.53062953" calcext:value-type="float">
            <text:p>109616.53062953</text:p>
          </table:table-cell>
          <table:table-cell table:formula="of:=IF(MOD([.D313];[.$M$10])&lt;[.$M$3];[.$N$2];IF(MOD([.D313];[.$M$10])&lt;[.$M$4];[.$N$3];IF(MOD([.D313];[.$M$10])&lt;[.$M$5];[.$N$4];IF(MOD([.D313];[.$M$10])&lt;[.$M$6];[.$N$5];IF(MOD([.D313];[.$M$10])&lt;[.$M$7];[.$N$6];IF(MOD([.D313];[.$M$10])&lt;[.$M$8];[.$N$7];IF(MOD([.D313];[.$M$10])&lt;[.$M$9];[.$N$8];IF(MOD([.D313];[.$M$10])&lt;[.$M$10];[.$N$9]))))))))" office:value-type="float" office:value="110000" calcext:value-type="float">
            <text:p>110000</text:p>
          </table:table-cell>
          <table:table-cell office:value-type="float" office:value="1443146946.99334" calcext:value-type="float">
            <text:p>1443146946.99334</text:p>
          </table:table-cell>
          <table:table-cell table:formula="of:=[.G313]-[.$B$2]" office:value-type="float" office:value="26.9931299686432" calcext:value-type="float">
            <text:p>26.9931299686</text:p>
          </table:table-cell>
          <table:table-cell table:formula="of:=[.C313]/([.H313]-[.H312])" office:value-type="float" office:value="109588.685617515" calcext:value-type="float">
            <text:p>109588.685617515</text:p>
          </table:table-cell>
          <table:table-cell table:formula="of:=[.G313]-[.$B313]" office:value-type="float" office:value="0.232969999313354" calcext:value-type="float">
            <text:p>0.2329699993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46946.79978" calcext:value-type="float">
            <text:p>1443146946.79978</text:p>
          </table:table-cell>
          <table:table-cell office:value-type="float" office:value="4320" calcext:value-type="float">
            <text:p>4320</text:p>
          </table:table-cell>
          <table:table-cell table:formula="of:=[.B314]-[.$B$2]" office:value-type="float" office:value="26.7995698451996" calcext:value-type="float">
            <text:p>26.7995698452</text:p>
          </table:table-cell>
          <table:table-cell table:formula="of:=[.C314]/([.D314]-[.D313])" office:value-type="float" office:value="109617.193778471" calcext:value-type="float">
            <text:p>109617.193778471</text:p>
          </table:table-cell>
          <table:table-cell table:formula="of:=IF(MOD([.D314];[.$M$10])&lt;[.$M$3];[.$N$2];IF(MOD([.D314];[.$M$10])&lt;[.$M$4];[.$N$3];IF(MOD([.D314];[.$M$10])&lt;[.$M$5];[.$N$4];IF(MOD([.D314];[.$M$10])&lt;[.$M$6];[.$N$5];IF(MOD([.D314];[.$M$10])&lt;[.$M$7];[.$N$6];IF(MOD([.D314];[.$M$10])&lt;[.$M$8];[.$N$7];IF(MOD([.D314];[.$M$10])&lt;[.$M$9];[.$N$8];IF(MOD([.D314];[.$M$10])&lt;[.$M$10];[.$N$9]))))))))" office:value-type="float" office:value="110000" calcext:value-type="float">
            <text:p>110000</text:p>
          </table:table-cell>
          <table:table-cell office:value-type="float" office:value="1443146950.00817" calcext:value-type="float">
            <text:p>1443146950.00817</text:p>
          </table:table-cell>
          <table:table-cell table:formula="of:=[.G314]-[.$B$2]" office:value-type="float" office:value="30.0079598426819" calcext:value-type="float">
            <text:p>30.0079598427</text:p>
          </table:table-cell>
          <table:table-cell table:formula="of:=[.C314]/([.H314]-[.H313])" office:value-type="float" office:value="1432.91667539863" calcext:value-type="float">
            <text:p>1432.9166753986</text:p>
          </table:table-cell>
          <table:table-cell table:formula="of:=[.G314]-[.$B314]" office:value-type="float" office:value="3.2083899974823" calcext:value-type="float">
            <text:p>3.2083899975</text:p>
          </table:table-cell>
          <table:table-cell table:number-columns-repeated="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46946.83922" calcext:value-type="float">
            <text:p>1443146946.83922</text:p>
          </table:table-cell>
          <table:table-cell office:value-type="float" office:value="4320" calcext:value-type="float">
            <text:p>4320</text:p>
          </table:table-cell>
          <table:table-cell table:formula="of:=[.B315]-[.$B$2]" office:value-type="float" office:value="26.8390100002289" calcext:value-type="float">
            <text:p>26.8390100002</text:p>
          </table:table-cell>
          <table:table-cell table:formula="of:=[.C315]/([.D315]-[.D314])" office:value-type="float" office:value="109533.038011413" calcext:value-type="float">
            <text:p>109533.038011413</text:p>
          </table:table-cell>
          <table:table-cell table:formula="of:=IF(MOD([.D315];[.$M$10])&lt;[.$M$3];[.$N$2];IF(MOD([.D315];[.$M$10])&lt;[.$M$4];[.$N$3];IF(MOD([.D315];[.$M$10])&lt;[.$M$5];[.$N$4];IF(MOD([.D315];[.$M$10])&lt;[.$M$6];[.$N$5];IF(MOD([.D315];[.$M$10])&lt;[.$M$7];[.$N$6];IF(MOD([.D315];[.$M$10])&lt;[.$M$8];[.$N$7];IF(MOD([.D315];[.$M$10])&lt;[.$M$9];[.$N$8];IF(MOD([.D315];[.$M$10])&lt;[.$M$10];[.$N$9]))))))))" office:value-type="float" office:value="110000" calcext:value-type="float">
            <text:p>110000</text:p>
          </table:table-cell>
          <table:table-cell office:value-type="float" office:value="1443146950.02636" calcext:value-type="float">
            <text:p>1443146950.02636</text:p>
          </table:table-cell>
          <table:table-cell table:formula="of:=[.G315]-[.$B$2]" office:value-type="float" office:value="30.0261499881744" calcext:value-type="float">
            <text:p>30.0261499882</text:p>
          </table:table-cell>
          <table:table-cell table:formula="of:=[.C315]/([.H315]-[.H314])" office:value-type="float" office:value="237491.228520873" calcext:value-type="float">
            <text:p>237491.228520873</text:p>
          </table:table-cell>
          <table:table-cell table:formula="of:=[.G315]-[.$B315]" office:value-type="float" office:value="3.18713998794556" calcext:value-type="float">
            <text:p>3.1871399879</text:p>
          </table:table-cell>
          <table:table-cell table:number-columns-repeated="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46946.87864" calcext:value-type="float">
            <text:p>1443146946.87864</text:p>
          </table:table-cell>
          <table:table-cell office:value-type="float" office:value="4320" calcext:value-type="float">
            <text:p>4320</text:p>
          </table:table-cell>
          <table:table-cell table:formula="of:=[.B316]-[.$B$2]" office:value-type="float" office:value="26.878429889679" calcext:value-type="float">
            <text:p>26.8784298897</text:p>
          </table:table-cell>
          <table:table-cell table:formula="of:=[.C316]/([.D316]-[.D315])" office:value-type="float" office:value="109589.34842959" calcext:value-type="float">
            <text:p>109589.34842959</text:p>
          </table:table-cell>
          <table:table-cell table:formula="of:=IF(MOD([.D316];[.$M$10])&lt;[.$M$3];[.$N$2];IF(MOD([.D316];[.$M$10])&lt;[.$M$4];[.$N$3];IF(MOD([.D316];[.$M$10])&lt;[.$M$5];[.$N$4];IF(MOD([.D316];[.$M$10])&lt;[.$M$6];[.$N$5];IF(MOD([.D316];[.$M$10])&lt;[.$M$7];[.$N$6];IF(MOD([.D316];[.$M$10])&lt;[.$M$8];[.$N$7];IF(MOD([.D316];[.$M$10])&lt;[.$M$9];[.$N$8];IF(MOD([.D316];[.$M$10])&lt;[.$M$10];[.$N$9]))))))))" office:value-type="float" office:value="110000" calcext:value-type="float">
            <text:p>110000</text:p>
          </table:table-cell>
          <table:table-cell office:value-type="float" office:value="1443146950.99457" calcext:value-type="float">
            <text:p>1443146950.99457</text:p>
          </table:table-cell>
          <table:table-cell table:formula="of:=[.G316]-[.$B$2]" office:value-type="float" office:value="30.9943599700928" calcext:value-type="float">
            <text:p>30.9943599701</text:p>
          </table:table-cell>
          <table:table-cell table:formula="of:=[.C316]/([.H316]-[.H315])" office:value-type="float" office:value="4461.84203910054" calcext:value-type="float">
            <text:p>4461.8420391005</text:p>
          </table:table-cell>
          <table:table-cell table:formula="of:=[.G316]-[.$B316]" office:value-type="float" office:value="4.11593008041382" calcext:value-type="float">
            <text:p>4.1159300804</text:p>
          </table:table-cell>
          <table:table-cell table:number-columns-repeated="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46946.91809" calcext:value-type="float">
            <text:p>1443146946.91809</text:p>
          </table:table-cell>
          <table:table-cell office:value-type="float" office:value="4320" calcext:value-type="float">
            <text:p>4320</text:p>
          </table:table-cell>
          <table:table-cell table:formula="of:=[.B317]-[.$B$2]" office:value-type="float" office:value="26.9178800582886" calcext:value-type="float">
            <text:p>26.9178800583</text:p>
          </table:table-cell>
          <table:table-cell table:formula="of:=[.C317]/([.D317]-[.D316])" office:value-type="float" office:value="109505.235395791" calcext:value-type="float">
            <text:p>109505.235395791</text:p>
          </table:table-cell>
          <table:table-cell table:formula="of:=IF(MOD([.D317];[.$M$10])&lt;[.$M$3];[.$N$2];IF(MOD([.D317];[.$M$10])&lt;[.$M$4];[.$N$3];IF(MOD([.D317];[.$M$10])&lt;[.$M$5];[.$N$4];IF(MOD([.D317];[.$M$10])&lt;[.$M$6];[.$N$5];IF(MOD([.D317];[.$M$10])&lt;[.$M$7];[.$N$6];IF(MOD([.D317];[.$M$10])&lt;[.$M$8];[.$N$7];IF(MOD([.D317];[.$M$10])&lt;[.$M$9];[.$N$8];IF(MOD([.D317];[.$M$10])&lt;[.$M$10];[.$N$9]))))))))" office:value-type="float" office:value="110000" calcext:value-type="float">
            <text:p>110000</text:p>
          </table:table-cell>
          <table:table-cell office:value-type="float" office:value="1443146951.01232" calcext:value-type="float">
            <text:p>1443146951.01232</text:p>
          </table:table-cell>
          <table:table-cell table:formula="of:=[.G317]-[.$B$2]" office:value-type="float" office:value="31.0121099948883" calcext:value-type="float">
            <text:p>31.0121099949</text:p>
          </table:table-cell>
          <table:table-cell table:formula="of:=[.C317]/([.H317]-[.H316])" office:value-type="float" office:value="243379.94170506" calcext:value-type="float">
            <text:p>243379.94170506</text:p>
          </table:table-cell>
          <table:table-cell table:formula="of:=[.G317]-[.$B317]" office:value-type="float" office:value="4.09422993659973" calcext:value-type="float">
            <text:p>4.0942299366</text:p>
          </table:table-cell>
          <table:table-cell table:number-columns-repeated="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46946.95754" calcext:value-type="float">
            <text:p>1443146946.95754</text:p>
          </table:table-cell>
          <table:table-cell office:value-type="float" office:value="4320" calcext:value-type="float">
            <text:p>4320</text:p>
          </table:table-cell>
          <table:table-cell table:formula="of:=[.B318]-[.$B$2]" office:value-type="float" office:value="26.9573299884796" calcext:value-type="float">
            <text:p>26.9573299885</text:p>
          </table:table-cell>
          <table:table-cell table:formula="of:=[.C318]/([.D318]-[.D317])" office:value-type="float" office:value="109505.897198803" calcext:value-type="float">
            <text:p>109505.897198803</text:p>
          </table:table-cell>
          <table:table-cell table:formula="of:=IF(MOD([.D318];[.$M$10])&lt;[.$M$3];[.$N$2];IF(MOD([.D318];[.$M$10])&lt;[.$M$4];[.$N$3];IF(MOD([.D318];[.$M$10])&lt;[.$M$5];[.$N$4];IF(MOD([.D318];[.$M$10])&lt;[.$M$6];[.$N$5];IF(MOD([.D318];[.$M$10])&lt;[.$M$7];[.$N$6];IF(MOD([.D318];[.$M$10])&lt;[.$M$8];[.$N$7];IF(MOD([.D318];[.$M$10])&lt;[.$M$9];[.$N$8];IF(MOD([.D318];[.$M$10])&lt;[.$M$10];[.$N$9]))))))))" office:value-type="float" office:value="110000" calcext:value-type="float">
            <text:p>110000</text:p>
          </table:table-cell>
          <table:table-cell office:value-type="float" office:value="1443146951.02988" calcext:value-type="float">
            <text:p>1443146951.02988</text:p>
          </table:table-cell>
          <table:table-cell table:formula="of:=[.G318]-[.$B$2]" office:value-type="float" office:value="31.0296700000763" calcext:value-type="float">
            <text:p>31.0296700001</text:p>
          </table:table-cell>
          <table:table-cell table:formula="of:=[.C318]/([.H318]-[.H317])" office:value-type="float" office:value="246013.594742845" calcext:value-type="float">
            <text:p>246013.594742845</text:p>
          </table:table-cell>
          <table:table-cell table:formula="of:=[.G318]-[.$B318]" office:value-type="float" office:value="4.07234001159668" calcext:value-type="float">
            <text:p>4.0723400116</text:p>
          </table:table-cell>
          <table:table-cell table:number-columns-repeated="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46946.99696" calcext:value-type="float">
            <text:p>1443146946.99696</text:p>
          </table:table-cell>
          <table:table-cell office:value-type="float" office:value="4320" calcext:value-type="float">
            <text:p>4320</text:p>
          </table:table-cell>
          <table:table-cell table:formula="of:=[.B319]-[.$B$2]" office:value-type="float" office:value="26.9967498779297" calcext:value-type="float">
            <text:p>26.9967498779</text:p>
          </table:table-cell>
          <table:table-cell table:formula="of:=[.C319]/([.D319]-[.D318])" office:value-type="float" office:value="109589.34842959" calcext:value-type="float">
            <text:p>109589.34842959</text:p>
          </table:table-cell>
          <table:table-cell table:formula="of:=IF(MOD([.D319];[.$M$10])&lt;[.$M$3];[.$N$2];IF(MOD([.D319];[.$M$10])&lt;[.$M$4];[.$N$3];IF(MOD([.D319];[.$M$10])&lt;[.$M$5];[.$N$4];IF(MOD([.D319];[.$M$10])&lt;[.$M$6];[.$N$5];IF(MOD([.D319];[.$M$10])&lt;[.$M$7];[.$N$6];IF(MOD([.D319];[.$M$10])&lt;[.$M$8];[.$N$7];IF(MOD([.D319];[.$M$10])&lt;[.$M$9];[.$N$8];IF(MOD([.D319];[.$M$10])&lt;[.$M$10];[.$N$9]))))))))" office:value-type="float" office:value="110000" calcext:value-type="float">
            <text:p>110000</text:p>
          </table:table-cell>
          <table:table-cell office:value-type="float" office:value="1443146951.04745" calcext:value-type="float">
            <text:p>1443146951.04745</text:p>
          </table:table-cell>
          <table:table-cell table:formula="of:=[.G319]-[.$B$2]" office:value-type="float" office:value="31.0472400188446" calcext:value-type="float">
            <text:p>31.0472400188</text:p>
          </table:table-cell>
          <table:table-cell table:formula="of:=[.C319]/([.H319]-[.H318])" office:value-type="float" office:value="245873.385621625" calcext:value-type="float">
            <text:p>245873.385621625</text:p>
          </table:table-cell>
          <table:table-cell table:formula="of:=[.G319]-[.$B319]" office:value-type="float" office:value="4.05049014091492" calcext:value-type="float">
            <text:p>4.05049014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IF(MOD([.D320];[.$M$10])&lt;[.$M$3];[.$N$2];IF(MOD([.D320];[.$M$10])&lt;[.$M$4];[.$N$3];IF(MOD([.D320];[.$M$10])&lt;[.$M$5];[.$N$4];IF(MOD([.D320];[.$M$10])&lt;[.$M$6];[.$N$5];IF(MOD([.D320];[.$M$10])&lt;[.$M$7];[.$N$6];IF(MOD([.D320];[.$M$10])&lt;[.$M$8];[.$N$7];IF(MOD([.D320];[.$M$10])&lt;[.$M$9];[.$N$8];IF(MOD([.D320];[.$M$10])&lt;[.$M$10];[.$N$9]))))))))" office:value-type="float" office:value="0" calcext:value-type="float">
            <text:p>0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46960.05001" calcext:value-type="float">
            <text:p>1443146960.05001</text:p>
          </table:table-cell>
          <table:table-cell office:value-type="float" office:value="4320" calcext:value-type="float">
            <text:p>4320</text:p>
          </table:table-cell>
          <table:table-cell table:formula="of:=[.B322]-[.$B$2]" office:value-type="float" office:value="40.0497999191284" calcext:value-type="float">
            <text:p>40.0497999191</text:p>
          </table:table-cell>
          <table:table-cell table:formula="of:=[.C322]/([.D322]-[.D319])" office:value-type="float" office:value="330.957131579591" calcext:value-type="float">
            <text:p>330.9571315796</text:p>
          </table:table-cell>
          <table:table-cell table:formula="of:=IF(MOD([.D322];[.$M$10])&lt;[.$M$3];[.$N$2];IF(MOD([.D322];[.$M$10])&lt;[.$M$4];[.$N$3];IF(MOD([.D322];[.$M$10])&lt;[.$M$5];[.$N$4];IF(MOD([.D322];[.$M$10])&lt;[.$M$6];[.$N$5];IF(MOD([.D322];[.$M$10])&lt;[.$M$7];[.$N$6];IF(MOD([.D322];[.$M$10])&lt;[.$M$8];[.$N$7];IF(MOD([.D322];[.$M$10])&lt;[.$M$9];[.$N$8];IF(MOD([.D322];[.$M$10])&lt;[.$M$10];[.$N$9]))))))))" office:value-type="float" office:value="80000" calcext:value-type="float">
            <text:p>80000</text:p>
          </table:table-cell>
          <table:table-cell office:value-type="float" office:value="1443146960.24696" calcext:value-type="float">
            <text:p>1443146960.24696</text:p>
          </table:table-cell>
          <table:table-cell table:formula="of:=[.G322]-[.$B$2]" office:value-type="float" office:value="40.2467498779297" calcext:value-type="float">
            <text:p>40.2467498779</text:p>
          </table:table-cell>
          <table:table-cell table:formula="of:=[.C322]/([.H322]-[.H319])" office:value-type="float" office:value="469.590235368217" calcext:value-type="float">
            <text:p>469.5902353682</text:p>
          </table:table-cell>
          <table:table-cell table:formula="of:=[.G322]-[.$B322]" office:value-type="float" office:value="0.19694995880127" calcext:value-type="float">
            <text:p>0.1969499588</text:p>
          </table:table-cell>
          <table:table-cell table:number-columns-repeated="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46960.10415" calcext:value-type="float">
            <text:p>1443146960.10415</text:p>
          </table:table-cell>
          <table:table-cell office:value-type="float" office:value="4320" calcext:value-type="float">
            <text:p>4320</text:p>
          </table:table-cell>
          <table:table-cell table:formula="of:=[.B323]-[.$B$2]" office:value-type="float" office:value="40.1039400100708" calcext:value-type="float">
            <text:p>40.1039400101</text:p>
          </table:table-cell>
          <table:table-cell table:formula="of:=[.C323]/([.D323]-[.D322])" office:value-type="float" office:value="79792.9948916681" calcext:value-type="float">
            <text:p>79792.9948916681</text:p>
          </table:table-cell>
          <table:table-cell table:formula="of:=IF(MOD([.D323];[.$M$10])&lt;[.$M$3];[.$N$2];IF(MOD([.D323];[.$M$10])&lt;[.$M$4];[.$N$3];IF(MOD([.D323];[.$M$10])&lt;[.$M$5];[.$N$4];IF(MOD([.D323];[.$M$10])&lt;[.$M$6];[.$N$5];IF(MOD([.D323];[.$M$10])&lt;[.$M$7];[.$N$6];IF(MOD([.D323];[.$M$10])&lt;[.$M$8];[.$N$7];IF(MOD([.D323];[.$M$10])&lt;[.$M$9];[.$N$8];IF(MOD([.D323];[.$M$10])&lt;[.$M$10];[.$N$9]))))))))" office:value-type="float" office:value="80000" calcext:value-type="float">
            <text:p>80000</text:p>
          </table:table-cell>
          <table:table-cell office:value-type="float" office:value="1443146960.35118" calcext:value-type="float">
            <text:p>1443146960.35118</text:p>
          </table:table-cell>
          <table:table-cell table:formula="of:=[.G323]-[.$B$2]" office:value-type="float" office:value="40.3509700298309" calcext:value-type="float">
            <text:p>40.3509700298</text:p>
          </table:table-cell>
          <table:table-cell table:formula="of:=[.C323]/([.H323]-[.H322])" office:value-type="float" office:value="41450.7167874161" calcext:value-type="float">
            <text:p>41450.7167874161</text:p>
          </table:table-cell>
          <table:table-cell table:formula="of:=[.G323]-[.$B323]" office:value-type="float" office:value="0.247030019760132" calcext:value-type="float">
            <text:p>0.2470300198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46960.1583" calcext:value-type="float">
            <text:p>1443146960.1583</text:p>
          </table:table-cell>
          <table:table-cell office:value-type="float" office:value="4320" calcext:value-type="float">
            <text:p>4320</text:p>
          </table:table-cell>
          <table:table-cell table:formula="of:=[.B324]-[.$B$2]" office:value-type="float" office:value="40.1580898761749" calcext:value-type="float">
            <text:p>40.1580898762</text:p>
          </table:table-cell>
          <table:table-cell table:formula="of:=[.C324]/([.D324]-[.D323])" office:value-type="float" office:value="79778.5906190973" calcext:value-type="float">
            <text:p>79778.5906190973</text:p>
          </table:table-cell>
          <table:table-cell table:formula="of:=IF(MOD([.D324];[.$M$10])&lt;[.$M$3];[.$N$2];IF(MOD([.D324];[.$M$10])&lt;[.$M$4];[.$N$3];IF(MOD([.D324];[.$M$10])&lt;[.$M$5];[.$N$4];IF(MOD([.D324];[.$M$10])&lt;[.$M$6];[.$N$5];IF(MOD([.D324];[.$M$10])&lt;[.$M$7];[.$N$6];IF(MOD([.D324];[.$M$10])&lt;[.$M$8];[.$N$7];IF(MOD([.D324];[.$M$10])&lt;[.$M$9];[.$N$8];IF(MOD([.D324];[.$M$10])&lt;[.$M$10];[.$N$9]))))))))" office:value-type="float" office:value="80000" calcext:value-type="float">
            <text:p>80000</text:p>
          </table:table-cell>
          <table:table-cell office:value-type="float" office:value="1443146960.36933" calcext:value-type="float">
            <text:p>1443146960.36933</text:p>
          </table:table-cell>
          <table:table-cell table:formula="of:=[.G324]-[.$B$2]" office:value-type="float" office:value="40.3691198825836" calcext:value-type="float">
            <text:p>40.3691198826</text:p>
          </table:table-cell>
          <table:table-cell table:formula="of:=[.C324]/([.H324]-[.H323])" office:value-type="float" office:value="238018.459921709" calcext:value-type="float">
            <text:p>238018.459921709</text:p>
          </table:table-cell>
          <table:table-cell table:formula="of:=[.G324]-[.$B324]" office:value-type="float" office:value="0.211030006408691" calcext:value-type="float">
            <text:p>0.2110300064</text:p>
          </table:table-cell>
          <table:table-cell table:number-columns-repeated="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46960.21245" calcext:value-type="float">
            <text:p>1443146960.21245</text:p>
          </table:table-cell>
          <table:table-cell office:value-type="float" office:value="4320" calcext:value-type="float">
            <text:p>4320</text:p>
          </table:table-cell>
          <table:table-cell table:formula="of:=[.B325]-[.$B$2]" office:value-type="float" office:value="40.2122399806976" calcext:value-type="float">
            <text:p>40.2122399807</text:p>
          </table:table-cell>
          <table:table-cell table:formula="of:=[.C325]/([.D325]-[.D324])" office:value-type="float" office:value="79778.2393603438" calcext:value-type="float">
            <text:p>79778.2393603438</text:p>
          </table:table-cell>
          <table:table-cell table:formula="of:=IF(MOD([.D325];[.$M$10])&lt;[.$M$3];[.$N$2];IF(MOD([.D325];[.$M$10])&lt;[.$M$4];[.$N$3];IF(MOD([.D325];[.$M$10])&lt;[.$M$5];[.$N$4];IF(MOD([.D325];[.$M$10])&lt;[.$M$6];[.$N$5];IF(MOD([.D325];[.$M$10])&lt;[.$M$7];[.$N$6];IF(MOD([.D325];[.$M$10])&lt;[.$M$8];[.$N$7];IF(MOD([.D325];[.$M$10])&lt;[.$M$9];[.$N$8];IF(MOD([.D325];[.$M$10])&lt;[.$M$10];[.$N$9]))))))))" office:value-type="float" office:value="80000" calcext:value-type="float">
            <text:p>80000</text:p>
          </table:table-cell>
          <table:table-cell office:value-type="float" office:value="1443146960.4596" calcext:value-type="float">
            <text:p>1443146960.4596</text:p>
          </table:table-cell>
          <table:table-cell table:formula="of:=[.G325]-[.$B$2]" office:value-type="float" office:value="40.4593899250031" calcext:value-type="float">
            <text:p>40.459389925</text:p>
          </table:table-cell>
          <table:table-cell table:formula="of:=[.C325]/([.H325]-[.H324])" office:value-type="float" office:value="47856.4082193228" calcext:value-type="float">
            <text:p>47856.4082193228</text:p>
          </table:table-cell>
          <table:table-cell table:formula="of:=[.G325]-[.$B325]" office:value-type="float" office:value="0.24714994430542" calcext:value-type="float">
            <text:p>0.2471499443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46960.2666" calcext:value-type="float">
            <text:p>1443146960.2666</text:p>
          </table:table-cell>
          <table:table-cell office:value-type="float" office:value="4320" calcext:value-type="float">
            <text:p>4320</text:p>
          </table:table-cell>
          <table:table-cell table:formula="of:=[.B326]-[.$B$2]" office:value-type="float" office:value="40.2663898468018" calcext:value-type="float">
            <text:p>40.2663898468</text:p>
          </table:table-cell>
          <table:table-cell table:formula="of:=[.C326]/([.D326]-[.D325])" office:value-type="float" office:value="79778.5906190973" calcext:value-type="float">
            <text:p>79778.5906190973</text:p>
          </table:table-cell>
          <table:table-cell table:formula="of:=IF(MOD([.D326];[.$M$10])&lt;[.$M$3];[.$N$2];IF(MOD([.D326];[.$M$10])&lt;[.$M$4];[.$N$3];IF(MOD([.D326];[.$M$10])&lt;[.$M$5];[.$N$4];IF(MOD([.D326];[.$M$10])&lt;[.$M$6];[.$N$5];IF(MOD([.D326];[.$M$10])&lt;[.$M$7];[.$N$6];IF(MOD([.D326];[.$M$10])&lt;[.$M$8];[.$N$7];IF(MOD([.D326];[.$M$10])&lt;[.$M$9];[.$N$8];IF(MOD([.D326];[.$M$10])&lt;[.$M$10];[.$N$9]))))))))" office:value-type="float" office:value="80000" calcext:value-type="float">
            <text:p>80000</text:p>
          </table:table-cell>
          <table:table-cell office:value-type="float" office:value="1443146960.51372" calcext:value-type="float">
            <text:p>1443146960.51372</text:p>
          </table:table-cell>
          <table:table-cell table:formula="of:=[.G326]-[.$B$2]" office:value-type="float" office:value="40.5135099887848" calcext:value-type="float">
            <text:p>40.5135099888</text:p>
          </table:table-cell>
          <table:table-cell table:formula="of:=[.C326]/([.H326]-[.H325])" office:value-type="float" office:value="79822.5223351953" calcext:value-type="float">
            <text:p>79822.5223351953</text:p>
          </table:table-cell>
          <table:table-cell table:formula="of:=[.G326]-[.$B326]" office:value-type="float" office:value="0.247120141983032" calcext:value-type="float">
            <text:p>0.247120142</text:p>
          </table:table-cell>
          <table:table-cell table:number-columns-repeated="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46960.32074" calcext:value-type="float">
            <text:p>1443146960.32074</text:p>
          </table:table-cell>
          <table:table-cell office:value-type="float" office:value="4320" calcext:value-type="float">
            <text:p>4320</text:p>
          </table:table-cell>
          <table:table-cell table:formula="of:=[.B327]-[.$B$2]" office:value-type="float" office:value="40.3205299377441" calcext:value-type="float">
            <text:p>40.3205299377</text:p>
          </table:table-cell>
          <table:table-cell table:formula="of:=[.C327]/([.D327]-[.D326])" office:value-type="float" office:value="79792.9948916681" calcext:value-type="float">
            <text:p>79792.9948916681</text:p>
          </table:table-cell>
          <table:table-cell table:formula="of:=IF(MOD([.D327];[.$M$10])&lt;[.$M$3];[.$N$2];IF(MOD([.D327];[.$M$10])&lt;[.$M$4];[.$N$3];IF(MOD([.D327];[.$M$10])&lt;[.$M$5];[.$N$4];IF(MOD([.D327];[.$M$10])&lt;[.$M$6];[.$N$5];IF(MOD([.D327];[.$M$10])&lt;[.$M$7];[.$N$6];IF(MOD([.D327];[.$M$10])&lt;[.$M$8];[.$N$7];IF(MOD([.D327];[.$M$10])&lt;[.$M$9];[.$N$8];IF(MOD([.D327];[.$M$10])&lt;[.$M$10];[.$N$9]))))))))" office:value-type="float" office:value="80000" calcext:value-type="float">
            <text:p>80000</text:p>
          </table:table-cell>
          <table:table-cell office:value-type="float" office:value="1443146960.56776" calcext:value-type="float">
            <text:p>1443146960.56776</text:p>
          </table:table-cell>
          <table:table-cell table:formula="of:=[.G327]-[.$B$2]" office:value-type="float" office:value="40.567549943924" calcext:value-type="float">
            <text:p>40.5675499439</text:p>
          </table:table-cell>
          <table:table-cell table:formula="of:=[.C327]/([.H327]-[.H326])" office:value-type="float" office:value="79940.8509662049" calcext:value-type="float">
            <text:p>79940.8509662049</text:p>
          </table:table-cell>
          <table:table-cell table:formula="of:=[.G327]-[.$B327]" office:value-type="float" office:value="0.24702000617981" calcext:value-type="float">
            <text:p>0.2470200062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46960.37486" calcext:value-type="float">
            <text:p>1443146960.37486</text:p>
          </table:table-cell>
          <table:table-cell office:value-type="float" office:value="4320" calcext:value-type="float">
            <text:p>4320</text:p>
          </table:table-cell>
          <table:table-cell table:formula="of:=[.B328]-[.$B$2]" office:value-type="float" office:value="40.3746500015259" calcext:value-type="float">
            <text:p>40.3746500015</text:p>
          </table:table-cell>
          <table:table-cell table:formula="of:=[.C328]/([.D328]-[.D327])" office:value-type="float" office:value="79822.5223351953" calcext:value-type="float">
            <text:p>79822.5223351953</text:p>
          </table:table-cell>
          <table:table-cell table:formula="of:=IF(MOD([.D328];[.$M$10])&lt;[.$M$3];[.$N$2];IF(MOD([.D328];[.$M$10])&lt;[.$M$4];[.$N$3];IF(MOD([.D328];[.$M$10])&lt;[.$M$5];[.$N$4];IF(MOD([.D328];[.$M$10])&lt;[.$M$6];[.$N$5];IF(MOD([.D328];[.$M$10])&lt;[.$M$7];[.$N$6];IF(MOD([.D328];[.$M$10])&lt;[.$M$8];[.$N$7];IF(MOD([.D328];[.$M$10])&lt;[.$M$9];[.$N$8];IF(MOD([.D328];[.$M$10])&lt;[.$M$10];[.$N$9]))))))))" office:value-type="float" office:value="80000" calcext:value-type="float">
            <text:p>80000</text:p>
          </table:table-cell>
          <table:table-cell office:value-type="float" office:value="1443146960.62195" calcext:value-type="float">
            <text:p>1443146960.62195</text:p>
          </table:table-cell>
          <table:table-cell table:formula="of:=[.G328]-[.$B$2]" office:value-type="float" office:value="40.6217398643494" calcext:value-type="float">
            <text:p>40.6217398643</text:p>
          </table:table-cell>
          <table:table-cell table:formula="of:=[.C328]/([.H328]-[.H327])" office:value-type="float" office:value="79719.6225070285" calcext:value-type="float">
            <text:p>79719.6225070285</text:p>
          </table:table-cell>
          <table:table-cell table:formula="of:=[.G328]-[.$B328]" office:value-type="float" office:value="0.247089862823486" calcext:value-type="float">
            <text:p>0.2470898628</text:p>
          </table:table-cell>
          <table:table-cell table:number-columns-repeated="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46960.42901" calcext:value-type="float">
            <text:p>1443146960.42901</text:p>
          </table:table-cell>
          <table:table-cell office:value-type="float" office:value="4320" calcext:value-type="float">
            <text:p>4320</text:p>
          </table:table-cell>
          <table:table-cell table:formula="of:=[.B329]-[.$B$2]" office:value-type="float" office:value="40.42879986763" calcext:value-type="float">
            <text:p>40.4287998676</text:p>
          </table:table-cell>
          <table:table-cell table:formula="of:=[.C329]/([.D329]-[.D328])" office:value-type="float" office:value="79778.5906190973" calcext:value-type="float">
            <text:p>79778.5906190973</text:p>
          </table:table-cell>
          <table:table-cell table:formula="of:=IF(MOD([.D329];[.$M$10])&lt;[.$M$3];[.$N$2];IF(MOD([.D329];[.$M$10])&lt;[.$M$4];[.$N$3];IF(MOD([.D329];[.$M$10])&lt;[.$M$5];[.$N$4];IF(MOD([.D329];[.$M$10])&lt;[.$M$6];[.$N$5];IF(MOD([.D329];[.$M$10])&lt;[.$M$7];[.$N$6];IF(MOD([.D329];[.$M$10])&lt;[.$M$8];[.$N$7];IF(MOD([.D329];[.$M$10])&lt;[.$M$9];[.$N$8];IF(MOD([.D329];[.$M$10])&lt;[.$M$10];[.$N$9]))))))))" office:value-type="float" office:value="80000" calcext:value-type="float">
            <text:p>80000</text:p>
          </table:table-cell>
          <table:table-cell office:value-type="float" office:value="1443146960.67614" calcext:value-type="float">
            <text:p>1443146960.67614</text:p>
          </table:table-cell>
          <table:table-cell table:formula="of:=[.G329]-[.$B$2]" office:value-type="float" office:value="40.6759300231934" calcext:value-type="float">
            <text:p>40.6759300232</text:p>
          </table:table-cell>
          <table:table-cell table:formula="of:=[.C329]/([.H329]-[.H328])" office:value-type="float" office:value="79719.2717673457" calcext:value-type="float">
            <text:p>79719.2717673457</text:p>
          </table:table-cell>
          <table:table-cell table:formula="of:=[.G329]-[.$B329]" office:value-type="float" office:value="0.247130155563354" calcext:value-type="float">
            <text:p>0.2471301556</text:p>
          </table:table-cell>
          <table:table-cell table:number-columns-repeated="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46960.48321" calcext:value-type="float">
            <text:p>1443146960.48321</text:p>
          </table:table-cell>
          <table:table-cell office:value-type="float" office:value="4320" calcext:value-type="float">
            <text:p>4320</text:p>
          </table:table-cell>
          <table:table-cell table:formula="of:=[.B330]-[.$B$2]" office:value-type="float" office:value="40.4830000400543" calcext:value-type="float">
            <text:p>40.4830000401</text:p>
          </table:table-cell>
          <table:table-cell table:formula="of:=[.C330]/([.D330]-[.D329])" office:value-type="float" office:value="79704.5434870586" calcext:value-type="float">
            <text:p>79704.5434870586</text:p>
          </table:table-cell>
          <table:table-cell table:formula="of:=IF(MOD([.D330];[.$M$10])&lt;[.$M$3];[.$N$2];IF(MOD([.D330];[.$M$10])&lt;[.$M$4];[.$N$3];IF(MOD([.D330];[.$M$10])&lt;[.$M$5];[.$N$4];IF(MOD([.D330];[.$M$10])&lt;[.$M$6];[.$N$5];IF(MOD([.D330];[.$M$10])&lt;[.$M$7];[.$N$6];IF(MOD([.D330];[.$M$10])&lt;[.$M$8];[.$N$7];IF(MOD([.D330];[.$M$10])&lt;[.$M$9];[.$N$8];IF(MOD([.D330];[.$M$10])&lt;[.$M$10];[.$N$9]))))))))" office:value-type="float" office:value="80000" calcext:value-type="float">
            <text:p>80000</text:p>
          </table:table-cell>
          <table:table-cell office:value-type="float" office:value="1443146960.73027" calcext:value-type="float">
            <text:p>1443146960.73027</text:p>
          </table:table-cell>
          <table:table-cell table:formula="of:=[.G330]-[.$B$2]" office:value-type="float" office:value="40.7300598621368" calcext:value-type="float">
            <text:p>40.7300598621</text:p>
          </table:table-cell>
          <table:table-cell table:formula="of:=[.C330]/([.H330]-[.H329])" office:value-type="float" office:value="79808.1074009963" calcext:value-type="float">
            <text:p>79808.1074009963</text:p>
          </table:table-cell>
          <table:table-cell table:formula="of:=[.G330]-[.$B330]" office:value-type="float" office:value="0.24705982208252" calcext:value-type="float">
            <text:p>0.2470598221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46960.53736" calcext:value-type="float">
            <text:p>1443146960.53736</text:p>
          </table:table-cell>
          <table:table-cell office:value-type="float" office:value="4320" calcext:value-type="float">
            <text:p>4320</text:p>
          </table:table-cell>
          <table:table-cell table:formula="of:=[.B331]-[.$B$2]" office:value-type="float" office:value="40.5371499061585" calcext:value-type="float">
            <text:p>40.5371499062</text:p>
          </table:table-cell>
          <table:table-cell table:formula="of:=[.C331]/([.D331]-[.D330])" office:value-type="float" office:value="79778.5906190973" calcext:value-type="float">
            <text:p>79778.5906190973</text:p>
          </table:table-cell>
          <table:table-cell table:formula="of:=IF(MOD([.D331];[.$M$10])&lt;[.$M$3];[.$N$2];IF(MOD([.D331];[.$M$10])&lt;[.$M$4];[.$N$3];IF(MOD([.D331];[.$M$10])&lt;[.$M$5];[.$N$4];IF(MOD([.D331];[.$M$10])&lt;[.$M$6];[.$N$5];IF(MOD([.D331];[.$M$10])&lt;[.$M$7];[.$N$6];IF(MOD([.D331];[.$M$10])&lt;[.$M$8];[.$N$7];IF(MOD([.D331];[.$M$10])&lt;[.$M$9];[.$N$8];IF(MOD([.D331];[.$M$10])&lt;[.$M$10];[.$N$9]))))))))" office:value-type="float" office:value="80000" calcext:value-type="float">
            <text:p>80000</text:p>
          </table:table-cell>
          <table:table-cell office:value-type="float" office:value="1443146960.78434" calcext:value-type="float">
            <text:p>1443146960.78434</text:p>
          </table:table-cell>
          <table:table-cell table:formula="of:=[.G331]-[.$B$2]" office:value-type="float" office:value="40.784129858017" calcext:value-type="float">
            <text:p>40.784129858</text:p>
          </table:table-cell>
          <table:table-cell table:formula="of:=[.C331]/([.H331]-[.H330])" office:value-type="float" office:value="79896.4366407097" calcext:value-type="float">
            <text:p>79896.4366407097</text:p>
          </table:table-cell>
          <table:table-cell table:formula="of:=[.G331]-[.$B331]" office:value-type="float" office:value="0.24697995185852" calcext:value-type="float">
            <text:p>0.2469799519</text:p>
          </table:table-cell>
          <table:table-cell table:number-columns-repeated="6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46960.5915" calcext:value-type="float">
            <text:p>1443146960.5915</text:p>
          </table:table-cell>
          <table:table-cell office:value-type="float" office:value="4320" calcext:value-type="float">
            <text:p>4320</text:p>
          </table:table-cell>
          <table:table-cell table:formula="of:=[.B332]-[.$B$2]" office:value-type="float" office:value="40.5912899971008" calcext:value-type="float">
            <text:p>40.5912899971</text:p>
          </table:table-cell>
          <table:table-cell table:formula="of:=[.C332]/([.D332]-[.D331])" office:value-type="float" office:value="79792.9948916681" calcext:value-type="float">
            <text:p>79792.9948916681</text:p>
          </table:table-cell>
          <table:table-cell table:formula="of:=IF(MOD([.D332];[.$M$10])&lt;[.$M$3];[.$N$2];IF(MOD([.D332];[.$M$10])&lt;[.$M$4];[.$N$3];IF(MOD([.D332];[.$M$10])&lt;[.$M$5];[.$N$4];IF(MOD([.D332];[.$M$10])&lt;[.$M$6];[.$N$5];IF(MOD([.D332];[.$M$10])&lt;[.$M$7];[.$N$6];IF(MOD([.D332];[.$M$10])&lt;[.$M$8];[.$N$7];IF(MOD([.D332];[.$M$10])&lt;[.$M$9];[.$N$8];IF(MOD([.D332];[.$M$10])&lt;[.$M$10];[.$N$9]))))))))" office:value-type="float" office:value="80000" calcext:value-type="float">
            <text:p>80000</text:p>
          </table:table-cell>
          <table:table-cell office:value-type="float" office:value="1443146960.83856" calcext:value-type="float">
            <text:p>1443146960.83856</text:p>
          </table:table-cell>
          <table:table-cell table:formula="of:=[.G332]-[.$B$2]" office:value-type="float" office:value="40.8383500576019" calcext:value-type="float">
            <text:p>40.8383500576</text:p>
          </table:table-cell>
          <table:table-cell table:formula="of:=[.C332]/([.H332]-[.H331])" office:value-type="float" office:value="79675.1032469131" calcext:value-type="float">
            <text:p>79675.1032469131</text:p>
          </table:table-cell>
          <table:table-cell table:formula="of:=[.G332]-[.$B332]" office:value-type="float" office:value="0.247060060501099" calcext:value-type="float">
            <text:p>0.2470600605</text:p>
          </table:table-cell>
          <table:table-cell table:number-columns-repeated="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46960.64566" calcext:value-type="float">
            <text:p>1443146960.64566</text:p>
          </table:table-cell>
          <table:table-cell office:value-type="float" office:value="4320" calcext:value-type="float">
            <text:p>4320</text:p>
          </table:table-cell>
          <table:table-cell table:formula="of:=[.B333]-[.$B$2]" office:value-type="float" office:value="40.6454498767853" calcext:value-type="float">
            <text:p>40.6454498768</text:p>
          </table:table-cell>
          <table:table-cell table:formula="of:=[.C333]/([.D333]-[.D332])" office:value-type="float" office:value="79763.840414152" calcext:value-type="float">
            <text:p>79763.840414152</text:p>
          </table:table-cell>
          <table:table-cell table:formula="of:=IF(MOD([.D333];[.$M$10])&lt;[.$M$3];[.$N$2];IF(MOD([.D333];[.$M$10])&lt;[.$M$4];[.$N$3];IF(MOD([.D333];[.$M$10])&lt;[.$M$5];[.$N$4];IF(MOD([.D333];[.$M$10])&lt;[.$M$6];[.$N$5];IF(MOD([.D333];[.$M$10])&lt;[.$M$7];[.$N$6];IF(MOD([.D333];[.$M$10])&lt;[.$M$8];[.$N$7];IF(MOD([.D333];[.$M$10])&lt;[.$M$9];[.$N$8];IF(MOD([.D333];[.$M$10])&lt;[.$M$10];[.$N$9]))))))))" office:value-type="float" office:value="80000" calcext:value-type="float">
            <text:p>80000</text:p>
          </table:table-cell>
          <table:table-cell office:value-type="float" office:value="1443146960.85672" calcext:value-type="float">
            <text:p>1443146960.85672</text:p>
          </table:table-cell>
          <table:table-cell table:formula="of:=[.G333]-[.$B$2]" office:value-type="float" office:value="40.8565099239349" calcext:value-type="float">
            <text:p>40.8565099239</text:p>
          </table:table-cell>
          <table:table-cell table:formula="of:=[.C333]/([.H333]-[.H332])" office:value-type="float" office:value="237887.213527991" calcext:value-type="float">
            <text:p>237887.213527991</text:p>
          </table:table-cell>
          <table:table-cell table:formula="of:=[.G333]-[.$B333]" office:value-type="float" office:value="0.211060047149658" calcext:value-type="float">
            <text:p>0.2110600471</text:p>
          </table:table-cell>
          <table:table-cell table:number-columns-repeated="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46960.6998" calcext:value-type="float">
            <text:p>1443146960.6998</text:p>
          </table:table-cell>
          <table:table-cell office:value-type="float" office:value="4320" calcext:value-type="float">
            <text:p>4320</text:p>
          </table:table-cell>
          <table:table-cell table:formula="of:=[.B334]-[.$B$2]" office:value-type="float" office:value="40.6995899677277" calcext:value-type="float">
            <text:p>40.6995899677</text:p>
          </table:table-cell>
          <table:table-cell table:formula="of:=[.C334]/([.D334]-[.D333])" office:value-type="float" office:value="79792.9948916681" calcext:value-type="float">
            <text:p>79792.9948916681</text:p>
          </table:table-cell>
          <table:table-cell table:formula="of:=IF(MOD([.D334];[.$M$10])&lt;[.$M$3];[.$N$2];IF(MOD([.D334];[.$M$10])&lt;[.$M$4];[.$N$3];IF(MOD([.D334];[.$M$10])&lt;[.$M$5];[.$N$4];IF(MOD([.D334];[.$M$10])&lt;[.$M$6];[.$N$5];IF(MOD([.D334];[.$M$10])&lt;[.$M$7];[.$N$6];IF(MOD([.D334];[.$M$10])&lt;[.$M$8];[.$N$7];IF(MOD([.D334];[.$M$10])&lt;[.$M$9];[.$N$8];IF(MOD([.D334];[.$M$10])&lt;[.$M$10];[.$N$9]))))))))" office:value-type="float" office:value="80000" calcext:value-type="float">
            <text:p>80000</text:p>
          </table:table-cell>
          <table:table-cell office:value-type="float" office:value="1443146960.94691" calcext:value-type="float">
            <text:p>1443146960.94691</text:p>
          </table:table-cell>
          <table:table-cell table:formula="of:=[.G334]-[.$B$2]" office:value-type="float" office:value="40.9466998577118" calcext:value-type="float">
            <text:p>40.9466998577</text:p>
          </table:table-cell>
          <table:table-cell table:formula="of:=[.C334]/([.H334]-[.H333])" office:value-type="float" office:value="47898.915312305" calcext:value-type="float">
            <text:p>47898.915312305</text:p>
          </table:table-cell>
          <table:table-cell table:formula="of:=[.G334]-[.$B334]" office:value-type="float" office:value="0.247109889984131" calcext:value-type="float">
            <text:p>0.24710989</text:p>
          </table:table-cell>
          <table:table-cell table:number-columns-repeated="6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46960.75399" calcext:value-type="float">
            <text:p>1443146960.75399</text:p>
          </table:table-cell>
          <table:table-cell office:value-type="float" office:value="4320" calcext:value-type="float">
            <text:p>4320</text:p>
          </table:table-cell>
          <table:table-cell table:formula="of:=[.B335]-[.$B$2]" office:value-type="float" office:value="40.7537798881531" calcext:value-type="float">
            <text:p>40.7537798882</text:p>
          </table:table-cell>
          <table:table-cell table:formula="of:=[.C335]/([.D335]-[.D334])" office:value-type="float" office:value="79719.6225070285" calcext:value-type="float">
            <text:p>79719.6225070285</text:p>
          </table:table-cell>
          <table:table-cell table:formula="of:=IF(MOD([.D335];[.$M$10])&lt;[.$M$3];[.$N$2];IF(MOD([.D335];[.$M$10])&lt;[.$M$4];[.$N$3];IF(MOD([.D335];[.$M$10])&lt;[.$M$5];[.$N$4];IF(MOD([.D335];[.$M$10])&lt;[.$M$6];[.$N$5];IF(MOD([.D335];[.$M$10])&lt;[.$M$7];[.$N$6];IF(MOD([.D335];[.$M$10])&lt;[.$M$8];[.$N$7];IF(MOD([.D335];[.$M$10])&lt;[.$M$9];[.$N$8];IF(MOD([.D335];[.$M$10])&lt;[.$M$10];[.$N$9]))))))))" office:value-type="float" office:value="80000" calcext:value-type="float">
            <text:p>80000</text:p>
          </table:table-cell>
          <table:table-cell office:value-type="float" office:value="1443146961.00092" calcext:value-type="float">
            <text:p>1443146961.00092</text:p>
          </table:table-cell>
          <table:table-cell table:formula="of:=[.G335]-[.$B$2]" office:value-type="float" office:value="41.0007100105286" calcext:value-type="float">
            <text:p>41.0007100105</text:p>
          </table:table-cell>
          <table:table-cell table:formula="of:=[.C335]/([.H335]-[.H334])" office:value-type="float" office:value="79984.9616174101" calcext:value-type="float">
            <text:p>79984.9616174101</text:p>
          </table:table-cell>
          <table:table-cell table:formula="of:=[.G335]-[.$B335]" office:value-type="float" office:value="0.246930122375488" calcext:value-type="float">
            <text:p>0.2469301224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46960.80815" calcext:value-type="float">
            <text:p>1443146960.80815</text:p>
          </table:table-cell>
          <table:table-cell office:value-type="float" office:value="4320" calcext:value-type="float">
            <text:p>4320</text:p>
          </table:table-cell>
          <table:table-cell table:formula="of:=[.B336]-[.$B$2]" office:value-type="float" office:value="40.8079400062561" calcext:value-type="float">
            <text:p>40.8079400063</text:p>
          </table:table-cell>
          <table:table-cell table:formula="of:=[.C336]/([.D336]-[.D335])" office:value-type="float" office:value="79763.4892852741" calcext:value-type="float">
            <text:p>79763.4892852741</text:p>
          </table:table-cell>
          <table:table-cell table:formula="of:=IF(MOD([.D336];[.$M$10])&lt;[.$M$3];[.$N$2];IF(MOD([.D336];[.$M$10])&lt;[.$M$4];[.$N$3];IF(MOD([.D336];[.$M$10])&lt;[.$M$5];[.$N$4];IF(MOD([.D336];[.$M$10])&lt;[.$M$6];[.$N$5];IF(MOD([.D336];[.$M$10])&lt;[.$M$7];[.$N$6];IF(MOD([.D336];[.$M$10])&lt;[.$M$8];[.$N$7];IF(MOD([.D336];[.$M$10])&lt;[.$M$9];[.$N$8];IF(MOD([.D336];[.$M$10])&lt;[.$M$10];[.$N$9]))))))))" office:value-type="float" office:value="80000" calcext:value-type="float">
            <text:p>80000</text:p>
          </table:table-cell>
          <table:table-cell office:value-type="float" office:value="1443146961.05539" calcext:value-type="float">
            <text:p>1443146961.05539</text:p>
          </table:table-cell>
          <table:table-cell table:formula="of:=[.G336]-[.$B$2]" office:value-type="float" office:value="41.0551798343658" calcext:value-type="float">
            <text:p>41.0551798344</text:p>
          </table:table-cell>
          <table:table-cell table:formula="of:=[.C336]/([.H336]-[.H335])" office:value-type="float" office:value="79309.9682661963" calcext:value-type="float">
            <text:p>79309.9682661963</text:p>
          </table:table-cell>
          <table:table-cell table:formula="of:=[.G336]-[.$B336]" office:value-type="float" office:value="0.247239828109741" calcext:value-type="float">
            <text:p>0.2472398281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46960.86229" calcext:value-type="float">
            <text:p>1443146960.86229</text:p>
          </table:table-cell>
          <table:table-cell office:value-type="float" office:value="4320" calcext:value-type="float">
            <text:p>4320</text:p>
          </table:table-cell>
          <table:table-cell table:formula="of:=[.B337]-[.$B$2]" office:value-type="float" office:value="40.8620798587799" calcext:value-type="float">
            <text:p>40.8620798588</text:p>
          </table:table-cell>
          <table:table-cell table:formula="of:=[.C337]/([.D337]-[.D336])" office:value-type="float" office:value="79793.3462803694" calcext:value-type="float">
            <text:p>79793.3462803694</text:p>
          </table:table-cell>
          <table:table-cell table:formula="of:=IF(MOD([.D337];[.$M$10])&lt;[.$M$3];[.$N$2];IF(MOD([.D337];[.$M$10])&lt;[.$M$4];[.$N$3];IF(MOD([.D337];[.$M$10])&lt;[.$M$5];[.$N$4];IF(MOD([.D337];[.$M$10])&lt;[.$M$6];[.$N$5];IF(MOD([.D337];[.$M$10])&lt;[.$M$7];[.$N$6];IF(MOD([.D337];[.$M$10])&lt;[.$M$8];[.$N$7];IF(MOD([.D337];[.$M$10])&lt;[.$M$9];[.$N$8];IF(MOD([.D337];[.$M$10])&lt;[.$M$10];[.$N$9]))))))))" office:value-type="float" office:value="80000" calcext:value-type="float">
            <text:p>80000</text:p>
          </table:table-cell>
          <table:table-cell office:value-type="float" office:value="1443146961.10934" calcext:value-type="float">
            <text:p>1443146961.10934</text:p>
          </table:table-cell>
          <table:table-cell table:formula="of:=[.G337]-[.$B$2]" office:value-type="float" office:value="41.1091299057007" calcext:value-type="float">
            <text:p>41.1091299057</text:p>
          </table:table-cell>
          <table:table-cell table:formula="of:=[.C337]/([.H337]-[.H336])" office:value-type="float" office:value="80074.0368476642" calcext:value-type="float">
            <text:p>80074.0368476642</text:p>
          </table:table-cell>
          <table:table-cell table:formula="of:=[.G337]-[.$B337]" office:value-type="float" office:value="0.247050046920776" calcext:value-type="float">
            <text:p>0.2470500469</text:p>
          </table:table-cell>
          <table:table-cell table:number-columns-repeated="6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46960.91643" calcext:value-type="float">
            <text:p>1443146960.91643</text:p>
          </table:table-cell>
          <table:table-cell office:value-type="float" office:value="4320" calcext:value-type="float">
            <text:p>4320</text:p>
          </table:table-cell>
          <table:table-cell table:formula="of:=[.B338]-[.$B$2]" office:value-type="float" office:value="40.9162199497223" calcext:value-type="float">
            <text:p>40.9162199497</text:p>
          </table:table-cell>
          <table:table-cell table:formula="of:=[.C338]/([.D338]-[.D337])" office:value-type="float" office:value="79792.9948916681" calcext:value-type="float">
            <text:p>79792.9948916681</text:p>
          </table:table-cell>
          <table:table-cell table:formula="of:=IF(MOD([.D338];[.$M$10])&lt;[.$M$3];[.$N$2];IF(MOD([.D338];[.$M$10])&lt;[.$M$4];[.$N$3];IF(MOD([.D338];[.$M$10])&lt;[.$M$5];[.$N$4];IF(MOD([.D338];[.$M$10])&lt;[.$M$6];[.$N$5];IF(MOD([.D338];[.$M$10])&lt;[.$M$7];[.$N$6];IF(MOD([.D338];[.$M$10])&lt;[.$M$8];[.$N$7];IF(MOD([.D338];[.$M$10])&lt;[.$M$9];[.$N$8];IF(MOD([.D338];[.$M$10])&lt;[.$M$10];[.$N$9]))))))))" office:value-type="float" office:value="80000" calcext:value-type="float">
            <text:p>80000</text:p>
          </table:table-cell>
          <table:table-cell office:value-type="float" office:value="1443146961.16356" calcext:value-type="float">
            <text:p>1443146961.16356</text:p>
          </table:table-cell>
          <table:table-cell table:formula="of:=[.G338]-[.$B$2]" office:value-type="float" office:value="41.1633498668671" calcext:value-type="float">
            <text:p>41.1633498669</text:p>
          </table:table-cell>
          <table:table-cell table:formula="of:=[.C338]/([.H338]-[.H337])" office:value-type="float" office:value="79675.4535980476" calcext:value-type="float">
            <text:p>79675.4535980476</text:p>
          </table:table-cell>
          <table:table-cell table:formula="of:=[.G338]-[.$B338]" office:value-type="float" office:value="0.247129917144775" calcext:value-type="float">
            <text:p>0.2471299171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3146960.97059" calcext:value-type="float">
            <text:p>1443146960.97059</text:p>
          </table:table-cell>
          <table:table-cell office:value-type="float" office:value="4320" calcext:value-type="float">
            <text:p>4320</text:p>
          </table:table-cell>
          <table:table-cell table:formula="of:=[.B339]-[.$B$2]" office:value-type="float" office:value="40.9703800678253" calcext:value-type="float">
            <text:p>40.9703800678</text:p>
          </table:table-cell>
          <table:table-cell table:formula="of:=[.C339]/([.D339]-[.D338])" office:value-type="float" office:value="79763.4892852741" calcext:value-type="float">
            <text:p>79763.4892852741</text:p>
          </table:table-cell>
          <table:table-cell table:formula="of:=IF(MOD([.D339];[.$M$10])&lt;[.$M$3];[.$N$2];IF(MOD([.D339];[.$M$10])&lt;[.$M$4];[.$N$3];IF(MOD([.D339];[.$M$10])&lt;[.$M$5];[.$N$4];IF(MOD([.D339];[.$M$10])&lt;[.$M$6];[.$N$5];IF(MOD([.D339];[.$M$10])&lt;[.$M$7];[.$N$6];IF(MOD([.D339];[.$M$10])&lt;[.$M$8];[.$N$7];IF(MOD([.D339];[.$M$10])&lt;[.$M$9];[.$N$8];IF(MOD([.D339];[.$M$10])&lt;[.$M$10];[.$N$9]))))))))" office:value-type="float" office:value="80000" calcext:value-type="float">
            <text:p>80000</text:p>
          </table:table-cell>
          <table:table-cell office:value-type="float" office:value="1443146961.18112" calcext:value-type="float">
            <text:p>1443146961.18112</text:p>
          </table:table-cell>
          <table:table-cell table:formula="of:=[.G339]-[.$B$2]" office:value-type="float" office:value="41.1809098720551" calcext:value-type="float">
            <text:p>41.1809098721</text:p>
          </table:table-cell>
          <table:table-cell table:formula="of:=[.C339]/([.H339]-[.H338])" office:value-type="float" office:value="246013.594742845" calcext:value-type="float">
            <text:p>246013.594742845</text:p>
          </table:table-cell>
          <table:table-cell table:formula="of:=[.G339]-[.$B339]" office:value-type="float" office:value="0.210529804229736" calcext:value-type="float">
            <text:p>0.2105298042</text:p>
          </table:table-cell>
          <table:table-cell table:number-columns-repeated="6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3146961.02329" calcext:value-type="float">
            <text:p>1443146961.02329</text:p>
          </table:table-cell>
          <table:table-cell office:value-type="float" office:value="4320" calcext:value-type="float">
            <text:p>4320</text:p>
          </table:table-cell>
          <table:table-cell table:formula="of:=[.B340]-[.$B$2]" office:value-type="float" office:value="41.0230798721314" calcext:value-type="float">
            <text:p>41.0230798721</text:p>
          </table:table-cell>
          <table:table-cell table:formula="of:=[.C340]/([.D340]-[.D339])" office:value-type="float" office:value="81973.7389329485" calcext:value-type="float">
            <text:p>81973.7389329485</text:p>
          </table:table-cell>
          <table:table-cell table:formula="of:=IF(MOD([.D340];[.$M$10])&lt;[.$M$3];[.$N$2];IF(MOD([.D340];[.$M$10])&lt;[.$M$4];[.$N$3];IF(MOD([.D340];[.$M$10])&lt;[.$M$5];[.$N$4];IF(MOD([.D340];[.$M$10])&lt;[.$M$6];[.$N$5];IF(MOD([.D340];[.$M$10])&lt;[.$M$7];[.$N$6];IF(MOD([.D340];[.$M$10])&lt;[.$M$8];[.$N$7];IF(MOD([.D340];[.$M$10])&lt;[.$M$9];[.$N$8];IF(MOD([.D340];[.$M$10])&lt;[.$M$10];[.$N$9]))))))))" office:value-type="float" office:value="85000" calcext:value-type="float">
            <text:p>85000</text:p>
          </table:table-cell>
          <table:table-cell office:value-type="float" office:value="1443146961.22017" calcext:value-type="float">
            <text:p>1443146961.22017</text:p>
          </table:table-cell>
          <table:table-cell table:formula="of:=[.G340]-[.$B$2]" office:value-type="float" office:value="41.2199599742889" calcext:value-type="float">
            <text:p>41.2199599743</text:p>
          </table:table-cell>
          <table:table-cell table:formula="of:=[.C340]/([.H340]-[.H339])" office:value-type="float" office:value="110627.111143674" calcext:value-type="float">
            <text:p>110627.111143674</text:p>
          </table:table-cell>
          <table:table-cell table:formula="of:=[.G340]-[.$B340]" office:value-type="float" office:value="0.196880102157593" calcext:value-type="float">
            <text:p>0.1968801022</text:p>
          </table:table-cell>
          <table:table-cell table:number-columns-repeated="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3146961.07429" calcext:value-type="float">
            <text:p>1443146961.07429</text:p>
          </table:table-cell>
          <table:table-cell office:value-type="float" office:value="4320" calcext:value-type="float">
            <text:p>4320</text:p>
          </table:table-cell>
          <table:table-cell table:formula="of:=[.B341]-[.$B$2]" office:value-type="float" office:value="41.074079990387" calcext:value-type="float">
            <text:p>41.0740799904</text:p>
          </table:table-cell>
          <table:table-cell table:formula="of:=[.C341]/([.D341]-[.D340])" office:value-type="float" office:value="84705.6859426862" calcext:value-type="float">
            <text:p>84705.6859426862</text:p>
          </table:table-cell>
          <table:table-cell table:formula="of:=IF(MOD([.D341];[.$M$10])&lt;[.$M$3];[.$N$2];IF(MOD([.D341];[.$M$10])&lt;[.$M$4];[.$N$3];IF(MOD([.D341];[.$M$10])&lt;[.$M$5];[.$N$4];IF(MOD([.D341];[.$M$10])&lt;[.$M$6];[.$N$5];IF(MOD([.D341];[.$M$10])&lt;[.$M$7];[.$N$6];IF(MOD([.D341];[.$M$10])&lt;[.$M$8];[.$N$7];IF(MOD([.D341];[.$M$10])&lt;[.$M$9];[.$N$8];IF(MOD([.D341];[.$M$10])&lt;[.$M$10];[.$N$9]))))))))" office:value-type="float" office:value="85000" calcext:value-type="float">
            <text:p>85000</text:p>
          </table:table-cell>
          <table:table-cell office:value-type="float" office:value="1443146961.27121" calcext:value-type="float">
            <text:p>1443146961.27121</text:p>
          </table:table-cell>
          <table:table-cell table:formula="of:=[.G341]-[.$B$2]" office:value-type="float" office:value="41.2709999084473" calcext:value-type="float">
            <text:p>41.2709999084</text:p>
          </table:table-cell>
          <table:table-cell table:formula="of:=[.C341]/([.H341]-[.H340])" office:value-type="float" office:value="84639.6076178198" calcext:value-type="float">
            <text:p>84639.6076178198</text:p>
          </table:table-cell>
          <table:table-cell table:formula="of:=[.G341]-[.$B341]" office:value-type="float" office:value="0.196919918060303" calcext:value-type="float">
            <text:p>0.1969199181</text:p>
          </table:table-cell>
          <table:table-cell table:number-columns-repeated="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3146961.12526" calcext:value-type="float">
            <text:p>1443146961.12526</text:p>
          </table:table-cell>
          <table:table-cell office:value-type="float" office:value="4320" calcext:value-type="float">
            <text:p>4320</text:p>
          </table:table-cell>
          <table:table-cell table:formula="of:=[.B342]-[.$B$2]" office:value-type="float" office:value="41.1250500679016" calcext:value-type="float">
            <text:p>41.1250500679</text:p>
          </table:table-cell>
          <table:table-cell table:formula="of:=[.C342]/([.D342]-[.D341])" office:value-type="float" office:value="84755.6097743517" calcext:value-type="float">
            <text:p>84755.6097743517</text:p>
          </table:table-cell>
          <table:table-cell table:formula="of:=IF(MOD([.D342];[.$M$10])&lt;[.$M$3];[.$N$2];IF(MOD([.D342];[.$M$10])&lt;[.$M$4];[.$N$3];IF(MOD([.D342];[.$M$10])&lt;[.$M$5];[.$N$4];IF(MOD([.D342];[.$M$10])&lt;[.$M$6];[.$N$5];IF(MOD([.D342];[.$M$10])&lt;[.$M$7];[.$N$6];IF(MOD([.D342];[.$M$10])&lt;[.$M$8];[.$N$7];IF(MOD([.D342];[.$M$10])&lt;[.$M$9];[.$N$8];IF(MOD([.D342];[.$M$10])&lt;[.$M$10];[.$N$9]))))))))" office:value-type="float" office:value="85000" calcext:value-type="float">
            <text:p>85000</text:p>
          </table:table-cell>
          <table:table-cell office:value-type="float" office:value="1443146961.32213" calcext:value-type="float">
            <text:p>1443146961.32213</text:p>
          </table:table-cell>
          <table:table-cell table:formula="of:=[.G342]-[.$B$2]" office:value-type="float" office:value="41.3219199180603" calcext:value-type="float">
            <text:p>41.3219199181</text:p>
          </table:table-cell>
          <table:table-cell table:formula="of:=[.C342]/([.H342]-[.H341])" office:value-type="float" office:value="84838.9470628447" calcext:value-type="float">
            <text:p>84838.9470628447</text:p>
          </table:table-cell>
          <table:table-cell table:formula="of:=[.G342]-[.$B342]" office:value-type="float" office:value="0.196869850158691" calcext:value-type="float">
            <text:p>0.1968698502</text:p>
          </table:table-cell>
          <table:table-cell table:number-columns-repeated="6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3146961.17621" calcext:value-type="float">
            <text:p>1443146961.17621</text:p>
          </table:table-cell>
          <table:table-cell office:value-type="float" office:value="4320" calcext:value-type="float">
            <text:p>4320</text:p>
          </table:table-cell>
          <table:table-cell table:formula="of:=[.B343]-[.$B$2]" office:value-type="float" office:value="41.175999879837" calcext:value-type="float">
            <text:p>41.1759998798</text:p>
          </table:table-cell>
          <table:table-cell table:formula="of:=[.C343]/([.D343]-[.D342])" office:value-type="float" office:value="84789.3218030969" calcext:value-type="float">
            <text:p>84789.3218030969</text:p>
          </table:table-cell>
          <table:table-cell table:formula="of:=IF(MOD([.D343];[.$M$10])&lt;[.$M$3];[.$N$2];IF(MOD([.D343];[.$M$10])&lt;[.$M$4];[.$N$3];IF(MOD([.D343];[.$M$10])&lt;[.$M$5];[.$N$4];IF(MOD([.D343];[.$M$10])&lt;[.$M$6];[.$N$5];IF(MOD([.D343];[.$M$10])&lt;[.$M$7];[.$N$6];IF(MOD([.D343];[.$M$10])&lt;[.$M$8];[.$N$7];IF(MOD([.D343];[.$M$10])&lt;[.$M$9];[.$N$8];IF(MOD([.D343];[.$M$10])&lt;[.$M$10];[.$N$9]))))))))" office:value-type="float" office:value="85000" calcext:value-type="float">
            <text:p>85000</text:p>
          </table:table-cell>
          <table:table-cell office:value-type="float" office:value="1443146961.42022" calcext:value-type="float">
            <text:p>1443146961.42022</text:p>
          </table:table-cell>
          <table:table-cell table:formula="of:=[.G343]-[.$B$2]" office:value-type="float" office:value="41.4200098514557" calcext:value-type="float">
            <text:p>41.4200098515</text:p>
          </table:table-cell>
          <table:table-cell table:formula="of:=[.C343]/([.H343]-[.H342])" office:value-type="float" office:value="44041.2165699688" calcext:value-type="float">
            <text:p>44041.2165699688</text:p>
          </table:table-cell>
          <table:table-cell table:formula="of:=[.G343]-[.$B343]" office:value-type="float" office:value="0.244009971618652" calcext:value-type="float">
            <text:p>0.2440099716</text:p>
          </table:table-cell>
          <table:table-cell table:number-columns-repeated="6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3146961.22718" calcext:value-type="float">
            <text:p>1443146961.22718</text:p>
          </table:table-cell>
          <table:table-cell office:value-type="float" office:value="4320" calcext:value-type="float">
            <text:p>4320</text:p>
          </table:table-cell>
          <table:table-cell table:formula="of:=[.B344]-[.$B$2]" office:value-type="float" office:value="41.2269699573517" calcext:value-type="float">
            <text:p>41.2269699574</text:p>
          </table:table-cell>
          <table:table-cell table:formula="of:=[.C344]/([.D344]-[.D343])" office:value-type="float" office:value="84755.6097743517" calcext:value-type="float">
            <text:p>84755.6097743517</text:p>
          </table:table-cell>
          <table:table-cell table:formula="of:=IF(MOD([.D344];[.$M$10])&lt;[.$M$3];[.$N$2];IF(MOD([.D344];[.$M$10])&lt;[.$M$4];[.$N$3];IF(MOD([.D344];[.$M$10])&lt;[.$M$5];[.$N$4];IF(MOD([.D344];[.$M$10])&lt;[.$M$6];[.$N$5];IF(MOD([.D344];[.$M$10])&lt;[.$M$7];[.$N$6];IF(MOD([.D344];[.$M$10])&lt;[.$M$8];[.$N$7];IF(MOD([.D344];[.$M$10])&lt;[.$M$9];[.$N$8];IF(MOD([.D344];[.$M$10])&lt;[.$M$10];[.$N$9]))))))))" office:value-type="float" office:value="85000" calcext:value-type="float">
            <text:p>85000</text:p>
          </table:table-cell>
          <table:table-cell office:value-type="float" office:value="1443146961.47113" calcext:value-type="float">
            <text:p>1443146961.47113</text:p>
          </table:table-cell>
          <table:table-cell table:formula="of:=[.G344]-[.$B$2]" office:value-type="float" office:value="41.4709198474884" calcext:value-type="float">
            <text:p>41.4709198475</text:p>
          </table:table-cell>
          <table:table-cell table:formula="of:=[.C344]/([.H344]-[.H343])" office:value-type="float" office:value="84855.6341906599" calcext:value-type="float">
            <text:p>84855.6341906599</text:p>
          </table:table-cell>
          <table:table-cell table:formula="of:=[.G344]-[.$B344]" office:value-type="float" office:value="0.243949890136719" calcext:value-type="float">
            <text:p>0.2439498901</text:p>
          </table:table-cell>
          <table:table-cell table:number-columns-repeated="6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3146961.27815" calcext:value-type="float">
            <text:p>1443146961.27815</text:p>
          </table:table-cell>
          <table:table-cell office:value-type="float" office:value="4320" calcext:value-type="float">
            <text:p>4320</text:p>
          </table:table-cell>
          <table:table-cell table:formula="of:=[.B345]-[.$B$2]" office:value-type="float" office:value="41.2779400348663" calcext:value-type="float">
            <text:p>41.2779400349</text:p>
          </table:table-cell>
          <table:table-cell table:formula="of:=[.C345]/([.D345]-[.D344])" office:value-type="float" office:value="84755.6097743517" calcext:value-type="float">
            <text:p>84755.6097743517</text:p>
          </table:table-cell>
          <table:table-cell table:formula="of:=IF(MOD([.D345];[.$M$10])&lt;[.$M$3];[.$N$2];IF(MOD([.D345];[.$M$10])&lt;[.$M$4];[.$N$3];IF(MOD([.D345];[.$M$10])&lt;[.$M$5];[.$N$4];IF(MOD([.D345];[.$M$10])&lt;[.$M$6];[.$N$5];IF(MOD([.D345];[.$M$10])&lt;[.$M$7];[.$N$6];IF(MOD([.D345];[.$M$10])&lt;[.$M$8];[.$N$7];IF(MOD([.D345];[.$M$10])&lt;[.$M$9];[.$N$8];IF(MOD([.D345];[.$M$10])&lt;[.$M$10];[.$N$9]))))))))" office:value-type="float" office:value="85000" calcext:value-type="float">
            <text:p>85000</text:p>
          </table:table-cell>
          <table:table-cell office:value-type="float" office:value="1443146961.52215" calcext:value-type="float">
            <text:p>1443146961.52215</text:p>
          </table:table-cell>
          <table:table-cell table:formula="of:=[.G345]-[.$B$2]" office:value-type="float" office:value="41.5219399929047" calcext:value-type="float">
            <text:p>41.5219399929</text:p>
          </table:table-cell>
          <table:table-cell table:formula="of:=[.C345]/([.H345]-[.H344])" office:value-type="float" office:value="84672.4360496089" calcext:value-type="float">
            <text:p>84672.4360496089</text:p>
          </table:table-cell>
          <table:table-cell table:formula="of:=[.G345]-[.$B345]" office:value-type="float" office:value="0.24399995803833" calcext:value-type="float">
            <text:p>0.243999958</text:p>
          </table:table-cell>
          <table:table-cell table:number-columns-repeated="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3146961.32918" calcext:value-type="float">
            <text:p>1443146961.32918</text:p>
          </table:table-cell>
          <table:table-cell office:value-type="float" office:value="4320" calcext:value-type="float">
            <text:p>4320</text:p>
          </table:table-cell>
          <table:table-cell table:formula="of:=[.B346]-[.$B$2]" office:value-type="float" office:value="41.3289699554443" calcext:value-type="float">
            <text:p>41.3289699554</text:p>
          </table:table-cell>
          <table:table-cell table:formula="of:=[.C346]/([.D346]-[.D345])" office:value-type="float" office:value="84656.2164132035" calcext:value-type="float">
            <text:p>84656.2164132035</text:p>
          </table:table-cell>
          <table:table-cell table:formula="of:=IF(MOD([.D346];[.$M$10])&lt;[.$M$3];[.$N$2];IF(MOD([.D346];[.$M$10])&lt;[.$M$4];[.$N$3];IF(MOD([.D346];[.$M$10])&lt;[.$M$5];[.$N$4];IF(MOD([.D346];[.$M$10])&lt;[.$M$6];[.$N$5];IF(MOD([.D346];[.$M$10])&lt;[.$M$7];[.$N$6];IF(MOD([.D346];[.$M$10])&lt;[.$M$8];[.$N$7];IF(MOD([.D346];[.$M$10])&lt;[.$M$9];[.$N$8];IF(MOD([.D346];[.$M$10])&lt;[.$M$10];[.$N$9]))))))))" office:value-type="float" office:value="85000" calcext:value-type="float">
            <text:p>85000</text:p>
          </table:table-cell>
          <table:table-cell office:value-type="float" office:value="1443146961.57307" calcext:value-type="float">
            <text:p>1443146961.57307</text:p>
          </table:table-cell>
          <table:table-cell table:formula="of:=[.G346]-[.$B$2]" office:value-type="float" office:value="41.5728600025177" calcext:value-type="float">
            <text:p>41.5728600025</text:p>
          </table:table-cell>
          <table:table-cell table:formula="of:=[.C346]/([.H346]-[.H345])" office:value-type="float" office:value="84838.9470628447" calcext:value-type="float">
            <text:p>84838.9470628447</text:p>
          </table:table-cell>
          <table:table-cell table:formula="of:=[.G346]-[.$B346]" office:value-type="float" office:value="0.243890047073364" calcext:value-type="float">
            <text:p>0.2438900471</text:p>
          </table:table-cell>
          <table:table-cell table:number-columns-repeated="6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3146961.38015" calcext:value-type="float">
            <text:p>1443146961.38015</text:p>
          </table:table-cell>
          <table:table-cell office:value-type="float" office:value="4320" calcext:value-type="float">
            <text:p>4320</text:p>
          </table:table-cell>
          <table:table-cell table:formula="of:=[.B347]-[.$B$2]" office:value-type="float" office:value="41.379940032959" calcext:value-type="float">
            <text:p>41.379940033</text:p>
          </table:table-cell>
          <table:table-cell table:formula="of:=[.C347]/([.D347]-[.D346])" office:value-type="float" office:value="84755.6097743517" calcext:value-type="float">
            <text:p>84755.6097743517</text:p>
          </table:table-cell>
          <table:table-cell table:formula="of:=IF(MOD([.D347];[.$M$10])&lt;[.$M$3];[.$N$2];IF(MOD([.D347];[.$M$10])&lt;[.$M$4];[.$N$3];IF(MOD([.D347];[.$M$10])&lt;[.$M$5];[.$N$4];IF(MOD([.D347];[.$M$10])&lt;[.$M$6];[.$N$5];IF(MOD([.D347];[.$M$10])&lt;[.$M$7];[.$N$6];IF(MOD([.D347];[.$M$10])&lt;[.$M$8];[.$N$7];IF(MOD([.D347];[.$M$10])&lt;[.$M$9];[.$N$8];IF(MOD([.D347];[.$M$10])&lt;[.$M$10];[.$N$9]))))))))" office:value-type="float" office:value="85000" calcext:value-type="float">
            <text:p>85000</text:p>
          </table:table-cell>
          <table:table-cell office:value-type="float" office:value="1443146961.62397" calcext:value-type="float">
            <text:p>1443146961.62397</text:p>
          </table:table-cell>
          <table:table-cell table:formula="of:=[.G347]-[.$B$2]" office:value-type="float" office:value="41.6237599849701" calcext:value-type="float">
            <text:p>41.623759985</text:p>
          </table:table-cell>
          <table:table-cell table:formula="of:=[.C347]/([.H347]-[.H346])" office:value-type="float" office:value="84872.32788421" calcext:value-type="float">
            <text:p>84872.32788421</text:p>
          </table:table-cell>
          <table:table-cell table:formula="of:=[.G347]-[.$B347]" office:value-type="float" office:value="0.243819952011108" calcext:value-type="float">
            <text:p>0.243819952</text:p>
          </table:table-cell>
          <table:table-cell table:number-columns-repeated="6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3146961.43111" calcext:value-type="float">
            <text:p>1443146961.43111</text:p>
          </table:table-cell>
          <table:table-cell office:value-type="float" office:value="4320" calcext:value-type="float">
            <text:p>4320</text:p>
          </table:table-cell>
          <table:table-cell table:formula="of:=[.B348]-[.$B$2]" office:value-type="float" office:value="41.4308998584747" calcext:value-type="float">
            <text:p>41.4308998585</text:p>
          </table:table-cell>
          <table:table-cell table:formula="of:=[.C348]/([.D348]-[.D347])" office:value-type="float" office:value="84772.6607436103" calcext:value-type="float">
            <text:p>84772.6607436103</text:p>
          </table:table-cell>
          <table:table-cell table:formula="of:=IF(MOD([.D348];[.$M$10])&lt;[.$M$3];[.$N$2];IF(MOD([.D348];[.$M$10])&lt;[.$M$4];[.$N$3];IF(MOD([.D348];[.$M$10])&lt;[.$M$5];[.$N$4];IF(MOD([.D348];[.$M$10])&lt;[.$M$6];[.$N$5];IF(MOD([.D348];[.$M$10])&lt;[.$M$7];[.$N$6];IF(MOD([.D348];[.$M$10])&lt;[.$M$8];[.$N$7];IF(MOD([.D348];[.$M$10])&lt;[.$M$9];[.$N$8];IF(MOD([.D348];[.$M$10])&lt;[.$M$10];[.$N$9]))))))))" office:value-type="float" office:value="85000" calcext:value-type="float">
            <text:p>85000</text:p>
          </table:table-cell>
          <table:table-cell office:value-type="float" office:value="1443146961.67496" calcext:value-type="float">
            <text:p>1443146961.67496</text:p>
          </table:table-cell>
          <table:table-cell table:formula="of:=[.G348]-[.$B$2]" office:value-type="float" office:value="41.6747498512268" calcext:value-type="float">
            <text:p>41.6747498512</text:p>
          </table:table-cell>
          <table:table-cell table:formula="of:=[.C348]/([.H348]-[.H347])" office:value-type="float" office:value="84722.7168286832" calcext:value-type="float">
            <text:p>84722.7168286832</text:p>
          </table:table-cell>
          <table:table-cell table:formula="of:=[.G348]-[.$B348]" office:value-type="float" office:value="0.243849992752075" calcext:value-type="float">
            <text:p>0.2438499928</text:p>
          </table:table-cell>
          <table:table-cell table:number-columns-repeated="6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3146961.48209" calcext:value-type="float">
            <text:p>1443146961.48209</text:p>
          </table:table-cell>
          <table:table-cell office:value-type="float" office:value="4320" calcext:value-type="float">
            <text:p>4320</text:p>
          </table:table-cell>
          <table:table-cell table:formula="of:=[.B349]-[.$B$2]" office:value-type="float" office:value="41.4818799495697" calcext:value-type="float">
            <text:p>41.4818799496</text:p>
          </table:table-cell>
          <table:table-cell table:formula="of:=[.C349]/([.D349]-[.D348])" office:value-type="float" office:value="84738.9619597243" calcext:value-type="float">
            <text:p>84738.9619597243</text:p>
          </table:table-cell>
          <table:table-cell table:formula="of:=IF(MOD([.D349];[.$M$10])&lt;[.$M$3];[.$N$2];IF(MOD([.D349];[.$M$10])&lt;[.$M$4];[.$N$3];IF(MOD([.D349];[.$M$10])&lt;[.$M$5];[.$N$4];IF(MOD([.D349];[.$M$10])&lt;[.$M$6];[.$N$5];IF(MOD([.D349];[.$M$10])&lt;[.$M$7];[.$N$6];IF(MOD([.D349];[.$M$10])&lt;[.$M$8];[.$N$7];IF(MOD([.D349];[.$M$10])&lt;[.$M$9];[.$N$8];IF(MOD([.D349];[.$M$10])&lt;[.$M$10];[.$N$9]))))))))" office:value-type="float" office:value="85000" calcext:value-type="float">
            <text:p>85000</text:p>
          </table:table-cell>
          <table:table-cell office:value-type="float" office:value="1443146961.72583" calcext:value-type="float">
            <text:p>1443146961.72583</text:p>
          </table:table-cell>
          <table:table-cell table:formula="of:=[.G349]-[.$B$2]" office:value-type="float" office:value="41.7256200313568" calcext:value-type="float">
            <text:p>41.7256200314</text:p>
          </table:table-cell>
          <table:table-cell table:formula="of:=[.C349]/([.H349]-[.H348])" office:value-type="float" office:value="84922.0503831463" calcext:value-type="float">
            <text:p>84922.0503831463</text:p>
          </table:table-cell>
          <table:table-cell table:formula="of:=[.G349]-[.$B349]" office:value-type="float" office:value="0.243740081787109" calcext:value-type="float">
            <text:p>0.2437400818</text:p>
          </table:table-cell>
          <table:table-cell table:number-columns-repeated="6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3146961.53309" calcext:value-type="float">
            <text:p>1443146961.53309</text:p>
          </table:table-cell>
          <table:table-cell office:value-type="float" office:value="4320" calcext:value-type="float">
            <text:p>4320</text:p>
          </table:table-cell>
          <table:table-cell table:formula="of:=[.B350]-[.$B$2]" office:value-type="float" office:value="41.5328800678253" calcext:value-type="float">
            <text:p>41.5328800678</text:p>
          </table:table-cell>
          <table:table-cell table:formula="of:=[.C350]/([.D350]-[.D349])" office:value-type="float" office:value="84705.6859426862" calcext:value-type="float">
            <text:p>84705.6859426862</text:p>
          </table:table-cell>
          <table:table-cell table:formula="of:=IF(MOD([.D350];[.$M$10])&lt;[.$M$3];[.$N$2];IF(MOD([.D350];[.$M$10])&lt;[.$M$4];[.$N$3];IF(MOD([.D350];[.$M$10])&lt;[.$M$5];[.$N$4];IF(MOD([.D350];[.$M$10])&lt;[.$M$6];[.$N$5];IF(MOD([.D350];[.$M$10])&lt;[.$M$7];[.$N$6];IF(MOD([.D350];[.$M$10])&lt;[.$M$8];[.$N$7];IF(MOD([.D350];[.$M$10])&lt;[.$M$9];[.$N$8];IF(MOD([.D350];[.$M$10])&lt;[.$M$10];[.$N$9]))))))))" office:value-type="float" office:value="85000" calcext:value-type="float">
            <text:p>85000</text:p>
          </table:table-cell>
          <table:table-cell office:value-type="float" office:value="1443146961.77685" calcext:value-type="float">
            <text:p>1443146961.77685</text:p>
          </table:table-cell>
          <table:table-cell table:formula="of:=[.G350]-[.$B$2]" office:value-type="float" office:value="41.7766399383545" calcext:value-type="float">
            <text:p>41.7766399384</text:p>
          </table:table-cell>
          <table:table-cell table:formula="of:=[.C350]/([.H350]-[.H349])" office:value-type="float" office:value="84672.8317281406" calcext:value-type="float">
            <text:p>84672.8317281406</text:p>
          </table:table-cell>
          <table:table-cell table:formula="of:=[.G350]-[.$B350]" office:value-type="float" office:value="0.243759870529175" calcext:value-type="float">
            <text:p>0.2437598705</text:p>
          </table:table-cell>
          <table:table-cell table:number-columns-repeated="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3146961.58421" calcext:value-type="float">
            <text:p>1443146961.58421</text:p>
          </table:table-cell>
          <table:table-cell office:value-type="float" office:value="4320" calcext:value-type="float">
            <text:p>4320</text:p>
          </table:table-cell>
          <table:table-cell table:formula="of:=[.B351]-[.$B$2]" office:value-type="float" office:value="41.5839998722076" calcext:value-type="float">
            <text:p>41.5839998722</text:p>
          </table:table-cell>
          <table:table-cell table:formula="of:=[.C351]/([.D351]-[.D350])" office:value-type="float" office:value="84507.3656325206" calcext:value-type="float">
            <text:p>84507.3656325206</text:p>
          </table:table-cell>
          <table:table-cell table:formula="of:=IF(MOD([.D351];[.$M$10])&lt;[.$M$3];[.$N$2];IF(MOD([.D351];[.$M$10])&lt;[.$M$4];[.$N$3];IF(MOD([.D351];[.$M$10])&lt;[.$M$5];[.$N$4];IF(MOD([.D351];[.$M$10])&lt;[.$M$6];[.$N$5];IF(MOD([.D351];[.$M$10])&lt;[.$M$7];[.$N$6];IF(MOD([.D351];[.$M$10])&lt;[.$M$8];[.$N$7];IF(MOD([.D351];[.$M$10])&lt;[.$M$9];[.$N$8];IF(MOD([.D351];[.$M$10])&lt;[.$M$10];[.$N$9]))))))))" office:value-type="float" office:value="85000" calcext:value-type="float">
            <text:p>85000</text:p>
          </table:table-cell>
          <table:table-cell office:value-type="float" office:value="1443146961.82782" calcext:value-type="float">
            <text:p>1443146961.82782</text:p>
          </table:table-cell>
          <table:table-cell table:formula="of:=[.G351]-[.$B$2]" office:value-type="float" office:value="41.8276100158691" calcext:value-type="float">
            <text:p>41.8276100159</text:p>
          </table:table-cell>
          <table:table-cell table:formula="of:=[.C351]/([.H351]-[.H350])" office:value-type="float" office:value="84755.6097743517" calcext:value-type="float">
            <text:p>84755.6097743517</text:p>
          </table:table-cell>
          <table:table-cell table:formula="of:=[.G351]-[.$B351]" office:value-type="float" office:value="0.243610143661499" calcext:value-type="float">
            <text:p>0.2436101437</text:p>
          </table:table-cell>
          <table:table-cell table:number-columns-repeated="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3146961.63517" calcext:value-type="float">
            <text:p>1443146961.63517</text:p>
          </table:table-cell>
          <table:table-cell office:value-type="float" office:value="4320" calcext:value-type="float">
            <text:p>4320</text:p>
          </table:table-cell>
          <table:table-cell table:formula="of:=[.B352]-[.$B$2]" office:value-type="float" office:value="41.634959936142" calcext:value-type="float">
            <text:p>41.6349599361</text:p>
          </table:table-cell>
          <table:table-cell table:formula="of:=[.C352]/([.D352]-[.D351])" office:value-type="float" office:value="84772.2641315231" calcext:value-type="float">
            <text:p>84772.2641315231</text:p>
          </table:table-cell>
          <table:table-cell table:formula="of:=IF(MOD([.D352];[.$M$10])&lt;[.$M$3];[.$N$2];IF(MOD([.D352];[.$M$10])&lt;[.$M$4];[.$N$3];IF(MOD([.D352];[.$M$10])&lt;[.$M$5];[.$N$4];IF(MOD([.D352];[.$M$10])&lt;[.$M$6];[.$N$5];IF(MOD([.D352];[.$M$10])&lt;[.$M$7];[.$N$6];IF(MOD([.D352];[.$M$10])&lt;[.$M$8];[.$N$7];IF(MOD([.D352];[.$M$10])&lt;[.$M$9];[.$N$8];IF(MOD([.D352];[.$M$10])&lt;[.$M$10];[.$N$9]))))))))" office:value-type="float" office:value="85000" calcext:value-type="float">
            <text:p>85000</text:p>
          </table:table-cell>
          <table:table-cell office:value-type="float" office:value="1443146961.87886" calcext:value-type="float">
            <text:p>1443146961.87886</text:p>
          </table:table-cell>
          <table:table-cell table:formula="of:=[.G352]-[.$B$2]" office:value-type="float" office:value="41.8786499500275" calcext:value-type="float">
            <text:p>41.87864995</text:p>
          </table:table-cell>
          <table:table-cell table:formula="of:=[.C352]/([.H352]-[.H351])" office:value-type="float" office:value="84639.6076178198" calcext:value-type="float">
            <text:p>84639.6076178198</text:p>
          </table:table-cell>
          <table:table-cell table:formula="of:=[.G352]-[.$B352]" office:value-type="float" office:value="0.243690013885498" calcext:value-type="float">
            <text:p>0.2436900139</text:p>
          </table:table-cell>
          <table:table-cell table:number-columns-repeated="6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3146961.68615" calcext:value-type="float">
            <text:p>1443146961.68615</text:p>
          </table:table-cell>
          <table:table-cell office:value-type="float" office:value="4320" calcext:value-type="float">
            <text:p>4320</text:p>
          </table:table-cell>
          <table:table-cell table:formula="of:=[.B353]-[.$B$2]" office:value-type="float" office:value="41.6859400272369" calcext:value-type="float">
            <text:p>41.6859400272</text:p>
          </table:table-cell>
          <table:table-cell table:formula="of:=[.C353]/([.D353]-[.D352])" office:value-type="float" office:value="84738.9619597243" calcext:value-type="float">
            <text:p>84738.9619597243</text:p>
          </table:table-cell>
          <table:table-cell table:formula="of:=IF(MOD([.D353];[.$M$10])&lt;[.$M$3];[.$N$2];IF(MOD([.D353];[.$M$10])&lt;[.$M$4];[.$N$3];IF(MOD([.D353];[.$M$10])&lt;[.$M$5];[.$N$4];IF(MOD([.D353];[.$M$10])&lt;[.$M$6];[.$N$5];IF(MOD([.D353];[.$M$10])&lt;[.$M$7];[.$N$6];IF(MOD([.D353];[.$M$10])&lt;[.$M$8];[.$N$7];IF(MOD([.D353];[.$M$10])&lt;[.$M$9];[.$N$8];IF(MOD([.D353];[.$M$10])&lt;[.$M$10];[.$N$9]))))))))" office:value-type="float" office:value="85000" calcext:value-type="float">
            <text:p>85000</text:p>
          </table:table-cell>
          <table:table-cell office:value-type="float" office:value="1443146961.9298" calcext:value-type="float">
            <text:p>1443146961.9298</text:p>
          </table:table-cell>
          <table:table-cell table:formula="of:=[.G353]-[.$B$2]" office:value-type="float" office:value="41.9295899868011" calcext:value-type="float">
            <text:p>41.9295899868</text:p>
          </table:table-cell>
          <table:table-cell table:formula="of:=[.C353]/([.H353]-[.H352])" office:value-type="float" office:value="84805.5924889309" calcext:value-type="float">
            <text:p>84805.5924889309</text:p>
          </table:table-cell>
          <table:table-cell table:formula="of:=[.G353]-[.$B353]" office:value-type="float" office:value="0.243649959564209" calcext:value-type="float">
            <text:p>0.2436499596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3146961.73713" calcext:value-type="float">
            <text:p>1443146961.73713</text:p>
          </table:table-cell>
          <table:table-cell office:value-type="float" office:value="4320" calcext:value-type="float">
            <text:p>4320</text:p>
          </table:table-cell>
          <table:table-cell table:formula="of:=[.B354]-[.$B$2]" office:value-type="float" office:value="41.7369198799133" calcext:value-type="float">
            <text:p>41.7369198799</text:p>
          </table:table-cell>
          <table:table-cell table:formula="of:=[.C354]/([.D354]-[.D353])" office:value-type="float" office:value="84739.3582602596" calcext:value-type="float">
            <text:p>84739.3582602596</text:p>
          </table:table-cell>
          <table:table-cell table:formula="of:=IF(MOD([.D354];[.$M$10])&lt;[.$M$3];[.$N$2];IF(MOD([.D354];[.$M$10])&lt;[.$M$4];[.$N$3];IF(MOD([.D354];[.$M$10])&lt;[.$M$5];[.$N$4];IF(MOD([.D354];[.$M$10])&lt;[.$M$6];[.$N$5];IF(MOD([.D354];[.$M$10])&lt;[.$M$7];[.$N$6];IF(MOD([.D354];[.$M$10])&lt;[.$M$8];[.$N$7];IF(MOD([.D354];[.$M$10])&lt;[.$M$9];[.$N$8];IF(MOD([.D354];[.$M$10])&lt;[.$M$10];[.$N$9]))))))))" office:value-type="float" office:value="85000" calcext:value-type="float">
            <text:p>85000</text:p>
          </table:table-cell>
          <table:table-cell office:value-type="float" office:value="1443146961.98076" calcext:value-type="float">
            <text:p>1443146961.98076</text:p>
          </table:table-cell>
          <table:table-cell table:formula="of:=[.G354]-[.$B$2]" office:value-type="float" office:value="41.9805500507355" calcext:value-type="float">
            <text:p>41.9805500507</text:p>
          </table:table-cell>
          <table:table-cell table:formula="of:=[.C354]/([.H354]-[.H353])" office:value-type="float" office:value="84772.2641315231" calcext:value-type="float">
            <text:p>84772.2641315231</text:p>
          </table:table-cell>
          <table:table-cell table:formula="of:=[.G354]-[.$B354]" office:value-type="float" office:value="0.243630170822144" calcext:value-type="float">
            <text:p>0.2436301708</text:p>
          </table:table-cell>
          <table:table-cell table:number-columns-repeated="6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3146961.78809" calcext:value-type="float">
            <text:p>1443146961.78809</text:p>
          </table:table-cell>
          <table:table-cell office:value-type="float" office:value="4320" calcext:value-type="float">
            <text:p>4320</text:p>
          </table:table-cell>
          <table:table-cell table:formula="of:=[.B355]-[.$B$2]" office:value-type="float" office:value="41.7878799438477" calcext:value-type="float">
            <text:p>41.7878799438</text:p>
          </table:table-cell>
          <table:table-cell table:formula="of:=[.C355]/([.D355]-[.D354])" office:value-type="float" office:value="84772.2641315231" calcext:value-type="float">
            <text:p>84772.2641315231</text:p>
          </table:table-cell>
          <table:table-cell table:formula="of:=IF(MOD([.D355];[.$M$10])&lt;[.$M$3];[.$N$2];IF(MOD([.D355];[.$M$10])&lt;[.$M$4];[.$N$3];IF(MOD([.D355];[.$M$10])&lt;[.$M$5];[.$N$4];IF(MOD([.D355];[.$M$10])&lt;[.$M$6];[.$N$5];IF(MOD([.D355];[.$M$10])&lt;[.$M$7];[.$N$6];IF(MOD([.D355];[.$M$10])&lt;[.$M$8];[.$N$7];IF(MOD([.D355];[.$M$10])&lt;[.$M$9];[.$N$8];IF(MOD([.D355];[.$M$10])&lt;[.$M$10];[.$N$9]))))))))" office:value-type="float" office:value="85000" calcext:value-type="float">
            <text:p>85000</text:p>
          </table:table-cell>
          <table:table-cell office:value-type="float" office:value="1443146962.03174" calcext:value-type="float">
            <text:p>1443146962.03174</text:p>
          </table:table-cell>
          <table:table-cell table:formula="of:=[.G355]-[.$B$2]" office:value-type="float" office:value="42.0315299034119" calcext:value-type="float">
            <text:p>42.0315299034</text:p>
          </table:table-cell>
          <table:table-cell table:formula="of:=[.C355]/([.H355]-[.H354])" office:value-type="float" office:value="84739.3582602596" calcext:value-type="float">
            <text:p>84739.3582602596</text:p>
          </table:table-cell>
          <table:table-cell table:formula="of:=[.G355]-[.$B355]" office:value-type="float" office:value="0.243649959564209" calcext:value-type="float">
            <text:p>0.2436499596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3146961.83906" calcext:value-type="float">
            <text:p>1443146961.83906</text:p>
          </table:table-cell>
          <table:table-cell office:value-type="float" office:value="4320" calcext:value-type="float">
            <text:p>4320</text:p>
          </table:table-cell>
          <table:table-cell table:formula="of:=[.B356]-[.$B$2]" office:value-type="float" office:value="41.8388500213623" calcext:value-type="float">
            <text:p>41.8388500214</text:p>
          </table:table-cell>
          <table:table-cell table:formula="of:=[.C356]/([.D356]-[.D355])" office:value-type="float" office:value="84755.6097743517" calcext:value-type="float">
            <text:p>84755.6097743517</text:p>
          </table:table-cell>
          <table:table-cell table:formula="of:=IF(MOD([.D356];[.$M$10])&lt;[.$M$3];[.$N$2];IF(MOD([.D356];[.$M$10])&lt;[.$M$4];[.$N$3];IF(MOD([.D356];[.$M$10])&lt;[.$M$5];[.$N$4];IF(MOD([.D356];[.$M$10])&lt;[.$M$6];[.$N$5];IF(MOD([.D356];[.$M$10])&lt;[.$M$7];[.$N$6];IF(MOD([.D356];[.$M$10])&lt;[.$M$8];[.$N$7];IF(MOD([.D356];[.$M$10])&lt;[.$M$9];[.$N$8];IF(MOD([.D356];[.$M$10])&lt;[.$M$10];[.$N$9]))))))))" office:value-type="float" office:value="85000" calcext:value-type="float">
            <text:p>85000</text:p>
          </table:table-cell>
          <table:table-cell office:value-type="float" office:value="1443146962.08277" calcext:value-type="float">
            <text:p>1443146962.08277</text:p>
          </table:table-cell>
          <table:table-cell table:formula="of:=[.G356]-[.$B$2]" office:value-type="float" office:value="42.0825600624085" calcext:value-type="float">
            <text:p>42.0825600624</text:p>
          </table:table-cell>
          <table:table-cell table:formula="of:=[.C356]/([.H356]-[.H355])" office:value-type="float" office:value="84655.8208899437" calcext:value-type="float">
            <text:p>84655.8208899437</text:p>
          </table:table-cell>
          <table:table-cell table:formula="of:=[.G356]-[.$B356]" office:value-type="float" office:value="0.243710041046143" calcext:value-type="float">
            <text:p>0.243710041</text:p>
          </table:table-cell>
          <table:table-cell table:number-columns-repeated="6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3146961.89004" calcext:value-type="float">
            <text:p>1443146961.89004</text:p>
          </table:table-cell>
          <table:table-cell office:value-type="float" office:value="4320" calcext:value-type="float">
            <text:p>4320</text:p>
          </table:table-cell>
          <table:table-cell table:formula="of:=[.B357]-[.$B$2]" office:value-type="float" office:value="41.8898298740387" calcext:value-type="float">
            <text:p>41.889829874</text:p>
          </table:table-cell>
          <table:table-cell table:formula="of:=[.C357]/([.D357]-[.D356])" office:value-type="float" office:value="84739.3582602596" calcext:value-type="float">
            <text:p>84739.3582602596</text:p>
          </table:table-cell>
          <table:table-cell table:formula="of:=IF(MOD([.D357];[.$M$10])&lt;[.$M$3];[.$N$2];IF(MOD([.D357];[.$M$10])&lt;[.$M$4];[.$N$3];IF(MOD([.D357];[.$M$10])&lt;[.$M$5];[.$N$4];IF(MOD([.D357];[.$M$10])&lt;[.$M$6];[.$N$5];IF(MOD([.D357];[.$M$10])&lt;[.$M$7];[.$N$6];IF(MOD([.D357];[.$M$10])&lt;[.$M$8];[.$N$7];IF(MOD([.D357];[.$M$10])&lt;[.$M$9];[.$N$8];IF(MOD([.D357];[.$M$10])&lt;[.$M$10];[.$N$9]))))))))" office:value-type="float" office:value="85000" calcext:value-type="float">
            <text:p>85000</text:p>
          </table:table-cell>
          <table:table-cell office:value-type="float" office:value="1443146962.13359" calcext:value-type="float">
            <text:p>1443146962.13359</text:p>
          </table:table-cell>
          <table:table-cell table:formula="of:=[.G357]-[.$B$2]" office:value-type="float" office:value="42.1333799362183" calcext:value-type="float">
            <text:p>42.1333799362</text:p>
          </table:table-cell>
          <table:table-cell table:formula="of:=[.C357]/([.H357]-[.H356])" office:value-type="float" office:value="85006.1142648038" calcext:value-type="float">
            <text:p>85006.1142648038</text:p>
          </table:table-cell>
          <table:table-cell table:formula="of:=[.G357]-[.$B357]" office:value-type="float" office:value="0.243550062179565" calcext:value-type="float">
            <text:p>0.2435500622</text:p>
          </table:table-cell>
          <table:table-cell table:number-columns-repeated="6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3146961.94102" calcext:value-type="float">
            <text:p>1443146961.94102</text:p>
          </table:table-cell>
          <table:table-cell office:value-type="float" office:value="4320" calcext:value-type="float">
            <text:p>4320</text:p>
          </table:table-cell>
          <table:table-cell table:formula="of:=[.B358]-[.$B$2]" office:value-type="float" office:value="41.9408099651337" calcext:value-type="float">
            <text:p>41.9408099651</text:p>
          </table:table-cell>
          <table:table-cell table:formula="of:=[.C358]/([.D358]-[.D357])" office:value-type="float" office:value="84738.9619597243" calcext:value-type="float">
            <text:p>84738.9619597243</text:p>
          </table:table-cell>
          <table:table-cell table:formula="of:=IF(MOD([.D358];[.$M$10])&lt;[.$M$3];[.$N$2];IF(MOD([.D358];[.$M$10])&lt;[.$M$4];[.$N$3];IF(MOD([.D358];[.$M$10])&lt;[.$M$5];[.$N$4];IF(MOD([.D358];[.$M$10])&lt;[.$M$6];[.$N$5];IF(MOD([.D358];[.$M$10])&lt;[.$M$7];[.$N$6];IF(MOD([.D358];[.$M$10])&lt;[.$M$8];[.$N$7];IF(MOD([.D358];[.$M$10])&lt;[.$M$9];[.$N$8];IF(MOD([.D358];[.$M$10])&lt;[.$M$10];[.$N$9]))))))))" office:value-type="float" office:value="85000" calcext:value-type="float">
            <text:p>85000</text:p>
          </table:table-cell>
          <table:table-cell office:value-type="float" office:value="1443146962.18454" calcext:value-type="float">
            <text:p>1443146962.18454</text:p>
          </table:table-cell>
          <table:table-cell table:formula="of:=[.G358]-[.$B$2]" office:value-type="float" office:value="42.1843299865723" calcext:value-type="float">
            <text:p>42.1843299866</text:p>
          </table:table-cell>
          <table:table-cell table:formula="of:=[.C358]/([.H358]-[.H357])" office:value-type="float" office:value="84788.9250350959" calcext:value-type="float">
            <text:p>84788.9250350959</text:p>
          </table:table-cell>
          <table:table-cell table:formula="of:=[.G358]-[.$B358]" office:value-type="float" office:value="0.243520021438599" calcext:value-type="float">
            <text:p>0.2435200214</text:p>
          </table:table-cell>
          <table:table-cell table:number-columns-repeated="6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3146961.99213" calcext:value-type="float">
            <text:p>1443146961.99213</text:p>
          </table:table-cell>
          <table:table-cell office:value-type="float" office:value="4320" calcext:value-type="float">
            <text:p>4320</text:p>
          </table:table-cell>
          <table:table-cell table:formula="of:=[.B359]-[.$B$2]" office:value-type="float" office:value="41.9919199943543" calcext:value-type="float">
            <text:p>41.9919199944</text:p>
          </table:table-cell>
          <table:table-cell table:formula="of:=[.C359]/([.D359]-[.D358])" office:value-type="float" office:value="84523.5282757463" calcext:value-type="float">
            <text:p>84523.5282757463</text:p>
          </table:table-cell>
          <table:table-cell table:formula="of:=IF(MOD([.D359];[.$M$10])&lt;[.$M$3];[.$N$2];IF(MOD([.D359];[.$M$10])&lt;[.$M$4];[.$N$3];IF(MOD([.D359];[.$M$10])&lt;[.$M$5];[.$N$4];IF(MOD([.D359];[.$M$10])&lt;[.$M$6];[.$N$5];IF(MOD([.D359];[.$M$10])&lt;[.$M$7];[.$N$6];IF(MOD([.D359];[.$M$10])&lt;[.$M$8];[.$N$7];IF(MOD([.D359];[.$M$10])&lt;[.$M$9];[.$N$8];IF(MOD([.D359];[.$M$10])&lt;[.$M$10];[.$N$9]))))))))" office:value-type="float" office:value="85000" calcext:value-type="float">
            <text:p>85000</text:p>
          </table:table-cell>
          <table:table-cell office:value-type="float" office:value="1443146962.20032" calcext:value-type="float">
            <text:p>1443146962.20032</text:p>
          </table:table-cell>
          <table:table-cell table:formula="of:=[.G359]-[.$B$2]" office:value-type="float" office:value="42.2001099586487" calcext:value-type="float">
            <text:p>42.2001099586</text:p>
          </table:table-cell>
          <table:table-cell table:formula="of:=[.C359]/([.H359]-[.H358])" office:value-type="float" office:value="273764.742997008" calcext:value-type="float">
            <text:p>273764.742997008</text:p>
          </table:table-cell>
          <table:table-cell table:formula="of:=[.G359]-[.$B359]" office:value-type="float" office:value="0.208189964294434" calcext:value-type="float">
            <text:p>0.2081899643</text:p>
          </table:table-cell>
          <table:table-cell table:number-columns-repeated="6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3146962.03584" calcext:value-type="float">
            <text:p>1443146962.03584</text:p>
          </table:table-cell>
          <table:table-cell office:value-type="float" office:value="4320" calcext:value-type="float">
            <text:p>4320</text:p>
          </table:table-cell>
          <table:table-cell table:formula="of:=[.B360]-[.$B$2]" office:value-type="float" office:value="42.0356299877167" calcext:value-type="float">
            <text:p>42.0356299877</text:p>
          </table:table-cell>
          <table:table-cell table:formula="of:=[.C360]/([.D360]-[.D359])" office:value-type="float" office:value="98833.2339513345" calcext:value-type="float">
            <text:p>98833.2339513345</text:p>
          </table:table-cell>
          <table:table-cell table:formula="of:=IF(MOD([.D360];[.$M$10])&lt;[.$M$3];[.$N$2];IF(MOD([.D360];[.$M$10])&lt;[.$M$4];[.$N$3];IF(MOD([.D360];[.$M$10])&lt;[.$M$5];[.$N$4];IF(MOD([.D360];[.$M$10])&lt;[.$M$6];[.$N$5];IF(MOD([.D360];[.$M$10])&lt;[.$M$7];[.$N$6];IF(MOD([.D360];[.$M$10])&lt;[.$M$8];[.$N$7];IF(MOD([.D360];[.$M$10])&lt;[.$M$9];[.$N$8];IF(MOD([.D360];[.$M$10])&lt;[.$M$10];[.$N$9]))))))))" office:value-type="float" office:value="102400" calcext:value-type="float">
            <text:p>102400</text:p>
          </table:table-cell>
          <table:table-cell office:value-type="float" office:value="1443146962.23266" calcext:value-type="float">
            <text:p>1443146962.23266</text:p>
          </table:table-cell>
          <table:table-cell table:formula="of:=[.G360]-[.$B$2]" office:value-type="float" office:value="42.2324500083923" calcext:value-type="float">
            <text:p>42.2324500084</text:p>
          </table:table-cell>
          <table:table-cell table:formula="of:=[.C360]/([.H360]-[.H359])" office:value-type="float" office:value="133580.499542921" calcext:value-type="float">
            <text:p>133580.499542921</text:p>
          </table:table-cell>
          <table:table-cell table:formula="of:=[.G360]-[.$B360]" office:value-type="float" office:value="0.196820020675659" calcext:value-type="float">
            <text:p>0.1968200207</text:p>
          </table:table-cell>
          <table:table-cell table:number-columns-repeated="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3146962.07818" calcext:value-type="float">
            <text:p>1443146962.07818</text:p>
          </table:table-cell>
          <table:table-cell office:value-type="float" office:value="4320" calcext:value-type="float">
            <text:p>4320</text:p>
          </table:table-cell>
          <table:table-cell table:formula="of:=[.B361]-[.$B$2]" office:value-type="float" office:value="42.0779700279236" calcext:value-type="float">
            <text:p>42.0779700279</text:p>
          </table:table-cell>
          <table:table-cell table:formula="of:=[.C361]/([.D361]-[.D360])" office:value-type="float" office:value="102031.079301976" calcext:value-type="float">
            <text:p>102031.079301976</text:p>
          </table:table-cell>
          <table:table-cell table:formula="of:=IF(MOD([.D361];[.$M$10])&lt;[.$M$3];[.$N$2];IF(MOD([.D361];[.$M$10])&lt;[.$M$4];[.$N$3];IF(MOD([.D361];[.$M$10])&lt;[.$M$5];[.$N$4];IF(MOD([.D361];[.$M$10])&lt;[.$M$6];[.$N$5];IF(MOD([.D361];[.$M$10])&lt;[.$M$7];[.$N$6];IF(MOD([.D361];[.$M$10])&lt;[.$M$8];[.$N$7];IF(MOD([.D361];[.$M$10])&lt;[.$M$9];[.$N$8];IF(MOD([.D361];[.$M$10])&lt;[.$M$10];[.$N$9]))))))))" office:value-type="float" office:value="102400" calcext:value-type="float">
            <text:p>102400</text:p>
          </table:table-cell>
          <table:table-cell office:value-type="float" office:value="1443146962.31342" calcext:value-type="float">
            <text:p>1443146962.31342</text:p>
          </table:table-cell>
          <table:table-cell table:formula="of:=[.G361]-[.$B$2]" office:value-type="float" office:value="42.3132100105286" calcext:value-type="float">
            <text:p>42.3132100105</text:p>
          </table:table-cell>
          <table:table-cell table:formula="of:=[.C361]/([.H361]-[.H360])" office:value-type="float" office:value="53491.8262225004" calcext:value-type="float">
            <text:p>53491.8262225004</text:p>
          </table:table-cell>
          <table:table-cell table:formula="of:=[.G361]-[.$B361]" office:value-type="float" office:value="0.23523998260498" calcext:value-type="float">
            <text:p>0.2352399826</text:p>
          </table:table-cell>
          <table:table-cell table:number-columns-repeated="6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3146962.12058" calcext:value-type="float">
            <text:p>1443146962.12058</text:p>
          </table:table-cell>
          <table:table-cell office:value-type="float" office:value="4320" calcext:value-type="float">
            <text:p>4320</text:p>
          </table:table-cell>
          <table:table-cell table:formula="of:=[.B362]-[.$B$2]" office:value-type="float" office:value="42.1203699111939" calcext:value-type="float">
            <text:p>42.1203699112</text:p>
          </table:table-cell>
          <table:table-cell table:formula="of:=[.C362]/([.D362]-[.D361])" office:value-type="float" office:value="101887.072954037" calcext:value-type="float">
            <text:p>101887.072954037</text:p>
          </table:table-cell>
          <table:table-cell table:formula="of:=IF(MOD([.D362];[.$M$10])&lt;[.$M$3];[.$N$2];IF(MOD([.D362];[.$M$10])&lt;[.$M$4];[.$N$3];IF(MOD([.D362];[.$M$10])&lt;[.$M$5];[.$N$4];IF(MOD([.D362];[.$M$10])&lt;[.$M$6];[.$N$5];IF(MOD([.D362];[.$M$10])&lt;[.$M$7];[.$N$6];IF(MOD([.D362];[.$M$10])&lt;[.$M$8];[.$N$7];IF(MOD([.D362];[.$M$10])&lt;[.$M$9];[.$N$8];IF(MOD([.D362];[.$M$10])&lt;[.$M$10];[.$N$9]))))))))" office:value-type="float" office:value="102400" calcext:value-type="float">
            <text:p>102400</text:p>
          </table:table-cell>
          <table:table-cell office:value-type="float" office:value="1443146962.35578" calcext:value-type="float">
            <text:p>1443146962.35578</text:p>
          </table:table-cell>
          <table:table-cell table:formula="of:=[.G362]-[.$B$2]" office:value-type="float" office:value="42.3555698394775" calcext:value-type="float">
            <text:p>42.3555698395</text:p>
          </table:table-cell>
          <table:table-cell table:formula="of:=[.C362]/([.H362]-[.H361])" office:value-type="float" office:value="101983.414645129" calcext:value-type="float">
            <text:p>101983.414645129</text:p>
          </table:table-cell>
          <table:table-cell table:formula="of:=[.G362]-[.$B362]" office:value-type="float" office:value="0.235199928283691" calcext:value-type="float">
            <text:p>0.2351999283</text:p>
          </table:table-cell>
          <table:table-cell table:number-columns-repeated="6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3146962.16292" calcext:value-type="float">
            <text:p>1443146962.16292</text:p>
          </table:table-cell>
          <table:table-cell office:value-type="float" office:value="4320" calcext:value-type="float">
            <text:p>4320</text:p>
          </table:table-cell>
          <table:table-cell table:formula="of:=[.B363]-[.$B$2]" office:value-type="float" office:value="42.1627099514008" calcext:value-type="float">
            <text:p>42.1627099514</text:p>
          </table:table-cell>
          <table:table-cell table:formula="of:=[.C363]/([.D363]-[.D362])" office:value-type="float" office:value="102031.079301976" calcext:value-type="float">
            <text:p>102031.079301976</text:p>
          </table:table-cell>
          <table:table-cell table:formula="of:=IF(MOD([.D363];[.$M$10])&lt;[.$M$3];[.$N$2];IF(MOD([.D363];[.$M$10])&lt;[.$M$4];[.$N$3];IF(MOD([.D363];[.$M$10])&lt;[.$M$5];[.$N$4];IF(MOD([.D363];[.$M$10])&lt;[.$M$6];[.$N$5];IF(MOD([.D363];[.$M$10])&lt;[.$M$7];[.$N$6];IF(MOD([.D363];[.$M$10])&lt;[.$M$8];[.$N$7];IF(MOD([.D363];[.$M$10])&lt;[.$M$9];[.$N$8];IF(MOD([.D363];[.$M$10])&lt;[.$M$10];[.$N$9]))))))))" office:value-type="float" office:value="102400" calcext:value-type="float">
            <text:p>102400</text:p>
          </table:table-cell>
          <table:table-cell office:value-type="float" office:value="1443146962.39814" calcext:value-type="float">
            <text:p>1443146962.39814</text:p>
          </table:table-cell>
          <table:table-cell table:formula="of:=[.G363]-[.$B$2]" office:value-type="float" office:value="42.3979299068451" calcext:value-type="float">
            <text:p>42.3979299068</text:p>
          </table:table-cell>
          <table:table-cell table:formula="of:=[.C363]/([.H363]-[.H362])" office:value-type="float" office:value="101982.840643662" calcext:value-type="float">
            <text:p>101982.840643662</text:p>
          </table:table-cell>
          <table:table-cell table:formula="of:=[.G363]-[.$B363]" office:value-type="float" office:value="0.235219955444336" calcext:value-type="float">
            <text:p>0.2352199554</text:p>
          </table:table-cell>
          <table:table-cell table:number-columns-repeated="6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3146962.20541" calcext:value-type="float">
            <text:p>1443146962.20541</text:p>
          </table:table-cell>
          <table:table-cell office:value-type="float" office:value="4320" calcext:value-type="float">
            <text:p>4320</text:p>
          </table:table-cell>
          <table:table-cell table:formula="of:=[.B364]-[.$B$2]" office:value-type="float" office:value="42.2051999568939" calcext:value-type="float">
            <text:p>42.2051999569</text:p>
          </table:table-cell>
          <table:table-cell table:formula="of:=[.C364]/([.D364]-[.D363])" office:value-type="float" office:value="101670.968263231" calcext:value-type="float">
            <text:p>101670.968263231</text:p>
          </table:table-cell>
          <table:table-cell table:formula="of:=IF(MOD([.D364];[.$M$10])&lt;[.$M$3];[.$N$2];IF(MOD([.D364];[.$M$10])&lt;[.$M$4];[.$N$3];IF(MOD([.D364];[.$M$10])&lt;[.$M$5];[.$N$4];IF(MOD([.D364];[.$M$10])&lt;[.$M$6];[.$N$5];IF(MOD([.D364];[.$M$10])&lt;[.$M$7];[.$N$6];IF(MOD([.D364];[.$M$10])&lt;[.$M$8];[.$N$7];IF(MOD([.D364];[.$M$10])&lt;[.$M$9];[.$N$8];IF(MOD([.D364];[.$M$10])&lt;[.$M$10];[.$N$9]))))))))" office:value-type="float" office:value="102400" calcext:value-type="float">
            <text:p>102400</text:p>
          </table:table-cell>
          <table:table-cell office:value-type="float" office:value="1443146962.44044" calcext:value-type="float">
            <text:p>1443146962.44044</text:p>
          </table:table-cell>
          <table:table-cell table:formula="of:=[.G364]-[.$B$2]" office:value-type="float" office:value="42.4402298927307" calcext:value-type="float">
            <text:p>42.4402298927</text:p>
          </table:table-cell>
          <table:table-cell table:formula="of:=[.C364]/([.H364]-[.H363])" office:value-type="float" office:value="102127.693651751" calcext:value-type="float">
            <text:p>102127.693651751</text:p>
          </table:table-cell>
          <table:table-cell table:formula="of:=[.G364]-[.$B364]" office:value-type="float" office:value="0.235029935836792" calcext:value-type="float">
            <text:p>0.2350299358</text:p>
          </table:table-cell>
          <table:table-cell table:number-columns-repeated="6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3146962.24775" calcext:value-type="float">
            <text:p>1443146962.24775</text:p>
          </table:table-cell>
          <table:table-cell office:value-type="float" office:value="4320" calcext:value-type="float">
            <text:p>4320</text:p>
          </table:table-cell>
          <table:table-cell table:formula="of:=[.B365]-[.$B$2]" office:value-type="float" office:value="42.2475399971008" calcext:value-type="float">
            <text:p>42.2475399971</text:p>
          </table:table-cell>
          <table:table-cell table:formula="of:=[.C365]/([.D365]-[.D364])" office:value-type="float" office:value="102031.079301976" calcext:value-type="float">
            <text:p>102031.079301976</text:p>
          </table:table-cell>
          <table:table-cell table:formula="of:=IF(MOD([.D365];[.$M$10])&lt;[.$M$3];[.$N$2];IF(MOD([.D365];[.$M$10])&lt;[.$M$4];[.$N$3];IF(MOD([.D365];[.$M$10])&lt;[.$M$5];[.$N$4];IF(MOD([.D365];[.$M$10])&lt;[.$M$6];[.$N$5];IF(MOD([.D365];[.$M$10])&lt;[.$M$7];[.$N$6];IF(MOD([.D365];[.$M$10])&lt;[.$M$8];[.$N$7];IF(MOD([.D365];[.$M$10])&lt;[.$M$9];[.$N$8];IF(MOD([.D365];[.$M$10])&lt;[.$M$10];[.$N$9]))))))))" office:value-type="float" office:value="102400" calcext:value-type="float">
            <text:p>102400</text:p>
          </table:table-cell>
          <table:table-cell office:value-type="float" office:value="1443146962.48279" calcext:value-type="float">
            <text:p>1443146962.48279</text:p>
          </table:table-cell>
          <table:table-cell table:formula="of:=[.G365]-[.$B$2]" office:value-type="float" office:value="42.4825799465179" calcext:value-type="float">
            <text:p>42.4825799465</text:p>
          </table:table-cell>
          <table:table-cell table:formula="of:=[.C365]/([.H365]-[.H364])" office:value-type="float" office:value="102006.954269855" calcext:value-type="float">
            <text:p>102006.954269855</text:p>
          </table:table-cell>
          <table:table-cell table:formula="of:=[.G365]-[.$B365]" office:value-type="float" office:value="0.235039949417114" calcext:value-type="float">
            <text:p>0.2350399494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3146962.29012" calcext:value-type="float">
            <text:p>1443146962.29012</text:p>
          </table:table-cell>
          <table:table-cell office:value-type="float" office:value="4320" calcext:value-type="float">
            <text:p>4320</text:p>
          </table:table-cell>
          <table:table-cell table:formula="of:=[.B366]-[.$B$2]" office:value-type="float" office:value="42.2899098396301" calcext:value-type="float">
            <text:p>42.2899098396</text:p>
          </table:table-cell>
          <table:table-cell table:formula="of:=[.C366]/([.D366]-[.D365])" office:value-type="float" office:value="101959.312145494" calcext:value-type="float">
            <text:p>101959.312145494</text:p>
          </table:table-cell>
          <table:table-cell table:formula="of:=IF(MOD([.D366];[.$M$10])&lt;[.$M$3];[.$N$2];IF(MOD([.D366];[.$M$10])&lt;[.$M$4];[.$N$3];IF(MOD([.D366];[.$M$10])&lt;[.$M$5];[.$N$4];IF(MOD([.D366];[.$M$10])&lt;[.$M$6];[.$N$5];IF(MOD([.D366];[.$M$10])&lt;[.$M$7];[.$N$6];IF(MOD([.D366];[.$M$10])&lt;[.$M$8];[.$N$7];IF(MOD([.D366];[.$M$10])&lt;[.$M$9];[.$N$8];IF(MOD([.D366];[.$M$10])&lt;[.$M$10];[.$N$9]))))))))" office:value-type="float" office:value="102400" calcext:value-type="float">
            <text:p>102400</text:p>
          </table:table-cell>
          <table:table-cell office:value-type="float" office:value="1443146962.52508" calcext:value-type="float">
            <text:p>1443146962.52508</text:p>
          </table:table-cell>
          <table:table-cell table:formula="of:=[.G366]-[.$B$2]" office:value-type="float" office:value="42.5248699188232" calcext:value-type="float">
            <text:p>42.5248699188</text:p>
          </table:table-cell>
          <table:table-cell table:formula="of:=[.C366]/([.H366]-[.H365])" office:value-type="float" office:value="102151.875835086" calcext:value-type="float">
            <text:p>102151.875835086</text:p>
          </table:table-cell>
          <table:table-cell table:formula="of:=[.G366]-[.$B366]" office:value-type="float" office:value="0.234960079193115" calcext:value-type="float">
            <text:p>0.2349600792</text:p>
          </table:table-cell>
          <table:table-cell table:number-columns-repeated="6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3146962.33247" calcext:value-type="float">
            <text:p>1443146962.33247</text:p>
          </table:table-cell>
          <table:table-cell office:value-type="float" office:value="4320" calcext:value-type="float">
            <text:p>4320</text:p>
          </table:table-cell>
          <table:table-cell table:formula="of:=[.B367]-[.$B$2]" office:value-type="float" office:value="42.3322598934174" calcext:value-type="float">
            <text:p>42.3322598934</text:p>
          </table:table-cell>
          <table:table-cell table:formula="of:=[.C367]/([.D367]-[.D366])" office:value-type="float" office:value="102006.954269855" calcext:value-type="float">
            <text:p>102006.954269855</text:p>
          </table:table-cell>
          <table:table-cell table:formula="of:=IF(MOD([.D367];[.$M$10])&lt;[.$M$3];[.$N$2];IF(MOD([.D367];[.$M$10])&lt;[.$M$4];[.$N$3];IF(MOD([.D367];[.$M$10])&lt;[.$M$5];[.$N$4];IF(MOD([.D367];[.$M$10])&lt;[.$M$6];[.$N$5];IF(MOD([.D367];[.$M$10])&lt;[.$M$7];[.$N$6];IF(MOD([.D367];[.$M$10])&lt;[.$M$8];[.$N$7];IF(MOD([.D367];[.$M$10])&lt;[.$M$9];[.$N$8];IF(MOD([.D367];[.$M$10])&lt;[.$M$10];[.$N$9]))))))))" office:value-type="float" office:value="102400" calcext:value-type="float">
            <text:p>102400</text:p>
          </table:table-cell>
          <table:table-cell office:value-type="float" office:value="1443146962.56741" calcext:value-type="float">
            <text:p>1443146962.56741</text:p>
          </table:table-cell>
          <table:table-cell table:formula="of:=[.G367]-[.$B$2]" office:value-type="float" office:value="42.5671999454498" calcext:value-type="float">
            <text:p>42.5671999454</text:p>
          </table:table-cell>
          <table:table-cell table:formula="of:=[.C367]/([.H367]-[.H366])" office:value-type="float" office:value="102055.21574812" calcext:value-type="float">
            <text:p>102055.21574812</text:p>
          </table:table-cell>
          <table:table-cell table:formula="of:=[.G367]-[.$B367]" office:value-type="float" office:value="0.234940052032471" calcext:value-type="float">
            <text:p>0.234940052</text:p>
          </table:table-cell>
          <table:table-cell table:number-columns-repeated="6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3146962.37483" calcext:value-type="float">
            <text:p>1443146962.37483</text:p>
          </table:table-cell>
          <table:table-cell office:value-type="float" office:value="4320" calcext:value-type="float">
            <text:p>4320</text:p>
          </table:table-cell>
          <table:table-cell table:formula="of:=[.B368]-[.$B$2]" office:value-type="float" office:value="42.3746199607849" calcext:value-type="float">
            <text:p>42.3746199608</text:p>
          </table:table-cell>
          <table:table-cell table:formula="of:=[.C368]/([.D368]-[.D367])" office:value-type="float" office:value="101982.840643662" calcext:value-type="float">
            <text:p>101982.840643662</text:p>
          </table:table-cell>
          <table:table-cell table:formula="of:=IF(MOD([.D368];[.$M$10])&lt;[.$M$3];[.$N$2];IF(MOD([.D368];[.$M$10])&lt;[.$M$4];[.$N$3];IF(MOD([.D368];[.$M$10])&lt;[.$M$5];[.$N$4];IF(MOD([.D368];[.$M$10])&lt;[.$M$6];[.$N$5];IF(MOD([.D368];[.$M$10])&lt;[.$M$7];[.$N$6];IF(MOD([.D368];[.$M$10])&lt;[.$M$8];[.$N$7];IF(MOD([.D368];[.$M$10])&lt;[.$M$9];[.$N$8];IF(MOD([.D368];[.$M$10])&lt;[.$M$10];[.$N$9]))))))))" office:value-type="float" office:value="102400" calcext:value-type="float">
            <text:p>102400</text:p>
          </table:table-cell>
          <table:table-cell office:value-type="float" office:value="1443146962.60979" calcext:value-type="float">
            <text:p>1443146962.60979</text:p>
          </table:table-cell>
          <table:table-cell table:formula="of:=[.G368]-[.$B$2]" office:value-type="float" office:value="42.609580039978" calcext:value-type="float">
            <text:p>42.60958004</text:p>
          </table:table-cell>
          <table:table-cell table:formula="of:=[.C368]/([.H368]-[.H367])" office:value-type="float" office:value="101934.647576721" calcext:value-type="float">
            <text:p>101934.647576721</text:p>
          </table:table-cell>
          <table:table-cell table:formula="of:=[.G368]-[.$B368]" office:value-type="float" office:value="0.234960079193115" calcext:value-type="float">
            <text:p>0.2349600792</text:p>
          </table:table-cell>
          <table:table-cell table:number-columns-repeated="6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3146962.41717" calcext:value-type="float">
            <text:p>1443146962.41717</text:p>
          </table:table-cell>
          <table:table-cell office:value-type="float" office:value="4320" calcext:value-type="float">
            <text:p>4320</text:p>
          </table:table-cell>
          <table:table-cell table:formula="of:=[.B369]-[.$B$2]" office:value-type="float" office:value="42.4169600009918" calcext:value-type="float">
            <text:p>42.416960001</text:p>
          </table:table-cell>
          <table:table-cell table:formula="of:=[.C369]/([.D369]-[.D368])" office:value-type="float" office:value="102031.079301976" calcext:value-type="float">
            <text:p>102031.079301976</text:p>
          </table:table-cell>
          <table:table-cell table:formula="of:=IF(MOD([.D369];[.$M$10])&lt;[.$M$3];[.$N$2];IF(MOD([.D369];[.$M$10])&lt;[.$M$4];[.$N$3];IF(MOD([.D369];[.$M$10])&lt;[.$M$5];[.$N$4];IF(MOD([.D369];[.$M$10])&lt;[.$M$6];[.$N$5];IF(MOD([.D369];[.$M$10])&lt;[.$M$7];[.$N$6];IF(MOD([.D369];[.$M$10])&lt;[.$M$8];[.$N$7];IF(MOD([.D369];[.$M$10])&lt;[.$M$9];[.$N$8];IF(MOD([.D369];[.$M$10])&lt;[.$M$10];[.$N$9]))))))))" office:value-type="float" office:value="102400" calcext:value-type="float">
            <text:p>102400</text:p>
          </table:table-cell>
          <table:table-cell office:value-type="float" office:value="1443146962.65628" calcext:value-type="float">
            <text:p>1443146962.65628</text:p>
          </table:table-cell>
          <table:table-cell table:formula="of:=[.G369]-[.$B$2]" office:value-type="float" office:value="42.6560699939728" calcext:value-type="float">
            <text:p>42.656069994</text:p>
          </table:table-cell>
          <table:table-cell table:formula="of:=[.C369]/([.H369]-[.H368])" office:value-type="float" office:value="92923.3012467114" calcext:value-type="float">
            <text:p>92923.3012467114</text:p>
          </table:table-cell>
          <table:table-cell table:formula="of:=[.G369]-[.$B369]" office:value-type="float" office:value="0.239109992980957" calcext:value-type="float">
            <text:p>0.239109993</text:p>
          </table:table-cell>
          <table:table-cell table:number-columns-repeated="6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3146962.4595" calcext:value-type="float">
            <text:p>1443146962.4595</text:p>
          </table:table-cell>
          <table:table-cell office:value-type="float" office:value="4320" calcext:value-type="float">
            <text:p>4320</text:p>
          </table:table-cell>
          <table:table-cell table:formula="of:=[.B370]-[.$B$2]" office:value-type="float" office:value="42.4592900276184" calcext:value-type="float">
            <text:p>42.4592900276</text:p>
          </table:table-cell>
          <table:table-cell table:formula="of:=[.C370]/([.D370]-[.D369])" office:value-type="float" office:value="102055.21574812" calcext:value-type="float">
            <text:p>102055.21574812</text:p>
          </table:table-cell>
          <table:table-cell table:formula="of:=IF(MOD([.D370];[.$M$10])&lt;[.$M$3];[.$N$2];IF(MOD([.D370];[.$M$10])&lt;[.$M$4];[.$N$3];IF(MOD([.D370];[.$M$10])&lt;[.$M$5];[.$N$4];IF(MOD([.D370];[.$M$10])&lt;[.$M$6];[.$N$5];IF(MOD([.D370];[.$M$10])&lt;[.$M$7];[.$N$6];IF(MOD([.D370];[.$M$10])&lt;[.$M$8];[.$N$7];IF(MOD([.D370];[.$M$10])&lt;[.$M$9];[.$N$8];IF(MOD([.D370];[.$M$10])&lt;[.$M$10];[.$N$9]))))))))" office:value-type="float" office:value="102400" calcext:value-type="float">
            <text:p>102400</text:p>
          </table:table-cell>
          <table:table-cell office:value-type="float" office:value="1443146962.73677" calcext:value-type="float">
            <text:p>1443146962.73677</text:p>
          </table:table-cell>
          <table:table-cell table:formula="of:=[.G370]-[.$B$2]" office:value-type="float" office:value="42.7365598678589" calcext:value-type="float">
            <text:p>42.7365598679</text:p>
          </table:table-cell>
          <table:table-cell table:formula="of:=[.C370]/([.H370]-[.H369])" office:value-type="float" office:value="53671.3476047026" calcext:value-type="float">
            <text:p>53671.3476047026</text:p>
          </table:table-cell>
          <table:table-cell table:formula="of:=[.G370]-[.$B370]" office:value-type="float" office:value="0.277269840240479" calcext:value-type="float">
            <text:p>0.2772698402</text:p>
          </table:table-cell>
          <table:table-cell table:number-columns-repeated="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3146962.50181" calcext:value-type="float">
            <text:p>1443146962.50181</text:p>
          </table:table-cell>
          <table:table-cell office:value-type="float" office:value="4320" calcext:value-type="float">
            <text:p>4320</text:p>
          </table:table-cell>
          <table:table-cell table:formula="of:=[.B371]-[.$B$2]" office:value-type="float" office:value="42.5016000270844" calcext:value-type="float">
            <text:p>42.5016000271</text:p>
          </table:table-cell>
          <table:table-cell table:formula="of:=[.C371]/([.D371]-[.D370])" office:value-type="float" office:value="102103.522914894" calcext:value-type="float">
            <text:p>102103.522914894</text:p>
          </table:table-cell>
          <table:table-cell table:formula="of:=IF(MOD([.D371];[.$M$10])&lt;[.$M$3];[.$N$2];IF(MOD([.D371];[.$M$10])&lt;[.$M$4];[.$N$3];IF(MOD([.D371];[.$M$10])&lt;[.$M$5];[.$N$4];IF(MOD([.D371];[.$M$10])&lt;[.$M$6];[.$N$5];IF(MOD([.D371];[.$M$10])&lt;[.$M$7];[.$N$6];IF(MOD([.D371];[.$M$10])&lt;[.$M$8];[.$N$7];IF(MOD([.D371];[.$M$10])&lt;[.$M$9];[.$N$8];IF(MOD([.D371];[.$M$10])&lt;[.$M$10];[.$N$9]))))))))" office:value-type="float" office:value="102400" calcext:value-type="float">
            <text:p>102400</text:p>
          </table:table-cell>
          <table:table-cell office:value-type="float" office:value="1443146962.77913" calcext:value-type="float">
            <text:p>1443146962.77913</text:p>
          </table:table-cell>
          <table:table-cell table:formula="of:=[.G371]-[.$B$2]" office:value-type="float" office:value="42.7789199352264" calcext:value-type="float">
            <text:p>42.7789199352</text:p>
          </table:table-cell>
          <table:table-cell table:formula="of:=[.C371]/([.H371]-[.H370])" office:value-type="float" office:value="101982.840643662" calcext:value-type="float">
            <text:p>101982.840643662</text:p>
          </table:table-cell>
          <table:table-cell table:formula="of:=[.G371]-[.$B371]" office:value-type="float" office:value="0.27731990814209" calcext:value-type="float">
            <text:p>0.2773199081</text:p>
          </table:table-cell>
          <table:table-cell table:number-columns-repeated="6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3146962.54414" calcext:value-type="float">
            <text:p>1443146962.54414</text:p>
          </table:table-cell>
          <table:table-cell office:value-type="float" office:value="4320" calcext:value-type="float">
            <text:p>4320</text:p>
          </table:table-cell>
          <table:table-cell table:formula="of:=[.B372]-[.$B$2]" office:value-type="float" office:value="42.5439300537109" calcext:value-type="float">
            <text:p>42.5439300537</text:p>
          </table:table-cell>
          <table:table-cell table:formula="of:=[.C372]/([.D372]-[.D371])" office:value-type="float" office:value="102055.21574812" calcext:value-type="float">
            <text:p>102055.21574812</text:p>
          </table:table-cell>
          <table:table-cell table:formula="of:=IF(MOD([.D372];[.$M$10])&lt;[.$M$3];[.$N$2];IF(MOD([.D372];[.$M$10])&lt;[.$M$4];[.$N$3];IF(MOD([.D372];[.$M$10])&lt;[.$M$5];[.$N$4];IF(MOD([.D372];[.$M$10])&lt;[.$M$6];[.$N$5];IF(MOD([.D372];[.$M$10])&lt;[.$M$7];[.$N$6];IF(MOD([.D372];[.$M$10])&lt;[.$M$8];[.$N$7];IF(MOD([.D372];[.$M$10])&lt;[.$M$9];[.$N$8];IF(MOD([.D372];[.$M$10])&lt;[.$M$10];[.$N$9]))))))))" office:value-type="float" office:value="102400" calcext:value-type="float">
            <text:p>102400</text:p>
          </table:table-cell>
          <table:table-cell office:value-type="float" office:value="1443146962.82144" calcext:value-type="float">
            <text:p>1443146962.82144</text:p>
          </table:table-cell>
          <table:table-cell table:formula="of:=[.G372]-[.$B$2]" office:value-type="float" office:value="42.8212299346924" calcext:value-type="float">
            <text:p>42.8212299347</text:p>
          </table:table-cell>
          <table:table-cell table:formula="of:=[.C372]/([.H372]-[.H371])" office:value-type="float" office:value="102103.522914894" calcext:value-type="float">
            <text:p>102103.522914894</text:p>
          </table:table-cell>
          <table:table-cell table:formula="of:=[.G372]-[.$B372]" office:value-type="float" office:value="0.277299880981445" calcext:value-type="float">
            <text:p>0.277299881</text:p>
          </table:table-cell>
          <table:table-cell table:number-columns-repeated="6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3146962.58647" calcext:value-type="float">
            <text:p>1443146962.58647</text:p>
          </table:table-cell>
          <table:table-cell office:value-type="float" office:value="4320" calcext:value-type="float">
            <text:p>4320</text:p>
          </table:table-cell>
          <table:table-cell table:formula="of:=[.B373]-[.$B$2]" office:value-type="float" office:value="42.5862598419189" calcext:value-type="float">
            <text:p>42.5862598419</text:p>
          </table:table-cell>
          <table:table-cell table:formula="of:=[.C373]/([.D373]-[.D372])" office:value-type="float" office:value="102055.790564592" calcext:value-type="float">
            <text:p>102055.790564592</text:p>
          </table:table-cell>
          <table:table-cell table:formula="of:=IF(MOD([.D373];[.$M$10])&lt;[.$M$3];[.$N$2];IF(MOD([.D373];[.$M$10])&lt;[.$M$4];[.$N$3];IF(MOD([.D373];[.$M$10])&lt;[.$M$5];[.$N$4];IF(MOD([.D373];[.$M$10])&lt;[.$M$6];[.$N$5];IF(MOD([.D373];[.$M$10])&lt;[.$M$7];[.$N$6];IF(MOD([.D373];[.$M$10])&lt;[.$M$8];[.$N$7];IF(MOD([.D373];[.$M$10])&lt;[.$M$9];[.$N$8];IF(MOD([.D373];[.$M$10])&lt;[.$M$10];[.$N$9]))))))))" office:value-type="float" office:value="102400" calcext:value-type="float">
            <text:p>102400</text:p>
          </table:table-cell>
          <table:table-cell office:value-type="float" office:value="1443146962.86381" calcext:value-type="float">
            <text:p>1443146962.86381</text:p>
          </table:table-cell>
          <table:table-cell table:formula="of:=[.G373]-[.$B$2]" office:value-type="float" office:value="42.8636000156403" calcext:value-type="float">
            <text:p>42.8636000156</text:p>
          </table:table-cell>
          <table:table-cell table:formula="of:=[.C373]/([.H373]-[.H372])" office:value-type="float" office:value="101958.73841531" calcext:value-type="float">
            <text:p>101958.73841531</text:p>
          </table:table-cell>
          <table:table-cell table:formula="of:=[.G373]-[.$B373]" office:value-type="float" office:value="0.277340173721313" calcext:value-type="float">
            <text:p>0.2773401737</text:p>
          </table:table-cell>
          <table:table-cell table:number-columns-repeated="6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3146962.62881" calcext:value-type="float">
            <text:p>1443146962.62881</text:p>
          </table:table-cell>
          <table:table-cell office:value-type="float" office:value="4320" calcext:value-type="float">
            <text:p>4320</text:p>
          </table:table-cell>
          <table:table-cell table:formula="of:=[.B374]-[.$B$2]" office:value-type="float" office:value="42.6285998821259" calcext:value-type="float">
            <text:p>42.6285998821</text:p>
          </table:table-cell>
          <table:table-cell table:formula="of:=[.C374]/([.D374]-[.D373])" office:value-type="float" office:value="102031.079301976" calcext:value-type="float">
            <text:p>102031.079301976</text:p>
          </table:table-cell>
          <table:table-cell table:formula="of:=IF(MOD([.D374];[.$M$10])&lt;[.$M$3];[.$N$2];IF(MOD([.D374];[.$M$10])&lt;[.$M$4];[.$N$3];IF(MOD([.D374];[.$M$10])&lt;[.$M$5];[.$N$4];IF(MOD([.D374];[.$M$10])&lt;[.$M$6];[.$N$5];IF(MOD([.D374];[.$M$10])&lt;[.$M$7];[.$N$6];IF(MOD([.D374];[.$M$10])&lt;[.$M$8];[.$N$7];IF(MOD([.D374];[.$M$10])&lt;[.$M$9];[.$N$8];IF(MOD([.D374];[.$M$10])&lt;[.$M$10];[.$N$9]))))))))" office:value-type="float" office:value="102400" calcext:value-type="float">
            <text:p>102400</text:p>
          </table:table-cell>
          <table:table-cell office:value-type="float" office:value="1443146962.90617" calcext:value-type="float">
            <text:p>1443146962.90617</text:p>
          </table:table-cell>
          <table:table-cell table:formula="of:=[.G374]-[.$B$2]" office:value-type="float" office:value="42.9059598445892" calcext:value-type="float">
            <text:p>42.9059598446</text:p>
          </table:table-cell>
          <table:table-cell table:formula="of:=[.C374]/([.H374]-[.H373])" office:value-type="float" office:value="101983.414645129" calcext:value-type="float">
            <text:p>101983.414645129</text:p>
          </table:table-cell>
          <table:table-cell table:formula="of:=[.G374]-[.$B374]" office:value-type="float" office:value="0.277359962463379" calcext:value-type="float">
            <text:p>0.2773599625</text:p>
          </table:table-cell>
          <table:table-cell table:number-columns-repeated="6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3146962.67112" calcext:value-type="float">
            <text:p>1443146962.67112</text:p>
          </table:table-cell>
          <table:table-cell office:value-type="float" office:value="4320" calcext:value-type="float">
            <text:p>4320</text:p>
          </table:table-cell>
          <table:table-cell table:formula="of:=[.B375]-[.$B$2]" office:value-type="float" office:value="42.6709098815918" calcext:value-type="float">
            <text:p>42.6709098816</text:p>
          </table:table-cell>
          <table:table-cell table:formula="of:=[.C375]/([.D375]-[.D374])" office:value-type="float" office:value="102103.522914894" calcext:value-type="float">
            <text:p>102103.522914894</text:p>
          </table:table-cell>
          <table:table-cell table:formula="of:=IF(MOD([.D375];[.$M$10])&lt;[.$M$3];[.$N$2];IF(MOD([.D375];[.$M$10])&lt;[.$M$4];[.$N$3];IF(MOD([.D375];[.$M$10])&lt;[.$M$5];[.$N$4];IF(MOD([.D375];[.$M$10])&lt;[.$M$6];[.$N$5];IF(MOD([.D375];[.$M$10])&lt;[.$M$7];[.$N$6];IF(MOD([.D375];[.$M$10])&lt;[.$M$8];[.$N$7];IF(MOD([.D375];[.$M$10])&lt;[.$M$9];[.$N$8];IF(MOD([.D375];[.$M$10])&lt;[.$M$10];[.$N$9]))))))))" office:value-type="float" office:value="102400" calcext:value-type="float">
            <text:p>102400</text:p>
          </table:table-cell>
          <table:table-cell office:value-type="float" office:value="1443146962.94843" calcext:value-type="float">
            <text:p>1443146962.94843</text:p>
          </table:table-cell>
          <table:table-cell table:formula="of:=[.G375]-[.$B$2]" office:value-type="float" office:value="42.9482200145722" calcext:value-type="float">
            <text:p>42.9482200146</text:p>
          </table:table-cell>
          <table:table-cell table:formula="of:=[.C375]/([.H375]-[.H374])" office:value-type="float" office:value="102223.914426918" calcext:value-type="float">
            <text:p>102223.914426918</text:p>
          </table:table-cell>
          <table:table-cell table:formula="of:=[.G375]-[.$B375]" office:value-type="float" office:value="0.277310132980347" calcext:value-type="float">
            <text:p>0.277310133</text:p>
          </table:table-cell>
          <table:table-cell table:number-columns-repeated="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3146962.71345" calcext:value-type="float">
            <text:p>1443146962.71345</text:p>
          </table:table-cell>
          <table:table-cell office:value-type="float" office:value="4320" calcext:value-type="float">
            <text:p>4320</text:p>
          </table:table-cell>
          <table:table-cell table:formula="of:=[.B376]-[.$B$2]" office:value-type="float" office:value="42.7132399082184" calcext:value-type="float">
            <text:p>42.7132399082</text:p>
          </table:table-cell>
          <table:table-cell table:formula="of:=[.C376]/([.D376]-[.D375])" office:value-type="float" office:value="102055.21574812" calcext:value-type="float">
            <text:p>102055.21574812</text:p>
          </table:table-cell>
          <table:table-cell table:formula="of:=IF(MOD([.D376];[.$M$10])&lt;[.$M$3];[.$N$2];IF(MOD([.D376];[.$M$10])&lt;[.$M$4];[.$N$3];IF(MOD([.D376];[.$M$10])&lt;[.$M$5];[.$N$4];IF(MOD([.D376];[.$M$10])&lt;[.$M$6];[.$N$5];IF(MOD([.D376];[.$M$10])&lt;[.$M$7];[.$N$6];IF(MOD([.D376];[.$M$10])&lt;[.$M$8];[.$N$7];IF(MOD([.D376];[.$M$10])&lt;[.$M$9];[.$N$8];IF(MOD([.D376];[.$M$10])&lt;[.$M$10];[.$N$9]))))))))" office:value-type="float" office:value="102400" calcext:value-type="float">
            <text:p>102400</text:p>
          </table:table-cell>
          <table:table-cell office:value-type="float" office:value="1443146963.03314" calcext:value-type="float">
            <text:p>1443146963.03314</text:p>
          </table:table-cell>
          <table:table-cell table:formula="of:=[.G376]-[.$B$2]" office:value-type="float" office:value="43.0329298973084" calcext:value-type="float">
            <text:p>43.0329298973</text:p>
          </table:table-cell>
          <table:table-cell table:formula="of:=[.C376]/([.H376]-[.H375])" office:value-type="float" office:value="50997.5915496525" calcext:value-type="float">
            <text:p>50997.5915496525</text:p>
          </table:table-cell>
          <table:table-cell table:formula="of:=[.G376]-[.$B376]" office:value-type="float" office:value="0.319689989089966" calcext:value-type="float">
            <text:p>0.3196899891</text:p>
          </table:table-cell>
          <table:table-cell table:number-columns-repeated="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3146962.75578" calcext:value-type="float">
            <text:p>1443146962.75578</text:p>
          </table:table-cell>
          <table:table-cell office:value-type="float" office:value="4320" calcext:value-type="float">
            <text:p>4320</text:p>
          </table:table-cell>
          <table:table-cell table:formula="of:=[.B377]-[.$B$2]" office:value-type="float" office:value="42.755569934845" calcext:value-type="float">
            <text:p>42.7555699348</text:p>
          </table:table-cell>
          <table:table-cell table:formula="of:=[.C377]/([.D377]-[.D376])" office:value-type="float" office:value="102055.21574812" calcext:value-type="float">
            <text:p>102055.21574812</text:p>
          </table:table-cell>
          <table:table-cell table:formula="of:=IF(MOD([.D377];[.$M$10])&lt;[.$M$3];[.$N$2];IF(MOD([.D377];[.$M$10])&lt;[.$M$4];[.$N$3];IF(MOD([.D377];[.$M$10])&lt;[.$M$5];[.$N$4];IF(MOD([.D377];[.$M$10])&lt;[.$M$6];[.$N$5];IF(MOD([.D377];[.$M$10])&lt;[.$M$7];[.$N$6];IF(MOD([.D377];[.$M$10])&lt;[.$M$8];[.$N$7];IF(MOD([.D377];[.$M$10])&lt;[.$M$9];[.$N$8];IF(MOD([.D377];[.$M$10])&lt;[.$M$10];[.$N$9]))))))))" office:value-type="float" office:value="102400" calcext:value-type="float">
            <text:p>102400</text:p>
          </table:table-cell>
          <table:table-cell office:value-type="float" office:value="1443146963.04756" calcext:value-type="float">
            <text:p>1443146963.04756</text:p>
          </table:table-cell>
          <table:table-cell table:formula="of:=[.G377]-[.$B$2]" office:value-type="float" office:value="43.0473499298096" calcext:value-type="float">
            <text:p>43.0473499298</text:p>
          </table:table-cell>
          <table:table-cell table:formula="of:=[.C377]/([.H377]-[.H376])" office:value-type="float" office:value="299583.2360041" calcext:value-type="float">
            <text:p>299583.2360041</text:p>
          </table:table-cell>
          <table:table-cell table:formula="of:=[.G377]-[.$B377]" office:value-type="float" office:value="0.2917799949646" calcext:value-type="float">
            <text:p>0.291779995</text:p>
          </table:table-cell>
          <table:table-cell table:number-columns-repeated="6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3146962.79812" calcext:value-type="float">
            <text:p>1443146962.79812</text:p>
          </table:table-cell>
          <table:table-cell office:value-type="float" office:value="4320" calcext:value-type="float">
            <text:p>4320</text:p>
          </table:table-cell>
          <table:table-cell table:formula="of:=[.B378]-[.$B$2]" office:value-type="float" office:value="42.7979099750519" calcext:value-type="float">
            <text:p>42.7979099751</text:p>
          </table:table-cell>
          <table:table-cell table:formula="of:=[.C378]/([.D378]-[.D377])" office:value-type="float" office:value="102031.079301976" calcext:value-type="float">
            <text:p>102031.079301976</text:p>
          </table:table-cell>
          <table:table-cell table:formula="of:=IF(MOD([.D378];[.$M$10])&lt;[.$M$3];[.$N$2];IF(MOD([.D378];[.$M$10])&lt;[.$M$4];[.$N$3];IF(MOD([.D378];[.$M$10])&lt;[.$M$5];[.$N$4];IF(MOD([.D378];[.$M$10])&lt;[.$M$6];[.$N$5];IF(MOD([.D378];[.$M$10])&lt;[.$M$7];[.$N$6];IF(MOD([.D378];[.$M$10])&lt;[.$M$8];[.$N$7];IF(MOD([.D378];[.$M$10])&lt;[.$M$9];[.$N$8];IF(MOD([.D378];[.$M$10])&lt;[.$M$10];[.$N$9]))))))))" office:value-type="float" office:value="102400" calcext:value-type="float">
            <text:p>102400</text:p>
          </table:table-cell>
          <table:table-cell office:value-type="float" office:value="1443146963.07553" calcext:value-type="float">
            <text:p>1443146963.07553</text:p>
          </table:table-cell>
          <table:table-cell table:formula="of:=[.G378]-[.$B$2]" office:value-type="float" office:value="43.0753200054169" calcext:value-type="float">
            <text:p>43.0753200054</text:p>
          </table:table-cell>
          <table:table-cell table:formula="of:=[.C378]/([.H378]-[.H377])" office:value-type="float" office:value="154450.780207135" calcext:value-type="float">
            <text:p>154450.780207135</text:p>
          </table:table-cell>
          <table:table-cell table:formula="of:=[.G378]-[.$B378]" office:value-type="float" office:value="0.27741003036499" calcext:value-type="float">
            <text:p>0.2774100304</text:p>
          </table:table-cell>
          <table:table-cell table:number-columns-repeated="6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3146962.84049" calcext:value-type="float">
            <text:p>1443146962.84049</text:p>
          </table:table-cell>
          <table:table-cell office:value-type="float" office:value="4320" calcext:value-type="float">
            <text:p>4320</text:p>
          </table:table-cell>
          <table:table-cell table:formula="of:=[.B379]-[.$B$2]" office:value-type="float" office:value="42.8402800559998" calcext:value-type="float">
            <text:p>42.840280056</text:p>
          </table:table-cell>
          <table:table-cell table:formula="of:=[.C379]/([.D379]-[.D378])" office:value-type="float" office:value="101958.73841531" calcext:value-type="float">
            <text:p>101958.73841531</text:p>
          </table:table-cell>
          <table:table-cell table:formula="of:=IF(MOD([.D379];[.$M$10])&lt;[.$M$3];[.$N$2];IF(MOD([.D379];[.$M$10])&lt;[.$M$4];[.$N$3];IF(MOD([.D379];[.$M$10])&lt;[.$M$5];[.$N$4];IF(MOD([.D379];[.$M$10])&lt;[.$M$6];[.$N$5];IF(MOD([.D379];[.$M$10])&lt;[.$M$7];[.$N$6];IF(MOD([.D379];[.$M$10])&lt;[.$M$8];[.$N$7];IF(MOD([.D379];[.$M$10])&lt;[.$M$9];[.$N$8];IF(MOD([.D379];[.$M$10])&lt;[.$M$10];[.$N$9]))))))))" office:value-type="float" office:value="102400" calcext:value-type="float">
            <text:p>102400</text:p>
          </table:table-cell>
          <table:table-cell office:value-type="float" office:value="1443146963.11776" calcext:value-type="float">
            <text:p>1443146963.11776</text:p>
          </table:table-cell>
          <table:table-cell table:formula="of:=[.G379]-[.$B$2]" office:value-type="float" office:value="43.1175498962402" calcext:value-type="float">
            <text:p>43.1175498962</text:p>
          </table:table-cell>
          <table:table-cell table:formula="of:=[.C379]/([.H379]-[.H378])" office:value-type="float" office:value="102297.209767114" calcext:value-type="float">
            <text:p>102297.209767114</text:p>
          </table:table-cell>
          <table:table-cell table:formula="of:=[.G379]-[.$B379]" office:value-type="float" office:value="0.277269840240479" calcext:value-type="float">
            <text:p>0.2772698402</text:p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3146962.88284" calcext:value-type="float">
            <text:p>1443146962.88284</text:p>
          </table:table-cell>
          <table:table-cell office:value-type="float" office:value="4320" calcext:value-type="float">
            <text:p>4320</text:p>
          </table:table-cell>
          <table:table-cell table:formula="of:=[.B380]-[.$B$2]" office:value-type="float" office:value="42.8826298713684" calcext:value-type="float">
            <text:p>42.8826298714</text:p>
          </table:table-cell>
          <table:table-cell table:formula="of:=[.C380]/([.D380]-[.D379])" office:value-type="float" office:value="102007.528542797" calcext:value-type="float">
            <text:p>102007.528542797</text:p>
          </table:table-cell>
          <table:table-cell table:formula="of:=IF(MOD([.D380];[.$M$10])&lt;[.$M$3];[.$N$2];IF(MOD([.D380];[.$M$10])&lt;[.$M$4];[.$N$3];IF(MOD([.D380];[.$M$10])&lt;[.$M$5];[.$N$4];IF(MOD([.D380];[.$M$10])&lt;[.$M$6];[.$N$5];IF(MOD([.D380];[.$M$10])&lt;[.$M$7];[.$N$6];IF(MOD([.D380];[.$M$10])&lt;[.$M$8];[.$N$7];IF(MOD([.D380];[.$M$10])&lt;[.$M$9];[.$N$8];IF(MOD([.D380];[.$M$10])&lt;[.$M$10];[.$N$9]))))))))" office:value-type="float" office:value="102400" calcext:value-type="float">
            <text:p>102400</text:p>
          </table:table-cell>
          <table:table-cell office:value-type="float" office:value="1443146963.16015" calcext:value-type="float">
            <text:p>1443146963.16015</text:p>
          </table:table-cell>
          <table:table-cell table:formula="of:=[.G380]-[.$B$2]" office:value-type="float" office:value="43.1599400043488" calcext:value-type="float">
            <text:p>43.1599400043</text:p>
          </table:table-cell>
          <table:table-cell table:formula="of:=[.C380]/([.H380]-[.H379])" office:value-type="float" office:value="101910.568119822" calcext:value-type="float">
            <text:p>101910.568119822</text:p>
          </table:table-cell>
          <table:table-cell table:formula="of:=[.G380]-[.$B380]" office:value-type="float" office:value="0.277310132980347" calcext:value-type="float">
            <text:p>0.277310133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3146962.92523" calcext:value-type="float">
            <text:p>1443146962.92523</text:p>
          </table:table-cell>
          <table:table-cell office:value-type="float" office:value="4320" calcext:value-type="float">
            <text:p>4320</text:p>
          </table:table-cell>
          <table:table-cell table:formula="of:=[.B381]-[.$B$2]" office:value-type="float" office:value="42.9250199794769" calcext:value-type="float">
            <text:p>42.9250199795</text:p>
          </table:table-cell>
          <table:table-cell table:formula="of:=[.C381]/([.D381]-[.D380])" office:value-type="float" office:value="101910.568119822" calcext:value-type="float">
            <text:p>101910.568119822</text:p>
          </table:table-cell>
          <table:table-cell table:formula="of:=IF(MOD([.D381];[.$M$10])&lt;[.$M$3];[.$N$2];IF(MOD([.D381];[.$M$10])&lt;[.$M$4];[.$N$3];IF(MOD([.D381];[.$M$10])&lt;[.$M$5];[.$N$4];IF(MOD([.D381];[.$M$10])&lt;[.$M$6];[.$N$5];IF(MOD([.D381];[.$M$10])&lt;[.$M$7];[.$N$6];IF(MOD([.D381];[.$M$10])&lt;[.$M$8];[.$N$7];IF(MOD([.D381];[.$M$10])&lt;[.$M$9];[.$N$8];IF(MOD([.D381];[.$M$10])&lt;[.$M$10];[.$N$9]))))))))" office:value-type="float" office:value="102400" calcext:value-type="float">
            <text:p>102400</text:p>
          </table:table-cell>
          <table:table-cell office:value-type="float" office:value="1443146963.20274" calcext:value-type="float">
            <text:p>1443146963.20274</text:p>
          </table:table-cell>
          <table:table-cell table:formula="of:=[.G381]-[.$B$2]" office:value-type="float" office:value="43.2025299072266" calcext:value-type="float">
            <text:p>43.2025299072</text:p>
          </table:table-cell>
          <table:table-cell table:formula="of:=[.C381]/([.H381]-[.H380])" office:value-type="float" office:value="101432.492400705" calcext:value-type="float">
            <text:p>101432.492400705</text:p>
          </table:table-cell>
          <table:table-cell table:formula="of:=[.G381]-[.$B381]" office:value-type="float" office:value="0.277509927749634" calcext:value-type="float">
            <text:p>0.2775099277</text:p>
          </table:table-cell>
          <table:table-cell table:number-columns-repeated="6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3146962.96757" calcext:value-type="float">
            <text:p>1443146962.96757</text:p>
          </table:table-cell>
          <table:table-cell office:value-type="float" office:value="4320" calcext:value-type="float">
            <text:p>4320</text:p>
          </table:table-cell>
          <table:table-cell table:formula="of:=[.B382]-[.$B$2]" office:value-type="float" office:value="42.9673600196838" calcext:value-type="float">
            <text:p>42.9673600197</text:p>
          </table:table-cell>
          <table:table-cell table:formula="of:=[.C382]/([.D382]-[.D381])" office:value-type="float" office:value="102031.079301976" calcext:value-type="float">
            <text:p>102031.079301976</text:p>
          </table:table-cell>
          <table:table-cell table:formula="of:=IF(MOD([.D382];[.$M$10])&lt;[.$M$3];[.$N$2];IF(MOD([.D382];[.$M$10])&lt;[.$M$4];[.$N$3];IF(MOD([.D382];[.$M$10])&lt;[.$M$5];[.$N$4];IF(MOD([.D382];[.$M$10])&lt;[.$M$6];[.$N$5];IF(MOD([.D382];[.$M$10])&lt;[.$M$7];[.$N$6];IF(MOD([.D382];[.$M$10])&lt;[.$M$8];[.$N$7];IF(MOD([.D382];[.$M$10])&lt;[.$M$9];[.$N$8];IF(MOD([.D382];[.$M$10])&lt;[.$M$10];[.$N$9]))))))))" office:value-type="float" office:value="102400" calcext:value-type="float">
            <text:p>102400</text:p>
          </table:table-cell>
          <table:table-cell office:value-type="float" office:value="1443146963.24612" calcext:value-type="float">
            <text:p>1443146963.24612</text:p>
          </table:table-cell>
          <table:table-cell table:formula="of:=[.G382]-[.$B$2]" office:value-type="float" office:value="43.2459099292755" calcext:value-type="float">
            <text:p>43.2459099293</text:p>
          </table:table-cell>
          <table:table-cell table:formula="of:=[.C382]/([.H382]-[.H381])" office:value-type="float" office:value="99585.0116241364" calcext:value-type="float">
            <text:p>99585.0116241364</text:p>
          </table:table-cell>
          <table:table-cell table:formula="of:=[.G382]-[.$B382]" office:value-type="float" office:value="0.278549909591675" calcext:value-type="float">
            <text:p>0.2785499096</text:p>
          </table:table-cell>
          <table:table-cell table:number-columns-repeated="6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3146963.0101" calcext:value-type="float">
            <text:p>1443146963.0101</text:p>
          </table:table-cell>
          <table:table-cell office:value-type="float" office:value="4320" calcext:value-type="float">
            <text:p>4320</text:p>
          </table:table-cell>
          <table:table-cell table:formula="of:=[.B383]-[.$B$2]" office:value-type="float" office:value="43.0098898410797" calcext:value-type="float">
            <text:p>43.0098898411</text:p>
          </table:table-cell>
          <table:table-cell table:formula="of:=[.C383]/([.D383]-[.D382])" office:value-type="float" office:value="101575.785136476" calcext:value-type="float">
            <text:p>101575.785136476</text:p>
          </table:table-cell>
          <table:table-cell table:formula="of:=IF(MOD([.D383];[.$M$10])&lt;[.$M$3];[.$N$2];IF(MOD([.D383];[.$M$10])&lt;[.$M$4];[.$N$3];IF(MOD([.D383];[.$M$10])&lt;[.$M$5];[.$N$4];IF(MOD([.D383];[.$M$10])&lt;[.$M$6];[.$N$5];IF(MOD([.D383];[.$M$10])&lt;[.$M$7];[.$N$6];IF(MOD([.D383];[.$M$10])&lt;[.$M$8];[.$N$7];IF(MOD([.D383];[.$M$10])&lt;[.$M$9];[.$N$8];IF(MOD([.D383];[.$M$10])&lt;[.$M$10];[.$N$9]))))))))" office:value-type="float" office:value="100000" calcext:value-type="float">
            <text:p>100000</text:p>
          </table:table-cell>
          <table:table-cell office:value-type="float" office:value="1443146963.28932" calcext:value-type="float">
            <text:p>1443146963.28932</text:p>
          </table:table-cell>
          <table:table-cell table:formula="of:=[.G383]-[.$B$2]" office:value-type="float" office:value="43.2891099452972" calcext:value-type="float">
            <text:p>43.2891099453</text:p>
          </table:table-cell>
          <table:table-cell table:formula="of:=[.C383]/([.H383]-[.H382])" office:value-type="float" office:value="99999.9629126792" calcext:value-type="float">
            <text:p>99999.9629126792</text:p>
          </table:table-cell>
          <table:table-cell table:formula="of:=[.G383]-[.$B383]" office:value-type="float" office:value="0.279220104217529" calcext:value-type="float">
            <text:p>0.2792201042</text:p>
          </table:table-cell>
          <table:table-cell table:number-columns-repeated="6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3146963.05344" calcext:value-type="float">
            <text:p>1443146963.05344</text:p>
          </table:table-cell>
          <table:table-cell office:value-type="float" office:value="4320" calcext:value-type="float">
            <text:p>4320</text:p>
          </table:table-cell>
          <table:table-cell table:formula="of:=[.B384]-[.$B$2]" office:value-type="float" office:value="43.053230047226" calcext:value-type="float">
            <text:p>43.0532300472</text:p>
          </table:table-cell>
          <table:table-cell table:formula="of:=[.C384]/([.D384]-[.D383])" office:value-type="float" office:value="99676.498663234" calcext:value-type="float">
            <text:p>99676.498663234</text:p>
          </table:table-cell>
          <table:table-cell table:formula="of:=IF(MOD([.D384];[.$M$10])&lt;[.$M$3];[.$N$2];IF(MOD([.D384];[.$M$10])&lt;[.$M$4];[.$N$3];IF(MOD([.D384];[.$M$10])&lt;[.$M$5];[.$N$4];IF(MOD([.D384];[.$M$10])&lt;[.$M$6];[.$N$5];IF(MOD([.D384];[.$M$10])&lt;[.$M$7];[.$N$6];IF(MOD([.D384];[.$M$10])&lt;[.$M$8];[.$N$7];IF(MOD([.D384];[.$M$10])&lt;[.$M$9];[.$N$8];IF(MOD([.D384];[.$M$10])&lt;[.$M$10];[.$N$9]))))))))" office:value-type="float" office:value="100000" calcext:value-type="float">
            <text:p>100000</text:p>
          </table:table-cell>
          <table:table-cell office:value-type="float" office:value="1443146963.33276" calcext:value-type="float">
            <text:p>1443146963.33276</text:p>
          </table:table-cell>
          <table:table-cell table:formula="of:=[.G384]-[.$B$2]" office:value-type="float" office:value="43.3325500488281" calcext:value-type="float">
            <text:p>43.3325500488</text:p>
          </table:table-cell>
          <table:table-cell table:formula="of:=[.C384]/([.H384]-[.H383])" office:value-type="float" office:value="99447.2767987003" calcext:value-type="float">
            <text:p>99447.2767987003</text:p>
          </table:table-cell>
          <table:table-cell table:formula="of:=[.G384]-[.$B384]" office:value-type="float" office:value="0.279320001602173" calcext:value-type="float">
            <text:p>0.2793200016</text:p>
          </table:table-cell>
          <table:table-cell table:number-columns-repeated="6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3146963.0968" calcext:value-type="float">
            <text:p>1443146963.0968</text:p>
          </table:table-cell>
          <table:table-cell office:value-type="float" office:value="4320" calcext:value-type="float">
            <text:p>4320</text:p>
          </table:table-cell>
          <table:table-cell table:formula="of:=[.B385]-[.$B$2]" office:value-type="float" office:value="43.0965900421143" calcext:value-type="float">
            <text:p>43.0965900421</text:p>
          </table:table-cell>
          <table:table-cell table:formula="of:=[.C385]/([.D385]-[.D384])" office:value-type="float" office:value="99631.0080554257" calcext:value-type="float">
            <text:p>99631.0080554257</text:p>
          </table:table-cell>
          <table:table-cell table:formula="of:=IF(MOD([.D385];[.$M$10])&lt;[.$M$3];[.$N$2];IF(MOD([.D385];[.$M$10])&lt;[.$M$4];[.$N$3];IF(MOD([.D385];[.$M$10])&lt;[.$M$5];[.$N$4];IF(MOD([.D385];[.$M$10])&lt;[.$M$6];[.$N$5];IF(MOD([.D385];[.$M$10])&lt;[.$M$7];[.$N$6];IF(MOD([.D385];[.$M$10])&lt;[.$M$8];[.$N$7];IF(MOD([.D385];[.$M$10])&lt;[.$M$9];[.$N$8];IF(MOD([.D385];[.$M$10])&lt;[.$M$10];[.$N$9]))))))))" office:value-type="float" office:value="100000" calcext:value-type="float">
            <text:p>100000</text:p>
          </table:table-cell>
          <table:table-cell office:value-type="float" office:value="1443146963.37604" calcext:value-type="float">
            <text:p>1443146963.37604</text:p>
          </table:table-cell>
          <table:table-cell table:formula="of:=[.G385]-[.$B$2]" office:value-type="float" office:value="43.3758299350739" calcext:value-type="float">
            <text:p>43.3758299351</text:p>
          </table:table-cell>
          <table:table-cell table:formula="of:=[.C385]/([.H385]-[.H384])" office:value-type="float" office:value="99815.4194646585" calcext:value-type="float">
            <text:p>99815.4194646585</text:p>
          </table:table-cell>
          <table:table-cell table:formula="of:=[.G385]-[.$B385]" office:value-type="float" office:value="0.279239892959595" calcext:value-type="float">
            <text:p>0.279239893</text:p>
          </table:table-cell>
          <table:table-cell table:number-columns-repeated="6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3146963.14018" calcext:value-type="float">
            <text:p>1443146963.14018</text:p>
          </table:table-cell>
          <table:table-cell office:value-type="float" office:value="4320" calcext:value-type="float">
            <text:p>4320</text:p>
          </table:table-cell>
          <table:table-cell table:formula="of:=[.B386]-[.$B$2]" office:value-type="float" office:value="43.1399700641632" calcext:value-type="float">
            <text:p>43.1399700642</text:p>
          </table:table-cell>
          <table:table-cell table:formula="of:=[.C386]/([.D386]-[.D385])" office:value-type="float" office:value="99585.0116241364" calcext:value-type="float">
            <text:p>99585.0116241364</text:p>
          </table:table-cell>
          <table:table-cell table:formula="of:=IF(MOD([.D386];[.$M$10])&lt;[.$M$3];[.$N$2];IF(MOD([.D386];[.$M$10])&lt;[.$M$4];[.$N$3];IF(MOD([.D386];[.$M$10])&lt;[.$M$5];[.$N$4];IF(MOD([.D386];[.$M$10])&lt;[.$M$6];[.$N$5];IF(MOD([.D386];[.$M$10])&lt;[.$M$7];[.$N$6];IF(MOD([.D386];[.$M$10])&lt;[.$M$8];[.$N$7];IF(MOD([.D386];[.$M$10])&lt;[.$M$9];[.$N$8];IF(MOD([.D386];[.$M$10])&lt;[.$M$10];[.$N$9]))))))))" office:value-type="float" office:value="100000" calcext:value-type="float">
            <text:p>100000</text:p>
          </table:table-cell>
          <table:table-cell office:value-type="float" office:value="1443146963.41937" calcext:value-type="float">
            <text:p>1443146963.41937</text:p>
          </table:table-cell>
          <table:table-cell table:formula="of:=[.G386]-[.$B$2]" office:value-type="float" office:value="43.4191598892212" calcext:value-type="float">
            <text:p>43.4191598892</text:p>
          </table:table-cell>
          <table:table-cell table:formula="of:=[.C386]/([.H386]-[.H385])" office:value-type="float" office:value="99700.0824258965" calcext:value-type="float">
            <text:p>99700.0824258965</text:p>
          </table:table-cell>
          <table:table-cell table:formula="of:=[.G386]-[.$B386]" office:value-type="float" office:value="0.279189825057983" calcext:value-type="float">
            <text:p>0.2791898251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3146963.18353" calcext:value-type="float">
            <text:p>1443146963.18353</text:p>
          </table:table-cell>
          <table:table-cell office:value-type="float" office:value="4320" calcext:value-type="float">
            <text:p>4320</text:p>
          </table:table-cell>
          <table:table-cell table:formula="of:=[.B387]-[.$B$2]" office:value-type="float" office:value="43.1833200454712" calcext:value-type="float">
            <text:p>43.1833200455</text:p>
          </table:table-cell>
          <table:table-cell table:formula="of:=[.C387]/([.D387]-[.D386])" office:value-type="float" office:value="99654.0222084115" calcext:value-type="float">
            <text:p>99654.0222084115</text:p>
          </table:table-cell>
          <table:table-cell table:formula="of:=IF(MOD([.D387];[.$M$10])&lt;[.$M$3];[.$N$2];IF(MOD([.D387];[.$M$10])&lt;[.$M$4];[.$N$3];IF(MOD([.D387];[.$M$10])&lt;[.$M$5];[.$N$4];IF(MOD([.D387];[.$M$10])&lt;[.$M$6];[.$N$5];IF(MOD([.D387];[.$M$10])&lt;[.$M$7];[.$N$6];IF(MOD([.D387];[.$M$10])&lt;[.$M$8];[.$N$7];IF(MOD([.D387];[.$M$10])&lt;[.$M$9];[.$N$8];IF(MOD([.D387];[.$M$10])&lt;[.$M$10];[.$N$9]))))))))" office:value-type="float" office:value="100000" calcext:value-type="float">
            <text:p>100000</text:p>
          </table:table-cell>
          <table:table-cell office:value-type="float" office:value="1443146963.46278" calcext:value-type="float">
            <text:p>1443146963.46278</text:p>
          </table:table-cell>
          <table:table-cell table:formula="of:=[.G387]-[.$B$2]" office:value-type="float" office:value="43.4625699520111" calcext:value-type="float">
            <text:p>43.462569952</text:p>
          </table:table-cell>
          <table:table-cell table:formula="of:=[.C387]/([.H387]-[.H386])" office:value-type="float" office:value="99516.096553618" calcext:value-type="float">
            <text:p>99516.096553618</text:p>
          </table:table-cell>
          <table:table-cell table:formula="of:=[.G387]-[.$B387]" office:value-type="float" office:value="0.279249906539917" calcext:value-type="float">
            <text:p>0.2792499065</text:p>
          </table:table-cell>
          <table:table-cell table:number-columns-repeated="6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3146963.22687" calcext:value-type="float">
            <text:p>1443146963.22687</text:p>
          </table:table-cell>
          <table:table-cell office:value-type="float" office:value="4320" calcext:value-type="float">
            <text:p>4320</text:p>
          </table:table-cell>
          <table:table-cell table:formula="of:=[.B388]-[.$B$2]" office:value-type="float" office:value="43.2266600131989" calcext:value-type="float">
            <text:p>43.2266600132</text:p>
          </table:table-cell>
          <table:table-cell table:formula="of:=[.C388]/([.D388]-[.D387])" office:value-type="float" office:value="99677.0469961107" calcext:value-type="float">
            <text:p>99677.0469961107</text:p>
          </table:table-cell>
          <table:table-cell table:formula="of:=IF(MOD([.D388];[.$M$10])&lt;[.$M$3];[.$N$2];IF(MOD([.D388];[.$M$10])&lt;[.$M$4];[.$N$3];IF(MOD([.D388];[.$M$10])&lt;[.$M$5];[.$N$4];IF(MOD([.D388];[.$M$10])&lt;[.$M$6];[.$N$5];IF(MOD([.D388];[.$M$10])&lt;[.$M$7];[.$N$6];IF(MOD([.D388];[.$M$10])&lt;[.$M$8];[.$N$7];IF(MOD([.D388];[.$M$10])&lt;[.$M$9];[.$N$8];IF(MOD([.D388];[.$M$10])&lt;[.$M$10];[.$N$9]))))))))" office:value-type="float" office:value="100000" calcext:value-type="float">
            <text:p>100000</text:p>
          </table:table-cell>
          <table:table-cell office:value-type="float" office:value="1443146963.50601" calcext:value-type="float">
            <text:p>1443146963.50601</text:p>
          </table:table-cell>
          <table:table-cell table:formula="of:=[.G388]-[.$B$2]" office:value-type="float" office:value="43.5058000087738" calcext:value-type="float">
            <text:p>43.5058000088</text:p>
          </table:table-cell>
          <table:table-cell table:formula="of:=[.C388]/([.H388]-[.H387])" office:value-type="float" office:value="99930.4725347452" calcext:value-type="float">
            <text:p>99930.4725347452</text:p>
          </table:table-cell>
          <table:table-cell table:formula="of:=[.G388]-[.$B388]" office:value-type="float" office:value="0.279139995574951" calcext:value-type="float">
            <text:p>0.2791399956</text:p>
          </table:table-cell>
          <table:table-cell table:number-columns-repeated="6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3146963.27022" calcext:value-type="float">
            <text:p>1443146963.27022</text:p>
          </table:table-cell>
          <table:table-cell office:value-type="float" office:value="4320" calcext:value-type="float">
            <text:p>4320</text:p>
          </table:table-cell>
          <table:table-cell table:formula="of:=[.B389]-[.$B$2]" office:value-type="float" office:value="43.2700099945068" calcext:value-type="float">
            <text:p>43.2700099945</text:p>
          </table:table-cell>
          <table:table-cell table:formula="of:=[.C389]/([.D389]-[.D388])" office:value-type="float" office:value="99654.0222084115" calcext:value-type="float">
            <text:p>99654.0222084115</text:p>
          </table:table-cell>
          <table:table-cell table:formula="of:=IF(MOD([.D389];[.$M$10])&lt;[.$M$3];[.$N$2];IF(MOD([.D389];[.$M$10])&lt;[.$M$4];[.$N$3];IF(MOD([.D389];[.$M$10])&lt;[.$M$5];[.$N$4];IF(MOD([.D389];[.$M$10])&lt;[.$M$6];[.$N$5];IF(MOD([.D389];[.$M$10])&lt;[.$M$7];[.$N$6];IF(MOD([.D389];[.$M$10])&lt;[.$M$8];[.$N$7];IF(MOD([.D389];[.$M$10])&lt;[.$M$9];[.$N$8];IF(MOD([.D389];[.$M$10])&lt;[.$M$10];[.$N$9]))))))))" office:value-type="float" office:value="100000" calcext:value-type="float">
            <text:p>100000</text:p>
          </table:table-cell>
          <table:table-cell office:value-type="float" office:value="1443146963.5494" calcext:value-type="float">
            <text:p>1443146963.5494</text:p>
          </table:table-cell>
          <table:table-cell table:formula="of:=[.G389]-[.$B$2]" office:value-type="float" office:value="43.5491900444031" calcext:value-type="float">
            <text:p>43.5491900444</text:p>
          </table:table-cell>
          <table:table-cell table:formula="of:=[.C389]/([.H389]-[.H388])" office:value-type="float" office:value="99562.0293311208" calcext:value-type="float">
            <text:p>99562.0293311208</text:p>
          </table:table-cell>
          <table:table-cell table:formula="of:=[.G389]-[.$B389]" office:value-type="float" office:value="0.27918004989624" calcext:value-type="float">
            <text:p>0.2791800499</text:p>
          </table:table-cell>
          <table:table-cell table:number-columns-repeated="6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3146963.31358" calcext:value-type="float">
            <text:p>1443146963.31358</text:p>
          </table:table-cell>
          <table:table-cell office:value-type="float" office:value="4320" calcext:value-type="float">
            <text:p>4320</text:p>
          </table:table-cell>
          <table:table-cell table:formula="of:=[.B390]-[.$B$2]" office:value-type="float" office:value="43.3133699893951" calcext:value-type="float">
            <text:p>43.3133699894</text:p>
          </table:table-cell>
          <table:table-cell table:formula="of:=[.C390]/([.D390]-[.D389])" office:value-type="float" office:value="99631.0080554257" calcext:value-type="float">
            <text:p>99631.0080554257</text:p>
          </table:table-cell>
          <table:table-cell table:formula="of:=IF(MOD([.D390];[.$M$10])&lt;[.$M$3];[.$N$2];IF(MOD([.D390];[.$M$10])&lt;[.$M$4];[.$N$3];IF(MOD([.D390];[.$M$10])&lt;[.$M$5];[.$N$4];IF(MOD([.D390];[.$M$10])&lt;[.$M$6];[.$N$5];IF(MOD([.D390];[.$M$10])&lt;[.$M$7];[.$N$6];IF(MOD([.D390];[.$M$10])&lt;[.$M$8];[.$N$7];IF(MOD([.D390];[.$M$10])&lt;[.$M$9];[.$N$8];IF(MOD([.D390];[.$M$10])&lt;[.$M$10];[.$N$9]))))))))" office:value-type="float" office:value="100000" calcext:value-type="float">
            <text:p>100000</text:p>
          </table:table-cell>
          <table:table-cell office:value-type="float" office:value="1443146963.59274" calcext:value-type="float">
            <text:p>1443146963.59274</text:p>
          </table:table-cell>
          <table:table-cell table:formula="of:=[.G390]-[.$B$2]" office:value-type="float" office:value="43.5925300121307" calcext:value-type="float">
            <text:p>43.5925300121</text:p>
          </table:table-cell>
          <table:table-cell table:formula="of:=[.C390]/([.H390]-[.H389])" office:value-type="float" office:value="99677.0469961107" calcext:value-type="float">
            <text:p>99677.0469961107</text:p>
          </table:table-cell>
          <table:table-cell table:formula="of:=[.G390]-[.$B390]" office:value-type="float" office:value="0.279160022735596" calcext:value-type="float">
            <text:p>0.2791600227</text:p>
          </table:table-cell>
          <table:table-cell table:number-columns-repeated="6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3146963.35692" calcext:value-type="float">
            <text:p>1443146963.35692</text:p>
          </table:table-cell>
          <table:table-cell office:value-type="float" office:value="4320" calcext:value-type="float">
            <text:p>4320</text:p>
          </table:table-cell>
          <table:table-cell table:formula="of:=[.B391]-[.$B$2]" office:value-type="float" office:value="43.3567099571228" calcext:value-type="float">
            <text:p>43.3567099571</text:p>
          </table:table-cell>
          <table:table-cell table:formula="of:=[.C391]/([.D391]-[.D390])" office:value-type="float" office:value="99677.0469961107" calcext:value-type="float">
            <text:p>99677.0469961107</text:p>
          </table:table-cell>
          <table:table-cell table:formula="of:=IF(MOD([.D391];[.$M$10])&lt;[.$M$3];[.$N$2];IF(MOD([.D391];[.$M$10])&lt;[.$M$4];[.$N$3];IF(MOD([.D391];[.$M$10])&lt;[.$M$5];[.$N$4];IF(MOD([.D391];[.$M$10])&lt;[.$M$6];[.$N$5];IF(MOD([.D391];[.$M$10])&lt;[.$M$7];[.$N$6];IF(MOD([.D391];[.$M$10])&lt;[.$M$8];[.$N$7];IF(MOD([.D391];[.$M$10])&lt;[.$M$9];[.$N$8];IF(MOD([.D391];[.$M$10])&lt;[.$M$10];[.$N$9]))))))))" office:value-type="float" office:value="100000" calcext:value-type="float">
            <text:p>100000</text:p>
          </table:table-cell>
          <table:table-cell office:value-type="float" office:value="1443146963.63608" calcext:value-type="float">
            <text:p>1443146963.63608</text:p>
          </table:table-cell>
          <table:table-cell table:formula="of:=[.G391]-[.$B$2]" office:value-type="float" office:value="43.6358699798584" calcext:value-type="float">
            <text:p>43.6358699799</text:p>
          </table:table-cell>
          <table:table-cell table:formula="of:=[.C391]/([.H391]-[.H390])" office:value-type="float" office:value="99677.0469961107" calcext:value-type="float">
            <text:p>99677.0469961107</text:p>
          </table:table-cell>
          <table:table-cell table:formula="of:=[.G391]-[.$B391]" office:value-type="float" office:value="0.279160022735596" calcext:value-type="float">
            <text:p>0.2791600227</text:p>
          </table:table-cell>
          <table:table-cell table:number-columns-repeated="6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3146963.40026" calcext:value-type="float">
            <text:p>1443146963.40026</text:p>
          </table:table-cell>
          <table:table-cell office:value-type="float" office:value="4320" calcext:value-type="float">
            <text:p>4320</text:p>
          </table:table-cell>
          <table:table-cell table:formula="of:=[.B392]-[.$B$2]" office:value-type="float" office:value="43.4000499248505" calcext:value-type="float">
            <text:p>43.4000499249</text:p>
          </table:table-cell>
          <table:table-cell table:formula="of:=[.C392]/([.D392]-[.D391])" office:value-type="float" office:value="99677.0469961107" calcext:value-type="float">
            <text:p>99677.0469961107</text:p>
          </table:table-cell>
          <table:table-cell table:formula="of:=IF(MOD([.D392];[.$M$10])&lt;[.$M$3];[.$N$2];IF(MOD([.D392];[.$M$10])&lt;[.$M$4];[.$N$3];IF(MOD([.D392];[.$M$10])&lt;[.$M$5];[.$N$4];IF(MOD([.D392];[.$M$10])&lt;[.$M$6];[.$N$5];IF(MOD([.D392];[.$M$10])&lt;[.$M$7];[.$N$6];IF(MOD([.D392];[.$M$10])&lt;[.$M$8];[.$N$7];IF(MOD([.D392];[.$M$10])&lt;[.$M$9];[.$N$8];IF(MOD([.D392];[.$M$10])&lt;[.$M$10];[.$N$9]))))))))" office:value-type="float" office:value="100000" calcext:value-type="float">
            <text:p>100000</text:p>
          </table:table-cell>
          <table:table-cell office:value-type="float" office:value="1443146963.67946" calcext:value-type="float">
            <text:p>1443146963.67946</text:p>
          </table:table-cell>
          <table:table-cell table:formula="of:=[.G392]-[.$B$2]" office:value-type="float" office:value="43.6792500019074" calcext:value-type="float">
            <text:p>43.6792500019</text:p>
          </table:table-cell>
          <table:table-cell table:formula="of:=[.C392]/([.H392]-[.H391])" office:value-type="float" office:value="99585.0116241364" calcext:value-type="float">
            <text:p>99585.0116241364</text:p>
          </table:table-cell>
          <table:table-cell table:formula="of:=[.G392]-[.$B392]" office:value-type="float" office:value="0.279200077056885" calcext:value-type="float">
            <text:p>0.2792000771</text:p>
          </table:table-cell>
          <table:table-cell table:number-columns-repeated="6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3146963.44362" calcext:value-type="float">
            <text:p>1443146963.44362</text:p>
          </table:table-cell>
          <table:table-cell office:value-type="float" office:value="4320" calcext:value-type="float">
            <text:p>4320</text:p>
          </table:table-cell>
          <table:table-cell table:formula="of:=[.B393]-[.$B$2]" office:value-type="float" office:value="43.4434099197388" calcext:value-type="float">
            <text:p>43.4434099197</text:p>
          </table:table-cell>
          <table:table-cell table:formula="of:=[.C393]/([.D393]-[.D392])" office:value-type="float" office:value="99631.0080554257" calcext:value-type="float">
            <text:p>99631.0080554257</text:p>
          </table:table-cell>
          <table:table-cell table:formula="of:=IF(MOD([.D393];[.$M$10])&lt;[.$M$3];[.$N$2];IF(MOD([.D393];[.$M$10])&lt;[.$M$4];[.$N$3];IF(MOD([.D393];[.$M$10])&lt;[.$M$5];[.$N$4];IF(MOD([.D393];[.$M$10])&lt;[.$M$6];[.$N$5];IF(MOD([.D393];[.$M$10])&lt;[.$M$7];[.$N$6];IF(MOD([.D393];[.$M$10])&lt;[.$M$8];[.$N$7];IF(MOD([.D393];[.$M$10])&lt;[.$M$9];[.$N$8];IF(MOD([.D393];[.$M$10])&lt;[.$M$10];[.$N$9]))))))))" office:value-type="float" office:value="100000" calcext:value-type="float">
            <text:p>100000</text:p>
          </table:table-cell>
          <table:table-cell office:value-type="float" office:value="1443146963.72277" calcext:value-type="float">
            <text:p>1443146963.72277</text:p>
          </table:table-cell>
          <table:table-cell table:formula="of:=[.G393]-[.$B$2]" office:value-type="float" office:value="43.722559928894" calcext:value-type="float">
            <text:p>43.7225599289</text:p>
          </table:table-cell>
          <table:table-cell table:formula="of:=[.C393]/([.H393]-[.H392])" office:value-type="float" office:value="99746.185241254" calcext:value-type="float">
            <text:p>99746.185241254</text:p>
          </table:table-cell>
          <table:table-cell table:formula="of:=[.G393]-[.$B393]" office:value-type="float" office:value="0.279150009155273" calcext:value-type="float">
            <text:p>0.2791500092</text:p>
          </table:table-cell>
          <table:table-cell table:number-columns-repeated="6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3146963.48698" calcext:value-type="float">
            <text:p>1443146963.48698</text:p>
          </table:table-cell>
          <table:table-cell office:value-type="float" office:value="4320" calcext:value-type="float">
            <text:p>4320</text:p>
          </table:table-cell>
          <table:table-cell table:formula="of:=[.B394]-[.$B$2]" office:value-type="float" office:value="43.4867699146271" calcext:value-type="float">
            <text:p>43.4867699146</text:p>
          </table:table-cell>
          <table:table-cell table:formula="of:=[.C394]/([.D394]-[.D393])" office:value-type="float" office:value="99631.0080554257" calcext:value-type="float">
            <text:p>99631.0080554257</text:p>
          </table:table-cell>
          <table:table-cell table:formula="of:=IF(MOD([.D394];[.$M$10])&lt;[.$M$3];[.$N$2];IF(MOD([.D394];[.$M$10])&lt;[.$M$4];[.$N$3];IF(MOD([.D394];[.$M$10])&lt;[.$M$5];[.$N$4];IF(MOD([.D394];[.$M$10])&lt;[.$M$6];[.$N$5];IF(MOD([.D394];[.$M$10])&lt;[.$M$7];[.$N$6];IF(MOD([.D394];[.$M$10])&lt;[.$M$8];[.$N$7];IF(MOD([.D394];[.$M$10])&lt;[.$M$9];[.$N$8];IF(MOD([.D394];[.$M$10])&lt;[.$M$10];[.$N$9]))))))))" office:value-type="float" office:value="100000" calcext:value-type="float">
            <text:p>100000</text:p>
          </table:table-cell>
          <table:table-cell office:value-type="float" office:value="1443146963.76618" calcext:value-type="float">
            <text:p>1443146963.76618</text:p>
          </table:table-cell>
          <table:table-cell table:formula="of:=[.G394]-[.$B$2]" office:value-type="float" office:value="43.765969991684" calcext:value-type="float">
            <text:p>43.7659699917</text:p>
          </table:table-cell>
          <table:table-cell table:formula="of:=[.C394]/([.H394]-[.H393])" office:value-type="float" office:value="99516.096553618" calcext:value-type="float">
            <text:p>99516.096553618</text:p>
          </table:table-cell>
          <table:table-cell table:formula="of:=[.G394]-[.$B394]" office:value-type="float" office:value="0.279200077056885" calcext:value-type="float">
            <text:p>0.2792000771</text:p>
          </table:table-cell>
          <table:table-cell table:number-columns-repeated="6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3146963.53034" calcext:value-type="float">
            <text:p>1443146963.53034</text:p>
          </table:table-cell>
          <table:table-cell office:value-type="float" office:value="4320" calcext:value-type="float">
            <text:p>4320</text:p>
          </table:table-cell>
          <table:table-cell table:formula="of:=[.B395]-[.$B$2]" office:value-type="float" office:value="43.5301299095154" calcext:value-type="float">
            <text:p>43.5301299095</text:p>
          </table:table-cell>
          <table:table-cell table:formula="of:=[.C395]/([.D395]-[.D394])" office:value-type="float" office:value="99631.0080554257" calcext:value-type="float">
            <text:p>99631.0080554257</text:p>
          </table:table-cell>
          <table:table-cell table:formula="of:=IF(MOD([.D395];[.$M$10])&lt;[.$M$3];[.$N$2];IF(MOD([.D395];[.$M$10])&lt;[.$M$4];[.$N$3];IF(MOD([.D395];[.$M$10])&lt;[.$M$5];[.$N$4];IF(MOD([.D395];[.$M$10])&lt;[.$M$6];[.$N$5];IF(MOD([.D395];[.$M$10])&lt;[.$M$7];[.$N$6];IF(MOD([.D395];[.$M$10])&lt;[.$M$8];[.$N$7];IF(MOD([.D395];[.$M$10])&lt;[.$M$9];[.$N$8];IF(MOD([.D395];[.$M$10])&lt;[.$M$10];[.$N$9]))))))))" office:value-type="float" office:value="100000" calcext:value-type="float">
            <text:p>100000</text:p>
          </table:table-cell>
          <table:table-cell office:value-type="float" office:value="1443146963.80953" calcext:value-type="float">
            <text:p>1443146963.80953</text:p>
          </table:table-cell>
          <table:table-cell table:formula="of:=[.G395]-[.$B$2]" office:value-type="float" office:value="43.809319972992" calcext:value-type="float">
            <text:p>43.809319973</text:p>
          </table:table-cell>
          <table:table-cell table:formula="of:=[.C395]/([.H395]-[.H394])" office:value-type="float" office:value="99654.0222084115" calcext:value-type="float">
            <text:p>99654.0222084115</text:p>
          </table:table-cell>
          <table:table-cell table:formula="of:=[.G395]-[.$B395]" office:value-type="float" office:value="0.279190063476562" calcext:value-type="float">
            <text:p>0.2791900635</text:p>
          </table:table-cell>
          <table:table-cell table:number-columns-repeated="6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3146963.57373" calcext:value-type="float">
            <text:p>1443146963.57373</text:p>
          </table:table-cell>
          <table:table-cell office:value-type="float" office:value="4320" calcext:value-type="float">
            <text:p>4320</text:p>
          </table:table-cell>
          <table:table-cell table:formula="of:=[.B396]-[.$B$2]" office:value-type="float" office:value="43.5735199451447" calcext:value-type="float">
            <text:p>43.5735199451</text:p>
          </table:table-cell>
          <table:table-cell table:formula="of:=[.C396]/([.D396]-[.D395])" office:value-type="float" office:value="99562.0293311208" calcext:value-type="float">
            <text:p>99562.0293311208</text:p>
          </table:table-cell>
          <table:table-cell table:formula="of:=IF(MOD([.D396];[.$M$10])&lt;[.$M$3];[.$N$2];IF(MOD([.D396];[.$M$10])&lt;[.$M$4];[.$N$3];IF(MOD([.D396];[.$M$10])&lt;[.$M$5];[.$N$4];IF(MOD([.D396];[.$M$10])&lt;[.$M$6];[.$N$5];IF(MOD([.D396];[.$M$10])&lt;[.$M$7];[.$N$6];IF(MOD([.D396];[.$M$10])&lt;[.$M$8];[.$N$7];IF(MOD([.D396];[.$M$10])&lt;[.$M$9];[.$N$8];IF(MOD([.D396];[.$M$10])&lt;[.$M$10];[.$N$9]))))))))" office:value-type="float" office:value="100000" calcext:value-type="float">
            <text:p>100000</text:p>
          </table:table-cell>
          <table:table-cell office:value-type="float" office:value="1443146963.85285" calcext:value-type="float">
            <text:p>1443146963.85285</text:p>
          </table:table-cell>
          <table:table-cell table:formula="of:=[.G396]-[.$B$2]" office:value-type="float" office:value="43.852639913559" calcext:value-type="float">
            <text:p>43.8526399136</text:p>
          </table:table-cell>
          <table:table-cell table:formula="of:=[.C396]/([.H396]-[.H395])" office:value-type="float" office:value="99723.1285051487" calcext:value-type="float">
            <text:p>99723.1285051487</text:p>
          </table:table-cell>
          <table:table-cell table:formula="of:=[.G396]-[.$B396]" office:value-type="float" office:value="0.279119968414307" calcext:value-type="float">
            <text:p>0.2791199684</text:p>
          </table:table-cell>
          <table:table-cell table:number-columns-repeated="6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3146963.61708" calcext:value-type="float">
            <text:p>1443146963.61708</text:p>
          </table:table-cell>
          <table:table-cell office:value-type="float" office:value="4320" calcext:value-type="float">
            <text:p>4320</text:p>
          </table:table-cell>
          <table:table-cell table:formula="of:=[.B397]-[.$B$2]" office:value-type="float" office:value="43.6168699264526" calcext:value-type="float">
            <text:p>43.6168699265</text:p>
          </table:table-cell>
          <table:table-cell table:formula="of:=[.C397]/([.D397]-[.D396])" office:value-type="float" office:value="99654.0222084115" calcext:value-type="float">
            <text:p>99654.0222084115</text:p>
          </table:table-cell>
          <table:table-cell table:formula="of:=IF(MOD([.D397];[.$M$10])&lt;[.$M$3];[.$N$2];IF(MOD([.D397];[.$M$10])&lt;[.$M$4];[.$N$3];IF(MOD([.D397];[.$M$10])&lt;[.$M$5];[.$N$4];IF(MOD([.D397];[.$M$10])&lt;[.$M$6];[.$N$5];IF(MOD([.D397];[.$M$10])&lt;[.$M$7];[.$N$6];IF(MOD([.D397];[.$M$10])&lt;[.$M$8];[.$N$7];IF(MOD([.D397];[.$M$10])&lt;[.$M$9];[.$N$8];IF(MOD([.D397];[.$M$10])&lt;[.$M$10];[.$N$9]))))))))" office:value-type="float" office:value="100000" calcext:value-type="float">
            <text:p>100000</text:p>
          </table:table-cell>
          <table:table-cell office:value-type="float" office:value="1443146963.89619" calcext:value-type="float">
            <text:p>1443146963.89619</text:p>
          </table:table-cell>
          <table:table-cell table:formula="of:=[.G397]-[.$B$2]" office:value-type="float" office:value="43.8959798812866" calcext:value-type="float">
            <text:p>43.8959798813</text:p>
          </table:table-cell>
          <table:table-cell table:formula="of:=[.C397]/([.H397]-[.H396])" office:value-type="float" office:value="99677.0469961107" calcext:value-type="float">
            <text:p>99677.0469961107</text:p>
          </table:table-cell>
          <table:table-cell table:formula="of:=[.G397]-[.$B397]" office:value-type="float" office:value="0.279109954833984" calcext:value-type="float">
            <text:p>0.2791099548</text:p>
          </table:table-cell>
          <table:table-cell table:number-columns-repeated="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3146963.66043" calcext:value-type="float">
            <text:p>1443146963.66043</text:p>
          </table:table-cell>
          <table:table-cell office:value-type="float" office:value="4320" calcext:value-type="float">
            <text:p>4320</text:p>
          </table:table-cell>
          <table:table-cell table:formula="of:=[.B398]-[.$B$2]" office:value-type="float" office:value="43.6602199077606" calcext:value-type="float">
            <text:p>43.6602199078</text:p>
          </table:table-cell>
          <table:table-cell table:formula="of:=[.C398]/([.D398]-[.D397])" office:value-type="float" office:value="99654.0222084115" calcext:value-type="float">
            <text:p>99654.0222084115</text:p>
          </table:table-cell>
          <table:table-cell table:formula="of:=IF(MOD([.D398];[.$M$10])&lt;[.$M$3];[.$N$2];IF(MOD([.D398];[.$M$10])&lt;[.$M$4];[.$N$3];IF(MOD([.D398];[.$M$10])&lt;[.$M$5];[.$N$4];IF(MOD([.D398];[.$M$10])&lt;[.$M$6];[.$N$5];IF(MOD([.D398];[.$M$10])&lt;[.$M$7];[.$N$6];IF(MOD([.D398];[.$M$10])&lt;[.$M$8];[.$N$7];IF(MOD([.D398];[.$M$10])&lt;[.$M$9];[.$N$8];IF(MOD([.D398];[.$M$10])&lt;[.$M$10];[.$N$9]))))))))" office:value-type="float" office:value="100000" calcext:value-type="float">
            <text:p>100000</text:p>
          </table:table-cell>
          <table:table-cell office:value-type="float" office:value="1443146963.93953" calcext:value-type="float">
            <text:p>1443146963.93953</text:p>
          </table:table-cell>
          <table:table-cell table:formula="of:=[.G398]-[.$B$2]" office:value-type="float" office:value="43.9393198490143" calcext:value-type="float">
            <text:p>43.939319849</text:p>
          </table:table-cell>
          <table:table-cell table:formula="of:=[.C398]/([.H398]-[.H397])" office:value-type="float" office:value="99677.0469961107" calcext:value-type="float">
            <text:p>99677.0469961107</text:p>
          </table:table-cell>
          <table:table-cell table:formula="of:=[.G398]-[.$B398]" office:value-type="float" office:value="0.279099941253662" calcext:value-type="float">
            <text:p>0.2790999413</text:p>
          </table:table-cell>
          <table:table-cell table:number-columns-repeated="6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3146963.70395" calcext:value-type="float">
            <text:p>1443146963.70395</text:p>
          </table:table-cell>
          <table:table-cell office:value-type="float" office:value="4320" calcext:value-type="float">
            <text:p>4320</text:p>
          </table:table-cell>
          <table:table-cell table:formula="of:=[.B399]-[.$B$2]" office:value-type="float" office:value="43.7037398815155" calcext:value-type="float">
            <text:p>43.7037398815</text:p>
          </table:table-cell>
          <table:table-cell table:formula="of:=[.C399]/([.D399]-[.D398])" office:value-type="float" office:value="99264.7657448394" calcext:value-type="float">
            <text:p>99264.7657448394</text:p>
          </table:table-cell>
          <table:table-cell table:formula="of:=IF(MOD([.D399];[.$M$10])&lt;[.$M$3];[.$N$2];IF(MOD([.D399];[.$M$10])&lt;[.$M$4];[.$N$3];IF(MOD([.D399];[.$M$10])&lt;[.$M$5];[.$N$4];IF(MOD([.D399];[.$M$10])&lt;[.$M$6];[.$N$5];IF(MOD([.D399];[.$M$10])&lt;[.$M$7];[.$N$6];IF(MOD([.D399];[.$M$10])&lt;[.$M$8];[.$N$7];IF(MOD([.D399];[.$M$10])&lt;[.$M$9];[.$N$8];IF(MOD([.D399];[.$M$10])&lt;[.$M$10];[.$N$9]))))))))" office:value-type="float" office:value="100000" calcext:value-type="float">
            <text:p>100000</text:p>
          </table:table-cell>
          <table:table-cell office:value-type="float" office:value="1443146963.98288" calcext:value-type="float">
            <text:p>1443146963.98288</text:p>
          </table:table-cell>
          <table:table-cell table:formula="of:=[.G399]-[.$B$2]" office:value-type="float" office:value="43.9826700687408" calcext:value-type="float">
            <text:p>43.9826700687</text:p>
          </table:table-cell>
          <table:table-cell table:formula="of:=[.C399]/([.H399]-[.H398])" office:value-type="float" office:value="99653.4741288279" calcext:value-type="float">
            <text:p>99653.4741288279</text:p>
          </table:table-cell>
          <table:table-cell table:formula="of:=[.G399]-[.$B399]" office:value-type="float" office:value="0.278930187225342" calcext:value-type="float">
            <text:p>0.2789301872</text:p>
          </table:table-cell>
          <table:table-cell table:number-columns-repeated="6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3146963.7473" calcext:value-type="float">
            <text:p>1443146963.7473</text:p>
          </table:table-cell>
          <table:table-cell office:value-type="float" office:value="4320" calcext:value-type="float">
            <text:p>4320</text:p>
          </table:table-cell>
          <table:table-cell table:formula="of:=[.B400]-[.$B$2]" office:value-type="float" office:value="43.7470898628235" calcext:value-type="float">
            <text:p>43.7470898628</text:p>
          </table:table-cell>
          <table:table-cell table:formula="of:=[.C400]/([.D400]-[.D399])" office:value-type="float" office:value="99654.0222084115" calcext:value-type="float">
            <text:p>99654.0222084115</text:p>
          </table:table-cell>
          <table:table-cell table:formula="of:=IF(MOD([.D400];[.$M$10])&lt;[.$M$3];[.$N$2];IF(MOD([.D400];[.$M$10])&lt;[.$M$4];[.$N$3];IF(MOD([.D400];[.$M$10])&lt;[.$M$5];[.$N$4];IF(MOD([.D400];[.$M$10])&lt;[.$M$6];[.$N$5];IF(MOD([.D400];[.$M$10])&lt;[.$M$7];[.$N$6];IF(MOD([.D400];[.$M$10])&lt;[.$M$8];[.$N$7];IF(MOD([.D400];[.$M$10])&lt;[.$M$9];[.$N$8];IF(MOD([.D400];[.$M$10])&lt;[.$M$10];[.$N$9]))))))))" office:value-type="float" office:value="100000" calcext:value-type="float">
            <text:p>100000</text:p>
          </table:table-cell>
          <table:table-cell office:value-type="float" office:value="1443146964.02626" calcext:value-type="float">
            <text:p>1443146964.02626</text:p>
          </table:table-cell>
          <table:table-cell table:formula="of:=[.G400]-[.$B$2]" office:value-type="float" office:value="44.0260498523712" calcext:value-type="float">
            <text:p>44.0260498524</text:p>
          </table:table-cell>
          <table:table-cell table:formula="of:=[.C400]/([.H400]-[.H399])" office:value-type="float" office:value="99585.5589509091" calcext:value-type="float">
            <text:p>99585.5589509091</text:p>
          </table:table-cell>
          <table:table-cell table:formula="of:=[.G400]-[.$B400]" office:value-type="float" office:value="0.278959989547729" calcext:value-type="float">
            <text:p>0.2789599895</text:p>
          </table:table-cell>
          <table:table-cell table:number-columns-repeated="6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3146963.79063" calcext:value-type="float">
            <text:p>1443146963.79063</text:p>
          </table:table-cell>
          <table:table-cell office:value-type="float" office:value="4320" calcext:value-type="float">
            <text:p>4320</text:p>
          </table:table-cell>
          <table:table-cell table:formula="of:=[.B401]-[.$B$2]" office:value-type="float" office:value="43.7904200553894" calcext:value-type="float">
            <text:p>43.7904200554</text:p>
          </table:table-cell>
          <table:table-cell table:formula="of:=[.C401]/([.D401]-[.D400])" office:value-type="float" office:value="99699.533839551" calcext:value-type="float">
            <text:p>99699.533839551</text:p>
          </table:table-cell>
          <table:table-cell table:formula="of:=IF(MOD([.D401];[.$M$10])&lt;[.$M$3];[.$N$2];IF(MOD([.D401];[.$M$10])&lt;[.$M$4];[.$N$3];IF(MOD([.D401];[.$M$10])&lt;[.$M$5];[.$N$4];IF(MOD([.D401];[.$M$10])&lt;[.$M$6];[.$N$5];IF(MOD([.D401];[.$M$10])&lt;[.$M$7];[.$N$6];IF(MOD([.D401];[.$M$10])&lt;[.$M$8];[.$N$7];IF(MOD([.D401];[.$M$10])&lt;[.$M$9];[.$N$8];IF(MOD([.D401];[.$M$10])&lt;[.$M$10];[.$N$9]))))))))" office:value-type="float" office:value="100000" calcext:value-type="float">
            <text:p>100000</text:p>
          </table:table-cell>
          <table:table-cell office:value-type="float" office:value="1443146964.04059" calcext:value-type="float">
            <text:p>1443146964.04059</text:p>
          </table:table-cell>
          <table:table-cell table:formula="of:=[.G401]-[.$B$2]" office:value-type="float" office:value="44.0403800010681" calcext:value-type="float">
            <text:p>44.0403800011</text:p>
          </table:table-cell>
          <table:table-cell table:formula="of:=[.C401]/([.H401]-[.H400])" office:value-type="float" office:value="301462.328924382" calcext:value-type="float">
            <text:p>301462.328924382</text:p>
          </table:table-cell>
          <table:table-cell table:formula="of:=[.G401]-[.$B401]" office:value-type="float" office:value="0.249959945678711" calcext:value-type="float">
            <text:p>0.2499599457</text:p>
          </table:table-cell>
          <table:table-cell table:number-columns-repeated="6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3146963.83398" calcext:value-type="float">
            <text:p>1443146963.83398</text:p>
          </table:table-cell>
          <table:table-cell office:value-type="float" office:value="4320" calcext:value-type="float">
            <text:p>4320</text:p>
          </table:table-cell>
          <table:table-cell table:formula="of:=[.B402]-[.$B$2]" office:value-type="float" office:value="43.8337700366974" calcext:value-type="float">
            <text:p>43.8337700367</text:p>
          </table:table-cell>
          <table:table-cell table:formula="of:=[.C402]/([.D402]-[.D401])" office:value-type="float" office:value="99654.0222084115" calcext:value-type="float">
            <text:p>99654.0222084115</text:p>
          </table:table-cell>
          <table:table-cell table:formula="of:=IF(MOD([.D402];[.$M$10])&lt;[.$M$3];[.$N$2];IF(MOD([.D402];[.$M$10])&lt;[.$M$4];[.$N$3];IF(MOD([.D402];[.$M$10])&lt;[.$M$5];[.$N$4];IF(MOD([.D402];[.$M$10])&lt;[.$M$6];[.$N$5];IF(MOD([.D402];[.$M$10])&lt;[.$M$7];[.$N$6];IF(MOD([.D402];[.$M$10])&lt;[.$M$8];[.$N$7];IF(MOD([.D402];[.$M$10])&lt;[.$M$9];[.$N$8];IF(MOD([.D402];[.$M$10])&lt;[.$M$10];[.$N$9]))))))))" office:value-type="float" office:value="100000" calcext:value-type="float">
            <text:p>100000</text:p>
          </table:table-cell>
          <table:table-cell office:value-type="float" office:value="1443146964.06958" calcext:value-type="float">
            <text:p>1443146964.06958</text:p>
          </table:table-cell>
          <table:table-cell table:formula="of:=[.G402]-[.$B$2]" office:value-type="float" office:value="44.0693700313568" calcext:value-type="float">
            <text:p>44.0693700314</text:p>
          </table:table-cell>
          <table:table-cell table:formula="of:=[.C402]/([.H402]-[.H401])" office:value-type="float" office:value="149016.746687721" calcext:value-type="float">
            <text:p>149016.746687721</text:p>
          </table:table-cell>
          <table:table-cell table:formula="of:=[.G402]-[.$B402]" office:value-type="float" office:value="0.235599994659424" calcext:value-type="float">
            <text:p>0.2355999947</text:p>
          </table:table-cell>
          <table:table-cell table:number-columns-repeated="6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3146963.87734" calcext:value-type="float">
            <text:p>1443146963.87734</text:p>
          </table:table-cell>
          <table:table-cell office:value-type="float" office:value="4320" calcext:value-type="float">
            <text:p>4320</text:p>
          </table:table-cell>
          <table:table-cell table:formula="of:=[.B403]-[.$B$2]" office:value-type="float" office:value="43.8771300315857" calcext:value-type="float">
            <text:p>43.8771300316</text:p>
          </table:table-cell>
          <table:table-cell table:formula="of:=[.C403]/([.D403]-[.D402])" office:value-type="float" office:value="99631.0080554257" calcext:value-type="float">
            <text:p>99631.0080554257</text:p>
          </table:table-cell>
          <table:table-cell table:formula="of:=IF(MOD([.D403];[.$M$10])&lt;[.$M$3];[.$N$2];IF(MOD([.D403];[.$M$10])&lt;[.$M$4];[.$N$3];IF(MOD([.D403];[.$M$10])&lt;[.$M$5];[.$N$4];IF(MOD([.D403];[.$M$10])&lt;[.$M$6];[.$N$5];IF(MOD([.D403];[.$M$10])&lt;[.$M$7];[.$N$6];IF(MOD([.D403];[.$M$10])&lt;[.$M$8];[.$N$7];IF(MOD([.D403];[.$M$10])&lt;[.$M$9];[.$N$8];IF(MOD([.D403];[.$M$10])&lt;[.$M$10];[.$N$9]))))))))" office:value-type="float" office:value="100000" calcext:value-type="float">
            <text:p>100000</text:p>
          </table:table-cell>
          <table:table-cell office:value-type="float" office:value="1443146964.11288" calcext:value-type="float">
            <text:p>1443146964.11288</text:p>
          </table:table-cell>
          <table:table-cell table:formula="of:=[.G403]-[.$B$2]" office:value-type="float" office:value="44.1126699447632" calcext:value-type="float">
            <text:p>44.1126699448</text:p>
          </table:table-cell>
          <table:table-cell table:formula="of:=[.C403]/([.H403]-[.H402])" office:value-type="float" office:value="99769.2526416061" calcext:value-type="float">
            <text:p>99769.2526416061</text:p>
          </table:table-cell>
          <table:table-cell table:formula="of:=[.G403]-[.$B403]" office:value-type="float" office:value="0.23553991317749" calcext:value-type="float">
            <text:p>0.2355399132</text:p>
          </table:table-cell>
          <table:table-cell table:number-columns-repeated="6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3146963.92069" calcext:value-type="float">
            <text:p>1443146963.92069</text:p>
          </table:table-cell>
          <table:table-cell office:value-type="float" office:value="4320" calcext:value-type="float">
            <text:p>4320</text:p>
          </table:table-cell>
          <table:table-cell table:formula="of:=[.B404]-[.$B$2]" office:value-type="float" office:value="43.9204800128937" calcext:value-type="float">
            <text:p>43.9204800129</text:p>
          </table:table-cell>
          <table:table-cell table:formula="of:=[.C404]/([.D404]-[.D403])" office:value-type="float" office:value="99654.0222084115" calcext:value-type="float">
            <text:p>99654.0222084115</text:p>
          </table:table-cell>
          <table:table-cell table:formula="of:=IF(MOD([.D404];[.$M$10])&lt;[.$M$3];[.$N$2];IF(MOD([.D404];[.$M$10])&lt;[.$M$4];[.$N$3];IF(MOD([.D404];[.$M$10])&lt;[.$M$5];[.$N$4];IF(MOD([.D404];[.$M$10])&lt;[.$M$6];[.$N$5];IF(MOD([.D404];[.$M$10])&lt;[.$M$7];[.$N$6];IF(MOD([.D404];[.$M$10])&lt;[.$M$8];[.$N$7];IF(MOD([.D404];[.$M$10])&lt;[.$M$9];[.$N$8];IF(MOD([.D404];[.$M$10])&lt;[.$M$10];[.$N$9]))))))))" office:value-type="float" office:value="100000" calcext:value-type="float">
            <text:p>100000</text:p>
          </table:table-cell>
          <table:table-cell office:value-type="float" office:value="1443146964.15624" calcext:value-type="float">
            <text:p>1443146964.15624</text:p>
          </table:table-cell>
          <table:table-cell table:formula="of:=[.G404]-[.$B$2]" office:value-type="float" office:value="44.1560299396515" calcext:value-type="float">
            <text:p>44.1560299397</text:p>
          </table:table-cell>
          <table:table-cell table:formula="of:=[.C404]/([.H404]-[.H403])" office:value-type="float" office:value="99631.0080554257" calcext:value-type="float">
            <text:p>99631.0080554257</text:p>
          </table:table-cell>
          <table:table-cell table:formula="of:=[.G404]-[.$B404]" office:value-type="float" office:value="0.235549926757812" calcext:value-type="float">
            <text:p>0.2355499268</text:p>
          </table:table-cell>
          <table:table-cell table:number-columns-repeated="6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3146963.96404" calcext:value-type="float">
            <text:p>1443146963.96404</text:p>
          </table:table-cell>
          <table:table-cell office:value-type="float" office:value="4320" calcext:value-type="float">
            <text:p>4320</text:p>
          </table:table-cell>
          <table:table-cell table:formula="of:=[.B405]-[.$B$2]" office:value-type="float" office:value="43.9638299942017" calcext:value-type="float">
            <text:p>43.9638299942</text:p>
          </table:table-cell>
          <table:table-cell table:formula="of:=[.C405]/([.D405]-[.D404])" office:value-type="float" office:value="99654.0222084115" calcext:value-type="float">
            <text:p>99654.0222084115</text:p>
          </table:table-cell>
          <table:table-cell table:formula="of:=IF(MOD([.D405];[.$M$10])&lt;[.$M$3];[.$N$2];IF(MOD([.D405];[.$M$10])&lt;[.$M$4];[.$N$3];IF(MOD([.D405];[.$M$10])&lt;[.$M$5];[.$N$4];IF(MOD([.D405];[.$M$10])&lt;[.$M$6];[.$N$5];IF(MOD([.D405];[.$M$10])&lt;[.$M$7];[.$N$6];IF(MOD([.D405];[.$M$10])&lt;[.$M$8];[.$N$7];IF(MOD([.D405];[.$M$10])&lt;[.$M$9];[.$N$8];IF(MOD([.D405];[.$M$10])&lt;[.$M$10];[.$N$9]))))))))" office:value-type="float" office:value="100000" calcext:value-type="float">
            <text:p>100000</text:p>
          </table:table-cell>
          <table:table-cell office:value-type="float" office:value="1443146964.19989" calcext:value-type="float">
            <text:p>1443146964.19989</text:p>
          </table:table-cell>
          <table:table-cell table:formula="of:=[.G405]-[.$B$2]" office:value-type="float" office:value="44.199679851532" calcext:value-type="float">
            <text:p>44.1996798515</text:p>
          </table:table-cell>
          <table:table-cell table:formula="of:=[.C405]/([.H405]-[.H404])" office:value-type="float" office:value="98969.2719615908" calcext:value-type="float">
            <text:p>98969.2719615908</text:p>
          </table:table-cell>
          <table:table-cell table:formula="of:=[.G405]-[.$B405]" office:value-type="float" office:value="0.235849857330322" calcext:value-type="float">
            <text:p>0.2358498573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3146964.00732" calcext:value-type="float">
            <text:p>1443146964.00732</text:p>
          </table:table-cell>
          <table:table-cell office:value-type="float" office:value="4320" calcext:value-type="float">
            <text:p>4320</text:p>
          </table:table-cell>
          <table:table-cell table:formula="of:=[.B406]-[.$B$2]" office:value-type="float" office:value="44.0071098804474" calcext:value-type="float">
            <text:p>44.0071098804</text:p>
          </table:table-cell>
          <table:table-cell table:formula="of:=[.C406]/([.D406]-[.D405])" office:value-type="float" office:value="99815.4194646585" calcext:value-type="float">
            <text:p>99815.4194646585</text:p>
          </table:table-cell>
          <table:table-cell table:formula="of:=IF(MOD([.D406];[.$M$10])&lt;[.$M$3];[.$N$2];IF(MOD([.D406];[.$M$10])&lt;[.$M$4];[.$N$3];IF(MOD([.D406];[.$M$10])&lt;[.$M$5];[.$N$4];IF(MOD([.D406];[.$M$10])&lt;[.$M$6];[.$N$5];IF(MOD([.D406];[.$M$10])&lt;[.$M$7];[.$N$6];IF(MOD([.D406];[.$M$10])&lt;[.$M$8];[.$N$7];IF(MOD([.D406];[.$M$10])&lt;[.$M$9];[.$N$8];IF(MOD([.D406];[.$M$10])&lt;[.$M$10];[.$N$9]))))))))" office:value-type="float" office:value="100500" calcext:value-type="float">
            <text:p>100500</text:p>
          </table:table-cell>
          <table:table-cell office:value-type="float" office:value="1443146964.2431" calcext:value-type="float">
            <text:p>1443146964.2431</text:p>
          </table:table-cell>
          <table:table-cell table:formula="of:=[.G406]-[.$B$2]" office:value-type="float" office:value="44.242889881134" calcext:value-type="float">
            <text:p>44.2428898811</text:p>
          </table:table-cell>
          <table:table-cell table:formula="of:=[.C406]/([.H406]-[.H405])" office:value-type="float" office:value="99976.7887174733" calcext:value-type="float">
            <text:p>99976.7887174733</text:p>
          </table:table-cell>
          <table:table-cell table:formula="of:=[.G406]-[.$B406]" office:value-type="float" office:value="0.235780000686645" calcext:value-type="float">
            <text:p>0.2357800007</text:p>
          </table:table-cell>
          <table:table-cell table:number-columns-repeated="6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3146964.05047" calcext:value-type="float">
            <text:p>1443146964.05047</text:p>
          </table:table-cell>
          <table:table-cell office:value-type="float" office:value="4320" calcext:value-type="float">
            <text:p>4320</text:p>
          </table:table-cell>
          <table:table-cell table:formula="of:=[.B407]-[.$B$2]" office:value-type="float" office:value="44.0502600669861" calcext:value-type="float">
            <text:p>44.050260067</text:p>
          </table:table-cell>
          <table:table-cell table:formula="of:=[.C407]/([.D407]-[.D406])" office:value-type="float" office:value="100115.442053209" calcext:value-type="float">
            <text:p>100115.442053209</text:p>
          </table:table-cell>
          <table:table-cell table:formula="of:=IF(MOD([.D407];[.$M$10])&lt;[.$M$3];[.$N$2];IF(MOD([.D407];[.$M$10])&lt;[.$M$4];[.$N$3];IF(MOD([.D407];[.$M$10])&lt;[.$M$5];[.$N$4];IF(MOD([.D407];[.$M$10])&lt;[.$M$6];[.$N$5];IF(MOD([.D407];[.$M$10])&lt;[.$M$7];[.$N$6];IF(MOD([.D407];[.$M$10])&lt;[.$M$8];[.$N$7];IF(MOD([.D407];[.$M$10])&lt;[.$M$9];[.$N$8];IF(MOD([.D407];[.$M$10])&lt;[.$M$10];[.$N$9]))))))))" office:value-type="float" office:value="100500" calcext:value-type="float">
            <text:p>100500</text:p>
          </table:table-cell>
          <table:table-cell office:value-type="float" office:value="1443146964.28617" calcext:value-type="float">
            <text:p>1443146964.28617</text:p>
          </table:table-cell>
          <table:table-cell table:formula="of:=[.G407]-[.$B$2]" office:value-type="float" office:value="44.2859599590302" calcext:value-type="float">
            <text:p>44.285959959</text:p>
          </table:table-cell>
          <table:table-cell table:formula="of:=[.C407]/([.H407]-[.H406])" office:value-type="float" office:value="100301.652818449" calcext:value-type="float">
            <text:p>100301.652818449</text:p>
          </table:table-cell>
          <table:table-cell table:formula="of:=[.G407]-[.$B407]" office:value-type="float" office:value="0.235699892044067" calcext:value-type="float">
            <text:p>0.235699892</text:p>
          </table:table-cell>
          <table:table-cell table:number-columns-repeated="6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3146964.09361" calcext:value-type="float">
            <text:p>1443146964.09361</text:p>
          </table:table-cell>
          <table:table-cell office:value-type="float" office:value="4320" calcext:value-type="float">
            <text:p>4320</text:p>
          </table:table-cell>
          <table:table-cell table:formula="of:=[.B408]-[.$B$2]" office:value-type="float" office:value="44.0934000015259" calcext:value-type="float">
            <text:p>44.0934000015</text:p>
          </table:table-cell>
          <table:table-cell table:formula="of:=[.C408]/([.D408]-[.D407])" office:value-type="float" office:value="100139.234008688" calcext:value-type="float">
            <text:p>100139.234008688</text:p>
          </table:table-cell>
          <table:table-cell table:formula="of:=IF(MOD([.D408];[.$M$10])&lt;[.$M$3];[.$N$2];IF(MOD([.D408];[.$M$10])&lt;[.$M$4];[.$N$3];IF(MOD([.D408];[.$M$10])&lt;[.$M$5];[.$N$4];IF(MOD([.D408];[.$M$10])&lt;[.$M$6];[.$N$5];IF(MOD([.D408];[.$M$10])&lt;[.$M$7];[.$N$6];IF(MOD([.D408];[.$M$10])&lt;[.$M$8];[.$N$7];IF(MOD([.D408];[.$M$10])&lt;[.$M$9];[.$N$8];IF(MOD([.D408];[.$M$10])&lt;[.$M$10];[.$N$9]))))))))" office:value-type="float" office:value="100500" calcext:value-type="float">
            <text:p>100500</text:p>
          </table:table-cell>
          <table:table-cell office:value-type="float" office:value="1443146964.3337" calcext:value-type="float">
            <text:p>1443146964.3337</text:p>
          </table:table-cell>
          <table:table-cell table:formula="of:=[.G408]-[.$B$2]" office:value-type="float" office:value="44.3334898948669" calcext:value-type="float">
            <text:p>44.3334898949</text:p>
          </table:table-cell>
          <table:table-cell table:formula="of:=[.C408]/([.H408]-[.H407])" office:value-type="float" office:value="90890.0869303504" calcext:value-type="float">
            <text:p>90890.0869303504</text:p>
          </table:table-cell>
          <table:table-cell table:formula="of:=[.G408]-[.$B408]" office:value-type="float" office:value="0.240089893341064" calcext:value-type="float">
            <text:p>0.2400898933</text:p>
          </table:table-cell>
          <table:table-cell table:number-columns-repeated="6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3146964.13675" calcext:value-type="float">
            <text:p>1443146964.13675</text:p>
          </table:table-cell>
          <table:table-cell office:value-type="float" office:value="4320" calcext:value-type="float">
            <text:p>4320</text:p>
          </table:table-cell>
          <table:table-cell table:formula="of:=[.B409]-[.$B$2]" office:value-type="float" office:value="44.1365399360657" calcext:value-type="float">
            <text:p>44.1365399361</text:p>
          </table:table-cell>
          <table:table-cell table:formula="of:=[.C409]/([.D409]-[.D408])" office:value-type="float" office:value="100139.234008688" calcext:value-type="float">
            <text:p>100139.234008688</text:p>
          </table:table-cell>
          <table:table-cell table:formula="of:=IF(MOD([.D409];[.$M$10])&lt;[.$M$3];[.$N$2];IF(MOD([.D409];[.$M$10])&lt;[.$M$4];[.$N$3];IF(MOD([.D409];[.$M$10])&lt;[.$M$5];[.$N$4];IF(MOD([.D409];[.$M$10])&lt;[.$M$6];[.$N$5];IF(MOD([.D409];[.$M$10])&lt;[.$M$7];[.$N$6];IF(MOD([.D409];[.$M$10])&lt;[.$M$8];[.$N$7];IF(MOD([.D409];[.$M$10])&lt;[.$M$9];[.$N$8];IF(MOD([.D409];[.$M$10])&lt;[.$M$10];[.$N$9]))))))))" office:value-type="float" office:value="100500" calcext:value-type="float">
            <text:p>100500</text:p>
          </table:table-cell>
          <table:table-cell office:value-type="float" office:value="1443146964.41558" calcext:value-type="float">
            <text:p>1443146964.41558</text:p>
          </table:table-cell>
          <table:table-cell table:formula="of:=[.G409]-[.$B$2]" office:value-type="float" office:value="44.4153699874878" calcext:value-type="float">
            <text:p>44.4153699875</text:p>
          </table:table-cell>
          <table:table-cell table:formula="of:=[.C409]/([.H409]-[.H408])" office:value-type="float" office:value="52760.0771045046" calcext:value-type="float">
            <text:p>52760.0771045046</text:p>
          </table:table-cell>
          <table:table-cell table:formula="of:=[.G409]-[.$B409]" office:value-type="float" office:value="0.278830051422119" calcext:value-type="float">
            <text:p>0.2788300514</text:p>
          </table:table-cell>
          <table:table-cell table:number-columns-repeated="6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3146964.17987" calcext:value-type="float">
            <text:p>1443146964.17987</text:p>
          </table:table-cell>
          <table:table-cell office:value-type="float" office:value="4320" calcext:value-type="float">
            <text:p>4320</text:p>
          </table:table-cell>
          <table:table-cell table:formula="of:=[.B410]-[.$B$2]" office:value-type="float" office:value="44.1796598434448" calcext:value-type="float">
            <text:p>44.1796598434</text:p>
          </table:table-cell>
          <table:table-cell table:formula="of:=[.C410]/([.D410]-[.D409])" office:value-type="float" office:value="100185.74395382" calcext:value-type="float">
            <text:p>100185.74395382</text:p>
          </table:table-cell>
          <table:table-cell table:formula="of:=IF(MOD([.D410];[.$M$10])&lt;[.$M$3];[.$N$2];IF(MOD([.D410];[.$M$10])&lt;[.$M$4];[.$N$3];IF(MOD([.D410];[.$M$10])&lt;[.$M$5];[.$N$4];IF(MOD([.D410];[.$M$10])&lt;[.$M$6];[.$N$5];IF(MOD([.D410];[.$M$10])&lt;[.$M$7];[.$N$6];IF(MOD([.D410];[.$M$10])&lt;[.$M$8];[.$N$7];IF(MOD([.D410];[.$M$10])&lt;[.$M$9];[.$N$8];IF(MOD([.D410];[.$M$10])&lt;[.$M$10];[.$N$9]))))))))" office:value-type="float" office:value="100500" calcext:value-type="float">
            <text:p>100500</text:p>
          </table:table-cell>
          <table:table-cell office:value-type="float" office:value="1443146964.4588" calcext:value-type="float">
            <text:p>1443146964.4588</text:p>
          </table:table-cell>
          <table:table-cell table:formula="of:=[.G410]-[.$B$2]" office:value-type="float" office:value="44.4585900306702" calcext:value-type="float">
            <text:p>44.4585900307</text:p>
          </table:table-cell>
          <table:table-cell table:formula="of:=[.C410]/([.H410]-[.H409])" office:value-type="float" office:value="99953.6252606494" calcext:value-type="float">
            <text:p>99953.6252606494</text:p>
          </table:table-cell>
          <table:table-cell table:formula="of:=[.G410]-[.$B410]" office:value-type="float" office:value="0.278930187225342" calcext:value-type="float">
            <text:p>0.2789301872</text:p>
          </table:table-cell>
          <table:table-cell table:number-columns-repeated="6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3146964.22301" calcext:value-type="float">
            <text:p>1443146964.22301</text:p>
          </table:table-cell>
          <table:table-cell office:value-type="float" office:value="4320" calcext:value-type="float">
            <text:p>4320</text:p>
          </table:table-cell>
          <table:table-cell table:formula="of:=[.B411]-[.$B$2]" office:value-type="float" office:value="44.2228000164032" calcext:value-type="float">
            <text:p>44.2228000164</text:p>
          </table:table-cell>
          <table:table-cell table:formula="of:=[.C411]/([.D411]-[.D410])" office:value-type="float" office:value="100138.680578967" calcext:value-type="float">
            <text:p>100138.680578967</text:p>
          </table:table-cell>
          <table:table-cell table:formula="of:=IF(MOD([.D411];[.$M$10])&lt;[.$M$3];[.$N$2];IF(MOD([.D411];[.$M$10])&lt;[.$M$4];[.$N$3];IF(MOD([.D411];[.$M$10])&lt;[.$M$5];[.$N$4];IF(MOD([.D411];[.$M$10])&lt;[.$M$6];[.$N$5];IF(MOD([.D411];[.$M$10])&lt;[.$M$7];[.$N$6];IF(MOD([.D411];[.$M$10])&lt;[.$M$8];[.$N$7];IF(MOD([.D411];[.$M$10])&lt;[.$M$9];[.$N$8];IF(MOD([.D411];[.$M$10])&lt;[.$M$10];[.$N$9]))))))))" office:value-type="float" office:value="100500" calcext:value-type="float">
            <text:p>100500</text:p>
          </table:table-cell>
          <table:table-cell office:value-type="float" office:value="1443146964.5019" calcext:value-type="float">
            <text:p>1443146964.5019</text:p>
          </table:table-cell>
          <table:table-cell table:formula="of:=[.G411]-[.$B$2]" office:value-type="float" office:value="44.5016899108887" calcext:value-type="float">
            <text:p>44.5016899109</text:p>
          </table:table-cell>
          <table:table-cell table:formula="of:=[.C411]/([.H411]-[.H410])" office:value-type="float" office:value="100232.297122374" calcext:value-type="float">
            <text:p>100232.297122374</text:p>
          </table:table-cell>
          <table:table-cell table:formula="of:=[.G411]-[.$B411]" office:value-type="float" office:value="0.278889894485474" calcext:value-type="float">
            <text:p>0.2788898945</text:p>
          </table:table-cell>
          <table:table-cell table:number-columns-repeated="6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3146964.26617" calcext:value-type="float">
            <text:p>1443146964.26617</text:p>
          </table:table-cell>
          <table:table-cell office:value-type="float" office:value="4320" calcext:value-type="float">
            <text:p>4320</text:p>
          </table:table-cell>
          <table:table-cell table:formula="of:=[.B412]-[.$B$2]" office:value-type="float" office:value="44.2659599781036" calcext:value-type="float">
            <text:p>44.2659599781</text:p>
          </table:table-cell>
          <table:table-cell table:formula="of:=[.C412]/([.D412]-[.D411])" office:value-type="float" office:value="100092.767226807" calcext:value-type="float">
            <text:p>100092.767226807</text:p>
          </table:table-cell>
          <table:table-cell table:formula="of:=IF(MOD([.D412];[.$M$10])&lt;[.$M$3];[.$N$2];IF(MOD([.D412];[.$M$10])&lt;[.$M$4];[.$N$3];IF(MOD([.D412];[.$M$10])&lt;[.$M$5];[.$N$4];IF(MOD([.D412];[.$M$10])&lt;[.$M$6];[.$N$5];IF(MOD([.D412];[.$M$10])&lt;[.$M$7];[.$N$6];IF(MOD([.D412];[.$M$10])&lt;[.$M$8];[.$N$7];IF(MOD([.D412];[.$M$10])&lt;[.$M$9];[.$N$8];IF(MOD([.D412];[.$M$10])&lt;[.$M$10];[.$N$9]))))))))" office:value-type="float" office:value="100500" calcext:value-type="float">
            <text:p>100500</text:p>
          </table:table-cell>
          <table:table-cell office:value-type="float" office:value="1443146964.54497" calcext:value-type="float">
            <text:p>1443146964.54497</text:p>
          </table:table-cell>
          <table:table-cell table:formula="of:=[.G412]-[.$B$2]" office:value-type="float" office:value="44.5447599887848" calcext:value-type="float">
            <text:p>44.5447599888</text:p>
          </table:table-cell>
          <table:table-cell table:formula="of:=[.C412]/([.H412]-[.H411])" office:value-type="float" office:value="100301.652818449" calcext:value-type="float">
            <text:p>100301.652818449</text:p>
          </table:table-cell>
          <table:table-cell table:formula="of:=[.G412]-[.$B412]" office:value-type="float" office:value="0.278800010681152" calcext:value-type="float">
            <text:p>0.2788000107</text:p>
          </table:table-cell>
          <table:table-cell table:number-columns-repeated="6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3146964.30931" calcext:value-type="float">
            <text:p>1443146964.30931</text:p>
          </table:table-cell>
          <table:table-cell office:value-type="float" office:value="4320" calcext:value-type="float">
            <text:p>4320</text:p>
          </table:table-cell>
          <table:table-cell table:formula="of:=[.B413]-[.$B$2]" office:value-type="float" office:value="44.3090999126434" calcext:value-type="float">
            <text:p>44.3090999126</text:p>
          </table:table-cell>
          <table:table-cell table:formula="of:=[.C413]/([.D413]-[.D412])" office:value-type="float" office:value="100139.234008688" calcext:value-type="float">
            <text:p>100139.234008688</text:p>
          </table:table-cell>
          <table:table-cell table:formula="of:=IF(MOD([.D413];[.$M$10])&lt;[.$M$3];[.$N$2];IF(MOD([.D413];[.$M$10])&lt;[.$M$4];[.$N$3];IF(MOD([.D413];[.$M$10])&lt;[.$M$5];[.$N$4];IF(MOD([.D413];[.$M$10])&lt;[.$M$6];[.$N$5];IF(MOD([.D413];[.$M$10])&lt;[.$M$7];[.$N$6];IF(MOD([.D413];[.$M$10])&lt;[.$M$8];[.$N$7];IF(MOD([.D413];[.$M$10])&lt;[.$M$9];[.$N$8];IF(MOD([.D413];[.$M$10])&lt;[.$M$10];[.$N$9]))))))))" office:value-type="float" office:value="100500" calcext:value-type="float">
            <text:p>100500</text:p>
          </table:table-cell>
          <table:table-cell office:value-type="float" office:value="1443146964.58803" calcext:value-type="float">
            <text:p>1443146964.58803</text:p>
          </table:table-cell>
          <table:table-cell table:formula="of:=[.G413]-[.$B$2]" office:value-type="float" office:value="44.5878200531006" calcext:value-type="float">
            <text:p>44.5878200531</text:p>
          </table:table-cell>
          <table:table-cell table:formula="of:=[.C413]/([.H413]-[.H412])" office:value-type="float" office:value="100324.977880149" calcext:value-type="float">
            <text:p>100324.977880149</text:p>
          </table:table-cell>
          <table:table-cell table:formula="of:=[.G413]-[.$B413]" office:value-type="float" office:value="0.278720140457153" calcext:value-type="float">
            <text:p>0.2787201405</text:p>
          </table:table-cell>
          <table:table-cell table:number-columns-repeated="6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3146964.35244" calcext:value-type="float">
            <text:p>1443146964.35244</text:p>
          </table:table-cell>
          <table:table-cell office:value-type="float" office:value="4320" calcext:value-type="float">
            <text:p>4320</text:p>
          </table:table-cell>
          <table:table-cell table:formula="of:=[.B414]-[.$B$2]" office:value-type="float" office:value="44.3522300720215" calcext:value-type="float">
            <text:p>44.352230072</text:p>
          </table:table-cell>
          <table:table-cell table:formula="of:=[.C414]/([.D414]-[.D413])" office:value-type="float" office:value="100161.929895357" calcext:value-type="float">
            <text:p>100161.929895357</text:p>
          </table:table-cell>
          <table:table-cell table:formula="of:=IF(MOD([.D414];[.$M$10])&lt;[.$M$3];[.$N$2];IF(MOD([.D414];[.$M$10])&lt;[.$M$4];[.$N$3];IF(MOD([.D414];[.$M$10])&lt;[.$M$5];[.$N$4];IF(MOD([.D414];[.$M$10])&lt;[.$M$6];[.$N$5];IF(MOD([.D414];[.$M$10])&lt;[.$M$7];[.$N$6];IF(MOD([.D414];[.$M$10])&lt;[.$M$8];[.$N$7];IF(MOD([.D414];[.$M$10])&lt;[.$M$9];[.$N$8];IF(MOD([.D414];[.$M$10])&lt;[.$M$10];[.$N$9]))))))))" office:value-type="float" office:value="100500" calcext:value-type="float">
            <text:p>100500</text:p>
          </table:table-cell>
          <table:table-cell office:value-type="float" office:value="1443146964.63119" calcext:value-type="float">
            <text:p>1443146964.63119</text:p>
          </table:table-cell>
          <table:table-cell table:formula="of:=[.G414]-[.$B$2]" office:value-type="float" office:value="44.630980014801" calcext:value-type="float">
            <text:p>44.6309800148</text:p>
          </table:table-cell>
          <table:table-cell table:formula="of:=[.C414]/([.H414]-[.H413])" office:value-type="float" office:value="100092.767226807" calcext:value-type="float">
            <text:p>100092.767226807</text:p>
          </table:table-cell>
          <table:table-cell table:formula="of:=[.G414]-[.$B414]" office:value-type="float" office:value="0.278749942779541" calcext:value-type="float">
            <text:p>0.2787499428</text:p>
          </table:table-cell>
          <table:table-cell table:number-columns-repeated="6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3146964.39557" calcext:value-type="float">
            <text:p>1443146964.39557</text:p>
          </table:table-cell>
          <table:table-cell office:value-type="float" office:value="4320" calcext:value-type="float">
            <text:p>4320</text:p>
          </table:table-cell>
          <table:table-cell table:formula="of:=[.B415]-[.$B$2]" office:value-type="float" office:value="44.395359992981" calcext:value-type="float">
            <text:p>44.395359993</text:p>
          </table:table-cell>
          <table:table-cell table:formula="of:=[.C415]/([.D415]-[.D414])" office:value-type="float" office:value="100162.48358209" calcext:value-type="float">
            <text:p>100162.48358209</text:p>
          </table:table-cell>
          <table:table-cell table:formula="of:=IF(MOD([.D415];[.$M$10])&lt;[.$M$3];[.$N$2];IF(MOD([.D415];[.$M$10])&lt;[.$M$4];[.$N$3];IF(MOD([.D415];[.$M$10])&lt;[.$M$5];[.$N$4];IF(MOD([.D415];[.$M$10])&lt;[.$M$6];[.$N$5];IF(MOD([.D415];[.$M$10])&lt;[.$M$7];[.$N$6];IF(MOD([.D415];[.$M$10])&lt;[.$M$8];[.$N$7];IF(MOD([.D415];[.$M$10])&lt;[.$M$9];[.$N$8];IF(MOD([.D415];[.$M$10])&lt;[.$M$10];[.$N$9]))))))))" office:value-type="float" office:value="100500" calcext:value-type="float">
            <text:p>100500</text:p>
          </table:table-cell>
          <table:table-cell office:value-type="float" office:value="1443146964.67878" calcext:value-type="float">
            <text:p>1443146964.67878</text:p>
          </table:table-cell>
          <table:table-cell table:formula="of:=[.G415]-[.$B$2]" office:value-type="float" office:value="44.6785700321198" calcext:value-type="float">
            <text:p>44.6785700321</text:p>
          </table:table-cell>
          <table:table-cell table:formula="of:=[.C415]/([.H415]-[.H414])" office:value-type="float" office:value="90775.339942988" calcext:value-type="float">
            <text:p>90775.339942988</text:p>
          </table:table-cell>
          <table:table-cell table:formula="of:=[.G415]-[.$B415]" office:value-type="float" office:value="0.283210039138794" calcext:value-type="float">
            <text:p>0.2832100391</text:p>
          </table:table-cell>
          <table:table-cell table:number-columns-repeated="6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3146964.43875" calcext:value-type="float">
            <text:p>1443146964.43875</text:p>
          </table:table-cell>
          <table:table-cell office:value-type="float" office:value="4320" calcext:value-type="float">
            <text:p>4320</text:p>
          </table:table-cell>
          <table:table-cell table:formula="of:=[.B416]-[.$B$2]" office:value-type="float" office:value="44.438539981842" calcext:value-type="float">
            <text:p>44.4385399818</text:p>
          </table:table-cell>
          <table:table-cell table:formula="of:=[.C416]/([.D416]-[.D415])" office:value-type="float" office:value="100046.34354812" calcext:value-type="float">
            <text:p>100046.34354812</text:p>
          </table:table-cell>
          <table:table-cell table:formula="of:=IF(MOD([.D416];[.$M$10])&lt;[.$M$3];[.$N$2];IF(MOD([.D416];[.$M$10])&lt;[.$M$4];[.$N$3];IF(MOD([.D416];[.$M$10])&lt;[.$M$5];[.$N$4];IF(MOD([.D416];[.$M$10])&lt;[.$M$6];[.$N$5];IF(MOD([.D416];[.$M$10])&lt;[.$M$7];[.$N$6];IF(MOD([.D416];[.$M$10])&lt;[.$M$8];[.$N$7];IF(MOD([.D416];[.$M$10])&lt;[.$M$9];[.$N$8];IF(MOD([.D416];[.$M$10])&lt;[.$M$10];[.$N$9]))))))))" office:value-type="float" office:value="100500" calcext:value-type="float">
            <text:p>100500</text:p>
          </table:table-cell>
          <table:table-cell office:value-type="float" office:value="1443146964.80376" calcext:value-type="float">
            <text:p>1443146964.80376</text:p>
          </table:table-cell>
          <table:table-cell table:formula="of:=[.G416]-[.$B$2]" office:value-type="float" office:value="44.8035500049591" calcext:value-type="float">
            <text:p>44.803550005</text:p>
          </table:table-cell>
          <table:table-cell table:formula="of:=[.C416]/([.H416]-[.H415])" office:value-type="float" office:value="34565.5379966578" calcext:value-type="float">
            <text:p>34565.5379966578</text:p>
          </table:table-cell>
          <table:table-cell table:formula="of:=[.G416]-[.$B416]" office:value-type="float" office:value="0.365010023117065" calcext:value-type="float">
            <text:p>0.3650100231</text:p>
          </table:table-cell>
          <table:table-cell table:number-columns-repeated="6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3146964.4819" calcext:value-type="float">
            <text:p>1443146964.4819</text:p>
          </table:table-cell>
          <table:table-cell office:value-type="float" office:value="4320" calcext:value-type="float">
            <text:p>4320</text:p>
          </table:table-cell>
          <table:table-cell table:formula="of:=[.B417]-[.$B$2]" office:value-type="float" office:value="44.4816899299622" calcext:value-type="float">
            <text:p>44.48168993</text:p>
          </table:table-cell>
          <table:table-cell table:formula="of:=[.C417]/([.D417]-[.D416])" office:value-type="float" office:value="100115.995226097" calcext:value-type="float">
            <text:p>100115.995226097</text:p>
          </table:table-cell>
          <table:table-cell table:formula="of:=IF(MOD([.D417];[.$M$10])&lt;[.$M$3];[.$N$2];IF(MOD([.D417];[.$M$10])&lt;[.$M$4];[.$N$3];IF(MOD([.D417];[.$M$10])&lt;[.$M$5];[.$N$4];IF(MOD([.D417];[.$M$10])&lt;[.$M$6];[.$N$5];IF(MOD([.D417];[.$M$10])&lt;[.$M$7];[.$N$6];IF(MOD([.D417];[.$M$10])&lt;[.$M$8];[.$N$7];IF(MOD([.D417];[.$M$10])&lt;[.$M$9];[.$N$8];IF(MOD([.D417];[.$M$10])&lt;[.$M$10];[.$N$9]))))))))" office:value-type="float" office:value="100500" calcext:value-type="float">
            <text:p>100500</text:p>
          </table:table-cell>
          <table:table-cell office:value-type="float" office:value="1443146964.81814" calcext:value-type="float">
            <text:p>1443146964.81814</text:p>
          </table:table-cell>
          <table:table-cell table:formula="of:=[.G417]-[.$B$2]" office:value-type="float" office:value="44.817929983139" calcext:value-type="float">
            <text:p>44.8179299831</text:p>
          </table:table-cell>
          <table:table-cell table:formula="of:=[.C417]/([.H417]-[.H416])" office:value-type="float" office:value="300417.702026064" calcext:value-type="float">
            <text:p>300417.702026064</text:p>
          </table:table-cell>
          <table:table-cell table:formula="of:=[.G417]-[.$B417]" office:value-type="float" office:value="0.33624005317688" calcext:value-type="float">
            <text:p>0.3362400532</text:p>
          </table:table-cell>
          <table:table-cell table:number-columns-repeated="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3146964.52503" calcext:value-type="float">
            <text:p>1443146964.52503</text:p>
          </table:table-cell>
          <table:table-cell office:value-type="float" office:value="4320" calcext:value-type="float">
            <text:p>4320</text:p>
          </table:table-cell>
          <table:table-cell table:formula="of:=[.B418]-[.$B$2]" office:value-type="float" office:value="44.5248198509216" calcext:value-type="float">
            <text:p>44.5248198509</text:p>
          </table:table-cell>
          <table:table-cell table:formula="of:=[.C418]/([.D418]-[.D417])" office:value-type="float" office:value="100162.48358209" calcext:value-type="float">
            <text:p>100162.48358209</text:p>
          </table:table-cell>
          <table:table-cell table:formula="of:=IF(MOD([.D418];[.$M$10])&lt;[.$M$3];[.$N$2];IF(MOD([.D418];[.$M$10])&lt;[.$M$4];[.$N$3];IF(MOD([.D418];[.$M$10])&lt;[.$M$5];[.$N$4];IF(MOD([.D418];[.$M$10])&lt;[.$M$6];[.$N$5];IF(MOD([.D418];[.$M$10])&lt;[.$M$7];[.$N$6];IF(MOD([.D418];[.$M$10])&lt;[.$M$8];[.$N$7];IF(MOD([.D418];[.$M$10])&lt;[.$M$9];[.$N$8];IF(MOD([.D418];[.$M$10])&lt;[.$M$10];[.$N$9]))))))))" office:value-type="float" office:value="100500" calcext:value-type="float">
            <text:p>100500</text:p>
          </table:table-cell>
          <table:table-cell office:value-type="float" office:value="1443146964.84684" calcext:value-type="float">
            <text:p>1443146964.84684</text:p>
          </table:table-cell>
          <table:table-cell table:formula="of:=[.G418]-[.$B$2]" office:value-type="float" office:value="44.846629858017" calcext:value-type="float">
            <text:p>44.846629858</text:p>
          </table:table-cell>
          <table:table-cell table:formula="of:=[.C418]/([.H418]-[.H417])" office:value-type="float" office:value="150523.304313152" calcext:value-type="float">
            <text:p>150523.304313152</text:p>
          </table:table-cell>
          <table:table-cell table:formula="of:=[.G418]-[.$B418]" office:value-type="float" office:value="0.321810007095337" calcext:value-type="float">
            <text:p>0.3218100071</text:p>
          </table:table-cell>
          <table:table-cell table:number-columns-repeated="6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3146964.56818" calcext:value-type="float">
            <text:p>1443146964.56818</text:p>
          </table:table-cell>
          <table:table-cell office:value-type="float" office:value="4320" calcext:value-type="float">
            <text:p>4320</text:p>
          </table:table-cell>
          <table:table-cell table:formula="of:=[.B419]-[.$B$2]" office:value-type="float" office:value="44.5679700374603" calcext:value-type="float">
            <text:p>44.5679700375</text:p>
          </table:table-cell>
          <table:table-cell table:formula="of:=[.C419]/([.D419]-[.D418])" office:value-type="float" office:value="100115.442053209" calcext:value-type="float">
            <text:p>100115.442053209</text:p>
          </table:table-cell>
          <table:table-cell table:formula="of:=IF(MOD([.D419];[.$M$10])&lt;[.$M$3];[.$N$2];IF(MOD([.D419];[.$M$10])&lt;[.$M$4];[.$N$3];IF(MOD([.D419];[.$M$10])&lt;[.$M$5];[.$N$4];IF(MOD([.D419];[.$M$10])&lt;[.$M$6];[.$N$5];IF(MOD([.D419];[.$M$10])&lt;[.$M$7];[.$N$6];IF(MOD([.D419];[.$M$10])&lt;[.$M$8];[.$N$7];IF(MOD([.D419];[.$M$10])&lt;[.$M$9];[.$N$8];IF(MOD([.D419];[.$M$10])&lt;[.$M$10];[.$N$9]))))))))" office:value-type="float" office:value="100500" calcext:value-type="float">
            <text:p>100500</text:p>
          </table:table-cell>
          <table:table-cell office:value-type="float" office:value="1443146964.88998" calcext:value-type="float">
            <text:p>1443146964.88998</text:p>
          </table:table-cell>
          <table:table-cell table:formula="of:=[.G419]-[.$B$2]" office:value-type="float" office:value="44.8897700309753" calcext:value-type="float">
            <text:p>44.889770031</text:p>
          </table:table-cell>
          <table:table-cell table:formula="of:=[.C419]/([.H419]-[.H418])" office:value-type="float" office:value="100138.680578967" calcext:value-type="float">
            <text:p>100138.680578967</text:p>
          </table:table-cell>
          <table:table-cell table:formula="of:=[.G419]-[.$B419]" office:value-type="float" office:value="0.321799993515015" calcext:value-type="float">
            <text:p>0.3217999935</text:p>
          </table:table-cell>
          <table:table-cell table:number-columns-repeated="6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3146964.61131" calcext:value-type="float">
            <text:p>1443146964.61131</text:p>
          </table:table-cell>
          <table:table-cell office:value-type="float" office:value="4320" calcext:value-type="float">
            <text:p>4320</text:p>
          </table:table-cell>
          <table:table-cell table:formula="of:=[.B420]-[.$B$2]" office:value-type="float" office:value="44.6110999584198" calcext:value-type="float">
            <text:p>44.6110999584</text:p>
          </table:table-cell>
          <table:table-cell table:formula="of:=[.C420]/([.D420]-[.D419])" office:value-type="float" office:value="100162.48358209" calcext:value-type="float">
            <text:p>100162.48358209</text:p>
          </table:table-cell>
          <table:table-cell table:formula="of:=IF(MOD([.D420];[.$M$10])&lt;[.$M$3];[.$N$2];IF(MOD([.D420];[.$M$10])&lt;[.$M$4];[.$N$3];IF(MOD([.D420];[.$M$10])&lt;[.$M$5];[.$N$4];IF(MOD([.D420];[.$M$10])&lt;[.$M$6];[.$N$5];IF(MOD([.D420];[.$M$10])&lt;[.$M$7];[.$N$6];IF(MOD([.D420];[.$M$10])&lt;[.$M$8];[.$N$7];IF(MOD([.D420];[.$M$10])&lt;[.$M$9];[.$N$8];IF(MOD([.D420];[.$M$10])&lt;[.$M$10];[.$N$9]))))))))" office:value-type="float" office:value="100500" calcext:value-type="float">
            <text:p>100500</text:p>
          </table:table-cell>
          <table:table-cell office:value-type="float" office:value="1443146964.93303" calcext:value-type="float">
            <text:p>1443146964.93303</text:p>
          </table:table-cell>
          <table:table-cell table:formula="of:=[.G420]-[.$B$2]" office:value-type="float" office:value="44.9328198432922" calcext:value-type="float">
            <text:p>44.9328198433</text:p>
          </table:table-cell>
          <table:table-cell table:formula="of:=[.C420]/([.H420]-[.H419])" office:value-type="float" office:value="100348.869542101" calcext:value-type="float">
            <text:p>100348.869542101</text:p>
          </table:table-cell>
          <table:table-cell table:formula="of:=[.G420]-[.$B420]" office:value-type="float" office:value="0.321719884872437" calcext:value-type="float">
            <text:p>0.3217198849</text:p>
          </table:table-cell>
          <table:table-cell table:number-columns-repeated="6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3146964.65442" calcext:value-type="float">
            <text:p>1443146964.65442</text:p>
          </table:table-cell>
          <table:table-cell office:value-type="float" office:value="4320" calcext:value-type="float">
            <text:p>4320</text:p>
          </table:table-cell>
          <table:table-cell table:formula="of:=[.B421]-[.$B$2]" office:value-type="float" office:value="44.6542098522186" calcext:value-type="float">
            <text:p>44.6542098522</text:p>
          </table:table-cell>
          <table:table-cell table:formula="of:=[.C421]/([.D421]-[.D420])" office:value-type="float" office:value="100209.015131404" calcext:value-type="float">
            <text:p>100209.015131404</text:p>
          </table:table-cell>
          <table:table-cell table:formula="of:=IF(MOD([.D421];[.$M$10])&lt;[.$M$3];[.$N$2];IF(MOD([.D421];[.$M$10])&lt;[.$M$4];[.$N$3];IF(MOD([.D421];[.$M$10])&lt;[.$M$5];[.$N$4];IF(MOD([.D421];[.$M$10])&lt;[.$M$6];[.$N$5];IF(MOD([.D421];[.$M$10])&lt;[.$M$7];[.$N$6];IF(MOD([.D421];[.$M$10])&lt;[.$M$8];[.$N$7];IF(MOD([.D421];[.$M$10])&lt;[.$M$9];[.$N$8];IF(MOD([.D421];[.$M$10])&lt;[.$M$10];[.$N$9]))))))))" office:value-type="float" office:value="100500" calcext:value-type="float">
            <text:p>100500</text:p>
          </table:table-cell>
          <table:table-cell office:value-type="float" office:value="1443146964.9763" calcext:value-type="float">
            <text:p>1443146964.9763</text:p>
          </table:table-cell>
          <table:table-cell table:formula="of:=[.G421]-[.$B$2]" office:value-type="float" office:value="44.9760899543762" calcext:value-type="float">
            <text:p>44.9760899544</text:p>
          </table:table-cell>
          <table:table-cell table:formula="of:=[.C421]/([.H421]-[.H420])" office:value-type="float" office:value="99837.9687913251" calcext:value-type="float">
            <text:p>99837.9687913251</text:p>
          </table:table-cell>
          <table:table-cell table:formula="of:=[.G421]-[.$B421]" office:value-type="float" office:value="0.321880102157593" calcext:value-type="float">
            <text:p>0.3218801022</text:p>
          </table:table-cell>
          <table:table-cell table:number-columns-repeated="6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3146964.69755" calcext:value-type="float">
            <text:p>1443146964.69755</text:p>
          </table:table-cell>
          <table:table-cell office:value-type="float" office:value="4320" calcext:value-type="float">
            <text:p>4320</text:p>
          </table:table-cell>
          <table:table-cell table:formula="of:=[.B422]-[.$B$2]" office:value-type="float" office:value="44.6973400115967" calcext:value-type="float">
            <text:p>44.6973400116</text:p>
          </table:table-cell>
          <table:table-cell table:formula="of:=[.C422]/([.D422]-[.D421])" office:value-type="float" office:value="100161.929895357" calcext:value-type="float">
            <text:p>100161.929895357</text:p>
          </table:table-cell>
          <table:table-cell table:formula="of:=IF(MOD([.D422];[.$M$10])&lt;[.$M$3];[.$N$2];IF(MOD([.D422];[.$M$10])&lt;[.$M$4];[.$N$3];IF(MOD([.D422];[.$M$10])&lt;[.$M$5];[.$N$4];IF(MOD([.D422];[.$M$10])&lt;[.$M$6];[.$N$5];IF(MOD([.D422];[.$M$10])&lt;[.$M$7];[.$N$6];IF(MOD([.D422];[.$M$10])&lt;[.$M$8];[.$N$7];IF(MOD([.D422];[.$M$10])&lt;[.$M$9];[.$N$8];IF(MOD([.D422];[.$M$10])&lt;[.$M$10];[.$N$9]))))))))" office:value-type="float" office:value="100500" calcext:value-type="float">
            <text:p>100500</text:p>
          </table:table-cell>
          <table:table-cell office:value-type="float" office:value="1443146965.01938" calcext:value-type="float">
            <text:p>1443146965.01938</text:p>
          </table:table-cell>
          <table:table-cell table:formula="of:=[.G422]-[.$B$2]" office:value-type="float" office:value="45.0191700458527" calcext:value-type="float">
            <text:p>45.0191700459</text:p>
          </table:table-cell>
          <table:table-cell table:formula="of:=[.C422]/([.H422]-[.H421])" office:value-type="float" office:value="100278.338600152" calcext:value-type="float">
            <text:p>100278.338600152</text:p>
          </table:table-cell>
          <table:table-cell table:formula="of:=[.G422]-[.$B422]" office:value-type="float" office:value="0.321830034255981" calcext:value-type="float">
            <text:p>0.3218300343</text:p>
          </table:table-cell>
          <table:table-cell table:number-columns-repeated="6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3146964.74068" calcext:value-type="float">
            <text:p>1443146964.74068</text:p>
          </table:table-cell>
          <table:table-cell office:value-type="float" office:value="4320" calcext:value-type="float">
            <text:p>4320</text:p>
          </table:table-cell>
          <table:table-cell table:formula="of:=[.B423]-[.$B$2]" office:value-type="float" office:value="44.7404699325562" calcext:value-type="float">
            <text:p>44.7404699326</text:p>
          </table:table-cell>
          <table:table-cell table:formula="of:=[.C423]/([.D423]-[.D422])" office:value-type="float" office:value="100162.48358209" calcext:value-type="float">
            <text:p>100162.48358209</text:p>
          </table:table-cell>
          <table:table-cell table:formula="of:=IF(MOD([.D423];[.$M$10])&lt;[.$M$3];[.$N$2];IF(MOD([.D423];[.$M$10])&lt;[.$M$4];[.$N$3];IF(MOD([.D423];[.$M$10])&lt;[.$M$5];[.$N$4];IF(MOD([.D423];[.$M$10])&lt;[.$M$6];[.$N$5];IF(MOD([.D423];[.$M$10])&lt;[.$M$7];[.$N$6];IF(MOD([.D423];[.$M$10])&lt;[.$M$8];[.$N$7];IF(MOD([.D423];[.$M$10])&lt;[.$M$9];[.$N$8];IF(MOD([.D423];[.$M$10])&lt;[.$M$10];[.$N$9]))))))))" office:value-type="float" office:value="100500" calcext:value-type="float">
            <text:p>100500</text:p>
          </table:table-cell>
          <table:table-cell office:value-type="float" office:value="1443146965.03254" calcext:value-type="float">
            <text:p>1443146965.03254</text:p>
          </table:table-cell>
          <table:table-cell table:formula="of:=[.G423]-[.$B$2]" office:value-type="float" office:value="45.0323300361633" calcext:value-type="float">
            <text:p>45.0323300362</text:p>
          </table:table-cell>
          <table:table-cell table:formula="of:=[.C423]/([.H423]-[.H422])" office:value-type="float" office:value="328267.718897766" calcext:value-type="float">
            <text:p>328267.718897766</text:p>
          </table:table-cell>
          <table:table-cell table:formula="of:=[.G423]-[.$B423]" office:value-type="float" office:value="0.291860103607178" calcext:value-type="float">
            <text:p>0.2918601036</text:p>
          </table:table-cell>
          <table:table-cell table:number-columns-repeated="6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3146964.78381" calcext:value-type="float">
            <text:p>1443146964.78381</text:p>
          </table:table-cell>
          <table:table-cell office:value-type="float" office:value="4320" calcext:value-type="float">
            <text:p>4320</text:p>
          </table:table-cell>
          <table:table-cell table:formula="of:=[.B424]-[.$B$2]" office:value-type="float" office:value="44.7835998535156" calcext:value-type="float">
            <text:p>44.7835998535</text:p>
          </table:table-cell>
          <table:table-cell table:formula="of:=[.C424]/([.D424]-[.D423])" office:value-type="float" office:value="100162.48358209" calcext:value-type="float">
            <text:p>100162.48358209</text:p>
          </table:table-cell>
          <table:table-cell table:formula="of:=IF(MOD([.D424];[.$M$10])&lt;[.$M$3];[.$N$2];IF(MOD([.D424];[.$M$10])&lt;[.$M$4];[.$N$3];IF(MOD([.D424];[.$M$10])&lt;[.$M$5];[.$N$4];IF(MOD([.D424];[.$M$10])&lt;[.$M$6];[.$N$5];IF(MOD([.D424];[.$M$10])&lt;[.$M$7];[.$N$6];IF(MOD([.D424];[.$M$10])&lt;[.$M$8];[.$N$7];IF(MOD([.D424];[.$M$10])&lt;[.$M$9];[.$N$8];IF(MOD([.D424];[.$M$10])&lt;[.$M$10];[.$N$9]))))))))" office:value-type="float" office:value="100500" calcext:value-type="float">
            <text:p>100500</text:p>
          </table:table-cell>
          <table:table-cell office:value-type="float" office:value="1443146965.0624" calcext:value-type="float">
            <text:p>1443146965.0624</text:p>
          </table:table-cell>
          <table:table-cell table:formula="of:=[.G424]-[.$B$2]" office:value-type="float" office:value="45.0621900558472" calcext:value-type="float">
            <text:p>45.0621900558</text:p>
          </table:table-cell>
          <table:table-cell table:formula="of:=[.C424]/([.H424]-[.H423])" office:value-type="float" office:value="144675.055332876" calcext:value-type="float">
            <text:p>144675.055332876</text:p>
          </table:table-cell>
          <table:table-cell table:formula="of:=[.G424]-[.$B424]" office:value-type="float" office:value="0.278590202331543" calcext:value-type="float">
            <text:p>0.2785902023</text:p>
          </table:table-cell>
          <table:table-cell table:number-columns-repeated="6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3146964.82695" calcext:value-type="float">
            <text:p>1443146964.82695</text:p>
          </table:table-cell>
          <table:table-cell office:value-type="float" office:value="4320" calcext:value-type="float">
            <text:p>4320</text:p>
          </table:table-cell>
          <table:table-cell table:formula="of:=[.B425]-[.$B$2]" office:value-type="float" office:value="44.826740026474" calcext:value-type="float">
            <text:p>44.8267400265</text:p>
          </table:table-cell>
          <table:table-cell table:formula="of:=[.C425]/([.D425]-[.D424])" office:value-type="float" office:value="100138.680578967" calcext:value-type="float">
            <text:p>100138.680578967</text:p>
          </table:table-cell>
          <table:table-cell table:formula="of:=IF(MOD([.D425];[.$M$10])&lt;[.$M$3];[.$N$2];IF(MOD([.D425];[.$M$10])&lt;[.$M$4];[.$N$3];IF(MOD([.D425];[.$M$10])&lt;[.$M$5];[.$N$4];IF(MOD([.D425];[.$M$10])&lt;[.$M$6];[.$N$5];IF(MOD([.D425];[.$M$10])&lt;[.$M$7];[.$N$6];IF(MOD([.D425];[.$M$10])&lt;[.$M$8];[.$N$7];IF(MOD([.D425];[.$M$10])&lt;[.$M$9];[.$N$8];IF(MOD([.D425];[.$M$10])&lt;[.$M$10];[.$N$9]))))))))" office:value-type="float" office:value="100500" calcext:value-type="float">
            <text:p>100500</text:p>
          </table:table-cell>
          <table:table-cell office:value-type="float" office:value="1443146965.10551" calcext:value-type="float">
            <text:p>1443146965.10551</text:p>
          </table:table-cell>
          <table:table-cell table:formula="of:=[.G425]-[.$B$2]" office:value-type="float" office:value="45.105299949646" calcext:value-type="float">
            <text:p>45.1052999496</text:p>
          </table:table-cell>
          <table:table-cell table:formula="of:=[.C425]/([.H425]-[.H424])" office:value-type="float" office:value="100209.015131404" calcext:value-type="float">
            <text:p>100209.015131404</text:p>
          </table:table-cell>
          <table:table-cell table:formula="of:=[.G425]-[.$B425]" office:value-type="float" office:value="0.278559923171997" calcext:value-type="float">
            <text:p>0.2785599232</text:p>
          </table:table-cell>
          <table:table-cell table:number-columns-repeated="6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3146964.87009" calcext:value-type="float">
            <text:p>1443146964.87009</text:p>
          </table:table-cell>
          <table:table-cell office:value-type="float" office:value="4320" calcext:value-type="float">
            <text:p>4320</text:p>
          </table:table-cell>
          <table:table-cell table:formula="of:=[.B426]-[.$B$2]" office:value-type="float" office:value="44.8698799610138" calcext:value-type="float">
            <text:p>44.869879961</text:p>
          </table:table-cell>
          <table:table-cell table:formula="of:=[.C426]/([.D426]-[.D425])" office:value-type="float" office:value="100139.234008688" calcext:value-type="float">
            <text:p>100139.234008688</text:p>
          </table:table-cell>
          <table:table-cell table:formula="of:=IF(MOD([.D426];[.$M$10])&lt;[.$M$3];[.$N$2];IF(MOD([.D426];[.$M$10])&lt;[.$M$4];[.$N$3];IF(MOD([.D426];[.$M$10])&lt;[.$M$5];[.$N$4];IF(MOD([.D426];[.$M$10])&lt;[.$M$6];[.$N$5];IF(MOD([.D426];[.$M$10])&lt;[.$M$7];[.$N$6];IF(MOD([.D426];[.$M$10])&lt;[.$M$8];[.$N$7];IF(MOD([.D426];[.$M$10])&lt;[.$M$9];[.$N$8];IF(MOD([.D426];[.$M$10])&lt;[.$M$10];[.$N$9]))))))))" office:value-type="float" office:value="100500" calcext:value-type="float">
            <text:p>100500</text:p>
          </table:table-cell>
          <table:table-cell office:value-type="float" office:value="1443146965.14868" calcext:value-type="float">
            <text:p>1443146965.14868</text:p>
          </table:table-cell>
          <table:table-cell table:formula="of:=[.G426]-[.$B$2]" office:value-type="float" office:value="45.1484699249268" calcext:value-type="float">
            <text:p>45.1484699249</text:p>
          </table:table-cell>
          <table:table-cell table:formula="of:=[.C426]/([.H426]-[.H425])" office:value-type="float" office:value="100069.550003314" calcext:value-type="float">
            <text:p>100069.550003314</text:p>
          </table:table-cell>
          <table:table-cell table:formula="of:=[.G426]-[.$B426]" office:value-type="float" office:value="0.278589963912964" calcext:value-type="float">
            <text:p>0.2785899639</text:p>
          </table:table-cell>
          <table:table-cell table:number-columns-repeated="6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3146964.9132" calcext:value-type="float">
            <text:p>1443146964.9132</text:p>
          </table:table-cell>
          <table:table-cell office:value-type="float" office:value="4320" calcext:value-type="float">
            <text:p>4320</text:p>
          </table:table-cell>
          <table:table-cell table:formula="of:=[.B427]-[.$B$2]" office:value-type="float" office:value="44.9129898548126" calcext:value-type="float">
            <text:p>44.9129898548</text:p>
          </table:table-cell>
          <table:table-cell table:formula="of:=[.C427]/([.D427]-[.D426])" office:value-type="float" office:value="100209.015131404" calcext:value-type="float">
            <text:p>100209.015131404</text:p>
          </table:table-cell>
          <table:table-cell table:formula="of:=IF(MOD([.D427];[.$M$10])&lt;[.$M$3];[.$N$2];IF(MOD([.D427];[.$M$10])&lt;[.$M$4];[.$N$3];IF(MOD([.D427];[.$M$10])&lt;[.$M$5];[.$N$4];IF(MOD([.D427];[.$M$10])&lt;[.$M$6];[.$N$5];IF(MOD([.D427];[.$M$10])&lt;[.$M$7];[.$N$6];IF(MOD([.D427];[.$M$10])&lt;[.$M$8];[.$N$7];IF(MOD([.D427];[.$M$10])&lt;[.$M$9];[.$N$8];IF(MOD([.D427];[.$M$10])&lt;[.$M$10];[.$N$9]))))))))" office:value-type="float" office:value="100500" calcext:value-type="float">
            <text:p>100500</text:p>
          </table:table-cell>
          <table:table-cell office:value-type="float" office:value="1443146965.16184" calcext:value-type="float">
            <text:p>1443146965.16184</text:p>
          </table:table-cell>
          <table:table-cell table:formula="of:=[.G427]-[.$B$2]" office:value-type="float" office:value="45.1616299152374" calcext:value-type="float">
            <text:p>45.1616299152</text:p>
          </table:table-cell>
          <table:table-cell table:formula="of:=[.C427]/([.H427]-[.H426])" office:value-type="float" office:value="328267.718897766" calcext:value-type="float">
            <text:p>328267.718897766</text:p>
          </table:table-cell>
          <table:table-cell table:formula="of:=[.G427]-[.$B427]" office:value-type="float" office:value="0.248640060424805" calcext:value-type="float">
            <text:p>0.2486400604</text:p>
          </table:table-cell>
          <table:table-cell table:number-columns-repeated="6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3146964.95634" calcext:value-type="float">
            <text:p>1443146964.95634</text:p>
          </table:table-cell>
          <table:table-cell office:value-type="float" office:value="4320" calcext:value-type="float">
            <text:p>4320</text:p>
          </table:table-cell>
          <table:table-cell table:formula="of:=[.B428]-[.$B$2]" office:value-type="float" office:value="44.956130027771" calcext:value-type="float">
            <text:p>44.9561300278</text:p>
          </table:table-cell>
          <table:table-cell table:formula="of:=[.C428]/([.D428]-[.D427])" office:value-type="float" office:value="100138.680578967" calcext:value-type="float">
            <text:p>100138.680578967</text:p>
          </table:table-cell>
          <table:table-cell table:formula="of:=IF(MOD([.D428];[.$M$10])&lt;[.$M$3];[.$N$2];IF(MOD([.D428];[.$M$10])&lt;[.$M$4];[.$N$3];IF(MOD([.D428];[.$M$10])&lt;[.$M$5];[.$N$4];IF(MOD([.D428];[.$M$10])&lt;[.$M$6];[.$N$5];IF(MOD([.D428];[.$M$10])&lt;[.$M$7];[.$N$6];IF(MOD([.D428];[.$M$10])&lt;[.$M$8];[.$N$7];IF(MOD([.D428];[.$M$10])&lt;[.$M$9];[.$N$8];IF(MOD([.D428];[.$M$10])&lt;[.$M$10];[.$N$9]))))))))" office:value-type="float" office:value="100500" calcext:value-type="float">
            <text:p>100500</text:p>
          </table:table-cell>
          <table:table-cell office:value-type="float" office:value="1443146965.19186" calcext:value-type="float">
            <text:p>1443146965.19186</text:p>
          </table:table-cell>
          <table:table-cell table:formula="of:=[.G428]-[.$B$2]" office:value-type="float" office:value="45.1916499137878" calcext:value-type="float">
            <text:p>45.1916499138</text:p>
          </table:table-cell>
          <table:table-cell table:formula="of:=[.C428]/([.H428]-[.H427])" office:value-type="float" office:value="143904.070906102" calcext:value-type="float">
            <text:p>143904.070906102</text:p>
          </table:table-cell>
          <table:table-cell table:formula="of:=[.G428]-[.$B428]" office:value-type="float" office:value="0.235519886016846" calcext:value-type="float">
            <text:p>0.235519886</text:p>
          </table:table-cell>
          <table:table-cell table:number-columns-repeated="6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3146964.99949" calcext:value-type="float">
            <text:p>1443146964.99949</text:p>
          </table:table-cell>
          <table:table-cell office:value-type="float" office:value="4320" calcext:value-type="float">
            <text:p>4320</text:p>
          </table:table-cell>
          <table:table-cell table:formula="of:=[.B429]-[.$B$2]" office:value-type="float" office:value="44.9992799758911" calcext:value-type="float">
            <text:p>44.9992799759</text:p>
          </table:table-cell>
          <table:table-cell table:formula="of:=[.C429]/([.D429]-[.D428])" office:value-type="float" office:value="100115.995226097" calcext:value-type="float">
            <text:p>100115.995226097</text:p>
          </table:table-cell>
          <table:table-cell table:formula="of:=IF(MOD([.D429];[.$M$10])&lt;[.$M$3];[.$N$2];IF(MOD([.D429];[.$M$10])&lt;[.$M$4];[.$N$3];IF(MOD([.D429];[.$M$10])&lt;[.$M$5];[.$N$4];IF(MOD([.D429];[.$M$10])&lt;[.$M$6];[.$N$5];IF(MOD([.D429];[.$M$10])&lt;[.$M$7];[.$N$6];IF(MOD([.D429];[.$M$10])&lt;[.$M$8];[.$N$7];IF(MOD([.D429];[.$M$10])&lt;[.$M$9];[.$N$8];IF(MOD([.D429];[.$M$10])&lt;[.$M$10];[.$N$9]))))))))" office:value-type="float" office:value="100500" calcext:value-type="float">
            <text:p>100500</text:p>
          </table:table-cell>
          <table:table-cell office:value-type="float" office:value="1443146965.23333" calcext:value-type="float">
            <text:p>1443146965.23333</text:p>
          </table:table-cell>
          <table:table-cell table:formula="of:=[.G429]-[.$B$2]" office:value-type="float" office:value="45.2331199645996" calcext:value-type="float">
            <text:p>45.2331199646</text:p>
          </table:table-cell>
          <table:table-cell table:formula="of:=[.C429]/([.H429]-[.H428])" office:value-type="float" office:value="104171.562740747" calcext:value-type="float">
            <text:p>104171.562740747</text:p>
          </table:table-cell>
          <table:table-cell table:formula="of:=[.G429]-[.$B429]" office:value-type="float" office:value="0.233839988708496" calcext:value-type="float">
            <text:p>0.2338399887</text:p>
          </table:table-cell>
          <table:table-cell table:number-columns-repeated="6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3146965.04079" calcext:value-type="float">
            <text:p>1443146965.04079</text:p>
          </table:table-cell>
          <table:table-cell office:value-type="float" office:value="4320" calcext:value-type="float">
            <text:p>4320</text:p>
          </table:table-cell>
          <table:table-cell table:formula="of:=[.B430]-[.$B$2]" office:value-type="float" office:value="45.040580034256" calcext:value-type="float">
            <text:p>45.0405800343</text:p>
          </table:table-cell>
          <table:table-cell table:formula="of:=[.C430]/([.D430]-[.D429])" office:value-type="float" office:value="104600.336441045" calcext:value-type="float">
            <text:p>104600.336441045</text:p>
          </table:table-cell>
          <table:table-cell table:formula="of:=IF(MOD([.D430];[.$M$10])&lt;[.$M$3];[.$N$2];IF(MOD([.D430];[.$M$10])&lt;[.$M$4];[.$N$3];IF(MOD([.D430];[.$M$10])&lt;[.$M$5];[.$N$4];IF(MOD([.D430];[.$M$10])&lt;[.$M$6];[.$N$5];IF(MOD([.D430];[.$M$10])&lt;[.$M$7];[.$N$6];IF(MOD([.D430];[.$M$10])&lt;[.$M$8];[.$N$7];IF(MOD([.D430];[.$M$10])&lt;[.$M$9];[.$N$8];IF(MOD([.D430];[.$M$10])&lt;[.$M$10];[.$N$9]))))))))" office:value-type="float" office:value="105000" calcext:value-type="float">
            <text:p>105000</text:p>
          </table:table-cell>
          <table:table-cell office:value-type="float" office:value="1443146965.27468" calcext:value-type="float">
            <text:p>1443146965.27468</text:p>
          </table:table-cell>
          <table:table-cell table:formula="of:=[.G430]-[.$B$2]" office:value-type="float" office:value="45.2744698524475" calcext:value-type="float">
            <text:p>45.2744698524</text:p>
          </table:table-cell>
          <table:table-cell table:formula="of:=[.C430]/([.H430]-[.H429])" office:value-type="float" office:value="104474.285780182" calcext:value-type="float">
            <text:p>104474.285780182</text:p>
          </table:table-cell>
          <table:table-cell table:formula="of:=[.G430]-[.$B430]" office:value-type="float" office:value="0.233889818191528" calcext:value-type="float">
            <text:p>0.2338898182</text:p>
          </table:table-cell>
          <table:table-cell table:number-columns-repeated="6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3146965.0821" calcext:value-type="float">
            <text:p>1443146965.0821</text:p>
          </table:table-cell>
          <table:table-cell office:value-type="float" office:value="4320" calcext:value-type="float">
            <text:p>4320</text:p>
          </table:table-cell>
          <table:table-cell table:formula="of:=[.B431]-[.$B$2]" office:value-type="float" office:value="45.0818898677826" calcext:value-type="float">
            <text:p>45.0818898678</text:p>
          </table:table-cell>
          <table:table-cell table:formula="of:=[.C431]/([.D431]-[.D430])" office:value-type="float" office:value="104575.584823335" calcext:value-type="float">
            <text:p>104575.584823335</text:p>
          </table:table-cell>
          <table:table-cell table:formula="of:=IF(MOD([.D431];[.$M$10])&lt;[.$M$3];[.$N$2];IF(MOD([.D431];[.$M$10])&lt;[.$M$4];[.$N$3];IF(MOD([.D431];[.$M$10])&lt;[.$M$5];[.$N$4];IF(MOD([.D431];[.$M$10])&lt;[.$M$6];[.$N$5];IF(MOD([.D431];[.$M$10])&lt;[.$M$7];[.$N$6];IF(MOD([.D431];[.$M$10])&lt;[.$M$8];[.$N$7];IF(MOD([.D431];[.$M$10])&lt;[.$M$9];[.$N$8];IF(MOD([.D431];[.$M$10])&lt;[.$M$10];[.$N$9]))))))))" office:value-type="float" office:value="105000" calcext:value-type="float">
            <text:p>105000</text:p>
          </table:table-cell>
          <table:table-cell office:value-type="float" office:value="1443146965.31595" calcext:value-type="float">
            <text:p>1443146965.31595</text:p>
          </table:table-cell>
          <table:table-cell table:formula="of:=[.G431]-[.$B$2]" office:value-type="float" office:value="45.3157398700714" calcext:value-type="float">
            <text:p>45.3157398701</text:p>
          </table:table-cell>
          <table:table-cell table:formula="of:=[.C431]/([.H431]-[.H430])" office:value-type="float" office:value="104676.475773979" calcext:value-type="float">
            <text:p>104676.475773979</text:p>
          </table:table-cell>
          <table:table-cell table:formula="of:=[.G431]-[.$B431]" office:value-type="float" office:value="0.233850002288818" calcext:value-type="float">
            <text:p>0.2338500023</text:p>
          </table:table-cell>
          <table:table-cell table:number-columns-repeated="6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3146965.1234" calcext:value-type="float">
            <text:p>1443146965.1234</text:p>
          </table:table-cell>
          <table:table-cell office:value-type="float" office:value="4320" calcext:value-type="float">
            <text:p>4320</text:p>
          </table:table-cell>
          <table:table-cell table:formula="of:=[.B432]-[.$B$2]" office:value-type="float" office:value="45.1231899261475" calcext:value-type="float">
            <text:p>45.1231899261</text:p>
          </table:table-cell>
          <table:table-cell table:formula="of:=[.C432]/([.D432]-[.D431])" office:value-type="float" office:value="104600.336441045" calcext:value-type="float">
            <text:p>104600.336441045</text:p>
          </table:table-cell>
          <table:table-cell table:formula="of:=IF(MOD([.D432];[.$M$10])&lt;[.$M$3];[.$N$2];IF(MOD([.D432];[.$M$10])&lt;[.$M$4];[.$N$3];IF(MOD([.D432];[.$M$10])&lt;[.$M$5];[.$N$4];IF(MOD([.D432];[.$M$10])&lt;[.$M$6];[.$N$5];IF(MOD([.D432];[.$M$10])&lt;[.$M$7];[.$N$6];IF(MOD([.D432];[.$M$10])&lt;[.$M$8];[.$N$7];IF(MOD([.D432];[.$M$10])&lt;[.$M$9];[.$N$8];IF(MOD([.D432];[.$M$10])&lt;[.$M$10];[.$N$9]))))))))" office:value-type="float" office:value="105000" calcext:value-type="float">
            <text:p>105000</text:p>
          </table:table-cell>
          <table:table-cell office:value-type="float" office:value="1443146965.35724" calcext:value-type="float">
            <text:p>1443146965.35724</text:p>
          </table:table-cell>
          <table:table-cell table:formula="of:=[.G432]-[.$B$2]" office:value-type="float" office:value="45.357029914856" calcext:value-type="float">
            <text:p>45.3570299149</text:p>
          </table:table-cell>
          <table:table-cell table:formula="of:=[.C432]/([.H432]-[.H431])" office:value-type="float" office:value="104625.703908582" calcext:value-type="float">
            <text:p>104625.703908582</text:p>
          </table:table-cell>
          <table:table-cell table:formula="of:=[.G432]-[.$B432]" office:value-type="float" office:value="0.233839988708496" calcext:value-type="float">
            <text:p>0.2338399887</text:p>
          </table:table-cell>
          <table:table-cell table:number-columns-repeated="6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3146965.16469" calcext:value-type="float">
            <text:p>1443146965.16469</text:p>
          </table:table-cell>
          <table:table-cell office:value-type="float" office:value="4320" calcext:value-type="float">
            <text:p>4320</text:p>
          </table:table-cell>
          <table:table-cell table:formula="of:=[.B433]-[.$B$2]" office:value-type="float" office:value="45.164479970932" calcext:value-type="float">
            <text:p>45.1644799709</text:p>
          </table:table-cell>
          <table:table-cell table:formula="of:=[.C433]/([.D433]-[.D432])" office:value-type="float" office:value="104625.703908582" calcext:value-type="float">
            <text:p>104625.703908582</text:p>
          </table:table-cell>
          <table:table-cell table:formula="of:=IF(MOD([.D433];[.$M$10])&lt;[.$M$3];[.$N$2];IF(MOD([.D433];[.$M$10])&lt;[.$M$4];[.$N$3];IF(MOD([.D433];[.$M$10])&lt;[.$M$5];[.$N$4];IF(MOD([.D433];[.$M$10])&lt;[.$M$6];[.$N$5];IF(MOD([.D433];[.$M$10])&lt;[.$M$7];[.$N$6];IF(MOD([.D433];[.$M$10])&lt;[.$M$8];[.$N$7];IF(MOD([.D433];[.$M$10])&lt;[.$M$9];[.$N$8];IF(MOD([.D433];[.$M$10])&lt;[.$M$10];[.$N$9]))))))))" office:value-type="float" office:value="105000" calcext:value-type="float">
            <text:p>105000</text:p>
          </table:table-cell>
          <table:table-cell office:value-type="float" office:value="1443146965.39858" calcext:value-type="float">
            <text:p>1443146965.39858</text:p>
          </table:table-cell>
          <table:table-cell table:formula="of:=[.G433]-[.$B$2]" office:value-type="float" office:value="45.3983700275421" calcext:value-type="float">
            <text:p>45.3983700275</text:p>
          </table:table-cell>
          <table:table-cell table:formula="of:=[.C433]/([.H433]-[.H432])" office:value-type="float" office:value="104498.989463242" calcext:value-type="float">
            <text:p>104498.989463242</text:p>
          </table:table-cell>
          <table:table-cell table:formula="of:=[.G433]-[.$B433]" office:value-type="float" office:value="0.233890056610107" calcext:value-type="float">
            <text:p>0.2338900566</text:p>
          </table:table-cell>
          <table:table-cell table:number-columns-repeated="6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3146965.20597" calcext:value-type="float">
            <text:p>1443146965.20597</text:p>
          </table:table-cell>
          <table:table-cell office:value-type="float" office:value="4320" calcext:value-type="float">
            <text:p>4320</text:p>
          </table:table-cell>
          <table:table-cell table:formula="of:=[.B434]-[.$B$2]" office:value-type="float" office:value="45.2057600021362" calcext:value-type="float">
            <text:p>45.2057600021</text:p>
          </table:table-cell>
          <table:table-cell table:formula="of:=[.C434]/([.D434]-[.D433])" office:value-type="float" office:value="104651.083683241" calcext:value-type="float">
            <text:p>104651.083683241</text:p>
          </table:table-cell>
          <table:table-cell table:formula="of:=IF(MOD([.D434];[.$M$10])&lt;[.$M$3];[.$N$2];IF(MOD([.D434];[.$M$10])&lt;[.$M$4];[.$N$3];IF(MOD([.D434];[.$M$10])&lt;[.$M$5];[.$N$4];IF(MOD([.D434];[.$M$10])&lt;[.$M$6];[.$N$5];IF(MOD([.D434];[.$M$10])&lt;[.$M$7];[.$N$6];IF(MOD([.D434];[.$M$10])&lt;[.$M$8];[.$N$7];IF(MOD([.D434];[.$M$10])&lt;[.$M$9];[.$N$8];IF(MOD([.D434];[.$M$10])&lt;[.$M$10];[.$N$9]))))))))" office:value-type="float" office:value="105000" calcext:value-type="float">
            <text:p>105000</text:p>
          </table:table-cell>
          <table:table-cell office:value-type="float" office:value="1443146965.43983" calcext:value-type="float">
            <text:p>1443146965.43983</text:p>
          </table:table-cell>
          <table:table-cell table:formula="of:=[.G434]-[.$B$2]" office:value-type="float" office:value="45.4396200180054" calcext:value-type="float">
            <text:p>45.439620018</text:p>
          </table:table-cell>
          <table:table-cell table:formula="of:=[.C434]/([.H434]-[.H433])" office:value-type="float" office:value="104727.296939572" calcext:value-type="float">
            <text:p>104727.296939572</text:p>
          </table:table-cell>
          <table:table-cell table:formula="of:=[.G434]-[.$B434]" office:value-type="float" office:value="0.233860015869141" calcext:value-type="float">
            <text:p>0.2338600159</text:p>
          </table:table-cell>
          <table:table-cell table:number-columns-repeated="6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3146965.24726" calcext:value-type="float">
            <text:p>1443146965.24726</text:p>
          </table:table-cell>
          <table:table-cell office:value-type="float" office:value="4320" calcext:value-type="float">
            <text:p>4320</text:p>
          </table:table-cell>
          <table:table-cell table:formula="of:=[.B435]-[.$B$2]" office:value-type="float" office:value="45.2470500469208" calcext:value-type="float">
            <text:p>45.2470500469</text:p>
          </table:table-cell>
          <table:table-cell table:formula="of:=[.C435]/([.D435]-[.D434])" office:value-type="float" office:value="104625.703908582" calcext:value-type="float">
            <text:p>104625.703908582</text:p>
          </table:table-cell>
          <table:table-cell table:formula="of:=IF(MOD([.D435];[.$M$10])&lt;[.$M$3];[.$N$2];IF(MOD([.D435];[.$M$10])&lt;[.$M$4];[.$N$3];IF(MOD([.D435];[.$M$10])&lt;[.$M$5];[.$N$4];IF(MOD([.D435];[.$M$10])&lt;[.$M$6];[.$N$5];IF(MOD([.D435];[.$M$10])&lt;[.$M$7];[.$N$6];IF(MOD([.D435];[.$M$10])&lt;[.$M$8];[.$N$7];IF(MOD([.D435];[.$M$10])&lt;[.$M$9];[.$N$8];IF(MOD([.D435];[.$M$10])&lt;[.$M$10];[.$N$9]))))))))" office:value-type="float" office:value="105000" calcext:value-type="float">
            <text:p>105000</text:p>
          </table:table-cell>
          <table:table-cell office:value-type="float" office:value="1443146965.48108" calcext:value-type="float">
            <text:p>1443146965.48108</text:p>
          </table:table-cell>
          <table:table-cell table:formula="of:=[.G435]-[.$B$2]" office:value-type="float" office:value="45.4808700084686" calcext:value-type="float">
            <text:p>45.4808700085</text:p>
          </table:table-cell>
          <table:table-cell table:formula="of:=[.C435]/([.H435]-[.H434])" office:value-type="float" office:value="104727.296939572" calcext:value-type="float">
            <text:p>104727.296939572</text:p>
          </table:table-cell>
          <table:table-cell table:formula="of:=[.G435]-[.$B435]" office:value-type="float" office:value="0.233819961547852" calcext:value-type="float">
            <text:p>0.2338199615</text:p>
          </table:table-cell>
          <table:table-cell table:number-columns-repeated="6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3146965.28858" calcext:value-type="float">
            <text:p>1443146965.28858</text:p>
          </table:table-cell>
          <table:table-cell office:value-type="float" office:value="4320" calcext:value-type="float">
            <text:p>4320</text:p>
          </table:table-cell>
          <table:table-cell table:formula="of:=[.B436]-[.$B$2]" office:value-type="float" office:value="45.2883698940277" calcext:value-type="float">
            <text:p>45.288369894</text:p>
          </table:table-cell>
          <table:table-cell table:formula="of:=[.C436]/([.D436]-[.D435])" office:value-type="float" office:value="104550.241650703" calcext:value-type="float">
            <text:p>104550.241650703</text:p>
          </table:table-cell>
          <table:table-cell table:formula="of:=IF(MOD([.D436];[.$M$10])&lt;[.$M$3];[.$N$2];IF(MOD([.D436];[.$M$10])&lt;[.$M$4];[.$N$3];IF(MOD([.D436];[.$M$10])&lt;[.$M$5];[.$N$4];IF(MOD([.D436];[.$M$10])&lt;[.$M$6];[.$N$5];IF(MOD([.D436];[.$M$10])&lt;[.$M$7];[.$N$6];IF(MOD([.D436];[.$M$10])&lt;[.$M$8];[.$N$7];IF(MOD([.D436];[.$M$10])&lt;[.$M$9];[.$N$8];IF(MOD([.D436];[.$M$10])&lt;[.$M$10];[.$N$9]))))))))" office:value-type="float" office:value="105000" calcext:value-type="float">
            <text:p>105000</text:p>
          </table:table-cell>
          <table:table-cell office:value-type="float" office:value="1443146965.52238" calcext:value-type="float">
            <text:p>1443146965.52238</text:p>
          </table:table-cell>
          <table:table-cell table:formula="of:=[.G436]-[.$B$2]" office:value-type="float" office:value="45.5221700668335" calcext:value-type="float">
            <text:p>45.5221700668</text:p>
          </table:table-cell>
          <table:table-cell table:formula="of:=[.C436]/([.H436]-[.H435])" office:value-type="float" office:value="104600.336441045" calcext:value-type="float">
            <text:p>104600.336441045</text:p>
          </table:table-cell>
          <table:table-cell table:formula="of:=[.G436]-[.$B436]" office:value-type="float" office:value="0.233800172805786" calcext:value-type="float">
            <text:p>0.2338001728</text:p>
          </table:table-cell>
          <table:table-cell table:number-columns-repeated="6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3146965.3299" calcext:value-type="float">
            <text:p>1443146965.3299</text:p>
          </table:table-cell>
          <table:table-cell office:value-type="float" office:value="4320" calcext:value-type="float">
            <text:p>4320</text:p>
          </table:table-cell>
          <table:table-cell table:formula="of:=[.B437]-[.$B$2]" office:value-type="float" office:value="45.3296899795532" calcext:value-type="float">
            <text:p>45.3296899796</text:p>
          </table:table-cell>
          <table:table-cell table:formula="of:=[.C437]/([.D437]-[.D436])" office:value-type="float" office:value="104549.638391543" calcext:value-type="float">
            <text:p>104549.638391543</text:p>
          </table:table-cell>
          <table:table-cell table:formula="of:=IF(MOD([.D437];[.$M$10])&lt;[.$M$3];[.$N$2];IF(MOD([.D437];[.$M$10])&lt;[.$M$4];[.$N$3];IF(MOD([.D437];[.$M$10])&lt;[.$M$5];[.$N$4];IF(MOD([.D437];[.$M$10])&lt;[.$M$6];[.$N$5];IF(MOD([.D437];[.$M$10])&lt;[.$M$7];[.$N$6];IF(MOD([.D437];[.$M$10])&lt;[.$M$8];[.$N$7];IF(MOD([.D437];[.$M$10])&lt;[.$M$9];[.$N$8];IF(MOD([.D437];[.$M$10])&lt;[.$M$10];[.$N$9]))))))))" office:value-type="float" office:value="105000" calcext:value-type="float">
            <text:p>105000</text:p>
          </table:table-cell>
          <table:table-cell office:value-type="float" office:value="1443146965.56363" calcext:value-type="float">
            <text:p>1443146965.56363</text:p>
          </table:table-cell>
          <table:table-cell table:formula="of:=[.G437]-[.$B$2]" office:value-type="float" office:value="45.5634200572968" calcext:value-type="float">
            <text:p>45.5634200573</text:p>
          </table:table-cell>
          <table:table-cell table:formula="of:=[.C437]/([.H437]-[.H436])" office:value-type="float" office:value="104727.296939572" calcext:value-type="float">
            <text:p>104727.296939572</text:p>
          </table:table-cell>
          <table:table-cell table:formula="of:=[.G437]-[.$B437]" office:value-type="float" office:value="0.23373007774353" calcext:value-type="float">
            <text:p>0.2337300777</text:p>
          </table:table-cell>
          <table:table-cell table:number-columns-repeated="6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3146965.37118" calcext:value-type="float">
            <text:p>1443146965.37118</text:p>
          </table:table-cell>
          <table:table-cell office:value-type="float" office:value="4320" calcext:value-type="float">
            <text:p>4320</text:p>
          </table:table-cell>
          <table:table-cell table:formula="of:=[.B438]-[.$B$2]" office:value-type="float" office:value="45.3709700107575" calcext:value-type="float">
            <text:p>45.3709700108</text:p>
          </table:table-cell>
          <table:table-cell table:formula="of:=[.C438]/([.D438]-[.D437])" office:value-type="float" office:value="104651.083683241" calcext:value-type="float">
            <text:p>104651.083683241</text:p>
          </table:table-cell>
          <table:table-cell table:formula="of:=IF(MOD([.D438];[.$M$10])&lt;[.$M$3];[.$N$2];IF(MOD([.D438];[.$M$10])&lt;[.$M$4];[.$N$3];IF(MOD([.D438];[.$M$10])&lt;[.$M$5];[.$N$4];IF(MOD([.D438];[.$M$10])&lt;[.$M$6];[.$N$5];IF(MOD([.D438];[.$M$10])&lt;[.$M$7];[.$N$6];IF(MOD([.D438];[.$M$10])&lt;[.$M$8];[.$N$7];IF(MOD([.D438];[.$M$10])&lt;[.$M$9];[.$N$8];IF(MOD([.D438];[.$M$10])&lt;[.$M$10];[.$N$9]))))))))" office:value-type="float" office:value="105000" calcext:value-type="float">
            <text:p>105000</text:p>
          </table:table-cell>
          <table:table-cell office:value-type="float" office:value="1443146965.6049" calcext:value-type="float">
            <text:p>1443146965.6049</text:p>
          </table:table-cell>
          <table:table-cell table:formula="of:=[.G438]-[.$B$2]" office:value-type="float" office:value="45.6046898365021" calcext:value-type="float">
            <text:p>45.6046898365</text:p>
          </table:table-cell>
          <table:table-cell table:formula="of:=[.C438]/([.H438]-[.H437])" office:value-type="float" office:value="104677.080497753" calcext:value-type="float">
            <text:p>104677.080497753</text:p>
          </table:table-cell>
          <table:table-cell table:formula="of:=[.G438]-[.$B438]" office:value-type="float" office:value="0.233719825744629" calcext:value-type="float">
            <text:p>0.2337198257</text:p>
          </table:table-cell>
          <table:table-cell table:number-columns-repeated="6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3146965.41248" calcext:value-type="float">
            <text:p>1443146965.41248</text:p>
          </table:table-cell>
          <table:table-cell office:value-type="float" office:value="4320" calcext:value-type="float">
            <text:p>4320</text:p>
          </table:table-cell>
          <table:table-cell table:formula="of:=[.B439]-[.$B$2]" office:value-type="float" office:value="45.4122700691223" calcext:value-type="float">
            <text:p>45.4122700691</text:p>
          </table:table-cell>
          <table:table-cell table:formula="of:=[.C439]/([.D439]-[.D438])" office:value-type="float" office:value="104600.336441045" calcext:value-type="float">
            <text:p>104600.336441045</text:p>
          </table:table-cell>
          <table:table-cell table:formula="of:=IF(MOD([.D439];[.$M$10])&lt;[.$M$3];[.$N$2];IF(MOD([.D439];[.$M$10])&lt;[.$M$4];[.$N$3];IF(MOD([.D439];[.$M$10])&lt;[.$M$5];[.$N$4];IF(MOD([.D439];[.$M$10])&lt;[.$M$6];[.$N$5];IF(MOD([.D439];[.$M$10])&lt;[.$M$7];[.$N$6];IF(MOD([.D439];[.$M$10])&lt;[.$M$8];[.$N$7];IF(MOD([.D439];[.$M$10])&lt;[.$M$9];[.$N$8];IF(MOD([.D439];[.$M$10])&lt;[.$M$10];[.$N$9]))))))))" office:value-type="float" office:value="105000" calcext:value-type="float">
            <text:p>105000</text:p>
          </table:table-cell>
          <table:table-cell office:value-type="float" office:value="1443146965.64623" calcext:value-type="float">
            <text:p>1443146965.64623</text:p>
          </table:table-cell>
          <table:table-cell table:formula="of:=[.G439]-[.$B$2]" office:value-type="float" office:value="45.6460199356079" calcext:value-type="float">
            <text:p>45.6460199356</text:p>
          </table:table-cell>
          <table:table-cell table:formula="of:=[.C439]/([.H439]-[.H438])" office:value-type="float" office:value="104524.307791706" calcext:value-type="float">
            <text:p>104524.307791706</text:p>
          </table:table-cell>
          <table:table-cell table:formula="of:=[.G439]-[.$B439]" office:value-type="float" office:value="0.233749866485596" calcext:value-type="float">
            <text:p>0.2337498665</text:p>
          </table:table-cell>
          <table:table-cell table:number-columns-repeated="6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3146965.45392" calcext:value-type="float">
            <text:p>1443146965.45392</text:p>
          </table:table-cell>
          <table:table-cell office:value-type="float" office:value="4320" calcext:value-type="float">
            <text:p>4320</text:p>
          </table:table-cell>
          <table:table-cell table:formula="of:=[.B440]-[.$B$2]" office:value-type="float" office:value="45.4537098407745" calcext:value-type="float">
            <text:p>45.4537098408</text:p>
          </table:table-cell>
          <table:table-cell table:formula="of:=[.C440]/([.D440]-[.D439])" office:value-type="float" office:value="104247.678685469" calcext:value-type="float">
            <text:p>104247.678685469</text:p>
          </table:table-cell>
          <table:table-cell table:formula="of:=IF(MOD([.D440];[.$M$10])&lt;[.$M$3];[.$N$2];IF(MOD([.D440];[.$M$10])&lt;[.$M$4];[.$N$3];IF(MOD([.D440];[.$M$10])&lt;[.$M$5];[.$N$4];IF(MOD([.D440];[.$M$10])&lt;[.$M$6];[.$N$5];IF(MOD([.D440];[.$M$10])&lt;[.$M$7];[.$N$6];IF(MOD([.D440];[.$M$10])&lt;[.$M$8];[.$N$7];IF(MOD([.D440];[.$M$10])&lt;[.$M$9];[.$N$8];IF(MOD([.D440];[.$M$10])&lt;[.$M$10];[.$N$9]))))))))" office:value-type="float" office:value="105000" calcext:value-type="float">
            <text:p>105000</text:p>
          </table:table-cell>
          <table:table-cell office:value-type="float" office:value="1443146965.68755" calcext:value-type="float">
            <text:p>1443146965.68755</text:p>
          </table:table-cell>
          <table:table-cell table:formula="of:=[.G440]-[.$B$2]" office:value-type="float" office:value="45.6873400211334" calcext:value-type="float">
            <text:p>45.6873400211</text:p>
          </table:table-cell>
          <table:table-cell table:formula="of:=[.C440]/([.H440]-[.H439])" office:value-type="float" office:value="104549.638391543" calcext:value-type="float">
            <text:p>104549.638391543</text:p>
          </table:table-cell>
          <table:table-cell table:formula="of:=[.G440]-[.$B440]" office:value-type="float" office:value="0.233630180358887" calcext:value-type="float">
            <text:p>0.2336301804</text:p>
          </table:table-cell>
          <table:table-cell table:number-columns-repeated="6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3146965.49522" calcext:value-type="float">
            <text:p>1443146965.49522</text:p>
          </table:table-cell>
          <table:table-cell office:value-type="float" office:value="4320" calcext:value-type="float">
            <text:p>4320</text:p>
          </table:table-cell>
          <table:table-cell table:formula="of:=[.B441]-[.$B$2]" office:value-type="float" office:value="45.4950098991394" calcext:value-type="float">
            <text:p>45.4950098991</text:p>
          </table:table-cell>
          <table:table-cell table:formula="of:=[.C441]/([.D441]-[.D440])" office:value-type="float" office:value="104600.336441045" calcext:value-type="float">
            <text:p>104600.336441045</text:p>
          </table:table-cell>
          <table:table-cell table:formula="of:=IF(MOD([.D441];[.$M$10])&lt;[.$M$3];[.$N$2];IF(MOD([.D441];[.$M$10])&lt;[.$M$4];[.$N$3];IF(MOD([.D441];[.$M$10])&lt;[.$M$5];[.$N$4];IF(MOD([.D441];[.$M$10])&lt;[.$M$6];[.$N$5];IF(MOD([.D441];[.$M$10])&lt;[.$M$7];[.$N$6];IF(MOD([.D441];[.$M$10])&lt;[.$M$8];[.$N$7];IF(MOD([.D441];[.$M$10])&lt;[.$M$9];[.$N$8];IF(MOD([.D441];[.$M$10])&lt;[.$M$10];[.$N$9]))))))))" office:value-type="float" office:value="105000" calcext:value-type="float">
            <text:p>105000</text:p>
          </table:table-cell>
          <table:table-cell office:value-type="float" office:value="1443146965.72891" calcext:value-type="float">
            <text:p>1443146965.72891</text:p>
          </table:table-cell>
          <table:table-cell table:formula="of:=[.G441]-[.$B$2]" office:value-type="float" office:value="45.7286999225616" calcext:value-type="float">
            <text:p>45.7286999226</text:p>
          </table:table-cell>
          <table:table-cell table:formula="of:=[.C441]/([.H441]-[.H440])" office:value-type="float" office:value="104448.991676082" calcext:value-type="float">
            <text:p>104448.991676082</text:p>
          </table:table-cell>
          <table:table-cell table:formula="of:=[.G441]-[.$B441]" office:value-type="float" office:value="0.233690023422241" calcext:value-type="float">
            <text:p>0.2336900234</text:p>
          </table:table-cell>
          <table:table-cell table:number-columns-repeated="6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3146965.53651" calcext:value-type="float">
            <text:p>1443146965.53651</text:p>
          </table:table-cell>
          <table:table-cell office:value-type="float" office:value="4320" calcext:value-type="float">
            <text:p>4320</text:p>
          </table:table-cell>
          <table:table-cell table:formula="of:=[.B442]-[.$B$2]" office:value-type="float" office:value="45.536299943924" calcext:value-type="float">
            <text:p>45.5362999439</text:p>
          </table:table-cell>
          <table:table-cell table:formula="of:=[.C442]/([.D442]-[.D441])" office:value-type="float" office:value="104625.703908582" calcext:value-type="float">
            <text:p>104625.703908582</text:p>
          </table:table-cell>
          <table:table-cell table:formula="of:=IF(MOD([.D442];[.$M$10])&lt;[.$M$3];[.$N$2];IF(MOD([.D442];[.$M$10])&lt;[.$M$4];[.$N$3];IF(MOD([.D442];[.$M$10])&lt;[.$M$5];[.$N$4];IF(MOD([.D442];[.$M$10])&lt;[.$M$6];[.$N$5];IF(MOD([.D442];[.$M$10])&lt;[.$M$7];[.$N$6];IF(MOD([.D442];[.$M$10])&lt;[.$M$8];[.$N$7];IF(MOD([.D442];[.$M$10])&lt;[.$M$9];[.$N$8];IF(MOD([.D442];[.$M$10])&lt;[.$M$10];[.$N$9]))))))))" office:value-type="float" office:value="105000" calcext:value-type="float">
            <text:p>105000</text:p>
          </table:table-cell>
          <table:table-cell office:value-type="float" office:value="1443146965.77042" calcext:value-type="float">
            <text:p>1443146965.77042</text:p>
          </table:table-cell>
          <table:table-cell table:formula="of:=[.G442]-[.$B$2]" office:value-type="float" office:value="45.7702100276947" calcext:value-type="float">
            <text:p>45.7702100277</text:p>
          </table:table-cell>
          <table:table-cell table:formula="of:=[.C442]/([.H442]-[.H441])" office:value-type="float" office:value="104071.044536087" calcext:value-type="float">
            <text:p>104071.044536087</text:p>
          </table:table-cell>
          <table:table-cell table:formula="of:=[.G442]-[.$B442]" office:value-type="float" office:value="0.233910083770752" calcext:value-type="float">
            <text:p>0.2339100838</text:p>
          </table:table-cell>
          <table:table-cell table:number-columns-repeated="6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3146965.5778" calcext:value-type="float">
            <text:p>1443146965.5778</text:p>
          </table:table-cell>
          <table:table-cell office:value-type="float" office:value="4320" calcext:value-type="float">
            <text:p>4320</text:p>
          </table:table-cell>
          <table:table-cell table:formula="of:=[.B443]-[.$B$2]" office:value-type="float" office:value="45.5775899887085" calcext:value-type="float">
            <text:p>45.5775899887</text:p>
          </table:table-cell>
          <table:table-cell table:formula="of:=[.C443]/([.D443]-[.D442])" office:value-type="float" office:value="104625.703908582" calcext:value-type="float">
            <text:p>104625.703908582</text:p>
          </table:table-cell>
          <table:table-cell table:formula="of:=IF(MOD([.D443];[.$M$10])&lt;[.$M$3];[.$N$2];IF(MOD([.D443];[.$M$10])&lt;[.$M$4];[.$N$3];IF(MOD([.D443];[.$M$10])&lt;[.$M$5];[.$N$4];IF(MOD([.D443];[.$M$10])&lt;[.$M$6];[.$N$5];IF(MOD([.D443];[.$M$10])&lt;[.$M$7];[.$N$6];IF(MOD([.D443];[.$M$10])&lt;[.$M$8];[.$N$7];IF(MOD([.D443];[.$M$10])&lt;[.$M$9];[.$N$8];IF(MOD([.D443];[.$M$10])&lt;[.$M$10];[.$N$9]))))))))" office:value-type="float" office:value="105000" calcext:value-type="float">
            <text:p>105000</text:p>
          </table:table-cell>
          <table:table-cell office:value-type="float" office:value="1443146965.81135" calcext:value-type="float">
            <text:p>1443146965.81135</text:p>
          </table:table-cell>
          <table:table-cell table:formula="of:=[.G443]-[.$B$2]" office:value-type="float" office:value="45.8111400604248" calcext:value-type="float">
            <text:p>45.8111400604</text:p>
          </table:table-cell>
          <table:table-cell table:formula="of:=[.C443]/([.H443]-[.H442])" office:value-type="float" office:value="105545.969838006" calcext:value-type="float">
            <text:p>105545.969838006</text:p>
          </table:table-cell>
          <table:table-cell table:formula="of:=[.G443]-[.$B443]" office:value-type="float" office:value="0.233550071716309" calcext:value-type="float">
            <text:p>0.2335500717</text:p>
          </table:table-cell>
          <table:table-cell table:number-columns-repeated="6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3146965.61907" calcext:value-type="float">
            <text:p>1443146965.61907</text:p>
          </table:table-cell>
          <table:table-cell office:value-type="float" office:value="4320" calcext:value-type="float">
            <text:p>4320</text:p>
          </table:table-cell>
          <table:table-cell table:formula="of:=[.B444]-[.$B$2]" office:value-type="float" office:value="45.6188600063324" calcext:value-type="float">
            <text:p>45.6188600063</text:p>
          </table:table-cell>
          <table:table-cell table:formula="of:=[.C444]/([.D444]-[.D443])" office:value-type="float" office:value="104676.475773979" calcext:value-type="float">
            <text:p>104676.475773979</text:p>
          </table:table-cell>
          <table:table-cell table:formula="of:=IF(MOD([.D444];[.$M$10])&lt;[.$M$3];[.$N$2];IF(MOD([.D444];[.$M$10])&lt;[.$M$4];[.$N$3];IF(MOD([.D444];[.$M$10])&lt;[.$M$5];[.$N$4];IF(MOD([.D444];[.$M$10])&lt;[.$M$6];[.$N$5];IF(MOD([.D444];[.$M$10])&lt;[.$M$7];[.$N$6];IF(MOD([.D444];[.$M$10])&lt;[.$M$8];[.$N$7];IF(MOD([.D444];[.$M$10])&lt;[.$M$9];[.$N$8];IF(MOD([.D444];[.$M$10])&lt;[.$M$10];[.$N$9]))))))))" office:value-type="float" office:value="105000" calcext:value-type="float">
            <text:p>105000</text:p>
          </table:table-cell>
          <table:table-cell office:value-type="float" office:value="1443146965.85274" calcext:value-type="float">
            <text:p>1443146965.85274</text:p>
          </table:table-cell>
          <table:table-cell table:formula="of:=[.G444]-[.$B$2]" office:value-type="float" office:value="45.852530002594" calcext:value-type="float">
            <text:p>45.8525300026</text:p>
          </table:table-cell>
          <table:table-cell table:formula="of:=[.C444]/([.H444]-[.H443])" office:value-type="float" office:value="104373.182797433" calcext:value-type="float">
            <text:p>104373.182797433</text:p>
          </table:table-cell>
          <table:table-cell table:formula="of:=[.G444]-[.$B444]" office:value-type="float" office:value="0.233669996261597" calcext:value-type="float">
            <text:p>0.2336699963</text:p>
          </table:table-cell>
          <table:table-cell table:number-columns-repeated="6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3146965.66036" calcext:value-type="float">
            <text:p>1443146965.66036</text:p>
          </table:table-cell>
          <table:table-cell office:value-type="float" office:value="4320" calcext:value-type="float">
            <text:p>4320</text:p>
          </table:table-cell>
          <table:table-cell table:formula="of:=[.B445]-[.$B$2]" office:value-type="float" office:value="45.6601500511169" calcext:value-type="float">
            <text:p>45.6601500511</text:p>
          </table:table-cell>
          <table:table-cell table:formula="of:=[.C445]/([.D445]-[.D444])" office:value-type="float" office:value="104625.703908582" calcext:value-type="float">
            <text:p>104625.703908582</text:p>
          </table:table-cell>
          <table:table-cell table:formula="of:=IF(MOD([.D445];[.$M$10])&lt;[.$M$3];[.$N$2];IF(MOD([.D445];[.$M$10])&lt;[.$M$4];[.$N$3];IF(MOD([.D445];[.$M$10])&lt;[.$M$5];[.$N$4];IF(MOD([.D445];[.$M$10])&lt;[.$M$6];[.$N$5];IF(MOD([.D445];[.$M$10])&lt;[.$M$7];[.$N$6];IF(MOD([.D445];[.$M$10])&lt;[.$M$8];[.$N$7];IF(MOD([.D445];[.$M$10])&lt;[.$M$9];[.$N$8];IF(MOD([.D445];[.$M$10])&lt;[.$M$10];[.$N$9]))))))))" office:value-type="float" office:value="105000" calcext:value-type="float">
            <text:p>105000</text:p>
          </table:table-cell>
          <table:table-cell office:value-type="float" office:value="1443146965.89413" calcext:value-type="float">
            <text:p>1443146965.89413</text:p>
          </table:table-cell>
          <table:table-cell table:formula="of:=[.G445]-[.$B$2]" office:value-type="float" office:value="45.8939199447632" calcext:value-type="float">
            <text:p>45.8939199448</text:p>
          </table:table-cell>
          <table:table-cell table:formula="of:=[.C445]/([.H445]-[.H444])" office:value-type="float" office:value="104373.182797433" calcext:value-type="float">
            <text:p>104373.182797433</text:p>
          </table:table-cell>
          <table:table-cell table:formula="of:=[.G445]-[.$B445]" office:value-type="float" office:value="0.23376989364624" calcext:value-type="float">
            <text:p>0.2337698936</text:p>
          </table:table-cell>
          <table:table-cell table:number-columns-repeated="6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3146965.70165" calcext:value-type="float">
            <text:p>1443146965.70165</text:p>
          </table:table-cell>
          <table:table-cell office:value-type="float" office:value="4320" calcext:value-type="float">
            <text:p>4320</text:p>
          </table:table-cell>
          <table:table-cell table:formula="of:=[.B446]-[.$B$2]" office:value-type="float" office:value="45.7014398574829" calcext:value-type="float">
            <text:p>45.7014398575</text:p>
          </table:table-cell>
          <table:table-cell table:formula="of:=[.C446]/([.D446]-[.D445])" office:value-type="float" office:value="104626.308045871" calcext:value-type="float">
            <text:p>104626.308045871</text:p>
          </table:table-cell>
          <table:table-cell table:formula="of:=IF(MOD([.D446];[.$M$10])&lt;[.$M$3];[.$N$2];IF(MOD([.D446];[.$M$10])&lt;[.$M$4];[.$N$3];IF(MOD([.D446];[.$M$10])&lt;[.$M$5];[.$N$4];IF(MOD([.D446];[.$M$10])&lt;[.$M$6];[.$N$5];IF(MOD([.D446];[.$M$10])&lt;[.$M$7];[.$N$6];IF(MOD([.D446];[.$M$10])&lt;[.$M$8];[.$N$7];IF(MOD([.D446];[.$M$10])&lt;[.$M$9];[.$N$8];IF(MOD([.D446];[.$M$10])&lt;[.$M$10];[.$N$9]))))))))" office:value-type="float" office:value="105000" calcext:value-type="float">
            <text:p>105000</text:p>
          </table:table-cell>
          <table:table-cell office:value-type="float" office:value="1443146965.9352" calcext:value-type="float">
            <text:p>1443146965.9352</text:p>
          </table:table-cell>
          <table:table-cell table:formula="of:=[.G446]-[.$B$2]" office:value-type="float" office:value="45.9349899291992" calcext:value-type="float">
            <text:p>45.9349899292</text:p>
          </table:table-cell>
          <table:table-cell table:formula="of:=[.C446]/([.H446]-[.H445])" office:value-type="float" office:value="105186.307210031" calcext:value-type="float">
            <text:p>105186.307210031</text:p>
          </table:table-cell>
          <table:table-cell table:formula="of:=[.G446]-[.$B446]" office:value-type="float" office:value="0.233550071716309" calcext:value-type="float">
            <text:p>0.2335500717</text:p>
          </table:table-cell>
          <table:table-cell table:number-columns-repeated="6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3146965.74295" calcext:value-type="float">
            <text:p>1443146965.74295</text:p>
          </table:table-cell>
          <table:table-cell office:value-type="float" office:value="4320" calcext:value-type="float">
            <text:p>4320</text:p>
          </table:table-cell>
          <table:table-cell table:formula="of:=[.B447]-[.$B$2]" office:value-type="float" office:value="45.7427399158478" calcext:value-type="float">
            <text:p>45.7427399158</text:p>
          </table:table-cell>
          <table:table-cell table:formula="of:=[.C447]/([.D447]-[.D446])" office:value-type="float" office:value="104600.336441045" calcext:value-type="float">
            <text:p>104600.336441045</text:p>
          </table:table-cell>
          <table:table-cell table:formula="of:=IF(MOD([.D447];[.$M$10])&lt;[.$M$3];[.$N$2];IF(MOD([.D447];[.$M$10])&lt;[.$M$4];[.$N$3];IF(MOD([.D447];[.$M$10])&lt;[.$M$5];[.$N$4];IF(MOD([.D447];[.$M$10])&lt;[.$M$6];[.$N$5];IF(MOD([.D447];[.$M$10])&lt;[.$M$7];[.$N$6];IF(MOD([.D447];[.$M$10])&lt;[.$M$8];[.$N$7];IF(MOD([.D447];[.$M$10])&lt;[.$M$9];[.$N$8];IF(MOD([.D447];[.$M$10])&lt;[.$M$10];[.$N$9]))))))))" office:value-type="float" office:value="105000" calcext:value-type="float">
            <text:p>105000</text:p>
          </table:table-cell>
          <table:table-cell office:value-type="float" office:value="1443146965.97667" calcext:value-type="float">
            <text:p>1443146965.97667</text:p>
          </table:table-cell>
          <table:table-cell table:formula="of:=[.G447]-[.$B$2]" office:value-type="float" office:value="45.976459980011" calcext:value-type="float">
            <text:p>45.97645998</text:p>
          </table:table-cell>
          <table:table-cell table:formula="of:=[.C447]/([.H447]-[.H446])" office:value-type="float" office:value="104171.562740747" calcext:value-type="float">
            <text:p>104171.562740747</text:p>
          </table:table-cell>
          <table:table-cell table:formula="of:=[.G447]-[.$B447]" office:value-type="float" office:value="0.233720064163208" calcext:value-type="float">
            <text:p>0.2337200642</text:p>
          </table:table-cell>
          <table:table-cell table:number-columns-repeated="6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3146965.78425" calcext:value-type="float">
            <text:p>1443146965.78425</text:p>
          </table:table-cell>
          <table:table-cell office:value-type="float" office:value="4320" calcext:value-type="float">
            <text:p>4320</text:p>
          </table:table-cell>
          <table:table-cell table:formula="of:=[.B448]-[.$B$2]" office:value-type="float" office:value="45.7840399742126" calcext:value-type="float">
            <text:p>45.7840399742</text:p>
          </table:table-cell>
          <table:table-cell table:formula="of:=[.C448]/([.D448]-[.D447])" office:value-type="float" office:value="104600.336441045" calcext:value-type="float">
            <text:p>104600.336441045</text:p>
          </table:table-cell>
          <table:table-cell table:formula="of:=IF(MOD([.D448];[.$M$10])&lt;[.$M$3];[.$N$2];IF(MOD([.D448];[.$M$10])&lt;[.$M$4];[.$N$3];IF(MOD([.D448];[.$M$10])&lt;[.$M$5];[.$N$4];IF(MOD([.D448];[.$M$10])&lt;[.$M$6];[.$N$5];IF(MOD([.D448];[.$M$10])&lt;[.$M$7];[.$N$6];IF(MOD([.D448];[.$M$10])&lt;[.$M$8];[.$N$7];IF(MOD([.D448];[.$M$10])&lt;[.$M$9];[.$N$8];IF(MOD([.D448];[.$M$10])&lt;[.$M$10];[.$N$9]))))))))" office:value-type="float" office:value="105000" calcext:value-type="float">
            <text:p>105000</text:p>
          </table:table-cell>
          <table:table-cell office:value-type="float" office:value="1443146966.01792" calcext:value-type="float">
            <text:p>1443146966.01792</text:p>
          </table:table-cell>
          <table:table-cell table:formula="of:=[.G448]-[.$B$2]" office:value-type="float" office:value="46.0177099704742" calcext:value-type="float">
            <text:p>46.0177099705</text:p>
          </table:table-cell>
          <table:table-cell table:formula="of:=[.C448]/([.H448]-[.H447])" office:value-type="float" office:value="104727.296939572" calcext:value-type="float">
            <text:p>104727.296939572</text:p>
          </table:table-cell>
          <table:table-cell table:formula="of:=[.G448]-[.$B448]" office:value-type="float" office:value="0.233669996261597" calcext:value-type="float">
            <text:p>0.2336699963</text:p>
          </table:table-cell>
          <table:table-cell table:number-columns-repeated="6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3146965.82553" calcext:value-type="float">
            <text:p>1443146965.82553</text:p>
          </table:table-cell>
          <table:table-cell office:value-type="float" office:value="4320" calcext:value-type="float">
            <text:p>4320</text:p>
          </table:table-cell>
          <table:table-cell table:formula="of:=[.B449]-[.$B$2]" office:value-type="float" office:value="45.8253200054169" calcext:value-type="float">
            <text:p>45.8253200054</text:p>
          </table:table-cell>
          <table:table-cell table:formula="of:=[.C449]/([.D449]-[.D448])" office:value-type="float" office:value="104651.083683241" calcext:value-type="float">
            <text:p>104651.083683241</text:p>
          </table:table-cell>
          <table:table-cell table:formula="of:=IF(MOD([.D449];[.$M$10])&lt;[.$M$3];[.$N$2];IF(MOD([.D449];[.$M$10])&lt;[.$M$4];[.$N$3];IF(MOD([.D449];[.$M$10])&lt;[.$M$5];[.$N$4];IF(MOD([.D449];[.$M$10])&lt;[.$M$6];[.$N$5];IF(MOD([.D449];[.$M$10])&lt;[.$M$7];[.$N$6];IF(MOD([.D449];[.$M$10])&lt;[.$M$8];[.$N$7];IF(MOD([.D449];[.$M$10])&lt;[.$M$9];[.$N$8];IF(MOD([.D449];[.$M$10])&lt;[.$M$10];[.$N$9]))))))))" office:value-type="float" office:value="105000" calcext:value-type="float">
            <text:p>105000</text:p>
          </table:table-cell>
          <table:table-cell office:value-type="float" office:value="1443146966.0593" calcext:value-type="float">
            <text:p>1443146966.0593</text:p>
          </table:table-cell>
          <table:table-cell table:formula="of:=[.G449]-[.$B$2]" office:value-type="float" office:value="46.0590898990631" calcext:value-type="float">
            <text:p>46.0590898991</text:p>
          </table:table-cell>
          <table:table-cell table:formula="of:=[.C449]/([.H449]-[.H448])" office:value-type="float" office:value="104398.440193593" calcext:value-type="float">
            <text:p>104398.440193593</text:p>
          </table:table-cell>
          <table:table-cell table:formula="of:=[.G449]-[.$B449]" office:value-type="float" office:value="0.23376989364624" calcext:value-type="float">
            <text:p>0.2337698936</text:p>
          </table:table-cell>
          <table:table-cell table:number-columns-repeated="6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3146965.86681" calcext:value-type="float">
            <text:p>1443146965.86681</text:p>
          </table:table-cell>
          <table:table-cell office:value-type="float" office:value="4320" calcext:value-type="float">
            <text:p>4320</text:p>
          </table:table-cell>
          <table:table-cell table:formula="of:=[.B450]-[.$B$2]" office:value-type="float" office:value="45.8666000366211" calcext:value-type="float">
            <text:p>45.8666000366</text:p>
          </table:table-cell>
          <table:table-cell table:formula="of:=[.C450]/([.D450]-[.D449])" office:value-type="float" office:value="104651.083683241" calcext:value-type="float">
            <text:p>104651.083683241</text:p>
          </table:table-cell>
          <table:table-cell table:formula="of:=IF(MOD([.D450];[.$M$10])&lt;[.$M$3];[.$N$2];IF(MOD([.D450];[.$M$10])&lt;[.$M$4];[.$N$3];IF(MOD([.D450];[.$M$10])&lt;[.$M$5];[.$N$4];IF(MOD([.D450];[.$M$10])&lt;[.$M$6];[.$N$5];IF(MOD([.D450];[.$M$10])&lt;[.$M$7];[.$N$6];IF(MOD([.D450];[.$M$10])&lt;[.$M$8];[.$N$7];IF(MOD([.D450];[.$M$10])&lt;[.$M$9];[.$N$8];IF(MOD([.D450];[.$M$10])&lt;[.$M$10];[.$N$9]))))))))" office:value-type="float" office:value="105000" calcext:value-type="float">
            <text:p>105000</text:p>
          </table:table-cell>
          <table:table-cell office:value-type="float" office:value="1443146966.10034" calcext:value-type="float">
            <text:p>1443146966.10034</text:p>
          </table:table-cell>
          <table:table-cell table:formula="of:=[.G450]-[.$B$2]" office:value-type="float" office:value="46.1001298427582" calcext:value-type="float">
            <text:p>46.1001298428</text:p>
          </table:table-cell>
          <table:table-cell table:formula="of:=[.C450]/([.H450]-[.H449])" office:value-type="float" office:value="105263.30231099" calcext:value-type="float">
            <text:p>105263.30231099</text:p>
          </table:table-cell>
          <table:table-cell table:formula="of:=[.G450]-[.$B450]" office:value-type="float" office:value="0.233529806137085" calcext:value-type="float">
            <text:p>0.2335298061</text:p>
          </table:table-cell>
          <table:table-cell table:number-columns-repeated="6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3146965.90807" calcext:value-type="float">
            <text:p>1443146965.90807</text:p>
          </table:table-cell>
          <table:table-cell office:value-type="float" office:value="4320" calcext:value-type="float">
            <text:p>4320</text:p>
          </table:table-cell>
          <table:table-cell table:formula="of:=[.B451]-[.$B$2]" office:value-type="float" office:value="45.9078600406647" calcext:value-type="float">
            <text:p>45.9078600407</text:p>
          </table:table-cell>
          <table:table-cell table:formula="of:=[.C451]/([.D451]-[.D450])" office:value-type="float" office:value="104701.880189764" calcext:value-type="float">
            <text:p>104701.880189764</text:p>
          </table:table-cell>
          <table:table-cell table:formula="of:=IF(MOD([.D451];[.$M$10])&lt;[.$M$3];[.$N$2];IF(MOD([.D451];[.$M$10])&lt;[.$M$4];[.$N$3];IF(MOD([.D451];[.$M$10])&lt;[.$M$5];[.$N$4];IF(MOD([.D451];[.$M$10])&lt;[.$M$6];[.$N$5];IF(MOD([.D451];[.$M$10])&lt;[.$M$7];[.$N$6];IF(MOD([.D451];[.$M$10])&lt;[.$M$8];[.$N$7];IF(MOD([.D451];[.$M$10])&lt;[.$M$9];[.$N$8];IF(MOD([.D451];[.$M$10])&lt;[.$M$10];[.$N$9]))))))))" office:value-type="float" office:value="105000" calcext:value-type="float">
            <text:p>105000</text:p>
          </table:table-cell>
          <table:table-cell office:value-type="float" office:value="1443146966.11247" calcext:value-type="float">
            <text:p>1443146966.11247</text:p>
          </table:table-cell>
          <table:table-cell table:formula="of:=[.G451]-[.$B$2]" office:value-type="float" office:value="46.1122598648071" calcext:value-type="float">
            <text:p>46.1122598648</text:p>
          </table:table-cell>
          <table:table-cell table:formula="of:=[.C451]/([.H451]-[.H450])" office:value-type="float" office:value="356141.149831948" calcext:value-type="float">
            <text:p>356141.149831948</text:p>
          </table:table-cell>
          <table:table-cell table:formula="of:=[.G451]-[.$B451]" office:value-type="float" office:value="0.204399824142456" calcext:value-type="float">
            <text:p>0.2043998241</text:p>
          </table:table-cell>
          <table:table-cell table:number-columns-repeated="6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3146965.94937" calcext:value-type="float">
            <text:p>1443146965.94937</text:p>
          </table:table-cell>
          <table:table-cell office:value-type="float" office:value="4320" calcext:value-type="float">
            <text:p>4320</text:p>
          </table:table-cell>
          <table:table-cell table:formula="of:=[.B452]-[.$B$2]" office:value-type="float" office:value="45.949159860611" calcext:value-type="float">
            <text:p>45.9491598606</text:p>
          </table:table-cell>
          <table:table-cell table:formula="of:=[.C452]/([.D452]-[.D451])" office:value-type="float" office:value="104600.940285411" calcext:value-type="float">
            <text:p>104600.940285411</text:p>
          </table:table-cell>
          <table:table-cell table:formula="of:=IF(MOD([.D452];[.$M$10])&lt;[.$M$3];[.$N$2];IF(MOD([.D452];[.$M$10])&lt;[.$M$4];[.$N$3];IF(MOD([.D452];[.$M$10])&lt;[.$M$5];[.$N$4];IF(MOD([.D452];[.$M$10])&lt;[.$M$6];[.$N$5];IF(MOD([.D452];[.$M$10])&lt;[.$M$7];[.$N$6];IF(MOD([.D452];[.$M$10])&lt;[.$M$8];[.$N$7];IF(MOD([.D452];[.$M$10])&lt;[.$M$9];[.$N$8];IF(MOD([.D452];[.$M$10])&lt;[.$M$10];[.$N$9]))))))))" office:value-type="float" office:value="105000" calcext:value-type="float">
            <text:p>105000</text:p>
          </table:table-cell>
          <table:table-cell office:value-type="float" office:value="1443146966.18316" calcext:value-type="float">
            <text:p>1443146966.18316</text:p>
          </table:table-cell>
          <table:table-cell table:formula="of:=[.G452]-[.$B$2]" office:value-type="float" office:value="46.1829500198364" calcext:value-type="float">
            <text:p>46.1829500198</text:p>
          </table:table-cell>
          <table:table-cell table:formula="of:=[.C452]/([.H452]-[.H451])" office:value-type="float" office:value="61111.7629917436" calcext:value-type="float">
            <text:p>61111.7629917436</text:p>
          </table:table-cell>
          <table:table-cell table:formula="of:=[.G452]-[.$B452]" office:value-type="float" office:value="0.233790159225464" calcext:value-type="float">
            <text:p>0.2337901592</text:p>
          </table:table-cell>
          <table:table-cell table:number-columns-repeated="6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3146965.99064" calcext:value-type="float">
            <text:p>1443146965.99064</text:p>
          </table:table-cell>
          <table:table-cell office:value-type="float" office:value="4320" calcext:value-type="float">
            <text:p>4320</text:p>
          </table:table-cell>
          <table:table-cell table:formula="of:=[.B453]-[.$B$2]" office:value-type="float" office:value="45.9904298782349" calcext:value-type="float">
            <text:p>45.9904298782</text:p>
          </table:table-cell>
          <table:table-cell table:formula="of:=[.C453]/([.D453]-[.D452])" office:value-type="float" office:value="104676.475773979" calcext:value-type="float">
            <text:p>104676.475773979</text:p>
          </table:table-cell>
          <table:table-cell table:formula="of:=IF(MOD([.D453];[.$M$10])&lt;[.$M$3];[.$N$2];IF(MOD([.D453];[.$M$10])&lt;[.$M$4];[.$N$3];IF(MOD([.D453];[.$M$10])&lt;[.$M$5];[.$N$4];IF(MOD([.D453];[.$M$10])&lt;[.$M$6];[.$N$5];IF(MOD([.D453];[.$M$10])&lt;[.$M$7];[.$N$6];IF(MOD([.D453];[.$M$10])&lt;[.$M$8];[.$N$7];IF(MOD([.D453];[.$M$10])&lt;[.$M$9];[.$N$8];IF(MOD([.D453];[.$M$10])&lt;[.$M$10];[.$N$9]))))))))" office:value-type="float" office:value="105000" calcext:value-type="float">
            <text:p>105000</text:p>
          </table:table-cell>
          <table:table-cell office:value-type="float" office:value="1443146966.22315" calcext:value-type="float">
            <text:p>1443146966.22315</text:p>
          </table:table-cell>
          <table:table-cell table:formula="of:=[.G453]-[.$B$2]" office:value-type="float" office:value="46.2229399681091" calcext:value-type="float">
            <text:p>46.2229399681</text:p>
          </table:table-cell>
          <table:table-cell table:formula="of:=[.C453]/([.H453]-[.H452])" office:value-type="float" office:value="108027.146485423" calcext:value-type="float">
            <text:p>108027.146485423</text:p>
          </table:table-cell>
          <table:table-cell table:formula="of:=[.G453]-[.$B453]" office:value-type="float" office:value="0.232510089874268" calcext:value-type="float">
            <text:p>0.2325100899</text:p>
          </table:table-cell>
          <table:table-cell table:number-columns-repeated="6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3146966.03048" calcext:value-type="float">
            <text:p>1443146966.03048</text:p>
          </table:table-cell>
          <table:table-cell office:value-type="float" office:value="4320" calcext:value-type="float">
            <text:p>4320</text:p>
          </table:table-cell>
          <table:table-cell table:formula="of:=[.B454]-[.$B$2]" office:value-type="float" office:value="46.0302698612213" calcext:value-type="float">
            <text:p>46.0302698612</text:p>
          </table:table-cell>
          <table:table-cell table:formula="of:=[.C454]/([.D454]-[.D453])" office:value-type="float" office:value="108433.781246073" calcext:value-type="float">
            <text:p>108433.781246073</text:p>
          </table:table-cell>
          <table:table-cell table:formula="of:=IF(MOD([.D454];[.$M$10])&lt;[.$M$3];[.$N$2];IF(MOD([.D454];[.$M$10])&lt;[.$M$4];[.$N$3];IF(MOD([.D454];[.$M$10])&lt;[.$M$5];[.$N$4];IF(MOD([.D454];[.$M$10])&lt;[.$M$6];[.$N$5];IF(MOD([.D454];[.$M$10])&lt;[.$M$7];[.$N$6];IF(MOD([.D454];[.$M$10])&lt;[.$M$8];[.$N$7];IF(MOD([.D454];[.$M$10])&lt;[.$M$9];[.$N$8];IF(MOD([.D454];[.$M$10])&lt;[.$M$10];[.$N$9]))))))))" office:value-type="float" office:value="110000" calcext:value-type="float">
            <text:p>110000</text:p>
          </table:table-cell>
          <table:table-cell office:value-type="float" office:value="1443146966.2626" calcext:value-type="float">
            <text:p>1443146966.2626</text:p>
          </table:table-cell>
          <table:table-cell table:formula="of:=[.G454]-[.$B$2]" office:value-type="float" office:value="46.2623898983002" calcext:value-type="float">
            <text:p>46.2623898983</text:p>
          </table:table-cell>
          <table:table-cell table:formula="of:=[.C454]/([.H454]-[.H453])" office:value-type="float" office:value="109505.897198803" calcext:value-type="float">
            <text:p>109505.897198803</text:p>
          </table:table-cell>
          <table:table-cell table:formula="of:=[.G454]-[.$B454]" office:value-type="float" office:value="0.232120037078857" calcext:value-type="float">
            <text:p>0.2321200371</text:p>
          </table:table-cell>
          <table:table-cell table:number-columns-repeated="6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3146966.06994" calcext:value-type="float">
            <text:p>1443146966.06994</text:p>
          </table:table-cell>
          <table:table-cell office:value-type="float" office:value="4320" calcext:value-type="float">
            <text:p>4320</text:p>
          </table:table-cell>
          <table:table-cell table:formula="of:=[.B455]-[.$B$2]" office:value-type="float" office:value="46.0697300434113" calcext:value-type="float">
            <text:p>46.0697300434</text:p>
          </table:table-cell>
          <table:table-cell table:formula="of:=[.C455]/([.D455]-[.D454])" office:value-type="float" office:value="109477.446890785" calcext:value-type="float">
            <text:p>109477.446890785</text:p>
          </table:table-cell>
          <table:table-cell table:formula="of:=IF(MOD([.D455];[.$M$10])&lt;[.$M$3];[.$N$2];IF(MOD([.D455];[.$M$10])&lt;[.$M$4];[.$N$3];IF(MOD([.D455];[.$M$10])&lt;[.$M$5];[.$N$4];IF(MOD([.D455];[.$M$10])&lt;[.$M$6];[.$N$5];IF(MOD([.D455];[.$M$10])&lt;[.$M$7];[.$N$6];IF(MOD([.D455];[.$M$10])&lt;[.$M$8];[.$N$7];IF(MOD([.D455];[.$M$10])&lt;[.$M$9];[.$N$8];IF(MOD([.D455];[.$M$10])&lt;[.$M$10];[.$N$9]))))))))" office:value-type="float" office:value="110000" calcext:value-type="float">
            <text:p>110000</text:p>
          </table:table-cell>
          <table:table-cell office:value-type="float" office:value="1443146966.30199" calcext:value-type="float">
            <text:p>1443146966.30199</text:p>
          </table:table-cell>
          <table:table-cell table:formula="of:=[.G455]-[.$B$2]" office:value-type="float" office:value="46.3017799854279" calcext:value-type="float">
            <text:p>46.3017799854</text:p>
          </table:table-cell>
          <table:table-cell table:formula="of:=[.C455]/([.H455]-[.H454])" office:value-type="float" office:value="109672.263125401" calcext:value-type="float">
            <text:p>109672.263125401</text:p>
          </table:table-cell>
          <table:table-cell table:formula="of:=[.G455]-[.$B455]" office:value-type="float" office:value="0.232049942016602" calcext:value-type="float">
            <text:p>0.232049942</text:p>
          </table:table-cell>
          <table:table-cell table:number-columns-repeated="6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3146966.10933" calcext:value-type="float">
            <text:p>1443146966.10933</text:p>
          </table:table-cell>
          <table:table-cell office:value-type="float" office:value="4320" calcext:value-type="float">
            <text:p>4320</text:p>
          </table:table-cell>
          <table:table-cell table:formula="of:=[.B456]-[.$B$2]" office:value-type="float" office:value="46.1091198921204" calcext:value-type="float">
            <text:p>46.1091198921</text:p>
          </table:table-cell>
          <table:table-cell table:formula="of:=[.C456]/([.D456]-[.D455])" office:value-type="float" office:value="109672.926948848" calcext:value-type="float">
            <text:p>109672.926948848</text:p>
          </table:table-cell>
          <table:table-cell table:formula="of:=IF(MOD([.D456];[.$M$10])&lt;[.$M$3];[.$N$2];IF(MOD([.D456];[.$M$10])&lt;[.$M$4];[.$N$3];IF(MOD([.D456];[.$M$10])&lt;[.$M$5];[.$N$4];IF(MOD([.D456];[.$M$10])&lt;[.$M$6];[.$N$5];IF(MOD([.D456];[.$M$10])&lt;[.$M$7];[.$N$6];IF(MOD([.D456];[.$M$10])&lt;[.$M$8];[.$N$7];IF(MOD([.D456];[.$M$10])&lt;[.$M$9];[.$N$8];IF(MOD([.D456];[.$M$10])&lt;[.$M$10];[.$N$9]))))))))" office:value-type="float" office:value="110000" calcext:value-type="float">
            <text:p>110000</text:p>
          </table:table-cell>
          <table:table-cell office:value-type="float" office:value="1443146966.34143" calcext:value-type="float">
            <text:p>1443146966.34143</text:p>
          </table:table-cell>
          <table:table-cell table:formula="of:=[.G456]-[.$B$2]" office:value-type="float" office:value="46.3412199020386" calcext:value-type="float">
            <text:p>46.341219902</text:p>
          </table:table-cell>
          <table:table-cell table:formula="of:=[.C456]/([.H456]-[.H455])" office:value-type="float" office:value="109533.700150523" calcext:value-type="float">
            <text:p>109533.700150523</text:p>
          </table:table-cell>
          <table:table-cell table:formula="of:=[.G456]-[.$B456]" office:value-type="float" office:value="0.232100009918213" calcext:value-type="float">
            <text:p>0.2321000099</text:p>
          </table:table-cell>
          <table:table-cell table:number-columns-repeated="6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3146966.14875" calcext:value-type="float">
            <text:p>1443146966.14875</text:p>
          </table:table-cell>
          <table:table-cell office:value-type="float" office:value="4320" calcext:value-type="float">
            <text:p>4320</text:p>
          </table:table-cell>
          <table:table-cell table:formula="of:=[.B457]-[.$B$2]" office:value-type="float" office:value="46.148540019989" calcext:value-type="float">
            <text:p>46.14854002</text:p>
          </table:table-cell>
          <table:table-cell table:formula="of:=[.C457]/([.D457]-[.D456])" office:value-type="float" office:value="109588.685617515" calcext:value-type="float">
            <text:p>109588.685617515</text:p>
          </table:table-cell>
          <table:table-cell table:formula="of:=IF(MOD([.D457];[.$M$10])&lt;[.$M$3];[.$N$2];IF(MOD([.D457];[.$M$10])&lt;[.$M$4];[.$N$3];IF(MOD([.D457];[.$M$10])&lt;[.$M$5];[.$N$4];IF(MOD([.D457];[.$M$10])&lt;[.$M$6];[.$N$5];IF(MOD([.D457];[.$M$10])&lt;[.$M$7];[.$N$6];IF(MOD([.D457];[.$M$10])&lt;[.$M$8];[.$N$7];IF(MOD([.D457];[.$M$10])&lt;[.$M$9];[.$N$8];IF(MOD([.D457];[.$M$10])&lt;[.$M$10];[.$N$9]))))))))" office:value-type="float" office:value="110000" calcext:value-type="float">
            <text:p>110000</text:p>
          </table:table-cell>
          <table:table-cell office:value-type="float" office:value="1443146966.38079" calcext:value-type="float">
            <text:p>1443146966.38079</text:p>
          </table:table-cell>
          <table:table-cell table:formula="of:=[.G457]-[.$B$2]" office:value-type="float" office:value="46.3805799484253" calcext:value-type="float">
            <text:p>46.3805799484</text:p>
          </table:table-cell>
          <table:table-cell table:formula="of:=[.C457]/([.H457]-[.H456])" office:value-type="float" office:value="109755.968210894" calcext:value-type="float">
            <text:p>109755.968210894</text:p>
          </table:table-cell>
          <table:table-cell table:formula="of:=[.G457]-[.$B457]" office:value-type="float" office:value="0.232039928436279" calcext:value-type="float">
            <text:p>0.2320399284</text:p>
          </table:table-cell>
          <table:table-cell table:number-columns-repeated="6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3146966.18816" calcext:value-type="float">
            <text:p>1443146966.18816</text:p>
          </table:table-cell>
          <table:table-cell office:value-type="float" office:value="4320" calcext:value-type="float">
            <text:p>4320</text:p>
          </table:table-cell>
          <table:table-cell table:formula="of:=[.B458]-[.$B$2]" office:value-type="float" office:value="46.1879498958588" calcext:value-type="float">
            <text:p>46.1879498959</text:p>
          </table:table-cell>
          <table:table-cell table:formula="of:=[.C458]/([.D458]-[.D457])" office:value-type="float" office:value="109617.193778471" calcext:value-type="float">
            <text:p>109617.193778471</text:p>
          </table:table-cell>
          <table:table-cell table:formula="of:=IF(MOD([.D458];[.$M$10])&lt;[.$M$3];[.$N$2];IF(MOD([.D458];[.$M$10])&lt;[.$M$4];[.$N$3];IF(MOD([.D458];[.$M$10])&lt;[.$M$5];[.$N$4];IF(MOD([.D458];[.$M$10])&lt;[.$M$6];[.$N$5];IF(MOD([.D458];[.$M$10])&lt;[.$M$7];[.$N$6];IF(MOD([.D458];[.$M$10])&lt;[.$M$8];[.$N$7];IF(MOD([.D458];[.$M$10])&lt;[.$M$9];[.$N$8];IF(MOD([.D458];[.$M$10])&lt;[.$M$10];[.$N$9]))))))))" office:value-type="float" office:value="110000" calcext:value-type="float">
            <text:p>110000</text:p>
          </table:table-cell>
          <table:table-cell office:value-type="float" office:value="1443146966.4202" calcext:value-type="float">
            <text:p>1443146966.4202</text:p>
          </table:table-cell>
          <table:table-cell table:formula="of:=[.G458]-[.$B$2]" office:value-type="float" office:value="46.4199900627136" calcext:value-type="float">
            <text:p>46.4199900627</text:p>
          </table:table-cell>
          <table:table-cell table:formula="of:=[.C458]/([.H458]-[.H457])" office:value-type="float" office:value="109616.53062953" calcext:value-type="float">
            <text:p>109616.53062953</text:p>
          </table:table-cell>
          <table:table-cell table:formula="of:=[.G458]-[.$B458]" office:value-type="float" office:value="0.232040166854858" calcext:value-type="float">
            <text:p>0.2320401669</text:p>
          </table:table-cell>
          <table:table-cell table:number-columns-repeated="6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3146966.22758" calcext:value-type="float">
            <text:p>1443146966.22758</text:p>
          </table:table-cell>
          <table:table-cell office:value-type="float" office:value="4320" calcext:value-type="float">
            <text:p>4320</text:p>
          </table:table-cell>
          <table:table-cell table:formula="of:=[.B459]-[.$B$2]" office:value-type="float" office:value="46.2273700237274" calcext:value-type="float">
            <text:p>46.2273700237</text:p>
          </table:table-cell>
          <table:table-cell table:formula="of:=[.C459]/([.D459]-[.D458])" office:value-type="float" office:value="109588.685617515" calcext:value-type="float">
            <text:p>109588.685617515</text:p>
          </table:table-cell>
          <table:table-cell table:formula="of:=IF(MOD([.D459];[.$M$10])&lt;[.$M$3];[.$N$2];IF(MOD([.D459];[.$M$10])&lt;[.$M$4];[.$N$3];IF(MOD([.D459];[.$M$10])&lt;[.$M$5];[.$N$4];IF(MOD([.D459];[.$M$10])&lt;[.$M$6];[.$N$5];IF(MOD([.D459];[.$M$10])&lt;[.$M$7];[.$N$6];IF(MOD([.D459];[.$M$10])&lt;[.$M$8];[.$N$7];IF(MOD([.D459];[.$M$10])&lt;[.$M$9];[.$N$8];IF(MOD([.D459];[.$M$10])&lt;[.$M$10];[.$N$9]))))))))" office:value-type="float" office:value="110000" calcext:value-type="float">
            <text:p>110000</text:p>
          </table:table-cell>
          <table:table-cell office:value-type="float" office:value="1443146966.4596" calcext:value-type="float">
            <text:p>1443146966.4596</text:p>
          </table:table-cell>
          <table:table-cell table:formula="of:=[.G459]-[.$B$2]" office:value-type="float" office:value="46.4593899250031" calcext:value-type="float">
            <text:p>46.459389925</text:p>
          </table:table-cell>
          <table:table-cell table:formula="of:=[.C459]/([.H459]-[.H458])" office:value-type="float" office:value="109645.053281293" calcext:value-type="float">
            <text:p>109645.053281293</text:p>
          </table:table-cell>
          <table:table-cell table:formula="of:=[.G459]-[.$B459]" office:value-type="float" office:value="0.232019901275635" calcext:value-type="float">
            <text:p>0.2320199013</text:p>
          </table:table-cell>
          <table:table-cell table:number-columns-repeated="6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3146966.267" calcext:value-type="float">
            <text:p>1443146966.267</text:p>
          </table:table-cell>
          <table:table-cell office:value-type="float" office:value="4320" calcext:value-type="float">
            <text:p>4320</text:p>
          </table:table-cell>
          <table:table-cell table:formula="of:=[.B460]-[.$B$2]" office:value-type="float" office:value="46.2667899131775" calcext:value-type="float">
            <text:p>46.2667899132</text:p>
          </table:table-cell>
          <table:table-cell table:formula="of:=[.C460]/([.D460]-[.D459])" office:value-type="float" office:value="109589.34842959" calcext:value-type="float">
            <text:p>109589.34842959</text:p>
          </table:table-cell>
          <table:table-cell table:formula="of:=IF(MOD([.D460];[.$M$10])&lt;[.$M$3];[.$N$2];IF(MOD([.D460];[.$M$10])&lt;[.$M$4];[.$N$3];IF(MOD([.D460];[.$M$10])&lt;[.$M$5];[.$N$4];IF(MOD([.D460];[.$M$10])&lt;[.$M$6];[.$N$5];IF(MOD([.D460];[.$M$10])&lt;[.$M$7];[.$N$6];IF(MOD([.D460];[.$M$10])&lt;[.$M$8];[.$N$7];IF(MOD([.D460];[.$M$10])&lt;[.$M$9];[.$N$8];IF(MOD([.D460];[.$M$10])&lt;[.$M$10];[.$N$9]))))))))" office:value-type="float" office:value="110000" calcext:value-type="float">
            <text:p>110000</text:p>
          </table:table-cell>
          <table:table-cell office:value-type="float" office:value="1443146966.49895" calcext:value-type="float">
            <text:p>1443146966.49895</text:p>
          </table:table-cell>
          <table:table-cell table:formula="of:=[.G460]-[.$B$2]" office:value-type="float" office:value="46.4987399578095" calcext:value-type="float">
            <text:p>46.4987399578</text:p>
          </table:table-cell>
          <table:table-cell table:formula="of:=[.C460]/([.H460]-[.H459])" office:value-type="float" office:value="109783.898307139" calcext:value-type="float">
            <text:p>109783.898307139</text:p>
          </table:table-cell>
          <table:table-cell table:formula="of:=[.G460]-[.$B460]" office:value-type="float" office:value="0.231950044631958" calcext:value-type="float">
            <text:p>0.2319500446</text:p>
          </table:table-cell>
          <table:table-cell table:number-columns-repeated="6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3146966.30642" calcext:value-type="float">
            <text:p>1443146966.30642</text:p>
          </table:table-cell>
          <table:table-cell office:value-type="float" office:value="4320" calcext:value-type="float">
            <text:p>4320</text:p>
          </table:table-cell>
          <table:table-cell table:formula="of:=[.B461]-[.$B$2]" office:value-type="float" office:value="46.3062100410461" calcext:value-type="float">
            <text:p>46.306210041</text:p>
          </table:table-cell>
          <table:table-cell table:formula="of:=[.C461]/([.D461]-[.D460])" office:value-type="float" office:value="109588.685617515" calcext:value-type="float">
            <text:p>109588.685617515</text:p>
          </table:table-cell>
          <table:table-cell table:formula="of:=IF(MOD([.D461];[.$M$10])&lt;[.$M$3];[.$N$2];IF(MOD([.D461];[.$M$10])&lt;[.$M$4];[.$N$3];IF(MOD([.D461];[.$M$10])&lt;[.$M$5];[.$N$4];IF(MOD([.D461];[.$M$10])&lt;[.$M$6];[.$N$5];IF(MOD([.D461];[.$M$10])&lt;[.$M$7];[.$N$6];IF(MOD([.D461];[.$M$10])&lt;[.$M$8];[.$N$7];IF(MOD([.D461];[.$M$10])&lt;[.$M$9];[.$N$8];IF(MOD([.D461];[.$M$10])&lt;[.$M$10];[.$N$9]))))))))" office:value-type="float" office:value="110000" calcext:value-type="float">
            <text:p>110000</text:p>
          </table:table-cell>
          <table:table-cell office:value-type="float" office:value="1443146966.53846" calcext:value-type="float">
            <text:p>1443146966.53846</text:p>
          </table:table-cell>
          <table:table-cell table:formula="of:=[.G461]-[.$B$2]" office:value-type="float" office:value="46.5382499694824" calcext:value-type="float">
            <text:p>46.5382499695</text:p>
          </table:table-cell>
          <table:table-cell table:formula="of:=[.C461]/([.H461]-[.H460])" office:value-type="float" office:value="109339.375441264" calcext:value-type="float">
            <text:p>109339.375441264</text:p>
          </table:table-cell>
          <table:table-cell table:formula="of:=[.G461]-[.$B461]" office:value-type="float" office:value="0.232039928436279" calcext:value-type="float">
            <text:p>0.2320399284</text:p>
          </table:table-cell>
          <table:table-cell table:number-columns-repeated="6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3146966.34583" calcext:value-type="float">
            <text:p>1443146966.34583</text:p>
          </table:table-cell>
          <table:table-cell office:value-type="float" office:value="4320" calcext:value-type="float">
            <text:p>4320</text:p>
          </table:table-cell>
          <table:table-cell table:formula="of:=[.B462]-[.$B$2]" office:value-type="float" office:value="46.3456199169159" calcext:value-type="float">
            <text:p>46.3456199169</text:p>
          </table:table-cell>
          <table:table-cell table:formula="of:=[.C462]/([.D462]-[.D461])" office:value-type="float" office:value="109617.193778471" calcext:value-type="float">
            <text:p>109617.193778471</text:p>
          </table:table-cell>
          <table:table-cell table:formula="of:=IF(MOD([.D462];[.$M$10])&lt;[.$M$3];[.$N$2];IF(MOD([.D462];[.$M$10])&lt;[.$M$4];[.$N$3];IF(MOD([.D462];[.$M$10])&lt;[.$M$5];[.$N$4];IF(MOD([.D462];[.$M$10])&lt;[.$M$6];[.$N$5];IF(MOD([.D462];[.$M$10])&lt;[.$M$7];[.$N$6];IF(MOD([.D462];[.$M$10])&lt;[.$M$8];[.$N$7];IF(MOD([.D462];[.$M$10])&lt;[.$M$9];[.$N$8];IF(MOD([.D462];[.$M$10])&lt;[.$M$10];[.$N$9]))))))))" office:value-type="float" office:value="110000" calcext:value-type="float">
            <text:p>110000</text:p>
          </table:table-cell>
          <table:table-cell office:value-type="float" office:value="1443146966.55058" calcext:value-type="float">
            <text:p>1443146966.55058</text:p>
          </table:table-cell>
          <table:table-cell table:formula="of:=[.G462]-[.$B$2]" office:value-type="float" office:value="46.5503699779511" calcext:value-type="float">
            <text:p>46.550369978</text:p>
          </table:table-cell>
          <table:table-cell table:formula="of:=[.C462]/([.H462]-[.H461])" office:value-type="float" office:value="356435.394511655" calcext:value-type="float">
            <text:p>356435.394511655</text:p>
          </table:table-cell>
          <table:table-cell table:formula="of:=[.G462]-[.$B462]" office:value-type="float" office:value="0.204750061035156" calcext:value-type="float">
            <text:p>0.204750061</text:p>
          </table:table-cell>
          <table:table-cell table:number-columns-repeated="6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3146966.38524" calcext:value-type="float">
            <text:p>1443146966.38524</text:p>
          </table:table-cell>
          <table:table-cell office:value-type="float" office:value="4320" calcext:value-type="float">
            <text:p>4320</text:p>
          </table:table-cell>
          <table:table-cell table:formula="of:=[.B463]-[.$B$2]" office:value-type="float" office:value="46.3850300312042" calcext:value-type="float">
            <text:p>46.3850300312</text:p>
          </table:table-cell>
          <table:table-cell table:formula="of:=[.C463]/([.D463]-[.D462])" office:value-type="float" office:value="109616.53062953" calcext:value-type="float">
            <text:p>109616.53062953</text:p>
          </table:table-cell>
          <table:table-cell table:formula="of:=IF(MOD([.D463];[.$M$10])&lt;[.$M$3];[.$N$2];IF(MOD([.D463];[.$M$10])&lt;[.$M$4];[.$N$3];IF(MOD([.D463];[.$M$10])&lt;[.$M$5];[.$N$4];IF(MOD([.D463];[.$M$10])&lt;[.$M$6];[.$N$5];IF(MOD([.D463];[.$M$10])&lt;[.$M$7];[.$N$6];IF(MOD([.D463];[.$M$10])&lt;[.$M$8];[.$N$7];IF(MOD([.D463];[.$M$10])&lt;[.$M$9];[.$N$8];IF(MOD([.D463];[.$M$10])&lt;[.$M$10];[.$N$9]))))))))" office:value-type="float" office:value="110000" calcext:value-type="float">
            <text:p>110000</text:p>
          </table:table-cell>
          <table:table-cell office:value-type="float" office:value="1443146966.61746" calcext:value-type="float">
            <text:p>1443146966.61746</text:p>
          </table:table-cell>
          <table:table-cell table:formula="of:=[.G463]-[.$B$2]" office:value-type="float" office:value="46.6172499656677" calcext:value-type="float">
            <text:p>46.6172499657</text:p>
          </table:table-cell>
          <table:table-cell table:formula="of:=[.C463]/([.H463]-[.H462])" office:value-type="float" office:value="64593.3132987541" calcext:value-type="float">
            <text:p>64593.3132987541</text:p>
          </table:table-cell>
          <table:table-cell table:formula="of:=[.G463]-[.$B463]" office:value-type="float" office:value="0.232219934463501" calcext:value-type="float">
            <text:p>0.2322199345</text:p>
          </table:table-cell>
          <table:table-cell table:number-columns-repeated="6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3146966.4247" calcext:value-type="float">
            <text:p>1443146966.4247</text:p>
          </table:table-cell>
          <table:table-cell office:value-type="float" office:value="4320" calcext:value-type="float">
            <text:p>4320</text:p>
          </table:table-cell>
          <table:table-cell table:formula="of:=[.B464]-[.$B$2]" office:value-type="float" office:value="46.4244899749756" calcext:value-type="float">
            <text:p>46.424489975</text:p>
          </table:table-cell>
          <table:table-cell table:formula="of:=[.C464]/([.D464]-[.D463])" office:value-type="float" office:value="109478.108357955" calcext:value-type="float">
            <text:p>109478.108357955</text:p>
          </table:table-cell>
          <table:table-cell table:formula="of:=IF(MOD([.D464];[.$M$10])&lt;[.$M$3];[.$N$2];IF(MOD([.D464];[.$M$10])&lt;[.$M$4];[.$N$3];IF(MOD([.D464];[.$M$10])&lt;[.$M$5];[.$N$4];IF(MOD([.D464];[.$M$10])&lt;[.$M$6];[.$N$5];IF(MOD([.D464];[.$M$10])&lt;[.$M$7];[.$N$6];IF(MOD([.D464];[.$M$10])&lt;[.$M$8];[.$N$7];IF(MOD([.D464];[.$M$10])&lt;[.$M$9];[.$N$8];IF(MOD([.D464];[.$M$10])&lt;[.$M$10];[.$N$9]))))))))" office:value-type="float" office:value="110000" calcext:value-type="float">
            <text:p>110000</text:p>
          </table:table-cell>
          <table:table-cell office:value-type="float" office:value="1443146966.6567" calcext:value-type="float">
            <text:p>1443146966.6567</text:p>
          </table:table-cell>
          <table:table-cell table:formula="of:=[.G464]-[.$B$2]" office:value-type="float" office:value="46.6564898490906" calcext:value-type="float">
            <text:p>46.6564898491</text:p>
          </table:table-cell>
          <table:table-cell table:formula="of:=[.C464]/([.H464]-[.H463])" office:value-type="float" office:value="110092.070189083" calcext:value-type="float">
            <text:p>110092.070189083</text:p>
          </table:table-cell>
          <table:table-cell table:formula="of:=[.G464]-[.$B464]" office:value-type="float" office:value="0.23199987411499" calcext:value-type="float">
            <text:p>0.2319998741</text:p>
          </table:table-cell>
          <table:table-cell table:number-columns-repeated="6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3146966.46412" calcext:value-type="float">
            <text:p>1443146966.46412</text:p>
          </table:table-cell>
          <table:table-cell office:value-type="float" office:value="4320" calcext:value-type="float">
            <text:p>4320</text:p>
          </table:table-cell>
          <table:table-cell table:formula="of:=[.B465]-[.$B$2]" office:value-type="float" office:value="46.4639098644257" calcext:value-type="float">
            <text:p>46.4639098644</text:p>
          </table:table-cell>
          <table:table-cell table:formula="of:=[.C465]/([.D465]-[.D464])" office:value-type="float" office:value="109589.34842959" calcext:value-type="float">
            <text:p>109589.34842959</text:p>
          </table:table-cell>
          <table:table-cell table:formula="of:=IF(MOD([.D465];[.$M$10])&lt;[.$M$3];[.$N$2];IF(MOD([.D465];[.$M$10])&lt;[.$M$4];[.$N$3];IF(MOD([.D465];[.$M$10])&lt;[.$M$5];[.$N$4];IF(MOD([.D465];[.$M$10])&lt;[.$M$6];[.$N$5];IF(MOD([.D465];[.$M$10])&lt;[.$M$7];[.$N$6];IF(MOD([.D465];[.$M$10])&lt;[.$M$8];[.$N$7];IF(MOD([.D465];[.$M$10])&lt;[.$M$9];[.$N$8];IF(MOD([.D465];[.$M$10])&lt;[.$M$10];[.$N$9]))))))))" office:value-type="float" office:value="110000" calcext:value-type="float">
            <text:p>110000</text:p>
          </table:table-cell>
          <table:table-cell office:value-type="float" office:value="1443146966.69612" calcext:value-type="float">
            <text:p>1443146966.69612</text:p>
          </table:table-cell>
          <table:table-cell table:formula="of:=[.G465]-[.$B$2]" office:value-type="float" office:value="46.6959099769592" calcext:value-type="float">
            <text:p>46.695909977</text:p>
          </table:table-cell>
          <table:table-cell table:formula="of:=[.C465]/([.H465]-[.H464])" office:value-type="float" office:value="109588.685617515" calcext:value-type="float">
            <text:p>109588.685617515</text:p>
          </table:table-cell>
          <table:table-cell table:formula="of:=[.G465]-[.$B465]" office:value-type="float" office:value="0.232000112533569" calcext:value-type="float">
            <text:p>0.2320001125</text:p>
          </table:table-cell>
          <table:table-cell table:number-columns-repeated="6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3146966.50353" calcext:value-type="float">
            <text:p>1443146966.50353</text:p>
          </table:table-cell>
          <table:table-cell office:value-type="float" office:value="4320" calcext:value-type="float">
            <text:p>4320</text:p>
          </table:table-cell>
          <table:table-cell table:formula="of:=[.B466]-[.$B$2]" office:value-type="float" office:value="46.503319978714" calcext:value-type="float">
            <text:p>46.5033199787</text:p>
          </table:table-cell>
          <table:table-cell table:formula="of:=[.C466]/([.D466]-[.D465])" office:value-type="float" office:value="109616.53062953" calcext:value-type="float">
            <text:p>109616.53062953</text:p>
          </table:table-cell>
          <table:table-cell table:formula="of:=IF(MOD([.D466];[.$M$10])&lt;[.$M$3];[.$N$2];IF(MOD([.D466];[.$M$10])&lt;[.$M$4];[.$N$3];IF(MOD([.D466];[.$M$10])&lt;[.$M$5];[.$N$4];IF(MOD([.D466];[.$M$10])&lt;[.$M$6];[.$N$5];IF(MOD([.D466];[.$M$10])&lt;[.$M$7];[.$N$6];IF(MOD([.D466];[.$M$10])&lt;[.$M$8];[.$N$7];IF(MOD([.D466];[.$M$10])&lt;[.$M$9];[.$N$8];IF(MOD([.D466];[.$M$10])&lt;[.$M$10];[.$N$9]))))))))" office:value-type="float" office:value="110000" calcext:value-type="float">
            <text:p>110000</text:p>
          </table:table-cell>
          <table:table-cell office:value-type="float" office:value="1443146966.73546" calcext:value-type="float">
            <text:p>1443146966.73546</text:p>
          </table:table-cell>
          <table:table-cell table:formula="of:=[.G466]-[.$B$2]" office:value-type="float" office:value="46.7352499961853" calcext:value-type="float">
            <text:p>46.7352499962</text:p>
          </table:table-cell>
          <table:table-cell table:formula="of:=[.C466]/([.H466]-[.H465])" office:value-type="float" office:value="109811.842621997" calcext:value-type="float">
            <text:p>109811.842621997</text:p>
          </table:table-cell>
          <table:table-cell table:formula="of:=[.G466]-[.$B466]" office:value-type="float" office:value="0.231930017471313" calcext:value-type="float">
            <text:p>0.2319300175</text:p>
          </table:table-cell>
          <table:table-cell table:number-columns-repeated="6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3146966.54296" calcext:value-type="float">
            <text:p>1443146966.54296</text:p>
          </table:table-cell>
          <table:table-cell office:value-type="float" office:value="4320" calcext:value-type="float">
            <text:p>4320</text:p>
          </table:table-cell>
          <table:table-cell table:formula="of:=[.B467]-[.$B$2]" office:value-type="float" office:value="46.5427498817444" calcext:value-type="float">
            <text:p>46.5427498817</text:p>
          </table:table-cell>
          <table:table-cell table:formula="of:=[.C467]/([.D467]-[.D466])" office:value-type="float" office:value="109561.517223865" calcext:value-type="float">
            <text:p>109561.517223865</text:p>
          </table:table-cell>
          <table:table-cell table:formula="of:=IF(MOD([.D467];[.$M$10])&lt;[.$M$3];[.$N$2];IF(MOD([.D467];[.$M$10])&lt;[.$M$4];[.$N$3];IF(MOD([.D467];[.$M$10])&lt;[.$M$5];[.$N$4];IF(MOD([.D467];[.$M$10])&lt;[.$M$6];[.$N$5];IF(MOD([.D467];[.$M$10])&lt;[.$M$7];[.$N$6];IF(MOD([.D467];[.$M$10])&lt;[.$M$8];[.$N$7];IF(MOD([.D467];[.$M$10])&lt;[.$M$9];[.$N$8];IF(MOD([.D467];[.$M$10])&lt;[.$M$10];[.$N$9]))))))))" office:value-type="float" office:value="110000" calcext:value-type="float">
            <text:p>110000</text:p>
          </table:table-cell>
          <table:table-cell office:value-type="float" office:value="1443146966.77491" calcext:value-type="float">
            <text:p>1443146966.77491</text:p>
          </table:table-cell>
          <table:table-cell table:formula="of:=[.G467]-[.$B$2]" office:value-type="float" office:value="46.7746999263763" calcext:value-type="float">
            <text:p>46.7746999264</text:p>
          </table:table-cell>
          <table:table-cell table:formula="of:=[.C467]/([.H467]-[.H466])" office:value-type="float" office:value="109505.897198803" calcext:value-type="float">
            <text:p>109505.897198803</text:p>
          </table:table-cell>
          <table:table-cell table:formula="of:=[.G467]-[.$B467]" office:value-type="float" office:value="0.231950044631958" calcext:value-type="float">
            <text:p>0.2319500446</text:p>
          </table:table-cell>
          <table:table-cell table:number-columns-repeated="6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3146966.58237" calcext:value-type="float">
            <text:p>1443146966.58237</text:p>
          </table:table-cell>
          <table:table-cell office:value-type="float" office:value="4320" calcext:value-type="float">
            <text:p>4320</text:p>
          </table:table-cell>
          <table:table-cell table:formula="of:=[.B468]-[.$B$2]" office:value-type="float" office:value="46.5821599960327" calcext:value-type="float">
            <text:p>46.582159996</text:p>
          </table:table-cell>
          <table:table-cell table:formula="of:=[.C468]/([.D468]-[.D467])" office:value-type="float" office:value="109616.53062953" calcext:value-type="float">
            <text:p>109616.53062953</text:p>
          </table:table-cell>
          <table:table-cell table:formula="of:=IF(MOD([.D468];[.$M$10])&lt;[.$M$3];[.$N$2];IF(MOD([.D468];[.$M$10])&lt;[.$M$4];[.$N$3];IF(MOD([.D468];[.$M$10])&lt;[.$M$5];[.$N$4];IF(MOD([.D468];[.$M$10])&lt;[.$M$6];[.$N$5];IF(MOD([.D468];[.$M$10])&lt;[.$M$7];[.$N$6];IF(MOD([.D468];[.$M$10])&lt;[.$M$8];[.$N$7];IF(MOD([.D468];[.$M$10])&lt;[.$M$9];[.$N$8];IF(MOD([.D468];[.$M$10])&lt;[.$M$10];[.$N$9]))))))))" office:value-type="float" office:value="110000" calcext:value-type="float">
            <text:p>110000</text:p>
          </table:table-cell>
          <table:table-cell office:value-type="float" office:value="1443146966.81434" calcext:value-type="float">
            <text:p>1443146966.81434</text:p>
          </table:table-cell>
          <table:table-cell table:formula="of:=[.G468]-[.$B$2]" office:value-type="float" office:value="46.8141300678253" calcext:value-type="float">
            <text:p>46.8141300678</text:p>
          </table:table-cell>
          <table:table-cell table:formula="of:=[.C468]/([.H468]-[.H467])" office:value-type="float" office:value="109560.854748401" calcext:value-type="float">
            <text:p>109560.854748401</text:p>
          </table:table-cell>
          <table:table-cell table:formula="of:=[.G468]-[.$B468]" office:value-type="float" office:value="0.231970071792603" calcext:value-type="float">
            <text:p>0.2319700718</text:p>
          </table:table-cell>
          <table:table-cell table:number-columns-repeated="6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3146966.6218" calcext:value-type="float">
            <text:p>1443146966.6218</text:p>
          </table:table-cell>
          <table:table-cell office:value-type="float" office:value="4320" calcext:value-type="float">
            <text:p>4320</text:p>
          </table:table-cell>
          <table:table-cell table:formula="of:=[.B469]-[.$B$2]" office:value-type="float" office:value="46.6215898990631" calcext:value-type="float">
            <text:p>46.6215898991</text:p>
          </table:table-cell>
          <table:table-cell table:formula="of:=[.C469]/([.D469]-[.D468])" office:value-type="float" office:value="109561.517223865" calcext:value-type="float">
            <text:p>109561.517223865</text:p>
          </table:table-cell>
          <table:table-cell table:formula="of:=IF(MOD([.D469];[.$M$10])&lt;[.$M$3];[.$N$2];IF(MOD([.D469];[.$M$10])&lt;[.$M$4];[.$N$3];IF(MOD([.D469];[.$M$10])&lt;[.$M$5];[.$N$4];IF(MOD([.D469];[.$M$10])&lt;[.$M$6];[.$N$5];IF(MOD([.D469];[.$M$10])&lt;[.$M$7];[.$N$6];IF(MOD([.D469];[.$M$10])&lt;[.$M$8];[.$N$7];IF(MOD([.D469];[.$M$10])&lt;[.$M$9];[.$N$8];IF(MOD([.D469];[.$M$10])&lt;[.$M$10];[.$N$9]))))))))" office:value-type="float" office:value="110000" calcext:value-type="float">
            <text:p>110000</text:p>
          </table:table-cell>
          <table:table-cell office:value-type="float" office:value="1443146966.85377" calcext:value-type="float">
            <text:p>1443146966.85377</text:p>
          </table:table-cell>
          <table:table-cell table:formula="of:=[.G469]-[.$B$2]" office:value-type="float" office:value="46.8535599708557" calcext:value-type="float">
            <text:p>46.8535599709</text:p>
          </table:table-cell>
          <table:table-cell table:formula="of:=[.C469]/([.H469]-[.H468])" office:value-type="float" office:value="109561.517223865" calcext:value-type="float">
            <text:p>109561.517223865</text:p>
          </table:table-cell>
          <table:table-cell table:formula="of:=[.G469]-[.$B469]" office:value-type="float" office:value="0.231970071792603" calcext:value-type="float">
            <text:p>0.2319700718</text:p>
          </table:table-cell>
          <table:table-cell table:number-columns-repeated="6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3146966.6612" calcext:value-type="float">
            <text:p>1443146966.6612</text:p>
          </table:table-cell>
          <table:table-cell office:value-type="float" office:value="4320" calcext:value-type="float">
            <text:p>4320</text:p>
          </table:table-cell>
          <table:table-cell table:formula="of:=[.B470]-[.$B$2]" office:value-type="float" office:value="46.6609899997711" calcext:value-type="float">
            <text:p>46.6609899998</text:p>
          </table:table-cell>
          <table:table-cell table:formula="of:=[.C470]/([.D470]-[.D469])" office:value-type="float" office:value="109644.389795227" calcext:value-type="float">
            <text:p>109644.389795227</text:p>
          </table:table-cell>
          <table:table-cell table:formula="of:=IF(MOD([.D470];[.$M$10])&lt;[.$M$3];[.$N$2];IF(MOD([.D470];[.$M$10])&lt;[.$M$4];[.$N$3];IF(MOD([.D470];[.$M$10])&lt;[.$M$5];[.$N$4];IF(MOD([.D470];[.$M$10])&lt;[.$M$6];[.$N$5];IF(MOD([.D470];[.$M$10])&lt;[.$M$7];[.$N$6];IF(MOD([.D470];[.$M$10])&lt;[.$M$8];[.$N$7];IF(MOD([.D470];[.$M$10])&lt;[.$M$9];[.$N$8];IF(MOD([.D470];[.$M$10])&lt;[.$M$10];[.$N$9]))))))))" office:value-type="float" office:value="110000" calcext:value-type="float">
            <text:p>110000</text:p>
          </table:table-cell>
          <table:table-cell office:value-type="float" office:value="1443146966.89317" calcext:value-type="float">
            <text:p>1443146966.89317</text:p>
          </table:table-cell>
          <table:table-cell table:formula="of:=[.G470]-[.$B$2]" office:value-type="float" office:value="46.8929600715637" calcext:value-type="float">
            <text:p>46.8929600716</text:p>
          </table:table-cell>
          <table:table-cell table:formula="of:=[.C470]/([.H470]-[.H469])" office:value-type="float" office:value="109644.389795227" calcext:value-type="float">
            <text:p>109644.389795227</text:p>
          </table:table-cell>
          <table:table-cell table:formula="of:=[.G470]-[.$B470]" office:value-type="float" office:value="0.231970071792603" calcext:value-type="float">
            <text:p>0.2319700718</text:p>
          </table:table-cell>
          <table:table-cell table:number-columns-repeated="6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3146966.70061" calcext:value-type="float">
            <text:p>1443146966.70061</text:p>
          </table:table-cell>
          <table:table-cell office:value-type="float" office:value="4320" calcext:value-type="float">
            <text:p>4320</text:p>
          </table:table-cell>
          <table:table-cell table:formula="of:=[.B471]-[.$B$2]" office:value-type="float" office:value="46.7003998756409" calcext:value-type="float">
            <text:p>46.7003998756</text:p>
          </table:table-cell>
          <table:table-cell table:formula="of:=[.C471]/([.D471]-[.D470])" office:value-type="float" office:value="109617.193778471" calcext:value-type="float">
            <text:p>109617.193778471</text:p>
          </table:table-cell>
          <table:table-cell table:formula="of:=IF(MOD([.D471];[.$M$10])&lt;[.$M$3];[.$N$2];IF(MOD([.D471];[.$M$10])&lt;[.$M$4];[.$N$3];IF(MOD([.D471];[.$M$10])&lt;[.$M$5];[.$N$4];IF(MOD([.D471];[.$M$10])&lt;[.$M$6];[.$N$5];IF(MOD([.D471];[.$M$10])&lt;[.$M$7];[.$N$6];IF(MOD([.D471];[.$M$10])&lt;[.$M$8];[.$N$7];IF(MOD([.D471];[.$M$10])&lt;[.$M$9];[.$N$8];IF(MOD([.D471];[.$M$10])&lt;[.$M$10];[.$N$9]))))))))" office:value-type="float" office:value="110000" calcext:value-type="float">
            <text:p>110000</text:p>
          </table:table-cell>
          <table:table-cell office:value-type="float" office:value="1443146966.93256" calcext:value-type="float">
            <text:p>1443146966.93256</text:p>
          </table:table-cell>
          <table:table-cell table:formula="of:=[.G471]-[.$B$2]" office:value-type="float" office:value="46.9323499202728" calcext:value-type="float">
            <text:p>46.9323499203</text:p>
          </table:table-cell>
          <table:table-cell table:formula="of:=[.C471]/([.H471]-[.H470])" office:value-type="float" office:value="109672.926948848" calcext:value-type="float">
            <text:p>109672.926948848</text:p>
          </table:table-cell>
          <table:table-cell table:formula="of:=[.G471]-[.$B471]" office:value-type="float" office:value="0.231950044631958" calcext:value-type="float">
            <text:p>0.2319500446</text:p>
          </table:table-cell>
          <table:table-cell table:number-columns-repeated="6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3146966.74001" calcext:value-type="float">
            <text:p>1443146966.74001</text:p>
          </table:table-cell>
          <table:table-cell office:value-type="float" office:value="4320" calcext:value-type="float">
            <text:p>4320</text:p>
          </table:table-cell>
          <table:table-cell table:formula="of:=[.B472]-[.$B$2]" office:value-type="float" office:value="46.7397999763489" calcext:value-type="float">
            <text:p>46.7397999763</text:p>
          </table:table-cell>
          <table:table-cell table:formula="of:=[.C472]/([.D472]-[.D471])" office:value-type="float" office:value="109644.389795227" calcext:value-type="float">
            <text:p>109644.389795227</text:p>
          </table:table-cell>
          <table:table-cell table:formula="of:=IF(MOD([.D472];[.$M$10])&lt;[.$M$3];[.$N$2];IF(MOD([.D472];[.$M$10])&lt;[.$M$4];[.$N$3];IF(MOD([.D472];[.$M$10])&lt;[.$M$5];[.$N$4];IF(MOD([.D472];[.$M$10])&lt;[.$M$6];[.$N$5];IF(MOD([.D472];[.$M$10])&lt;[.$M$7];[.$N$6];IF(MOD([.D472];[.$M$10])&lt;[.$M$8];[.$N$7];IF(MOD([.D472];[.$M$10])&lt;[.$M$9];[.$N$8];IF(MOD([.D472];[.$M$10])&lt;[.$M$10];[.$N$9]))))))))" office:value-type="float" office:value="110000" calcext:value-type="float">
            <text:p>110000</text:p>
          </table:table-cell>
          <table:table-cell office:value-type="float" office:value="1443146966.97204" calcext:value-type="float">
            <text:p>1443146966.97204</text:p>
          </table:table-cell>
          <table:table-cell table:formula="of:=[.G472]-[.$B$2]" office:value-type="float" office:value="46.9718298912048" calcext:value-type="float">
            <text:p>46.9718298912</text:p>
          </table:table-cell>
          <table:table-cell table:formula="of:=[.C472]/([.H472]-[.H471])" office:value-type="float" office:value="109422.572965922" calcext:value-type="float">
            <text:p>109422.572965922</text:p>
          </table:table-cell>
          <table:table-cell table:formula="of:=[.G472]-[.$B472]" office:value-type="float" office:value="0.232029914855957" calcext:value-type="float">
            <text:p>0.2320299149</text:p>
          </table:table-cell>
          <table:table-cell table:number-columns-repeated="6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3146966.77947" calcext:value-type="float">
            <text:p>1443146966.77947</text:p>
          </table:table-cell>
          <table:table-cell office:value-type="float" office:value="4320" calcext:value-type="float">
            <text:p>4320</text:p>
          </table:table-cell>
          <table:table-cell table:formula="of:=[.B473]-[.$B$2]" office:value-type="float" office:value="46.7792599201202" calcext:value-type="float">
            <text:p>46.7792599201</text:p>
          </table:table-cell>
          <table:table-cell table:formula="of:=[.C473]/([.D473]-[.D472])" office:value-type="float" office:value="109478.108357955" calcext:value-type="float">
            <text:p>109478.108357955</text:p>
          </table:table-cell>
          <table:table-cell table:formula="of:=IF(MOD([.D473];[.$M$10])&lt;[.$M$3];[.$N$2];IF(MOD([.D473];[.$M$10])&lt;[.$M$4];[.$N$3];IF(MOD([.D473];[.$M$10])&lt;[.$M$5];[.$N$4];IF(MOD([.D473];[.$M$10])&lt;[.$M$6];[.$N$5];IF(MOD([.D473];[.$M$10])&lt;[.$M$7];[.$N$6];IF(MOD([.D473];[.$M$10])&lt;[.$M$8];[.$N$7];IF(MOD([.D473];[.$M$10])&lt;[.$M$9];[.$N$8];IF(MOD([.D473];[.$M$10])&lt;[.$M$10];[.$N$9]))))))))" office:value-type="float" office:value="110000" calcext:value-type="float">
            <text:p>110000</text:p>
          </table:table-cell>
          <table:table-cell office:value-type="float" office:value="1443146967.01144" calcext:value-type="float">
            <text:p>1443146967.01144</text:p>
          </table:table-cell>
          <table:table-cell table:formula="of:=[.G473]-[.$B$2]" office:value-type="float" office:value="47.0112299919128" calcext:value-type="float">
            <text:p>47.0112299919</text:p>
          </table:table-cell>
          <table:table-cell table:formula="of:=[.C473]/([.H473]-[.H472])" office:value-type="float" office:value="109644.389795227" calcext:value-type="float">
            <text:p>109644.389795227</text:p>
          </table:table-cell>
          <table:table-cell table:formula="of:=[.G473]-[.$B473]" office:value-type="float" office:value="0.231970071792603" calcext:value-type="float">
            <text:p>0.2319700718</text:p>
          </table:table-cell>
          <table:table-cell table:number-columns-repeated="6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3146966.81888" calcext:value-type="float">
            <text:p>1443146966.81888</text:p>
          </table:table-cell>
          <table:table-cell office:value-type="float" office:value="4320" calcext:value-type="float">
            <text:p>4320</text:p>
          </table:table-cell>
          <table:table-cell table:formula="of:=[.B474]-[.$B$2]" office:value-type="float" office:value="46.8186700344086" calcext:value-type="float">
            <text:p>46.8186700344</text:p>
          </table:table-cell>
          <table:table-cell table:formula="of:=[.C474]/([.D474]-[.D473])" office:value-type="float" office:value="109616.53062953" calcext:value-type="float">
            <text:p>109616.53062953</text:p>
          </table:table-cell>
          <table:table-cell table:formula="of:=IF(MOD([.D474];[.$M$10])&lt;[.$M$3];[.$N$2];IF(MOD([.D474];[.$M$10])&lt;[.$M$4];[.$N$3];IF(MOD([.D474];[.$M$10])&lt;[.$M$5];[.$N$4];IF(MOD([.D474];[.$M$10])&lt;[.$M$6];[.$N$5];IF(MOD([.D474];[.$M$10])&lt;[.$M$7];[.$N$6];IF(MOD([.D474];[.$M$10])&lt;[.$M$8];[.$N$7];IF(MOD([.D474];[.$M$10])&lt;[.$M$9];[.$N$8];IF(MOD([.D474];[.$M$10])&lt;[.$M$10];[.$N$9]))))))))" office:value-type="float" office:value="110000" calcext:value-type="float">
            <text:p>110000</text:p>
          </table:table-cell>
          <table:table-cell office:value-type="float" office:value="1443146970.01816" calcext:value-type="float">
            <text:p>1443146970.01816</text:p>
          </table:table-cell>
          <table:table-cell table:formula="of:=[.G474]-[.$B$2]" office:value-type="float" office:value="50.0179500579834" calcext:value-type="float">
            <text:p>50.017950058</text:p>
          </table:table-cell>
          <table:table-cell table:formula="of:=[.C474]/([.H474]-[.H473])" office:value-type="float" office:value="1436.78157762314" calcext:value-type="float">
            <text:p>1436.7815776231</text:p>
          </table:table-cell>
          <table:table-cell table:formula="of:=[.G474]-[.$B474]" office:value-type="float" office:value="3.19928002357483" calcext:value-type="float">
            <text:p>3.1992800236</text:p>
          </table:table-cell>
          <table:table-cell table:number-columns-repeated="6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3146966.85829" calcext:value-type="float">
            <text:p>1443146966.85829</text:p>
          </table:table-cell>
          <table:table-cell office:value-type="float" office:value="4320" calcext:value-type="float">
            <text:p>4320</text:p>
          </table:table-cell>
          <table:table-cell table:formula="of:=[.B475]-[.$B$2]" office:value-type="float" office:value="46.8580799102783" calcext:value-type="float">
            <text:p>46.8580799103</text:p>
          </table:table-cell>
          <table:table-cell table:formula="of:=[.C475]/([.D475]-[.D474])" office:value-type="float" office:value="109617.193778471" calcext:value-type="float">
            <text:p>109617.193778471</text:p>
          </table:table-cell>
          <table:table-cell table:formula="of:=IF(MOD([.D475];[.$M$10])&lt;[.$M$3];[.$N$2];IF(MOD([.D475];[.$M$10])&lt;[.$M$4];[.$N$3];IF(MOD([.D475];[.$M$10])&lt;[.$M$5];[.$N$4];IF(MOD([.D475];[.$M$10])&lt;[.$M$6];[.$N$5];IF(MOD([.D475];[.$M$10])&lt;[.$M$7];[.$N$6];IF(MOD([.D475];[.$M$10])&lt;[.$M$8];[.$N$7];IF(MOD([.D475];[.$M$10])&lt;[.$M$9];[.$N$8];IF(MOD([.D475];[.$M$10])&lt;[.$M$10];[.$N$9]))))))))" office:value-type="float" office:value="110000" calcext:value-type="float">
            <text:p>110000</text:p>
          </table:table-cell>
          <table:table-cell office:value-type="float" office:value="1443146970.99463" calcext:value-type="float">
            <text:p>1443146970.99463</text:p>
          </table:table-cell>
          <table:table-cell table:formula="of:=[.G475]-[.$B$2]" office:value-type="float" office:value="50.9944200515747" calcext:value-type="float">
            <text:p>50.9944200516</text:p>
          </table:table-cell>
          <table:table-cell table:formula="of:=[.C475]/([.H475]-[.H474])" office:value-type="float" office:value="4424.09907969798" calcext:value-type="float">
            <text:p>4424.099079698</text:p>
          </table:table-cell>
          <table:table-cell table:formula="of:=[.G475]-[.$B475]" office:value-type="float" office:value="4.13634014129639" calcext:value-type="float">
            <text:p>4.1363401413</text:p>
          </table:table-cell>
          <table:table-cell table:number-columns-repeated="6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3146966.89772" calcext:value-type="float">
            <text:p>1443146966.89772</text:p>
          </table:table-cell>
          <table:table-cell office:value-type="float" office:value="4320" calcext:value-type="float">
            <text:p>4320</text:p>
          </table:table-cell>
          <table:table-cell table:formula="of:=[.B476]-[.$B$2]" office:value-type="float" office:value="46.8975100517273" calcext:value-type="float">
            <text:p>46.8975100517</text:p>
          </table:table-cell>
          <table:table-cell table:formula="of:=[.C476]/([.D476]-[.D475])" office:value-type="float" office:value="109560.854748401" calcext:value-type="float">
            <text:p>109560.854748401</text:p>
          </table:table-cell>
          <table:table-cell table:formula="of:=IF(MOD([.D476];[.$M$10])&lt;[.$M$3];[.$N$2];IF(MOD([.D476];[.$M$10])&lt;[.$M$4];[.$N$3];IF(MOD([.D476];[.$M$10])&lt;[.$M$5];[.$N$4];IF(MOD([.D476];[.$M$10])&lt;[.$M$6];[.$N$5];IF(MOD([.D476];[.$M$10])&lt;[.$M$7];[.$N$6];IF(MOD([.D476];[.$M$10])&lt;[.$M$8];[.$N$7];IF(MOD([.D476];[.$M$10])&lt;[.$M$9];[.$N$8];IF(MOD([.D476];[.$M$10])&lt;[.$M$10];[.$N$9]))))))))" office:value-type="float" office:value="110000" calcext:value-type="float">
            <text:p>110000</text:p>
          </table:table-cell>
          <table:table-cell office:value-type="float" office:value="1443146971.01238" calcext:value-type="float">
            <text:p>1443146971.01238</text:p>
          </table:table-cell>
          <table:table-cell table:formula="of:=[.G476]-[.$B$2]" office:value-type="float" office:value="51.0121698379517" calcext:value-type="float">
            <text:p>51.012169838</text:p>
          </table:table-cell>
          <table:table-cell table:formula="of:=[.C476]/([.H476]-[.H475])" office:value-type="float" office:value="243383.210831721" calcext:value-type="float">
            <text:p>243383.210831721</text:p>
          </table:table-cell>
          <table:table-cell table:formula="of:=[.G476]-[.$B476]" office:value-type="float" office:value="4.11465978622437" calcext:value-type="float">
            <text:p>4.1146597862</text:p>
          </table:table-cell>
          <table:table-cell table:number-columns-repeated="6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3146966.93715" calcext:value-type="float">
            <text:p>1443146966.93715</text:p>
          </table:table-cell>
          <table:table-cell office:value-type="float" office:value="4320" calcext:value-type="float">
            <text:p>4320</text:p>
          </table:table-cell>
          <table:table-cell table:formula="of:=[.B477]-[.$B$2]" office:value-type="float" office:value="46.9369399547577" calcext:value-type="float">
            <text:p>46.9369399548</text:p>
          </table:table-cell>
          <table:table-cell table:formula="of:=[.C477]/([.D477]-[.D476])" office:value-type="float" office:value="109561.517223865" calcext:value-type="float">
            <text:p>109561.517223865</text:p>
          </table:table-cell>
          <table:table-cell table:formula="of:=IF(MOD([.D477];[.$M$10])&lt;[.$M$3];[.$N$2];IF(MOD([.D477];[.$M$10])&lt;[.$M$4];[.$N$3];IF(MOD([.D477];[.$M$10])&lt;[.$M$5];[.$N$4];IF(MOD([.D477];[.$M$10])&lt;[.$M$6];[.$N$5];IF(MOD([.D477];[.$M$10])&lt;[.$M$7];[.$N$6];IF(MOD([.D477];[.$M$10])&lt;[.$M$8];[.$N$7];IF(MOD([.D477];[.$M$10])&lt;[.$M$9];[.$N$8];IF(MOD([.D477];[.$M$10])&lt;[.$M$10];[.$N$9]))))))))" office:value-type="float" office:value="110000" calcext:value-type="float">
            <text:p>110000</text:p>
          </table:table-cell>
          <table:table-cell office:value-type="float" office:value="1443146971.02997" calcext:value-type="float">
            <text:p>1443146971.02997</text:p>
          </table:table-cell>
          <table:table-cell table:formula="of:=[.G477]-[.$B$2]" office:value-type="float" office:value="51.0297598838806" calcext:value-type="float">
            <text:p>51.0297598839</text:p>
          </table:table-cell>
          <table:table-cell table:formula="of:=[.C477]/([.H477]-[.H476])" office:value-type="float" office:value="245593.4462848" calcext:value-type="float">
            <text:p>245593.4462848</text:p>
          </table:table-cell>
          <table:table-cell table:formula="of:=[.G477]-[.$B477]" office:value-type="float" office:value="4.09281992912293" calcext:value-type="float">
            <text:p>4.0928199291</text:p>
          </table:table-cell>
          <table:table-cell table:number-columns-repeated="6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3146966.97659" calcext:value-type="float">
            <text:p>1443146966.97659</text:p>
          </table:table-cell>
          <table:table-cell office:value-type="float" office:value="4320" calcext:value-type="float">
            <text:p>4320</text:p>
          </table:table-cell>
          <table:table-cell table:formula="of:=[.B478]-[.$B$2]" office:value-type="float" office:value="46.9763798713684" calcext:value-type="float">
            <text:p>46.9763798714</text:p>
          </table:table-cell>
          <table:table-cell table:formula="of:=[.C478]/([.D478]-[.D477])" office:value-type="float" office:value="109533.700150523" calcext:value-type="float">
            <text:p>109533.700150523</text:p>
          </table:table-cell>
          <table:table-cell table:formula="of:=IF(MOD([.D478];[.$M$10])&lt;[.$M$3];[.$N$2];IF(MOD([.D478];[.$M$10])&lt;[.$M$4];[.$N$3];IF(MOD([.D478];[.$M$10])&lt;[.$M$5];[.$N$4];IF(MOD([.D478];[.$M$10])&lt;[.$M$6];[.$N$5];IF(MOD([.D478];[.$M$10])&lt;[.$M$7];[.$N$6];IF(MOD([.D478];[.$M$10])&lt;[.$M$8];[.$N$7];IF(MOD([.D478];[.$M$10])&lt;[.$M$9];[.$N$8];IF(MOD([.D478];[.$M$10])&lt;[.$M$10];[.$N$9]))))))))" office:value-type="float" office:value="110000" calcext:value-type="float">
            <text:p>110000</text:p>
          </table:table-cell>
          <table:table-cell office:value-type="float" office:value="1443146971.04751" calcext:value-type="float">
            <text:p>1443146971.04751</text:p>
          </table:table-cell>
          <table:table-cell table:formula="of:=[.G478]-[.$B$2]" office:value-type="float" office:value="51.047299861908" calcext:value-type="float">
            <text:p>51.0472998619</text:p>
          </table:table-cell>
          <table:table-cell table:formula="of:=[.C478]/([.H478]-[.H477])" office:value-type="float" office:value="246294.493257938" calcext:value-type="float">
            <text:p>246294.493257938</text:p>
          </table:table-cell>
          <table:table-cell table:formula="of:=[.G478]-[.$B478]" office:value-type="float" office:value="4.07091999053955" calcext:value-type="float">
            <text:p>4.070919990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IF(MOD([.D479];[.$M$10])&lt;[.$M$3];[.$N$2];IF(MOD([.D479];[.$M$10])&lt;[.$M$4];[.$N$3];IF(MOD([.D479];[.$M$10])&lt;[.$M$5];[.$N$4];IF(MOD([.D479];[.$M$10])&lt;[.$M$6];[.$N$5];IF(MOD([.D479];[.$M$10])&lt;[.$M$7];[.$N$6];IF(MOD([.D479];[.$M$10])&lt;[.$M$8];[.$N$7];IF(MOD([.D479];[.$M$10])&lt;[.$M$9];[.$N$8];IF(MOD([.D479];[.$M$10])&lt;[.$M$10];[.$N$9]))))))))" office:value-type="float" office:value="0" calcext:value-type="float">
            <text:p>0</text:p>
          </table:table-cell>
          <table:table-cell/>
          <table:table-cell office:value-type="float" office:value="51.5" calcext:value-type="float">
            <text:p>51.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3146980.02195" calcext:value-type="float">
            <text:p>1443146980.02195</text:p>
          </table:table-cell>
          <table:table-cell office:value-type="float" office:value="4320" calcext:value-type="float">
            <text:p>4320</text:p>
          </table:table-cell>
          <table:table-cell table:formula="of:=[.B481]-[.$B$2]" office:value-type="float" office:value="60.0217399597168" calcext:value-type="float">
            <text:p>60.0217399597</text:p>
          </table:table-cell>
          <table:table-cell table:formula="of:=[.C481]/([.D481]-[.D478])" office:value-type="float" office:value="331.152223529533" calcext:value-type="float">
            <text:p>331.1522235295</text:p>
          </table:table-cell>
          <table:table-cell table:formula="of:=IF(MOD([.D481];[.$M$10])&lt;[.$M$3];[.$N$2];IF(MOD([.D481];[.$M$10])&lt;[.$M$4];[.$N$3];IF(MOD([.D481];[.$M$10])&lt;[.$M$5];[.$N$4];IF(MOD([.D481];[.$M$10])&lt;[.$M$6];[.$N$5];IF(MOD([.D481];[.$M$10])&lt;[.$M$7];[.$N$6];IF(MOD([.D481];[.$M$10])&lt;[.$M$8];[.$N$7];IF(MOD([.D481];[.$M$10])&lt;[.$M$9];[.$N$8];IF(MOD([.D481];[.$M$10])&lt;[.$M$10];[.$N$9]))))))))" office:value-type="float" office:value="80000" calcext:value-type="float">
            <text:p>80000</text:p>
          </table:table-cell>
          <table:table-cell office:value-type="float" office:value="1443146980.21878" calcext:value-type="float">
            <text:p>1443146980.21878</text:p>
          </table:table-cell>
          <table:table-cell table:formula="of:=[.G481]-[.$B$2]" office:value-type="float" office:value="60.2185699939728" calcext:value-type="float">
            <text:p>60.218569994</text:p>
          </table:table-cell>
          <table:table-cell table:formula="of:=[.C481]/([.H481]-[.H478])" office:value-type="float" office:value="471.036174683843" calcext:value-type="float">
            <text:p>471.0361746838</text:p>
          </table:table-cell>
          <table:table-cell table:formula="of:=[.G481]-[.$B481]" office:value-type="float" office:value="0.196830034255981" calcext:value-type="float">
            <text:p>0.1968300343</text:p>
          </table:table-cell>
          <table:table-cell table:number-columns-repeated="6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3146980.07611" calcext:value-type="float">
            <text:p>1443146980.07611</text:p>
          </table:table-cell>
          <table:table-cell office:value-type="float" office:value="4320" calcext:value-type="float">
            <text:p>4320</text:p>
          </table:table-cell>
          <table:table-cell table:formula="of:=[.B482]-[.$B$2]" office:value-type="float" office:value="60.0758998394012" calcext:value-type="float">
            <text:p>60.0758998394</text:p>
          </table:table-cell>
          <table:table-cell table:formula="of:=[.C482]/([.D482]-[.D481])" office:value-type="float" office:value="79763.840414152" calcext:value-type="float">
            <text:p>79763.840414152</text:p>
          </table:table-cell>
          <table:table-cell table:formula="of:=IF(MOD([.D482];[.$M$10])&lt;[.$M$3];[.$N$2];IF(MOD([.D482];[.$M$10])&lt;[.$M$4];[.$N$3];IF(MOD([.D482];[.$M$10])&lt;[.$M$5];[.$N$4];IF(MOD([.D482];[.$M$10])&lt;[.$M$6];[.$N$5];IF(MOD([.D482];[.$M$10])&lt;[.$M$7];[.$N$6];IF(MOD([.D482];[.$M$10])&lt;[.$M$8];[.$N$7];IF(MOD([.D482];[.$M$10])&lt;[.$M$9];[.$N$8];IF(MOD([.D482];[.$M$10])&lt;[.$M$10];[.$N$9]))))))))" office:value-type="float" office:value="80000" calcext:value-type="float">
            <text:p>80000</text:p>
          </table:table-cell>
          <table:table-cell office:value-type="float" office:value="1443146980.32201" calcext:value-type="float">
            <text:p>1443146980.32201</text:p>
          </table:table-cell>
          <table:table-cell table:formula="of:=[.G482]-[.$B$2]" office:value-type="float" office:value="60.321799993515" calcext:value-type="float">
            <text:p>60.3217999935</text:p>
          </table:table-cell>
          <table:table-cell table:formula="of:=[.C482]/([.H482]-[.H481])" office:value-type="float" office:value="41848.3000983884" calcext:value-type="float">
            <text:p>41848.3000983884</text:p>
          </table:table-cell>
          <table:table-cell table:formula="of:=[.G482]-[.$B482]" office:value-type="float" office:value="0.24590015411377" calcext:value-type="float">
            <text:p>0.2459001541</text:p>
          </table:table-cell>
          <table:table-cell table:number-columns-repeated="6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3146980.13026" calcext:value-type="float">
            <text:p>1443146980.13026</text:p>
          </table:table-cell>
          <table:table-cell office:value-type="float" office:value="4320" calcext:value-type="float">
            <text:p>4320</text:p>
          </table:table-cell>
          <table:table-cell table:formula="of:=[.B483]-[.$B$2]" office:value-type="float" office:value="60.1300499439239" calcext:value-type="float">
            <text:p>60.1300499439</text:p>
          </table:table-cell>
          <table:table-cell table:formula="of:=[.C483]/([.D483]-[.D482])" office:value-type="float" office:value="79778.2393603438" calcext:value-type="float">
            <text:p>79778.2393603438</text:p>
          </table:table-cell>
          <table:table-cell table:formula="of:=IF(MOD([.D483];[.$M$10])&lt;[.$M$3];[.$N$2];IF(MOD([.D483];[.$M$10])&lt;[.$M$4];[.$N$3];IF(MOD([.D483];[.$M$10])&lt;[.$M$5];[.$N$4];IF(MOD([.D483];[.$M$10])&lt;[.$M$6];[.$N$5];IF(MOD([.D483];[.$M$10])&lt;[.$M$7];[.$N$6];IF(MOD([.D483];[.$M$10])&lt;[.$M$8];[.$N$7];IF(MOD([.D483];[.$M$10])&lt;[.$M$9];[.$N$8];IF(MOD([.D483];[.$M$10])&lt;[.$M$10];[.$N$9]))))))))" office:value-type="float" office:value="80000" calcext:value-type="float">
            <text:p>80000</text:p>
          </table:table-cell>
          <table:table-cell office:value-type="float" office:value="1443146980.34015" calcext:value-type="float">
            <text:p>1443146980.34015</text:p>
          </table:table-cell>
          <table:table-cell table:formula="of:=[.G483]-[.$B$2]" office:value-type="float" office:value="60.339940071106" calcext:value-type="float">
            <text:p>60.3399400711</text:p>
          </table:table-cell>
          <table:table-cell table:formula="of:=[.C483]/([.H483]-[.H482])" office:value-type="float" office:value="238146.721167116" calcext:value-type="float">
            <text:p>238146.721167116</text:p>
          </table:table-cell>
          <table:table-cell table:formula="of:=[.G483]-[.$B483]" office:value-type="float" office:value="0.209890127182007" calcext:value-type="float">
            <text:p>0.2098901272</text:p>
          </table:table-cell>
          <table:table-cell table:number-columns-repeated="6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3146980.18441" calcext:value-type="float">
            <text:p>1443146980.18441</text:p>
          </table:table-cell>
          <table:table-cell office:value-type="float" office:value="4320" calcext:value-type="float">
            <text:p>4320</text:p>
          </table:table-cell>
          <table:table-cell table:formula="of:=[.B484]-[.$B$2]" office:value-type="float" office:value="60.1842000484467" calcext:value-type="float">
            <text:p>60.1842000484</text:p>
          </table:table-cell>
          <table:table-cell table:formula="of:=[.C484]/([.D484]-[.D483])" office:value-type="float" office:value="79778.2393603438" calcext:value-type="float">
            <text:p>79778.2393603438</text:p>
          </table:table-cell>
          <table:table-cell table:formula="of:=IF(MOD([.D484];[.$M$10])&lt;[.$M$3];[.$N$2];IF(MOD([.D484];[.$M$10])&lt;[.$M$4];[.$N$3];IF(MOD([.D484];[.$M$10])&lt;[.$M$5];[.$N$4];IF(MOD([.D484];[.$M$10])&lt;[.$M$6];[.$N$5];IF(MOD([.D484];[.$M$10])&lt;[.$M$7];[.$N$6];IF(MOD([.D484];[.$M$10])&lt;[.$M$8];[.$N$7];IF(MOD([.D484];[.$M$10])&lt;[.$M$9];[.$N$8];IF(MOD([.D484];[.$M$10])&lt;[.$M$10];[.$N$9]))))))))" office:value-type="float" office:value="80000" calcext:value-type="float">
            <text:p>80000</text:p>
          </table:table-cell>
          <table:table-cell office:value-type="float" office:value="1443146980.43021" calcext:value-type="float">
            <text:p>1443146980.43021</text:p>
          </table:table-cell>
          <table:table-cell table:formula="of:=[.G484]-[.$B$2]" office:value-type="float" office:value="60.4300000667572" calcext:value-type="float">
            <text:p>60.4300000668</text:p>
          </table:table-cell>
          <table:table-cell table:formula="of:=[.C484]/([.H484]-[.H483])" office:value-type="float" office:value="47968.0236353673" calcext:value-type="float">
            <text:p>47968.0236353673</text:p>
          </table:table-cell>
          <table:table-cell table:formula="of:=[.G484]-[.$B484]" office:value-type="float" office:value="0.245800018310547" calcext:value-type="float">
            <text:p>0.2458000183</text:p>
          </table:table-cell>
          <table:table-cell table:number-columns-repeated="6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3146980.23856" calcext:value-type="float">
            <text:p>1443146980.23856</text:p>
          </table:table-cell>
          <table:table-cell office:value-type="float" office:value="4320" calcext:value-type="float">
            <text:p>4320</text:p>
          </table:table-cell>
          <table:table-cell table:formula="of:=[.B485]-[.$B$2]" office:value-type="float" office:value="60.2383499145508" calcext:value-type="float">
            <text:p>60.2383499146</text:p>
          </table:table-cell>
          <table:table-cell table:formula="of:=[.C485]/([.D485]-[.D484])" office:value-type="float" office:value="79778.5906190973" calcext:value-type="float">
            <text:p>79778.5906190973</text:p>
          </table:table-cell>
          <table:table-cell table:formula="of:=IF(MOD([.D485];[.$M$10])&lt;[.$M$3];[.$N$2];IF(MOD([.D485];[.$M$10])&lt;[.$M$4];[.$N$3];IF(MOD([.D485];[.$M$10])&lt;[.$M$5];[.$N$4];IF(MOD([.D485];[.$M$10])&lt;[.$M$6];[.$N$5];IF(MOD([.D485];[.$M$10])&lt;[.$M$7];[.$N$6];IF(MOD([.D485];[.$M$10])&lt;[.$M$8];[.$N$7];IF(MOD([.D485];[.$M$10])&lt;[.$M$9];[.$N$8];IF(MOD([.D485];[.$M$10])&lt;[.$M$10];[.$N$9]))))))))" office:value-type="float" office:value="80000" calcext:value-type="float">
            <text:p>80000</text:p>
          </table:table-cell>
          <table:table-cell office:value-type="float" office:value="1443146980.48429" calcext:value-type="float">
            <text:p>1443146980.48429</text:p>
          </table:table-cell>
          <table:table-cell table:formula="of:=[.G485]-[.$B$2]" office:value-type="float" office:value="60.4840798377991" calcext:value-type="float">
            <text:p>60.4840798378</text:p>
          </table:table-cell>
          <table:table-cell table:formula="of:=[.C485]/([.H485]-[.H484])" office:value-type="float" office:value="79881.9950005952" calcext:value-type="float">
            <text:p>79881.9950005952</text:p>
          </table:table-cell>
          <table:table-cell table:formula="of:=[.G485]-[.$B485]" office:value-type="float" office:value="0.245729923248291" calcext:value-type="float">
            <text:p>0.2457299232</text:p>
          </table:table-cell>
          <table:table-cell table:number-columns-repeated="6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3146980.29271" calcext:value-type="float">
            <text:p>1443146980.29271</text:p>
          </table:table-cell>
          <table:table-cell office:value-type="float" office:value="4320" calcext:value-type="float">
            <text:p>4320</text:p>
          </table:table-cell>
          <table:table-cell table:formula="of:=[.B486]-[.$B$2]" office:value-type="float" office:value="60.2925000190735" calcext:value-type="float">
            <text:p>60.2925000191</text:p>
          </table:table-cell>
          <table:table-cell table:formula="of:=[.C486]/([.D486]-[.D485])" office:value-type="float" office:value="79778.2393603438" calcext:value-type="float">
            <text:p>79778.2393603438</text:p>
          </table:table-cell>
          <table:table-cell table:formula="of:=IF(MOD([.D486];[.$M$10])&lt;[.$M$3];[.$N$2];IF(MOD([.D486];[.$M$10])&lt;[.$M$4];[.$N$3];IF(MOD([.D486];[.$M$10])&lt;[.$M$5];[.$N$4];IF(MOD([.D486];[.$M$10])&lt;[.$M$6];[.$N$5];IF(MOD([.D486];[.$M$10])&lt;[.$M$7];[.$N$6];IF(MOD([.D486];[.$M$10])&lt;[.$M$8];[.$N$7];IF(MOD([.D486];[.$M$10])&lt;[.$M$9];[.$N$8];IF(MOD([.D486];[.$M$10])&lt;[.$M$10];[.$N$9]))))))))" office:value-type="float" office:value="80000" calcext:value-type="float">
            <text:p>80000</text:p>
          </table:table-cell>
          <table:table-cell office:value-type="float" office:value="1443146980.53845" calcext:value-type="float">
            <text:p>1443146980.53845</text:p>
          </table:table-cell>
          <table:table-cell table:formula="of:=[.G486]-[.$B$2]" office:value-type="float" office:value="60.5382399559021" calcext:value-type="float">
            <text:p>60.5382399559</text:p>
          </table:table-cell>
          <table:table-cell table:formula="of:=[.C486]/([.H486]-[.H485])" office:value-type="float" office:value="79763.4892852741" calcext:value-type="float">
            <text:p>79763.4892852741</text:p>
          </table:table-cell>
          <table:table-cell table:formula="of:=[.G486]-[.$B486]" office:value-type="float" office:value="0.245739936828613" calcext:value-type="float">
            <text:p>0.2457399368</text:p>
          </table:table-cell>
          <table:table-cell table:number-columns-repeated="6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3146980.34685" calcext:value-type="float">
            <text:p>1443146980.34685</text:p>
          </table:table-cell>
          <table:table-cell office:value-type="float" office:value="4320" calcext:value-type="float">
            <text:p>4320</text:p>
          </table:table-cell>
          <table:table-cell table:formula="of:=[.B487]-[.$B$2]" office:value-type="float" office:value="60.3466398715973" calcext:value-type="float">
            <text:p>60.3466398716</text:p>
          </table:table-cell>
          <table:table-cell table:formula="of:=[.C487]/([.D487]-[.D486])" office:value-type="float" office:value="79793.3462803694" calcext:value-type="float">
            <text:p>79793.3462803694</text:p>
          </table:table-cell>
          <table:table-cell table:formula="of:=IF(MOD([.D487];[.$M$10])&lt;[.$M$3];[.$N$2];IF(MOD([.D487];[.$M$10])&lt;[.$M$4];[.$N$3];IF(MOD([.D487];[.$M$10])&lt;[.$M$5];[.$N$4];IF(MOD([.D487];[.$M$10])&lt;[.$M$6];[.$N$5];IF(MOD([.D487];[.$M$10])&lt;[.$M$7];[.$N$6];IF(MOD([.D487];[.$M$10])&lt;[.$M$8];[.$N$7];IF(MOD([.D487];[.$M$10])&lt;[.$M$9];[.$N$8];IF(MOD([.D487];[.$M$10])&lt;[.$M$10];[.$N$9]))))))))" office:value-type="float" office:value="80000" calcext:value-type="float">
            <text:p>80000</text:p>
          </table:table-cell>
          <table:table-cell office:value-type="float" office:value="1443146980.59259" calcext:value-type="float">
            <text:p>1443146980.59259</text:p>
          </table:table-cell>
          <table:table-cell table:formula="of:=[.G487]-[.$B$2]" office:value-type="float" office:value="60.5923800468445" calcext:value-type="float">
            <text:p>60.5923800468</text:p>
          </table:table-cell>
          <table:table-cell table:formula="of:=[.C487]/([.H487]-[.H486])" office:value-type="float" office:value="79792.9948916681" calcext:value-type="float">
            <text:p>79792.9948916681</text:p>
          </table:table-cell>
          <table:table-cell table:formula="of:=[.G487]-[.$B487]" office:value-type="float" office:value="0.245740175247192" calcext:value-type="float">
            <text:p>0.2457401752</text:p>
          </table:table-cell>
          <table:table-cell table:number-columns-repeated="6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3146980.401" calcext:value-type="float">
            <text:p>1443146980.401</text:p>
          </table:table-cell>
          <table:table-cell office:value-type="float" office:value="4320" calcext:value-type="float">
            <text:p>4320</text:p>
          </table:table-cell>
          <table:table-cell table:formula="of:=[.B488]-[.$B$2]" office:value-type="float" office:value="60.40078997612" calcext:value-type="float">
            <text:p>60.4007899761</text:p>
          </table:table-cell>
          <table:table-cell table:formula="of:=[.C488]/([.D488]-[.D487])" office:value-type="float" office:value="79778.2393603438" calcext:value-type="float">
            <text:p>79778.2393603438</text:p>
          </table:table-cell>
          <table:table-cell table:formula="of:=IF(MOD([.D488];[.$M$10])&lt;[.$M$3];[.$N$2];IF(MOD([.D488];[.$M$10])&lt;[.$M$4];[.$N$3];IF(MOD([.D488];[.$M$10])&lt;[.$M$5];[.$N$4];IF(MOD([.D488];[.$M$10])&lt;[.$M$6];[.$N$5];IF(MOD([.D488];[.$M$10])&lt;[.$M$7];[.$N$6];IF(MOD([.D488];[.$M$10])&lt;[.$M$8];[.$N$7];IF(MOD([.D488];[.$M$10])&lt;[.$M$9];[.$N$8];IF(MOD([.D488];[.$M$10])&lt;[.$M$10];[.$N$9]))))))))" office:value-type="float" office:value="80000" calcext:value-type="float">
            <text:p>80000</text:p>
          </table:table-cell>
          <table:table-cell office:value-type="float" office:value="1443146980.64678" calcext:value-type="float">
            <text:p>1443146980.64678</text:p>
          </table:table-cell>
          <table:table-cell table:formula="of:=[.G488]-[.$B$2]" office:value-type="float" office:value="60.6465699672699" calcext:value-type="float">
            <text:p>60.6465699673</text:p>
          </table:table-cell>
          <table:table-cell table:formula="of:=[.C488]/([.H488]-[.H487])" office:value-type="float" office:value="79719.6225070285" calcext:value-type="float">
            <text:p>79719.6225070285</text:p>
          </table:table-cell>
          <table:table-cell table:formula="of:=[.G488]-[.$B488]" office:value-type="float" office:value="0.245779991149902" calcext:value-type="float">
            <text:p>0.2457799911</text:p>
          </table:table-cell>
          <table:table-cell table:number-columns-repeated="6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3146980.45514" calcext:value-type="float">
            <text:p>1443146980.45514</text:p>
          </table:table-cell>
          <table:table-cell office:value-type="float" office:value="4320" calcext:value-type="float">
            <text:p>4320</text:p>
          </table:table-cell>
          <table:table-cell table:formula="of:=[.B489]-[.$B$2]" office:value-type="float" office:value="60.4549300670624" calcext:value-type="float">
            <text:p>60.4549300671</text:p>
          </table:table-cell>
          <table:table-cell table:formula="of:=[.C489]/([.D489]-[.D488])" office:value-type="float" office:value="79792.9948916681" calcext:value-type="float">
            <text:p>79792.9948916681</text:p>
          </table:table-cell>
          <table:table-cell table:formula="of:=IF(MOD([.D489];[.$M$10])&lt;[.$M$3];[.$N$2];IF(MOD([.D489];[.$M$10])&lt;[.$M$4];[.$N$3];IF(MOD([.D489];[.$M$10])&lt;[.$M$5];[.$N$4];IF(MOD([.D489];[.$M$10])&lt;[.$M$6];[.$N$5];IF(MOD([.D489];[.$M$10])&lt;[.$M$7];[.$N$6];IF(MOD([.D489];[.$M$10])&lt;[.$M$8];[.$N$7];IF(MOD([.D489];[.$M$10])&lt;[.$M$9];[.$N$8];IF(MOD([.D489];[.$M$10])&lt;[.$M$10];[.$N$9]))))))))" office:value-type="float" office:value="80000" calcext:value-type="float">
            <text:p>80000</text:p>
          </table:table-cell>
          <table:table-cell office:value-type="float" office:value="1443146980.7008" calcext:value-type="float">
            <text:p>1443146980.7008</text:p>
          </table:table-cell>
          <table:table-cell table:formula="of:=[.G489]-[.$B$2]" office:value-type="float" office:value="60.7005898952484" calcext:value-type="float">
            <text:p>60.7005898952</text:p>
          </table:table-cell>
          <table:table-cell table:formula="of:=[.C489]/([.H489]-[.H488])" office:value-type="float" office:value="79970.4879598898" calcext:value-type="float">
            <text:p>79970.4879598898</text:p>
          </table:table-cell>
          <table:table-cell table:formula="of:=[.G489]-[.$B489]" office:value-type="float" office:value="0.245659828186035" calcext:value-type="float">
            <text:p>0.2456598282</text:p>
          </table:table-cell>
          <table:table-cell table:number-columns-repeated="6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3146980.50928" calcext:value-type="float">
            <text:p>1443146980.50928</text:p>
          </table:table-cell>
          <table:table-cell office:value-type="float" office:value="4320" calcext:value-type="float">
            <text:p>4320</text:p>
          </table:table-cell>
          <table:table-cell table:formula="of:=[.B490]-[.$B$2]" office:value-type="float" office:value="60.5090699195862" calcext:value-type="float">
            <text:p>60.5090699196</text:p>
          </table:table-cell>
          <table:table-cell table:formula="of:=[.C490]/([.D490]-[.D489])" office:value-type="float" office:value="79793.3462803694" calcext:value-type="float">
            <text:p>79793.3462803694</text:p>
          </table:table-cell>
          <table:table-cell table:formula="of:=IF(MOD([.D490];[.$M$10])&lt;[.$M$3];[.$N$2];IF(MOD([.D490];[.$M$10])&lt;[.$M$4];[.$N$3];IF(MOD([.D490];[.$M$10])&lt;[.$M$5];[.$N$4];IF(MOD([.D490];[.$M$10])&lt;[.$M$6];[.$N$5];IF(MOD([.D490];[.$M$10])&lt;[.$M$7];[.$N$6];IF(MOD([.D490];[.$M$10])&lt;[.$M$8];[.$N$7];IF(MOD([.D490];[.$M$10])&lt;[.$M$9];[.$N$8];IF(MOD([.D490];[.$M$10])&lt;[.$M$10];[.$N$9]))))))))" office:value-type="float" office:value="80000" calcext:value-type="float">
            <text:p>80000</text:p>
          </table:table-cell>
          <table:table-cell office:value-type="float" office:value="1443146980.75505" calcext:value-type="float">
            <text:p>1443146980.75505</text:p>
          </table:table-cell>
          <table:table-cell table:formula="of:=[.G490]-[.$B$2]" office:value-type="float" office:value="60.7548398971558" calcext:value-type="float">
            <text:p>60.7548398972</text:p>
          </table:table-cell>
          <table:table-cell table:formula="of:=[.C490]/([.H490]-[.H489])" office:value-type="float" office:value="79631.3336058117" calcext:value-type="float">
            <text:p>79631.3336058117</text:p>
          </table:table-cell>
          <table:table-cell table:formula="of:=[.G490]-[.$B490]" office:value-type="float" office:value="0.24576997756958" calcext:value-type="float">
            <text:p>0.2457699776</text:p>
          </table:table-cell>
          <table:table-cell table:number-columns-repeated="6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3146980.56343" calcext:value-type="float">
            <text:p>1443146980.56343</text:p>
          </table:table-cell>
          <table:table-cell office:value-type="float" office:value="4320" calcext:value-type="float">
            <text:p>4320</text:p>
          </table:table-cell>
          <table:table-cell table:formula="of:=[.B491]-[.$B$2]" office:value-type="float" office:value="60.5632200241089" calcext:value-type="float">
            <text:p>60.5632200241</text:p>
          </table:table-cell>
          <table:table-cell table:formula="of:=[.C491]/([.D491]-[.D490])" office:value-type="float" office:value="79778.2393603438" calcext:value-type="float">
            <text:p>79778.2393603438</text:p>
          </table:table-cell>
          <table:table-cell table:formula="of:=IF(MOD([.D491];[.$M$10])&lt;[.$M$3];[.$N$2];IF(MOD([.D491];[.$M$10])&lt;[.$M$4];[.$N$3];IF(MOD([.D491];[.$M$10])&lt;[.$M$5];[.$N$4];IF(MOD([.D491];[.$M$10])&lt;[.$M$6];[.$N$5];IF(MOD([.D491];[.$M$10])&lt;[.$M$7];[.$N$6];IF(MOD([.D491];[.$M$10])&lt;[.$M$8];[.$N$7];IF(MOD([.D491];[.$M$10])&lt;[.$M$9];[.$N$8];IF(MOD([.D491];[.$M$10])&lt;[.$M$10];[.$N$9]))))))))" office:value-type="float" office:value="80000" calcext:value-type="float">
            <text:p>80000</text:p>
          </table:table-cell>
          <table:table-cell office:value-type="float" office:value="1443146980.8092" calcext:value-type="float">
            <text:p>1443146980.8092</text:p>
          </table:table-cell>
          <table:table-cell table:formula="of:=[.G491]-[.$B$2]" office:value-type="float" office:value="60.8089900016785" calcext:value-type="float">
            <text:p>60.8089900017</text:p>
          </table:table-cell>
          <table:table-cell table:formula="of:=[.C491]/([.H491]-[.H490])" office:value-type="float" office:value="79778.2393603438" calcext:value-type="float">
            <text:p>79778.2393603438</text:p>
          </table:table-cell>
          <table:table-cell table:formula="of:=[.G491]-[.$B491]" office:value-type="float" office:value="0.24576997756958" calcext:value-type="float">
            <text:p>0.2457699776</text:p>
          </table:table-cell>
          <table:table-cell table:number-columns-repeated="6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3146980.61757" calcext:value-type="float">
            <text:p>1443146980.61757</text:p>
          </table:table-cell>
          <table:table-cell office:value-type="float" office:value="4320" calcext:value-type="float">
            <text:p>4320</text:p>
          </table:table-cell>
          <table:table-cell table:formula="of:=[.B492]-[.$B$2]" office:value-type="float" office:value="60.6173598766327" calcext:value-type="float">
            <text:p>60.6173598766</text:p>
          </table:table-cell>
          <table:table-cell table:formula="of:=[.C492]/([.D492]-[.D491])" office:value-type="float" office:value="79793.3462803694" calcext:value-type="float">
            <text:p>79793.3462803694</text:p>
          </table:table-cell>
          <table:table-cell table:formula="of:=IF(MOD([.D492];[.$M$10])&lt;[.$M$3];[.$N$2];IF(MOD([.D492];[.$M$10])&lt;[.$M$4];[.$N$3];IF(MOD([.D492];[.$M$10])&lt;[.$M$5];[.$N$4];IF(MOD([.D492];[.$M$10])&lt;[.$M$6];[.$N$5];IF(MOD([.D492];[.$M$10])&lt;[.$M$7];[.$N$6];IF(MOD([.D492];[.$M$10])&lt;[.$M$8];[.$N$7];IF(MOD([.D492];[.$M$10])&lt;[.$M$9];[.$N$8];IF(MOD([.D492];[.$M$10])&lt;[.$M$10];[.$N$9]))))))))" office:value-type="float" office:value="80000" calcext:value-type="float">
            <text:p>80000</text:p>
          </table:table-cell>
          <table:table-cell office:value-type="float" office:value="1443146980.82734" calcext:value-type="float">
            <text:p>1443146980.82734</text:p>
          </table:table-cell>
          <table:table-cell table:formula="of:=[.G492]-[.$B$2]" office:value-type="float" office:value="60.8271298408508" calcext:value-type="float">
            <text:p>60.8271298409</text:p>
          </table:table-cell>
          <table:table-cell table:formula="of:=[.C492]/([.H492]-[.H491])" office:value-type="float" office:value="238149.851217076" calcext:value-type="float">
            <text:p>238149.851217076</text:p>
          </table:table-cell>
          <table:table-cell table:formula="of:=[.G492]-[.$B492]" office:value-type="float" office:value="0.20976996421814" calcext:value-type="float">
            <text:p>0.2097699642</text:p>
          </table:table-cell>
          <table:table-cell table:number-columns-repeated="6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3146980.67171" calcext:value-type="float">
            <text:p>1443146980.67171</text:p>
          </table:table-cell>
          <table:table-cell office:value-type="float" office:value="4320" calcext:value-type="float">
            <text:p>4320</text:p>
          </table:table-cell>
          <table:table-cell table:formula="of:=[.B493]-[.$B$2]" office:value-type="float" office:value="60.6714999675751" calcext:value-type="float">
            <text:p>60.6714999676</text:p>
          </table:table-cell>
          <table:table-cell table:formula="of:=[.C493]/([.D493]-[.D492])" office:value-type="float" office:value="79792.9948916681" calcext:value-type="float">
            <text:p>79792.9948916681</text:p>
          </table:table-cell>
          <table:table-cell table:formula="of:=IF(MOD([.D493];[.$M$10])&lt;[.$M$3];[.$N$2];IF(MOD([.D493];[.$M$10])&lt;[.$M$4];[.$N$3];IF(MOD([.D493];[.$M$10])&lt;[.$M$5];[.$N$4];IF(MOD([.D493];[.$M$10])&lt;[.$M$6];[.$N$5];IF(MOD([.D493];[.$M$10])&lt;[.$M$7];[.$N$6];IF(MOD([.D493];[.$M$10])&lt;[.$M$8];[.$N$7];IF(MOD([.D493];[.$M$10])&lt;[.$M$9];[.$N$8];IF(MOD([.D493];[.$M$10])&lt;[.$M$10];[.$N$9]))))))))" office:value-type="float" office:value="80000" calcext:value-type="float">
            <text:p>80000</text:p>
          </table:table-cell>
          <table:table-cell office:value-type="float" office:value="1443146980.91742" calcext:value-type="float">
            <text:p>1443146980.91742</text:p>
          </table:table-cell>
          <table:table-cell table:formula="of:=[.G493]-[.$B$2]" office:value-type="float" office:value="60.9172098636627" calcext:value-type="float">
            <text:p>60.9172098637</text:p>
          </table:table-cell>
          <table:table-cell table:formula="of:=[.C493]/([.H493]-[.H492])" office:value-type="float" office:value="47957.3590808394" calcext:value-type="float">
            <text:p>47957.3590808394</text:p>
          </table:table-cell>
          <table:table-cell table:formula="of:=[.G493]-[.$B493]" office:value-type="float" office:value="0.245709896087646" calcext:value-type="float">
            <text:p>0.2457098961</text:p>
          </table:table-cell>
          <table:table-cell table:number-columns-repeated="6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3146980.72586" calcext:value-type="float">
            <text:p>1443146980.72586</text:p>
          </table:table-cell>
          <table:table-cell office:value-type="float" office:value="4320" calcext:value-type="float">
            <text:p>4320</text:p>
          </table:table-cell>
          <table:table-cell table:formula="of:=[.B494]-[.$B$2]" office:value-type="float" office:value="60.7256500720978" calcext:value-type="float">
            <text:p>60.7256500721</text:p>
          </table:table-cell>
          <table:table-cell table:formula="of:=[.C494]/([.D494]-[.D493])" office:value-type="float" office:value="79778.2393603438" calcext:value-type="float">
            <text:p>79778.2393603438</text:p>
          </table:table-cell>
          <table:table-cell table:formula="of:=IF(MOD([.D494];[.$M$10])&lt;[.$M$3];[.$N$2];IF(MOD([.D494];[.$M$10])&lt;[.$M$4];[.$N$3];IF(MOD([.D494];[.$M$10])&lt;[.$M$5];[.$N$4];IF(MOD([.D494];[.$M$10])&lt;[.$M$6];[.$N$5];IF(MOD([.D494];[.$M$10])&lt;[.$M$7];[.$N$6];IF(MOD([.D494];[.$M$10])&lt;[.$M$8];[.$N$7];IF(MOD([.D494];[.$M$10])&lt;[.$M$9];[.$N$8];IF(MOD([.D494];[.$M$10])&lt;[.$M$10];[.$N$9]))))))))" office:value-type="float" office:value="80000" calcext:value-type="float">
            <text:p>80000</text:p>
          </table:table-cell>
          <table:table-cell office:value-type="float" office:value="1443146980.9716" calcext:value-type="float">
            <text:p>1443146980.9716</text:p>
          </table:table-cell>
          <table:table-cell table:formula="of:=[.G494]-[.$B$2]" office:value-type="float" office:value="60.9713900089264" calcext:value-type="float">
            <text:p>60.9713900089</text:p>
          </table:table-cell>
          <table:table-cell table:formula="of:=[.C494]/([.H494]-[.H493])" office:value-type="float" office:value="79734.0054917975" calcext:value-type="float">
            <text:p>79734.0054917975</text:p>
          </table:table-cell>
          <table:table-cell table:formula="of:=[.G494]-[.$B494]" office:value-type="float" office:value="0.245739936828613" calcext:value-type="float">
            <text:p>0.2457399368</text:p>
          </table:table-cell>
          <table:table-cell table:number-columns-repeated="6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3146980.78002" calcext:value-type="float">
            <text:p>1443146980.78002</text:p>
          </table:table-cell>
          <table:table-cell office:value-type="float" office:value="4320" calcext:value-type="float">
            <text:p>4320</text:p>
          </table:table-cell>
          <table:table-cell table:formula="of:=[.B495]-[.$B$2]" office:value-type="float" office:value="60.7798099517822" calcext:value-type="float">
            <text:p>60.7798099518</text:p>
          </table:table-cell>
          <table:table-cell table:formula="of:=[.C495]/([.D495]-[.D494])" office:value-type="float" office:value="79763.840414152" calcext:value-type="float">
            <text:p>79763.840414152</text:p>
          </table:table-cell>
          <table:table-cell table:formula="of:=IF(MOD([.D495];[.$M$10])&lt;[.$M$3];[.$N$2];IF(MOD([.D495];[.$M$10])&lt;[.$M$4];[.$N$3];IF(MOD([.D495];[.$M$10])&lt;[.$M$5];[.$N$4];IF(MOD([.D495];[.$M$10])&lt;[.$M$6];[.$N$5];IF(MOD([.D495];[.$M$10])&lt;[.$M$7];[.$N$6];IF(MOD([.D495];[.$M$10])&lt;[.$M$8];[.$N$7];IF(MOD([.D495];[.$M$10])&lt;[.$M$9];[.$N$8];IF(MOD([.D495];[.$M$10])&lt;[.$M$10];[.$N$9]))))))))" office:value-type="float" office:value="80000" calcext:value-type="float">
            <text:p>80000</text:p>
          </table:table-cell>
          <table:table-cell office:value-type="float" office:value="1443146981.02583" calcext:value-type="float">
            <text:p>1443146981.02583</text:p>
          </table:table-cell>
          <table:table-cell table:formula="of:=[.G495]-[.$B$2]" office:value-type="float" office:value="61.0256199836731" calcext:value-type="float">
            <text:p>61.0256199837</text:p>
          </table:table-cell>
          <table:table-cell table:formula="of:=[.C495]/([.H495]-[.H494])" office:value-type="float" office:value="79660.7415027895" calcext:value-type="float">
            <text:p>79660.7415027895</text:p>
          </table:table-cell>
          <table:table-cell table:formula="of:=[.G495]-[.$B495]" office:value-type="float" office:value="0.245810031890869" calcext:value-type="float">
            <text:p>0.2458100319</text:p>
          </table:table-cell>
          <table:table-cell table:number-columns-repeated="6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3146980.83415" calcext:value-type="float">
            <text:p>1443146980.83415</text:p>
          </table:table-cell>
          <table:table-cell office:value-type="float" office:value="4320" calcext:value-type="float">
            <text:p>4320</text:p>
          </table:table-cell>
          <table:table-cell table:formula="of:=[.B496]-[.$B$2]" office:value-type="float" office:value="60.8339400291443" calcext:value-type="float">
            <text:p>60.8339400291</text:p>
          </table:table-cell>
          <table:table-cell table:formula="of:=[.C496]/([.D496]-[.D495])" office:value-type="float" office:value="79807.7558822752" calcext:value-type="float">
            <text:p>79807.7558822752</text:p>
          </table:table-cell>
          <table:table-cell table:formula="of:=IF(MOD([.D496];[.$M$10])&lt;[.$M$3];[.$N$2];IF(MOD([.D496];[.$M$10])&lt;[.$M$4];[.$N$3];IF(MOD([.D496];[.$M$10])&lt;[.$M$5];[.$N$4];IF(MOD([.D496];[.$M$10])&lt;[.$M$6];[.$N$5];IF(MOD([.D496];[.$M$10])&lt;[.$M$7];[.$N$6];IF(MOD([.D496];[.$M$10])&lt;[.$M$8];[.$N$7];IF(MOD([.D496];[.$M$10])&lt;[.$M$9];[.$N$8];IF(MOD([.D496];[.$M$10])&lt;[.$M$10];[.$N$9]))))))))" office:value-type="float" office:value="80000" calcext:value-type="float">
            <text:p>80000</text:p>
          </table:table-cell>
          <table:table-cell office:value-type="float" office:value="1443146981.07987" calcext:value-type="float">
            <text:p>1443146981.07987</text:p>
          </table:table-cell>
          <table:table-cell table:formula="of:=[.G496]-[.$B$2]" office:value-type="float" office:value="61.0796599388123" calcext:value-type="float">
            <text:p>61.0796599388</text:p>
          </table:table-cell>
          <table:table-cell table:formula="of:=[.C496]/([.H496]-[.H495])" office:value-type="float" office:value="79940.8509662049" calcext:value-type="float">
            <text:p>79940.8509662049</text:p>
          </table:table-cell>
          <table:table-cell table:formula="of:=[.G496]-[.$B496]" office:value-type="float" office:value="0.245719909667969" calcext:value-type="float">
            <text:p>0.2457199097</text:p>
          </table:table-cell>
          <table:table-cell table:number-columns-repeated="6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3146980.88829" calcext:value-type="float">
            <text:p>1443146980.88829</text:p>
          </table:table-cell>
          <table:table-cell office:value-type="float" office:value="4320" calcext:value-type="float">
            <text:p>4320</text:p>
          </table:table-cell>
          <table:table-cell table:formula="of:=[.B497]-[.$B$2]" office:value-type="float" office:value="60.8880798816681" calcext:value-type="float">
            <text:p>60.8880798817</text:p>
          </table:table-cell>
          <table:table-cell table:formula="of:=[.C497]/([.D497]-[.D496])" office:value-type="float" office:value="79793.3462803694" calcext:value-type="float">
            <text:p>79793.3462803694</text:p>
          </table:table-cell>
          <table:table-cell table:formula="of:=IF(MOD([.D497];[.$M$10])&lt;[.$M$3];[.$N$2];IF(MOD([.D497];[.$M$10])&lt;[.$M$4];[.$N$3];IF(MOD([.D497];[.$M$10])&lt;[.$M$5];[.$N$4];IF(MOD([.D497];[.$M$10])&lt;[.$M$6];[.$N$5];IF(MOD([.D497];[.$M$10])&lt;[.$M$7];[.$N$6];IF(MOD([.D497];[.$M$10])&lt;[.$M$8];[.$N$7];IF(MOD([.D497];[.$M$10])&lt;[.$M$9];[.$N$8];IF(MOD([.D497];[.$M$10])&lt;[.$M$10];[.$N$9]))))))))" office:value-type="float" office:value="80000" calcext:value-type="float">
            <text:p>80000</text:p>
          </table:table-cell>
          <table:table-cell office:value-type="float" office:value="1443146981.13403" calcext:value-type="float">
            <text:p>1443146981.13403</text:p>
          </table:table-cell>
          <table:table-cell table:formula="of:=[.G497]-[.$B$2]" office:value-type="float" office:value="61.1338200569153" calcext:value-type="float">
            <text:p>61.1338200569</text:p>
          </table:table-cell>
          <table:table-cell table:formula="of:=[.C497]/([.H497]-[.H496])" office:value-type="float" office:value="79763.4892852741" calcext:value-type="float">
            <text:p>79763.4892852741</text:p>
          </table:table-cell>
          <table:table-cell table:formula="of:=[.G497]-[.$B497]" office:value-type="float" office:value="0.245740175247192" calcext:value-type="float">
            <text:p>0.2457401752</text:p>
          </table:table-cell>
          <table:table-cell table:number-columns-repeated="6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3146980.94244" calcext:value-type="float">
            <text:p>1443146980.94244</text:p>
          </table:table-cell>
          <table:table-cell office:value-type="float" office:value="4320" calcext:value-type="float">
            <text:p>4320</text:p>
          </table:table-cell>
          <table:table-cell table:formula="of:=[.B498]-[.$B$2]" office:value-type="float" office:value="60.9422299861908" calcext:value-type="float">
            <text:p>60.9422299862</text:p>
          </table:table-cell>
          <table:table-cell table:formula="of:=[.C498]/([.D498]-[.D497])" office:value-type="float" office:value="79778.2393603438" calcext:value-type="float">
            <text:p>79778.2393603438</text:p>
          </table:table-cell>
          <table:table-cell table:formula="of:=IF(MOD([.D498];[.$M$10])&lt;[.$M$3];[.$N$2];IF(MOD([.D498];[.$M$10])&lt;[.$M$4];[.$N$3];IF(MOD([.D498];[.$M$10])&lt;[.$M$5];[.$N$4];IF(MOD([.D498];[.$M$10])&lt;[.$M$6];[.$N$5];IF(MOD([.D498];[.$M$10])&lt;[.$M$7];[.$N$6];IF(MOD([.D498];[.$M$10])&lt;[.$M$8];[.$N$7];IF(MOD([.D498];[.$M$10])&lt;[.$M$9];[.$N$8];IF(MOD([.D498];[.$M$10])&lt;[.$M$10];[.$N$9]))))))))" office:value-type="float" office:value="80000" calcext:value-type="float">
            <text:p>80000</text:p>
          </table:table-cell>
          <table:table-cell office:value-type="float" office:value="1443146981.18815" calcext:value-type="float">
            <text:p>1443146981.18815</text:p>
          </table:table-cell>
          <table:table-cell table:formula="of:=[.G498]-[.$B$2]" office:value-type="float" office:value="61.1879398822784" calcext:value-type="float">
            <text:p>61.1879398823</text:p>
          </table:table-cell>
          <table:table-cell table:formula="of:=[.C498]/([.H498]-[.H497])" office:value-type="float" office:value="79822.8739840085" calcext:value-type="float">
            <text:p>79822.8739840085</text:p>
          </table:table-cell>
          <table:table-cell table:formula="of:=[.G498]-[.$B498]" office:value-type="float" office:value="0.245709896087646" calcext:value-type="float">
            <text:p>0.2457098961</text:p>
          </table:table-cell>
          <table:table-cell table:number-columns-repeated="6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3146980.99659" calcext:value-type="float">
            <text:p>1443146980.99659</text:p>
          </table:table-cell>
          <table:table-cell office:value-type="float" office:value="4320" calcext:value-type="float">
            <text:p>4320</text:p>
          </table:table-cell>
          <table:table-cell table:formula="of:=[.B499]-[.$B$2]" office:value-type="float" office:value="60.9963798522949" calcext:value-type="float">
            <text:p>60.9963798523</text:p>
          </table:table-cell>
          <table:table-cell table:formula="of:=[.C499]/([.D499]-[.D498])" office:value-type="float" office:value="79778.5906190973" calcext:value-type="float">
            <text:p>79778.5906190973</text:p>
          </table:table-cell>
          <table:table-cell table:formula="of:=IF(MOD([.D499];[.$M$10])&lt;[.$M$3];[.$N$2];IF(MOD([.D499];[.$M$10])&lt;[.$M$4];[.$N$3];IF(MOD([.D499];[.$M$10])&lt;[.$M$5];[.$N$4];IF(MOD([.D499];[.$M$10])&lt;[.$M$6];[.$N$5];IF(MOD([.D499];[.$M$10])&lt;[.$M$7];[.$N$6];IF(MOD([.D499];[.$M$10])&lt;[.$M$8];[.$N$7];IF(MOD([.D499];[.$M$10])&lt;[.$M$9];[.$N$8];IF(MOD([.D499];[.$M$10])&lt;[.$M$10];[.$N$9]))))))))" office:value-type="float" office:value="80000" calcext:value-type="float">
            <text:p>80000</text:p>
          </table:table-cell>
          <table:table-cell office:value-type="float" office:value="1443146981.2057" calcext:value-type="float">
            <text:p>1443146981.2057</text:p>
          </table:table-cell>
          <table:table-cell table:formula="of:=[.G499]-[.$B$2]" office:value-type="float" office:value="61.2054898738861" calcext:value-type="float">
            <text:p>61.2054898739</text:p>
          </table:table-cell>
          <table:table-cell table:formula="of:=[.C499]/([.H499]-[.H498])" office:value-type="float" office:value="246153.963863605" calcext:value-type="float">
            <text:p>246153.963863605</text:p>
          </table:table-cell>
          <table:table-cell table:formula="of:=[.G499]-[.$B499]" office:value-type="float" office:value="0.209110021591187" calcext:value-type="float">
            <text:p>0.2091100216</text:p>
          </table:table-cell>
          <table:table-cell table:number-columns-repeated="6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3146981.04775" calcext:value-type="float">
            <text:p>1443146981.04775</text:p>
          </table:table-cell>
          <table:table-cell office:value-type="float" office:value="4320" calcext:value-type="float">
            <text:p>4320</text:p>
          </table:table-cell>
          <table:table-cell table:formula="of:=[.B500]-[.$B$2]" office:value-type="float" office:value="61.0475399494171" calcext:value-type="float">
            <text:p>61.0475399494</text:p>
          </table:table-cell>
          <table:table-cell table:formula="of:=[.C500]/([.D500]-[.D499])" office:value-type="float" office:value="84440.8092049156" calcext:value-type="float">
            <text:p>84440.8092049156</text:p>
          </table:table-cell>
          <table:table-cell table:formula="of:=IF(MOD([.D500];[.$M$10])&lt;[.$M$3];[.$N$2];IF(MOD([.D500];[.$M$10])&lt;[.$M$4];[.$N$3];IF(MOD([.D500];[.$M$10])&lt;[.$M$5];[.$N$4];IF(MOD([.D500];[.$M$10])&lt;[.$M$6];[.$N$5];IF(MOD([.D500];[.$M$10])&lt;[.$M$7];[.$N$6];IF(MOD([.D500];[.$M$10])&lt;[.$M$8];[.$N$7];IF(MOD([.D500];[.$M$10])&lt;[.$M$9];[.$N$8];IF(MOD([.D500];[.$M$10])&lt;[.$M$10];[.$N$9]))))))))" office:value-type="float" office:value="85000" calcext:value-type="float">
            <text:p>85000</text:p>
          </table:table-cell>
          <table:table-cell office:value-type="float" office:value="1443146981.24457" calcext:value-type="float">
            <text:p>1443146981.24457</text:p>
          </table:table-cell>
          <table:table-cell table:formula="of:=[.G500]-[.$B$2]" office:value-type="float" office:value="61.2443599700928" calcext:value-type="float">
            <text:p>61.2443599701</text:p>
          </table:table-cell>
          <table:table-cell table:formula="of:=[.C500]/([.H500]-[.H499])" office:value-type="float" office:value="111139.421344145" calcext:value-type="float">
            <text:p>111139.421344145</text:p>
          </table:table-cell>
          <table:table-cell table:formula="of:=[.G500]-[.$B500]" office:value-type="float" office:value="0.196820020675659" calcext:value-type="float">
            <text:p>0.1968200207</text:p>
          </table:table-cell>
          <table:table-cell table:number-columns-repeated="6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3146981.09872" calcext:value-type="float">
            <text:p>1443146981.09872</text:p>
          </table:table-cell>
          <table:table-cell office:value-type="float" office:value="4320" calcext:value-type="float">
            <text:p>4320</text:p>
          </table:table-cell>
          <table:table-cell table:formula="of:=[.B501]-[.$B$2]" office:value-type="float" office:value="61.0985100269318" calcext:value-type="float">
            <text:p>61.0985100269</text:p>
          </table:table-cell>
          <table:table-cell table:formula="of:=[.C501]/([.D501]-[.D500])" office:value-type="float" office:value="84755.6097743517" calcext:value-type="float">
            <text:p>84755.6097743517</text:p>
          </table:table-cell>
          <table:table-cell table:formula="of:=IF(MOD([.D501];[.$M$10])&lt;[.$M$3];[.$N$2];IF(MOD([.D501];[.$M$10])&lt;[.$M$4];[.$N$3];IF(MOD([.D501];[.$M$10])&lt;[.$M$5];[.$N$4];IF(MOD([.D501];[.$M$10])&lt;[.$M$6];[.$N$5];IF(MOD([.D501];[.$M$10])&lt;[.$M$7];[.$N$6];IF(MOD([.D501];[.$M$10])&lt;[.$M$8];[.$N$7];IF(MOD([.D501];[.$M$10])&lt;[.$M$9];[.$N$8];IF(MOD([.D501];[.$M$10])&lt;[.$M$10];[.$N$9]))))))))" office:value-type="float" office:value="85000" calcext:value-type="float">
            <text:p>85000</text:p>
          </table:table-cell>
          <table:table-cell office:value-type="float" office:value="1443146981.29554" calcext:value-type="float">
            <text:p>1443146981.29554</text:p>
          </table:table-cell>
          <table:table-cell table:formula="of:=[.G501]-[.$B$2]" office:value-type="float" office:value="61.2953300476074" calcext:value-type="float">
            <text:p>61.2953300476</text:p>
          </table:table-cell>
          <table:table-cell table:formula="of:=[.C501]/([.H501]-[.H500])" office:value-type="float" office:value="84755.6097743517" calcext:value-type="float">
            <text:p>84755.6097743517</text:p>
          </table:table-cell>
          <table:table-cell table:formula="of:=[.G501]-[.$B501]" office:value-type="float" office:value="0.196820020675659" calcext:value-type="float">
            <text:p>0.1968200207</text:p>
          </table:table-cell>
          <table:table-cell table:number-columns-repeated="6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3146981.14975" calcext:value-type="float">
            <text:p>1443146981.14975</text:p>
          </table:table-cell>
          <table:table-cell office:value-type="float" office:value="4320" calcext:value-type="float">
            <text:p>4320</text:p>
          </table:table-cell>
          <table:table-cell table:formula="of:=[.B502]-[.$B$2]" office:value-type="float" office:value="61.1495399475098" calcext:value-type="float">
            <text:p>61.1495399475</text:p>
          </table:table-cell>
          <table:table-cell table:formula="of:=[.C502]/([.D502]-[.D501])" office:value-type="float" office:value="84656.2164132035" calcext:value-type="float">
            <text:p>84656.2164132035</text:p>
          </table:table-cell>
          <table:table-cell table:formula="of:=IF(MOD([.D502];[.$M$10])&lt;[.$M$3];[.$N$2];IF(MOD([.D502];[.$M$10])&lt;[.$M$4];[.$N$3];IF(MOD([.D502];[.$M$10])&lt;[.$M$5];[.$N$4];IF(MOD([.D502];[.$M$10])&lt;[.$M$6];[.$N$5];IF(MOD([.D502];[.$M$10])&lt;[.$M$7];[.$N$6];IF(MOD([.D502];[.$M$10])&lt;[.$M$8];[.$N$7];IF(MOD([.D502];[.$M$10])&lt;[.$M$9];[.$N$8];IF(MOD([.D502];[.$M$10])&lt;[.$M$10];[.$N$9]))))))))" office:value-type="float" office:value="85000" calcext:value-type="float">
            <text:p>85000</text:p>
          </table:table-cell>
          <table:table-cell office:value-type="float" office:value="1443146981.34657" calcext:value-type="float">
            <text:p>1443146981.34657</text:p>
          </table:table-cell>
          <table:table-cell table:formula="of:=[.G502]-[.$B$2]" office:value-type="float" office:value="61.3463599681854" calcext:value-type="float">
            <text:p>61.3463599682</text:p>
          </table:table-cell>
          <table:table-cell table:formula="of:=[.C502]/([.H502]-[.H501])" office:value-type="float" office:value="84656.2164132035" calcext:value-type="float">
            <text:p>84656.2164132035</text:p>
          </table:table-cell>
          <table:table-cell table:formula="of:=[.G502]-[.$B502]" office:value-type="float" office:value="0.196820020675659" calcext:value-type="float">
            <text:p>0.1968200207</text:p>
          </table:table-cell>
          <table:table-cell table:number-columns-repeated="6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3146981.20074" calcext:value-type="float">
            <text:p>1443146981.20074</text:p>
          </table:table-cell>
          <table:table-cell office:value-type="float" office:value="4320" calcext:value-type="float">
            <text:p>4320</text:p>
          </table:table-cell>
          <table:table-cell table:formula="of:=[.B503]-[.$B$2]" office:value-type="float" office:value="61.2005300521851" calcext:value-type="float">
            <text:p>61.2005300522</text:p>
          </table:table-cell>
          <table:table-cell table:formula="of:=[.C503]/([.D503]-[.D502])" office:value-type="float" office:value="84722.3206837863" calcext:value-type="float">
            <text:p>84722.3206837863</text:p>
          </table:table-cell>
          <table:table-cell table:formula="of:=IF(MOD([.D503];[.$M$10])&lt;[.$M$3];[.$N$2];IF(MOD([.D503];[.$M$10])&lt;[.$M$4];[.$N$3];IF(MOD([.D503];[.$M$10])&lt;[.$M$5];[.$N$4];IF(MOD([.D503];[.$M$10])&lt;[.$M$6];[.$N$5];IF(MOD([.D503];[.$M$10])&lt;[.$M$7];[.$N$6];IF(MOD([.D503];[.$M$10])&lt;[.$M$8];[.$N$7];IF(MOD([.D503];[.$M$10])&lt;[.$M$9];[.$N$8];IF(MOD([.D503];[.$M$10])&lt;[.$M$10];[.$N$9]))))))))" office:value-type="float" office:value="85000" calcext:value-type="float">
            <text:p>85000</text:p>
          </table:table-cell>
          <table:table-cell office:value-type="float" office:value="1443146981.39755" calcext:value-type="float">
            <text:p>1443146981.39755</text:p>
          </table:table-cell>
          <table:table-cell table:formula="of:=[.G503]-[.$B$2]" office:value-type="float" office:value="61.3973400592804" calcext:value-type="float">
            <text:p>61.3973400593</text:p>
          </table:table-cell>
          <table:table-cell table:formula="of:=[.C503]/([.H503]-[.H502])" office:value-type="float" office:value="84738.9619597243" calcext:value-type="float">
            <text:p>84738.9619597243</text:p>
          </table:table-cell>
          <table:table-cell table:formula="of:=[.G503]-[.$B503]" office:value-type="float" office:value="0.196810007095337" calcext:value-type="float">
            <text:p>0.1968100071</text:p>
          </table:table-cell>
          <table:table-cell table:number-columns-repeated="6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3146981.25171" calcext:value-type="float">
            <text:p>1443146981.25171</text:p>
          </table:table-cell>
          <table:table-cell office:value-type="float" office:value="4320" calcext:value-type="float">
            <text:p>4320</text:p>
          </table:table-cell>
          <table:table-cell table:formula="of:=[.B504]-[.$B$2]" office:value-type="float" office:value="61.2514998912811" calcext:value-type="float">
            <text:p>61.2514998913</text:p>
          </table:table-cell>
          <table:table-cell table:formula="of:=[.C504]/([.D504]-[.D503])" office:value-type="float" office:value="84756.006230617" calcext:value-type="float">
            <text:p>84756.006230617</text:p>
          </table:table-cell>
          <table:table-cell table:formula="of:=IF(MOD([.D504];[.$M$10])&lt;[.$M$3];[.$N$2];IF(MOD([.D504];[.$M$10])&lt;[.$M$4];[.$N$3];IF(MOD([.D504];[.$M$10])&lt;[.$M$5];[.$N$4];IF(MOD([.D504];[.$M$10])&lt;[.$M$6];[.$N$5];IF(MOD([.D504];[.$M$10])&lt;[.$M$7];[.$N$6];IF(MOD([.D504];[.$M$10])&lt;[.$M$8];[.$N$7];IF(MOD([.D504];[.$M$10])&lt;[.$M$9];[.$N$8];IF(MOD([.D504];[.$M$10])&lt;[.$M$10];[.$N$9]))))))))" office:value-type="float" office:value="85000" calcext:value-type="float">
            <text:p>85000</text:p>
          </table:table-cell>
          <table:table-cell office:value-type="float" office:value="1443146981.44853" calcext:value-type="float">
            <text:p>1443146981.44853</text:p>
          </table:table-cell>
          <table:table-cell table:formula="of:=[.G504]-[.$B$2]" office:value-type="float" office:value="61.4483199119568" calcext:value-type="float">
            <text:p>61.448319912</text:p>
          </table:table-cell>
          <table:table-cell table:formula="of:=[.C504]/([.H504]-[.H503])" office:value-type="float" office:value="84739.3582602596" calcext:value-type="float">
            <text:p>84739.3582602596</text:p>
          </table:table-cell>
          <table:table-cell table:formula="of:=[.G504]-[.$B504]" office:value-type="float" office:value="0.196820020675659" calcext:value-type="float">
            <text:p>0.1968200207</text:p>
          </table:table-cell>
          <table:table-cell table:number-columns-repeated="6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3146981.3027" calcext:value-type="float">
            <text:p>1443146981.3027</text:p>
          </table:table-cell>
          <table:table-cell office:value-type="float" office:value="4320" calcext:value-type="float">
            <text:p>4320</text:p>
          </table:table-cell>
          <table:table-cell table:formula="of:=[.B505]-[.$B$2]" office:value-type="float" office:value="61.3024899959564" calcext:value-type="float">
            <text:p>61.302489996</text:p>
          </table:table-cell>
          <table:table-cell table:formula="of:=[.C505]/([.D505]-[.D504])" office:value-type="float" office:value="84722.3206837863" calcext:value-type="float">
            <text:p>84722.3206837863</text:p>
          </table:table-cell>
          <table:table-cell table:formula="of:=IF(MOD([.D505];[.$M$10])&lt;[.$M$3];[.$N$2];IF(MOD([.D505];[.$M$10])&lt;[.$M$4];[.$N$3];IF(MOD([.D505];[.$M$10])&lt;[.$M$5];[.$N$4];IF(MOD([.D505];[.$M$10])&lt;[.$M$6];[.$N$5];IF(MOD([.D505];[.$M$10])&lt;[.$M$7];[.$N$6];IF(MOD([.D505];[.$M$10])&lt;[.$M$8];[.$N$7];IF(MOD([.D505];[.$M$10])&lt;[.$M$9];[.$N$8];IF(MOD([.D505];[.$M$10])&lt;[.$M$10];[.$N$9]))))))))" office:value-type="float" office:value="85000" calcext:value-type="float">
            <text:p>85000</text:p>
          </table:table-cell>
          <table:table-cell office:value-type="float" office:value="1443146981.49955" calcext:value-type="float">
            <text:p>1443146981.49955</text:p>
          </table:table-cell>
          <table:table-cell table:formula="of:=[.G505]-[.$B$2]" office:value-type="float" office:value="61.4993400573731" calcext:value-type="float">
            <text:p>61.4993400574</text:p>
          </table:table-cell>
          <table:table-cell table:formula="of:=[.C505]/([.H505]-[.H504])" office:value-type="float" office:value="84672.4360496089" calcext:value-type="float">
            <text:p>84672.4360496089</text:p>
          </table:table-cell>
          <table:table-cell table:formula="of:=[.G505]-[.$B505]" office:value-type="float" office:value="0.196850061416626" calcext:value-type="float">
            <text:p>0.1968500614</text:p>
          </table:table-cell>
          <table:table-cell table:number-columns-repeated="6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3146981.35366" calcext:value-type="float">
            <text:p>1443146981.35366</text:p>
          </table:table-cell>
          <table:table-cell office:value-type="float" office:value="4320" calcext:value-type="float">
            <text:p>4320</text:p>
          </table:table-cell>
          <table:table-cell table:formula="of:=[.B506]-[.$B$2]" office:value-type="float" office:value="61.3534500598908" calcext:value-type="float">
            <text:p>61.3534500599</text:p>
          </table:table-cell>
          <table:table-cell table:formula="of:=[.C506]/([.D506]-[.D505])" office:value-type="float" office:value="84772.2641315231" calcext:value-type="float">
            <text:p>84772.2641315231</text:p>
          </table:table-cell>
          <table:table-cell table:formula="of:=IF(MOD([.D506];[.$M$10])&lt;[.$M$3];[.$N$2];IF(MOD([.D506];[.$M$10])&lt;[.$M$4];[.$N$3];IF(MOD([.D506];[.$M$10])&lt;[.$M$5];[.$N$4];IF(MOD([.D506];[.$M$10])&lt;[.$M$6];[.$N$5];IF(MOD([.D506];[.$M$10])&lt;[.$M$7];[.$N$6];IF(MOD([.D506];[.$M$10])&lt;[.$M$8];[.$N$7];IF(MOD([.D506];[.$M$10])&lt;[.$M$9];[.$N$8];IF(MOD([.D506];[.$M$10])&lt;[.$M$10];[.$N$9]))))))))" office:value-type="float" office:value="85000" calcext:value-type="float">
            <text:p>85000</text:p>
          </table:table-cell>
          <table:table-cell office:value-type="float" office:value="1443146981.59641" calcext:value-type="float">
            <text:p>1443146981.59641</text:p>
          </table:table-cell>
          <table:table-cell table:formula="of:=[.G506]-[.$B$2]" office:value-type="float" office:value="61.5961999893189" calcext:value-type="float">
            <text:p>61.5961999893</text:p>
          </table:table-cell>
          <table:table-cell table:formula="of:=[.C506]/([.H506]-[.H505])" office:value-type="float" office:value="44600.4856003545" calcext:value-type="float">
            <text:p>44600.4856003545</text:p>
          </table:table-cell>
          <table:table-cell table:formula="of:=[.G506]-[.$B506]" office:value-type="float" office:value="0.242749929428101" calcext:value-type="float">
            <text:p>0.2427499294</text:p>
          </table:table-cell>
          <table:table-cell table:number-columns-repeated="6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3146981.40463" calcext:value-type="float">
            <text:p>1443146981.40463</text:p>
          </table:table-cell>
          <table:table-cell office:value-type="float" office:value="4320" calcext:value-type="float">
            <text:p>4320</text:p>
          </table:table-cell>
          <table:table-cell table:formula="of:=[.B507]-[.$B$2]" office:value-type="float" office:value="61.4044198989868" calcext:value-type="float">
            <text:p>61.404419899</text:p>
          </table:table-cell>
          <table:table-cell table:formula="of:=[.C507]/([.D507]-[.D506])" office:value-type="float" office:value="84756.006230617" calcext:value-type="float">
            <text:p>84756.006230617</text:p>
          </table:table-cell>
          <table:table-cell table:formula="of:=IF(MOD([.D507];[.$M$10])&lt;[.$M$3];[.$N$2];IF(MOD([.D507];[.$M$10])&lt;[.$M$4];[.$N$3];IF(MOD([.D507];[.$M$10])&lt;[.$M$5];[.$N$4];IF(MOD([.D507];[.$M$10])&lt;[.$M$6];[.$N$5];IF(MOD([.D507];[.$M$10])&lt;[.$M$7];[.$N$6];IF(MOD([.D507];[.$M$10])&lt;[.$M$8];[.$N$7];IF(MOD([.D507];[.$M$10])&lt;[.$M$9];[.$N$8];IF(MOD([.D507];[.$M$10])&lt;[.$M$10];[.$N$9]))))))))" office:value-type="float" office:value="85000" calcext:value-type="float">
            <text:p>85000</text:p>
          </table:table-cell>
          <table:table-cell office:value-type="float" office:value="1443146981.64724" calcext:value-type="float">
            <text:p>1443146981.64724</text:p>
          </table:table-cell>
          <table:table-cell table:formula="of:=[.G507]-[.$B$2]" office:value-type="float" office:value="61.647029876709" calcext:value-type="float">
            <text:p>61.6470298767</text:p>
          </table:table-cell>
          <table:table-cell table:formula="of:=[.C507]/([.H507]-[.H506])" office:value-type="float" office:value="84989.3679055892" calcext:value-type="float">
            <text:p>84989.3679055892</text:p>
          </table:table-cell>
          <table:table-cell table:formula="of:=[.G507]-[.$B507]" office:value-type="float" office:value="0.242609977722168" calcext:value-type="float">
            <text:p>0.2426099777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3146981.4556" calcext:value-type="float">
            <text:p>1443146981.4556</text:p>
          </table:table-cell>
          <table:table-cell office:value-type="float" office:value="4320" calcext:value-type="float">
            <text:p>4320</text:p>
          </table:table-cell>
          <table:table-cell table:formula="of:=[.B508]-[.$B$2]" office:value-type="float" office:value="61.4553899765015" calcext:value-type="float">
            <text:p>61.4553899765</text:p>
          </table:table-cell>
          <table:table-cell table:formula="of:=[.C508]/([.D508]-[.D507])" office:value-type="float" office:value="84755.6097743517" calcext:value-type="float">
            <text:p>84755.6097743517</text:p>
          </table:table-cell>
          <table:table-cell table:formula="of:=IF(MOD([.D508];[.$M$10])&lt;[.$M$3];[.$N$2];IF(MOD([.D508];[.$M$10])&lt;[.$M$4];[.$N$3];IF(MOD([.D508];[.$M$10])&lt;[.$M$5];[.$N$4];IF(MOD([.D508];[.$M$10])&lt;[.$M$6];[.$N$5];IF(MOD([.D508];[.$M$10])&lt;[.$M$7];[.$N$6];IF(MOD([.D508];[.$M$10])&lt;[.$M$8];[.$N$7];IF(MOD([.D508];[.$M$10])&lt;[.$M$9];[.$N$8];IF(MOD([.D508];[.$M$10])&lt;[.$M$10];[.$N$9]))))))))" office:value-type="float" office:value="85000" calcext:value-type="float">
            <text:p>85000</text:p>
          </table:table-cell>
          <table:table-cell office:value-type="float" office:value="1443146981.69822" calcext:value-type="float">
            <text:p>1443146981.69822</text:p>
          </table:table-cell>
          <table:table-cell table:formula="of:=[.G508]-[.$B$2]" office:value-type="float" office:value="61.698009967804" calcext:value-type="float">
            <text:p>61.6980099678</text:p>
          </table:table-cell>
          <table:table-cell table:formula="of:=[.C508]/([.H508]-[.H507])" office:value-type="float" office:value="84738.9619597243" calcext:value-type="float">
            <text:p>84738.9619597243</text:p>
          </table:table-cell>
          <table:table-cell table:formula="of:=[.G508]-[.$B508]" office:value-type="float" office:value="0.24261999130249" calcext:value-type="float">
            <text:p>0.2426199913</text:p>
          </table:table-cell>
          <table:table-cell table:number-columns-repeated="6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3146981.50657" calcext:value-type="float">
            <text:p>1443146981.50657</text:p>
          </table:table-cell>
          <table:table-cell office:value-type="float" office:value="4320" calcext:value-type="float">
            <text:p>4320</text:p>
          </table:table-cell>
          <table:table-cell table:formula="of:=[.B509]-[.$B$2]" office:value-type="float" office:value="61.5063600540161" calcext:value-type="float">
            <text:p>61.506360054</text:p>
          </table:table-cell>
          <table:table-cell table:formula="of:=[.C509]/([.D509]-[.D508])" office:value-type="float" office:value="84755.6097743517" calcext:value-type="float">
            <text:p>84755.6097743517</text:p>
          </table:table-cell>
          <table:table-cell table:formula="of:=IF(MOD([.D509];[.$M$10])&lt;[.$M$3];[.$N$2];IF(MOD([.D509];[.$M$10])&lt;[.$M$4];[.$N$3];IF(MOD([.D509];[.$M$10])&lt;[.$M$5];[.$N$4];IF(MOD([.D509];[.$M$10])&lt;[.$M$6];[.$N$5];IF(MOD([.D509];[.$M$10])&lt;[.$M$7];[.$N$6];IF(MOD([.D509];[.$M$10])&lt;[.$M$8];[.$N$7];IF(MOD([.D509];[.$M$10])&lt;[.$M$9];[.$N$8];IF(MOD([.D509];[.$M$10])&lt;[.$M$10];[.$N$9]))))))))" office:value-type="float" office:value="85000" calcext:value-type="float">
            <text:p>85000</text:p>
          </table:table-cell>
          <table:table-cell office:value-type="float" office:value="1443146981.7492" calcext:value-type="float">
            <text:p>1443146981.7492</text:p>
          </table:table-cell>
          <table:table-cell table:formula="of:=[.G509]-[.$B$2]" office:value-type="float" office:value="61.7489900588989" calcext:value-type="float">
            <text:p>61.7489900589</text:p>
          </table:table-cell>
          <table:table-cell table:formula="of:=[.C509]/([.H509]-[.H508])" office:value-type="float" office:value="84738.9619597243" calcext:value-type="float">
            <text:p>84738.9619597243</text:p>
          </table:table-cell>
          <table:table-cell table:formula="of:=[.G509]-[.$B509]" office:value-type="float" office:value="0.242630004882812" calcext:value-type="float">
            <text:p>0.2426300049</text:p>
          </table:table-cell>
          <table:table-cell table:number-columns-repeated="6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3146981.55753" calcext:value-type="float">
            <text:p>1443146981.55753</text:p>
          </table:table-cell>
          <table:table-cell office:value-type="float" office:value="4320" calcext:value-type="float">
            <text:p>4320</text:p>
          </table:table-cell>
          <table:table-cell table:formula="of:=[.B510]-[.$B$2]" office:value-type="float" office:value="61.5573198795319" calcext:value-type="float">
            <text:p>61.5573198795</text:p>
          </table:table-cell>
          <table:table-cell table:formula="of:=[.C510]/([.D510]-[.D509])" office:value-type="float" office:value="84772.6607436103" calcext:value-type="float">
            <text:p>84772.6607436103</text:p>
          </table:table-cell>
          <table:table-cell table:formula="of:=IF(MOD([.D510];[.$M$10])&lt;[.$M$3];[.$N$2];IF(MOD([.D510];[.$M$10])&lt;[.$M$4];[.$N$3];IF(MOD([.D510];[.$M$10])&lt;[.$M$5];[.$N$4];IF(MOD([.D510];[.$M$10])&lt;[.$M$6];[.$N$5];IF(MOD([.D510];[.$M$10])&lt;[.$M$7];[.$N$6];IF(MOD([.D510];[.$M$10])&lt;[.$M$8];[.$N$7];IF(MOD([.D510];[.$M$10])&lt;[.$M$9];[.$N$8];IF(MOD([.D510];[.$M$10])&lt;[.$M$10];[.$N$9]))))))))" office:value-type="float" office:value="85000" calcext:value-type="float">
            <text:p>85000</text:p>
          </table:table-cell>
          <table:table-cell office:value-type="float" office:value="1443146981.80015" calcext:value-type="float">
            <text:p>1443146981.80015</text:p>
          </table:table-cell>
          <table:table-cell table:formula="of:=[.G510]-[.$B$2]" office:value-type="float" office:value="61.7999398708344" calcext:value-type="float">
            <text:p>61.7999398708</text:p>
          </table:table-cell>
          <table:table-cell table:formula="of:=[.C510]/([.H510]-[.H509])" office:value-type="float" office:value="84789.3218030969" calcext:value-type="float">
            <text:p>84789.3218030969</text:p>
          </table:table-cell>
          <table:table-cell table:formula="of:=[.G510]-[.$B510]" office:value-type="float" office:value="0.24261999130249" calcext:value-type="float">
            <text:p>0.2426199913</text:p>
          </table:table-cell>
          <table:table-cell table:number-columns-repeated="6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3146981.60849" calcext:value-type="float">
            <text:p>1443146981.60849</text:p>
          </table:table-cell>
          <table:table-cell office:value-type="float" office:value="4320" calcext:value-type="float">
            <text:p>4320</text:p>
          </table:table-cell>
          <table:table-cell table:formula="of:=[.B511]-[.$B$2]" office:value-type="float" office:value="61.6082799434662" calcext:value-type="float">
            <text:p>61.6082799435</text:p>
          </table:table-cell>
          <table:table-cell table:formula="of:=[.C511]/([.D511]-[.D510])" office:value-type="float" office:value="84772.2641315231" calcext:value-type="float">
            <text:p>84772.2641315231</text:p>
          </table:table-cell>
          <table:table-cell table:formula="of:=IF(MOD([.D511];[.$M$10])&lt;[.$M$3];[.$N$2];IF(MOD([.D511];[.$M$10])&lt;[.$M$4];[.$N$3];IF(MOD([.D511];[.$M$10])&lt;[.$M$5];[.$N$4];IF(MOD([.D511];[.$M$10])&lt;[.$M$6];[.$N$5];IF(MOD([.D511];[.$M$10])&lt;[.$M$7];[.$N$6];IF(MOD([.D511];[.$M$10])&lt;[.$M$8];[.$N$7];IF(MOD([.D511];[.$M$10])&lt;[.$M$9];[.$N$8];IF(MOD([.D511];[.$M$10])&lt;[.$M$10];[.$N$9]))))))))" office:value-type="float" office:value="85000" calcext:value-type="float">
            <text:p>85000</text:p>
          </table:table-cell>
          <table:table-cell office:value-type="float" office:value="1443146981.85102" calcext:value-type="float">
            <text:p>1443146981.85102</text:p>
          </table:table-cell>
          <table:table-cell table:formula="of:=[.G511]-[.$B$2]" office:value-type="float" office:value="61.8508100509644" calcext:value-type="float">
            <text:p>61.850810051</text:p>
          </table:table-cell>
          <table:table-cell table:formula="of:=[.C511]/([.H511]-[.H510])" office:value-type="float" office:value="84922.0503831463" calcext:value-type="float">
            <text:p>84922.0503831463</text:p>
          </table:table-cell>
          <table:table-cell table:formula="of:=[.G511]-[.$B511]" office:value-type="float" office:value="0.242530107498169" calcext:value-type="float">
            <text:p>0.2425301075</text:p>
          </table:table-cell>
          <table:table-cell table:number-columns-repeated="6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3146981.65948" calcext:value-type="float">
            <text:p>1443146981.65948</text:p>
          </table:table-cell>
          <table:table-cell office:value-type="float" office:value="4320" calcext:value-type="float">
            <text:p>4320</text:p>
          </table:table-cell>
          <table:table-cell table:formula="of:=[.B512]-[.$B$2]" office:value-type="float" office:value="61.6592700481415" calcext:value-type="float">
            <text:p>61.6592700481</text:p>
          </table:table-cell>
          <table:table-cell table:formula="of:=[.C512]/([.D512]-[.D511])" office:value-type="float" office:value="84722.3206837863" calcext:value-type="float">
            <text:p>84722.3206837863</text:p>
          </table:table-cell>
          <table:table-cell table:formula="of:=IF(MOD([.D512];[.$M$10])&lt;[.$M$3];[.$N$2];IF(MOD([.D512];[.$M$10])&lt;[.$M$4];[.$N$3];IF(MOD([.D512];[.$M$10])&lt;[.$M$5];[.$N$4];IF(MOD([.D512];[.$M$10])&lt;[.$M$6];[.$N$5];IF(MOD([.D512];[.$M$10])&lt;[.$M$7];[.$N$6];IF(MOD([.D512];[.$M$10])&lt;[.$M$8];[.$N$7];IF(MOD([.D512];[.$M$10])&lt;[.$M$9];[.$N$8];IF(MOD([.D512];[.$M$10])&lt;[.$M$10];[.$N$9]))))))))" office:value-type="float" office:value="85000" calcext:value-type="float">
            <text:p>85000</text:p>
          </table:table-cell>
          <table:table-cell office:value-type="float" office:value="1443146981.90214" calcext:value-type="float">
            <text:p>1443146981.90214</text:p>
          </table:table-cell>
          <table:table-cell table:formula="of:=[.G512]-[.$B$2]" office:value-type="float" office:value="61.9019298553467" calcext:value-type="float">
            <text:p>61.9019298553</text:p>
          </table:table-cell>
          <table:table-cell table:formula="of:=[.C512]/([.H512]-[.H511])" office:value-type="float" office:value="84507.3656325206" calcext:value-type="float">
            <text:p>84507.3656325206</text:p>
          </table:table-cell>
          <table:table-cell table:formula="of:=[.G512]-[.$B512]" office:value-type="float" office:value="0.2426598072052" calcext:value-type="float">
            <text:p>0.2426598072</text:p>
          </table:table-cell>
          <table:table-cell table:number-columns-repeated="6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3146981.71045" calcext:value-type="float">
            <text:p>1443146981.71045</text:p>
          </table:table-cell>
          <table:table-cell office:value-type="float" office:value="4320" calcext:value-type="float">
            <text:p>4320</text:p>
          </table:table-cell>
          <table:table-cell table:formula="of:=[.B513]-[.$B$2]" office:value-type="float" office:value="61.7102398872376" calcext:value-type="float">
            <text:p>61.7102398872</text:p>
          </table:table-cell>
          <table:table-cell table:formula="of:=[.C513]/([.D513]-[.D512])" office:value-type="float" office:value="84756.006230617" calcext:value-type="float">
            <text:p>84756.006230617</text:p>
          </table:table-cell>
          <table:table-cell table:formula="of:=IF(MOD([.D513];[.$M$10])&lt;[.$M$3];[.$N$2];IF(MOD([.D513];[.$M$10])&lt;[.$M$4];[.$N$3];IF(MOD([.D513];[.$M$10])&lt;[.$M$5];[.$N$4];IF(MOD([.D513];[.$M$10])&lt;[.$M$6];[.$N$5];IF(MOD([.D513];[.$M$10])&lt;[.$M$7];[.$N$6];IF(MOD([.D513];[.$M$10])&lt;[.$M$8];[.$N$7];IF(MOD([.D513];[.$M$10])&lt;[.$M$9];[.$N$8];IF(MOD([.D513];[.$M$10])&lt;[.$M$10];[.$N$9]))))))))" office:value-type="float" office:value="85000" calcext:value-type="float">
            <text:p>85000</text:p>
          </table:table-cell>
          <table:table-cell office:value-type="float" office:value="1443146981.95306" calcext:value-type="float">
            <text:p>1443146981.95306</text:p>
          </table:table-cell>
          <table:table-cell table:formula="of:=[.G513]-[.$B$2]" office:value-type="float" office:value="61.9528498649597" calcext:value-type="float">
            <text:p>61.952849865</text:p>
          </table:table-cell>
          <table:table-cell table:formula="of:=[.C513]/([.H513]-[.H512])" office:value-type="float" office:value="84838.9470628447" calcext:value-type="float">
            <text:p>84838.9470628447</text:p>
          </table:table-cell>
          <table:table-cell table:formula="of:=[.G513]-[.$B513]" office:value-type="float" office:value="0.242609977722168" calcext:value-type="float">
            <text:p>0.2426099777</text:p>
          </table:table-cell>
          <table:table-cell table:number-columns-repeated="6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3146981.76142" calcext:value-type="float">
            <text:p>1443146981.76142</text:p>
          </table:table-cell>
          <table:table-cell office:value-type="float" office:value="4320" calcext:value-type="float">
            <text:p>4320</text:p>
          </table:table-cell>
          <table:table-cell table:formula="of:=[.B514]-[.$B$2]" office:value-type="float" office:value="61.7612099647522" calcext:value-type="float">
            <text:p>61.7612099648</text:p>
          </table:table-cell>
          <table:table-cell table:formula="of:=[.C514]/([.D514]-[.D513])" office:value-type="float" office:value="84755.6097743517" calcext:value-type="float">
            <text:p>84755.6097743517</text:p>
          </table:table-cell>
          <table:table-cell table:formula="of:=IF(MOD([.D514];[.$M$10])&lt;[.$M$3];[.$N$2];IF(MOD([.D514];[.$M$10])&lt;[.$M$4];[.$N$3];IF(MOD([.D514];[.$M$10])&lt;[.$M$5];[.$N$4];IF(MOD([.D514];[.$M$10])&lt;[.$M$6];[.$N$5];IF(MOD([.D514];[.$M$10])&lt;[.$M$7];[.$N$6];IF(MOD([.D514];[.$M$10])&lt;[.$M$8];[.$N$7];IF(MOD([.D514];[.$M$10])&lt;[.$M$9];[.$N$8];IF(MOD([.D514];[.$M$10])&lt;[.$M$10];[.$N$9]))))))))" office:value-type="float" office:value="85000" calcext:value-type="float">
            <text:p>85000</text:p>
          </table:table-cell>
          <table:table-cell office:value-type="float" office:value="1443146982.0041" calcext:value-type="float">
            <text:p>1443146982.0041</text:p>
          </table:table-cell>
          <table:table-cell table:formula="of:=[.G514]-[.$B$2]" office:value-type="float" office:value="62.0038900375366" calcext:value-type="float">
            <text:p>62.0038900375</text:p>
          </table:table-cell>
          <table:table-cell table:formula="of:=[.C514]/([.H514]-[.H513])" office:value-type="float" office:value="84639.2122497408" calcext:value-type="float">
            <text:p>84639.2122497408</text:p>
          </table:table-cell>
          <table:table-cell table:formula="of:=[.G514]-[.$B514]" office:value-type="float" office:value="0.242680072784424" calcext:value-type="float">
            <text:p>0.2426800728</text:p>
          </table:table-cell>
          <table:table-cell table:number-columns-repeated="6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3146981.81239" calcext:value-type="float">
            <text:p>1443146981.81239</text:p>
          </table:table-cell>
          <table:table-cell office:value-type="float" office:value="4320" calcext:value-type="float">
            <text:p>4320</text:p>
          </table:table-cell>
          <table:table-cell table:formula="of:=[.B515]-[.$B$2]" office:value-type="float" office:value="61.8121800422668" calcext:value-type="float">
            <text:p>61.8121800423</text:p>
          </table:table-cell>
          <table:table-cell table:formula="of:=[.C515]/([.D515]-[.D514])" office:value-type="float" office:value="84755.6097743517" calcext:value-type="float">
            <text:p>84755.6097743517</text:p>
          </table:table-cell>
          <table:table-cell table:formula="of:=IF(MOD([.D515];[.$M$10])&lt;[.$M$3];[.$N$2];IF(MOD([.D515];[.$M$10])&lt;[.$M$4];[.$N$3];IF(MOD([.D515];[.$M$10])&lt;[.$M$5];[.$N$4];IF(MOD([.D515];[.$M$10])&lt;[.$M$6];[.$N$5];IF(MOD([.D515];[.$M$10])&lt;[.$M$7];[.$N$6];IF(MOD([.D515];[.$M$10])&lt;[.$M$8];[.$N$7];IF(MOD([.D515];[.$M$10])&lt;[.$M$9];[.$N$8];IF(MOD([.D515];[.$M$10])&lt;[.$M$10];[.$N$9]))))))))" office:value-type="float" office:value="85000" calcext:value-type="float">
            <text:p>85000</text:p>
          </table:table-cell>
          <table:table-cell office:value-type="float" office:value="1443146982.05502" calcext:value-type="float">
            <text:p>1443146982.05502</text:p>
          </table:table-cell>
          <table:table-cell table:formula="of:=[.G515]-[.$B$2]" office:value-type="float" office:value="62.0548100471497" calcext:value-type="float">
            <text:p>62.0548100471</text:p>
          </table:table-cell>
          <table:table-cell table:formula="of:=[.C515]/([.H515]-[.H514])" office:value-type="float" office:value="84838.9470628447" calcext:value-type="float">
            <text:p>84838.9470628447</text:p>
          </table:table-cell>
          <table:table-cell table:formula="of:=[.G515]-[.$B515]" office:value-type="float" office:value="0.242630004882812" calcext:value-type="float">
            <text:p>0.2426300049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3146981.86337" calcext:value-type="float">
            <text:p>1443146981.86337</text:p>
          </table:table-cell>
          <table:table-cell office:value-type="float" office:value="4320" calcext:value-type="float">
            <text:p>4320</text:p>
          </table:table-cell>
          <table:table-cell table:formula="of:=[.B516]-[.$B$2]" office:value-type="float" office:value="61.8631598949432" calcext:value-type="float">
            <text:p>61.8631598949</text:p>
          </table:table-cell>
          <table:table-cell table:formula="of:=[.C516]/([.D516]-[.D515])" office:value-type="float" office:value="84739.3582602596" calcext:value-type="float">
            <text:p>84739.3582602596</text:p>
          </table:table-cell>
          <table:table-cell table:formula="of:=IF(MOD([.D516];[.$M$10])&lt;[.$M$3];[.$N$2];IF(MOD([.D516];[.$M$10])&lt;[.$M$4];[.$N$3];IF(MOD([.D516];[.$M$10])&lt;[.$M$5];[.$N$4];IF(MOD([.D516];[.$M$10])&lt;[.$M$6];[.$N$5];IF(MOD([.D516];[.$M$10])&lt;[.$M$7];[.$N$6];IF(MOD([.D516];[.$M$10])&lt;[.$M$8];[.$N$7];IF(MOD([.D516];[.$M$10])&lt;[.$M$9];[.$N$8];IF(MOD([.D516];[.$M$10])&lt;[.$M$10];[.$N$9]))))))))" office:value-type="float" office:value="85000" calcext:value-type="float">
            <text:p>85000</text:p>
          </table:table-cell>
          <table:table-cell office:value-type="float" office:value="1443146982.10592" calcext:value-type="float">
            <text:p>1443146982.10592</text:p>
          </table:table-cell>
          <table:table-cell table:formula="of:=[.G516]-[.$B$2]" office:value-type="float" office:value="62.1057100296021" calcext:value-type="float">
            <text:p>62.1057100296</text:p>
          </table:table-cell>
          <table:table-cell table:formula="of:=[.C516]/([.H516]-[.H515])" office:value-type="float" office:value="84872.32788421" calcext:value-type="float">
            <text:p>84872.32788421</text:p>
          </table:table-cell>
          <table:table-cell table:formula="of:=[.G516]-[.$B516]" office:value-type="float" office:value="0.242550134658813" calcext:value-type="float">
            <text:p>0.2425501347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3146981.91435" calcext:value-type="float">
            <text:p>1443146981.91435</text:p>
          </table:table-cell>
          <table:table-cell office:value-type="float" office:value="4320" calcext:value-type="float">
            <text:p>4320</text:p>
          </table:table-cell>
          <table:table-cell table:formula="of:=[.B517]-[.$B$2]" office:value-type="float" office:value="61.9141399860382" calcext:value-type="float">
            <text:p>61.914139986</text:p>
          </table:table-cell>
          <table:table-cell table:formula="of:=[.C517]/([.D517]-[.D516])" office:value-type="float" office:value="84738.9619597243" calcext:value-type="float">
            <text:p>84738.9619597243</text:p>
          </table:table-cell>
          <table:table-cell table:formula="of:=IF(MOD([.D517];[.$M$10])&lt;[.$M$3];[.$N$2];IF(MOD([.D517];[.$M$10])&lt;[.$M$4];[.$N$3];IF(MOD([.D517];[.$M$10])&lt;[.$M$5];[.$N$4];IF(MOD([.D517];[.$M$10])&lt;[.$M$6];[.$N$5];IF(MOD([.D517];[.$M$10])&lt;[.$M$7];[.$N$6];IF(MOD([.D517];[.$M$10])&lt;[.$M$8];[.$N$7];IF(MOD([.D517];[.$M$10])&lt;[.$M$9];[.$N$8];IF(MOD([.D517];[.$M$10])&lt;[.$M$10];[.$N$9]))))))))" office:value-type="float" office:value="85000" calcext:value-type="float">
            <text:p>85000</text:p>
          </table:table-cell>
          <table:table-cell office:value-type="float" office:value="1443146982.12172" calcext:value-type="float">
            <text:p>1443146982.12172</text:p>
          </table:table-cell>
          <table:table-cell table:formula="of:=[.G517]-[.$B$2]" office:value-type="float" office:value="62.1215100288391" calcext:value-type="float">
            <text:p>62.1215100288</text:p>
          </table:table-cell>
          <table:table-cell table:formula="of:=[.C517]/([.H517]-[.H516])" office:value-type="float" office:value="273417.734721593" calcext:value-type="float">
            <text:p>273417.734721593</text:p>
          </table:table-cell>
          <table:table-cell table:formula="of:=[.G517]-[.$B517]" office:value-type="float" office:value="0.207370042800903" calcext:value-type="float">
            <text:p>0.2073700428</text:p>
          </table:table-cell>
          <table:table-cell table:number-columns-repeated="6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3146981.96533" calcext:value-type="float">
            <text:p>1443146981.96533</text:p>
          </table:table-cell>
          <table:table-cell office:value-type="float" office:value="4320" calcext:value-type="float">
            <text:p>4320</text:p>
          </table:table-cell>
          <table:table-cell table:formula="of:=[.B518]-[.$B$2]" office:value-type="float" office:value="61.9651198387146" calcext:value-type="float">
            <text:p>61.9651198387</text:p>
          </table:table-cell>
          <table:table-cell table:formula="of:=[.C518]/([.D518]-[.D517])" office:value-type="float" office:value="84739.3582602596" calcext:value-type="float">
            <text:p>84739.3582602596</text:p>
          </table:table-cell>
          <table:table-cell table:formula="of:=IF(MOD([.D518];[.$M$10])&lt;[.$M$3];[.$N$2];IF(MOD([.D518];[.$M$10])&lt;[.$M$4];[.$N$3];IF(MOD([.D518];[.$M$10])&lt;[.$M$5];[.$N$4];IF(MOD([.D518];[.$M$10])&lt;[.$M$6];[.$N$5];IF(MOD([.D518];[.$M$10])&lt;[.$M$7];[.$N$6];IF(MOD([.D518];[.$M$10])&lt;[.$M$8];[.$N$7];IF(MOD([.D518];[.$M$10])&lt;[.$M$9];[.$N$8];IF(MOD([.D518];[.$M$10])&lt;[.$M$10];[.$N$9]))))))))" office:value-type="float" office:value="85000" calcext:value-type="float">
            <text:p>85000</text:p>
          </table:table-cell>
          <table:table-cell office:value-type="float" office:value="1443146982.16225" calcext:value-type="float">
            <text:p>1443146982.16225</text:p>
          </table:table-cell>
          <table:table-cell table:formula="of:=[.G518]-[.$B$2]" office:value-type="float" office:value="62.1620399951935" calcext:value-type="float">
            <text:p>62.1620399952</text:p>
          </table:table-cell>
          <table:table-cell table:formula="of:=[.C518]/([.H518]-[.H517])" office:value-type="float" office:value="106587.801288273" calcext:value-type="float">
            <text:p>106587.801288273</text:p>
          </table:table-cell>
          <table:table-cell table:formula="of:=[.G518]-[.$B518]" office:value-type="float" office:value="0.196920156478882" calcext:value-type="float">
            <text:p>0.1969201565</text:p>
          </table:table-cell>
          <table:table-cell table:number-columns-repeated="6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3146982.01355" calcext:value-type="float">
            <text:p>1443146982.01355</text:p>
          </table:table-cell>
          <table:table-cell office:value-type="float" office:value="4320" calcext:value-type="float">
            <text:p>4320</text:p>
          </table:table-cell>
          <table:table-cell table:formula="of:=[.B519]-[.$B$2]" office:value-type="float" office:value="62.0133399963379" calcext:value-type="float">
            <text:p>62.0133399963</text:p>
          </table:table-cell>
          <table:table-cell table:formula="of:=[.C519]/([.D519]-[.D518])" office:value-type="float" office:value="89589.0891470952" calcext:value-type="float">
            <text:p>89589.0891470952</text:p>
          </table:table-cell>
          <table:table-cell table:formula="of:=IF(MOD([.D519];[.$M$10])&lt;[.$M$3];[.$N$2];IF(MOD([.D519];[.$M$10])&lt;[.$M$4];[.$N$3];IF(MOD([.D519];[.$M$10])&lt;[.$M$5];[.$N$4];IF(MOD([.D519];[.$M$10])&lt;[.$M$6];[.$N$5];IF(MOD([.D519];[.$M$10])&lt;[.$M$7];[.$N$6];IF(MOD([.D519];[.$M$10])&lt;[.$M$8];[.$N$7];IF(MOD([.D519];[.$M$10])&lt;[.$M$9];[.$N$8];IF(MOD([.D519];[.$M$10])&lt;[.$M$10];[.$N$9]))))))))" office:value-type="float" office:value="102400" calcext:value-type="float">
            <text:p>102400</text:p>
          </table:table-cell>
          <table:table-cell office:value-type="float" office:value="1443146982.25257" calcext:value-type="float">
            <text:p>1443146982.25257</text:p>
          </table:table-cell>
          <table:table-cell table:formula="of:=[.G519]-[.$B$2]" office:value-type="float" office:value="62.2523598670959" calcext:value-type="float">
            <text:p>62.2523598671</text:p>
          </table:table-cell>
          <table:table-cell table:formula="of:=[.C519]/([.H519]-[.H518])" office:value-type="float" office:value="47830.0058337667" calcext:value-type="float">
            <text:p>47830.0058337667</text:p>
          </table:table-cell>
          <table:table-cell table:formula="of:=[.G519]-[.$B519]" office:value-type="float" office:value="0.239019870758057" calcext:value-type="float">
            <text:p>0.2390198708</text:p>
          </table:table-cell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3146982.05591" calcext:value-type="float">
            <text:p>1443146982.05591</text:p>
          </table:table-cell>
          <table:table-cell office:value-type="float" office:value="4320" calcext:value-type="float">
            <text:p>4320</text:p>
          </table:table-cell>
          <table:table-cell table:formula="of:=[.B520]-[.$B$2]" office:value-type="float" office:value="62.0557000637055" calcext:value-type="float">
            <text:p>62.0557000637</text:p>
          </table:table-cell>
          <table:table-cell table:formula="of:=[.C520]/([.D520]-[.D519])" office:value-type="float" office:value="101982.840643662" calcext:value-type="float">
            <text:p>101982.840643662</text:p>
          </table:table-cell>
          <table:table-cell table:formula="of:=IF(MOD([.D520];[.$M$10])&lt;[.$M$3];[.$N$2];IF(MOD([.D520];[.$M$10])&lt;[.$M$4];[.$N$3];IF(MOD([.D520];[.$M$10])&lt;[.$M$5];[.$N$4];IF(MOD([.D520];[.$M$10])&lt;[.$M$6];[.$N$5];IF(MOD([.D520];[.$M$10])&lt;[.$M$7];[.$N$6];IF(MOD([.D520];[.$M$10])&lt;[.$M$8];[.$N$7];IF(MOD([.D520];[.$M$10])&lt;[.$M$9];[.$N$8];IF(MOD([.D520];[.$M$10])&lt;[.$M$10];[.$N$9]))))))))" office:value-type="float" office:value="102400" calcext:value-type="float">
            <text:p>102400</text:p>
          </table:table-cell>
          <table:table-cell office:value-type="float" office:value="1443146982.3328" calcext:value-type="float">
            <text:p>1443146982.3328</text:p>
          </table:table-cell>
          <table:table-cell table:formula="of:=[.G520]-[.$B$2]" office:value-type="float" office:value="62.3325898647308" calcext:value-type="float">
            <text:p>62.3325898647</text:p>
          </table:table-cell>
          <table:table-cell table:formula="of:=[.C520]/([.H520]-[.H519])" office:value-type="float" office:value="53845.1966515012" calcext:value-type="float">
            <text:p>53845.1966515012</text:p>
          </table:table-cell>
          <table:table-cell table:formula="of:=[.G520]-[.$B520]" office:value-type="float" office:value="0.276889801025391" calcext:value-type="float">
            <text:p>0.276889801</text:p>
          </table:table-cell>
          <table:table-cell table:number-columns-repeated="6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3146982.09826" calcext:value-type="float">
            <text:p>1443146982.09826</text:p>
          </table:table-cell>
          <table:table-cell office:value-type="float" office:value="4320" calcext:value-type="float">
            <text:p>4320</text:p>
          </table:table-cell>
          <table:table-cell table:formula="of:=[.B521]-[.$B$2]" office:value-type="float" office:value="62.0980498790741" calcext:value-type="float">
            <text:p>62.0980498791</text:p>
          </table:table-cell>
          <table:table-cell table:formula="of:=[.C521]/([.D521]-[.D520])" office:value-type="float" office:value="102007.528542797" calcext:value-type="float">
            <text:p>102007.528542797</text:p>
          </table:table-cell>
          <table:table-cell table:formula="of:=IF(MOD([.D521];[.$M$10])&lt;[.$M$3];[.$N$2];IF(MOD([.D521];[.$M$10])&lt;[.$M$4];[.$N$3];IF(MOD([.D521];[.$M$10])&lt;[.$M$5];[.$N$4];IF(MOD([.D521];[.$M$10])&lt;[.$M$6];[.$N$5];IF(MOD([.D521];[.$M$10])&lt;[.$M$7];[.$N$6];IF(MOD([.D521];[.$M$10])&lt;[.$M$8];[.$N$7];IF(MOD([.D521];[.$M$10])&lt;[.$M$9];[.$N$8];IF(MOD([.D521];[.$M$10])&lt;[.$M$10];[.$N$9]))))))))" office:value-type="float" office:value="102400" calcext:value-type="float">
            <text:p>102400</text:p>
          </table:table-cell>
          <table:table-cell office:value-type="float" office:value="1443146982.37517" calcext:value-type="float">
            <text:p>1443146982.37517</text:p>
          </table:table-cell>
          <table:table-cell table:formula="of:=[.G521]-[.$B$2]" office:value-type="float" office:value="62.3749599456787" calcext:value-type="float">
            <text:p>62.3749599457</text:p>
          </table:table-cell>
          <table:table-cell table:formula="of:=[.C521]/([.H521]-[.H520])" office:value-type="float" office:value="101958.73841531" calcext:value-type="float">
            <text:p>101958.73841531</text:p>
          </table:table-cell>
          <table:table-cell table:formula="of:=[.G521]-[.$B521]" office:value-type="float" office:value="0.276910066604614" calcext:value-type="float">
            <text:p>0.2769100666</text:p>
          </table:table-cell>
          <table:table-cell table:number-columns-repeated="6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3146982.14059" calcext:value-type="float">
            <text:p>1443146982.14059</text:p>
          </table:table-cell>
          <table:table-cell office:value-type="float" office:value="4320" calcext:value-type="float">
            <text:p>4320</text:p>
          </table:table-cell>
          <table:table-cell table:formula="of:=[.B522]-[.$B$2]" office:value-type="float" office:value="62.1403799057007" calcext:value-type="float">
            <text:p>62.1403799057</text:p>
          </table:table-cell>
          <table:table-cell table:formula="of:=[.C522]/([.D522]-[.D521])" office:value-type="float" office:value="102055.21574812" calcext:value-type="float">
            <text:p>102055.21574812</text:p>
          </table:table-cell>
          <table:table-cell table:formula="of:=IF(MOD([.D522];[.$M$10])&lt;[.$M$3];[.$N$2];IF(MOD([.D522];[.$M$10])&lt;[.$M$4];[.$N$3];IF(MOD([.D522];[.$M$10])&lt;[.$M$5];[.$N$4];IF(MOD([.D522];[.$M$10])&lt;[.$M$6];[.$N$5];IF(MOD([.D522];[.$M$10])&lt;[.$M$7];[.$N$6];IF(MOD([.D522];[.$M$10])&lt;[.$M$8];[.$N$7];IF(MOD([.D522];[.$M$10])&lt;[.$M$9];[.$N$8];IF(MOD([.D522];[.$M$10])&lt;[.$M$10];[.$N$9]))))))))" office:value-type="float" office:value="102400" calcext:value-type="float">
            <text:p>102400</text:p>
          </table:table-cell>
          <table:table-cell office:value-type="float" office:value="1443146982.41746" calcext:value-type="float">
            <text:p>1443146982.41746</text:p>
          </table:table-cell>
          <table:table-cell table:formula="of:=[.G522]-[.$B$2]" office:value-type="float" office:value="62.417249917984" calcext:value-type="float">
            <text:p>62.417249918</text:p>
          </table:table-cell>
          <table:table-cell table:formula="of:=[.C522]/([.H522]-[.H521])" office:value-type="float" office:value="102151.875835086" calcext:value-type="float">
            <text:p>102151.875835086</text:p>
          </table:table-cell>
          <table:table-cell table:formula="of:=[.G522]-[.$B522]" office:value-type="float" office:value="0.276870012283325" calcext:value-type="float">
            <text:p>0.2768700123</text:p>
          </table:table-cell>
          <table:table-cell table:number-columns-repeated="6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3146982.18294" calcext:value-type="float">
            <text:p>1443146982.18294</text:p>
          </table:table-cell>
          <table:table-cell office:value-type="float" office:value="4320" calcext:value-type="float">
            <text:p>4320</text:p>
          </table:table-cell>
          <table:table-cell table:formula="of:=[.B523]-[.$B$2]" office:value-type="float" office:value="62.1827299594879" calcext:value-type="float">
            <text:p>62.1827299595</text:p>
          </table:table-cell>
          <table:table-cell table:formula="of:=[.C523]/([.D523]-[.D522])" office:value-type="float" office:value="102006.954269855" calcext:value-type="float">
            <text:p>102006.954269855</text:p>
          </table:table-cell>
          <table:table-cell table:formula="of:=IF(MOD([.D523];[.$M$10])&lt;[.$M$3];[.$N$2];IF(MOD([.D523];[.$M$10])&lt;[.$M$4];[.$N$3];IF(MOD([.D523];[.$M$10])&lt;[.$M$5];[.$N$4];IF(MOD([.D523];[.$M$10])&lt;[.$M$6];[.$N$5];IF(MOD([.D523];[.$M$10])&lt;[.$M$7];[.$N$6];IF(MOD([.D523];[.$M$10])&lt;[.$M$8];[.$N$7];IF(MOD([.D523];[.$M$10])&lt;[.$M$9];[.$N$8];IF(MOD([.D523];[.$M$10])&lt;[.$M$10];[.$N$9]))))))))" office:value-type="float" office:value="102400" calcext:value-type="float">
            <text:p>102400</text:p>
          </table:table-cell>
          <table:table-cell office:value-type="float" office:value="1443146982.45987" calcext:value-type="float">
            <text:p>1443146982.45987</text:p>
          </table:table-cell>
          <table:table-cell table:formula="of:=[.G523]-[.$B$2]" office:value-type="float" office:value="62.4596600532532" calcext:value-type="float">
            <text:p>62.4596600533</text:p>
          </table:table-cell>
          <table:table-cell table:formula="of:=[.C523]/([.H523]-[.H522])" office:value-type="float" office:value="101862.443318848" calcext:value-type="float">
            <text:p>101862.443318848</text:p>
          </table:table-cell>
          <table:table-cell table:formula="of:=[.G523]-[.$B523]" office:value-type="float" office:value="0.276930093765259" calcext:value-type="float">
            <text:p>0.2769300938</text:p>
          </table:table-cell>
          <table:table-cell table:number-columns-repeated="6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3146982.22528" calcext:value-type="float">
            <text:p>1443146982.22528</text:p>
          </table:table-cell>
          <table:table-cell office:value-type="float" office:value="4320" calcext:value-type="float">
            <text:p>4320</text:p>
          </table:table-cell>
          <table:table-cell table:formula="of:=[.B524]-[.$B$2]" office:value-type="float" office:value="62.2250699996948" calcext:value-type="float">
            <text:p>62.2250699997</text:p>
          </table:table-cell>
          <table:table-cell table:formula="of:=[.C524]/([.D524]-[.D523])" office:value-type="float" office:value="102031.079301976" calcext:value-type="float">
            <text:p>102031.079301976</text:p>
          </table:table-cell>
          <table:table-cell table:formula="of:=IF(MOD([.D524];[.$M$10])&lt;[.$M$3];[.$N$2];IF(MOD([.D524];[.$M$10])&lt;[.$M$4];[.$N$3];IF(MOD([.D524];[.$M$10])&lt;[.$M$5];[.$N$4];IF(MOD([.D524];[.$M$10])&lt;[.$M$6];[.$N$5];IF(MOD([.D524];[.$M$10])&lt;[.$M$7];[.$N$6];IF(MOD([.D524];[.$M$10])&lt;[.$M$8];[.$N$7];IF(MOD([.D524];[.$M$10])&lt;[.$M$9];[.$N$8];IF(MOD([.D524];[.$M$10])&lt;[.$M$10];[.$N$9]))))))))" office:value-type="float" office:value="102400" calcext:value-type="float">
            <text:p>102400</text:p>
          </table:table-cell>
          <table:table-cell office:value-type="float" office:value="1443146982.5023" calcext:value-type="float">
            <text:p>1443146982.5023</text:p>
          </table:table-cell>
          <table:table-cell table:formula="of:=[.G524]-[.$B$2]" office:value-type="float" office:value="62.5020899772644" calcext:value-type="float">
            <text:p>62.5020899773</text:p>
          </table:table-cell>
          <table:table-cell table:formula="of:=[.C524]/([.H524]-[.H523])" office:value-type="float" office:value="101814.936054483" calcext:value-type="float">
            <text:p>101814.936054483</text:p>
          </table:table-cell>
          <table:table-cell table:formula="of:=[.G524]-[.$B524]" office:value-type="float" office:value="0.27701997756958" calcext:value-type="float">
            <text:p>0.2770199776</text:p>
          </table:table-cell>
          <table:table-cell table:number-columns-repeated="6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3146982.26763" calcext:value-type="float">
            <text:p>1443146982.26763</text:p>
          </table:table-cell>
          <table:table-cell office:value-type="float" office:value="4320" calcext:value-type="float">
            <text:p>4320</text:p>
          </table:table-cell>
          <table:table-cell table:formula="of:=[.B525]-[.$B$2]" office:value-type="float" office:value="62.2674200534821" calcext:value-type="float">
            <text:p>62.2674200535</text:p>
          </table:table-cell>
          <table:table-cell table:formula="of:=[.C525]/([.D525]-[.D524])" office:value-type="float" office:value="102006.954269855" calcext:value-type="float">
            <text:p>102006.954269855</text:p>
          </table:table-cell>
          <table:table-cell table:formula="of:=IF(MOD([.D525];[.$M$10])&lt;[.$M$3];[.$N$2];IF(MOD([.D525];[.$M$10])&lt;[.$M$4];[.$N$3];IF(MOD([.D525];[.$M$10])&lt;[.$M$5];[.$N$4];IF(MOD([.D525];[.$M$10])&lt;[.$M$6];[.$N$5];IF(MOD([.D525];[.$M$10])&lt;[.$M$7];[.$N$6];IF(MOD([.D525];[.$M$10])&lt;[.$M$8];[.$N$7];IF(MOD([.D525];[.$M$10])&lt;[.$M$9];[.$N$8];IF(MOD([.D525];[.$M$10])&lt;[.$M$10];[.$N$9]))))))))" office:value-type="float" office:value="102400" calcext:value-type="float">
            <text:p>102400</text:p>
          </table:table-cell>
          <table:table-cell office:value-type="float" office:value="1443146982.54461" calcext:value-type="float">
            <text:p>1443146982.54461</text:p>
          </table:table-cell>
          <table:table-cell table:formula="of:=[.G525]-[.$B$2]" office:value-type="float" office:value="62.5443999767303" calcext:value-type="float">
            <text:p>62.5443999767</text:p>
          </table:table-cell>
          <table:table-cell table:formula="of:=[.C525]/([.H525]-[.H524])" office:value-type="float" office:value="102103.522914894" calcext:value-type="float">
            <text:p>102103.522914894</text:p>
          </table:table-cell>
          <table:table-cell table:formula="of:=[.G525]-[.$B525]" office:value-type="float" office:value="0.276979923248291" calcext:value-type="float">
            <text:p>0.2769799232</text:p>
          </table:table-cell>
          <table:table-cell table:number-columns-repeated="6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3146982.30993" calcext:value-type="float">
            <text:p>1443146982.30993</text:p>
          </table:table-cell>
          <table:table-cell office:value-type="float" office:value="4320" calcext:value-type="float">
            <text:p>4320</text:p>
          </table:table-cell>
          <table:table-cell table:formula="of:=[.B526]-[.$B$2]" office:value-type="float" office:value="62.3097200393677" calcext:value-type="float">
            <text:p>62.3097200394</text:p>
          </table:table-cell>
          <table:table-cell table:formula="of:=[.C526]/([.D526]-[.D525])" office:value-type="float" office:value="102127.693651751" calcext:value-type="float">
            <text:p>102127.693651751</text:p>
          </table:table-cell>
          <table:table-cell table:formula="of:=IF(MOD([.D526];[.$M$10])&lt;[.$M$3];[.$N$2];IF(MOD([.D526];[.$M$10])&lt;[.$M$4];[.$N$3];IF(MOD([.D526];[.$M$10])&lt;[.$M$5];[.$N$4];IF(MOD([.D526];[.$M$10])&lt;[.$M$6];[.$N$5];IF(MOD([.D526];[.$M$10])&lt;[.$M$7];[.$N$6];IF(MOD([.D526];[.$M$10])&lt;[.$M$8];[.$N$7];IF(MOD([.D526];[.$M$10])&lt;[.$M$9];[.$N$8];IF(MOD([.D526];[.$M$10])&lt;[.$M$10];[.$N$9]))))))))" office:value-type="float" office:value="102400" calcext:value-type="float">
            <text:p>102400</text:p>
          </table:table-cell>
          <table:table-cell office:value-type="float" office:value="1443146982.58698" calcext:value-type="float">
            <text:p>1443146982.58698</text:p>
          </table:table-cell>
          <table:table-cell table:formula="of:=[.G526]-[.$B$2]" office:value-type="float" office:value="62.5867700576782" calcext:value-type="float">
            <text:p>62.5867700577</text:p>
          </table:table-cell>
          <table:table-cell table:formula="of:=[.C526]/([.H526]-[.H525])" office:value-type="float" office:value="101958.73841531" calcext:value-type="float">
            <text:p>101958.73841531</text:p>
          </table:table-cell>
          <table:table-cell table:formula="of:=[.G526]-[.$B526]" office:value-type="float" office:value="0.277050018310547" calcext:value-type="float">
            <text:p>0.2770500183</text:p>
          </table:table-cell>
          <table:table-cell table:number-columns-repeated="6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3146982.35226" calcext:value-type="float">
            <text:p>1443146982.35226</text:p>
          </table:table-cell>
          <table:table-cell office:value-type="float" office:value="4320" calcext:value-type="float">
            <text:p>4320</text:p>
          </table:table-cell>
          <table:table-cell table:formula="of:=[.B527]-[.$B$2]" office:value-type="float" office:value="62.3520500659943" calcext:value-type="float">
            <text:p>62.352050066</text:p>
          </table:table-cell>
          <table:table-cell table:formula="of:=[.C527]/([.D527]-[.D526])" office:value-type="float" office:value="102055.21574812" calcext:value-type="float">
            <text:p>102055.21574812</text:p>
          </table:table-cell>
          <table:table-cell table:formula="of:=IF(MOD([.D527];[.$M$10])&lt;[.$M$3];[.$N$2];IF(MOD([.D527];[.$M$10])&lt;[.$M$4];[.$N$3];IF(MOD([.D527];[.$M$10])&lt;[.$M$5];[.$N$4];IF(MOD([.D527];[.$M$10])&lt;[.$M$6];[.$N$5];IF(MOD([.D527];[.$M$10])&lt;[.$M$7];[.$N$6];IF(MOD([.D527];[.$M$10])&lt;[.$M$8];[.$N$7];IF(MOD([.D527];[.$M$10])&lt;[.$M$9];[.$N$8];IF(MOD([.D527];[.$M$10])&lt;[.$M$10];[.$N$9]))))))))" office:value-type="float" office:value="102400" calcext:value-type="float">
            <text:p>102400</text:p>
          </table:table-cell>
          <table:table-cell office:value-type="float" office:value="1443146982.62929" calcext:value-type="float">
            <text:p>1443146982.62929</text:p>
          </table:table-cell>
          <table:table-cell table:formula="of:=[.G527]-[.$B$2]" office:value-type="float" office:value="62.6290800571442" calcext:value-type="float">
            <text:p>62.6290800571</text:p>
          </table:table-cell>
          <table:table-cell table:formula="of:=[.C527]/([.H527]-[.H526])" office:value-type="float" office:value="102103.522914894" calcext:value-type="float">
            <text:p>102103.522914894</text:p>
          </table:table-cell>
          <table:table-cell table:formula="of:=[.G527]-[.$B527]" office:value-type="float" office:value="0.277029991149902" calcext:value-type="float">
            <text:p>0.2770299911</text:p>
          </table:table-cell>
          <table:table-cell table:number-columns-repeated="6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3146982.3946" calcext:value-type="float">
            <text:p>1443146982.3946</text:p>
          </table:table-cell>
          <table:table-cell office:value-type="float" office:value="4320" calcext:value-type="float">
            <text:p>4320</text:p>
          </table:table-cell>
          <table:table-cell table:formula="of:=[.B528]-[.$B$2]" office:value-type="float" office:value="62.3943898677826" calcext:value-type="float">
            <text:p>62.3943898678</text:p>
          </table:table-cell>
          <table:table-cell table:formula="of:=[.C528]/([.D528]-[.D527])" office:value-type="float" office:value="102031.653846587" calcext:value-type="float">
            <text:p>102031.653846587</text:p>
          </table:table-cell>
          <table:table-cell table:formula="of:=IF(MOD([.D528];[.$M$10])&lt;[.$M$3];[.$N$2];IF(MOD([.D528];[.$M$10])&lt;[.$M$4];[.$N$3];IF(MOD([.D528];[.$M$10])&lt;[.$M$5];[.$N$4];IF(MOD([.D528];[.$M$10])&lt;[.$M$6];[.$N$5];IF(MOD([.D528];[.$M$10])&lt;[.$M$7];[.$N$6];IF(MOD([.D528];[.$M$10])&lt;[.$M$8];[.$N$7];IF(MOD([.D528];[.$M$10])&lt;[.$M$9];[.$N$8];IF(MOD([.D528];[.$M$10])&lt;[.$M$10];[.$N$9]))))))))" office:value-type="float" office:value="102400" calcext:value-type="float">
            <text:p>102400</text:p>
          </table:table-cell>
          <table:table-cell office:value-type="float" office:value="1443146982.67161" calcext:value-type="float">
            <text:p>1443146982.67161</text:p>
          </table:table-cell>
          <table:table-cell table:formula="of:=[.G528]-[.$B$2]" office:value-type="float" office:value="62.6714000701904" calcext:value-type="float">
            <text:p>62.6714000702</text:p>
          </table:table-cell>
          <table:table-cell table:formula="of:=[.C528]/([.H528]-[.H527])" office:value-type="float" office:value="102079.36361639" calcext:value-type="float">
            <text:p>102079.36361639</text:p>
          </table:table-cell>
          <table:table-cell table:formula="of:=[.G528]-[.$B528]" office:value-type="float" office:value="0.277010202407837" calcext:value-type="float">
            <text:p>0.2770102024</text:p>
          </table:table-cell>
          <table:table-cell table:number-columns-repeated="6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3146982.43693" calcext:value-type="float">
            <text:p>1443146982.43693</text:p>
          </table:table-cell>
          <table:table-cell office:value-type="float" office:value="4320" calcext:value-type="float">
            <text:p>4320</text:p>
          </table:table-cell>
          <table:table-cell table:formula="of:=[.B529]-[.$B$2]" office:value-type="float" office:value="62.4367198944092" calcext:value-type="float">
            <text:p>62.4367198944</text:p>
          </table:table-cell>
          <table:table-cell table:formula="of:=[.C529]/([.D529]-[.D528])" office:value-type="float" office:value="102055.21574812" calcext:value-type="float">
            <text:p>102055.21574812</text:p>
          </table:table-cell>
          <table:table-cell table:formula="of:=IF(MOD([.D529];[.$M$10])&lt;[.$M$3];[.$N$2];IF(MOD([.D529];[.$M$10])&lt;[.$M$4];[.$N$3];IF(MOD([.D529];[.$M$10])&lt;[.$M$5];[.$N$4];IF(MOD([.D529];[.$M$10])&lt;[.$M$6];[.$N$5];IF(MOD([.D529];[.$M$10])&lt;[.$M$7];[.$N$6];IF(MOD([.D529];[.$M$10])&lt;[.$M$8];[.$N$7];IF(MOD([.D529];[.$M$10])&lt;[.$M$9];[.$N$8];IF(MOD([.D529];[.$M$10])&lt;[.$M$10];[.$N$9]))))))))" office:value-type="float" office:value="102400" calcext:value-type="float">
            <text:p>102400</text:p>
          </table:table-cell>
          <table:table-cell office:value-type="float" office:value="1443146982.71833" calcext:value-type="float">
            <text:p>1443146982.71833</text:p>
          </table:table-cell>
          <table:table-cell table:formula="of:=[.G529]-[.$B$2]" office:value-type="float" office:value="62.7181198596954" calcext:value-type="float">
            <text:p>62.7181198597</text:p>
          </table:table-cell>
          <table:table-cell table:formula="of:=[.C529]/([.H529]-[.H528])" office:value-type="float" office:value="92466.1700270978" calcext:value-type="float">
            <text:p>92466.1700270978</text:p>
          </table:table-cell>
          <table:table-cell table:formula="of:=[.G529]-[.$B529]" office:value-type="float" office:value="0.281399965286255" calcext:value-type="float">
            <text:p>0.2813999653</text:p>
          </table:table-cell>
          <table:table-cell table:number-columns-repeated="6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3146982.47926" calcext:value-type="float">
            <text:p>1443146982.47926</text:p>
          </table:table-cell>
          <table:table-cell office:value-type="float" office:value="4320" calcext:value-type="float">
            <text:p>4320</text:p>
          </table:table-cell>
          <table:table-cell table:formula="of:=[.B530]-[.$B$2]" office:value-type="float" office:value="62.4790499210358" calcext:value-type="float">
            <text:p>62.479049921</text:p>
          </table:table-cell>
          <table:table-cell table:formula="of:=[.C530]/([.D530]-[.D529])" office:value-type="float" office:value="102055.21574812" calcext:value-type="float">
            <text:p>102055.21574812</text:p>
          </table:table-cell>
          <table:table-cell table:formula="of:=IF(MOD([.D530];[.$M$10])&lt;[.$M$3];[.$N$2];IF(MOD([.D530];[.$M$10])&lt;[.$M$4];[.$N$3];IF(MOD([.D530];[.$M$10])&lt;[.$M$5];[.$N$4];IF(MOD([.D530];[.$M$10])&lt;[.$M$6];[.$N$5];IF(MOD([.D530];[.$M$10])&lt;[.$M$7];[.$N$6];IF(MOD([.D530];[.$M$10])&lt;[.$M$8];[.$N$7];IF(MOD([.D530];[.$M$10])&lt;[.$M$9];[.$N$8];IF(MOD([.D530];[.$M$10])&lt;[.$M$10];[.$N$9]))))))))" office:value-type="float" office:value="102400" calcext:value-type="float">
            <text:p>102400</text:p>
          </table:table-cell>
          <table:table-cell office:value-type="float" office:value="1443146982.79861" calcext:value-type="float">
            <text:p>1443146982.79861</text:p>
          </table:table-cell>
          <table:table-cell table:formula="of:=[.G530]-[.$B$2]" office:value-type="float" office:value="62.7983999252319" calcext:value-type="float">
            <text:p>62.7983999252</text:p>
          </table:table-cell>
          <table:table-cell table:formula="of:=[.C530]/([.H530]-[.H529])" office:value-type="float" office:value="53811.6152637659" calcext:value-type="float">
            <text:p>53811.6152637659</text:p>
          </table:table-cell>
          <table:table-cell table:formula="of:=[.G530]-[.$B530]" office:value-type="float" office:value="0.319350004196167" calcext:value-type="float">
            <text:p>0.3193500042</text:p>
          </table:table-cell>
          <table:table-cell table:number-columns-repeated="6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3146982.5216" calcext:value-type="float">
            <text:p>1443146982.5216</text:p>
          </table:table-cell>
          <table:table-cell office:value-type="float" office:value="4320" calcext:value-type="float">
            <text:p>4320</text:p>
          </table:table-cell>
          <table:table-cell table:formula="of:=[.B531]-[.$B$2]" office:value-type="float" office:value="62.5213899612427" calcext:value-type="float">
            <text:p>62.5213899612</text:p>
          </table:table-cell>
          <table:table-cell table:formula="of:=[.C531]/([.D531]-[.D530])" office:value-type="float" office:value="102031.079301976" calcext:value-type="float">
            <text:p>102031.079301976</text:p>
          </table:table-cell>
          <table:table-cell table:formula="of:=IF(MOD([.D531];[.$M$10])&lt;[.$M$3];[.$N$2];IF(MOD([.D531];[.$M$10])&lt;[.$M$4];[.$N$3];IF(MOD([.D531];[.$M$10])&lt;[.$M$5];[.$N$4];IF(MOD([.D531];[.$M$10])&lt;[.$M$6];[.$N$5];IF(MOD([.D531];[.$M$10])&lt;[.$M$7];[.$N$6];IF(MOD([.D531];[.$M$10])&lt;[.$M$8];[.$N$7];IF(MOD([.D531];[.$M$10])&lt;[.$M$9];[.$N$8];IF(MOD([.D531];[.$M$10])&lt;[.$M$10];[.$N$9]))))))))" office:value-type="float" office:value="102400" calcext:value-type="float">
            <text:p>102400</text:p>
          </table:table-cell>
          <table:table-cell office:value-type="float" office:value="1443146982.84096" calcext:value-type="float">
            <text:p>1443146982.84096</text:p>
          </table:table-cell>
          <table:table-cell table:formula="of:=[.G531]-[.$B$2]" office:value-type="float" office:value="62.8407499790192" calcext:value-type="float">
            <text:p>62.840749979</text:p>
          </table:table-cell>
          <table:table-cell table:formula="of:=[.C531]/([.H531]-[.H530])" office:value-type="float" office:value="102006.954269855" calcext:value-type="float">
            <text:p>102006.954269855</text:p>
          </table:table-cell>
          <table:table-cell table:formula="of:=[.G531]-[.$B531]" office:value-type="float" office:value="0.319360017776489" calcext:value-type="float">
            <text:p>0.3193600178</text:p>
          </table:table-cell>
          <table:table-cell table:number-columns-repeated="6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3146982.56393" calcext:value-type="float">
            <text:p>1443146982.56393</text:p>
          </table:table-cell>
          <table:table-cell office:value-type="float" office:value="4320" calcext:value-type="float">
            <text:p>4320</text:p>
          </table:table-cell>
          <table:table-cell table:formula="of:=[.B532]-[.$B$2]" office:value-type="float" office:value="62.5637199878693" calcext:value-type="float">
            <text:p>62.5637199879</text:p>
          </table:table-cell>
          <table:table-cell table:formula="of:=[.C532]/([.D532]-[.D531])" office:value-type="float" office:value="102055.21574812" calcext:value-type="float">
            <text:p>102055.21574812</text:p>
          </table:table-cell>
          <table:table-cell table:formula="of:=IF(MOD([.D532];[.$M$10])&lt;[.$M$3];[.$N$2];IF(MOD([.D532];[.$M$10])&lt;[.$M$4];[.$N$3];IF(MOD([.D532];[.$M$10])&lt;[.$M$5];[.$N$4];IF(MOD([.D532];[.$M$10])&lt;[.$M$6];[.$N$5];IF(MOD([.D532];[.$M$10])&lt;[.$M$7];[.$N$6];IF(MOD([.D532];[.$M$10])&lt;[.$M$8];[.$N$7];IF(MOD([.D532];[.$M$10])&lt;[.$M$9];[.$N$8];IF(MOD([.D532];[.$M$10])&lt;[.$M$10];[.$N$9]))))))))" office:value-type="float" office:value="102400" calcext:value-type="float">
            <text:p>102400</text:p>
          </table:table-cell>
          <table:table-cell office:value-type="float" office:value="1443146982.88326" calcext:value-type="float">
            <text:p>1443146982.88326</text:p>
          </table:table-cell>
          <table:table-cell table:formula="of:=[.G532]-[.$B$2]" office:value-type="float" office:value="62.8830499649048" calcext:value-type="float">
            <text:p>62.8830499649</text:p>
          </table:table-cell>
          <table:table-cell table:formula="of:=[.C532]/([.H532]-[.H531])" office:value-type="float" office:value="102127.693651751" calcext:value-type="float">
            <text:p>102127.693651751</text:p>
          </table:table-cell>
          <table:table-cell table:formula="of:=[.G532]-[.$B532]" office:value-type="float" office:value="0.319329977035522" calcext:value-type="float">
            <text:p>0.319329977</text:p>
          </table:table-cell>
          <table:table-cell table:number-columns-repeated="6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3146982.60626" calcext:value-type="float">
            <text:p>1443146982.60626</text:p>
          </table:table-cell>
          <table:table-cell office:value-type="float" office:value="4320" calcext:value-type="float">
            <text:p>4320</text:p>
          </table:table-cell>
          <table:table-cell table:formula="of:=[.B533]-[.$B$2]" office:value-type="float" office:value="62.6060500144959" calcext:value-type="float">
            <text:p>62.6060500145</text:p>
          </table:table-cell>
          <table:table-cell table:formula="of:=[.C533]/([.D533]-[.D532])" office:value-type="float" office:value="102055.21574812" calcext:value-type="float">
            <text:p>102055.21574812</text:p>
          </table:table-cell>
          <table:table-cell table:formula="of:=IF(MOD([.D533];[.$M$10])&lt;[.$M$3];[.$N$2];IF(MOD([.D533];[.$M$10])&lt;[.$M$4];[.$N$3];IF(MOD([.D533];[.$M$10])&lt;[.$M$5];[.$N$4];IF(MOD([.D533];[.$M$10])&lt;[.$M$6];[.$N$5];IF(MOD([.D533];[.$M$10])&lt;[.$M$7];[.$N$6];IF(MOD([.D533];[.$M$10])&lt;[.$M$8];[.$N$7];IF(MOD([.D533];[.$M$10])&lt;[.$M$9];[.$N$8];IF(MOD([.D533];[.$M$10])&lt;[.$M$10];[.$N$9]))))))))" office:value-type="float" office:value="102400" calcext:value-type="float">
            <text:p>102400</text:p>
          </table:table-cell>
          <table:table-cell office:value-type="float" office:value="1443146982.92561" calcext:value-type="float">
            <text:p>1443146982.92561</text:p>
          </table:table-cell>
          <table:table-cell table:formula="of:=[.G533]-[.$B$2]" office:value-type="float" office:value="62.925400018692" calcext:value-type="float">
            <text:p>62.9254000187</text:p>
          </table:table-cell>
          <table:table-cell table:formula="of:=[.C533]/([.H533]-[.H532])" office:value-type="float" office:value="102006.954269855" calcext:value-type="float">
            <text:p>102006.954269855</text:p>
          </table:table-cell>
          <table:table-cell table:formula="of:=[.G533]-[.$B533]" office:value-type="float" office:value="0.319350004196167" calcext:value-type="float">
            <text:p>0.3193500042</text:p>
          </table:table-cell>
          <table:table-cell table:number-columns-repeated="6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3146982.64859" calcext:value-type="float">
            <text:p>1443146982.64859</text:p>
          </table:table-cell>
          <table:table-cell office:value-type="float" office:value="4320" calcext:value-type="float">
            <text:p>4320</text:p>
          </table:table-cell>
          <table:table-cell table:formula="of:=[.B534]-[.$B$2]" office:value-type="float" office:value="62.6483800411224" calcext:value-type="float">
            <text:p>62.6483800411</text:p>
          </table:table-cell>
          <table:table-cell table:formula="of:=[.C534]/([.D534]-[.D533])" office:value-type="float" office:value="102055.21574812" calcext:value-type="float">
            <text:p>102055.21574812</text:p>
          </table:table-cell>
          <table:table-cell table:formula="of:=IF(MOD([.D534];[.$M$10])&lt;[.$M$3];[.$N$2];IF(MOD([.D534];[.$M$10])&lt;[.$M$4];[.$N$3];IF(MOD([.D534];[.$M$10])&lt;[.$M$5];[.$N$4];IF(MOD([.D534];[.$M$10])&lt;[.$M$6];[.$N$5];IF(MOD([.D534];[.$M$10])&lt;[.$M$7];[.$N$6];IF(MOD([.D534];[.$M$10])&lt;[.$M$8];[.$N$7];IF(MOD([.D534];[.$M$10])&lt;[.$M$9];[.$N$8];IF(MOD([.D534];[.$M$10])&lt;[.$M$10];[.$N$9]))))))))" office:value-type="float" office:value="102400" calcext:value-type="float">
            <text:p>102400</text:p>
          </table:table-cell>
          <table:table-cell office:value-type="float" office:value="1443146982.96782" calcext:value-type="float">
            <text:p>1443146982.96782</text:p>
          </table:table-cell>
          <table:table-cell table:formula="of:=[.G534]-[.$B$2]" office:value-type="float" office:value="62.9676098823547" calcext:value-type="float">
            <text:p>62.9676098824</text:p>
          </table:table-cell>
          <table:table-cell table:formula="of:=[.C534]/([.H534]-[.H533])" office:value-type="float" office:value="102345.74635254" calcext:value-type="float">
            <text:p>102345.74635254</text:p>
          </table:table-cell>
          <table:table-cell table:formula="of:=[.G534]-[.$B534]" office:value-type="float" office:value="0.3192298412323" calcext:value-type="float">
            <text:p>0.3192298412</text:p>
          </table:table-cell>
          <table:table-cell table:number-columns-repeated="6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3146982.69092" calcext:value-type="float">
            <text:p>1443146982.69092</text:p>
          </table:table-cell>
          <table:table-cell office:value-type="float" office:value="4320" calcext:value-type="float">
            <text:p>4320</text:p>
          </table:table-cell>
          <table:table-cell table:formula="of:=[.B535]-[.$B$2]" office:value-type="float" office:value="62.690710067749" calcext:value-type="float">
            <text:p>62.6907100677</text:p>
          </table:table-cell>
          <table:table-cell table:formula="of:=[.C535]/([.D535]-[.D534])" office:value-type="float" office:value="102055.21574812" calcext:value-type="float">
            <text:p>102055.21574812</text:p>
          </table:table-cell>
          <table:table-cell table:formula="of:=IF(MOD([.D535];[.$M$10])&lt;[.$M$3];[.$N$2];IF(MOD([.D535];[.$M$10])&lt;[.$M$4];[.$N$3];IF(MOD([.D535];[.$M$10])&lt;[.$M$5];[.$N$4];IF(MOD([.D535];[.$M$10])&lt;[.$M$6];[.$N$5];IF(MOD([.D535];[.$M$10])&lt;[.$M$7];[.$N$6];IF(MOD([.D535];[.$M$10])&lt;[.$M$8];[.$N$7];IF(MOD([.D535];[.$M$10])&lt;[.$M$9];[.$N$8];IF(MOD([.D535];[.$M$10])&lt;[.$M$10];[.$N$9]))))))))" office:value-type="float" office:value="102400" calcext:value-type="float">
            <text:p>102400</text:p>
          </table:table-cell>
          <table:table-cell office:value-type="float" office:value="1443146983.05266" calcext:value-type="float">
            <text:p>1443146983.05266</text:p>
          </table:table-cell>
          <table:table-cell table:formula="of:=[.G535]-[.$B$2]" office:value-type="float" office:value="63.0524499416351" calcext:value-type="float">
            <text:p>63.0524499416</text:p>
          </table:table-cell>
          <table:table-cell table:formula="of:=[.C535]/([.H535]-[.H534])" office:value-type="float" office:value="50919.3420730936" calcext:value-type="float">
            <text:p>50919.3420730936</text:p>
          </table:table-cell>
          <table:table-cell table:formula="of:=[.G535]-[.$B535]" office:value-type="float" office:value="0.361739873886108" calcext:value-type="float">
            <text:p>0.3617398739</text:p>
          </table:table-cell>
          <table:table-cell table:number-columns-repeated="6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3146982.73326" calcext:value-type="float">
            <text:p>1443146982.73326</text:p>
          </table:table-cell>
          <table:table-cell office:value-type="float" office:value="4320" calcext:value-type="float">
            <text:p>4320</text:p>
          </table:table-cell>
          <table:table-cell table:formula="of:=[.B536]-[.$B$2]" office:value-type="float" office:value="62.7330498695374" calcext:value-type="float">
            <text:p>62.7330498695</text:p>
          </table:table-cell>
          <table:table-cell table:formula="of:=[.C536]/([.D536]-[.D535])" office:value-type="float" office:value="102031.653846587" calcext:value-type="float">
            <text:p>102031.653846587</text:p>
          </table:table-cell>
          <table:table-cell table:formula="of:=IF(MOD([.D536];[.$M$10])&lt;[.$M$3];[.$N$2];IF(MOD([.D536];[.$M$10])&lt;[.$M$4];[.$N$3];IF(MOD([.D536];[.$M$10])&lt;[.$M$5];[.$N$4];IF(MOD([.D536];[.$M$10])&lt;[.$M$6];[.$N$5];IF(MOD([.D536];[.$M$10])&lt;[.$M$7];[.$N$6];IF(MOD([.D536];[.$M$10])&lt;[.$M$8];[.$N$7];IF(MOD([.D536];[.$M$10])&lt;[.$M$9];[.$N$8];IF(MOD([.D536];[.$M$10])&lt;[.$M$10];[.$N$9]))))))))" office:value-type="float" office:value="102400" calcext:value-type="float">
            <text:p>102400</text:p>
          </table:table-cell>
          <table:table-cell office:value-type="float" office:value="1443146983.06707" calcext:value-type="float">
            <text:p>1443146983.06707</text:p>
          </table:table-cell>
          <table:table-cell table:formula="of:=[.G536]-[.$B$2]" office:value-type="float" office:value="63.066859960556" calcext:value-type="float">
            <text:p>63.0668599606</text:p>
          </table:table-cell>
          <table:table-cell table:formula="of:=[.C536]/([.H536]-[.H535])" office:value-type="float" office:value="299791.417604236" calcext:value-type="float">
            <text:p>299791.417604236</text:p>
          </table:table-cell>
          <table:table-cell table:formula="of:=[.G536]-[.$B536]" office:value-type="float" office:value="0.333810091018677" calcext:value-type="float">
            <text:p>0.333810091</text:p>
          </table:table-cell>
          <table:table-cell table:number-columns-repeated="6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3146982.77564" calcext:value-type="float">
            <text:p>1443146982.77564</text:p>
          </table:table-cell>
          <table:table-cell office:value-type="float" office:value="4320" calcext:value-type="float">
            <text:p>4320</text:p>
          </table:table-cell>
          <table:table-cell table:formula="of:=[.B537]-[.$B$2]" office:value-type="float" office:value="62.7754299640656" calcext:value-type="float">
            <text:p>62.7754299641</text:p>
          </table:table-cell>
          <table:table-cell table:formula="of:=[.C537]/([.D537]-[.D536])" office:value-type="float" office:value="101934.647576721" calcext:value-type="float">
            <text:p>101934.647576721</text:p>
          </table:table-cell>
          <table:table-cell table:formula="of:=IF(MOD([.D537];[.$M$10])&lt;[.$M$3];[.$N$2];IF(MOD([.D537];[.$M$10])&lt;[.$M$4];[.$N$3];IF(MOD([.D537];[.$M$10])&lt;[.$M$5];[.$N$4];IF(MOD([.D537];[.$M$10])&lt;[.$M$6];[.$N$5];IF(MOD([.D537];[.$M$10])&lt;[.$M$7];[.$N$6];IF(MOD([.D537];[.$M$10])&lt;[.$M$8];[.$N$7];IF(MOD([.D537];[.$M$10])&lt;[.$M$9];[.$N$8];IF(MOD([.D537];[.$M$10])&lt;[.$M$10];[.$N$9]))))))))" office:value-type="float" office:value="102400" calcext:value-type="float">
            <text:p>102400</text:p>
          </table:table-cell>
          <table:table-cell office:value-type="float" office:value="1443146983.09493" calcext:value-type="float">
            <text:p>1443146983.09493</text:p>
          </table:table-cell>
          <table:table-cell table:formula="of:=[.G537]-[.$B$2]" office:value-type="float" office:value="63.0947198867798" calcext:value-type="float">
            <text:p>63.0947198868</text:p>
          </table:table-cell>
          <table:table-cell table:formula="of:=[.C537]/([.H537]-[.H536])" office:value-type="float" office:value="155061.430001797" calcext:value-type="float">
            <text:p>155061.430001797</text:p>
          </table:table-cell>
          <table:table-cell table:formula="of:=[.G537]-[.$B537]" office:value-type="float" office:value="0.319289922714233" calcext:value-type="float">
            <text:p>0.3192899227</text:p>
          </table:table-cell>
          <table:table-cell table:number-columns-repeated="6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3146982.81796" calcext:value-type="float">
            <text:p>1443146982.81796</text:p>
          </table:table-cell>
          <table:table-cell office:value-type="float" office:value="4320" calcext:value-type="float">
            <text:p>4320</text:p>
          </table:table-cell>
          <table:table-cell table:formula="of:=[.B538]-[.$B$2]" office:value-type="float" office:value="62.8177499771118" calcext:value-type="float">
            <text:p>62.8177499771</text:p>
          </table:table-cell>
          <table:table-cell table:formula="of:=[.C538]/([.D538]-[.D537])" office:value-type="float" office:value="102079.36361639" calcext:value-type="float">
            <text:p>102079.36361639</text:p>
          </table:table-cell>
          <table:table-cell table:formula="of:=IF(MOD([.D538];[.$M$10])&lt;[.$M$3];[.$N$2];IF(MOD([.D538];[.$M$10])&lt;[.$M$4];[.$N$3];IF(MOD([.D538];[.$M$10])&lt;[.$M$5];[.$N$4];IF(MOD([.D538];[.$M$10])&lt;[.$M$6];[.$N$5];IF(MOD([.D538];[.$M$10])&lt;[.$M$7];[.$N$6];IF(MOD([.D538];[.$M$10])&lt;[.$M$8];[.$N$7];IF(MOD([.D538];[.$M$10])&lt;[.$M$9];[.$N$8];IF(MOD([.D538];[.$M$10])&lt;[.$M$10];[.$N$9]))))))))" office:value-type="float" office:value="102400" calcext:value-type="float">
            <text:p>102400</text:p>
          </table:table-cell>
          <table:table-cell office:value-type="float" office:value="1443146983.13728" calcext:value-type="float">
            <text:p>1443146983.13728</text:p>
          </table:table-cell>
          <table:table-cell table:formula="of:=[.G538]-[.$B$2]" office:value-type="float" office:value="63.137069940567" calcext:value-type="float">
            <text:p>63.1370699406</text:p>
          </table:table-cell>
          <table:table-cell table:formula="of:=[.C538]/([.H538]-[.H537])" office:value-type="float" office:value="102006.954269855" calcext:value-type="float">
            <text:p>102006.954269855</text:p>
          </table:table-cell>
          <table:table-cell table:formula="of:=[.G538]-[.$B538]" office:value-type="float" office:value="0.3193199634552" calcext:value-type="float">
            <text:p>0.3193199635</text:p>
          </table:table-cell>
          <table:table-cell table:number-columns-repeated="6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3146982.8603" calcext:value-type="float">
            <text:p>1443146982.8603</text:p>
          </table:table-cell>
          <table:table-cell office:value-type="float" office:value="4320" calcext:value-type="float">
            <text:p>4320</text:p>
          </table:table-cell>
          <table:table-cell table:formula="of:=[.B539]-[.$B$2]" office:value-type="float" office:value="62.8600900173187" calcext:value-type="float">
            <text:p>62.8600900173</text:p>
          </table:table-cell>
          <table:table-cell table:formula="of:=[.C539]/([.D539]-[.D538])" office:value-type="float" office:value="102031.079301976" calcext:value-type="float">
            <text:p>102031.079301976</text:p>
          </table:table-cell>
          <table:table-cell table:formula="of:=IF(MOD([.D539];[.$M$10])&lt;[.$M$3];[.$N$2];IF(MOD([.D539];[.$M$10])&lt;[.$M$4];[.$N$3];IF(MOD([.D539];[.$M$10])&lt;[.$M$5];[.$N$4];IF(MOD([.D539];[.$M$10])&lt;[.$M$6];[.$N$5];IF(MOD([.D539];[.$M$10])&lt;[.$M$7];[.$N$6];IF(MOD([.D539];[.$M$10])&lt;[.$M$8];[.$N$7];IF(MOD([.D539];[.$M$10])&lt;[.$M$9];[.$N$8];IF(MOD([.D539];[.$M$10])&lt;[.$M$10];[.$N$9]))))))))" office:value-type="float" office:value="102400" calcext:value-type="float">
            <text:p>102400</text:p>
          </table:table-cell>
          <table:table-cell office:value-type="float" office:value="1443146983.17968" calcext:value-type="float">
            <text:p>1443146983.17968</text:p>
          </table:table-cell>
          <table:table-cell table:formula="of:=[.G539]-[.$B$2]" office:value-type="float" office:value="63.1794700622559" calcext:value-type="float">
            <text:p>63.1794700623</text:p>
          </table:table-cell>
          <table:table-cell table:formula="of:=[.C539]/([.H539]-[.H538])" office:value-type="float" office:value="101886.50003655" calcext:value-type="float">
            <text:p>101886.50003655</text:p>
          </table:table-cell>
          <table:table-cell table:formula="of:=[.G539]-[.$B539]" office:value-type="float" office:value="0.319380044937134" calcext:value-type="float">
            <text:p>0.3193800449</text:p>
          </table:table-cell>
          <table:table-cell table:number-columns-repeated="6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3146982.90264" calcext:value-type="float">
            <text:p>1443146982.90264</text:p>
          </table:table-cell>
          <table:table-cell office:value-type="float" office:value="4320" calcext:value-type="float">
            <text:p>4320</text:p>
          </table:table-cell>
          <table:table-cell table:formula="of:=[.B540]-[.$B$2]" office:value-type="float" office:value="62.9024300575256" calcext:value-type="float">
            <text:p>62.9024300575</text:p>
          </table:table-cell>
          <table:table-cell table:formula="of:=[.C540]/([.D540]-[.D539])" office:value-type="float" office:value="102031.079301976" calcext:value-type="float">
            <text:p>102031.079301976</text:p>
          </table:table-cell>
          <table:table-cell table:formula="of:=IF(MOD([.D540];[.$M$10])&lt;[.$M$3];[.$N$2];IF(MOD([.D540];[.$M$10])&lt;[.$M$4];[.$N$3];IF(MOD([.D540];[.$M$10])&lt;[.$M$5];[.$N$4];IF(MOD([.D540];[.$M$10])&lt;[.$M$6];[.$N$5];IF(MOD([.D540];[.$M$10])&lt;[.$M$7];[.$N$6];IF(MOD([.D540];[.$M$10])&lt;[.$M$8];[.$N$7];IF(MOD([.D540];[.$M$10])&lt;[.$M$9];[.$N$8];IF(MOD([.D540];[.$M$10])&lt;[.$M$10];[.$N$9]))))))))" office:value-type="float" office:value="102400" calcext:value-type="float">
            <text:p>102400</text:p>
          </table:table-cell>
          <table:table-cell office:value-type="float" office:value="1443146983.22274" calcext:value-type="float">
            <text:p>1443146983.22274</text:p>
          </table:table-cell>
          <table:table-cell table:formula="of:=[.G540]-[.$B$2]" office:value-type="float" office:value="63.2225298881531" calcext:value-type="float">
            <text:p>63.2225298882</text:p>
          </table:table-cell>
          <table:table-cell table:formula="of:=[.C540]/([.H540]-[.H539])" office:value-type="float" office:value="100325.533370984" calcext:value-type="float">
            <text:p>100325.533370984</text:p>
          </table:table-cell>
          <table:table-cell table:formula="of:=[.G540]-[.$B540]" office:value-type="float" office:value="0.320099830627441" calcext:value-type="float">
            <text:p>0.3200998306</text:p>
          </table:table-cell>
          <table:table-cell table:number-columns-repeated="6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3146982.94498" calcext:value-type="float">
            <text:p>1443146982.94498</text:p>
          </table:table-cell>
          <table:table-cell office:value-type="float" office:value="4320" calcext:value-type="float">
            <text:p>4320</text:p>
          </table:table-cell>
          <table:table-cell table:formula="of:=[.B541]-[.$B$2]" office:value-type="float" office:value="62.944769859314" calcext:value-type="float">
            <text:p>62.9447698593</text:p>
          </table:table-cell>
          <table:table-cell table:formula="of:=[.C541]/([.D541]-[.D540])" office:value-type="float" office:value="102031.653846587" calcext:value-type="float">
            <text:p>102031.653846587</text:p>
          </table:table-cell>
          <table:table-cell table:formula="of:=IF(MOD([.D541];[.$M$10])&lt;[.$M$3];[.$N$2];IF(MOD([.D541];[.$M$10])&lt;[.$M$4];[.$N$3];IF(MOD([.D541];[.$M$10])&lt;[.$M$5];[.$N$4];IF(MOD([.D541];[.$M$10])&lt;[.$M$6];[.$N$5];IF(MOD([.D541];[.$M$10])&lt;[.$M$7];[.$N$6];IF(MOD([.D541];[.$M$10])&lt;[.$M$8];[.$N$7];IF(MOD([.D541];[.$M$10])&lt;[.$M$9];[.$N$8];IF(MOD([.D541];[.$M$10])&lt;[.$M$10];[.$N$9]))))))))" office:value-type="float" office:value="102400" calcext:value-type="float">
            <text:p>102400</text:p>
          </table:table-cell>
          <table:table-cell office:value-type="float" office:value="1443146983.26598" calcext:value-type="float">
            <text:p>1443146983.26598</text:p>
          </table:table-cell>
          <table:table-cell table:formula="of:=[.G541]-[.$B$2]" office:value-type="float" office:value="63.2657699584961" calcext:value-type="float">
            <text:p>63.2657699585</text:p>
          </table:table-cell>
          <table:table-cell table:formula="of:=[.C541]/([.H541]-[.H540])" office:value-type="float" office:value="99907.3305323056" calcext:value-type="float">
            <text:p>99907.3305323056</text:p>
          </table:table-cell>
          <table:table-cell table:formula="of:=[.G541]-[.$B541]" office:value-type="float" office:value="0.321000099182129" calcext:value-type="float">
            <text:p>0.3210000992</text:p>
          </table:table-cell>
          <table:table-cell table:number-columns-repeated="6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3146982.98731" calcext:value-type="float">
            <text:p>1443146982.98731</text:p>
          </table:table-cell>
          <table:table-cell office:value-type="float" office:value="4320" calcext:value-type="float">
            <text:p>4320</text:p>
          </table:table-cell>
          <table:table-cell table:formula="of:=[.B542]-[.$B$2]" office:value-type="float" office:value="62.9870998859406" calcext:value-type="float">
            <text:p>62.9870998859</text:p>
          </table:table-cell>
          <table:table-cell table:formula="of:=[.C542]/([.D542]-[.D541])" office:value-type="float" office:value="102055.21574812" calcext:value-type="float">
            <text:p>102055.21574812</text:p>
          </table:table-cell>
          <table:table-cell table:formula="of:=IF(MOD([.D542];[.$M$10])&lt;[.$M$3];[.$N$2];IF(MOD([.D542];[.$M$10])&lt;[.$M$4];[.$N$3];IF(MOD([.D542];[.$M$10])&lt;[.$M$5];[.$N$4];IF(MOD([.D542];[.$M$10])&lt;[.$M$6];[.$N$5];IF(MOD([.D542];[.$M$10])&lt;[.$M$7];[.$N$6];IF(MOD([.D542];[.$M$10])&lt;[.$M$8];[.$N$7];IF(MOD([.D542];[.$M$10])&lt;[.$M$9];[.$N$8];IF(MOD([.D542];[.$M$10])&lt;[.$M$10];[.$N$9]))))))))" office:value-type="float" office:value="102400" calcext:value-type="float">
            <text:p>102400</text:p>
          </table:table-cell>
          <table:table-cell office:value-type="float" office:value="1443146983.30938" calcext:value-type="float">
            <text:p>1443146983.30938</text:p>
          </table:table-cell>
          <table:table-cell table:formula="of:=[.G542]-[.$B$2]" office:value-type="float" office:value="63.3091700077057" calcext:value-type="float">
            <text:p>63.3091700077</text:p>
          </table:table-cell>
          <table:table-cell table:formula="of:=[.C542]/([.H542]-[.H541])" office:value-type="float" office:value="99539.0576433943" calcext:value-type="float">
            <text:p>99539.0576433943</text:p>
          </table:table-cell>
          <table:table-cell table:formula="of:=[.G542]-[.$B542]" office:value-type="float" office:value="0.322070121765137" calcext:value-type="float">
            <text:p>0.3220701218</text:p>
          </table:table-cell>
          <table:table-cell table:number-columns-repeated="6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3146983.03035" calcext:value-type="float">
            <text:p>1443146983.03035</text:p>
          </table:table-cell>
          <table:table-cell office:value-type="float" office:value="4320" calcext:value-type="float">
            <text:p>4320</text:p>
          </table:table-cell>
          <table:table-cell table:formula="of:=[.B543]-[.$B$2]" office:value-type="float" office:value="63.0301399230957" calcext:value-type="float">
            <text:p>63.0301399231</text:p>
          </table:table-cell>
          <table:table-cell table:formula="of:=[.C543]/([.D543]-[.D542])" office:value-type="float" office:value="100371.660564028" calcext:value-type="float">
            <text:p>100371.660564028</text:p>
          </table:table-cell>
          <table:table-cell table:formula="of:=IF(MOD([.D543];[.$M$10])&lt;[.$M$3];[.$N$2];IF(MOD([.D543];[.$M$10])&lt;[.$M$4];[.$N$3];IF(MOD([.D543];[.$M$10])&lt;[.$M$5];[.$N$4];IF(MOD([.D543];[.$M$10])&lt;[.$M$6];[.$N$5];IF(MOD([.D543];[.$M$10])&lt;[.$M$7];[.$N$6];IF(MOD([.D543];[.$M$10])&lt;[.$M$8];[.$N$7];IF(MOD([.D543];[.$M$10])&lt;[.$M$9];[.$N$8];IF(MOD([.D543];[.$M$10])&lt;[.$M$10];[.$N$9]))))))))" office:value-type="float" office:value="100000" calcext:value-type="float">
            <text:p>100000</text:p>
          </table:table-cell>
          <table:table-cell office:value-type="float" office:value="1443146983.35272" calcext:value-type="float">
            <text:p>1443146983.35272</text:p>
          </table:table-cell>
          <table:table-cell table:formula="of:=[.G543]-[.$B$2]" office:value-type="float" office:value="63.3525099754334" calcext:value-type="float">
            <text:p>63.3525099754</text:p>
          </table:table-cell>
          <table:table-cell table:formula="of:=[.C543]/([.H543]-[.H542])" office:value-type="float" office:value="99677.0469961107" calcext:value-type="float">
            <text:p>99677.0469961107</text:p>
          </table:table-cell>
          <table:table-cell table:formula="of:=[.G543]-[.$B543]" office:value-type="float" office:value="0.322370052337646" calcext:value-type="float">
            <text:p>0.3223700523</text:p>
          </table:table-cell>
          <table:table-cell table:number-columns-repeated="6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3146983.07373" calcext:value-type="float">
            <text:p>1443146983.07373</text:p>
          </table:table-cell>
          <table:table-cell office:value-type="float" office:value="4320" calcext:value-type="float">
            <text:p>4320</text:p>
          </table:table-cell>
          <table:table-cell table:formula="of:=[.B544]-[.$B$2]" office:value-type="float" office:value="63.0735199451447" calcext:value-type="float">
            <text:p>63.0735199451</text:p>
          </table:table-cell>
          <table:table-cell table:formula="of:=[.C544]/([.D544]-[.D543])" office:value-type="float" office:value="99585.0116241364" calcext:value-type="float">
            <text:p>99585.0116241364</text:p>
          </table:table-cell>
          <table:table-cell table:formula="of:=IF(MOD([.D544];[.$M$10])&lt;[.$M$3];[.$N$2];IF(MOD([.D544];[.$M$10])&lt;[.$M$4];[.$N$3];IF(MOD([.D544];[.$M$10])&lt;[.$M$5];[.$N$4];IF(MOD([.D544];[.$M$10])&lt;[.$M$6];[.$N$5];IF(MOD([.D544];[.$M$10])&lt;[.$M$7];[.$N$6];IF(MOD([.D544];[.$M$10])&lt;[.$M$8];[.$N$7];IF(MOD([.D544];[.$M$10])&lt;[.$M$9];[.$N$8];IF(MOD([.D544];[.$M$10])&lt;[.$M$10];[.$N$9]))))))))" office:value-type="float" office:value="100000" calcext:value-type="float">
            <text:p>100000</text:p>
          </table:table-cell>
          <table:table-cell office:value-type="float" office:value="1443146983.39605" calcext:value-type="float">
            <text:p>1443146983.39605</text:p>
          </table:table-cell>
          <table:table-cell table:formula="of:=[.G544]-[.$B$2]" office:value-type="float" office:value="63.3958399295807" calcext:value-type="float">
            <text:p>63.3958399296</text:p>
          </table:table-cell>
          <table:table-cell table:formula="of:=[.C544]/([.H544]-[.H543])" office:value-type="float" office:value="99700.0824258965" calcext:value-type="float">
            <text:p>99700.0824258965</text:p>
          </table:table-cell>
          <table:table-cell table:formula="of:=[.G544]-[.$B544]" office:value-type="float" office:value="0.322319984436035" calcext:value-type="float">
            <text:p>0.3223199844</text:p>
          </table:table-cell>
          <table:table-cell table:number-columns-repeated="6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3146983.11707" calcext:value-type="float">
            <text:p>1443146983.11707</text:p>
          </table:table-cell>
          <table:table-cell office:value-type="float" office:value="4320" calcext:value-type="float">
            <text:p>4320</text:p>
          </table:table-cell>
          <table:table-cell table:formula="of:=[.B545]-[.$B$2]" office:value-type="float" office:value="63.1168599128723" calcext:value-type="float">
            <text:p>63.1168599129</text:p>
          </table:table-cell>
          <table:table-cell table:formula="of:=[.C545]/([.D545]-[.D544])" office:value-type="float" office:value="99677.0469961107" calcext:value-type="float">
            <text:p>99677.0469961107</text:p>
          </table:table-cell>
          <table:table-cell table:formula="of:=IF(MOD([.D545];[.$M$10])&lt;[.$M$3];[.$N$2];IF(MOD([.D545];[.$M$10])&lt;[.$M$4];[.$N$3];IF(MOD([.D545];[.$M$10])&lt;[.$M$5];[.$N$4];IF(MOD([.D545];[.$M$10])&lt;[.$M$6];[.$N$5];IF(MOD([.D545];[.$M$10])&lt;[.$M$7];[.$N$6];IF(MOD([.D545];[.$M$10])&lt;[.$M$8];[.$N$7];IF(MOD([.D545];[.$M$10])&lt;[.$M$9];[.$N$8];IF(MOD([.D545];[.$M$10])&lt;[.$M$10];[.$N$9]))))))))" office:value-type="float" office:value="100000" calcext:value-type="float">
            <text:p>100000</text:p>
          </table:table-cell>
          <table:table-cell office:value-type="float" office:value="1443146983.43941" calcext:value-type="float">
            <text:p>1443146983.43941</text:p>
          </table:table-cell>
          <table:table-cell table:formula="of:=[.G545]-[.$B$2]" office:value-type="float" office:value="63.439199924469" calcext:value-type="float">
            <text:p>63.4391999245</text:p>
          </table:table-cell>
          <table:table-cell table:formula="of:=[.C545]/([.H545]-[.H544])" office:value-type="float" office:value="99631.0080554257" calcext:value-type="float">
            <text:p>99631.0080554257</text:p>
          </table:table-cell>
          <table:table-cell table:formula="of:=[.G545]-[.$B545]" office:value-type="float" office:value="0.32234001159668" calcext:value-type="float">
            <text:p>0.3223400116</text:p>
          </table:table-cell>
          <table:table-cell table:number-columns-repeated="6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3146983.16042" calcext:value-type="float">
            <text:p>1443146983.16042</text:p>
          </table:table-cell>
          <table:table-cell office:value-type="float" office:value="4320" calcext:value-type="float">
            <text:p>4320</text:p>
          </table:table-cell>
          <table:table-cell table:formula="of:=[.B546]-[.$B$2]" office:value-type="float" office:value="63.1602098941803" calcext:value-type="float">
            <text:p>63.1602098942</text:p>
          </table:table-cell>
          <table:table-cell table:formula="of:=[.C546]/([.D546]-[.D545])" office:value-type="float" office:value="99654.0222084115" calcext:value-type="float">
            <text:p>99654.0222084115</text:p>
          </table:table-cell>
          <table:table-cell table:formula="of:=IF(MOD([.D546];[.$M$10])&lt;[.$M$3];[.$N$2];IF(MOD([.D546];[.$M$10])&lt;[.$M$4];[.$N$3];IF(MOD([.D546];[.$M$10])&lt;[.$M$5];[.$N$4];IF(MOD([.D546];[.$M$10])&lt;[.$M$6];[.$N$5];IF(MOD([.D546];[.$M$10])&lt;[.$M$7];[.$N$6];IF(MOD([.D546];[.$M$10])&lt;[.$M$8];[.$N$7];IF(MOD([.D546];[.$M$10])&lt;[.$M$9];[.$N$8];IF(MOD([.D546];[.$M$10])&lt;[.$M$10];[.$N$9]))))))))" office:value-type="float" office:value="100000" calcext:value-type="float">
            <text:p>100000</text:p>
          </table:table-cell>
          <table:table-cell office:value-type="float" office:value="1443146983.48273" calcext:value-type="float">
            <text:p>1443146983.48273</text:p>
          </table:table-cell>
          <table:table-cell table:formula="of:=[.G546]-[.$B$2]" office:value-type="float" office:value="63.482519865036" calcext:value-type="float">
            <text:p>63.482519865</text:p>
          </table:table-cell>
          <table:table-cell table:formula="of:=[.C546]/([.H546]-[.H545])" office:value-type="float" office:value="99723.1285051487" calcext:value-type="float">
            <text:p>99723.1285051487</text:p>
          </table:table-cell>
          <table:table-cell table:formula="of:=[.G546]-[.$B546]" office:value-type="float" office:value="0.322309970855713" calcext:value-type="float">
            <text:p>0.3223099709</text:p>
          </table:table-cell>
          <table:table-cell table:number-columns-repeated="6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3146983.20378" calcext:value-type="float">
            <text:p>1443146983.20378</text:p>
          </table:table-cell>
          <table:table-cell office:value-type="float" office:value="4320" calcext:value-type="float">
            <text:p>4320</text:p>
          </table:table-cell>
          <table:table-cell table:formula="of:=[.B547]-[.$B$2]" office:value-type="float" office:value="63.2035698890686" calcext:value-type="float">
            <text:p>63.2035698891</text:p>
          </table:table-cell>
          <table:table-cell table:formula="of:=[.C547]/([.D547]-[.D546])" office:value-type="float" office:value="99631.0080554257" calcext:value-type="float">
            <text:p>99631.0080554257</text:p>
          </table:table-cell>
          <table:table-cell table:formula="of:=IF(MOD([.D547];[.$M$10])&lt;[.$M$3];[.$N$2];IF(MOD([.D547];[.$M$10])&lt;[.$M$4];[.$N$3];IF(MOD([.D547];[.$M$10])&lt;[.$M$5];[.$N$4];IF(MOD([.D547];[.$M$10])&lt;[.$M$6];[.$N$5];IF(MOD([.D547];[.$M$10])&lt;[.$M$7];[.$N$6];IF(MOD([.D547];[.$M$10])&lt;[.$M$8];[.$N$7];IF(MOD([.D547];[.$M$10])&lt;[.$M$9];[.$N$8];IF(MOD([.D547];[.$M$10])&lt;[.$M$10];[.$N$9]))))))))" office:value-type="float" office:value="100000" calcext:value-type="float">
            <text:p>100000</text:p>
          </table:table-cell>
          <table:table-cell office:value-type="float" office:value="1443146983.52607" calcext:value-type="float">
            <text:p>1443146983.52607</text:p>
          </table:table-cell>
          <table:table-cell table:formula="of:=[.G547]-[.$B$2]" office:value-type="float" office:value="63.5258600711823" calcext:value-type="float">
            <text:p>63.5258600712</text:p>
          </table:table-cell>
          <table:table-cell table:formula="of:=[.C547]/([.H547]-[.H546])" office:value-type="float" office:value="99676.498663234" calcext:value-type="float">
            <text:p>99676.498663234</text:p>
          </table:table-cell>
          <table:table-cell table:formula="of:=[.G547]-[.$B547]" office:value-type="float" office:value="0.322290182113647" calcext:value-type="float">
            <text:p>0.3222901821</text:p>
          </table:table-cell>
          <table:table-cell table:number-columns-repeated="6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3146983.24717" calcext:value-type="float">
            <text:p>1443146983.24717</text:p>
          </table:table-cell>
          <table:table-cell office:value-type="float" office:value="4320" calcext:value-type="float">
            <text:p>4320</text:p>
          </table:table-cell>
          <table:table-cell table:formula="of:=[.B548]-[.$B$2]" office:value-type="float" office:value="63.2469599246979" calcext:value-type="float">
            <text:p>63.2469599247</text:p>
          </table:table-cell>
          <table:table-cell table:formula="of:=[.C548]/([.D548]-[.D547])" office:value-type="float" office:value="99562.0293311208" calcext:value-type="float">
            <text:p>99562.0293311208</text:p>
          </table:table-cell>
          <table:table-cell table:formula="of:=IF(MOD([.D548];[.$M$10])&lt;[.$M$3];[.$N$2];IF(MOD([.D548];[.$M$10])&lt;[.$M$4];[.$N$3];IF(MOD([.D548];[.$M$10])&lt;[.$M$5];[.$N$4];IF(MOD([.D548];[.$M$10])&lt;[.$M$6];[.$N$5];IF(MOD([.D548];[.$M$10])&lt;[.$M$7];[.$N$6];IF(MOD([.D548];[.$M$10])&lt;[.$M$8];[.$N$7];IF(MOD([.D548];[.$M$10])&lt;[.$M$9];[.$N$8];IF(MOD([.D548];[.$M$10])&lt;[.$M$10];[.$N$9]))))))))" office:value-type="float" office:value="100000" calcext:value-type="float">
            <text:p>100000</text:p>
          </table:table-cell>
          <table:table-cell office:value-type="float" office:value="1443146983.56929" calcext:value-type="float">
            <text:p>1443146983.56929</text:p>
          </table:table-cell>
          <table:table-cell table:formula="of:=[.G548]-[.$B$2]" office:value-type="float" office:value="63.5690798759461" calcext:value-type="float">
            <text:p>63.5690798759</text:p>
          </table:table-cell>
          <table:table-cell table:formula="of:=[.C548]/([.H548]-[.H547])" office:value-type="float" office:value="99954.1766467892" calcext:value-type="float">
            <text:p>99954.1766467892</text:p>
          </table:table-cell>
          <table:table-cell table:formula="of:=[.G548]-[.$B548]" office:value-type="float" office:value="0.322119951248169" calcext:value-type="float">
            <text:p>0.3221199512</text:p>
          </table:table-cell>
          <table:table-cell table:number-columns-repeated="6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3146983.29051" calcext:value-type="float">
            <text:p>1443146983.29051</text:p>
          </table:table-cell>
          <table:table-cell office:value-type="float" office:value="4320" calcext:value-type="float">
            <text:p>4320</text:p>
          </table:table-cell>
          <table:table-cell table:formula="of:=[.B549]-[.$B$2]" office:value-type="float" office:value="63.2902998924255" calcext:value-type="float">
            <text:p>63.2902998924</text:p>
          </table:table-cell>
          <table:table-cell table:formula="of:=[.C549]/([.D549]-[.D548])" office:value-type="float" office:value="99677.0469961107" calcext:value-type="float">
            <text:p>99677.0469961107</text:p>
          </table:table-cell>
          <table:table-cell table:formula="of:=IF(MOD([.D549];[.$M$10])&lt;[.$M$3];[.$N$2];IF(MOD([.D549];[.$M$10])&lt;[.$M$4];[.$N$3];IF(MOD([.D549];[.$M$10])&lt;[.$M$5];[.$N$4];IF(MOD([.D549];[.$M$10])&lt;[.$M$6];[.$N$5];IF(MOD([.D549];[.$M$10])&lt;[.$M$7];[.$N$6];IF(MOD([.D549];[.$M$10])&lt;[.$M$8];[.$N$7];IF(MOD([.D549];[.$M$10])&lt;[.$M$9];[.$N$8];IF(MOD([.D549];[.$M$10])&lt;[.$M$10];[.$N$9]))))))))" office:value-type="float" office:value="100000" calcext:value-type="float">
            <text:p>100000</text:p>
          </table:table-cell>
          <table:table-cell office:value-type="float" office:value="1443146983.61276" calcext:value-type="float">
            <text:p>1443146983.61276</text:p>
          </table:table-cell>
          <table:table-cell table:formula="of:=[.G549]-[.$B$2]" office:value-type="float" office:value="63.6125500202179" calcext:value-type="float">
            <text:p>63.6125500202</text:p>
          </table:table-cell>
          <table:table-cell table:formula="of:=[.C549]/([.H549]-[.H548])" office:value-type="float" office:value="99378.5521617753" calcext:value-type="float">
            <text:p>99378.5521617753</text:p>
          </table:table-cell>
          <table:table-cell table:formula="of:=[.G549]-[.$B549]" office:value-type="float" office:value="0.322250127792358" calcext:value-type="float">
            <text:p>0.3222501278</text:p>
          </table:table-cell>
          <table:table-cell table:number-columns-repeated="6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3146983.33387" calcext:value-type="float">
            <text:p>1443146983.33387</text:p>
          </table:table-cell>
          <table:table-cell office:value-type="float" office:value="4320" calcext:value-type="float">
            <text:p>4320</text:p>
          </table:table-cell>
          <table:table-cell table:formula="of:=[.B550]-[.$B$2]" office:value-type="float" office:value="63.3336598873138" calcext:value-type="float">
            <text:p>63.3336598873</text:p>
          </table:table-cell>
          <table:table-cell table:formula="of:=[.C550]/([.D550]-[.D549])" office:value-type="float" office:value="99631.0080554257" calcext:value-type="float">
            <text:p>99631.0080554257</text:p>
          </table:table-cell>
          <table:table-cell table:formula="of:=IF(MOD([.D550];[.$M$10])&lt;[.$M$3];[.$N$2];IF(MOD([.D550];[.$M$10])&lt;[.$M$4];[.$N$3];IF(MOD([.D550];[.$M$10])&lt;[.$M$5];[.$N$4];IF(MOD([.D550];[.$M$10])&lt;[.$M$6];[.$N$5];IF(MOD([.D550];[.$M$10])&lt;[.$M$7];[.$N$6];IF(MOD([.D550];[.$M$10])&lt;[.$M$8];[.$N$7];IF(MOD([.D550];[.$M$10])&lt;[.$M$9];[.$N$8];IF(MOD([.D550];[.$M$10])&lt;[.$M$10];[.$N$9]))))))))" office:value-type="float" office:value="100000" calcext:value-type="float">
            <text:p>100000</text:p>
          </table:table-cell>
          <table:table-cell office:value-type="float" office:value="1443146983.65609" calcext:value-type="float">
            <text:p>1443146983.65609</text:p>
          </table:table-cell>
          <table:table-cell table:formula="of:=[.G550]-[.$B$2]" office:value-type="float" office:value="63.6558799743652" calcext:value-type="float">
            <text:p>63.6558799744</text:p>
          </table:table-cell>
          <table:table-cell table:formula="of:=[.C550]/([.H550]-[.H549])" office:value-type="float" office:value="99700.0824258965" calcext:value-type="float">
            <text:p>99700.0824258965</text:p>
          </table:table-cell>
          <table:table-cell table:formula="of:=[.G550]-[.$B550]" office:value-type="float" office:value="0.322220087051392" calcext:value-type="float">
            <text:p>0.3222200871</text:p>
          </table:table-cell>
          <table:table-cell table:number-columns-repeated="6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3146983.37722" calcext:value-type="float">
            <text:p>1443146983.37722</text:p>
          </table:table-cell>
          <table:table-cell office:value-type="float" office:value="4320" calcext:value-type="float">
            <text:p>4320</text:p>
          </table:table-cell>
          <table:table-cell table:formula="of:=[.B551]-[.$B$2]" office:value-type="float" office:value="63.3770098686218" calcext:value-type="float">
            <text:p>63.3770098686</text:p>
          </table:table-cell>
          <table:table-cell table:formula="of:=[.C551]/([.D551]-[.D550])" office:value-type="float" office:value="99654.0222084115" calcext:value-type="float">
            <text:p>99654.0222084115</text:p>
          </table:table-cell>
          <table:table-cell table:formula="of:=IF(MOD([.D551];[.$M$10])&lt;[.$M$3];[.$N$2];IF(MOD([.D551];[.$M$10])&lt;[.$M$4];[.$N$3];IF(MOD([.D551];[.$M$10])&lt;[.$M$5];[.$N$4];IF(MOD([.D551];[.$M$10])&lt;[.$M$6];[.$N$5];IF(MOD([.D551];[.$M$10])&lt;[.$M$7];[.$N$6];IF(MOD([.D551];[.$M$10])&lt;[.$M$8];[.$N$7];IF(MOD([.D551];[.$M$10])&lt;[.$M$9];[.$N$8];IF(MOD([.D551];[.$M$10])&lt;[.$M$10];[.$N$9]))))))))" office:value-type="float" office:value="100000" calcext:value-type="float">
            <text:p>100000</text:p>
          </table:table-cell>
          <table:table-cell office:value-type="float" office:value="1443146983.69945" calcext:value-type="float">
            <text:p>1443146983.69945</text:p>
          </table:table-cell>
          <table:table-cell table:formula="of:=[.G551]-[.$B$2]" office:value-type="float" office:value="63.6992399692535" calcext:value-type="float">
            <text:p>63.6992399693</text:p>
          </table:table-cell>
          <table:table-cell table:formula="of:=[.C551]/([.H551]-[.H550])" office:value-type="float" office:value="99631.0080554257" calcext:value-type="float">
            <text:p>99631.0080554257</text:p>
          </table:table-cell>
          <table:table-cell table:formula="of:=[.G551]-[.$B551]" office:value-type="float" office:value="0.322230100631714" calcext:value-type="float">
            <text:p>0.3222301006</text:p>
          </table:table-cell>
          <table:table-cell table:number-columns-repeated="6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3146983.42056" calcext:value-type="float">
            <text:p>1443146983.42056</text:p>
          </table:table-cell>
          <table:table-cell office:value-type="float" office:value="4320" calcext:value-type="float">
            <text:p>4320</text:p>
          </table:table-cell>
          <table:table-cell table:formula="of:=[.B552]-[.$B$2]" office:value-type="float" office:value="63.4203498363495" calcext:value-type="float">
            <text:p>63.4203498363</text:p>
          </table:table-cell>
          <table:table-cell table:formula="of:=[.C552]/([.D552]-[.D551])" office:value-type="float" office:value="99677.0469961107" calcext:value-type="float">
            <text:p>99677.0469961107</text:p>
          </table:table-cell>
          <table:table-cell table:formula="of:=IF(MOD([.D552];[.$M$10])&lt;[.$M$3];[.$N$2];IF(MOD([.D552];[.$M$10])&lt;[.$M$4];[.$N$3];IF(MOD([.D552];[.$M$10])&lt;[.$M$5];[.$N$4];IF(MOD([.D552];[.$M$10])&lt;[.$M$6];[.$N$5];IF(MOD([.D552];[.$M$10])&lt;[.$M$7];[.$N$6];IF(MOD([.D552];[.$M$10])&lt;[.$M$8];[.$N$7];IF(MOD([.D552];[.$M$10])&lt;[.$M$9];[.$N$8];IF(MOD([.D552];[.$M$10])&lt;[.$M$10];[.$N$9]))))))))" office:value-type="float" office:value="100000" calcext:value-type="float">
            <text:p>100000</text:p>
          </table:table-cell>
          <table:table-cell office:value-type="float" office:value="1443146983.74278" calcext:value-type="float">
            <text:p>1443146983.74278</text:p>
          </table:table-cell>
          <table:table-cell table:formula="of:=[.G552]-[.$B$2]" office:value-type="float" office:value="63.7425699234009" calcext:value-type="float">
            <text:p>63.7425699234</text:p>
          </table:table-cell>
          <table:table-cell table:formula="of:=[.C552]/([.H552]-[.H551])" office:value-type="float" office:value="99700.0824258965" calcext:value-type="float">
            <text:p>99700.0824258965</text:p>
          </table:table-cell>
          <table:table-cell table:formula="of:=[.G552]-[.$B552]" office:value-type="float" office:value="0.322220087051392" calcext:value-type="float">
            <text:p>0.3222200871</text:p>
          </table:table-cell>
          <table:table-cell table:number-columns-repeated="6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3146983.46391" calcext:value-type="float">
            <text:p>1443146983.46391</text:p>
          </table:table-cell>
          <table:table-cell office:value-type="float" office:value="4320" calcext:value-type="float">
            <text:p>4320</text:p>
          </table:table-cell>
          <table:table-cell table:formula="of:=[.B553]-[.$B$2]" office:value-type="float" office:value="63.4637000560761" calcext:value-type="float">
            <text:p>63.4637000561</text:p>
          </table:table-cell>
          <table:table-cell table:formula="of:=[.C553]/([.D553]-[.D552])" office:value-type="float" office:value="99653.4741288279" calcext:value-type="float">
            <text:p>99653.4741288279</text:p>
          </table:table-cell>
          <table:table-cell table:formula="of:=IF(MOD([.D553];[.$M$10])&lt;[.$M$3];[.$N$2];IF(MOD([.D553];[.$M$10])&lt;[.$M$4];[.$N$3];IF(MOD([.D553];[.$M$10])&lt;[.$M$5];[.$N$4];IF(MOD([.D553];[.$M$10])&lt;[.$M$6];[.$N$5];IF(MOD([.D553];[.$M$10])&lt;[.$M$7];[.$N$6];IF(MOD([.D553];[.$M$10])&lt;[.$M$8];[.$N$7];IF(MOD([.D553];[.$M$10])&lt;[.$M$9];[.$N$8];IF(MOD([.D553];[.$M$10])&lt;[.$M$10];[.$N$9]))))))))" office:value-type="float" office:value="100000" calcext:value-type="float">
            <text:p>100000</text:p>
          </table:table-cell>
          <table:table-cell office:value-type="float" office:value="1443146983.78615" calcext:value-type="float">
            <text:p>1443146983.78615</text:p>
          </table:table-cell>
          <table:table-cell table:formula="of:=[.G553]-[.$B$2]" office:value-type="float" office:value="63.7859399318695" calcext:value-type="float">
            <text:p>63.7859399319</text:p>
          </table:table-cell>
          <table:table-cell table:formula="of:=[.C553]/([.H553]-[.H552])" office:value-type="float" office:value="99608.0045297872" calcext:value-type="float">
            <text:p>99608.0045297872</text:p>
          </table:table-cell>
          <table:table-cell table:formula="of:=[.G553]-[.$B553]" office:value-type="float" office:value="0.322239875793457" calcext:value-type="float">
            <text:p>0.3222398758</text:p>
          </table:table-cell>
          <table:table-cell table:number-columns-repeated="6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3146983.50724" calcext:value-type="float">
            <text:p>1443146983.50724</text:p>
          </table:table-cell>
          <table:table-cell office:value-type="float" office:value="4320" calcext:value-type="float">
            <text:p>4320</text:p>
          </table:table-cell>
          <table:table-cell table:formula="of:=[.B554]-[.$B$2]" office:value-type="float" office:value="63.5070300102234" calcext:value-type="float">
            <text:p>63.5070300102</text:p>
          </table:table-cell>
          <table:table-cell table:formula="of:=[.C554]/([.D554]-[.D553])" office:value-type="float" office:value="99700.0824258965" calcext:value-type="float">
            <text:p>99700.0824258965</text:p>
          </table:table-cell>
          <table:table-cell table:formula="of:=IF(MOD([.D554];[.$M$10])&lt;[.$M$3];[.$N$2];IF(MOD([.D554];[.$M$10])&lt;[.$M$4];[.$N$3];IF(MOD([.D554];[.$M$10])&lt;[.$M$5];[.$N$4];IF(MOD([.D554];[.$M$10])&lt;[.$M$6];[.$N$5];IF(MOD([.D554];[.$M$10])&lt;[.$M$7];[.$N$6];IF(MOD([.D554];[.$M$10])&lt;[.$M$8];[.$N$7];IF(MOD([.D554];[.$M$10])&lt;[.$M$9];[.$N$8];IF(MOD([.D554];[.$M$10])&lt;[.$M$10];[.$N$9]))))))))" office:value-type="float" office:value="100000" calcext:value-type="float">
            <text:p>100000</text:p>
          </table:table-cell>
          <table:table-cell office:value-type="float" office:value="1443146983.82938" calcext:value-type="float">
            <text:p>1443146983.82938</text:p>
          </table:table-cell>
          <table:table-cell table:formula="of:=[.G554]-[.$B$2]" office:value-type="float" office:value="63.8291699886322" calcext:value-type="float">
            <text:p>63.8291699886</text:p>
          </table:table-cell>
          <table:table-cell table:formula="of:=[.C554]/([.H554]-[.H553])" office:value-type="float" office:value="99930.4725347452" calcext:value-type="float">
            <text:p>99930.4725347452</text:p>
          </table:table-cell>
          <table:table-cell table:formula="of:=[.G554]-[.$B554]" office:value-type="float" office:value="0.322139978408813" calcext:value-type="float">
            <text:p>0.3221399784</text:p>
          </table:table-cell>
          <table:table-cell table:number-columns-repeated="6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3146983.55058" calcext:value-type="float">
            <text:p>1443146983.55058</text:p>
          </table:table-cell>
          <table:table-cell office:value-type="float" office:value="4320" calcext:value-type="float">
            <text:p>4320</text:p>
          </table:table-cell>
          <table:table-cell table:formula="of:=[.B555]-[.$B$2]" office:value-type="float" office:value="63.5503699779511" calcext:value-type="float">
            <text:p>63.550369978</text:p>
          </table:table-cell>
          <table:table-cell table:formula="of:=[.C555]/([.D555]-[.D554])" office:value-type="float" office:value="99677.0469961107" calcext:value-type="float">
            <text:p>99677.0469961107</text:p>
          </table:table-cell>
          <table:table-cell table:formula="of:=IF(MOD([.D555];[.$M$10])&lt;[.$M$3];[.$N$2];IF(MOD([.D555];[.$M$10])&lt;[.$M$4];[.$N$3];IF(MOD([.D555];[.$M$10])&lt;[.$M$5];[.$N$4];IF(MOD([.D555];[.$M$10])&lt;[.$M$6];[.$N$5];IF(MOD([.D555];[.$M$10])&lt;[.$M$7];[.$N$6];IF(MOD([.D555];[.$M$10])&lt;[.$M$8];[.$N$7];IF(MOD([.D555];[.$M$10])&lt;[.$M$9];[.$N$8];IF(MOD([.D555];[.$M$10])&lt;[.$M$10];[.$N$9]))))))))" office:value-type="float" office:value="100000" calcext:value-type="float">
            <text:p>100000</text:p>
          </table:table-cell>
          <table:table-cell office:value-type="float" office:value="1443146983.87277" calcext:value-type="float">
            <text:p>1443146983.87277</text:p>
          </table:table-cell>
          <table:table-cell table:formula="of:=[.G555]-[.$B$2]" office:value-type="float" office:value="63.8725600242615" calcext:value-type="float">
            <text:p>63.8725600243</text:p>
          </table:table-cell>
          <table:table-cell table:formula="of:=[.C555]/([.H555]-[.H554])" office:value-type="float" office:value="99562.0293311208" calcext:value-type="float">
            <text:p>99562.0293311208</text:p>
          </table:table-cell>
          <table:table-cell table:formula="of:=[.G555]-[.$B555]" office:value-type="float" office:value="0.322190046310425" calcext:value-type="float">
            <text:p>0.3221900463</text:p>
          </table:table-cell>
          <table:table-cell table:number-columns-repeated="6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3146983.59399" calcext:value-type="float">
            <text:p>1443146983.59399</text:p>
          </table:table-cell>
          <table:table-cell office:value-type="float" office:value="4320" calcext:value-type="float">
            <text:p>4320</text:p>
          </table:table-cell>
          <table:table-cell table:formula="of:=[.B556]-[.$B$2]" office:value-type="float" office:value="63.593780040741" calcext:value-type="float">
            <text:p>63.5937800407</text:p>
          </table:table-cell>
          <table:table-cell table:formula="of:=[.C556]/([.D556]-[.D555])" office:value-type="float" office:value="99516.096553618" calcext:value-type="float">
            <text:p>99516.096553618</text:p>
          </table:table-cell>
          <table:table-cell table:formula="of:=IF(MOD([.D556];[.$M$10])&lt;[.$M$3];[.$N$2];IF(MOD([.D556];[.$M$10])&lt;[.$M$4];[.$N$3];IF(MOD([.D556];[.$M$10])&lt;[.$M$5];[.$N$4];IF(MOD([.D556];[.$M$10])&lt;[.$M$6];[.$N$5];IF(MOD([.D556];[.$M$10])&lt;[.$M$7];[.$N$6];IF(MOD([.D556];[.$M$10])&lt;[.$M$8];[.$N$7];IF(MOD([.D556];[.$M$10])&lt;[.$M$9];[.$N$8];IF(MOD([.D556];[.$M$10])&lt;[.$M$10];[.$N$9]))))))))" office:value-type="float" office:value="100000" calcext:value-type="float">
            <text:p>100000</text:p>
          </table:table-cell>
          <table:table-cell office:value-type="float" office:value="1443146983.91624" calcext:value-type="float">
            <text:p>1443146983.91624</text:p>
          </table:table-cell>
          <table:table-cell table:formula="of:=[.G556]-[.$B$2]" office:value-type="float" office:value="63.9160299301147" calcext:value-type="float">
            <text:p>63.9160299301</text:p>
          </table:table-cell>
          <table:table-cell table:formula="of:=[.C556]/([.H556]-[.H555])" office:value-type="float" office:value="99379.0972214605" calcext:value-type="float">
            <text:p>99379.0972214605</text:p>
          </table:table-cell>
          <table:table-cell table:formula="of:=[.G556]-[.$B556]" office:value-type="float" office:value="0.322249889373779" calcext:value-type="float">
            <text:p>0.3222498894</text:p>
          </table:table-cell>
          <table:table-cell table:number-columns-repeated="6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3146983.63734" calcext:value-type="float">
            <text:p>1443146983.63734</text:p>
          </table:table-cell>
          <table:table-cell office:value-type="float" office:value="4320" calcext:value-type="float">
            <text:p>4320</text:p>
          </table:table-cell>
          <table:table-cell table:formula="of:=[.B557]-[.$B$2]" office:value-type="float" office:value="63.6371300220489" calcext:value-type="float">
            <text:p>63.637130022</text:p>
          </table:table-cell>
          <table:table-cell table:formula="of:=[.C557]/([.D557]-[.D556])" office:value-type="float" office:value="99654.0222084115" calcext:value-type="float">
            <text:p>99654.0222084115</text:p>
          </table:table-cell>
          <table:table-cell table:formula="of:=IF(MOD([.D557];[.$M$10])&lt;[.$M$3];[.$N$2];IF(MOD([.D557];[.$M$10])&lt;[.$M$4];[.$N$3];IF(MOD([.D557];[.$M$10])&lt;[.$M$5];[.$N$4];IF(MOD([.D557];[.$M$10])&lt;[.$M$6];[.$N$5];IF(MOD([.D557];[.$M$10])&lt;[.$M$7];[.$N$6];IF(MOD([.D557];[.$M$10])&lt;[.$M$8];[.$N$7];IF(MOD([.D557];[.$M$10])&lt;[.$M$9];[.$N$8];IF(MOD([.D557];[.$M$10])&lt;[.$M$10];[.$N$9]))))))))" office:value-type="float" office:value="100000" calcext:value-type="float">
            <text:p>100000</text:p>
          </table:table-cell>
          <table:table-cell office:value-type="float" office:value="1443146983.95949" calcext:value-type="float">
            <text:p>1443146983.95949</text:p>
          </table:table-cell>
          <table:table-cell table:formula="of:=[.G557]-[.$B$2]" office:value-type="float" office:value="63.9592800140381" calcext:value-type="float">
            <text:p>63.959280014</text:p>
          </table:table-cell>
          <table:table-cell table:formula="of:=[.C557]/([.H557]-[.H556])" office:value-type="float" office:value="99884.1992458821" calcext:value-type="float">
            <text:p>99884.1992458821</text:p>
          </table:table-cell>
          <table:table-cell table:formula="of:=[.G557]-[.$B557]" office:value-type="float" office:value="0.322149991989136" calcext:value-type="float">
            <text:p>0.322149992</text:p>
          </table:table-cell>
          <table:table-cell table:number-columns-repeated="6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3146983.68069" calcext:value-type="float">
            <text:p>1443146983.68069</text:p>
          </table:table-cell>
          <table:table-cell office:value-type="float" office:value="4320" calcext:value-type="float">
            <text:p>4320</text:p>
          </table:table-cell>
          <table:table-cell table:formula="of:=[.B558]-[.$B$2]" office:value-type="float" office:value="63.6804800033569" calcext:value-type="float">
            <text:p>63.6804800034</text:p>
          </table:table-cell>
          <table:table-cell table:formula="of:=[.C558]/([.D558]-[.D557])" office:value-type="float" office:value="99654.0222084115" calcext:value-type="float">
            <text:p>99654.0222084115</text:p>
          </table:table-cell>
          <table:table-cell table:formula="of:=IF(MOD([.D558];[.$M$10])&lt;[.$M$3];[.$N$2];IF(MOD([.D558];[.$M$10])&lt;[.$M$4];[.$N$3];IF(MOD([.D558];[.$M$10])&lt;[.$M$5];[.$N$4];IF(MOD([.D558];[.$M$10])&lt;[.$M$6];[.$N$5];IF(MOD([.D558];[.$M$10])&lt;[.$M$7];[.$N$6];IF(MOD([.D558];[.$M$10])&lt;[.$M$8];[.$N$7];IF(MOD([.D558];[.$M$10])&lt;[.$M$9];[.$N$8];IF(MOD([.D558];[.$M$10])&lt;[.$M$10];[.$N$9]))))))))" office:value-type="float" office:value="100000" calcext:value-type="float">
            <text:p>100000</text:p>
          </table:table-cell>
          <table:table-cell office:value-type="float" office:value="1443146984.00291" calcext:value-type="float">
            <text:p>1443146984.00291</text:p>
          </table:table-cell>
          <table:table-cell table:formula="of:=[.G558]-[.$B$2]" office:value-type="float" office:value="64.0026998519897" calcext:value-type="float">
            <text:p>64.002699852</text:p>
          </table:table-cell>
          <table:table-cell table:formula="of:=[.C558]/([.H558]-[.H557])" office:value-type="float" office:value="99493.6923718948" calcext:value-type="float">
            <text:p>99493.6923718948</text:p>
          </table:table-cell>
          <table:table-cell table:formula="of:=[.G558]-[.$B558]" office:value-type="float" office:value="0.322219848632812" calcext:value-type="float">
            <text:p>0.3222198486</text:p>
          </table:table-cell>
          <table:table-cell table:number-columns-repeated="6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3146983.72403" calcext:value-type="float">
            <text:p>1443146983.72403</text:p>
          </table:table-cell>
          <table:table-cell office:value-type="float" office:value="4320" calcext:value-type="float">
            <text:p>4320</text:p>
          </table:table-cell>
          <table:table-cell table:formula="of:=[.B559]-[.$B$2]" office:value-type="float" office:value="63.7238199710846" calcext:value-type="float">
            <text:p>63.7238199711</text:p>
          </table:table-cell>
          <table:table-cell table:formula="of:=[.C559]/([.D559]-[.D558])" office:value-type="float" office:value="99677.0469961107" calcext:value-type="float">
            <text:p>99677.0469961107</text:p>
          </table:table-cell>
          <table:table-cell table:formula="of:=IF(MOD([.D559];[.$M$10])&lt;[.$M$3];[.$N$2];IF(MOD([.D559];[.$M$10])&lt;[.$M$4];[.$N$3];IF(MOD([.D559];[.$M$10])&lt;[.$M$5];[.$N$4];IF(MOD([.D559];[.$M$10])&lt;[.$M$6];[.$N$5];IF(MOD([.D559];[.$M$10])&lt;[.$M$7];[.$N$6];IF(MOD([.D559];[.$M$10])&lt;[.$M$8];[.$N$7];IF(MOD([.D559];[.$M$10])&lt;[.$M$9];[.$N$8];IF(MOD([.D559];[.$M$10])&lt;[.$M$10];[.$N$9]))))))))" office:value-type="float" office:value="100000" calcext:value-type="float">
            <text:p>100000</text:p>
          </table:table-cell>
          <table:table-cell office:value-type="float" office:value="1443146984.01727" calcext:value-type="float">
            <text:p>1443146984.01727</text:p>
          </table:table-cell>
          <table:table-cell table:formula="of:=[.G559]-[.$B$2]" office:value-type="float" office:value="64.0170600414276" calcext:value-type="float">
            <text:p>64.0170600414</text:p>
          </table:table-cell>
          <table:table-cell table:formula="of:=[.C559]/([.H559]-[.H558])" office:value-type="float" office:value="300831.686008866" calcext:value-type="float">
            <text:p>300831.686008866</text:p>
          </table:table-cell>
          <table:table-cell table:formula="of:=[.G559]-[.$B559]" office:value-type="float" office:value="0.293240070343018" calcext:value-type="float">
            <text:p>0.2932400703</text:p>
          </table:table-cell>
          <table:table-cell table:number-columns-repeated="6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3146983.76739" calcext:value-type="float">
            <text:p>1443146983.76739</text:p>
          </table:table-cell>
          <table:table-cell office:value-type="float" office:value="4320" calcext:value-type="float">
            <text:p>4320</text:p>
          </table:table-cell>
          <table:table-cell table:formula="of:=[.B560]-[.$B$2]" office:value-type="float" office:value="63.7671799659729" calcext:value-type="float">
            <text:p>63.767179966</text:p>
          </table:table-cell>
          <table:table-cell table:formula="of:=[.C560]/([.D560]-[.D559])" office:value-type="float" office:value="99631.0080554257" calcext:value-type="float">
            <text:p>99631.0080554257</text:p>
          </table:table-cell>
          <table:table-cell table:formula="of:=IF(MOD([.D560];[.$M$10])&lt;[.$M$3];[.$N$2];IF(MOD([.D560];[.$M$10])&lt;[.$M$4];[.$N$3];IF(MOD([.D560];[.$M$10])&lt;[.$M$5];[.$N$4];IF(MOD([.D560];[.$M$10])&lt;[.$M$6];[.$N$5];IF(MOD([.D560];[.$M$10])&lt;[.$M$7];[.$N$6];IF(MOD([.D560];[.$M$10])&lt;[.$M$8];[.$N$7];IF(MOD([.D560];[.$M$10])&lt;[.$M$9];[.$N$8];IF(MOD([.D560];[.$M$10])&lt;[.$M$10];[.$N$9]))))))))" office:value-type="float" office:value="100000" calcext:value-type="float">
            <text:p>100000</text:p>
          </table:table-cell>
          <table:table-cell office:value-type="float" office:value="1443146984.04621" calcext:value-type="float">
            <text:p>1443146984.04621</text:p>
          </table:table-cell>
          <table:table-cell table:formula="of:=[.G560]-[.$B$2]" office:value-type="float" office:value="64.0460000038147" calcext:value-type="float">
            <text:p>64.0460000038</text:p>
          </table:table-cell>
          <table:table-cell table:formula="of:=[.C560]/([.H560]-[.H559])" office:value-type="float" office:value="149274.554756432" calcext:value-type="float">
            <text:p>149274.554756432</text:p>
          </table:table-cell>
          <table:table-cell table:formula="of:=[.G560]-[.$B560]" office:value-type="float" office:value="0.278820037841797" calcext:value-type="float">
            <text:p>0.2788200378</text:p>
          </table:table-cell>
          <table:table-cell table:number-columns-repeated="6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3146983.81074" calcext:value-type="float">
            <text:p>1443146983.81074</text:p>
          </table:table-cell>
          <table:table-cell office:value-type="float" office:value="4320" calcext:value-type="float">
            <text:p>4320</text:p>
          </table:table-cell>
          <table:table-cell table:formula="of:=[.B561]-[.$B$2]" office:value-type="float" office:value="63.8105299472809" calcext:value-type="float">
            <text:p>63.8105299473</text:p>
          </table:table-cell>
          <table:table-cell table:formula="of:=[.C561]/([.D561]-[.D560])" office:value-type="float" office:value="99654.0222084115" calcext:value-type="float">
            <text:p>99654.0222084115</text:p>
          </table:table-cell>
          <table:table-cell table:formula="of:=IF(MOD([.D561];[.$M$10])&lt;[.$M$3];[.$N$2];IF(MOD([.D561];[.$M$10])&lt;[.$M$4];[.$N$3];IF(MOD([.D561];[.$M$10])&lt;[.$M$5];[.$N$4];IF(MOD([.D561];[.$M$10])&lt;[.$M$6];[.$N$5];IF(MOD([.D561];[.$M$10])&lt;[.$M$7];[.$N$6];IF(MOD([.D561];[.$M$10])&lt;[.$M$8];[.$N$7];IF(MOD([.D561];[.$M$10])&lt;[.$M$9];[.$N$8];IF(MOD([.D561];[.$M$10])&lt;[.$M$10];[.$N$9]))))))))" office:value-type="float" office:value="100000" calcext:value-type="float">
            <text:p>100000</text:p>
          </table:table-cell>
          <table:table-cell office:value-type="float" office:value="1443146984.08954" calcext:value-type="float">
            <text:p>1443146984.08954</text:p>
          </table:table-cell>
          <table:table-cell table:formula="of:=[.G561]-[.$B$2]" office:value-type="float" office:value="64.089329957962" calcext:value-type="float">
            <text:p>64.089329958</text:p>
          </table:table-cell>
          <table:table-cell table:formula="of:=[.C561]/([.H561]-[.H560])" office:value-type="float" office:value="99700.0824258965" calcext:value-type="float">
            <text:p>99700.0824258965</text:p>
          </table:table-cell>
          <table:table-cell table:formula="of:=[.G561]-[.$B561]" office:value-type="float" office:value="0.278800010681152" calcext:value-type="float">
            <text:p>0.2788000107</text:p>
          </table:table-cell>
          <table:table-cell table:number-columns-repeated="6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3146983.85408" calcext:value-type="float">
            <text:p>1443146983.85408</text:p>
          </table:table-cell>
          <table:table-cell office:value-type="float" office:value="4320" calcext:value-type="float">
            <text:p>4320</text:p>
          </table:table-cell>
          <table:table-cell table:formula="of:=[.B562]-[.$B$2]" office:value-type="float" office:value="63.8538699150085" calcext:value-type="float">
            <text:p>63.853869915</text:p>
          </table:table-cell>
          <table:table-cell table:formula="of:=[.C562]/([.D562]-[.D561])" office:value-type="float" office:value="99677.0469961107" calcext:value-type="float">
            <text:p>99677.0469961107</text:p>
          </table:table-cell>
          <table:table-cell table:formula="of:=IF(MOD([.D562];[.$M$10])&lt;[.$M$3];[.$N$2];IF(MOD([.D562];[.$M$10])&lt;[.$M$4];[.$N$3];IF(MOD([.D562];[.$M$10])&lt;[.$M$5];[.$N$4];IF(MOD([.D562];[.$M$10])&lt;[.$M$6];[.$N$5];IF(MOD([.D562];[.$M$10])&lt;[.$M$7];[.$N$6];IF(MOD([.D562];[.$M$10])&lt;[.$M$8];[.$N$7];IF(MOD([.D562];[.$M$10])&lt;[.$M$9];[.$N$8];IF(MOD([.D562];[.$M$10])&lt;[.$M$10];[.$N$9]))))))))" office:value-type="float" office:value="100000" calcext:value-type="float">
            <text:p>100000</text:p>
          </table:table-cell>
          <table:table-cell office:value-type="float" office:value="1443146984.13292" calcext:value-type="float">
            <text:p>1443146984.13292</text:p>
          </table:table-cell>
          <table:table-cell table:formula="of:=[.G562]-[.$B$2]" office:value-type="float" office:value="64.132709980011" calcext:value-type="float">
            <text:p>64.13270998</text:p>
          </table:table-cell>
          <table:table-cell table:formula="of:=[.C562]/([.H562]-[.H561])" office:value-type="float" office:value="99585.0116241364" calcext:value-type="float">
            <text:p>99585.0116241364</text:p>
          </table:table-cell>
          <table:table-cell table:formula="of:=[.G562]-[.$B562]" office:value-type="float" office:value="0.278840065002441" calcext:value-type="float">
            <text:p>0.278840065</text:p>
          </table:table-cell>
          <table:table-cell table:number-columns-repeated="6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3146983.89742" calcext:value-type="float">
            <text:p>1443146983.89742</text:p>
          </table:table-cell>
          <table:table-cell office:value-type="float" office:value="4320" calcext:value-type="float">
            <text:p>4320</text:p>
          </table:table-cell>
          <table:table-cell table:formula="of:=[.B563]-[.$B$2]" office:value-type="float" office:value="63.8972098827362" calcext:value-type="float">
            <text:p>63.8972098827</text:p>
          </table:table-cell>
          <table:table-cell table:formula="of:=[.C563]/([.D563]-[.D562])" office:value-type="float" office:value="99677.0469961107" calcext:value-type="float">
            <text:p>99677.0469961107</text:p>
          </table:table-cell>
          <table:table-cell table:formula="of:=IF(MOD([.D563];[.$M$10])&lt;[.$M$3];[.$N$2];IF(MOD([.D563];[.$M$10])&lt;[.$M$4];[.$N$3];IF(MOD([.D563];[.$M$10])&lt;[.$M$5];[.$N$4];IF(MOD([.D563];[.$M$10])&lt;[.$M$6];[.$N$5];IF(MOD([.D563];[.$M$10])&lt;[.$M$7];[.$N$6];IF(MOD([.D563];[.$M$10])&lt;[.$M$8];[.$N$7];IF(MOD([.D563];[.$M$10])&lt;[.$M$9];[.$N$8];IF(MOD([.D563];[.$M$10])&lt;[.$M$10];[.$N$9]))))))))" office:value-type="float" office:value="100000" calcext:value-type="float">
            <text:p>100000</text:p>
          </table:table-cell>
          <table:table-cell office:value-type="float" office:value="1443146984.17625" calcext:value-type="float">
            <text:p>1443146984.17625</text:p>
          </table:table-cell>
          <table:table-cell table:formula="of:=[.G563]-[.$B$2]" office:value-type="float" office:value="64.1760399341583" calcext:value-type="float">
            <text:p>64.1760399342</text:p>
          </table:table-cell>
          <table:table-cell table:formula="of:=[.C563]/([.H563]-[.H562])" office:value-type="float" office:value="99700.0824258965" calcext:value-type="float">
            <text:p>99700.0824258965</text:p>
          </table:table-cell>
          <table:table-cell table:formula="of:=[.G563]-[.$B563]" office:value-type="float" office:value="0.278830051422119" calcext:value-type="float">
            <text:p>0.2788300514</text:p>
          </table:table-cell>
          <table:table-cell table:number-columns-repeated="6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3146983.94077" calcext:value-type="float">
            <text:p>1443146983.94077</text:p>
          </table:table-cell>
          <table:table-cell office:value-type="float" office:value="4320" calcext:value-type="float">
            <text:p>4320</text:p>
          </table:table-cell>
          <table:table-cell table:formula="of:=[.B564]-[.$B$2]" office:value-type="float" office:value="63.9405598640442" calcext:value-type="float">
            <text:p>63.940559864</text:p>
          </table:table-cell>
          <table:table-cell table:formula="of:=[.C564]/([.D564]-[.D563])" office:value-type="float" office:value="99654.0222084115" calcext:value-type="float">
            <text:p>99654.0222084115</text:p>
          </table:table-cell>
          <table:table-cell table:formula="of:=IF(MOD([.D564];[.$M$10])&lt;[.$M$3];[.$N$2];IF(MOD([.D564];[.$M$10])&lt;[.$M$4];[.$N$3];IF(MOD([.D564];[.$M$10])&lt;[.$M$5];[.$N$4];IF(MOD([.D564];[.$M$10])&lt;[.$M$6];[.$N$5];IF(MOD([.D564];[.$M$10])&lt;[.$M$7];[.$N$6];IF(MOD([.D564];[.$M$10])&lt;[.$M$8];[.$N$7];IF(MOD([.D564];[.$M$10])&lt;[.$M$9];[.$N$8];IF(MOD([.D564];[.$M$10])&lt;[.$M$10];[.$N$9]))))))))" office:value-type="float" office:value="100000" calcext:value-type="float">
            <text:p>100000</text:p>
          </table:table-cell>
          <table:table-cell office:value-type="float" office:value="1443146984.2196" calcext:value-type="float">
            <text:p>1443146984.2196</text:p>
          </table:table-cell>
          <table:table-cell table:formula="of:=[.G564]-[.$B$2]" office:value-type="float" office:value="64.2193899154663" calcext:value-type="float">
            <text:p>64.2193899155</text:p>
          </table:table-cell>
          <table:table-cell table:formula="of:=[.C564]/([.H564]-[.H563])" office:value-type="float" office:value="99654.0222084115" calcext:value-type="float">
            <text:p>99654.0222084115</text:p>
          </table:table-cell>
          <table:table-cell table:formula="of:=[.G564]-[.$B564]" office:value-type="float" office:value="0.278830051422119" calcext:value-type="float">
            <text:p>0.2788300514</text:p>
          </table:table-cell>
          <table:table-cell table:number-columns-repeated="6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3146983.98412" calcext:value-type="float">
            <text:p>1443146983.98412</text:p>
          </table:table-cell>
          <table:table-cell office:value-type="float" office:value="4320" calcext:value-type="float">
            <text:p>4320</text:p>
          </table:table-cell>
          <table:table-cell table:formula="of:=[.B565]-[.$B$2]" office:value-type="float" office:value="63.9839098453522" calcext:value-type="float">
            <text:p>63.9839098454</text:p>
          </table:table-cell>
          <table:table-cell table:formula="of:=[.C565]/([.D565]-[.D564])" office:value-type="float" office:value="99654.0222084115" calcext:value-type="float">
            <text:p>99654.0222084115</text:p>
          </table:table-cell>
          <table:table-cell table:formula="of:=IF(MOD([.D565];[.$M$10])&lt;[.$M$3];[.$N$2];IF(MOD([.D565];[.$M$10])&lt;[.$M$4];[.$N$3];IF(MOD([.D565];[.$M$10])&lt;[.$M$5];[.$N$4];IF(MOD([.D565];[.$M$10])&lt;[.$M$6];[.$N$5];IF(MOD([.D565];[.$M$10])&lt;[.$M$7];[.$N$6];IF(MOD([.D565];[.$M$10])&lt;[.$M$8];[.$N$7];IF(MOD([.D565];[.$M$10])&lt;[.$M$9];[.$N$8];IF(MOD([.D565];[.$M$10])&lt;[.$M$10];[.$N$9]))))))))" office:value-type="float" office:value="100000" calcext:value-type="float">
            <text:p>100000</text:p>
          </table:table-cell>
          <table:table-cell office:value-type="float" office:value="1443146984.26274" calcext:value-type="float">
            <text:p>1443146984.26274</text:p>
          </table:table-cell>
          <table:table-cell table:formula="of:=[.G565]-[.$B$2]" office:value-type="float" office:value="64.2625298500061" calcext:value-type="float">
            <text:p>64.26252985</text:p>
          </table:table-cell>
          <table:table-cell table:formula="of:=[.C565]/([.H565]-[.H564])" office:value-type="float" office:value="100139.234008688" calcext:value-type="float">
            <text:p>100139.234008688</text:p>
          </table:table-cell>
          <table:table-cell table:formula="of:=[.G565]-[.$B565]" office:value-type="float" office:value="0.278620004653931" calcext:value-type="float">
            <text:p>0.2786200047</text:p>
          </table:table-cell>
          <table:table-cell table:number-columns-repeated="6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3146984.02733" calcext:value-type="float">
            <text:p>1443146984.02733</text:p>
          </table:table-cell>
          <table:table-cell office:value-type="float" office:value="4320" calcext:value-type="float">
            <text:p>4320</text:p>
          </table:table-cell>
          <table:table-cell table:formula="of:=[.B566]-[.$B$2]" office:value-type="float" office:value="64.0271198749542" calcext:value-type="float">
            <text:p>64.027119875</text:p>
          </table:table-cell>
          <table:table-cell table:formula="of:=[.C566]/([.D566]-[.D565])" office:value-type="float" office:value="99976.7887174733" calcext:value-type="float">
            <text:p>99976.7887174733</text:p>
          </table:table-cell>
          <table:table-cell table:formula="of:=IF(MOD([.D566];[.$M$10])&lt;[.$M$3];[.$N$2];IF(MOD([.D566];[.$M$10])&lt;[.$M$4];[.$N$3];IF(MOD([.D566];[.$M$10])&lt;[.$M$5];[.$N$4];IF(MOD([.D566];[.$M$10])&lt;[.$M$6];[.$N$5];IF(MOD([.D566];[.$M$10])&lt;[.$M$7];[.$N$6];IF(MOD([.D566];[.$M$10])&lt;[.$M$8];[.$N$7];IF(MOD([.D566];[.$M$10])&lt;[.$M$9];[.$N$8];IF(MOD([.D566];[.$M$10])&lt;[.$M$10];[.$N$9]))))))))" office:value-type="float" office:value="100500" calcext:value-type="float">
            <text:p>100500</text:p>
          </table:table-cell>
          <table:table-cell office:value-type="float" office:value="1443146984.31042" calcext:value-type="float">
            <text:p>1443146984.31042</text:p>
          </table:table-cell>
          <table:table-cell table:formula="of:=[.G566]-[.$B$2]" office:value-type="float" office:value="64.3102099895477" calcext:value-type="float">
            <text:p>64.3102099895</text:p>
          </table:table-cell>
          <table:table-cell table:formula="of:=[.C566]/([.H566]-[.H565])" office:value-type="float" office:value="90603.7616821262" calcext:value-type="float">
            <text:p>90603.7616821262</text:p>
          </table:table-cell>
          <table:table-cell table:formula="of:=[.G566]-[.$B566]" office:value-type="float" office:value="0.283090114593506" calcext:value-type="float">
            <text:p>0.2830901146</text:p>
          </table:table-cell>
          <table:table-cell table:number-columns-repeated="6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3146984.07047" calcext:value-type="float">
            <text:p>1443146984.07047</text:p>
          </table:table-cell>
          <table:table-cell office:value-type="float" office:value="4320" calcext:value-type="float">
            <text:p>4320</text:p>
          </table:table-cell>
          <table:table-cell table:formula="of:=[.B567]-[.$B$2]" office:value-type="float" office:value="64.0702600479126" calcext:value-type="float">
            <text:p>64.0702600479</text:p>
          </table:table-cell>
          <table:table-cell table:formula="of:=[.C567]/([.D567]-[.D566])" office:value-type="float" office:value="100138.680578967" calcext:value-type="float">
            <text:p>100138.680578967</text:p>
          </table:table-cell>
          <table:table-cell table:formula="of:=IF(MOD([.D567];[.$M$10])&lt;[.$M$3];[.$N$2];IF(MOD([.D567];[.$M$10])&lt;[.$M$4];[.$N$3];IF(MOD([.D567];[.$M$10])&lt;[.$M$5];[.$N$4];IF(MOD([.D567];[.$M$10])&lt;[.$M$6];[.$N$5];IF(MOD([.D567];[.$M$10])&lt;[.$M$7];[.$N$6];IF(MOD([.D567];[.$M$10])&lt;[.$M$8];[.$N$7];IF(MOD([.D567];[.$M$10])&lt;[.$M$9];[.$N$8];IF(MOD([.D567];[.$M$10])&lt;[.$M$10];[.$N$9]))))))))" office:value-type="float" office:value="100500" calcext:value-type="float">
            <text:p>100500</text:p>
          </table:table-cell>
          <table:table-cell office:value-type="float" office:value="1443146984.39204" calcext:value-type="float">
            <text:p>1443146984.39204</text:p>
          </table:table-cell>
          <table:table-cell table:formula="of:=[.G567]-[.$B$2]" office:value-type="float" office:value="64.3918299674988" calcext:value-type="float">
            <text:p>64.3918299675</text:p>
          </table:table-cell>
          <table:table-cell table:formula="of:=[.C567]/([.H567]-[.H566])" office:value-type="float" office:value="52928.218169709" calcext:value-type="float">
            <text:p>52928.218169709</text:p>
          </table:table-cell>
          <table:table-cell table:formula="of:=[.G567]-[.$B567]" office:value-type="float" office:value="0.321569919586182" calcext:value-type="float">
            <text:p>0.3215699196</text:p>
          </table:table-cell>
          <table:table-cell table:number-columns-repeated="6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3146984.11361" calcext:value-type="float">
            <text:p>1443146984.11361</text:p>
          </table:table-cell>
          <table:table-cell office:value-type="float" office:value="4320" calcext:value-type="float">
            <text:p>4320</text:p>
          </table:table-cell>
          <table:table-cell table:formula="of:=[.B568]-[.$B$2]" office:value-type="float" office:value="64.1133999824524" calcext:value-type="float">
            <text:p>64.1133999825</text:p>
          </table:table-cell>
          <table:table-cell table:formula="of:=[.C568]/([.D568]-[.D567])" office:value-type="float" office:value="100139.234008688" calcext:value-type="float">
            <text:p>100139.234008688</text:p>
          </table:table-cell>
          <table:table-cell table:formula="of:=IF(MOD([.D568];[.$M$10])&lt;[.$M$3];[.$N$2];IF(MOD([.D568];[.$M$10])&lt;[.$M$4];[.$N$3];IF(MOD([.D568];[.$M$10])&lt;[.$M$5];[.$N$4];IF(MOD([.D568];[.$M$10])&lt;[.$M$6];[.$N$5];IF(MOD([.D568];[.$M$10])&lt;[.$M$7];[.$N$6];IF(MOD([.D568];[.$M$10])&lt;[.$M$8];[.$N$7];IF(MOD([.D568];[.$M$10])&lt;[.$M$9];[.$N$8];IF(MOD([.D568];[.$M$10])&lt;[.$M$10];[.$N$9]))))))))" office:value-type="float" office:value="100500" calcext:value-type="float">
            <text:p>100500</text:p>
          </table:table-cell>
          <table:table-cell office:value-type="float" office:value="1443146984.43507" calcext:value-type="float">
            <text:p>1443146984.43507</text:p>
          </table:table-cell>
          <table:table-cell table:formula="of:=[.G568]-[.$B$2]" office:value-type="float" office:value="64.4348599910736" calcext:value-type="float">
            <text:p>64.4348599911</text:p>
          </table:table-cell>
          <table:table-cell table:formula="of:=[.C568]/([.H568]-[.H567])" office:value-type="float" office:value="100395.018201362" calcext:value-type="float">
            <text:p>100395.018201362</text:p>
          </table:table-cell>
          <table:table-cell table:formula="of:=[.G568]-[.$B568]" office:value-type="float" office:value="0.321460008621216" calcext:value-type="float">
            <text:p>0.3214600086</text:p>
          </table:table-cell>
          <table:table-cell table:number-columns-repeated="6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3146984.15676" calcext:value-type="float">
            <text:p>1443146984.15676</text:p>
          </table:table-cell>
          <table:table-cell office:value-type="float" office:value="4320" calcext:value-type="float">
            <text:p>4320</text:p>
          </table:table-cell>
          <table:table-cell table:formula="of:=[.B569]-[.$B$2]" office:value-type="float" office:value="64.1565499305725" calcext:value-type="float">
            <text:p>64.1565499306</text:p>
          </table:table-cell>
          <table:table-cell table:formula="of:=[.C569]/([.D569]-[.D568])" office:value-type="float" office:value="100115.995226097" calcext:value-type="float">
            <text:p>100115.995226097</text:p>
          </table:table-cell>
          <table:table-cell table:formula="of:=IF(MOD([.D569];[.$M$10])&lt;[.$M$3];[.$N$2];IF(MOD([.D569];[.$M$10])&lt;[.$M$4];[.$N$3];IF(MOD([.D569];[.$M$10])&lt;[.$M$5];[.$N$4];IF(MOD([.D569];[.$M$10])&lt;[.$M$6];[.$N$5];IF(MOD([.D569];[.$M$10])&lt;[.$M$7];[.$N$6];IF(MOD([.D569];[.$M$10])&lt;[.$M$8];[.$N$7];IF(MOD([.D569];[.$M$10])&lt;[.$M$9];[.$N$8];IF(MOD([.D569];[.$M$10])&lt;[.$M$10];[.$N$9]))))))))" office:value-type="float" office:value="100500" calcext:value-type="float">
            <text:p>100500</text:p>
          </table:table-cell>
          <table:table-cell office:value-type="float" office:value="1443146984.47835" calcext:value-type="float">
            <text:p>1443146984.47835</text:p>
          </table:table-cell>
          <table:table-cell table:formula="of:=[.G569]-[.$B$2]" office:value-type="float" office:value="64.4781398773193" calcext:value-type="float">
            <text:p>64.4781398773</text:p>
          </table:table-cell>
          <table:table-cell table:formula="of:=[.C569]/([.H569]-[.H568])" office:value-type="float" office:value="99815.4194646585" calcext:value-type="float">
            <text:p>99815.4194646585</text:p>
          </table:table-cell>
          <table:table-cell table:formula="of:=[.G569]-[.$B569]" office:value-type="float" office:value="0.321589946746826" calcext:value-type="float">
            <text:p>0.3215899467</text:p>
          </table:table-cell>
          <table:table-cell table:number-columns-repeated="6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3146984.19989" calcext:value-type="float">
            <text:p>1443146984.19989</text:p>
          </table:table-cell>
          <table:table-cell office:value-type="float" office:value="4320" calcext:value-type="float">
            <text:p>4320</text:p>
          </table:table-cell>
          <table:table-cell table:formula="of:=[.B570]-[.$B$2]" office:value-type="float" office:value="64.199679851532" calcext:value-type="float">
            <text:p>64.1996798515</text:p>
          </table:table-cell>
          <table:table-cell table:formula="of:=[.C570]/([.D570]-[.D569])" office:value-type="float" office:value="100162.48358209" calcext:value-type="float">
            <text:p>100162.48358209</text:p>
          </table:table-cell>
          <table:table-cell table:formula="of:=IF(MOD([.D570];[.$M$10])&lt;[.$M$3];[.$N$2];IF(MOD([.D570];[.$M$10])&lt;[.$M$4];[.$N$3];IF(MOD([.D570];[.$M$10])&lt;[.$M$5];[.$N$4];IF(MOD([.D570];[.$M$10])&lt;[.$M$6];[.$N$5];IF(MOD([.D570];[.$M$10])&lt;[.$M$7];[.$N$6];IF(MOD([.D570];[.$M$10])&lt;[.$M$8];[.$N$7];IF(MOD([.D570];[.$M$10])&lt;[.$M$9];[.$N$8];IF(MOD([.D570];[.$M$10])&lt;[.$M$10];[.$N$9]))))))))" office:value-type="float" office:value="100500" calcext:value-type="float">
            <text:p>100500</text:p>
          </table:table-cell>
          <table:table-cell office:value-type="float" office:value="1443146984.52148" calcext:value-type="float">
            <text:p>1443146984.52148</text:p>
          </table:table-cell>
          <table:table-cell table:formula="of:=[.G570]-[.$B$2]" office:value-type="float" office:value="64.5212700366974" calcext:value-type="float">
            <text:p>64.5212700367</text:p>
          </table:table-cell>
          <table:table-cell table:formula="of:=[.C570]/([.H570]-[.H569])" office:value-type="float" office:value="100161.929895357" calcext:value-type="float">
            <text:p>100161.929895357</text:p>
          </table:table-cell>
          <table:table-cell table:formula="of:=[.G570]-[.$B570]" office:value-type="float" office:value="0.321590185165405" calcext:value-type="float">
            <text:p>0.3215901852</text:p>
          </table:table-cell>
          <table:table-cell table:number-columns-repeated="6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3146984.24303" calcext:value-type="float">
            <text:p>1443146984.24303</text:p>
          </table:table-cell>
          <table:table-cell office:value-type="float" office:value="4320" calcext:value-type="float">
            <text:p>4320</text:p>
          </table:table-cell>
          <table:table-cell table:formula="of:=[.B571]-[.$B$2]" office:value-type="float" office:value="64.2428200244904" calcext:value-type="float">
            <text:p>64.2428200245</text:p>
          </table:table-cell>
          <table:table-cell table:formula="of:=[.C571]/([.D571]-[.D570])" office:value-type="float" office:value="100138.680578967" calcext:value-type="float">
            <text:p>100138.680578967</text:p>
          </table:table-cell>
          <table:table-cell table:formula="of:=IF(MOD([.D571];[.$M$10])&lt;[.$M$3];[.$N$2];IF(MOD([.D571];[.$M$10])&lt;[.$M$4];[.$N$3];IF(MOD([.D571];[.$M$10])&lt;[.$M$5];[.$N$4];IF(MOD([.D571];[.$M$10])&lt;[.$M$6];[.$N$5];IF(MOD([.D571];[.$M$10])&lt;[.$M$7];[.$N$6];IF(MOD([.D571];[.$M$10])&lt;[.$M$8];[.$N$7];IF(MOD([.D571];[.$M$10])&lt;[.$M$9];[.$N$8];IF(MOD([.D571];[.$M$10])&lt;[.$M$10];[.$N$9]))))))))" office:value-type="float" office:value="100500" calcext:value-type="float">
            <text:p>100500</text:p>
          </table:table-cell>
          <table:table-cell office:value-type="float" office:value="1443146984.56457" calcext:value-type="float">
            <text:p>1443146984.56457</text:p>
          </table:table-cell>
          <table:table-cell table:formula="of:=[.G571]-[.$B$2]" office:value-type="float" office:value="64.5643599033356" calcext:value-type="float">
            <text:p>64.5643599033</text:p>
          </table:table-cell>
          <table:table-cell table:formula="of:=[.C571]/([.H571]-[.H570])" office:value-type="float" office:value="100255.589934267" calcext:value-type="float">
            <text:p>100255.589934267</text:p>
          </table:table-cell>
          <table:table-cell table:formula="of:=[.G571]-[.$B571]" office:value-type="float" office:value="0.321539878845215" calcext:value-type="float">
            <text:p>0.3215398788</text:p>
          </table:table-cell>
          <table:table-cell table:number-columns-repeated="6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3146984.28617" calcext:value-type="float">
            <text:p>1443146984.28617</text:p>
          </table:table-cell>
          <table:table-cell office:value-type="float" office:value="4320" calcext:value-type="float">
            <text:p>4320</text:p>
          </table:table-cell>
          <table:table-cell table:formula="of:=[.B572]-[.$B$2]" office:value-type="float" office:value="64.2859599590302" calcext:value-type="float">
            <text:p>64.285959959</text:p>
          </table:table-cell>
          <table:table-cell table:formula="of:=[.C572]/([.D572]-[.D571])" office:value-type="float" office:value="100139.234008688" calcext:value-type="float">
            <text:p>100139.234008688</text:p>
          </table:table-cell>
          <table:table-cell table:formula="of:=IF(MOD([.D572];[.$M$10])&lt;[.$M$3];[.$N$2];IF(MOD([.D572];[.$M$10])&lt;[.$M$4];[.$N$3];IF(MOD([.D572];[.$M$10])&lt;[.$M$5];[.$N$4];IF(MOD([.D572];[.$M$10])&lt;[.$M$6];[.$N$5];IF(MOD([.D572];[.$M$10])&lt;[.$M$7];[.$N$6];IF(MOD([.D572];[.$M$10])&lt;[.$M$8];[.$N$7];IF(MOD([.D572];[.$M$10])&lt;[.$M$9];[.$N$8];IF(MOD([.D572];[.$M$10])&lt;[.$M$10];[.$N$9]))))))))" office:value-type="float" office:value="100500" calcext:value-type="float">
            <text:p>100500</text:p>
          </table:table-cell>
          <table:table-cell office:value-type="float" office:value="1443146984.60771" calcext:value-type="float">
            <text:p>1443146984.60771</text:p>
          </table:table-cell>
          <table:table-cell table:formula="of:=[.G572]-[.$B$2]" office:value-type="float" office:value="64.6074998378754" calcext:value-type="float">
            <text:p>64.6074998379</text:p>
          </table:table-cell>
          <table:table-cell table:formula="of:=[.C572]/([.H572]-[.H571])" office:value-type="float" office:value="100139.234008688" calcext:value-type="float">
            <text:p>100139.234008688</text:p>
          </table:table-cell>
          <table:table-cell table:formula="of:=[.G572]-[.$B572]" office:value-type="float" office:value="0.321539878845215" calcext:value-type="float">
            <text:p>0.3215398788</text:p>
          </table:table-cell>
          <table:table-cell table:number-columns-repeated="6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3146984.32929" calcext:value-type="float">
            <text:p>1443146984.32929</text:p>
          </table:table-cell>
          <table:table-cell office:value-type="float" office:value="4320" calcext:value-type="float">
            <text:p>4320</text:p>
          </table:table-cell>
          <table:table-cell table:formula="of:=[.B573]-[.$B$2]" office:value-type="float" office:value="64.3290798664093" calcext:value-type="float">
            <text:p>64.3290798664</text:p>
          </table:table-cell>
          <table:table-cell table:formula="of:=[.C573]/([.D573]-[.D572])" office:value-type="float" office:value="100185.74395382" calcext:value-type="float">
            <text:p>100185.74395382</text:p>
          </table:table-cell>
          <table:table-cell table:formula="of:=IF(MOD([.D573];[.$M$10])&lt;[.$M$3];[.$N$2];IF(MOD([.D573];[.$M$10])&lt;[.$M$4];[.$N$3];IF(MOD([.D573];[.$M$10])&lt;[.$M$5];[.$N$4];IF(MOD([.D573];[.$M$10])&lt;[.$M$6];[.$N$5];IF(MOD([.D573];[.$M$10])&lt;[.$M$7];[.$N$6];IF(MOD([.D573];[.$M$10])&lt;[.$M$8];[.$N$7];IF(MOD([.D573];[.$M$10])&lt;[.$M$9];[.$N$8];IF(MOD([.D573];[.$M$10])&lt;[.$M$10];[.$N$9]))))))))" office:value-type="float" office:value="100500" calcext:value-type="float">
            <text:p>100500</text:p>
          </table:table-cell>
          <table:table-cell office:value-type="float" office:value="1443146984.65565" calcext:value-type="float">
            <text:p>1443146984.65565</text:p>
          </table:table-cell>
          <table:table-cell table:formula="of:=[.G573]-[.$B$2]" office:value-type="float" office:value="64.6554398536682" calcext:value-type="float">
            <text:p>64.6554398537</text:p>
          </table:table-cell>
          <table:table-cell table:formula="of:=[.C573]/([.H573]-[.H572])" office:value-type="float" office:value="90112.6111152555" calcext:value-type="float">
            <text:p>90112.6111152555</text:p>
          </table:table-cell>
          <table:table-cell table:formula="of:=[.G573]-[.$B573]" office:value-type="float" office:value="0.326359987258911" calcext:value-type="float">
            <text:p>0.3263599873</text:p>
          </table:table-cell>
          <table:table-cell table:number-columns-repeated="6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3146984.37243" calcext:value-type="float">
            <text:p>1443146984.37243</text:p>
          </table:table-cell>
          <table:table-cell office:value-type="float" office:value="4320" calcext:value-type="float">
            <text:p>4320</text:p>
          </table:table-cell>
          <table:table-cell table:formula="of:=[.B574]-[.$B$2]" office:value-type="float" office:value="64.3722200393677" calcext:value-type="float">
            <text:p>64.3722200394</text:p>
          </table:table-cell>
          <table:table-cell table:formula="of:=[.C574]/([.D574]-[.D573])" office:value-type="float" office:value="100138.680578967" calcext:value-type="float">
            <text:p>100138.680578967</text:p>
          </table:table-cell>
          <table:table-cell table:formula="of:=IF(MOD([.D574];[.$M$10])&lt;[.$M$3];[.$N$2];IF(MOD([.D574];[.$M$10])&lt;[.$M$4];[.$N$3];IF(MOD([.D574];[.$M$10])&lt;[.$M$5];[.$N$4];IF(MOD([.D574];[.$M$10])&lt;[.$M$6];[.$N$5];IF(MOD([.D574];[.$M$10])&lt;[.$M$7];[.$N$6];IF(MOD([.D574];[.$M$10])&lt;[.$M$8];[.$N$7];IF(MOD([.D574];[.$M$10])&lt;[.$M$9];[.$N$8];IF(MOD([.D574];[.$M$10])&lt;[.$M$10];[.$N$9]))))))))" office:value-type="float" office:value="100500" calcext:value-type="float">
            <text:p>100500</text:p>
          </table:table-cell>
          <table:table-cell office:value-type="float" office:value="1443146984.73723" calcext:value-type="float">
            <text:p>1443146984.73723</text:p>
          </table:table-cell>
          <table:table-cell table:formula="of:=[.G574]-[.$B$2]" office:value-type="float" office:value="64.7370200157166" calcext:value-type="float">
            <text:p>64.7370200157</text:p>
          </table:table-cell>
          <table:table-cell table:formula="of:=[.C574]/([.H574]-[.H573])" office:value-type="float" office:value="52954.0502437371" calcext:value-type="float">
            <text:p>52954.0502437371</text:p>
          </table:table-cell>
          <table:table-cell table:formula="of:=[.G574]-[.$B574]" office:value-type="float" office:value="0.364799976348877" calcext:value-type="float">
            <text:p>0.3647999763</text:p>
          </table:table-cell>
          <table:table-cell table:number-columns-repeated="6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3146984.41557" calcext:value-type="float">
            <text:p>1443146984.41557</text:p>
          </table:table-cell>
          <table:table-cell office:value-type="float" office:value="4320" calcext:value-type="float">
            <text:p>4320</text:p>
          </table:table-cell>
          <table:table-cell table:formula="of:=[.B575]-[.$B$2]" office:value-type="float" office:value="64.4153599739075" calcext:value-type="float">
            <text:p>64.4153599739</text:p>
          </table:table-cell>
          <table:table-cell table:formula="of:=[.C575]/([.D575]-[.D574])" office:value-type="float" office:value="100139.234008688" calcext:value-type="float">
            <text:p>100139.234008688</text:p>
          </table:table-cell>
          <table:table-cell table:formula="of:=IF(MOD([.D575];[.$M$10])&lt;[.$M$3];[.$N$2];IF(MOD([.D575];[.$M$10])&lt;[.$M$4];[.$N$3];IF(MOD([.D575];[.$M$10])&lt;[.$M$5];[.$N$4];IF(MOD([.D575];[.$M$10])&lt;[.$M$6];[.$N$5];IF(MOD([.D575];[.$M$10])&lt;[.$M$7];[.$N$6];IF(MOD([.D575];[.$M$10])&lt;[.$M$8];[.$N$7];IF(MOD([.D575];[.$M$10])&lt;[.$M$9];[.$N$8];IF(MOD([.D575];[.$M$10])&lt;[.$M$10];[.$N$9]))))))))" office:value-type="float" office:value="100500" calcext:value-type="float">
            <text:p>100500</text:p>
          </table:table-cell>
          <table:table-cell office:value-type="float" office:value="1443146984.82342" calcext:value-type="float">
            <text:p>1443146984.82342</text:p>
          </table:table-cell>
          <table:table-cell table:formula="of:=[.G575]-[.$B$2]" office:value-type="float" office:value="64.8232100009918" calcext:value-type="float">
            <text:p>64.823210001</text:p>
          </table:table-cell>
          <table:table-cell table:formula="of:=[.C575]/([.H575]-[.H574])" office:value-type="float" office:value="50121.8324403124" calcext:value-type="float">
            <text:p>50121.8324403124</text:p>
          </table:table-cell>
          <table:table-cell table:formula="of:=[.G575]-[.$B575]" office:value-type="float" office:value="0.407850027084351" calcext:value-type="float">
            <text:p>0.4078500271</text:p>
          </table:table-cell>
          <table:table-cell table:number-columns-repeated="6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3146984.45872" calcext:value-type="float">
            <text:p>1443146984.45872</text:p>
          </table:table-cell>
          <table:table-cell office:value-type="float" office:value="4320" calcext:value-type="float">
            <text:p>4320</text:p>
          </table:table-cell>
          <table:table-cell table:formula="of:=[.B576]-[.$B$2]" office:value-type="float" office:value="64.4585099220276" calcext:value-type="float">
            <text:p>64.458509922</text:p>
          </table:table-cell>
          <table:table-cell table:formula="of:=[.C576]/([.D576]-[.D575])" office:value-type="float" office:value="100115.995226097" calcext:value-type="float">
            <text:p>100115.995226097</text:p>
          </table:table-cell>
          <table:table-cell table:formula="of:=IF(MOD([.D576];[.$M$10])&lt;[.$M$3];[.$N$2];IF(MOD([.D576];[.$M$10])&lt;[.$M$4];[.$N$3];IF(MOD([.D576];[.$M$10])&lt;[.$M$5];[.$N$4];IF(MOD([.D576];[.$M$10])&lt;[.$M$6];[.$N$5];IF(MOD([.D576];[.$M$10])&lt;[.$M$7];[.$N$6];IF(MOD([.D576];[.$M$10])&lt;[.$M$8];[.$N$7];IF(MOD([.D576];[.$M$10])&lt;[.$M$9];[.$N$8];IF(MOD([.D576];[.$M$10])&lt;[.$M$10];[.$N$9]))))))))" office:value-type="float" office:value="100500" calcext:value-type="float">
            <text:p>100500</text:p>
          </table:table-cell>
          <table:table-cell office:value-type="float" office:value="1443146984.83779" calcext:value-type="float">
            <text:p>1443146984.83779</text:p>
          </table:table-cell>
          <table:table-cell table:formula="of:=[.G576]-[.$B$2]" office:value-type="float" office:value="64.8375799655914" calcext:value-type="float">
            <text:p>64.8375799656</text:p>
          </table:table-cell>
          <table:table-cell table:formula="of:=[.C576]/([.H576]-[.H575])" office:value-type="float" office:value="300627.045394213" calcext:value-type="float">
            <text:p>300627.045394213</text:p>
          </table:table-cell>
          <table:table-cell table:formula="of:=[.G576]-[.$B576]" office:value-type="float" office:value="0.379070043563843" calcext:value-type="float">
            <text:p>0.3790700436</text:p>
          </table:table-cell>
          <table:table-cell table:number-columns-repeated="6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3146984.50182" calcext:value-type="float">
            <text:p>1443146984.50182</text:p>
          </table:table-cell>
          <table:table-cell office:value-type="float" office:value="4320" calcext:value-type="float">
            <text:p>4320</text:p>
          </table:table-cell>
          <table:table-cell table:formula="of:=[.B577]-[.$B$2]" office:value-type="float" office:value="64.5016100406647" calcext:value-type="float">
            <text:p>64.5016100407</text:p>
          </table:table-cell>
          <table:table-cell table:formula="of:=[.C577]/([.D577]-[.D576])" office:value-type="float" office:value="100231.742663532" calcext:value-type="float">
            <text:p>100231.742663532</text:p>
          </table:table-cell>
          <table:table-cell table:formula="of:=IF(MOD([.D577];[.$M$10])&lt;[.$M$3];[.$N$2];IF(MOD([.D577];[.$M$10])&lt;[.$M$4];[.$N$3];IF(MOD([.D577];[.$M$10])&lt;[.$M$5];[.$N$4];IF(MOD([.D577];[.$M$10])&lt;[.$M$6];[.$N$5];IF(MOD([.D577];[.$M$10])&lt;[.$M$7];[.$N$6];IF(MOD([.D577];[.$M$10])&lt;[.$M$8];[.$N$7];IF(MOD([.D577];[.$M$10])&lt;[.$M$9];[.$N$8];IF(MOD([.D577];[.$M$10])&lt;[.$M$10];[.$N$9]))))))))" office:value-type="float" office:value="100500" calcext:value-type="float">
            <text:p>100500</text:p>
          </table:table-cell>
          <table:table-cell office:value-type="float" office:value="1443146984.86661" calcext:value-type="float">
            <text:p>1443146984.86661</text:p>
          </table:table-cell>
          <table:table-cell table:formula="of:=[.G577]-[.$B$2]" office:value-type="float" office:value="64.8664000034332" calcext:value-type="float">
            <text:p>64.8664000034</text:p>
          </table:table-cell>
          <table:table-cell table:formula="of:=[.C577]/([.H577]-[.H576])" office:value-type="float" office:value="149895.708802118" calcext:value-type="float">
            <text:p>149895.708802118</text:p>
          </table:table-cell>
          <table:table-cell table:formula="of:=[.G577]-[.$B577]" office:value-type="float" office:value="0.364789962768555" calcext:value-type="float">
            <text:p>0.3647899628</text:p>
          </table:table-cell>
          <table:table-cell table:number-columns-repeated="6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3146984.54494" calcext:value-type="float">
            <text:p>1443146984.54494</text:p>
          </table:table-cell>
          <table:table-cell office:value-type="float" office:value="4320" calcext:value-type="float">
            <text:p>4320</text:p>
          </table:table-cell>
          <table:table-cell table:formula="of:=[.B578]-[.$B$2]" office:value-type="float" office:value="64.5447299480438" calcext:value-type="float">
            <text:p>64.544729948</text:p>
          </table:table-cell>
          <table:table-cell table:formula="of:=[.C578]/([.D578]-[.D577])" office:value-type="float" office:value="100185.74395382" calcext:value-type="float">
            <text:p>100185.74395382</text:p>
          </table:table-cell>
          <table:table-cell table:formula="of:=IF(MOD([.D578];[.$M$10])&lt;[.$M$3];[.$N$2];IF(MOD([.D578];[.$M$10])&lt;[.$M$4];[.$N$3];IF(MOD([.D578];[.$M$10])&lt;[.$M$5];[.$N$4];IF(MOD([.D578];[.$M$10])&lt;[.$M$6];[.$N$5];IF(MOD([.D578];[.$M$10])&lt;[.$M$7];[.$N$6];IF(MOD([.D578];[.$M$10])&lt;[.$M$8];[.$N$7];IF(MOD([.D578];[.$M$10])&lt;[.$M$9];[.$N$8];IF(MOD([.D578];[.$M$10])&lt;[.$M$10];[.$N$9]))))))))" office:value-type="float" office:value="100500" calcext:value-type="float">
            <text:p>100500</text:p>
          </table:table-cell>
          <table:table-cell office:value-type="float" office:value="1443146984.90978" calcext:value-type="float">
            <text:p>1443146984.90978</text:p>
          </table:table-cell>
          <table:table-cell table:formula="of:=[.G578]-[.$B$2]" office:value-type="float" office:value="64.909569978714" calcext:value-type="float">
            <text:p>64.9095699787</text:p>
          </table:table-cell>
          <table:table-cell table:formula="of:=[.C578]/([.H578]-[.H577])" office:value-type="float" office:value="100069.550003314" calcext:value-type="float">
            <text:p>100069.550003314</text:p>
          </table:table-cell>
          <table:table-cell table:formula="of:=[.G578]-[.$B578]" office:value-type="float" office:value="0.364840030670166" calcext:value-type="float">
            <text:p>0.3648400307</text:p>
          </table:table-cell>
          <table:table-cell table:number-columns-repeated="6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3146984.58807" calcext:value-type="float">
            <text:p>1443146984.58807</text:p>
          </table:table-cell>
          <table:table-cell office:value-type="float" office:value="4320" calcext:value-type="float">
            <text:p>4320</text:p>
          </table:table-cell>
          <table:table-cell table:formula="of:=[.B579]-[.$B$2]" office:value-type="float" office:value="64.5878598690033" calcext:value-type="float">
            <text:p>64.587859869</text:p>
          </table:table-cell>
          <table:table-cell table:formula="of:=[.C579]/([.D579]-[.D578])" office:value-type="float" office:value="100162.48358209" calcext:value-type="float">
            <text:p>100162.48358209</text:p>
          </table:table-cell>
          <table:table-cell table:formula="of:=IF(MOD([.D579];[.$M$10])&lt;[.$M$3];[.$N$2];IF(MOD([.D579];[.$M$10])&lt;[.$M$4];[.$N$3];IF(MOD([.D579];[.$M$10])&lt;[.$M$5];[.$N$4];IF(MOD([.D579];[.$M$10])&lt;[.$M$6];[.$N$5];IF(MOD([.D579];[.$M$10])&lt;[.$M$7];[.$N$6];IF(MOD([.D579];[.$M$10])&lt;[.$M$8];[.$N$7];IF(MOD([.D579];[.$M$10])&lt;[.$M$9];[.$N$8];IF(MOD([.D579];[.$M$10])&lt;[.$M$10];[.$N$9]))))))))" office:value-type="float" office:value="100500" calcext:value-type="float">
            <text:p>100500</text:p>
          </table:table-cell>
          <table:table-cell office:value-type="float" office:value="1443146984.95286" calcext:value-type="float">
            <text:p>1443146984.95286</text:p>
          </table:table-cell>
          <table:table-cell table:formula="of:=[.G579]-[.$B$2]" office:value-type="float" office:value="64.9526500701904" calcext:value-type="float">
            <text:p>64.9526500702</text:p>
          </table:table-cell>
          <table:table-cell table:formula="of:=[.C579]/([.H579]-[.H578])" office:value-type="float" office:value="100278.338600152" calcext:value-type="float">
            <text:p>100278.338600152</text:p>
          </table:table-cell>
          <table:table-cell table:formula="of:=[.G579]-[.$B579]" office:value-type="float" office:value="0.364790201187134" calcext:value-type="float">
            <text:p>0.3647902012</text:p>
          </table:table-cell>
          <table:table-cell table:number-columns-repeated="6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3146984.63125" calcext:value-type="float">
            <text:p>1443146984.63125</text:p>
          </table:table-cell>
          <table:table-cell office:value-type="float" office:value="4320" calcext:value-type="float">
            <text:p>4320</text:p>
          </table:table-cell>
          <table:table-cell table:formula="of:=[.B580]-[.$B$2]" office:value-type="float" office:value="64.6310398578644" calcext:value-type="float">
            <text:p>64.6310398579</text:p>
          </table:table-cell>
          <table:table-cell table:formula="of:=[.C580]/([.D580]-[.D579])" office:value-type="float" office:value="100046.34354812" calcext:value-type="float">
            <text:p>100046.34354812</text:p>
          </table:table-cell>
          <table:table-cell table:formula="of:=IF(MOD([.D580];[.$M$10])&lt;[.$M$3];[.$N$2];IF(MOD([.D580];[.$M$10])&lt;[.$M$4];[.$N$3];IF(MOD([.D580];[.$M$10])&lt;[.$M$5];[.$N$4];IF(MOD([.D580];[.$M$10])&lt;[.$M$6];[.$N$5];IF(MOD([.D580];[.$M$10])&lt;[.$M$7];[.$N$6];IF(MOD([.D580];[.$M$10])&lt;[.$M$8];[.$N$7];IF(MOD([.D580];[.$M$10])&lt;[.$M$9];[.$N$8];IF(MOD([.D580];[.$M$10])&lt;[.$M$10];[.$N$9]))))))))" office:value-type="float" office:value="100500" calcext:value-type="float">
            <text:p>100500</text:p>
          </table:table-cell>
          <table:table-cell office:value-type="float" office:value="1443146984.99602" calcext:value-type="float">
            <text:p>1443146984.99602</text:p>
          </table:table-cell>
          <table:table-cell table:formula="of:=[.G580]-[.$B$2]" office:value-type="float" office:value="64.9958100318909" calcext:value-type="float">
            <text:p>64.9958100319</text:p>
          </table:table-cell>
          <table:table-cell table:formula="of:=[.C580]/([.H580]-[.H579])" office:value-type="float" office:value="100092.767226807" calcext:value-type="float">
            <text:p>100092.767226807</text:p>
          </table:table-cell>
          <table:table-cell table:formula="of:=[.G580]-[.$B580]" office:value-type="float" office:value="0.364770174026489" calcext:value-type="float">
            <text:p>0.364770174</text:p>
          </table:table-cell>
          <table:table-cell table:number-columns-repeated="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3146984.67439" calcext:value-type="float">
            <text:p>1443146984.67439</text:p>
          </table:table-cell>
          <table:table-cell office:value-type="float" office:value="4320" calcext:value-type="float">
            <text:p>4320</text:p>
          </table:table-cell>
          <table:table-cell table:formula="of:=[.B581]-[.$B$2]" office:value-type="float" office:value="64.6741800308228" calcext:value-type="float">
            <text:p>64.6741800308</text:p>
          </table:table-cell>
          <table:table-cell table:formula="of:=[.C581]/([.D581]-[.D580])" office:value-type="float" office:value="100138.680578967" calcext:value-type="float">
            <text:p>100138.680578967</text:p>
          </table:table-cell>
          <table:table-cell table:formula="of:=IF(MOD([.D581];[.$M$10])&lt;[.$M$3];[.$N$2];IF(MOD([.D581];[.$M$10])&lt;[.$M$4];[.$N$3];IF(MOD([.D581];[.$M$10])&lt;[.$M$5];[.$N$4];IF(MOD([.D581];[.$M$10])&lt;[.$M$6];[.$N$5];IF(MOD([.D581];[.$M$10])&lt;[.$M$7];[.$N$6];IF(MOD([.D581];[.$M$10])&lt;[.$M$8];[.$N$7];IF(MOD([.D581];[.$M$10])&lt;[.$M$9];[.$N$8];IF(MOD([.D581];[.$M$10])&lt;[.$M$10];[.$N$9]))))))))" office:value-type="float" office:value="100500" calcext:value-type="float">
            <text:p>100500</text:p>
          </table:table-cell>
          <table:table-cell office:value-type="float" office:value="1443146985.00955" calcext:value-type="float">
            <text:p>1443146985.00955</text:p>
          </table:table-cell>
          <table:table-cell table:formula="of:=[.G581]-[.$B$2]" office:value-type="float" office:value="65.0093400478363" calcext:value-type="float">
            <text:p>65.0093400478</text:p>
          </table:table-cell>
          <table:table-cell table:formula="of:=[.C581]/([.H581]-[.H580])" office:value-type="float" office:value="319290.089340781" calcext:value-type="float">
            <text:p>319290.089340781</text:p>
          </table:table-cell>
          <table:table-cell table:formula="of:=[.G581]-[.$B581]" office:value-type="float" office:value="0.33516001701355" calcext:value-type="float">
            <text:p>0.335160017</text:p>
          </table:table-cell>
          <table:table-cell table:number-columns-repeated="6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3146984.71752" calcext:value-type="float">
            <text:p>1443146984.71752</text:p>
          </table:table-cell>
          <table:table-cell office:value-type="float" office:value="4320" calcext:value-type="float">
            <text:p>4320</text:p>
          </table:table-cell>
          <table:table-cell table:formula="of:=[.B582]-[.$B$2]" office:value-type="float" office:value="64.7173099517822" calcext:value-type="float">
            <text:p>64.7173099518</text:p>
          </table:table-cell>
          <table:table-cell table:formula="of:=[.C582]/([.D582]-[.D581])" office:value-type="float" office:value="100162.48358209" calcext:value-type="float">
            <text:p>100162.48358209</text:p>
          </table:table-cell>
          <table:table-cell table:formula="of:=IF(MOD([.D582];[.$M$10])&lt;[.$M$3];[.$N$2];IF(MOD([.D582];[.$M$10])&lt;[.$M$4];[.$N$3];IF(MOD([.D582];[.$M$10])&lt;[.$M$5];[.$N$4];IF(MOD([.D582];[.$M$10])&lt;[.$M$6];[.$N$5];IF(MOD([.D582];[.$M$10])&lt;[.$M$7];[.$N$6];IF(MOD([.D582];[.$M$10])&lt;[.$M$8];[.$N$7];IF(MOD([.D582];[.$M$10])&lt;[.$M$9];[.$N$8];IF(MOD([.D582];[.$M$10])&lt;[.$M$10];[.$N$9]))))))))" office:value-type="float" office:value="100500" calcext:value-type="float">
            <text:p>100500</text:p>
          </table:table-cell>
          <table:table-cell office:value-type="float" office:value="1443146985.02269" calcext:value-type="float">
            <text:p>1443146985.02269</text:p>
          </table:table-cell>
          <table:table-cell table:formula="of:=[.G582]-[.$B$2]" office:value-type="float" office:value="65.0224800109863" calcext:value-type="float">
            <text:p>65.022480011</text:p>
          </table:table-cell>
          <table:table-cell table:formula="of:=[.C582]/([.H582]-[.H581])" office:value-type="float" office:value="328768.04528877" calcext:value-type="float">
            <text:p>328768.04528877</text:p>
          </table:table-cell>
          <table:table-cell table:formula="of:=[.G582]-[.$B582]" office:value-type="float" office:value="0.305170059204102" calcext:value-type="float">
            <text:p>0.3051700592</text:p>
          </table:table-cell>
          <table:table-cell table:number-columns-repeated="6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3146984.76065" calcext:value-type="float">
            <text:p>1443146984.76065</text:p>
          </table:table-cell>
          <table:table-cell office:value-type="float" office:value="4320" calcext:value-type="float">
            <text:p>4320</text:p>
          </table:table-cell>
          <table:table-cell table:formula="of:=[.B583]-[.$B$2]" office:value-type="float" office:value="64.7604398727417" calcext:value-type="float">
            <text:p>64.7604398727</text:p>
          </table:table-cell>
          <table:table-cell table:formula="of:=[.C583]/([.D583]-[.D582])" office:value-type="float" office:value="100162.48358209" calcext:value-type="float">
            <text:p>100162.48358209</text:p>
          </table:table-cell>
          <table:table-cell table:formula="of:=IF(MOD([.D583];[.$M$10])&lt;[.$M$3];[.$N$2];IF(MOD([.D583];[.$M$10])&lt;[.$M$4];[.$N$3];IF(MOD([.D583];[.$M$10])&lt;[.$M$5];[.$N$4];IF(MOD([.D583];[.$M$10])&lt;[.$M$6];[.$N$5];IF(MOD([.D583];[.$M$10])&lt;[.$M$7];[.$N$6];IF(MOD([.D583];[.$M$10])&lt;[.$M$8];[.$N$7];IF(MOD([.D583];[.$M$10])&lt;[.$M$9];[.$N$8];IF(MOD([.D583];[.$M$10])&lt;[.$M$10];[.$N$9]))))))))" office:value-type="float" office:value="100500" calcext:value-type="float">
            <text:p>100500</text:p>
          </table:table-cell>
          <table:table-cell office:value-type="float" office:value="1443146985.03904" calcext:value-type="float">
            <text:p>1443146985.03904</text:p>
          </table:table-cell>
          <table:table-cell table:formula="of:=[.G583]-[.$B$2]" office:value-type="float" office:value="65.0388300418854" calcext:value-type="float">
            <text:p>65.0388300419</text:p>
          </table:table-cell>
          <table:table-cell table:formula="of:=[.C583]/([.H583]-[.H582])" office:value-type="float" office:value="264219.684150663" calcext:value-type="float">
            <text:p>264219.684150663</text:p>
          </table:table-cell>
          <table:table-cell table:formula="of:=[.G583]-[.$B583]" office:value-type="float" office:value="0.278390169143677" calcext:value-type="float">
            <text:p>0.2783901691</text:p>
          </table:table-cell>
          <table:table-cell table:number-columns-repeated="6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3146984.8038" calcext:value-type="float">
            <text:p>1443146984.8038</text:p>
          </table:table-cell>
          <table:table-cell office:value-type="float" office:value="4320" calcext:value-type="float">
            <text:p>4320</text:p>
          </table:table-cell>
          <table:table-cell table:formula="of:=[.B584]-[.$B$2]" office:value-type="float" office:value="64.8035900592804" calcext:value-type="float">
            <text:p>64.8035900593</text:p>
          </table:table-cell>
          <table:table-cell table:formula="of:=[.C584]/([.D584]-[.D583])" office:value-type="float" office:value="100115.442053209" calcext:value-type="float">
            <text:p>100115.442053209</text:p>
          </table:table-cell>
          <table:table-cell table:formula="of:=IF(MOD([.D584];[.$M$10])&lt;[.$M$3];[.$N$2];IF(MOD([.D584];[.$M$10])&lt;[.$M$4];[.$N$3];IF(MOD([.D584];[.$M$10])&lt;[.$M$5];[.$N$4];IF(MOD([.D584];[.$M$10])&lt;[.$M$6];[.$N$5];IF(MOD([.D584];[.$M$10])&lt;[.$M$7];[.$N$6];IF(MOD([.D584];[.$M$10])&lt;[.$M$8];[.$N$7];IF(MOD([.D584];[.$M$10])&lt;[.$M$9];[.$N$8];IF(MOD([.D584];[.$M$10])&lt;[.$M$10];[.$N$9]))))))))" office:value-type="float" office:value="100500" calcext:value-type="float">
            <text:p>100500</text:p>
          </table:table-cell>
          <table:table-cell office:value-type="float" office:value="1443146985.08224" calcext:value-type="float">
            <text:p>1443146985.08224</text:p>
          </table:table-cell>
          <table:table-cell table:formula="of:=[.G584]-[.$B$2]" office:value-type="float" office:value="65.0820300579071" calcext:value-type="float">
            <text:p>65.0820300579</text:p>
          </table:table-cell>
          <table:table-cell table:formula="of:=[.C584]/([.H584]-[.H583])" office:value-type="float" office:value="99999.9629126792" calcext:value-type="float">
            <text:p>99999.9629126792</text:p>
          </table:table-cell>
          <table:table-cell table:formula="of:=[.G584]-[.$B584]" office:value-type="float" office:value="0.278439998626709" calcext:value-type="float">
            <text:p>0.2784399986</text:p>
          </table:table-cell>
          <table:table-cell table:number-columns-repeated="6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3146984.84694" calcext:value-type="float">
            <text:p>1443146984.84694</text:p>
          </table:table-cell>
          <table:table-cell office:value-type="float" office:value="4320" calcext:value-type="float">
            <text:p>4320</text:p>
          </table:table-cell>
          <table:table-cell table:formula="of:=[.B585]-[.$B$2]" office:value-type="float" office:value="64.8467299938202" calcext:value-type="float">
            <text:p>64.8467299938</text:p>
          </table:table-cell>
          <table:table-cell table:formula="of:=[.C585]/([.D585]-[.D584])" office:value-type="float" office:value="100139.234008688" calcext:value-type="float">
            <text:p>100139.234008688</text:p>
          </table:table-cell>
          <table:table-cell table:formula="of:=IF(MOD([.D585];[.$M$10])&lt;[.$M$3];[.$N$2];IF(MOD([.D585];[.$M$10])&lt;[.$M$4];[.$N$3];IF(MOD([.D585];[.$M$10])&lt;[.$M$5];[.$N$4];IF(MOD([.D585];[.$M$10])&lt;[.$M$6];[.$N$5];IF(MOD([.D585];[.$M$10])&lt;[.$M$7];[.$N$6];IF(MOD([.D585];[.$M$10])&lt;[.$M$8];[.$N$7];IF(MOD([.D585];[.$M$10])&lt;[.$M$9];[.$N$8];IF(MOD([.D585];[.$M$10])&lt;[.$M$10];[.$N$9]))))))))" office:value-type="float" office:value="100500" calcext:value-type="float">
            <text:p>100500</text:p>
          </table:table-cell>
          <table:table-cell office:value-type="float" office:value="1443146985.12528" calcext:value-type="float">
            <text:p>1443146985.12528</text:p>
          </table:table-cell>
          <table:table-cell table:formula="of:=[.G585]-[.$B$2]" office:value-type="float" office:value="65.1250698566437" calcext:value-type="float">
            <text:p>65.1250698566</text:p>
          </table:table-cell>
          <table:table-cell table:formula="of:=[.C585]/([.H585]-[.H584])" office:value-type="float" office:value="100372.216571941" calcext:value-type="float">
            <text:p>100372.216571941</text:p>
          </table:table-cell>
          <table:table-cell table:formula="of:=[.G585]-[.$B585]" office:value-type="float" office:value="0.278339862823486" calcext:value-type="float">
            <text:p>0.2783398628</text:p>
          </table:table-cell>
          <table:table-cell table:number-columns-repeated="6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3146984.89008" calcext:value-type="float">
            <text:p>1443146984.89008</text:p>
          </table:table-cell>
          <table:table-cell office:value-type="float" office:value="4320" calcext:value-type="float">
            <text:p>4320</text:p>
          </table:table-cell>
          <table:table-cell table:formula="of:=[.B586]-[.$B$2]" office:value-type="float" office:value="64.88986992836" calcext:value-type="float">
            <text:p>64.8898699284</text:p>
          </table:table-cell>
          <table:table-cell table:formula="of:=[.C586]/([.D586]-[.D585])" office:value-type="float" office:value="100139.234008688" calcext:value-type="float">
            <text:p>100139.234008688</text:p>
          </table:table-cell>
          <table:table-cell table:formula="of:=IF(MOD([.D586];[.$M$10])&lt;[.$M$3];[.$N$2];IF(MOD([.D586];[.$M$10])&lt;[.$M$4];[.$N$3];IF(MOD([.D586];[.$M$10])&lt;[.$M$5];[.$N$4];IF(MOD([.D586];[.$M$10])&lt;[.$M$6];[.$N$5];IF(MOD([.D586];[.$M$10])&lt;[.$M$7];[.$N$6];IF(MOD([.D586];[.$M$10])&lt;[.$M$8];[.$N$7];IF(MOD([.D586];[.$M$10])&lt;[.$M$9];[.$N$8];IF(MOD([.D586];[.$M$10])&lt;[.$M$10];[.$N$9]))))))))" office:value-type="float" office:value="100500" calcext:value-type="float">
            <text:p>100500</text:p>
          </table:table-cell>
          <table:table-cell office:value-type="float" office:value="1443146985.1684" calcext:value-type="float">
            <text:p>1443146985.1684</text:p>
          </table:table-cell>
          <table:table-cell table:formula="of:=[.G586]-[.$B$2]" office:value-type="float" office:value="65.1681900024414" calcext:value-type="float">
            <text:p>65.1681900024</text:p>
          </table:table-cell>
          <table:table-cell table:formula="of:=[.C586]/([.H586]-[.H585])" office:value-type="float" office:value="100185.190009897" calcext:value-type="float">
            <text:p>100185.190009897</text:p>
          </table:table-cell>
          <table:table-cell table:formula="of:=[.G586]-[.$B586]" office:value-type="float" office:value="0.278320074081421" calcext:value-type="float">
            <text:p>0.2783200741</text:p>
          </table:table-cell>
          <table:table-cell table:number-columns-repeated="6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3146984.93318" calcext:value-type="float">
            <text:p>1443146984.93318</text:p>
          </table:table-cell>
          <table:table-cell office:value-type="float" office:value="4320" calcext:value-type="float">
            <text:p>4320</text:p>
          </table:table-cell>
          <table:table-cell table:formula="of:=[.B587]-[.$B$2]" office:value-type="float" office:value="64.9329700469971" calcext:value-type="float">
            <text:p>64.932970047</text:p>
          </table:table-cell>
          <table:table-cell table:formula="of:=[.C587]/([.D587]-[.D586])" office:value-type="float" office:value="100231.742663532" calcext:value-type="float">
            <text:p>100231.742663532</text:p>
          </table:table-cell>
          <table:table-cell table:formula="of:=IF(MOD([.D587];[.$M$10])&lt;[.$M$3];[.$N$2];IF(MOD([.D587];[.$M$10])&lt;[.$M$4];[.$N$3];IF(MOD([.D587];[.$M$10])&lt;[.$M$5];[.$N$4];IF(MOD([.D587];[.$M$10])&lt;[.$M$6];[.$N$5];IF(MOD([.D587];[.$M$10])&lt;[.$M$7];[.$N$6];IF(MOD([.D587];[.$M$10])&lt;[.$M$8];[.$N$7];IF(MOD([.D587];[.$M$10])&lt;[.$M$9];[.$N$8];IF(MOD([.D587];[.$M$10])&lt;[.$M$10];[.$N$9]))))))))" office:value-type="float" office:value="100500" calcext:value-type="float">
            <text:p>100500</text:p>
          </table:table-cell>
          <table:table-cell office:value-type="float" office:value="1443146985.18155" calcext:value-type="float">
            <text:p>1443146985.18155</text:p>
          </table:table-cell>
          <table:table-cell table:formula="of:=[.G587]-[.$B$2]" office:value-type="float" office:value="65.1813399791718" calcext:value-type="float">
            <text:p>65.1813399792</text:p>
          </table:table-cell>
          <table:table-cell table:formula="of:=[.C587]/([.H587]-[.H586])" office:value-type="float" office:value="328517.69159641" calcext:value-type="float">
            <text:p>328517.69159641</text:p>
          </table:table-cell>
          <table:table-cell table:formula="of:=[.G587]-[.$B587]" office:value-type="float" office:value="0.248369932174683" calcext:value-type="float">
            <text:p>0.2483699322</text:p>
          </table:table-cell>
          <table:table-cell table:number-columns-repeated="6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3146984.97632" calcext:value-type="float">
            <text:p>1443146984.97632</text:p>
          </table:table-cell>
          <table:table-cell office:value-type="float" office:value="4320" calcext:value-type="float">
            <text:p>4320</text:p>
          </table:table-cell>
          <table:table-cell table:formula="of:=[.B588]-[.$B$2]" office:value-type="float" office:value="64.9761099815369" calcext:value-type="float">
            <text:p>64.9761099815</text:p>
          </table:table-cell>
          <table:table-cell table:formula="of:=[.C588]/([.D588]-[.D587])" office:value-type="float" office:value="100139.234008688" calcext:value-type="float">
            <text:p>100139.234008688</text:p>
          </table:table-cell>
          <table:table-cell table:formula="of:=IF(MOD([.D588];[.$M$10])&lt;[.$M$3];[.$N$2];IF(MOD([.D588];[.$M$10])&lt;[.$M$4];[.$N$3];IF(MOD([.D588];[.$M$10])&lt;[.$M$5];[.$N$4];IF(MOD([.D588];[.$M$10])&lt;[.$M$6];[.$N$5];IF(MOD([.D588];[.$M$10])&lt;[.$M$7];[.$N$6];IF(MOD([.D588];[.$M$10])&lt;[.$M$8];[.$N$7];IF(MOD([.D588];[.$M$10])&lt;[.$M$9];[.$N$8];IF(MOD([.D588];[.$M$10])&lt;[.$M$10];[.$N$9]))))))))" office:value-type="float" office:value="100500" calcext:value-type="float">
            <text:p>100500</text:p>
          </table:table-cell>
          <table:table-cell office:value-type="float" office:value="1443146985.21543" calcext:value-type="float">
            <text:p>1443146985.21543</text:p>
          </table:table-cell>
          <table:table-cell table:formula="of:=[.G588]-[.$B$2]" office:value-type="float" office:value="65.2152199745178" calcext:value-type="float">
            <text:p>65.2152199745</text:p>
          </table:table-cell>
          <table:table-cell table:formula="of:=[.C588]/([.H588]-[.H587])" office:value-type="float" office:value="127508.872296855" calcext:value-type="float">
            <text:p>127508.872296855</text:p>
          </table:table-cell>
          <table:table-cell table:formula="of:=[.G588]-[.$B588]" office:value-type="float" office:value="0.239109992980957" calcext:value-type="float">
            <text:p>0.239109993</text:p>
          </table:table-cell>
          <table:table-cell table:number-columns-repeated="6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3146985.01862" calcext:value-type="float">
            <text:p>1443146985.01862</text:p>
          </table:table-cell>
          <table:table-cell office:value-type="float" office:value="4320" calcext:value-type="float">
            <text:p>4320</text:p>
          </table:table-cell>
          <table:table-cell table:formula="of:=[.B589]-[.$B$2]" office:value-type="float" office:value="65.0184099674225" calcext:value-type="float">
            <text:p>65.0184099674</text:p>
          </table:table-cell>
          <table:table-cell table:formula="of:=[.C589]/([.D589]-[.D588])" office:value-type="float" office:value="102127.693651751" calcext:value-type="float">
            <text:p>102127.693651751</text:p>
          </table:table-cell>
          <table:table-cell table:formula="of:=IF(MOD([.D589];[.$M$10])&lt;[.$M$3];[.$N$2];IF(MOD([.D589];[.$M$10])&lt;[.$M$4];[.$N$3];IF(MOD([.D589];[.$M$10])&lt;[.$M$5];[.$N$4];IF(MOD([.D589];[.$M$10])&lt;[.$M$6];[.$N$5];IF(MOD([.D589];[.$M$10])&lt;[.$M$7];[.$N$6];IF(MOD([.D589];[.$M$10])&lt;[.$M$8];[.$N$7];IF(MOD([.D589];[.$M$10])&lt;[.$M$9];[.$N$8];IF(MOD([.D589];[.$M$10])&lt;[.$M$10];[.$N$9]))))))))" office:value-type="float" office:value="105000" calcext:value-type="float">
            <text:p>105000</text:p>
          </table:table-cell>
          <table:table-cell office:value-type="float" office:value="1443146985.25206" calcext:value-type="float">
            <text:p>1443146985.25206</text:p>
          </table:table-cell>
          <table:table-cell table:formula="of:=[.G589]-[.$B$2]" office:value-type="float" office:value="65.2518498897553" calcext:value-type="float">
            <text:p>65.2518498898</text:p>
          </table:table-cell>
          <table:table-cell table:formula="of:=[.C589]/([.H589]-[.H588])" office:value-type="float" office:value="117936.390843352" calcext:value-type="float">
            <text:p>117936.390843352</text:p>
          </table:table-cell>
          <table:table-cell table:formula="of:=[.G589]-[.$B589]" office:value-type="float" office:value="0.233439922332764" calcext:value-type="float">
            <text:p>0.2334399223</text:p>
          </table:table-cell>
          <table:table-cell table:number-columns-repeated="6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3146985.05992" calcext:value-type="float">
            <text:p>1443146985.05992</text:p>
          </table:table-cell>
          <table:table-cell office:value-type="float" office:value="4320" calcext:value-type="float">
            <text:p>4320</text:p>
          </table:table-cell>
          <table:table-cell table:formula="of:=[.B590]-[.$B$2]" office:value-type="float" office:value="65.0597100257874" calcext:value-type="float">
            <text:p>65.0597100258</text:p>
          </table:table-cell>
          <table:table-cell table:formula="of:=[.C590]/([.D590]-[.D589])" office:value-type="float" office:value="104600.336441045" calcext:value-type="float">
            <text:p>104600.336441045</text:p>
          </table:table-cell>
          <table:table-cell table:formula="of:=IF(MOD([.D590];[.$M$10])&lt;[.$M$3];[.$N$2];IF(MOD([.D590];[.$M$10])&lt;[.$M$4];[.$N$3];IF(MOD([.D590];[.$M$10])&lt;[.$M$5];[.$N$4];IF(MOD([.D590];[.$M$10])&lt;[.$M$6];[.$N$5];IF(MOD([.D590];[.$M$10])&lt;[.$M$7];[.$N$6];IF(MOD([.D590];[.$M$10])&lt;[.$M$8];[.$N$7];IF(MOD([.D590];[.$M$10])&lt;[.$M$9];[.$N$8];IF(MOD([.D590];[.$M$10])&lt;[.$M$10];[.$N$9]))))))))" office:value-type="float" office:value="105000" calcext:value-type="float">
            <text:p>105000</text:p>
          </table:table-cell>
          <table:table-cell office:value-type="float" office:value="1443146985.2935" calcext:value-type="float">
            <text:p>1443146985.2935</text:p>
          </table:table-cell>
          <table:table-cell table:formula="of:=[.G590]-[.$B$2]" office:value-type="float" office:value="65.2932898998261" calcext:value-type="float">
            <text:p>65.2932898998</text:p>
          </table:table-cell>
          <table:table-cell table:formula="of:=[.C590]/([.H590]-[.H589])" office:value-type="float" office:value="104247.078912848" calcext:value-type="float">
            <text:p>104247.078912848</text:p>
          </table:table-cell>
          <table:table-cell table:formula="of:=[.G590]-[.$B590]" office:value-type="float" office:value="0.233579874038696" calcext:value-type="float">
            <text:p>0.233579874</text:p>
          </table:table-cell>
          <table:table-cell table:number-columns-repeated="6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3146985.1012" calcext:value-type="float">
            <text:p>1443146985.1012</text:p>
          </table:table-cell>
          <table:table-cell office:value-type="float" office:value="4320" calcext:value-type="float">
            <text:p>4320</text:p>
          </table:table-cell>
          <table:table-cell table:formula="of:=[.B591]-[.$B$2]" office:value-type="float" office:value="65.1009900569916" calcext:value-type="float">
            <text:p>65.100990057</text:p>
          </table:table-cell>
          <table:table-cell table:formula="of:=[.C591]/([.D591]-[.D590])" office:value-type="float" office:value="104651.083683241" calcext:value-type="float">
            <text:p>104651.083683241</text:p>
          </table:table-cell>
          <table:table-cell table:formula="of:=IF(MOD([.D591];[.$M$10])&lt;[.$M$3];[.$N$2];IF(MOD([.D591];[.$M$10])&lt;[.$M$4];[.$N$3];IF(MOD([.D591];[.$M$10])&lt;[.$M$5];[.$N$4];IF(MOD([.D591];[.$M$10])&lt;[.$M$6];[.$N$5];IF(MOD([.D591];[.$M$10])&lt;[.$M$7];[.$N$6];IF(MOD([.D591];[.$M$10])&lt;[.$M$8];[.$N$7];IF(MOD([.D591];[.$M$10])&lt;[.$M$9];[.$N$8];IF(MOD([.D591];[.$M$10])&lt;[.$M$10];[.$N$9]))))))))" office:value-type="float" office:value="105000" calcext:value-type="float">
            <text:p>105000</text:p>
          </table:table-cell>
          <table:table-cell office:value-type="float" office:value="1443146985.33474" calcext:value-type="float">
            <text:p>1443146985.33474</text:p>
          </table:table-cell>
          <table:table-cell table:formula="of:=[.G591]-[.$B$2]" office:value-type="float" office:value="65.334529876709" calcext:value-type="float">
            <text:p>65.3345298767</text:p>
          </table:table-cell>
          <table:table-cell table:formula="of:=[.C591]/([.H591]-[.H590])" office:value-type="float" office:value="104752.726032387" calcext:value-type="float">
            <text:p>104752.726032387</text:p>
          </table:table-cell>
          <table:table-cell table:formula="of:=[.G591]-[.$B591]" office:value-type="float" office:value="0.233539819717407" calcext:value-type="float">
            <text:p>0.2335398197</text:p>
          </table:table-cell>
          <table:table-cell table:number-columns-repeated="6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3146985.14247" calcext:value-type="float">
            <text:p>1443146985.14247</text:p>
          </table:table-cell>
          <table:table-cell office:value-type="float" office:value="4320" calcext:value-type="float">
            <text:p>4320</text:p>
          </table:table-cell>
          <table:table-cell table:formula="of:=[.B592]-[.$B$2]" office:value-type="float" office:value="65.1422598361969" calcext:value-type="float">
            <text:p>65.1422598362</text:p>
          </table:table-cell>
          <table:table-cell table:formula="of:=[.C592]/([.D592]-[.D591])" office:value-type="float" office:value="104677.080497753" calcext:value-type="float">
            <text:p>104677.080497753</text:p>
          </table:table-cell>
          <table:table-cell table:formula="of:=IF(MOD([.D592];[.$M$10])&lt;[.$M$3];[.$N$2];IF(MOD([.D592];[.$M$10])&lt;[.$M$4];[.$N$3];IF(MOD([.D592];[.$M$10])&lt;[.$M$5];[.$N$4];IF(MOD([.D592];[.$M$10])&lt;[.$M$6];[.$N$5];IF(MOD([.D592];[.$M$10])&lt;[.$M$7];[.$N$6];IF(MOD([.D592];[.$M$10])&lt;[.$M$8];[.$N$7];IF(MOD([.D592];[.$M$10])&lt;[.$M$9];[.$N$8];IF(MOD([.D592];[.$M$10])&lt;[.$M$10];[.$N$9]))))))))" office:value-type="float" office:value="105000" calcext:value-type="float">
            <text:p>105000</text:p>
          </table:table-cell>
          <table:table-cell office:value-type="float" office:value="1443146985.37606" calcext:value-type="float">
            <text:p>1443146985.37606</text:p>
          </table:table-cell>
          <table:table-cell table:formula="of:=[.G592]-[.$B$2]" office:value-type="float" office:value="65.3758499622345" calcext:value-type="float">
            <text:p>65.3758499622</text:p>
          </table:table-cell>
          <table:table-cell table:formula="of:=[.C592]/([.H592]-[.H591])" office:value-type="float" office:value="104549.638391543" calcext:value-type="float">
            <text:p>104549.638391543</text:p>
          </table:table-cell>
          <table:table-cell table:formula="of:=[.G592]-[.$B592]" office:value-type="float" office:value="0.233590126037598" calcext:value-type="float">
            <text:p>0.233590126</text:p>
          </table:table-cell>
          <table:table-cell table:number-columns-repeated="6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3146985.18376" calcext:value-type="float">
            <text:p>1443146985.18376</text:p>
          </table:table-cell>
          <table:table-cell office:value-type="float" office:value="4320" calcext:value-type="float">
            <text:p>4320</text:p>
          </table:table-cell>
          <table:table-cell table:formula="of:=[.B593]-[.$B$2]" office:value-type="float" office:value="65.1835498809814" calcext:value-type="float">
            <text:p>65.183549881</text:p>
          </table:table-cell>
          <table:table-cell table:formula="of:=[.C593]/([.D593]-[.D592])" office:value-type="float" office:value="104625.703908582" calcext:value-type="float">
            <text:p>104625.703908582</text:p>
          </table:table-cell>
          <table:table-cell table:formula="of:=IF(MOD([.D593];[.$M$10])&lt;[.$M$3];[.$N$2];IF(MOD([.D593];[.$M$10])&lt;[.$M$4];[.$N$3];IF(MOD([.D593];[.$M$10])&lt;[.$M$5];[.$N$4];IF(MOD([.D593];[.$M$10])&lt;[.$M$6];[.$N$5];IF(MOD([.D593];[.$M$10])&lt;[.$M$7];[.$N$6];IF(MOD([.D593];[.$M$10])&lt;[.$M$8];[.$N$7];IF(MOD([.D593];[.$M$10])&lt;[.$M$9];[.$N$8];IF(MOD([.D593];[.$M$10])&lt;[.$M$10];[.$N$9]))))))))" office:value-type="float" office:value="105000" calcext:value-type="float">
            <text:p>105000</text:p>
          </table:table-cell>
          <table:table-cell office:value-type="float" office:value="1443146985.41724" calcext:value-type="float">
            <text:p>1443146985.41724</text:p>
          </table:table-cell>
          <table:table-cell table:formula="of:=[.G593]-[.$B$2]" office:value-type="float" office:value="65.4170298576355" calcext:value-type="float">
            <text:p>65.4170298576</text:p>
          </table:table-cell>
          <table:table-cell table:formula="of:=[.C593]/([.H593]-[.H592])" office:value-type="float" office:value="104905.560296663" calcext:value-type="float">
            <text:p>104905.560296663</text:p>
          </table:table-cell>
          <table:table-cell table:formula="of:=[.G593]-[.$B593]" office:value-type="float" office:value="0.233479976654053" calcext:value-type="float">
            <text:p>0.2334799767</text:p>
          </table:table-cell>
          <table:table-cell table:number-columns-repeated="6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3146985.22505" calcext:value-type="float">
            <text:p>1443146985.22505</text:p>
          </table:table-cell>
          <table:table-cell office:value-type="float" office:value="4320" calcext:value-type="float">
            <text:p>4320</text:p>
          </table:table-cell>
          <table:table-cell table:formula="of:=[.B594]-[.$B$2]" office:value-type="float" office:value="65.224839925766" calcext:value-type="float">
            <text:p>65.2248399258</text:p>
          </table:table-cell>
          <table:table-cell table:formula="of:=[.C594]/([.D594]-[.D593])" office:value-type="float" office:value="104625.703908582" calcext:value-type="float">
            <text:p>104625.703908582</text:p>
          </table:table-cell>
          <table:table-cell table:formula="of:=IF(MOD([.D594];[.$M$10])&lt;[.$M$3];[.$N$2];IF(MOD([.D594];[.$M$10])&lt;[.$M$4];[.$N$3];IF(MOD([.D594];[.$M$10])&lt;[.$M$5];[.$N$4];IF(MOD([.D594];[.$M$10])&lt;[.$M$6];[.$N$5];IF(MOD([.D594];[.$M$10])&lt;[.$M$7];[.$N$6];IF(MOD([.D594];[.$M$10])&lt;[.$M$8];[.$N$7];IF(MOD([.D594];[.$M$10])&lt;[.$M$9];[.$N$8];IF(MOD([.D594];[.$M$10])&lt;[.$M$10];[.$N$9]))))))))" office:value-type="float" office:value="105000" calcext:value-type="float">
            <text:p>105000</text:p>
          </table:table-cell>
          <table:table-cell office:value-type="float" office:value="1443146985.45859" calcext:value-type="float">
            <text:p>1443146985.45859</text:p>
          </table:table-cell>
          <table:table-cell table:formula="of:=[.G594]-[.$B$2]" office:value-type="float" office:value="65.458379983902" calcext:value-type="float">
            <text:p>65.4583799839</text:p>
          </table:table-cell>
          <table:table-cell table:formula="of:=[.C594]/([.H594]-[.H593])" office:value-type="float" office:value="104473.683397238" calcext:value-type="float">
            <text:p>104473.683397238</text:p>
          </table:table-cell>
          <table:table-cell table:formula="of:=[.G594]-[.$B594]" office:value-type="float" office:value="0.233540058135986" calcext:value-type="float">
            <text:p>0.2335400581</text:p>
          </table:table-cell>
          <table:table-cell table:number-columns-repeated="6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3146985.26636" calcext:value-type="float">
            <text:p>1443146985.26636</text:p>
          </table:table-cell>
          <table:table-cell office:value-type="float" office:value="4320" calcext:value-type="float">
            <text:p>4320</text:p>
          </table:table-cell>
          <table:table-cell table:formula="of:=[.B595]-[.$B$2]" office:value-type="float" office:value="65.2661499977112" calcext:value-type="float">
            <text:p>65.2661499977</text:p>
          </table:table-cell>
          <table:table-cell table:formula="of:=[.C595]/([.D595]-[.D594])" office:value-type="float" office:value="104574.981271679" calcext:value-type="float">
            <text:p>104574.981271679</text:p>
          </table:table-cell>
          <table:table-cell table:formula="of:=IF(MOD([.D595];[.$M$10])&lt;[.$M$3];[.$N$2];IF(MOD([.D595];[.$M$10])&lt;[.$M$4];[.$N$3];IF(MOD([.D595];[.$M$10])&lt;[.$M$5];[.$N$4];IF(MOD([.D595];[.$M$10])&lt;[.$M$6];[.$N$5];IF(MOD([.D595];[.$M$10])&lt;[.$M$7];[.$N$6];IF(MOD([.D595];[.$M$10])&lt;[.$M$8];[.$N$7];IF(MOD([.D595];[.$M$10])&lt;[.$M$9];[.$N$8];IF(MOD([.D595];[.$M$10])&lt;[.$M$10];[.$N$9]))))))))" office:value-type="float" office:value="105000" calcext:value-type="float">
            <text:p>105000</text:p>
          </table:table-cell>
          <table:table-cell office:value-type="float" office:value="1443146985.49986" calcext:value-type="float">
            <text:p>1443146985.49986</text:p>
          </table:table-cell>
          <table:table-cell table:formula="of:=[.G595]-[.$B$2]" office:value-type="float" office:value="65.4996500015259" calcext:value-type="float">
            <text:p>65.4996500015</text:p>
          </table:table-cell>
          <table:table-cell table:formula="of:=[.C595]/([.H595]-[.H594])" office:value-type="float" office:value="104676.475773979" calcext:value-type="float">
            <text:p>104676.475773979</text:p>
          </table:table-cell>
          <table:table-cell table:formula="of:=[.G595]-[.$B595]" office:value-type="float" office:value="0.233500003814697" calcext:value-type="float">
            <text:p>0.2335000038</text:p>
          </table:table-cell>
          <table:table-cell table:number-columns-repeated="6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43146985.30766" calcext:value-type="float">
            <text:p>1443146985.30766</text:p>
          </table:table-cell>
          <table:table-cell office:value-type="float" office:value="4320" calcext:value-type="float">
            <text:p>4320</text:p>
          </table:table-cell>
          <table:table-cell table:formula="of:=[.B596]-[.$B$2]" office:value-type="float" office:value="65.307450056076" calcext:value-type="float">
            <text:p>65.3074500561</text:p>
          </table:table-cell>
          <table:table-cell table:formula="of:=[.C596]/([.D596]-[.D595])" office:value-type="float" office:value="104600.336441045" calcext:value-type="float">
            <text:p>104600.336441045</text:p>
          </table:table-cell>
          <table:table-cell table:formula="of:=IF(MOD([.D596];[.$M$10])&lt;[.$M$3];[.$N$2];IF(MOD([.D596];[.$M$10])&lt;[.$M$4];[.$N$3];IF(MOD([.D596];[.$M$10])&lt;[.$M$5];[.$N$4];IF(MOD([.D596];[.$M$10])&lt;[.$M$6];[.$N$5];IF(MOD([.D596];[.$M$10])&lt;[.$M$7];[.$N$6];IF(MOD([.D596];[.$M$10])&lt;[.$M$8];[.$N$7];IF(MOD([.D596];[.$M$10])&lt;[.$M$9];[.$N$8];IF(MOD([.D596];[.$M$10])&lt;[.$M$10];[.$N$9]))))))))" office:value-type="float" office:value="105000" calcext:value-type="float">
            <text:p>105000</text:p>
          </table:table-cell>
          <table:table-cell office:value-type="float" office:value="1443146985.54124" calcext:value-type="float">
            <text:p>1443146985.54124</text:p>
          </table:table-cell>
          <table:table-cell table:formula="of:=[.G596]-[.$B$2]" office:value-type="float" office:value="65.5410299301147" calcext:value-type="float">
            <text:p>65.5410299301</text:p>
          </table:table-cell>
          <table:table-cell table:formula="of:=[.C596]/([.H596]-[.H595])" office:value-type="float" office:value="104398.440193593" calcext:value-type="float">
            <text:p>104398.440193593</text:p>
          </table:table-cell>
          <table:table-cell table:formula="of:=[.G596]-[.$B596]" office:value-type="float" office:value="0.233579874038696" calcext:value-type="float">
            <text:p>0.233579874</text:p>
          </table:table-cell>
          <table:table-cell table:number-columns-repeated="6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43146985.34895" calcext:value-type="float">
            <text:p>1443146985.34895</text:p>
          </table:table-cell>
          <table:table-cell office:value-type="float" office:value="4320" calcext:value-type="float">
            <text:p>4320</text:p>
          </table:table-cell>
          <table:table-cell table:formula="of:=[.B597]-[.$B$2]" office:value-type="float" office:value="65.348739862442" calcext:value-type="float">
            <text:p>65.3487398624</text:p>
          </table:table-cell>
          <table:table-cell table:formula="of:=[.C597]/([.D597]-[.D596])" office:value-type="float" office:value="104626.308045871" calcext:value-type="float">
            <text:p>104626.308045871</text:p>
          </table:table-cell>
          <table:table-cell table:formula="of:=IF(MOD([.D597];[.$M$10])&lt;[.$M$3];[.$N$2];IF(MOD([.D597];[.$M$10])&lt;[.$M$4];[.$N$3];IF(MOD([.D597];[.$M$10])&lt;[.$M$5];[.$N$4];IF(MOD([.D597];[.$M$10])&lt;[.$M$6];[.$N$5];IF(MOD([.D597];[.$M$10])&lt;[.$M$7];[.$N$6];IF(MOD([.D597];[.$M$10])&lt;[.$M$8];[.$N$7];IF(MOD([.D597];[.$M$10])&lt;[.$M$9];[.$N$8];IF(MOD([.D597];[.$M$10])&lt;[.$M$10];[.$N$9]))))))))" office:value-type="float" office:value="105000" calcext:value-type="float">
            <text:p>105000</text:p>
          </table:table-cell>
          <table:table-cell office:value-type="float" office:value="1443146985.58252" calcext:value-type="float">
            <text:p>1443146985.58252</text:p>
          </table:table-cell>
          <table:table-cell table:formula="of:=[.G597]-[.$B$2]" office:value-type="float" office:value="65.582309961319" calcext:value-type="float">
            <text:p>65.5823099613</text:p>
          </table:table-cell>
          <table:table-cell table:formula="of:=[.C597]/([.H597]-[.H596])" office:value-type="float" office:value="104651.083683241" calcext:value-type="float">
            <text:p>104651.083683241</text:p>
          </table:table-cell>
          <table:table-cell table:formula="of:=[.G597]-[.$B597]" office:value-type="float" office:value="0.233570098876953" calcext:value-type="float">
            <text:p>0.2335700989</text:p>
          </table:table-cell>
          <table:table-cell table:number-columns-repeated="6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3146985.39024" calcext:value-type="float">
            <text:p>1443146985.39024</text:p>
          </table:table-cell>
          <table:table-cell office:value-type="float" office:value="4320" calcext:value-type="float">
            <text:p>4320</text:p>
          </table:table-cell>
          <table:table-cell table:formula="of:=[.B598]-[.$B$2]" office:value-type="float" office:value="65.3900299072266" calcext:value-type="float">
            <text:p>65.3900299072</text:p>
          </table:table-cell>
          <table:table-cell table:formula="of:=[.C598]/([.D598]-[.D597])" office:value-type="float" office:value="104625.703908582" calcext:value-type="float">
            <text:p>104625.703908582</text:p>
          </table:table-cell>
          <table:table-cell table:formula="of:=IF(MOD([.D598];[.$M$10])&lt;[.$M$3];[.$N$2];IF(MOD([.D598];[.$M$10])&lt;[.$M$4];[.$N$3];IF(MOD([.D598];[.$M$10])&lt;[.$M$5];[.$N$4];IF(MOD([.D598];[.$M$10])&lt;[.$M$6];[.$N$5];IF(MOD([.D598];[.$M$10])&lt;[.$M$7];[.$N$6];IF(MOD([.D598];[.$M$10])&lt;[.$M$8];[.$N$7];IF(MOD([.D598];[.$M$10])&lt;[.$M$9];[.$N$8];IF(MOD([.D598];[.$M$10])&lt;[.$M$10];[.$N$9]))))))))" office:value-type="float" office:value="105000" calcext:value-type="float">
            <text:p>105000</text:p>
          </table:table-cell>
          <table:table-cell office:value-type="float" office:value="1443146985.6238" calcext:value-type="float">
            <text:p>1443146985.6238</text:p>
          </table:table-cell>
          <table:table-cell table:formula="of:=[.G598]-[.$B$2]" office:value-type="float" office:value="65.6235899925232" calcext:value-type="float">
            <text:p>65.6235899925</text:p>
          </table:table-cell>
          <table:table-cell table:formula="of:=[.C598]/([.H598]-[.H597])" office:value-type="float" office:value="104651.083683241" calcext:value-type="float">
            <text:p>104651.083683241</text:p>
          </table:table-cell>
          <table:table-cell table:formula="of:=[.G598]-[.$B598]" office:value-type="float" office:value="0.233560085296631" calcext:value-type="float">
            <text:p>0.2335600853</text:p>
          </table:table-cell>
          <table:table-cell table:number-columns-repeated="6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3146985.43153" calcext:value-type="float">
            <text:p>1443146985.43153</text:p>
          </table:table-cell>
          <table:table-cell office:value-type="float" office:value="4320" calcext:value-type="float">
            <text:p>4320</text:p>
          </table:table-cell>
          <table:table-cell table:formula="of:=[.B599]-[.$B$2]" office:value-type="float" office:value="65.4313199520111" calcext:value-type="float">
            <text:p>65.431319952</text:p>
          </table:table-cell>
          <table:table-cell table:formula="of:=[.C599]/([.D599]-[.D598])" office:value-type="float" office:value="104625.703908582" calcext:value-type="float">
            <text:p>104625.703908582</text:p>
          </table:table-cell>
          <table:table-cell table:formula="of:=IF(MOD([.D599];[.$M$10])&lt;[.$M$3];[.$N$2];IF(MOD([.D599];[.$M$10])&lt;[.$M$4];[.$N$3];IF(MOD([.D599];[.$M$10])&lt;[.$M$5];[.$N$4];IF(MOD([.D599];[.$M$10])&lt;[.$M$6];[.$N$5];IF(MOD([.D599];[.$M$10])&lt;[.$M$7];[.$N$6];IF(MOD([.D599];[.$M$10])&lt;[.$M$8];[.$N$7];IF(MOD([.D599];[.$M$10])&lt;[.$M$9];[.$N$8];IF(MOD([.D599];[.$M$10])&lt;[.$M$10];[.$N$9]))))))))" office:value-type="float" office:value="105000" calcext:value-type="float">
            <text:p>105000</text:p>
          </table:table-cell>
          <table:table-cell office:value-type="float" office:value="1443146985.66501" calcext:value-type="float">
            <text:p>1443146985.66501</text:p>
          </table:table-cell>
          <table:table-cell table:formula="of:=[.G599]-[.$B$2]" office:value-type="float" office:value="65.6647999286652" calcext:value-type="float">
            <text:p>65.6647999287</text:p>
          </table:table-cell>
          <table:table-cell table:formula="of:=[.C599]/([.H599]-[.H598])" office:value-type="float" office:value="104829.087458851" calcext:value-type="float">
            <text:p>104829.087458851</text:p>
          </table:table-cell>
          <table:table-cell table:formula="of:=[.G599]-[.$B599]" office:value-type="float" office:value="0.233479976654053" calcext:value-type="float">
            <text:p>0.2334799767</text:p>
          </table:table-cell>
          <table:table-cell table:number-columns-repeated="6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43146985.47286" calcext:value-type="float">
            <text:p>1443146985.47286</text:p>
          </table:table-cell>
          <table:table-cell office:value-type="float" office:value="4320" calcext:value-type="float">
            <text:p>4320</text:p>
          </table:table-cell>
          <table:table-cell table:formula="of:=[.B600]-[.$B$2]" office:value-type="float" office:value="65.4726500511169" calcext:value-type="float">
            <text:p>65.4726500511</text:p>
          </table:table-cell>
          <table:table-cell table:formula="of:=[.C600]/([.D600]-[.D599])" office:value-type="float" office:value="104524.307791706" calcext:value-type="float">
            <text:p>104524.307791706</text:p>
          </table:table-cell>
          <table:table-cell table:formula="of:=IF(MOD([.D600];[.$M$10])&lt;[.$M$3];[.$N$2];IF(MOD([.D600];[.$M$10])&lt;[.$M$4];[.$N$3];IF(MOD([.D600];[.$M$10])&lt;[.$M$5];[.$N$4];IF(MOD([.D600];[.$M$10])&lt;[.$M$6];[.$N$5];IF(MOD([.D600];[.$M$10])&lt;[.$M$7];[.$N$6];IF(MOD([.D600];[.$M$10])&lt;[.$M$8];[.$N$7];IF(MOD([.D600];[.$M$10])&lt;[.$M$9];[.$N$8];IF(MOD([.D600];[.$M$10])&lt;[.$M$10];[.$N$9]))))))))" office:value-type="float" office:value="105000" calcext:value-type="float">
            <text:p>105000</text:p>
          </table:table-cell>
          <table:table-cell office:value-type="float" office:value="1443146985.70644" calcext:value-type="float">
            <text:p>1443146985.70644</text:p>
          </table:table-cell>
          <table:table-cell table:formula="of:=[.G600]-[.$B$2]" office:value-type="float" office:value="65.7062299251556" calcext:value-type="float">
            <text:p>65.7062299252</text:p>
          </table:table-cell>
          <table:table-cell table:formula="of:=[.C600]/([.H600]-[.H599])" office:value-type="float" office:value="104272.27530644" calcext:value-type="float">
            <text:p>104272.27530644</text:p>
          </table:table-cell>
          <table:table-cell table:formula="of:=[.G600]-[.$B600]" office:value-type="float" office:value="0.233579874038696" calcext:value-type="float">
            <text:p>0.233579874</text:p>
          </table:table-cell>
          <table:table-cell table:number-columns-repeated="6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43146985.51415" calcext:value-type="float">
            <text:p>1443146985.51415</text:p>
          </table:table-cell>
          <table:table-cell office:value-type="float" office:value="4320" calcext:value-type="float">
            <text:p>4320</text:p>
          </table:table-cell>
          <table:table-cell table:formula="of:=[.B601]-[.$B$2]" office:value-type="float" office:value="65.5139398574829" calcext:value-type="float">
            <text:p>65.5139398575</text:p>
          </table:table-cell>
          <table:table-cell table:formula="of:=[.C601]/([.D601]-[.D600])" office:value-type="float" office:value="104626.308045871" calcext:value-type="float">
            <text:p>104626.308045871</text:p>
          </table:table-cell>
          <table:table-cell table:formula="of:=IF(MOD([.D601];[.$M$10])&lt;[.$M$3];[.$N$2];IF(MOD([.D601];[.$M$10])&lt;[.$M$4];[.$N$3];IF(MOD([.D601];[.$M$10])&lt;[.$M$5];[.$N$4];IF(MOD([.D601];[.$M$10])&lt;[.$M$6];[.$N$5];IF(MOD([.D601];[.$M$10])&lt;[.$M$7];[.$N$6];IF(MOD([.D601];[.$M$10])&lt;[.$M$8];[.$N$7];IF(MOD([.D601];[.$M$10])&lt;[.$M$9];[.$N$8];IF(MOD([.D601];[.$M$10])&lt;[.$M$10];[.$N$9]))))))))" office:value-type="float" office:value="105000" calcext:value-type="float">
            <text:p>105000</text:p>
          </table:table-cell>
          <table:table-cell office:value-type="float" office:value="1443146985.74765" calcext:value-type="float">
            <text:p>1443146985.74765</text:p>
          </table:table-cell>
          <table:table-cell table:formula="of:=[.G601]-[.$B$2]" office:value-type="float" office:value="65.7474398612976" calcext:value-type="float">
            <text:p>65.7474398613</text:p>
          </table:table-cell>
          <table:table-cell table:formula="of:=[.C601]/([.H601]-[.H600])" office:value-type="float" office:value="104829.087458851" calcext:value-type="float">
            <text:p>104829.087458851</text:p>
          </table:table-cell>
          <table:table-cell table:formula="of:=[.G601]-[.$B601]" office:value-type="float" office:value="0.233500003814697" calcext:value-type="float">
            <text:p>0.2335000038</text:p>
          </table:table-cell>
          <table:table-cell table:number-columns-repeated="6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43146985.55545" calcext:value-type="float">
            <text:p>1443146985.55545</text:p>
          </table:table-cell>
          <table:table-cell office:value-type="float" office:value="4320" calcext:value-type="float">
            <text:p>4320</text:p>
          </table:table-cell>
          <table:table-cell table:formula="of:=[.B602]-[.$B$2]" office:value-type="float" office:value="65.5552399158478" calcext:value-type="float">
            <text:p>65.5552399158</text:p>
          </table:table-cell>
          <table:table-cell table:formula="of:=[.C602]/([.D602]-[.D601])" office:value-type="float" office:value="104600.336441045" calcext:value-type="float">
            <text:p>104600.336441045</text:p>
          </table:table-cell>
          <table:table-cell table:formula="of:=IF(MOD([.D602];[.$M$10])&lt;[.$M$3];[.$N$2];IF(MOD([.D602];[.$M$10])&lt;[.$M$4];[.$N$3];IF(MOD([.D602];[.$M$10])&lt;[.$M$5];[.$N$4];IF(MOD([.D602];[.$M$10])&lt;[.$M$6];[.$N$5];IF(MOD([.D602];[.$M$10])&lt;[.$M$7];[.$N$6];IF(MOD([.D602];[.$M$10])&lt;[.$M$8];[.$N$7];IF(MOD([.D602];[.$M$10])&lt;[.$M$9];[.$N$8];IF(MOD([.D602];[.$M$10])&lt;[.$M$10];[.$N$9]))))))))" office:value-type="float" office:value="105000" calcext:value-type="float">
            <text:p>105000</text:p>
          </table:table-cell>
          <table:table-cell office:value-type="float" office:value="1443146985.78892" calcext:value-type="float">
            <text:p>1443146985.78892</text:p>
          </table:table-cell>
          <table:table-cell table:formula="of:=[.G602]-[.$B$2]" office:value-type="float" office:value="65.7887098789215" calcext:value-type="float">
            <text:p>65.7887098789</text:p>
          </table:table-cell>
          <table:table-cell table:formula="of:=[.C602]/([.H602]-[.H601])" office:value-type="float" office:value="104676.475773979" calcext:value-type="float">
            <text:p>104676.475773979</text:p>
          </table:table-cell>
          <table:table-cell table:formula="of:=[.G602]-[.$B602]" office:value-type="float" office:value="0.23346996307373" calcext:value-type="float">
            <text:p>0.2334699631</text:p>
          </table:table-cell>
          <table:table-cell table:number-columns-repeated="6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3146985.59674" calcext:value-type="float">
            <text:p>1443146985.59674</text:p>
          </table:table-cell>
          <table:table-cell office:value-type="float" office:value="4320" calcext:value-type="float">
            <text:p>4320</text:p>
          </table:table-cell>
          <table:table-cell table:formula="of:=[.B603]-[.$B$2]" office:value-type="float" office:value="65.5965299606323" calcext:value-type="float">
            <text:p>65.5965299606</text:p>
          </table:table-cell>
          <table:table-cell table:formula="of:=[.C603]/([.D603]-[.D602])" office:value-type="float" office:value="104625.703908582" calcext:value-type="float">
            <text:p>104625.703908582</text:p>
          </table:table-cell>
          <table:table-cell table:formula="of:=IF(MOD([.D603];[.$M$10])&lt;[.$M$3];[.$N$2];IF(MOD([.D603];[.$M$10])&lt;[.$M$4];[.$N$3];IF(MOD([.D603];[.$M$10])&lt;[.$M$5];[.$N$4];IF(MOD([.D603];[.$M$10])&lt;[.$M$6];[.$N$5];IF(MOD([.D603];[.$M$10])&lt;[.$M$7];[.$N$6];IF(MOD([.D603];[.$M$10])&lt;[.$M$8];[.$N$7];IF(MOD([.D603];[.$M$10])&lt;[.$M$9];[.$N$8];IF(MOD([.D603];[.$M$10])&lt;[.$M$10];[.$N$9]))))))))" office:value-type="float" office:value="105000" calcext:value-type="float">
            <text:p>105000</text:p>
          </table:table-cell>
          <table:table-cell office:value-type="float" office:value="1443146985.8303" calcext:value-type="float">
            <text:p>1443146985.8303</text:p>
          </table:table-cell>
          <table:table-cell table:formula="of:=[.G603]-[.$B$2]" office:value-type="float" office:value="65.830090045929" calcext:value-type="float">
            <text:p>65.8300900459</text:p>
          </table:table-cell>
          <table:table-cell table:formula="of:=[.C603]/([.H603]-[.H602])" office:value-type="float" office:value="104397.838684958" calcext:value-type="float">
            <text:p>104397.838684958</text:p>
          </table:table-cell>
          <table:table-cell table:formula="of:=[.G603]-[.$B603]" office:value-type="float" office:value="0.233560085296631" calcext:value-type="float">
            <text:p>0.2335600853</text:p>
          </table:table-cell>
          <table:table-cell table:number-columns-repeated="6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43146985.63802" calcext:value-type="float">
            <text:p>1443146985.63802</text:p>
          </table:table-cell>
          <table:table-cell office:value-type="float" office:value="4320" calcext:value-type="float">
            <text:p>4320</text:p>
          </table:table-cell>
          <table:table-cell table:formula="of:=[.B604]-[.$B$2]" office:value-type="float" office:value="65.6378099918365" calcext:value-type="float">
            <text:p>65.6378099918</text:p>
          </table:table-cell>
          <table:table-cell table:formula="of:=[.C604]/([.D604]-[.D603])" office:value-type="float" office:value="104651.083683241" calcext:value-type="float">
            <text:p>104651.083683241</text:p>
          </table:table-cell>
          <table:table-cell table:formula="of:=IF(MOD([.D604];[.$M$10])&lt;[.$M$3];[.$N$2];IF(MOD([.D604];[.$M$10])&lt;[.$M$4];[.$N$3];IF(MOD([.D604];[.$M$10])&lt;[.$M$5];[.$N$4];IF(MOD([.D604];[.$M$10])&lt;[.$M$6];[.$N$5];IF(MOD([.D604];[.$M$10])&lt;[.$M$7];[.$N$6];IF(MOD([.D604];[.$M$10])&lt;[.$M$8];[.$N$7];IF(MOD([.D604];[.$M$10])&lt;[.$M$9];[.$N$8];IF(MOD([.D604];[.$M$10])&lt;[.$M$10];[.$N$9]))))))))" office:value-type="float" office:value="105000" calcext:value-type="float">
            <text:p>105000</text:p>
          </table:table-cell>
          <table:table-cell office:value-type="float" office:value="1443146985.8716" calcext:value-type="float">
            <text:p>1443146985.8716</text:p>
          </table:table-cell>
          <table:table-cell table:formula="of:=[.G604]-[.$B$2]" office:value-type="float" office:value="65.8713898658752" calcext:value-type="float">
            <text:p>65.8713898659</text:p>
          </table:table-cell>
          <table:table-cell table:formula="of:=[.C604]/([.H604]-[.H603])" office:value-type="float" office:value="104600.940285411" calcext:value-type="float">
            <text:p>104600.940285411</text:p>
          </table:table-cell>
          <table:table-cell table:formula="of:=[.G604]-[.$B604]" office:value-type="float" office:value="0.233579874038696" calcext:value-type="float">
            <text:p>0.233579874</text:p>
          </table:table-cell>
          <table:table-cell table:number-columns-repeated="6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3146985.67931" calcext:value-type="float">
            <text:p>1443146985.67931</text:p>
          </table:table-cell>
          <table:table-cell office:value-type="float" office:value="4320" calcext:value-type="float">
            <text:p>4320</text:p>
          </table:table-cell>
          <table:table-cell table:formula="of:=[.B605]-[.$B$2]" office:value-type="float" office:value="65.6791000366211" calcext:value-type="float">
            <text:p>65.6791000366</text:p>
          </table:table-cell>
          <table:table-cell table:formula="of:=[.C605]/([.D605]-[.D604])" office:value-type="float" office:value="104625.703908582" calcext:value-type="float">
            <text:p>104625.703908582</text:p>
          </table:table-cell>
          <table:table-cell table:formula="of:=IF(MOD([.D605];[.$M$10])&lt;[.$M$3];[.$N$2];IF(MOD([.D605];[.$M$10])&lt;[.$M$4];[.$N$3];IF(MOD([.D605];[.$M$10])&lt;[.$M$5];[.$N$4];IF(MOD([.D605];[.$M$10])&lt;[.$M$6];[.$N$5];IF(MOD([.D605];[.$M$10])&lt;[.$M$7];[.$N$6];IF(MOD([.D605];[.$M$10])&lt;[.$M$8];[.$N$7];IF(MOD([.D605];[.$M$10])&lt;[.$M$9];[.$N$8];IF(MOD([.D605];[.$M$10])&lt;[.$M$10];[.$N$9]))))))))" office:value-type="float" office:value="105000" calcext:value-type="float">
            <text:p>105000</text:p>
          </table:table-cell>
          <table:table-cell office:value-type="float" office:value="1443146985.91277" calcext:value-type="float">
            <text:p>1443146985.91277</text:p>
          </table:table-cell>
          <table:table-cell table:formula="of:=[.G605]-[.$B$2]" office:value-type="float" office:value="65.9125599861145" calcext:value-type="float">
            <text:p>65.9125599861</text:p>
          </table:table-cell>
          <table:table-cell table:formula="of:=[.C605]/([.H605]-[.H604])" office:value-type="float" office:value="104930.46838082" calcext:value-type="float">
            <text:p>104930.46838082</text:p>
          </table:table-cell>
          <table:table-cell table:formula="of:=[.G605]-[.$B605]" office:value-type="float" office:value="0.233459949493408" calcext:value-type="float">
            <text:p>0.2334599495</text:p>
          </table:table-cell>
          <table:table-cell table:number-columns-repeated="6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43146985.72061" calcext:value-type="float">
            <text:p>1443146985.72061</text:p>
          </table:table-cell>
          <table:table-cell office:value-type="float" office:value="4320" calcext:value-type="float">
            <text:p>4320</text:p>
          </table:table-cell>
          <table:table-cell table:formula="of:=[.B606]-[.$B$2]" office:value-type="float" office:value="65.7203998565674" calcext:value-type="float">
            <text:p>65.7203998566</text:p>
          </table:table-cell>
          <table:table-cell table:formula="of:=[.C606]/([.D606]-[.D605])" office:value-type="float" office:value="104600.940285411" calcext:value-type="float">
            <text:p>104600.940285411</text:p>
          </table:table-cell>
          <table:table-cell table:formula="of:=IF(MOD([.D606];[.$M$10])&lt;[.$M$3];[.$N$2];IF(MOD([.D606];[.$M$10])&lt;[.$M$4];[.$N$3];IF(MOD([.D606];[.$M$10])&lt;[.$M$5];[.$N$4];IF(MOD([.D606];[.$M$10])&lt;[.$M$6];[.$N$5];IF(MOD([.D606];[.$M$10])&lt;[.$M$7];[.$N$6];IF(MOD([.D606];[.$M$10])&lt;[.$M$8];[.$N$7];IF(MOD([.D606];[.$M$10])&lt;[.$M$9];[.$N$8];IF(MOD([.D606];[.$M$10])&lt;[.$M$10];[.$N$9]))))))))" office:value-type="float" office:value="105000" calcext:value-type="float">
            <text:p>105000</text:p>
          </table:table-cell>
          <table:table-cell office:value-type="float" office:value="1443146985.95406" calcext:value-type="float">
            <text:p>1443146985.95406</text:p>
          </table:table-cell>
          <table:table-cell table:formula="of:=[.G606]-[.$B$2]" office:value-type="float" office:value="65.953850030899" calcext:value-type="float">
            <text:p>65.9538500309</text:p>
          </table:table-cell>
          <table:table-cell table:formula="of:=[.C606]/([.H606]-[.H605])" office:value-type="float" office:value="104625.703908582" calcext:value-type="float">
            <text:p>104625.703908582</text:p>
          </table:table-cell>
          <table:table-cell table:formula="of:=[.G606]-[.$B606]" office:value-type="float" office:value="0.233450174331665" calcext:value-type="float">
            <text:p>0.2334501743</text:p>
          </table:table-cell>
          <table:table-cell table:number-columns-repeated="6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43146985.7619" calcext:value-type="float">
            <text:p>1443146985.7619</text:p>
          </table:table-cell>
          <table:table-cell office:value-type="float" office:value="4320" calcext:value-type="float">
            <text:p>4320</text:p>
          </table:table-cell>
          <table:table-cell table:formula="of:=[.B607]-[.$B$2]" office:value-type="float" office:value="65.7616899013519" calcext:value-type="float">
            <text:p>65.7616899014</text:p>
          </table:table-cell>
          <table:table-cell table:formula="of:=[.C607]/([.D607]-[.D606])" office:value-type="float" office:value="104625.703908582" calcext:value-type="float">
            <text:p>104625.703908582</text:p>
          </table:table-cell>
          <table:table-cell table:formula="of:=IF(MOD([.D607];[.$M$10])&lt;[.$M$3];[.$N$2];IF(MOD([.D607];[.$M$10])&lt;[.$M$4];[.$N$3];IF(MOD([.D607];[.$M$10])&lt;[.$M$5];[.$N$4];IF(MOD([.D607];[.$M$10])&lt;[.$M$6];[.$N$5];IF(MOD([.D607];[.$M$10])&lt;[.$M$7];[.$N$6];IF(MOD([.D607];[.$M$10])&lt;[.$M$8];[.$N$7];IF(MOD([.D607];[.$M$10])&lt;[.$M$9];[.$N$8];IF(MOD([.D607];[.$M$10])&lt;[.$M$10];[.$N$9]))))))))" office:value-type="float" office:value="105000" calcext:value-type="float">
            <text:p>105000</text:p>
          </table:table-cell>
          <table:table-cell office:value-type="float" office:value="1443146985.99541" calcext:value-type="float">
            <text:p>1443146985.99541</text:p>
          </table:table-cell>
          <table:table-cell table:formula="of:=[.G607]-[.$B$2]" office:value-type="float" office:value="65.995199918747" calcext:value-type="float">
            <text:p>65.9951999187</text:p>
          </table:table-cell>
          <table:table-cell table:formula="of:=[.C607]/([.H607]-[.H606])" office:value-type="float" office:value="104474.285780182" calcext:value-type="float">
            <text:p>104474.285780182</text:p>
          </table:table-cell>
          <table:table-cell table:formula="of:=[.G607]-[.$B607]" office:value-type="float" office:value="0.23351001739502" calcext:value-type="float">
            <text:p>0.2335100174</text:p>
          </table:table-cell>
          <table:table-cell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3146985.80319" calcext:value-type="float">
            <text:p>1443146985.80319</text:p>
          </table:table-cell>
          <table:table-cell office:value-type="float" office:value="4320" calcext:value-type="float">
            <text:p>4320</text:p>
          </table:table-cell>
          <table:table-cell table:formula="of:=[.B608]-[.$B$2]" office:value-type="float" office:value="65.8029799461365" calcext:value-type="float">
            <text:p>65.8029799461</text:p>
          </table:table-cell>
          <table:table-cell table:formula="of:=[.C608]/([.D608]-[.D607])" office:value-type="float" office:value="104625.703908582" calcext:value-type="float">
            <text:p>104625.703908582</text:p>
          </table:table-cell>
          <table:table-cell table:formula="of:=IF(MOD([.D608];[.$M$10])&lt;[.$M$3];[.$N$2];IF(MOD([.D608];[.$M$10])&lt;[.$M$4];[.$N$3];IF(MOD([.D608];[.$M$10])&lt;[.$M$5];[.$N$4];IF(MOD([.D608];[.$M$10])&lt;[.$M$6];[.$N$5];IF(MOD([.D608];[.$M$10])&lt;[.$M$7];[.$N$6];IF(MOD([.D608];[.$M$10])&lt;[.$M$8];[.$N$7];IF(MOD([.D608];[.$M$10])&lt;[.$M$9];[.$N$8];IF(MOD([.D608];[.$M$10])&lt;[.$M$10];[.$N$9]))))))))" office:value-type="float" office:value="105000" calcext:value-type="float">
            <text:p>105000</text:p>
          </table:table-cell>
          <table:table-cell office:value-type="float" office:value="1443146986.00792" calcext:value-type="float">
            <text:p>1443146986.00792</text:p>
          </table:table-cell>
          <table:table-cell table:formula="of:=[.G608]-[.$B$2]" office:value-type="float" office:value="66.007709980011" calcext:value-type="float">
            <text:p>66.00770998</text:p>
          </table:table-cell>
          <table:table-cell table:formula="of:=[.C608]/([.H608]-[.H607])" office:value-type="float" office:value="345322.049894227" calcext:value-type="float">
            <text:p>345322.049894227</text:p>
          </table:table-cell>
          <table:table-cell table:formula="of:=[.G608]-[.$B608]" office:value-type="float" office:value="0.204730033874512" calcext:value-type="float">
            <text:p>0.2047300339</text:p>
          </table:table-cell>
          <table:table-cell table:number-columns-repeated="6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43146985.84448" calcext:value-type="float">
            <text:p>1443146985.84448</text:p>
          </table:table-cell>
          <table:table-cell office:value-type="float" office:value="4320" calcext:value-type="float">
            <text:p>4320</text:p>
          </table:table-cell>
          <table:table-cell table:formula="of:=[.B609]-[.$B$2]" office:value-type="float" office:value="65.844269990921" calcext:value-type="float">
            <text:p>65.8442699909</text:p>
          </table:table-cell>
          <table:table-cell table:formula="of:=[.C609]/([.D609]-[.D608])" office:value-type="float" office:value="104625.703908582" calcext:value-type="float">
            <text:p>104625.703908582</text:p>
          </table:table-cell>
          <table:table-cell table:formula="of:=IF(MOD([.D609];[.$M$10])&lt;[.$M$3];[.$N$2];IF(MOD([.D609];[.$M$10])&lt;[.$M$4];[.$N$3];IF(MOD([.D609];[.$M$10])&lt;[.$M$5];[.$N$4];IF(MOD([.D609];[.$M$10])&lt;[.$M$6];[.$N$5];IF(MOD([.D609];[.$M$10])&lt;[.$M$7];[.$N$6];IF(MOD([.D609];[.$M$10])&lt;[.$M$8];[.$N$7];IF(MOD([.D609];[.$M$10])&lt;[.$M$9];[.$N$8];IF(MOD([.D609];[.$M$10])&lt;[.$M$10];[.$N$9]))))))))" office:value-type="float" office:value="105000" calcext:value-type="float">
            <text:p>105000</text:p>
          </table:table-cell>
          <table:table-cell office:value-type="float" office:value="1443146986.07808" calcext:value-type="float">
            <text:p>1443146986.07808</text:p>
          </table:table-cell>
          <table:table-cell table:formula="of:=[.G609]-[.$B$2]" office:value-type="float" office:value="66.0778698921204" calcext:value-type="float">
            <text:p>66.0778698921</text:p>
          </table:table-cell>
          <table:table-cell table:formula="of:=[.C609]/([.H609]-[.H608])" office:value-type="float" office:value="61573.6233144846" calcext:value-type="float">
            <text:p>61573.6233144846</text:p>
          </table:table-cell>
          <table:table-cell table:formula="of:=[.G609]-[.$B609]" office:value-type="float" office:value="0.233599901199341" calcext:value-type="float">
            <text:p>0.2335999012</text:p>
          </table:table-cell>
          <table:table-cell table:number-columns-repeated="6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43146985.88577" calcext:value-type="float">
            <text:p>1443146985.88577</text:p>
          </table:table-cell>
          <table:table-cell office:value-type="float" office:value="4320" calcext:value-type="float">
            <text:p>4320</text:p>
          </table:table-cell>
          <table:table-cell table:formula="of:=[.B610]-[.$B$2]" office:value-type="float" office:value="65.8855600357056" calcext:value-type="float">
            <text:p>65.8855600357</text:p>
          </table:table-cell>
          <table:table-cell table:formula="of:=[.C610]/([.D610]-[.D609])" office:value-type="float" office:value="104625.703908582" calcext:value-type="float">
            <text:p>104625.703908582</text:p>
          </table:table-cell>
          <table:table-cell table:formula="of:=IF(MOD([.D610];[.$M$10])&lt;[.$M$3];[.$N$2];IF(MOD([.D610];[.$M$10])&lt;[.$M$4];[.$N$3];IF(MOD([.D610];[.$M$10])&lt;[.$M$5];[.$N$4];IF(MOD([.D610];[.$M$10])&lt;[.$M$6];[.$N$5];IF(MOD([.D610];[.$M$10])&lt;[.$M$7];[.$N$6];IF(MOD([.D610];[.$M$10])&lt;[.$M$8];[.$N$7];IF(MOD([.D610];[.$M$10])&lt;[.$M$9];[.$N$8];IF(MOD([.D610];[.$M$10])&lt;[.$M$10];[.$N$9]))))))))" office:value-type="float" office:value="105000" calcext:value-type="float">
            <text:p>105000</text:p>
          </table:table-cell>
          <table:table-cell office:value-type="float" office:value="1443146986.11926" calcext:value-type="float">
            <text:p>1443146986.11926</text:p>
          </table:table-cell>
          <table:table-cell table:formula="of:=[.G610]-[.$B$2]" office:value-type="float" office:value="66.1190500259399" calcext:value-type="float">
            <text:p>66.1190500259</text:p>
          </table:table-cell>
          <table:table-cell table:formula="of:=[.C610]/([.H610]-[.H609])" office:value-type="float" office:value="104904.952930142" calcext:value-type="float">
            <text:p>104904.952930142</text:p>
          </table:table-cell>
          <table:table-cell table:formula="of:=[.G610]-[.$B610]" office:value-type="float" office:value="0.233489990234375" calcext:value-type="float">
            <text:p>0.2334899902</text:p>
          </table:table-cell>
          <table:table-cell table:number-columns-repeated="6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43146985.92705" calcext:value-type="float">
            <text:p>1443146985.92705</text:p>
          </table:table-cell>
          <table:table-cell office:value-type="float" office:value="4320" calcext:value-type="float">
            <text:p>4320</text:p>
          </table:table-cell>
          <table:table-cell table:formula="of:=[.B611]-[.$B$2]" office:value-type="float" office:value="65.9268400669098" calcext:value-type="float">
            <text:p>65.9268400669</text:p>
          </table:table-cell>
          <table:table-cell table:formula="of:=[.C611]/([.D611]-[.D610])" office:value-type="float" office:value="104651.083683241" calcext:value-type="float">
            <text:p>104651.083683241</text:p>
          </table:table-cell>
          <table:table-cell table:formula="of:=IF(MOD([.D611];[.$M$10])&lt;[.$M$3];[.$N$2];IF(MOD([.D611];[.$M$10])&lt;[.$M$4];[.$N$3];IF(MOD([.D611];[.$M$10])&lt;[.$M$5];[.$N$4];IF(MOD([.D611];[.$M$10])&lt;[.$M$6];[.$N$5];IF(MOD([.D611];[.$M$10])&lt;[.$M$7];[.$N$6];IF(MOD([.D611];[.$M$10])&lt;[.$M$8];[.$N$7];IF(MOD([.D611];[.$M$10])&lt;[.$M$9];[.$N$8];IF(MOD([.D611];[.$M$10])&lt;[.$M$10];[.$N$9]))))))))" office:value-type="float" office:value="105000" calcext:value-type="float">
            <text:p>105000</text:p>
          </table:table-cell>
          <table:table-cell office:value-type="float" office:value="1443146986.1314" calcext:value-type="float">
            <text:p>1443146986.1314</text:p>
          </table:table-cell>
          <table:table-cell table:formula="of:=[.G611]-[.$B$2]" office:value-type="float" office:value="66.1311900615692" calcext:value-type="float">
            <text:p>66.1311900616</text:p>
          </table:table-cell>
          <table:table-cell table:formula="of:=[.C611]/([.H611]-[.H610])" office:value-type="float" office:value="355847.39056148" calcext:value-type="float">
            <text:p>355847.39056148</text:p>
          </table:table-cell>
          <table:table-cell table:formula="of:=[.G611]-[.$B611]" office:value-type="float" office:value="0.204349994659424" calcext:value-type="float">
            <text:p>0.2043499947</text:p>
          </table:table-cell>
          <table:table-cell table:number-columns-repeated="6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43146985.96833" calcext:value-type="float">
            <text:p>1443146985.96833</text:p>
          </table:table-cell>
          <table:table-cell office:value-type="float" office:value="4320" calcext:value-type="float">
            <text:p>4320</text:p>
          </table:table-cell>
          <table:table-cell table:formula="of:=[.B612]-[.$B$2]" office:value-type="float" office:value="65.9681198596954" calcext:value-type="float">
            <text:p>65.9681198597</text:p>
          </table:table-cell>
          <table:table-cell table:formula="of:=[.C612]/([.D612]-[.D611])" office:value-type="float" office:value="104651.688113665" calcext:value-type="float">
            <text:p>104651.688113665</text:p>
          </table:table-cell>
          <table:table-cell table:formula="of:=IF(MOD([.D612];[.$M$10])&lt;[.$M$3];[.$N$2];IF(MOD([.D612];[.$M$10])&lt;[.$M$4];[.$N$3];IF(MOD([.D612];[.$M$10])&lt;[.$M$5];[.$N$4];IF(MOD([.D612];[.$M$10])&lt;[.$M$6];[.$N$5];IF(MOD([.D612];[.$M$10])&lt;[.$M$7];[.$N$6];IF(MOD([.D612];[.$M$10])&lt;[.$M$8];[.$N$7];IF(MOD([.D612];[.$M$10])&lt;[.$M$9];[.$N$8];IF(MOD([.D612];[.$M$10])&lt;[.$M$10];[.$N$9]))))))))" office:value-type="float" office:value="105000" calcext:value-type="float">
            <text:p>105000</text:p>
          </table:table-cell>
          <table:table-cell office:value-type="float" office:value="1443146986.20148" calcext:value-type="float">
            <text:p>1443146986.20148</text:p>
          </table:table-cell>
          <table:table-cell table:formula="of:=[.G612]-[.$B$2]" office:value-type="float" office:value="66.201269865036" calcext:value-type="float">
            <text:p>66.201269865</text:p>
          </table:table-cell>
          <table:table-cell table:formula="of:=[.C612]/([.H612]-[.H611])" office:value-type="float" office:value="61644.0084916444" calcext:value-type="float">
            <text:p>61644.0084916444</text:p>
          </table:table-cell>
          <table:table-cell table:formula="of:=[.G612]-[.$B612]" office:value-type="float" office:value="0.233150005340576" calcext:value-type="float">
            <text:p>0.2331500053</text:p>
          </table:table-cell>
          <table:table-cell table:number-columns-repeated="6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43146986.00917" calcext:value-type="float">
            <text:p>1443146986.00917</text:p>
          </table:table-cell>
          <table:table-cell office:value-type="float" office:value="4320" calcext:value-type="float">
            <text:p>4320</text:p>
          </table:table-cell>
          <table:table-cell table:formula="of:=[.B613]-[.$B$2]" office:value-type="float" office:value="66.0089600086212" calcext:value-type="float">
            <text:p>66.0089600086</text:p>
          </table:table-cell>
          <table:table-cell table:formula="of:=[.C613]/([.D613]-[.D612])" office:value-type="float" office:value="105778.262656454" calcext:value-type="float">
            <text:p>105778.262656454</text:p>
          </table:table-cell>
          <table:table-cell table:formula="of:=IF(MOD([.D613];[.$M$10])&lt;[.$M$3];[.$N$2];IF(MOD([.D613];[.$M$10])&lt;[.$M$4];[.$N$3];IF(MOD([.D613];[.$M$10])&lt;[.$M$5];[.$N$4];IF(MOD([.D613];[.$M$10])&lt;[.$M$6];[.$N$5];IF(MOD([.D613];[.$M$10])&lt;[.$M$7];[.$N$6];IF(MOD([.D613];[.$M$10])&lt;[.$M$8];[.$N$7];IF(MOD([.D613];[.$M$10])&lt;[.$M$9];[.$N$8];IF(MOD([.D613];[.$M$10])&lt;[.$M$10];[.$N$9]))))))))" office:value-type="float" office:value="110000" calcext:value-type="float">
            <text:p>110000</text:p>
          </table:table-cell>
          <table:table-cell office:value-type="float" office:value="1443146986.24089" calcext:value-type="float">
            <text:p>1443146986.24089</text:p>
          </table:table-cell>
          <table:table-cell table:formula="of:=[.G613]-[.$B$2]" office:value-type="float" office:value="66.2406799793243" calcext:value-type="float">
            <text:p>66.2406799793</text:p>
          </table:table-cell>
          <table:table-cell table:formula="of:=[.C613]/([.H613]-[.H612])" office:value-type="float" office:value="109616.53062953" calcext:value-type="float">
            <text:p>109616.53062953</text:p>
          </table:table-cell>
          <table:table-cell table:formula="of:=[.G613]-[.$B613]" office:value-type="float" office:value="0.231719970703125" calcext:value-type="float">
            <text:p>0.2317199707</text:p>
          </table:table-cell>
          <table:table-cell table:number-columns-repeated="6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43146986.04858" calcext:value-type="float">
            <text:p>1443146986.04858</text:p>
          </table:table-cell>
          <table:table-cell office:value-type="float" office:value="4320" calcext:value-type="float">
            <text:p>4320</text:p>
          </table:table-cell>
          <table:table-cell table:formula="of:=[.B614]-[.$B$2]" office:value-type="float" office:value="66.048369884491" calcext:value-type="float">
            <text:p>66.0483698845</text:p>
          </table:table-cell>
          <table:table-cell table:formula="of:=[.C614]/([.D614]-[.D613])" office:value-type="float" office:value="109617.193778471" calcext:value-type="float">
            <text:p>109617.193778471</text:p>
          </table:table-cell>
          <table:table-cell table:formula="of:=IF(MOD([.D614];[.$M$10])&lt;[.$M$3];[.$N$2];IF(MOD([.D614];[.$M$10])&lt;[.$M$4];[.$N$3];IF(MOD([.D614];[.$M$10])&lt;[.$M$5];[.$N$4];IF(MOD([.D614];[.$M$10])&lt;[.$M$6];[.$N$5];IF(MOD([.D614];[.$M$10])&lt;[.$M$7];[.$N$6];IF(MOD([.D614];[.$M$10])&lt;[.$M$8];[.$N$7];IF(MOD([.D614];[.$M$10])&lt;[.$M$9];[.$N$8];IF(MOD([.D614];[.$M$10])&lt;[.$M$10];[.$N$9]))))))))" office:value-type="float" office:value="110000" calcext:value-type="float">
            <text:p>110000</text:p>
          </table:table-cell>
          <table:table-cell office:value-type="float" office:value="1443146986.28034" calcext:value-type="float">
            <text:p>1443146986.28034</text:p>
          </table:table-cell>
          <table:table-cell table:formula="of:=[.G614]-[.$B$2]" office:value-type="float" office:value="66.2801299095154" calcext:value-type="float">
            <text:p>66.2801299095</text:p>
          </table:table-cell>
          <table:table-cell table:formula="of:=[.C614]/([.H614]-[.H613])" office:value-type="float" office:value="109505.897198803" calcext:value-type="float">
            <text:p>109505.897198803</text:p>
          </table:table-cell>
          <table:table-cell table:formula="of:=[.G614]-[.$B614]" office:value-type="float" office:value="0.231760025024414" calcext:value-type="float">
            <text:p>0.231760025</text:p>
          </table:table-cell>
          <table:table-cell table:number-columns-repeated="6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43146986.08802" calcext:value-type="float">
            <text:p>1443146986.08802</text:p>
          </table:table-cell>
          <table:table-cell office:value-type="float" office:value="4320" calcext:value-type="float">
            <text:p>4320</text:p>
          </table:table-cell>
          <table:table-cell table:formula="of:=[.B615]-[.$B$2]" office:value-type="float" office:value="66.0878100395203" calcext:value-type="float">
            <text:p>66.0878100395</text:p>
          </table:table-cell>
          <table:table-cell table:formula="of:=[.C615]/([.D615]-[.D614])" office:value-type="float" office:value="109533.038011413" calcext:value-type="float">
            <text:p>109533.038011413</text:p>
          </table:table-cell>
          <table:table-cell table:formula="of:=IF(MOD([.D615];[.$M$10])&lt;[.$M$3];[.$N$2];IF(MOD([.D615];[.$M$10])&lt;[.$M$4];[.$N$3];IF(MOD([.D615];[.$M$10])&lt;[.$M$5];[.$N$4];IF(MOD([.D615];[.$M$10])&lt;[.$M$6];[.$N$5];IF(MOD([.D615];[.$M$10])&lt;[.$M$7];[.$N$6];IF(MOD([.D615];[.$M$10])&lt;[.$M$8];[.$N$7];IF(MOD([.D615];[.$M$10])&lt;[.$M$9];[.$N$8];IF(MOD([.D615];[.$M$10])&lt;[.$M$10];[.$N$9]))))))))" office:value-type="float" office:value="110000" calcext:value-type="float">
            <text:p>110000</text:p>
          </table:table-cell>
          <table:table-cell office:value-type="float" office:value="1443146986.31972" calcext:value-type="float">
            <text:p>1443146986.31972</text:p>
          </table:table-cell>
          <table:table-cell table:formula="of:=[.G615]-[.$B$2]" office:value-type="float" office:value="66.3195099830628" calcext:value-type="float">
            <text:p>66.3195099831</text:p>
          </table:table-cell>
          <table:table-cell table:formula="of:=[.C615]/([.H615]-[.H614])" office:value-type="float" office:value="109700.150630858" calcext:value-type="float">
            <text:p>109700.150630858</text:p>
          </table:table-cell>
          <table:table-cell table:formula="of:=[.G615]-[.$B615]" office:value-type="float" office:value="0.23169994354248" calcext:value-type="float">
            <text:p>0.2316999435</text:p>
          </table:table-cell>
          <table:table-cell table:number-columns-repeated="6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3146986.12744" calcext:value-type="float">
            <text:p>1443146986.12744</text:p>
          </table:table-cell>
          <table:table-cell office:value-type="float" office:value="4320" calcext:value-type="float">
            <text:p>4320</text:p>
          </table:table-cell>
          <table:table-cell table:formula="of:=[.B616]-[.$B$2]" office:value-type="float" office:value="66.1272299289703" calcext:value-type="float">
            <text:p>66.127229929</text:p>
          </table:table-cell>
          <table:table-cell table:formula="of:=[.C616]/([.D616]-[.D615])" office:value-type="float" office:value="109589.34842959" calcext:value-type="float">
            <text:p>109589.34842959</text:p>
          </table:table-cell>
          <table:table-cell table:formula="of:=IF(MOD([.D616];[.$M$10])&lt;[.$M$3];[.$N$2];IF(MOD([.D616];[.$M$10])&lt;[.$M$4];[.$N$3];IF(MOD([.D616];[.$M$10])&lt;[.$M$5];[.$N$4];IF(MOD([.D616];[.$M$10])&lt;[.$M$6];[.$N$5];IF(MOD([.D616];[.$M$10])&lt;[.$M$7];[.$N$6];IF(MOD([.D616];[.$M$10])&lt;[.$M$8];[.$N$7];IF(MOD([.D616];[.$M$10])&lt;[.$M$9];[.$N$8];IF(MOD([.D616];[.$M$10])&lt;[.$M$10];[.$N$9]))))))))" office:value-type="float" office:value="110000" calcext:value-type="float">
            <text:p>110000</text:p>
          </table:table-cell>
          <table:table-cell office:value-type="float" office:value="1443146986.35918" calcext:value-type="float">
            <text:p>1443146986.35918</text:p>
          </table:table-cell>
          <table:table-cell table:formula="of:=[.G616]-[.$B$2]" office:value-type="float" office:value="66.3589699268341" calcext:value-type="float">
            <text:p>66.3589699268</text:p>
          </table:table-cell>
          <table:table-cell table:formula="of:=[.C616]/([.H616]-[.H615])" office:value-type="float" office:value="109478.108357955" calcext:value-type="float">
            <text:p>109478.108357955</text:p>
          </table:table-cell>
          <table:table-cell table:formula="of:=[.G616]-[.$B616]" office:value-type="float" office:value="0.23173999786377" calcext:value-type="float">
            <text:p>0.2317399979</text:p>
          </table:table-cell>
          <table:table-cell table:number-columns-repeated="6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43146986.16686" calcext:value-type="float">
            <text:p>1443146986.16686</text:p>
          </table:table-cell>
          <table:table-cell office:value-type="float" office:value="4320" calcext:value-type="float">
            <text:p>4320</text:p>
          </table:table-cell>
          <table:table-cell table:formula="of:=[.B617]-[.$B$2]" office:value-type="float" office:value="66.166650056839" calcext:value-type="float">
            <text:p>66.1666500568</text:p>
          </table:table-cell>
          <table:table-cell table:formula="of:=[.C617]/([.D617]-[.D616])" office:value-type="float" office:value="109588.685617515" calcext:value-type="float">
            <text:p>109588.685617515</text:p>
          </table:table-cell>
          <table:table-cell table:formula="of:=IF(MOD([.D617];[.$M$10])&lt;[.$M$3];[.$N$2];IF(MOD([.D617];[.$M$10])&lt;[.$M$4];[.$N$3];IF(MOD([.D617];[.$M$10])&lt;[.$M$5];[.$N$4];IF(MOD([.D617];[.$M$10])&lt;[.$M$6];[.$N$5];IF(MOD([.D617];[.$M$10])&lt;[.$M$7];[.$N$6];IF(MOD([.D617];[.$M$10])&lt;[.$M$8];[.$N$7];IF(MOD([.D617];[.$M$10])&lt;[.$M$9];[.$N$8];IF(MOD([.D617];[.$M$10])&lt;[.$M$10];[.$N$9]))))))))" office:value-type="float" office:value="110000" calcext:value-type="float">
            <text:p>110000</text:p>
          </table:table-cell>
          <table:table-cell office:value-type="float" office:value="1443146986.39857" calcext:value-type="float">
            <text:p>1443146986.39857</text:p>
          </table:table-cell>
          <table:table-cell table:formula="of:=[.G617]-[.$B$2]" office:value-type="float" office:value="66.3983600139618" calcext:value-type="float">
            <text:p>66.398360014</text:p>
          </table:table-cell>
          <table:table-cell table:formula="of:=[.C617]/([.H617]-[.H616])" office:value-type="float" office:value="109672.263125401" calcext:value-type="float">
            <text:p>109672.263125401</text:p>
          </table:table-cell>
          <table:table-cell table:formula="of:=[.G617]-[.$B617]" office:value-type="float" office:value="0.231709957122803" calcext:value-type="float">
            <text:p>0.2317099571</text:p>
          </table:table-cell>
          <table:table-cell table:number-columns-repeated="6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43146986.20628" calcext:value-type="float">
            <text:p>1443146986.20628</text:p>
          </table:table-cell>
          <table:table-cell office:value-type="float" office:value="4320" calcext:value-type="float">
            <text:p>4320</text:p>
          </table:table-cell>
          <table:table-cell table:formula="of:=[.B618]-[.$B$2]" office:value-type="float" office:value="66.2060699462891" calcext:value-type="float">
            <text:p>66.2060699463</text:p>
          </table:table-cell>
          <table:table-cell table:formula="of:=[.C618]/([.D618]-[.D617])" office:value-type="float" office:value="109589.34842959" calcext:value-type="float">
            <text:p>109589.34842959</text:p>
          </table:table-cell>
          <table:table-cell table:formula="of:=IF(MOD([.D618];[.$M$10])&lt;[.$M$3];[.$N$2];IF(MOD([.D618];[.$M$10])&lt;[.$M$4];[.$N$3];IF(MOD([.D618];[.$M$10])&lt;[.$M$5];[.$N$4];IF(MOD([.D618];[.$M$10])&lt;[.$M$6];[.$N$5];IF(MOD([.D618];[.$M$10])&lt;[.$M$7];[.$N$6];IF(MOD([.D618];[.$M$10])&lt;[.$M$8];[.$N$7];IF(MOD([.D618];[.$M$10])&lt;[.$M$9];[.$N$8];IF(MOD([.D618];[.$M$10])&lt;[.$M$10];[.$N$9]))))))))" office:value-type="float" office:value="110000" calcext:value-type="float">
            <text:p>110000</text:p>
          </table:table-cell>
          <table:table-cell office:value-type="float" office:value="1443146986.43808" calcext:value-type="float">
            <text:p>1443146986.43808</text:p>
          </table:table-cell>
          <table:table-cell table:formula="of:=[.G618]-[.$B$2]" office:value-type="float" office:value="66.4378700256348" calcext:value-type="float">
            <text:p>66.4378700256</text:p>
          </table:table-cell>
          <table:table-cell table:formula="of:=[.C618]/([.H618]-[.H617])" office:value-type="float" office:value="109339.375441264" calcext:value-type="float">
            <text:p>109339.375441264</text:p>
          </table:table-cell>
          <table:table-cell table:formula="of:=[.G618]-[.$B618]" office:value-type="float" office:value="0.231800079345703" calcext:value-type="float">
            <text:p>0.2318000793</text:p>
          </table:table-cell>
          <table:table-cell table:number-columns-repeated="6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43146986.24575" calcext:value-type="float">
            <text:p>1443146986.24575</text:p>
          </table:table-cell>
          <table:table-cell office:value-type="float" office:value="4320" calcext:value-type="float">
            <text:p>4320</text:p>
          </table:table-cell>
          <table:table-cell table:formula="of:=[.B619]-[.$B$2]" office:value-type="float" office:value="66.2455399036408" calcext:value-type="float">
            <text:p>66.2455399036</text:p>
          </table:table-cell>
          <table:table-cell table:formula="of:=[.C619]/([.D619]-[.D618])" office:value-type="float" office:value="109450.333617237" calcext:value-type="float">
            <text:p>109450.333617237</text:p>
          </table:table-cell>
          <table:table-cell table:formula="of:=IF(MOD([.D619];[.$M$10])&lt;[.$M$3];[.$N$2];IF(MOD([.D619];[.$M$10])&lt;[.$M$4];[.$N$3];IF(MOD([.D619];[.$M$10])&lt;[.$M$5];[.$N$4];IF(MOD([.D619];[.$M$10])&lt;[.$M$6];[.$N$5];IF(MOD([.D619];[.$M$10])&lt;[.$M$7];[.$N$6];IF(MOD([.D619];[.$M$10])&lt;[.$M$8];[.$N$7];IF(MOD([.D619];[.$M$10])&lt;[.$M$9];[.$N$8];IF(MOD([.D619];[.$M$10])&lt;[.$M$10];[.$N$9]))))))))" office:value-type="float" office:value="110000" calcext:value-type="float">
            <text:p>110000</text:p>
          </table:table-cell>
          <table:table-cell office:value-type="float" office:value="1443146986.4774" calcext:value-type="float">
            <text:p>1443146986.4774</text:p>
          </table:table-cell>
          <table:table-cell table:formula="of:=[.G619]-[.$B$2]" office:value-type="float" office:value="66.4771900177002" calcext:value-type="float">
            <text:p>66.4771900177</text:p>
          </table:table-cell>
          <table:table-cell table:formula="of:=[.C619]/([.H619]-[.H618])" office:value-type="float" office:value="109867.773951007" calcext:value-type="float">
            <text:p>109867.773951007</text:p>
          </table:table-cell>
          <table:table-cell table:formula="of:=[.G619]-[.$B619]" office:value-type="float" office:value="0.231650114059448" calcext:value-type="float">
            <text:p>0.2316501141</text:p>
          </table:table-cell>
          <table:table-cell table:number-columns-repeated="6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43146986.28517" calcext:value-type="float">
            <text:p>1443146986.28517</text:p>
          </table:table-cell>
          <table:table-cell office:value-type="float" office:value="4320" calcext:value-type="float">
            <text:p>4320</text:p>
          </table:table-cell>
          <table:table-cell table:formula="of:=[.B620]-[.$B$2]" office:value-type="float" office:value="66.2849600315094" calcext:value-type="float">
            <text:p>66.2849600315</text:p>
          </table:table-cell>
          <table:table-cell table:formula="of:=[.C620]/([.D620]-[.D619])" office:value-type="float" office:value="109588.685617515" calcext:value-type="float">
            <text:p>109588.685617515</text:p>
          </table:table-cell>
          <table:table-cell table:formula="of:=IF(MOD([.D620];[.$M$10])&lt;[.$M$3];[.$N$2];IF(MOD([.D620];[.$M$10])&lt;[.$M$4];[.$N$3];IF(MOD([.D620];[.$M$10])&lt;[.$M$5];[.$N$4];IF(MOD([.D620];[.$M$10])&lt;[.$M$6];[.$N$5];IF(MOD([.D620];[.$M$10])&lt;[.$M$7];[.$N$6];IF(MOD([.D620];[.$M$10])&lt;[.$M$8];[.$N$7];IF(MOD([.D620];[.$M$10])&lt;[.$M$9];[.$N$8];IF(MOD([.D620];[.$M$10])&lt;[.$M$10];[.$N$9]))))))))" office:value-type="float" office:value="110000" calcext:value-type="float">
            <text:p>110000</text:p>
          </table:table-cell>
          <table:table-cell office:value-type="float" office:value="1443146986.51678" calcext:value-type="float">
            <text:p>1443146986.51678</text:p>
          </table:table-cell>
          <table:table-cell table:formula="of:=[.G620]-[.$B$2]" office:value-type="float" office:value="66.516569852829" calcext:value-type="float">
            <text:p>66.5165698528</text:p>
          </table:table-cell>
          <table:table-cell table:formula="of:=[.C620]/([.H620]-[.H619])" office:value-type="float" office:value="109700.814791943" calcext:value-type="float">
            <text:p>109700.814791943</text:p>
          </table:table-cell>
          <table:table-cell table:formula="of:=[.G620]-[.$B620]" office:value-type="float" office:value="0.23160982131958" calcext:value-type="float">
            <text:p>0.2316098213</text:p>
          </table:table-cell>
          <table:table-cell table:number-columns-repeated="6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43146986.3246" calcext:value-type="float">
            <text:p>1443146986.3246</text:p>
          </table:table-cell>
          <table:table-cell office:value-type="float" office:value="4320" calcext:value-type="float">
            <text:p>4320</text:p>
          </table:table-cell>
          <table:table-cell table:formula="of:=[.B621]-[.$B$2]" office:value-type="float" office:value="66.3243899345398" calcext:value-type="float">
            <text:p>66.3243899345</text:p>
          </table:table-cell>
          <table:table-cell table:formula="of:=[.C621]/([.D621]-[.D620])" office:value-type="float" office:value="109561.517223865" calcext:value-type="float">
            <text:p>109561.517223865</text:p>
          </table:table-cell>
          <table:table-cell table:formula="of:=IF(MOD([.D621];[.$M$10])&lt;[.$M$3];[.$N$2];IF(MOD([.D621];[.$M$10])&lt;[.$M$4];[.$N$3];IF(MOD([.D621];[.$M$10])&lt;[.$M$5];[.$N$4];IF(MOD([.D621];[.$M$10])&lt;[.$M$6];[.$N$5];IF(MOD([.D621];[.$M$10])&lt;[.$M$7];[.$N$6];IF(MOD([.D621];[.$M$10])&lt;[.$M$8];[.$N$7];IF(MOD([.D621];[.$M$10])&lt;[.$M$9];[.$N$8];IF(MOD([.D621];[.$M$10])&lt;[.$M$10];[.$N$9]))))))))" office:value-type="float" office:value="110000" calcext:value-type="float">
            <text:p>110000</text:p>
          </table:table-cell>
          <table:table-cell office:value-type="float" office:value="1443146986.55632" calcext:value-type="float">
            <text:p>1443146986.55632</text:p>
          </table:table-cell>
          <table:table-cell table:formula="of:=[.G621]-[.$B$2]" office:value-type="float" office:value="66.5561099052429" calcext:value-type="float">
            <text:p>66.5561099052</text:p>
          </table:table-cell>
          <table:table-cell table:formula="of:=[.C621]/([.H621]-[.H620])" office:value-type="float" office:value="109256.304336029" calcext:value-type="float">
            <text:p>109256.304336029</text:p>
          </table:table-cell>
          <table:table-cell table:formula="of:=[.G621]-[.$B621]" office:value-type="float" office:value="0.231719970703125" calcext:value-type="float">
            <text:p>0.2317199707</text:p>
          </table:table-cell>
          <table:table-cell table:number-columns-repeated="6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43146986.36401" calcext:value-type="float">
            <text:p>1443146986.36401</text:p>
          </table:table-cell>
          <table:table-cell office:value-type="float" office:value="4320" calcext:value-type="float">
            <text:p>4320</text:p>
          </table:table-cell>
          <table:table-cell table:formula="of:=[.B622]-[.$B$2]" office:value-type="float" office:value="66.3638000488281" calcext:value-type="float">
            <text:p>66.3638000488</text:p>
          </table:table-cell>
          <table:table-cell table:formula="of:=[.C622]/([.D622]-[.D621])" office:value-type="float" office:value="109616.53062953" calcext:value-type="float">
            <text:p>109616.53062953</text:p>
          </table:table-cell>
          <table:table-cell table:formula="of:=IF(MOD([.D622];[.$M$10])&lt;[.$M$3];[.$N$2];IF(MOD([.D622];[.$M$10])&lt;[.$M$4];[.$N$3];IF(MOD([.D622];[.$M$10])&lt;[.$M$5];[.$N$4];IF(MOD([.D622];[.$M$10])&lt;[.$M$6];[.$N$5];IF(MOD([.D622];[.$M$10])&lt;[.$M$7];[.$N$6];IF(MOD([.D622];[.$M$10])&lt;[.$M$8];[.$N$7];IF(MOD([.D622];[.$M$10])&lt;[.$M$9];[.$N$8];IF(MOD([.D622];[.$M$10])&lt;[.$M$10];[.$N$9]))))))))" office:value-type="float" office:value="110000" calcext:value-type="float">
            <text:p>110000</text:p>
          </table:table-cell>
          <table:table-cell office:value-type="float" office:value="1443146986.56848" calcext:value-type="float">
            <text:p>1443146986.56848</text:p>
          </table:table-cell>
          <table:table-cell table:formula="of:=[.G622]-[.$B$2]" office:value-type="float" office:value="66.5682699680328" calcext:value-type="float">
            <text:p>66.568269968</text:p>
          </table:table-cell>
          <table:table-cell table:formula="of:=[.C622]/([.H622]-[.H621])" office:value-type="float" office:value="355261.323451562" calcext:value-type="float">
            <text:p>355261.323451562</text:p>
          </table:table-cell>
          <table:table-cell table:formula="of:=[.G622]-[.$B622]" office:value-type="float" office:value="0.204469919204712" calcext:value-type="float">
            <text:p>0.2044699192</text:p>
          </table:table-cell>
          <table:table-cell table:number-columns-repeated="6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43146986.40343" calcext:value-type="float">
            <text:p>1443146986.40343</text:p>
          </table:table-cell>
          <table:table-cell office:value-type="float" office:value="4320" calcext:value-type="float">
            <text:p>4320</text:p>
          </table:table-cell>
          <table:table-cell table:formula="of:=[.B623]-[.$B$2]" office:value-type="float" office:value="66.4032199382782" calcext:value-type="float">
            <text:p>66.4032199383</text:p>
          </table:table-cell>
          <table:table-cell table:formula="of:=[.C623]/([.D623]-[.D622])" office:value-type="float" office:value="109589.34842959" calcext:value-type="float">
            <text:p>109589.34842959</text:p>
          </table:table-cell>
          <table:table-cell table:formula="of:=IF(MOD([.D623];[.$M$10])&lt;[.$M$3];[.$N$2];IF(MOD([.D623];[.$M$10])&lt;[.$M$4];[.$N$3];IF(MOD([.D623];[.$M$10])&lt;[.$M$5];[.$N$4];IF(MOD([.D623];[.$M$10])&lt;[.$M$6];[.$N$5];IF(MOD([.D623];[.$M$10])&lt;[.$M$7];[.$N$6];IF(MOD([.D623];[.$M$10])&lt;[.$M$8];[.$N$7];IF(MOD([.D623];[.$M$10])&lt;[.$M$9];[.$N$8];IF(MOD([.D623];[.$M$10])&lt;[.$M$10];[.$N$9]))))))))" office:value-type="float" office:value="110000" calcext:value-type="float">
            <text:p>110000</text:p>
          </table:table-cell>
          <table:table-cell office:value-type="float" office:value="1443146986.60024" calcext:value-type="float">
            <text:p>1443146986.60024</text:p>
          </table:table-cell>
          <table:table-cell table:formula="of:=[.G623]-[.$B$2]" office:value-type="float" office:value="66.6000299453735" calcext:value-type="float">
            <text:p>66.6000299454</text:p>
          </table:table-cell>
          <table:table-cell table:formula="of:=[.C623]/([.H623]-[.H622])" office:value-type="float" office:value="136020.248177703" calcext:value-type="float">
            <text:p>136020.248177703</text:p>
          </table:table-cell>
          <table:table-cell table:formula="of:=[.G623]-[.$B623]" office:value-type="float" office:value="0.196810007095337" calcext:value-type="float">
            <text:p>0.1968100071</text:p>
          </table:table-cell>
          <table:table-cell table:number-columns-repeated="6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43146986.44286" calcext:value-type="float">
            <text:p>1443146986.44286</text:p>
          </table:table-cell>
          <table:table-cell office:value-type="float" office:value="4320" calcext:value-type="float">
            <text:p>4320</text:p>
          </table:table-cell>
          <table:table-cell table:formula="of:=[.B624]-[.$B$2]" office:value-type="float" office:value="66.4426498413086" calcext:value-type="float">
            <text:p>66.4426498413</text:p>
          </table:table-cell>
          <table:table-cell table:formula="of:=[.C624]/([.D624]-[.D623])" office:value-type="float" office:value="109561.517223865" calcext:value-type="float">
            <text:p>109561.517223865</text:p>
          </table:table-cell>
          <table:table-cell table:formula="of:=IF(MOD([.D624];[.$M$10])&lt;[.$M$3];[.$N$2];IF(MOD([.D624];[.$M$10])&lt;[.$M$4];[.$N$3];IF(MOD([.D624];[.$M$10])&lt;[.$M$5];[.$N$4];IF(MOD([.D624];[.$M$10])&lt;[.$M$6];[.$N$5];IF(MOD([.D624];[.$M$10])&lt;[.$M$7];[.$N$6];IF(MOD([.D624];[.$M$10])&lt;[.$M$8];[.$N$7];IF(MOD([.D624];[.$M$10])&lt;[.$M$9];[.$N$8];IF(MOD([.D624];[.$M$10])&lt;[.$M$10];[.$N$9]))))))))" office:value-type="float" office:value="110000" calcext:value-type="float">
            <text:p>110000</text:p>
          </table:table-cell>
          <table:table-cell office:value-type="float" office:value="1443146986.67458" calcext:value-type="float">
            <text:p>1443146986.67458</text:p>
          </table:table-cell>
          <table:table-cell table:formula="of:=[.G624]-[.$B$2]" office:value-type="float" office:value="66.6743700504303" calcext:value-type="float">
            <text:p>66.6743700504</text:p>
          </table:table-cell>
          <table:table-cell table:formula="of:=[.C624]/([.H624]-[.H623])" office:value-type="float" office:value="58111.2980228027" calcext:value-type="float">
            <text:p>58111.2980228027</text:p>
          </table:table-cell>
          <table:table-cell table:formula="of:=[.G624]-[.$B624]" office:value-type="float" office:value="0.231720209121704" calcext:value-type="float">
            <text:p>0.2317202091</text:p>
          </table:table-cell>
          <table:table-cell table:number-columns-repeated="6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43146986.48228" calcext:value-type="float">
            <text:p>1443146986.48228</text:p>
          </table:table-cell>
          <table:table-cell office:value-type="float" office:value="4320" calcext:value-type="float">
            <text:p>4320</text:p>
          </table:table-cell>
          <table:table-cell table:formula="of:=[.B625]-[.$B$2]" office:value-type="float" office:value="66.4820699691772" calcext:value-type="float">
            <text:p>66.4820699692</text:p>
          </table:table-cell>
          <table:table-cell table:formula="of:=[.C625]/([.D625]-[.D624])" office:value-type="float" office:value="109588.685617515" calcext:value-type="float">
            <text:p>109588.685617515</text:p>
          </table:table-cell>
          <table:table-cell table:formula="of:=IF(MOD([.D625];[.$M$10])&lt;[.$M$3];[.$N$2];IF(MOD([.D625];[.$M$10])&lt;[.$M$4];[.$N$3];IF(MOD([.D625];[.$M$10])&lt;[.$M$5];[.$N$4];IF(MOD([.D625];[.$M$10])&lt;[.$M$6];[.$N$5];IF(MOD([.D625];[.$M$10])&lt;[.$M$7];[.$N$6];IF(MOD([.D625];[.$M$10])&lt;[.$M$8];[.$N$7];IF(MOD([.D625];[.$M$10])&lt;[.$M$9];[.$N$8];IF(MOD([.D625];[.$M$10])&lt;[.$M$10];[.$N$9]))))))))" office:value-type="float" office:value="110000" calcext:value-type="float">
            <text:p>110000</text:p>
          </table:table-cell>
          <table:table-cell office:value-type="float" office:value="1443146986.71395" calcext:value-type="float">
            <text:p>1443146986.71395</text:p>
          </table:table-cell>
          <table:table-cell table:formula="of:=[.G625]-[.$B$2]" office:value-type="float" office:value="66.7137398719788" calcext:value-type="float">
            <text:p>66.713739872</text:p>
          </table:table-cell>
          <table:table-cell table:formula="of:=[.C625]/([.H625]-[.H624])" office:value-type="float" office:value="109728.716821394" calcext:value-type="float">
            <text:p>109728.716821394</text:p>
          </table:table-cell>
          <table:table-cell table:formula="of:=[.G625]-[.$B625]" office:value-type="float" office:value="0.231669902801514" calcext:value-type="float">
            <text:p>0.2316699028</text:p>
          </table:table-cell>
          <table:table-cell table:number-columns-repeated="6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43146986.52173" calcext:value-type="float">
            <text:p>1443146986.52173</text:p>
          </table:table-cell>
          <table:table-cell office:value-type="float" office:value="4320" calcext:value-type="float">
            <text:p>4320</text:p>
          </table:table-cell>
          <table:table-cell table:formula="of:=[.B626]-[.$B$2]" office:value-type="float" office:value="66.5215198993683" calcext:value-type="float">
            <text:p>66.5215198994</text:p>
          </table:table-cell>
          <table:table-cell table:formula="of:=[.C626]/([.D626]-[.D625])" office:value-type="float" office:value="109505.897198803" calcext:value-type="float">
            <text:p>109505.897198803</text:p>
          </table:table-cell>
          <table:table-cell table:formula="of:=IF(MOD([.D626];[.$M$10])&lt;[.$M$3];[.$N$2];IF(MOD([.D626];[.$M$10])&lt;[.$M$4];[.$N$3];IF(MOD([.D626];[.$M$10])&lt;[.$M$5];[.$N$4];IF(MOD([.D626];[.$M$10])&lt;[.$M$6];[.$N$5];IF(MOD([.D626];[.$M$10])&lt;[.$M$7];[.$N$6];IF(MOD([.D626];[.$M$10])&lt;[.$M$8];[.$N$7];IF(MOD([.D626];[.$M$10])&lt;[.$M$9];[.$N$8];IF(MOD([.D626];[.$M$10])&lt;[.$M$10];[.$N$9]))))))))" office:value-type="float" office:value="110000" calcext:value-type="float">
            <text:p>110000</text:p>
          </table:table-cell>
          <table:table-cell office:value-type="float" office:value="1443146986.7534" calcext:value-type="float">
            <text:p>1443146986.7534</text:p>
          </table:table-cell>
          <table:table-cell table:formula="of:=[.G626]-[.$B$2]" office:value-type="float" office:value="66.7531900405884" calcext:value-type="float">
            <text:p>66.7531900406</text:p>
          </table:table-cell>
          <table:table-cell table:formula="of:=[.C626]/([.H626]-[.H625])" office:value-type="float" office:value="109505.235395791" calcext:value-type="float">
            <text:p>109505.235395791</text:p>
          </table:table-cell>
          <table:table-cell table:formula="of:=[.G626]-[.$B626]" office:value-type="float" office:value="0.231670141220093" calcext:value-type="float">
            <text:p>0.2316701412</text:p>
          </table:table-cell>
          <table:table-cell table:number-columns-repeated="6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43146986.56134" calcext:value-type="float">
            <text:p>1443146986.56134</text:p>
          </table:table-cell>
          <table:table-cell office:value-type="float" office:value="4320" calcext:value-type="float">
            <text:p>4320</text:p>
          </table:table-cell>
          <table:table-cell table:formula="of:=[.B627]-[.$B$2]" office:value-type="float" office:value="66.5611300468445" calcext:value-type="float">
            <text:p>66.5611300468</text:p>
          </table:table-cell>
          <table:table-cell table:formula="of:=[.C627]/([.D627]-[.D626])" office:value-type="float" office:value="109062.961772513" calcext:value-type="float">
            <text:p>109062.961772513</text:p>
          </table:table-cell>
          <table:table-cell table:formula="of:=IF(MOD([.D627];[.$M$10])&lt;[.$M$3];[.$N$2];IF(MOD([.D627];[.$M$10])&lt;[.$M$4];[.$N$3];IF(MOD([.D627];[.$M$10])&lt;[.$M$5];[.$N$4];IF(MOD([.D627];[.$M$10])&lt;[.$M$6];[.$N$5];IF(MOD([.D627];[.$M$10])&lt;[.$M$7];[.$N$6];IF(MOD([.D627];[.$M$10])&lt;[.$M$8];[.$N$7];IF(MOD([.D627];[.$M$10])&lt;[.$M$9];[.$N$8];IF(MOD([.D627];[.$M$10])&lt;[.$M$10];[.$N$9]))))))))" office:value-type="float" office:value="110000" calcext:value-type="float">
            <text:p>110000</text:p>
          </table:table-cell>
          <table:table-cell office:value-type="float" office:value="1443146986.7928" calcext:value-type="float">
            <text:p>1443146986.7928</text:p>
          </table:table-cell>
          <table:table-cell table:formula="of:=[.G627]-[.$B$2]" office:value-type="float" office:value="66.7925899028778" calcext:value-type="float">
            <text:p>66.7925899029</text:p>
          </table:table-cell>
          <table:table-cell table:formula="of:=[.C627]/([.H627]-[.H626])" office:value-type="float" office:value="109645.053281293" calcext:value-type="float">
            <text:p>109645.053281293</text:p>
          </table:table-cell>
          <table:table-cell table:formula="of:=[.G627]-[.$B627]" office:value-type="float" office:value="0.231459856033325" calcext:value-type="float">
            <text:p>0.231459856</text:p>
          </table:table-cell>
          <table:table-cell table:number-columns-repeated="6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43146986.6008" calcext:value-type="float">
            <text:p>1443146986.6008</text:p>
          </table:table-cell>
          <table:table-cell office:value-type="float" office:value="4320" calcext:value-type="float">
            <text:p>4320</text:p>
          </table:table-cell>
          <table:table-cell table:formula="of:=[.B628]-[.$B$2]" office:value-type="float" office:value="66.6005899906159" calcext:value-type="float">
            <text:p>66.6005899906</text:p>
          </table:table-cell>
          <table:table-cell table:formula="of:=[.C628]/([.D628]-[.D627])" office:value-type="float" office:value="109478.108357955" calcext:value-type="float">
            <text:p>109478.108357955</text:p>
          </table:table-cell>
          <table:table-cell table:formula="of:=IF(MOD([.D628];[.$M$10])&lt;[.$M$3];[.$N$2];IF(MOD([.D628];[.$M$10])&lt;[.$M$4];[.$N$3];IF(MOD([.D628];[.$M$10])&lt;[.$M$5];[.$N$4];IF(MOD([.D628];[.$M$10])&lt;[.$M$6];[.$N$5];IF(MOD([.D628];[.$M$10])&lt;[.$M$7];[.$N$6];IF(MOD([.D628];[.$M$10])&lt;[.$M$8];[.$N$7];IF(MOD([.D628];[.$M$10])&lt;[.$M$9];[.$N$8];IF(MOD([.D628];[.$M$10])&lt;[.$M$10];[.$N$9]))))))))" office:value-type="float" office:value="110000" calcext:value-type="float">
            <text:p>110000</text:p>
          </table:table-cell>
          <table:table-cell office:value-type="float" office:value="1443146986.83225" calcext:value-type="float">
            <text:p>1443146986.83225</text:p>
          </table:table-cell>
          <table:table-cell table:formula="of:=[.G628]-[.$B$2]" office:value-type="float" office:value="66.8320400714874" calcext:value-type="float">
            <text:p>66.8320400715</text:p>
          </table:table-cell>
          <table:table-cell table:formula="of:=[.C628]/([.H628]-[.H627])" office:value-type="float" office:value="109505.235395791" calcext:value-type="float">
            <text:p>109505.235395791</text:p>
          </table:table-cell>
          <table:table-cell table:formula="of:=[.G628]-[.$B628]" office:value-type="float" office:value="0.231450080871582" calcext:value-type="float">
            <text:p>0.2314500809</text:p>
          </table:table-cell>
          <table:table-cell table:number-columns-repeated="6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43146986.64027" calcext:value-type="float">
            <text:p>1443146986.64027</text:p>
          </table:table-cell>
          <table:table-cell office:value-type="float" office:value="4320" calcext:value-type="float">
            <text:p>4320</text:p>
          </table:table-cell>
          <table:table-cell table:formula="of:=[.B629]-[.$B$2]" office:value-type="float" office:value="66.6400599479675" calcext:value-type="float">
            <text:p>66.640059948</text:p>
          </table:table-cell>
          <table:table-cell table:formula="of:=[.C629]/([.D629]-[.D628])" office:value-type="float" office:value="109450.333617237" calcext:value-type="float">
            <text:p>109450.333617237</text:p>
          </table:table-cell>
          <table:table-cell table:formula="of:=IF(MOD([.D629];[.$M$10])&lt;[.$M$3];[.$N$2];IF(MOD([.D629];[.$M$10])&lt;[.$M$4];[.$N$3];IF(MOD([.D629];[.$M$10])&lt;[.$M$5];[.$N$4];IF(MOD([.D629];[.$M$10])&lt;[.$M$6];[.$N$5];IF(MOD([.D629];[.$M$10])&lt;[.$M$7];[.$N$6];IF(MOD([.D629];[.$M$10])&lt;[.$M$8];[.$N$7];IF(MOD([.D629];[.$M$10])&lt;[.$M$9];[.$N$8];IF(MOD([.D629];[.$M$10])&lt;[.$M$10];[.$N$9]))))))))" office:value-type="float" office:value="110000" calcext:value-type="float">
            <text:p>110000</text:p>
          </table:table-cell>
          <table:table-cell office:value-type="float" office:value="1443146986.87163" calcext:value-type="float">
            <text:p>1443146986.87163</text:p>
          </table:table-cell>
          <table:table-cell table:formula="of:=[.G629]-[.$B$2]" office:value-type="float" office:value="66.8714199066162" calcext:value-type="float">
            <text:p>66.8714199066</text:p>
          </table:table-cell>
          <table:table-cell table:formula="of:=[.C629]/([.H629]-[.H628])" office:value-type="float" office:value="109700.814791943" calcext:value-type="float">
            <text:p>109700.814791943</text:p>
          </table:table-cell>
          <table:table-cell table:formula="of:=[.G629]-[.$B629]" office:value-type="float" office:value="0.231359958648682" calcext:value-type="float">
            <text:p>0.2313599586</text:p>
          </table:table-cell>
          <table:table-cell table:number-columns-repeated="6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43146986.67969" calcext:value-type="float">
            <text:p>1443146986.67969</text:p>
          </table:table-cell>
          <table:table-cell office:value-type="float" office:value="4320" calcext:value-type="float">
            <text:p>4320</text:p>
          </table:table-cell>
          <table:table-cell table:formula="of:=[.B630]-[.$B$2]" office:value-type="float" office:value="66.6794798374176" calcext:value-type="float">
            <text:p>66.6794798374</text:p>
          </table:table-cell>
          <table:table-cell table:formula="of:=[.C630]/([.D630]-[.D629])" office:value-type="float" office:value="109589.34842959" calcext:value-type="float">
            <text:p>109589.34842959</text:p>
          </table:table-cell>
          <table:table-cell table:formula="of:=IF(MOD([.D630];[.$M$10])&lt;[.$M$3];[.$N$2];IF(MOD([.D630];[.$M$10])&lt;[.$M$4];[.$N$3];IF(MOD([.D630];[.$M$10])&lt;[.$M$5];[.$N$4];IF(MOD([.D630];[.$M$10])&lt;[.$M$6];[.$N$5];IF(MOD([.D630];[.$M$10])&lt;[.$M$7];[.$N$6];IF(MOD([.D630];[.$M$10])&lt;[.$M$8];[.$N$7];IF(MOD([.D630];[.$M$10])&lt;[.$M$9];[.$N$8];IF(MOD([.D630];[.$M$10])&lt;[.$M$10];[.$N$9]))))))))" office:value-type="float" office:value="110000" calcext:value-type="float">
            <text:p>110000</text:p>
          </table:table-cell>
          <table:table-cell office:value-type="float" office:value="1443146986.91108" calcext:value-type="float">
            <text:p>1443146986.91108</text:p>
          </table:table-cell>
          <table:table-cell table:formula="of:=[.G630]-[.$B$2]" office:value-type="float" office:value="66.9108698368073" calcext:value-type="float">
            <text:p>66.9108698368</text:p>
          </table:table-cell>
          <table:table-cell table:formula="of:=[.C630]/([.H630]-[.H629])" office:value-type="float" office:value="109505.897198803" calcext:value-type="float">
            <text:p>109505.897198803</text:p>
          </table:table-cell>
          <table:table-cell table:formula="of:=[.G630]-[.$B630]" office:value-type="float" office:value="0.231389999389648" calcext:value-type="float">
            <text:p>0.2313899994</text:p>
          </table:table-cell>
          <table:table-cell table:number-columns-repeated="6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43146986.71911" calcext:value-type="float">
            <text:p>1443146986.71911</text:p>
          </table:table-cell>
          <table:table-cell office:value-type="float" office:value="4320" calcext:value-type="float">
            <text:p>4320</text:p>
          </table:table-cell>
          <table:table-cell table:formula="of:=[.B631]-[.$B$2]" office:value-type="float" office:value="66.7188999652863" calcext:value-type="float">
            <text:p>66.7188999653</text:p>
          </table:table-cell>
          <table:table-cell table:formula="of:=[.C631]/([.D631]-[.D630])" office:value-type="float" office:value="109588.685617515" calcext:value-type="float">
            <text:p>109588.685617515</text:p>
          </table:table-cell>
          <table:table-cell table:formula="of:=IF(MOD([.D631];[.$M$10])&lt;[.$M$3];[.$N$2];IF(MOD([.D631];[.$M$10])&lt;[.$M$4];[.$N$3];IF(MOD([.D631];[.$M$10])&lt;[.$M$5];[.$N$4];IF(MOD([.D631];[.$M$10])&lt;[.$M$6];[.$N$5];IF(MOD([.D631];[.$M$10])&lt;[.$M$7];[.$N$6];IF(MOD([.D631];[.$M$10])&lt;[.$M$8];[.$N$7];IF(MOD([.D631];[.$M$10])&lt;[.$M$9];[.$N$8];IF(MOD([.D631];[.$M$10])&lt;[.$M$10];[.$N$9]))))))))" office:value-type="float" office:value="110000" calcext:value-type="float">
            <text:p>110000</text:p>
          </table:table-cell>
          <table:table-cell office:value-type="float" office:value="1443146986.95047" calcext:value-type="float">
            <text:p>1443146986.95047</text:p>
          </table:table-cell>
          <table:table-cell table:formula="of:=[.G631]-[.$B$2]" office:value-type="float" office:value="66.9502599239349" calcext:value-type="float">
            <text:p>66.9502599239</text:p>
          </table:table-cell>
          <table:table-cell table:formula="of:=[.C631]/([.H631]-[.H630])" office:value-type="float" office:value="109672.263125401" calcext:value-type="float">
            <text:p>109672.263125401</text:p>
          </table:table-cell>
          <table:table-cell table:formula="of:=[.G631]-[.$B631]" office:value-type="float" office:value="0.231359958648682" calcext:value-type="float">
            <text:p>0.2313599586</text:p>
          </table:table-cell>
          <table:table-cell table:number-columns-repeated="6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43146986.75864" calcext:value-type="float">
            <text:p>1443146986.75864</text:p>
          </table:table-cell>
          <table:table-cell office:value-type="float" office:value="4320" calcext:value-type="float">
            <text:p>4320</text:p>
          </table:table-cell>
          <table:table-cell table:formula="of:=[.B632]-[.$B$2]" office:value-type="float" office:value="66.7584300041199" calcext:value-type="float">
            <text:p>66.7584300041</text:p>
          </table:table-cell>
          <table:table-cell table:formula="of:=[.C632]/([.D632]-[.D631])" office:value-type="float" office:value="109283.980675629" calcext:value-type="float">
            <text:p>109283.980675629</text:p>
          </table:table-cell>
          <table:table-cell table:formula="of:=IF(MOD([.D632];[.$M$10])&lt;[.$M$3];[.$N$2];IF(MOD([.D632];[.$M$10])&lt;[.$M$4];[.$N$3];IF(MOD([.D632];[.$M$10])&lt;[.$M$5];[.$N$4];IF(MOD([.D632];[.$M$10])&lt;[.$M$6];[.$N$5];IF(MOD([.D632];[.$M$10])&lt;[.$M$7];[.$N$6];IF(MOD([.D632];[.$M$10])&lt;[.$M$8];[.$N$7];IF(MOD([.D632];[.$M$10])&lt;[.$M$9];[.$N$8];IF(MOD([.D632];[.$M$10])&lt;[.$M$10];[.$N$9]))))))))" office:value-type="float" office:value="110000" calcext:value-type="float">
            <text:p>110000</text:p>
          </table:table-cell>
          <table:table-cell office:value-type="float" office:value="1443146986.98992" calcext:value-type="float">
            <text:p>1443146986.98992</text:p>
          </table:table-cell>
          <table:table-cell table:formula="of:=[.G632]-[.$B$2]" office:value-type="float" office:value="66.989709854126" calcext:value-type="float">
            <text:p>66.9897098541</text:p>
          </table:table-cell>
          <table:table-cell table:formula="of:=[.C632]/([.H632]-[.H631])" office:value-type="float" office:value="109505.897198803" calcext:value-type="float">
            <text:p>109505.897198803</text:p>
          </table:table-cell>
          <table:table-cell table:formula="of:=[.G632]-[.$B632]" office:value-type="float" office:value="0.231279850006104" calcext:value-type="float">
            <text:p>0.23127985</text:p>
          </table:table-cell>
          <table:table-cell table:number-columns-repeated="6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43146986.79805" calcext:value-type="float">
            <text:p>1443146986.79805</text:p>
          </table:table-cell>
          <table:table-cell office:value-type="float" office:value="4320" calcext:value-type="float">
            <text:p>4320</text:p>
          </table:table-cell>
          <table:table-cell table:formula="of:=[.B633]-[.$B$2]" office:value-type="float" office:value="66.7978398799896" calcext:value-type="float">
            <text:p>66.79783988</text:p>
          </table:table-cell>
          <table:table-cell table:formula="of:=[.C633]/([.D633]-[.D632])" office:value-type="float" office:value="109617.193778471" calcext:value-type="float">
            <text:p>109617.193778471</text:p>
          </table:table-cell>
          <table:table-cell table:formula="of:=IF(MOD([.D633];[.$M$10])&lt;[.$M$3];[.$N$2];IF(MOD([.D633];[.$M$10])&lt;[.$M$4];[.$N$3];IF(MOD([.D633];[.$M$10])&lt;[.$M$5];[.$N$4];IF(MOD([.D633];[.$M$10])&lt;[.$M$6];[.$N$5];IF(MOD([.D633];[.$M$10])&lt;[.$M$7];[.$N$6];IF(MOD([.D633];[.$M$10])&lt;[.$M$8];[.$N$7];IF(MOD([.D633];[.$M$10])&lt;[.$M$9];[.$N$8];IF(MOD([.D633];[.$M$10])&lt;[.$M$10];[.$N$9]))))))))" office:value-type="float" office:value="110000" calcext:value-type="float">
            <text:p>110000</text:p>
          </table:table-cell>
          <table:table-cell office:value-type="float" office:value="1443146990.00307" calcext:value-type="float">
            <text:p>1443146990.00307</text:p>
          </table:table-cell>
          <table:table-cell table:formula="of:=[.G633]-[.$B$2]" office:value-type="float" office:value="70.0028600692749" calcext:value-type="float">
            <text:p>70.0028600693</text:p>
          </table:table-cell>
          <table:table-cell table:formula="of:=[.C633]/([.H633]-[.H632])" office:value-type="float" office:value="1433.71544448091" calcext:value-type="float">
            <text:p>1433.7154444809</text:p>
          </table:table-cell>
          <table:table-cell table:formula="of:=[.G633]-[.$B633]" office:value-type="float" office:value="3.20502018928528" calcext:value-type="float">
            <text:p>3.2050201893</text:p>
          </table:table-cell>
          <table:table-cell table:number-columns-repeated="6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43146986.83748" calcext:value-type="float">
            <text:p>1443146986.83748</text:p>
          </table:table-cell>
          <table:table-cell office:value-type="float" office:value="4320" calcext:value-type="float">
            <text:p>4320</text:p>
          </table:table-cell>
          <table:table-cell table:formula="of:=[.B634]-[.$B$2]" office:value-type="float" office:value="66.8372700214386" calcext:value-type="float">
            <text:p>66.8372700214</text:p>
          </table:table-cell>
          <table:table-cell table:formula="of:=[.C634]/([.D634]-[.D633])" office:value-type="float" office:value="109560.854748401" calcext:value-type="float">
            <text:p>109560.854748401</text:p>
          </table:table-cell>
          <table:table-cell table:formula="of:=IF(MOD([.D634];[.$M$10])&lt;[.$M$3];[.$N$2];IF(MOD([.D634];[.$M$10])&lt;[.$M$4];[.$N$3];IF(MOD([.D634];[.$M$10])&lt;[.$M$5];[.$N$4];IF(MOD([.D634];[.$M$10])&lt;[.$M$6];[.$N$5];IF(MOD([.D634];[.$M$10])&lt;[.$M$7];[.$N$6];IF(MOD([.D634];[.$M$10])&lt;[.$M$8];[.$N$7];IF(MOD([.D634];[.$M$10])&lt;[.$M$9];[.$N$8];IF(MOD([.D634];[.$M$10])&lt;[.$M$10];[.$N$9]))))))))" office:value-type="float" office:value="110000" calcext:value-type="float">
            <text:p>110000</text:p>
          </table:table-cell>
          <table:table-cell office:value-type="float" office:value="1443146990.02121" calcext:value-type="float">
            <text:p>1443146990.02121</text:p>
          </table:table-cell>
          <table:table-cell table:formula="of:=[.G634]-[.$B$2]" office:value-type="float" office:value="70.0209999084473" calcext:value-type="float">
            <text:p>70.0209999084</text:p>
          </table:table-cell>
          <table:table-cell table:formula="of:=[.C634]/([.H634]-[.H633])" office:value-type="float" office:value="238149.851217076" calcext:value-type="float">
            <text:p>238149.851217076</text:p>
          </table:table-cell>
          <table:table-cell table:formula="of:=[.G634]-[.$B634]" office:value-type="float" office:value="3.18372988700867" calcext:value-type="float">
            <text:p>3.183729887</text:p>
          </table:table-cell>
          <table:table-cell table:number-columns-repeated="6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43146986.87689" calcext:value-type="float">
            <text:p>1443146986.87689</text:p>
          </table:table-cell>
          <table:table-cell office:value-type="float" office:value="4320" calcext:value-type="float">
            <text:p>4320</text:p>
          </table:table-cell>
          <table:table-cell table:formula="of:=[.B635]-[.$B$2]" office:value-type="float" office:value="66.8766798973084" calcext:value-type="float">
            <text:p>66.8766798973</text:p>
          </table:table-cell>
          <table:table-cell table:formula="of:=[.C635]/([.D635]-[.D634])" office:value-type="float" office:value="109617.193778471" calcext:value-type="float">
            <text:p>109617.193778471</text:p>
          </table:table-cell>
          <table:table-cell table:formula="of:=IF(MOD([.D635];[.$M$10])&lt;[.$M$3];[.$N$2];IF(MOD([.D635];[.$M$10])&lt;[.$M$4];[.$N$3];IF(MOD([.D635];[.$M$10])&lt;[.$M$5];[.$N$4];IF(MOD([.D635];[.$M$10])&lt;[.$M$6];[.$N$5];IF(MOD([.D635];[.$M$10])&lt;[.$M$7];[.$N$6];IF(MOD([.D635];[.$M$10])&lt;[.$M$8];[.$N$7];IF(MOD([.D635];[.$M$10])&lt;[.$M$9];[.$N$8];IF(MOD([.D635];[.$M$10])&lt;[.$M$10];[.$N$9]))))))))" office:value-type="float" office:value="110000" calcext:value-type="float">
            <text:p>110000</text:p>
          </table:table-cell>
          <table:table-cell office:value-type="float" office:value="1443146990.03936" calcext:value-type="float">
            <text:p>1443146990.03936</text:p>
          </table:table-cell>
          <table:table-cell table:formula="of:=[.G635]-[.$B$2]" office:value-type="float" office:value="70.0391499996185" calcext:value-type="float">
            <text:p>70.0391499996</text:p>
          </table:table-cell>
          <table:table-cell table:formula="of:=[.C635]/([.H635]-[.H634])" office:value-type="float" office:value="238015.333324576" calcext:value-type="float">
            <text:p>238015.333324576</text:p>
          </table:table-cell>
          <table:table-cell table:formula="of:=[.G635]-[.$B635]" office:value-type="float" office:value="3.16247010231018" calcext:value-type="float">
            <text:p>3.1624701023</text:p>
          </table:table-cell>
          <table:table-cell table:number-columns-repeated="6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43146986.91632" calcext:value-type="float">
            <text:p>1443146986.91632</text:p>
          </table:table-cell>
          <table:table-cell office:value-type="float" office:value="4320" calcext:value-type="float">
            <text:p>4320</text:p>
          </table:table-cell>
          <table:table-cell table:formula="of:=[.B636]-[.$B$2]" office:value-type="float" office:value="66.9161100387573" calcext:value-type="float">
            <text:p>66.9161100388</text:p>
          </table:table-cell>
          <table:table-cell table:formula="of:=[.C636]/([.D636]-[.D635])" office:value-type="float" office:value="109560.854748401" calcext:value-type="float">
            <text:p>109560.854748401</text:p>
          </table:table-cell>
          <table:table-cell table:formula="of:=IF(MOD([.D636];[.$M$10])&lt;[.$M$3];[.$N$2];IF(MOD([.D636];[.$M$10])&lt;[.$M$4];[.$N$3];IF(MOD([.D636];[.$M$10])&lt;[.$M$5];[.$N$4];IF(MOD([.D636];[.$M$10])&lt;[.$M$6];[.$N$5];IF(MOD([.D636];[.$M$10])&lt;[.$M$7];[.$N$6];IF(MOD([.D636];[.$M$10])&lt;[.$M$8];[.$N$7];IF(MOD([.D636];[.$M$10])&lt;[.$M$9];[.$N$8];IF(MOD([.D636];[.$M$10])&lt;[.$M$10];[.$N$9]))))))))" office:value-type="float" office:value="110000" calcext:value-type="float">
            <text:p>110000</text:p>
          </table:table-cell>
          <table:table-cell office:value-type="float" office:value="1443146990.05751" calcext:value-type="float">
            <text:p>1443146990.05751</text:p>
          </table:table-cell>
          <table:table-cell table:formula="of:=[.G636]-[.$B$2]" office:value-type="float" office:value="70.0572998523712" calcext:value-type="float">
            <text:p>70.0572998524</text:p>
          </table:table-cell>
          <table:table-cell table:formula="of:=[.C636]/([.H636]-[.H635])" office:value-type="float" office:value="238018.459921709" calcext:value-type="float">
            <text:p>238018.459921709</text:p>
          </table:table-cell>
          <table:table-cell table:formula="of:=[.G636]-[.$B636]" office:value-type="float" office:value="3.14118981361389" calcext:value-type="float">
            <text:p>3.1411898136</text:p>
          </table:table-cell>
          <table:table-cell table:number-columns-repeated="6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43146986.95574" calcext:value-type="float">
            <text:p>1443146986.95574</text:p>
          </table:table-cell>
          <table:table-cell office:value-type="float" office:value="4320" calcext:value-type="float">
            <text:p>4320</text:p>
          </table:table-cell>
          <table:table-cell table:formula="of:=[.B637]-[.$B$2]" office:value-type="float" office:value="66.9555299282074" calcext:value-type="float">
            <text:p>66.9555299282</text:p>
          </table:table-cell>
          <table:table-cell table:formula="of:=[.C637]/([.D637]-[.D636])" office:value-type="float" office:value="109589.34842959" calcext:value-type="float">
            <text:p>109589.34842959</text:p>
          </table:table-cell>
          <table:table-cell table:formula="of:=IF(MOD([.D637];[.$M$10])&lt;[.$M$3];[.$N$2];IF(MOD([.D637];[.$M$10])&lt;[.$M$4];[.$N$3];IF(MOD([.D637];[.$M$10])&lt;[.$M$5];[.$N$4];IF(MOD([.D637];[.$M$10])&lt;[.$M$6];[.$N$5];IF(MOD([.D637];[.$M$10])&lt;[.$M$7];[.$N$6];IF(MOD([.D637];[.$M$10])&lt;[.$M$8];[.$N$7];IF(MOD([.D637];[.$M$10])&lt;[.$M$9];[.$N$8];IF(MOD([.D637];[.$M$10])&lt;[.$M$10];[.$N$9]))))))))" office:value-type="float" office:value="110000" calcext:value-type="float">
            <text:p>110000</text:p>
          </table:table-cell>
          <table:table-cell office:value-type="float" office:value="1443146990.07564" calcext:value-type="float">
            <text:p>1443146990.07564</text:p>
          </table:table-cell>
          <table:table-cell table:formula="of:=[.G637]-[.$B$2]" office:value-type="float" office:value="70.0754299163818" calcext:value-type="float">
            <text:p>70.0754299164</text:p>
          </table:table-cell>
          <table:table-cell table:formula="of:=[.C637]/([.H637]-[.H636])" office:value-type="float" office:value="238278.254145681" calcext:value-type="float">
            <text:p>238278.254145681</text:p>
          </table:table-cell>
          <table:table-cell table:formula="of:=[.G637]-[.$B637]" office:value-type="float" office:value="3.11989998817444" calcext:value-type="float">
            <text:p>3.1198999882</text:p>
          </table:table-cell>
          <table:table-cell table:number-columns-repeated="6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43146986.99515" calcext:value-type="float">
            <text:p>1443146986.99515</text:p>
          </table:table-cell>
          <table:table-cell office:value-type="float" office:value="4320" calcext:value-type="float">
            <text:p>4320</text:p>
          </table:table-cell>
          <table:table-cell table:formula="of:=[.B638]-[.$B$2]" office:value-type="float" office:value="66.9949400424957" calcext:value-type="float">
            <text:p>66.9949400425</text:p>
          </table:table-cell>
          <table:table-cell table:formula="of:=[.C638]/([.D638]-[.D637])" office:value-type="float" office:value="109616.53062953" calcext:value-type="float">
            <text:p>109616.53062953</text:p>
          </table:table-cell>
          <table:table-cell table:formula="of:=IF(MOD([.D638];[.$M$10])&lt;[.$M$3];[.$N$2];IF(MOD([.D638];[.$M$10])&lt;[.$M$4];[.$N$3];IF(MOD([.D638];[.$M$10])&lt;[.$M$5];[.$N$4];IF(MOD([.D638];[.$M$10])&lt;[.$M$6];[.$N$5];IF(MOD([.D638];[.$M$10])&lt;[.$M$7];[.$N$6];IF(MOD([.D638];[.$M$10])&lt;[.$M$8];[.$N$7];IF(MOD([.D638];[.$M$10])&lt;[.$M$9];[.$N$8];IF(MOD([.D638];[.$M$10])&lt;[.$M$10];[.$N$9]))))))))" office:value-type="float" office:value="110000" calcext:value-type="float">
            <text:p>110000</text:p>
          </table:table-cell>
          <table:table-cell office:value-type="float" office:value="1443146990.09381" calcext:value-type="float">
            <text:p>1443146990.09381</text:p>
          </table:table-cell>
          <table:table-cell table:formula="of:=[.G638]-[.$B$2]" office:value-type="float" office:value="70.0936000347137" calcext:value-type="float">
            <text:p>70.0936000347</text:p>
          </table:table-cell>
          <table:table-cell table:formula="of:=[.C638]/([.H638]-[.H637])" office:value-type="float" office:value="237752.992087756" calcext:value-type="float">
            <text:p>237752.992087756</text:p>
          </table:table-cell>
          <table:table-cell table:formula="of:=[.G638]-[.$B638]" office:value-type="float" office:value="3.09865999221802" calcext:value-type="float">
            <text:p>3.09865999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IF(MOD([.D639];[.$M$10])&lt;[.$M$3];[.$N$2];IF(MOD([.D639];[.$M$10])&lt;[.$M$4];[.$N$3];IF(MOD([.D639];[.$M$10])&lt;[.$M$5];[.$N$4];IF(MOD([.D639];[.$M$10])&lt;[.$M$6];[.$N$5];IF(MOD([.D639];[.$M$10])&lt;[.$M$7];[.$N$6];IF(MOD([.D639];[.$M$10])&lt;[.$M$8];[.$N$7];IF(MOD([.D639];[.$M$10])&lt;[.$M$9];[.$N$8];IF(MOD([.D639];[.$M$10])&lt;[.$M$10];[.$N$9]))))))))" office:value-type="float" office:value="0" calcext:value-type="float">
            <text:p>0</text:p>
          </table:table-cell>
          <table:table-cell/>
          <table:table-cell office:value-type="float" office:value="70.5" calcext:value-type="float">
            <text:p>70.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0/00/0000</text:date>, <text:time style:data-style-name="N2" text:time-value="17:07:09.720337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5T17:31:32.711838469</dc:date>
    <meta:editing-duration>PT24M45S</meta:editing-duration>
    <meta:editing-cycles>7</meta:editing-cycles>
    <meta:generator>LibreOffice/4.4.2.2$Linux_X86_64 LibreOffice_project/40m0$Build-2</meta:generator>
    <meta:document-statistic meta:table-count="1" meta:cell-count="64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91cm" svg:y="0.316cm" chart:style-name="ch2">
          <text:p>Data Rate vs Time</text:p>
        </chart:title>
        <chart:legend chart:legend-position="end" svg:x="13.148cm" svg:y="3.952cm" style:legend-expansion="high" chart:style-name="ch3"/>
        <chart:plot-area chart:style-name="ch4" table:cell-range-address="source_1.D1:source_1.F640" chart:data-source-has-labels="row" svg:x="1.331cm" svg:y="1.301cm" svg:width="11.497cm" svg:height="6.538cm">
          <chartooo:coordinate-region svg:x="2.508cm" svg:y="1.5cm" svg:width="9.948cm" svg:height="5.692cm"/>
          <chart:axis chart:dimension="x" chart:name="primary-x" chart:style-name="ch5">
            <chart:title svg:x="6.453cm" svg:y="8.019cm" chart:style-name="ch6">
              <text:p>Time (s)</text:p>
            </chart:title>
          </chart:axis>
          <chart:axis chart:dimension="y" chart:name="primary-y" chart:style-name="ch5">
            <chart:title svg:x="0.451cm" svg:y="5.765cm" chart:style-name="ch7">
              <text:p>Data Rate (bps)</text:p>
            </chart:title>
            <chart:grid chart:style-name="ch8" chart:class="major"/>
          </chart:axis>
          <chart:series chart:style-name="ch9" chart:values-cell-range-address="source_1.E2:source_1.E640" chart:label-cell-address="source_1.E1:source_1.E1" chart:class="chart:scatter">
            <chart:domain table:cell-range-address="source_1.D2:source_1.D640"/>
            <chart:data-point chart:repeated="639"/>
          </chart:series>
          <chart:series chart:style-name="ch10" chart:values-cell-range-address="source_1.F2:source_1.F640" chart:label-cell-address="source_1.F1:source_1.F1" chart:class="chart:scatter">
            <chart:data-point chart:repeated="63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easured</text:p>
                <draw:g>
                  <svg:desc>source_1.E1:source_1.E1</svg:desc>
                </draw:g>
              </table:table-cell>
              <table:table-cell office:value-type="string">
                <text:p>Profile</text:p>
                <draw:g>
                  <svg:desc>source_1.F1:source_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urce_1.D2:source_1.D640</svg:desc>
                </draw:g>
              </table:table-cell>
              <table:table-cell office:value-type="float" office:value="0">
                <text:p>0</text:p>
                <draw:g>
                  <svg:desc>source_1.E2:source_1.E640</svg:desc>
                </draw:g>
              </table:table-cell>
              <table:table-cell office:value-type="float" office:value="80000">
                <text:p>80000</text:p>
                <draw:g>
                  <svg:desc>source_1.F2:source_1.F6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41398525238037">
                <text:p>0.0541398525238037</text:p>
              </table:table-cell>
              <table:table-cell office:value-type="float" office:value="79793.3462803694">
                <text:p>79793.3462803694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8309984207153">
                <text:p>0.108309984207153</text:p>
              </table:table-cell>
              <table:table-cell office:value-type="float" office:value="79748.7446634332">
                <text:p>79748.7446634332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2459850311279">
                <text:p>0.162459850311279</text:p>
              </table:table-cell>
              <table:table-cell office:value-type="float" office:value="79778.5906190973">
                <text:p>79778.5906190973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6609954833984">
                <text:p>0.216609954833984</text:p>
              </table:table-cell>
              <table:table-cell office:value-type="float" office:value="79778.2393603438">
                <text:p>79778.239360343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0750045776367">
                <text:p>0.270750045776367</text:p>
              </table:table-cell>
              <table:table-cell office:value-type="float" office:value="79792.9948916681">
                <text:p>79792.994891668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889898300171">
                <text:p>0.324889898300171</text:p>
              </table:table-cell>
              <table:table-cell office:value-type="float" office:value="79793.3462803694">
                <text:p>79793.3462803694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9040002822876">
                <text:p>0.379040002822876</text:p>
              </table:table-cell>
              <table:table-cell office:value-type="float" office:value="79778.2393603438">
                <text:p>79778.239360343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33209896087647">
                <text:p>0.433209896087647</text:p>
              </table:table-cell>
              <table:table-cell office:value-type="float" office:value="79749.0956625074">
                <text:p>79749.0956625074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7349987030029">
                <text:p>0.487349987030029</text:p>
              </table:table-cell>
              <table:table-cell office:value-type="float" office:value="79792.9948916681">
                <text:p>79792.994891668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1549921035767">
                <text:p>0.541549921035767</text:p>
              </table:table-cell>
              <table:table-cell office:value-type="float" office:value="79704.8940971535">
                <text:p>79704.8940971535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5700025558472">
                <text:p>0.595700025558472</text:p>
              </table:table-cell>
              <table:table-cell office:value-type="float" office:value="79778.2393603438">
                <text:p>79778.239360343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9849891662598">
                <text:p>0.649849891662598</text:p>
              </table:table-cell>
              <table:table-cell office:value-type="float" office:value="79778.5906190973">
                <text:p>79778.5906190973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03989982604981">
                <text:p>0.703989982604981</text:p>
              </table:table-cell>
              <table:table-cell office:value-type="float" office:value="79792.9948916681">
                <text:p>79792.994891668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8219957351685">
                <text:p>0.758219957351685</text:p>
              </table:table-cell>
              <table:table-cell office:value-type="float" office:value="79660.7415027895">
                <text:p>79660.7415027895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12360048294067">
                <text:p>0.812360048294067</text:p>
              </table:table-cell>
              <table:table-cell office:value-type="float" office:value="79792.9948916681">
                <text:p>79792.994891668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6529941558838">
                <text:p>0.866529941558838</text:p>
              </table:table-cell>
              <table:table-cell office:value-type="float" office:value="79749.0956625074">
                <text:p>79749.0956625074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20639991760254">
                <text:p>0.920639991760254</text:p>
              </table:table-cell>
              <table:table-cell office:value-type="float" office:value="79837.294253461">
                <text:p>79837.29425346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7478985786438">
                <text:p>0.97478985786438</text:p>
              </table:table-cell>
              <table:table-cell office:value-type="float" office:value="79778.5906190973">
                <text:p>79778.5906190973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2720999717712">
                <text:p>1.02720999717712</text:p>
              </table:table-cell>
              <table:table-cell office:value-type="float" office:value="82411.0743816688">
                <text:p>82411.0743816688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7819986343384">
                <text:p>1.07819986343384</text:p>
              </table:table-cell>
              <table:table-cell office:value-type="float" office:value="84722.7168286832">
                <text:p>84722.7168286832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2917995452881">
                <text:p>1.12917995452881</text:p>
              </table:table-cell>
              <table:table-cell office:value-type="float" office:value="84738.9619597243">
                <text:p>84738.9619597243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8014001846313">
                <text:p>1.18014001846313</text:p>
              </table:table-cell>
              <table:table-cell office:value-type="float" office:value="84772.2641315231">
                <text:p>84772.2641315231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311098575592">
                <text:p>1.2311098575592</text:p>
              </table:table-cell>
              <table:table-cell office:value-type="float" office:value="84756.006230617">
                <text:p>84756.0062306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8207993507385">
                <text:p>1.28207993507385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3303999900818">
                <text:p>1.33303999900818</text:p>
              </table:table-cell>
              <table:table-cell office:value-type="float" office:value="84772.2641315231">
                <text:p>84772.2641315231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8400983810425">
                <text:p>1.38400983810425</text:p>
              </table:table-cell>
              <table:table-cell office:value-type="float" office:value="84756.006230617">
                <text:p>84756.0062306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349799156189">
                <text:p>1.4349799156189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8594999313355">
                <text:p>1.48594999313355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3692984580994">
                <text:p>1.53692984580994</text:p>
              </table:table-cell>
              <table:table-cell office:value-type="float" office:value="84739.3582602596">
                <text:p>84739.3582602596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8789992332459">
                <text:p>1.58789992332459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3887000083923">
                <text:p>1.63887000083923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8984985351563">
                <text:p>1.68984985351563</text:p>
              </table:table-cell>
              <table:table-cell office:value-type="float" office:value="84739.3582602596">
                <text:p>84739.3582602596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4080991744995">
                <text:p>1.74080991744995</text:p>
              </table:table-cell>
              <table:table-cell office:value-type="float" office:value="84772.2641315231">
                <text:p>84772.2641315231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9175996780396">
                <text:p>1.79175996780396</text:p>
              </table:table-cell>
              <table:table-cell office:value-type="float" office:value="84788.9250350959">
                <text:p>84788.9250350959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4274005889893">
                <text:p>1.84274005889893</text:p>
              </table:table-cell>
              <table:table-cell office:value-type="float" office:value="84738.9619597243">
                <text:p>84738.9619597243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93709897995">
                <text:p>1.893709897995</text:p>
              </table:table-cell>
              <table:table-cell office:value-type="float" office:value="84756.006230617">
                <text:p>84756.0062306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4464993476868">
                <text:p>1.94464993476868</text:p>
              </table:table-cell>
              <table:table-cell office:value-type="float" office:value="84805.5924889309">
                <text:p>84805.5924889309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9557995796204">
                <text:p>1.99557995796204</text:p>
              </table:table-cell>
              <table:table-cell office:value-type="float" office:value="84822.2664968916">
                <text:p>84822.2664968916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3861999511719">
                <text:p>2.03861999511719</text:p>
              </table:table-cell>
              <table:table-cell office:value-type="float" office:value="100371.660564028">
                <text:p>100371.660564028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8092999458313">
                <text:p>2.08092999458313</text:p>
              </table:table-cell>
              <table:table-cell office:value-type="float" office:value="102103.522914894">
                <text:p>102103.522914894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2328004837036">
                <text:p>2.12328004837036</text:p>
              </table:table-cell>
              <table:table-cell office:value-type="float" office:value="102006.954269855">
                <text:p>102006.954269855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6562986373901">
                <text:p>2.16562986373901</text:p>
              </table:table-cell>
              <table:table-cell office:value-type="float" office:value="102007.528542797">
                <text:p>102007.528542797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0797991752625">
                <text:p>2.20797991752625</text:p>
              </table:table-cell>
              <table:table-cell office:value-type="float" office:value="102006.954269855">
                <text:p>102006.954269855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5031995773315">
                <text:p>2.25031995773315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9267001152039">
                <text:p>2.29267001152039</text:p>
              </table:table-cell>
              <table:table-cell office:value-type="float" office:value="102006.954269855">
                <text:p>102006.954269855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3501005172729">
                <text:p>2.33501005172729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773398399353">
                <text:p>2.3773398399353</text:p>
              </table:table-cell>
              <table:table-cell office:value-type="float" office:value="102055.790564592">
                <text:p>102055.79056459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1967988014221">
                <text:p>2.41967988014221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6198987960815">
                <text:p>2.46198987960815</text:p>
              </table:table-cell>
              <table:table-cell office:value-type="float" office:value="102103.522914894">
                <text:p>102103.522914894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0431990623474">
                <text:p>2.50431990623474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4662990570068">
                <text:p>2.54662990570068</text:p>
              </table:table-cell>
              <table:table-cell office:value-type="float" office:value="102103.522914894">
                <text:p>102103.522914894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8895993232727">
                <text:p>2.58895993232727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3128995895386">
                <text:p>2.63128995895386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7362999916077">
                <text:p>2.67362999916077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1597003936768">
                <text:p>2.71597003936768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5830984115601">
                <text:p>2.75830984115601</text:p>
              </table:table-cell>
              <table:table-cell office:value-type="float" office:value="102031.653846587">
                <text:p>102031.653846587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0063986778259">
                <text:p>2.80063986778259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4294986724854">
                <text:p>2.84294986724854</text:p>
              </table:table-cell>
              <table:table-cell office:value-type="float" office:value="102103.522914894">
                <text:p>102103.522914894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8531994819641">
                <text:p>2.88531994819641</text:p>
              </table:table-cell>
              <table:table-cell office:value-type="float" office:value="101958.73841531">
                <text:p>101958.73841531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2763996124268">
                <text:p>2.92763996124268</text:p>
              </table:table-cell>
              <table:table-cell office:value-type="float" office:value="102079.36361639">
                <text:p>102079.36361639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96996998786926">
                <text:p>2.96996998786926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1256990432739">
                <text:p>3.01256990432739</text:p>
              </table:table-cell>
              <table:table-cell office:value-type="float" office:value="101408.649574372">
                <text:p>101408.649574372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05588006973267">
                <text:p>3.05588006973267</text:p>
              </table:table-cell>
              <table:table-cell office:value-type="float" office:value="99745.6361474435">
                <text:p>99745.636147443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09923005104065">
                <text:p>3.09923005104065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4258003234863">
                <text:p>3.14258003234863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18593001365662">
                <text:p>3.18593001365662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22924995422363">
                <text:p>3.22924995422363</text:p>
              </table:table-cell>
              <table:table-cell office:value-type="float" office:value="99723.1285051487">
                <text:p>99723.128505148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27259993553162">
                <text:p>3.27259993553162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31590986251831">
                <text:p>3.31590986251831</text:p>
              </table:table-cell>
              <table:table-cell office:value-type="float" office:value="99746.185241254">
                <text:p>99746.185241254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35923004150391">
                <text:p>3.35923004150391</text:p>
              </table:table-cell>
              <table:table-cell office:value-type="float" office:value="99722.5796651587">
                <text:p>99722.579665158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40257000923157">
                <text:p>3.40257000923157</text:p>
              </table:table-cell>
              <table:table-cell office:value-type="float" office:value="99677.0469961107">
                <text:p>99677.046996110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44587993621826">
                <text:p>3.44587993621826</text:p>
              </table:table-cell>
              <table:table-cell office:value-type="float" office:value="99746.185241254">
                <text:p>99746.185241254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48921990394592">
                <text:p>3.48921990394592</text:p>
              </table:table-cell>
              <table:table-cell office:value-type="float" office:value="99677.0469961107">
                <text:p>99677.046996110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53255987167358">
                <text:p>3.53255987167358</text:p>
              </table:table-cell>
              <table:table-cell office:value-type="float" office:value="99677.0469961107">
                <text:p>99677.046996110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57590985298157">
                <text:p>3.57590985298157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61926984786987">
                <text:p>3.61926984786987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66259002685547">
                <text:p>3.66259002685547</text:p>
              </table:table-cell>
              <table:table-cell office:value-type="float" office:value="99722.5796651587">
                <text:p>99722.579665158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70588994026184">
                <text:p>3.70588994026184</text:p>
              </table:table-cell>
              <table:table-cell office:value-type="float" office:value="99769.2526416061">
                <text:p>99769.2526416061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74921989440918">
                <text:p>3.74921989440918</text:p>
              </table:table-cell>
              <table:table-cell office:value-type="float" office:value="99700.0824258965">
                <text:p>99700.082425896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79252004623413">
                <text:p>3.79252004623413</text:p>
              </table:table-cell>
              <table:table-cell office:value-type="float" office:value="99768.7032937989">
                <text:p>99768.7032937989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83582997322083">
                <text:p>3.83582997322083</text:p>
              </table:table-cell>
              <table:table-cell office:value-type="float" office:value="99746.185241254">
                <text:p>99746.185241254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87917995452881">
                <text:p>3.87917995452881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9224898815155">
                <text:p>3.9224898815155</text:p>
              </table:table-cell>
              <table:table-cell office:value-type="float" office:value="99746.185241254">
                <text:p>99746.185241254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96584987640381">
                <text:p>3.96584987640381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00915002822876">
                <text:p>4.00915002822876</text:p>
              </table:table-cell>
              <table:table-cell office:value-type="float" office:value="99768.7032937989">
                <text:p>99768.703293798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05227994918823">
                <text:p>4.05227994918823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09540987014771">
                <text:p>4.09540987014771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13854002952576">
                <text:p>4.13854002952576</text:p>
              </table:table-cell>
              <table:table-cell office:value-type="float" office:value="100161.929895357">
                <text:p>100161.92989535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18166995048523">
                <text:p>4.18166995048523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22480988502502">
                <text:p>4.22480988502502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2679500579834">
                <text:p>4.2679500579834</text:p>
              </table:table-cell>
              <table:table-cell office:value-type="float" office:value="100138.680578967">
                <text:p>100138.68057896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31107997894287">
                <text:p>4.31107997894287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5421991348267">
                <text:p>4.35421991348267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39735984802246">
                <text:p>4.39735984802246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4049000740051">
                <text:p>4.44049000740051</text:p>
              </table:table-cell>
              <table:table-cell office:value-type="float" office:value="100161.929895357">
                <text:p>100161.92989535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48361992835999">
                <text:p>4.48361992835999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52674984931946">
                <text:p>4.52674984931946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56986999511719">
                <text:p>4.56986999511719</text:p>
              </table:table-cell>
              <table:table-cell office:value-type="float" office:value="100185.190009897">
                <text:p>100185.19000989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61301994323731">
                <text:p>4.61301994323731</text:p>
              </table:table-cell>
              <table:table-cell office:value-type="float" office:value="100115.995226097">
                <text:p>100115.99522609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65613985061646">
                <text:p>4.65613985061646</text:p>
              </table:table-cell>
              <table:table-cell office:value-type="float" office:value="100185.74395382">
                <text:p>100185.74395382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69928002357483">
                <text:p>4.69928002357483</text:p>
              </table:table-cell>
              <table:table-cell office:value-type="float" office:value="100138.680578967">
                <text:p>100138.68057896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74243998527527">
                <text:p>4.74243998527527</text:p>
              </table:table-cell>
              <table:table-cell office:value-type="float" office:value="100092.767226807">
                <text:p>100092.76722680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78556990623474">
                <text:p>4.78556990623474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82870006561279">
                <text:p>4.82870006561279</text:p>
              </table:table-cell>
              <table:table-cell office:value-type="float" office:value="100161.929895357">
                <text:p>100161.92989535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87182998657227">
                <text:p>4.87182998657227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91495990753174">
                <text:p>4.91495990753174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9581298828125">
                <text:p>4.9581298828125</text:p>
              </table:table-cell>
              <table:table-cell office:value-type="float" office:value="100069.550003314">
                <text:p>100069.550003314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00127005577087">
                <text:p>5.00127005577087</text:p>
              </table:table-cell>
              <table:table-cell office:value-type="float" office:value="100138.680578967">
                <text:p>100138.680578967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04256987571716">
                <text:p>5.04256987571716</text:p>
              </table:table-cell>
              <table:table-cell office:value-type="float" office:value="104600.940285411">
                <text:p>104600.94028541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08386993408203">
                <text:p>5.08386993408203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12514996528626">
                <text:p>5.12514996528626</text:p>
              </table:table-cell>
              <table:table-cell office:value-type="float" office:value="104651.083683241">
                <text:p>104651.08368324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16645002365112">
                <text:p>5.16645002365112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20774984359741">
                <text:p>5.20774984359741</text:p>
              </table:table-cell>
              <table:table-cell office:value-type="float" office:value="104600.940285411">
                <text:p>104600.94028541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24904990196228">
                <text:p>5.24904990196228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2903299331665">
                <text:p>5.2903299331665</text:p>
              </table:table-cell>
              <table:table-cell office:value-type="float" office:value="104651.083683241">
                <text:p>104651.08368324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33161997795105">
                <text:p>5.33161997795105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3729100227356">
                <text:p>5.3729100227356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41420006752014">
                <text:p>5.41420006752014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45547986030579">
                <text:p>5.45547986030579</text:p>
              </table:table-cell>
              <table:table-cell office:value-type="float" office:value="104651.688113665">
                <text:p>104651.68811366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49677991867065">
                <text:p>5.49677991867065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53807997703552">
                <text:p>5.53807997703552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57936000823975">
                <text:p>5.57936000823975</text:p>
              </table:table-cell>
              <table:table-cell office:value-type="float" office:value="104651.083683241">
                <text:p>104651.08368324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62067985534668">
                <text:p>5.62067985534668</text:p>
              </table:table-cell>
              <table:table-cell office:value-type="float" office:value="104550.241650703">
                <text:p>104550.241650703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66197991371155">
                <text:p>5.66197991371155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70327997207642">
                <text:p>5.70327997207642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74457001686096">
                <text:p>5.74457001686096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78586983680725">
                <text:p>5.78586983680725</text:p>
              </table:table-cell>
              <table:table-cell office:value-type="float" office:value="104600.940285411">
                <text:p>104600.94028541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82718992233276">
                <text:p>5.82718992233276</text:p>
              </table:table-cell>
              <table:table-cell office:value-type="float" office:value="104549.638391543">
                <text:p>104549.638391543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86848998069763">
                <text:p>5.86848998069763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90978002548218">
                <text:p>5.90978002548218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95107007026672">
                <text:p>5.95107007026672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99235987663269">
                <text:p>5.99235987663269</text:p>
              </table:table-cell>
              <table:table-cell office:value-type="float" office:value="104626.308045871">
                <text:p>104626.30804587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03211998939514">
                <text:p>6.03211998939514</text:p>
              </table:table-cell>
              <table:table-cell office:value-type="float" office:value="108651.603324419">
                <text:p>108651.60332441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07153987884522">
                <text:p>6.07153987884522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11096000671387">
                <text:p>6.11096000671387</text:p>
              </table:table-cell>
              <table:table-cell office:value-type="float" office:value="109588.685617515">
                <text:p>109588.68561751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15036988258362">
                <text:p>6.15036988258362</text:p>
              </table:table-cell>
              <table:table-cell office:value-type="float" office:value="109617.193778471">
                <text:p>109617.19377847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18980002403259">
                <text:p>6.18980002403259</text:p>
              </table:table-cell>
              <table:table-cell office:value-type="float" office:value="109560.854748401">
                <text:p>109560.85474840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22921991348267">
                <text:p>6.22921991348267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26864004135132">
                <text:p>6.26864004135132</text:p>
              </table:table-cell>
              <table:table-cell office:value-type="float" office:value="109588.685617515">
                <text:p>109588.68561751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30805993080139">
                <text:p>6.30805993080139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34748005867004">
                <text:p>6.34748005867004</text:p>
              </table:table-cell>
              <table:table-cell office:value-type="float" office:value="109588.685617515">
                <text:p>109588.68561751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38690996170044">
                <text:p>6.38690996170044</text:p>
              </table:table-cell>
              <table:table-cell office:value-type="float" office:value="109561.517223865">
                <text:p>109561.51722386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42633986473084">
                <text:p>6.42633986473084</text:p>
              </table:table-cell>
              <table:table-cell office:value-type="float" office:value="109561.517223865">
                <text:p>109561.51722386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46575999259949">
                <text:p>6.46575999259949</text:p>
              </table:table-cell>
              <table:table-cell office:value-type="float" office:value="109588.685617515">
                <text:p>109588.68561751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50519990921021">
                <text:p>6.50519990921021</text:p>
              </table:table-cell>
              <table:table-cell office:value-type="float" office:value="109533.700150523">
                <text:p>109533.70015052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54461002349854">
                <text:p>6.54461002349854</text:p>
              </table:table-cell>
              <table:table-cell office:value-type="float" office:value="109616.53062953">
                <text:p>109616.5306295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58402991294861">
                <text:p>6.58402991294861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62344002723694">
                <text:p>6.62344002723694</text:p>
              </table:table-cell>
              <table:table-cell office:value-type="float" office:value="109616.53062953">
                <text:p>109616.5306295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66285991668701">
                <text:p>6.66285991668701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70228004455566">
                <text:p>6.70228004455566</text:p>
              </table:table-cell>
              <table:table-cell office:value-type="float" office:value="109588.685617515">
                <text:p>109588.68561751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74169993400574">
                <text:p>6.74169993400574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78112983703613">
                <text:p>6.78112983703613</text:p>
              </table:table-cell>
              <table:table-cell office:value-type="float" office:value="109561.517223865">
                <text:p>109561.51722386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82054996490479">
                <text:p>6.82054996490479</text:p>
              </table:table-cell>
              <table:table-cell office:value-type="float" office:value="109588.685617515">
                <text:p>109588.68561751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85996985435486">
                <text:p>6.85996985435486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89937996864319">
                <text:p>6.89937996864319</text:p>
              </table:table-cell>
              <table:table-cell office:value-type="float" office:value="109616.53062953">
                <text:p>109616.5306295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93879985809326">
                <text:p>6.93879985809326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97821998596191">
                <text:p>6.97821998596191</text:p>
              </table:table-cell>
              <table:table-cell office:value-type="float" office:value="109588.685617515">
                <text:p>109588.68561751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.0242700576782">
                <text:p>20.0242700576782</text:p>
              </table:table-cell>
              <table:table-cell office:value-type="float" office:value="331.134709452458">
                <text:p>331.13470945245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0784299373627">
                <text:p>20.0784299373627</text:p>
              </table:table-cell>
              <table:table-cell office:value-type="float" office:value="79763.840414152">
                <text:p>79763.840414152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1325800418854">
                <text:p>20.1325800418854</text:p>
              </table:table-cell>
              <table:table-cell office:value-type="float" office:value="79778.2393603438">
                <text:p>79778.239360343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1867198944092">
                <text:p>20.1867198944092</text:p>
              </table:table-cell>
              <table:table-cell office:value-type="float" office:value="79793.3462803694">
                <text:p>79793.3462803694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2408599853516">
                <text:p>20.2408599853516</text:p>
              </table:table-cell>
              <table:table-cell office:value-type="float" office:value="79792.9948916681">
                <text:p>79792.994891668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2950098514557">
                <text:p>20.2950098514557</text:p>
              </table:table-cell>
              <table:table-cell office:value-type="float" office:value="79778.5906190973">
                <text:p>79778.5906190973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3491499423981">
                <text:p>20.3491499423981</text:p>
              </table:table-cell>
              <table:table-cell office:value-type="float" office:value="79792.9948916681">
                <text:p>79792.994891668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4033000469208">
                <text:p>20.4033000469208</text:p>
              </table:table-cell>
              <table:table-cell office:value-type="float" office:value="79778.2393603438">
                <text:p>79778.239360343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4574398994446">
                <text:p>20.4574398994446</text:p>
              </table:table-cell>
              <table:table-cell office:value-type="float" office:value="79793.3462803694">
                <text:p>79793.3462803694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511579990387">
                <text:p>20.511579990387</text:p>
              </table:table-cell>
              <table:table-cell office:value-type="float" office:value="79792.9948916681">
                <text:p>79792.994891668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.5657298564911">
                <text:p>20.5657298564911</text:p>
              </table:table-cell>
              <table:table-cell office:value-type="float" office:value="79778.5906190973">
                <text:p>79778.5906190973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.6198699474335">
                <text:p>20.6198699474335</text:p>
              </table:table-cell>
              <table:table-cell office:value-type="float" office:value="79792.9948916681">
                <text:p>79792.994891668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.6740300655365">
                <text:p>20.6740300655365</text:p>
              </table:table-cell>
              <table:table-cell office:value-type="float" office:value="79763.4892852741">
                <text:p>79763.489285274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.7281699180603">
                <text:p>20.7281699180603</text:p>
              </table:table-cell>
              <table:table-cell office:value-type="float" office:value="79793.3462803694">
                <text:p>79793.3462803694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.782320022583">
                <text:p>20.782320022583</text:p>
              </table:table-cell>
              <table:table-cell office:value-type="float" office:value="79778.2393603438">
                <text:p>79778.239360343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.8364598751068">
                <text:p>20.8364598751068</text:p>
              </table:table-cell>
              <table:table-cell office:value-type="float" office:value="79793.3462803694">
                <text:p>79793.3462803694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.8906099796295">
                <text:p>20.8906099796295</text:p>
              </table:table-cell>
              <table:table-cell office:value-type="float" office:value="79778.2393603438">
                <text:p>79778.239360343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.9447598457336">
                <text:p>20.9447598457336</text:p>
              </table:table-cell>
              <table:table-cell office:value-type="float" office:value="79778.5906190973">
                <text:p>79778.5906190973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.9989199638367">
                <text:p>20.9989199638367</text:p>
              </table:table-cell>
              <table:table-cell office:value-type="float" office:value="79763.4892852741">
                <text:p>79763.489285274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0499799251556">
                <text:p>21.0499799251556</text:p>
              </table:table-cell>
              <table:table-cell office:value-type="float" office:value="84606.40957037">
                <text:p>84606.4095703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.10093998909">
                <text:p>21.10093998909</text:p>
              </table:table-cell>
              <table:table-cell office:value-type="float" office:value="84772.2641315231">
                <text:p>84772.2641315231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.1519100666046">
                <text:p>21.1519100666046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2028799057007">
                <text:p>21.2028799057007</text:p>
              </table:table-cell>
              <table:table-cell office:value-type="float" office:value="84756.006230617">
                <text:p>84756.0062306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.2538199424744">
                <text:p>21.2538199424744</text:p>
              </table:table-cell>
              <table:table-cell office:value-type="float" office:value="84805.5924889309">
                <text:p>84805.5924889309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304790019989">
                <text:p>21.304790019989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.3557498455048">
                <text:p>21.3557498455048</text:p>
              </table:table-cell>
              <table:table-cell office:value-type="float" office:value="84772.6607436103">
                <text:p>84772.6607436103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.4067099094391">
                <text:p>21.4067099094391</text:p>
              </table:table-cell>
              <table:table-cell office:value-type="float" office:value="84772.2641315231">
                <text:p>84772.2641315231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.4576799869537">
                <text:p>21.4576799869537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.5086698532104">
                <text:p>21.5086698532104</text:p>
              </table:table-cell>
              <table:table-cell office:value-type="float" office:value="84722.7168286832">
                <text:p>84722.7168286832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.5596399307251">
                <text:p>21.5596399307251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.6105999946594">
                <text:p>21.6105999946594</text:p>
              </table:table-cell>
              <table:table-cell office:value-type="float" office:value="84772.2641315231">
                <text:p>84772.2641315231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.6615700721741">
                <text:p>21.6615700721741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.7125499248505">
                <text:p>21.7125499248505</text:p>
              </table:table-cell>
              <table:table-cell office:value-type="float" office:value="84739.3582602596">
                <text:p>84739.3582602596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.7635300159454">
                <text:p>21.7635300159454</text:p>
              </table:table-cell>
              <table:table-cell office:value-type="float" office:value="84738.9619597243">
                <text:p>84738.9619597243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.8144998550415">
                <text:p>21.8144998550415</text:p>
              </table:table-cell>
              <table:table-cell office:value-type="float" office:value="84756.006230617">
                <text:p>84756.0062306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.8654599189758">
                <text:p>21.8654599189758</text:p>
              </table:table-cell>
              <table:table-cell office:value-type="float" office:value="84772.2641315231">
                <text:p>84772.2641315231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.9164299964905">
                <text:p>21.9164299964905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.9673998355865">
                <text:p>21.9673998355865</text:p>
              </table:table-cell>
              <table:table-cell office:value-type="float" office:value="84756.006230617">
                <text:p>84756.0062306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.0152199268341">
                <text:p>22.0152199268341</text:p>
              </table:table-cell>
              <table:table-cell office:value-type="float" office:value="90338.5980096923">
                <text:p>90338.5980096923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.0575799942017">
                <text:p>22.0575799942017</text:p>
              </table:table-cell>
              <table:table-cell office:value-type="float" office:value="101982.840643662">
                <text:p>101982.84064366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.0999200344086">
                <text:p>22.0999200344086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.1422698497772">
                <text:p>22.1422698497772</text:p>
              </table:table-cell>
              <table:table-cell office:value-type="float" office:value="102007.528542797">
                <text:p>102007.528542797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.1846098899841">
                <text:p>22.1846098899841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.2270300388336">
                <text:p>22.2270300388336</text:p>
              </table:table-cell>
              <table:table-cell office:value-type="float" office:value="101838.397958668">
                <text:p>101838.397958668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.2693698406219">
                <text:p>22.2693698406219</text:p>
              </table:table-cell>
              <table:table-cell office:value-type="float" office:value="102031.653846587">
                <text:p>102031.653846587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.3117098808289">
                <text:p>22.3117098808289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.3540599346161">
                <text:p>22.3540599346161</text:p>
              </table:table-cell>
              <table:table-cell office:value-type="float" office:value="102006.954269855">
                <text:p>102006.954269855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.3963899612427">
                <text:p>22.3963899612427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.4387199878693">
                <text:p>22.4387199878693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.4810500144959">
                <text:p>22.4810500144959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.5233900547028">
                <text:p>22.5233900547028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5657198429108">
                <text:p>22.5657198429108</text:p>
              </table:table-cell>
              <table:table-cell office:value-type="float" office:value="102055.790564592">
                <text:p>102055.79056459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6080899238586">
                <text:p>22.6080899238586</text:p>
              </table:table-cell>
              <table:table-cell office:value-type="float" office:value="101958.73841531">
                <text:p>101958.73841531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.6504399776459">
                <text:p>22.6504399776459</text:p>
              </table:table-cell>
              <table:table-cell office:value-type="float" office:value="102006.954269855">
                <text:p>102006.954269855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.6927700042725">
                <text:p>22.6927700042725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.7351100444794">
                <text:p>22.7351100444794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.777440071106">
                <text:p>22.777440071106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.8197798728943">
                <text:p>22.8197798728943</text:p>
              </table:table-cell>
              <table:table-cell office:value-type="float" office:value="102031.653846587">
                <text:p>102031.653846587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.8621399402618">
                <text:p>22.8621399402618</text:p>
              </table:table-cell>
              <table:table-cell office:value-type="float" office:value="101982.840643662">
                <text:p>101982.84064366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.9045100212097">
                <text:p>22.9045100212097</text:p>
              </table:table-cell>
              <table:table-cell office:value-type="float" office:value="101958.73841531">
                <text:p>101958.73841531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9468400478363">
                <text:p>22.9468400478363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9891698360443">
                <text:p>22.9891698360443</text:p>
              </table:table-cell>
              <table:table-cell office:value-type="float" office:value="102055.790564592">
                <text:p>102055.79056459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0322499275208">
                <text:p>23.0322499275208</text:p>
              </table:table-cell>
              <table:table-cell office:value-type="float" office:value="100278.338600152">
                <text:p>100278.338600152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.0755798816681">
                <text:p>23.0755798816681</text:p>
              </table:table-cell>
              <table:table-cell office:value-type="float" office:value="99700.0824258965">
                <text:p>99700.082425896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.1189298629761">
                <text:p>23.1189298629761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.1622898578644">
                <text:p>23.1622898578644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.2056300640106">
                <text:p>23.2056300640106</text:p>
              </table:table-cell>
              <table:table-cell office:value-type="float" office:value="99676.498663234">
                <text:p>99676.498663234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.2489800453186">
                <text:p>23.2489800453186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.2923300266266">
                <text:p>23.2923300266266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.3356900215149">
                <text:p>23.3356900215149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3790400028229">
                <text:p>23.3790400028229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4223999977112">
                <text:p>23.4223999977112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4657599925995">
                <text:p>23.4657599925995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5091099739075">
                <text:p>23.5091099739075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5524599552155">
                <text:p>23.5524599552155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957999229431">
                <text:p>23.5957999229431</text:p>
              </table:table-cell>
              <table:table-cell office:value-type="float" office:value="99677.0469961107">
                <text:p>99677.046996110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391398906708">
                <text:p>23.6391398906708</text:p>
              </table:table-cell>
              <table:table-cell office:value-type="float" office:value="99677.0469961107">
                <text:p>99677.046996110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6824998855591">
                <text:p>23.6824998855591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7258398532867">
                <text:p>23.7258398532867</text:p>
              </table:table-cell>
              <table:table-cell office:value-type="float" office:value="99677.0469961107">
                <text:p>99677.046996110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769199848175">
                <text:p>23.769199848175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.8125500679016">
                <text:p>23.8125500679016</text:p>
              </table:table-cell>
              <table:table-cell office:value-type="float" office:value="99653.4741288279">
                <text:p>99653.4741288279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.8559100627899">
                <text:p>23.8559100627899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.8992600440979">
                <text:p>23.8992600440979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.9426100254059">
                <text:p>23.9426100254059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.9859600067139">
                <text:p>23.9859600067139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0291700363159">
                <text:p>24.0291700363159</text:p>
              </table:table-cell>
              <table:table-cell office:value-type="float" office:value="99976.7887174733">
                <text:p>99976.7887174733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072350025177">
                <text:p>24.072350025177</text:p>
              </table:table-cell>
              <table:table-cell office:value-type="float" office:value="100046.34354812">
                <text:p>100046.34354812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1154799461365">
                <text:p>24.1154799461365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1586098670959">
                <text:p>24.1586098670959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201709985733">
                <text:p>24.201709985733</text:p>
              </table:table-cell>
              <table:table-cell office:value-type="float" office:value="100231.742663532">
                <text:p>100231.742663532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.2448499202728">
                <text:p>24.2448499202728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.2880098819733">
                <text:p>24.2880098819733</text:p>
              </table:table-cell>
              <table:table-cell office:value-type="float" office:value="100092.767226807">
                <text:p>100092.76722680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.3311500549316">
                <text:p>24.3311500549316</text:p>
              </table:table-cell>
              <table:table-cell office:value-type="float" office:value="100138.680578967">
                <text:p>100138.68057896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.3742899894714">
                <text:p>24.3742899894714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.4174199104309">
                <text:p>24.4174199104309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.4605598449707">
                <text:p>24.4605598449707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.5037000179291">
                <text:p>24.5037000179291</text:p>
              </table:table-cell>
              <table:table-cell office:value-type="float" office:value="100138.680578967">
                <text:p>100138.68057896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.5468099117279">
                <text:p>24.5468099117279</text:p>
              </table:table-cell>
              <table:table-cell office:value-type="float" office:value="100209.015131404">
                <text:p>100209.015131404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.5900099277496">
                <text:p>24.5900099277496</text:p>
              </table:table-cell>
              <table:table-cell office:value-type="float" office:value="99999.9629126792">
                <text:p>99999.9629126792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.6331498622894">
                <text:p>24.6331498622894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.6762800216675">
                <text:p>24.6762800216675</text:p>
              </table:table-cell>
              <table:table-cell office:value-type="float" office:value="100161.929895357">
                <text:p>100161.92989535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7194199562073">
                <text:p>24.7194199562073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.7625598907471">
                <text:p>24.7625598907471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.8056900501251">
                <text:p>24.8056900501251</text:p>
              </table:table-cell>
              <table:table-cell office:value-type="float" office:value="100161.929895357">
                <text:p>100161.92989535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.8488399982452">
                <text:p>24.8488399982452</text:p>
              </table:table-cell>
              <table:table-cell office:value-type="float" office:value="100115.995226097">
                <text:p>100115.99522609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.8919599056244">
                <text:p>24.8919599056244</text:p>
              </table:table-cell>
              <table:table-cell office:value-type="float" office:value="100185.74395382">
                <text:p>100185.74395382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.9350800514221">
                <text:p>24.9350800514221</text:p>
              </table:table-cell>
              <table:table-cell office:value-type="float" office:value="100185.190009897">
                <text:p>100185.19000989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9782099723816">
                <text:p>24.9782099723816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.0204298496246">
                <text:p>25.0204298496246</text:p>
              </table:table-cell>
              <table:table-cell office:value-type="float" office:value="102321.472303948">
                <text:p>102321.472303948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.0617198944092">
                <text:p>25.0617198944092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.103019952774">
                <text:p>25.103019952774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.1443099975586">
                <text:p>25.1443099975586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1855900287628">
                <text:p>25.1855900287628</text:p>
              </table:table-cell>
              <table:table-cell office:value-type="float" office:value="104651.083683241">
                <text:p>104651.08368324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2269299030304">
                <text:p>25.2269299030304</text:p>
              </table:table-cell>
              <table:table-cell office:value-type="float" office:value="104499.592138046">
                <text:p>104499.592138046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2682299613953">
                <text:p>25.2682299613953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3095400333405">
                <text:p>25.3095400333405</text:p>
              </table:table-cell>
              <table:table-cell office:value-type="float" office:value="104574.981271679">
                <text:p>104574.981271679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3508200645447">
                <text:p>25.3508200645447</text:p>
              </table:table-cell>
              <table:table-cell office:value-type="float" office:value="104651.083683241">
                <text:p>104651.08368324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392119884491">
                <text:p>25.392119884491</text:p>
              </table:table-cell>
              <table:table-cell office:value-type="float" office:value="104600.940285411">
                <text:p>104600.94028541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4334199428558">
                <text:p>25.4334199428558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.4747099876404">
                <text:p>25.4747099876404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.5160000324249">
                <text:p>25.5160000324249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.5572898387909">
                <text:p>25.5572898387909</text:p>
              </table:table-cell>
              <table:table-cell office:value-type="float" office:value="104626.308045871">
                <text:p>104626.30804587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.5985898971558">
                <text:p>25.5985898971558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.6398799419403">
                <text:p>25.6398799419403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.6811699867249">
                <text:p>25.6811699867249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5.7224600315094">
                <text:p>25.7224600315094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.7637598514557">
                <text:p>25.7637598514557</text:p>
              </table:table-cell>
              <table:table-cell office:value-type="float" office:value="104600.940285411">
                <text:p>104600.94028541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5.8050599098206">
                <text:p>25.8050599098206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5.8463599681854">
                <text:p>25.8463599681854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5.8876399993896">
                <text:p>25.8876399993896</text:p>
              </table:table-cell>
              <table:table-cell office:value-type="float" office:value="104651.083683241">
                <text:p>104651.08368324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5.9289400577545">
                <text:p>25.9289400577545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5.9702398777008">
                <text:p>25.9702398777008</text:p>
              </table:table-cell>
              <table:table-cell office:value-type="float" office:value="104600.940285411">
                <text:p>104600.94028541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.0109899044037">
                <text:p>26.0109899044037</text:p>
              </table:table-cell>
              <table:table-cell office:value-type="float" office:value="106012.200470401">
                <text:p>106012.20047040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.0504200458527">
                <text:p>26.0504200458527</text:p>
              </table:table-cell>
              <table:table-cell office:value-type="float" office:value="109560.854748401">
                <text:p>109560.85474840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.0898399353027">
                <text:p>26.0898399353027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.1292600631714">
                <text:p>26.1292600631714</text:p>
              </table:table-cell>
              <table:table-cell office:value-type="float" office:value="109588.685617515">
                <text:p>109588.68561751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.1686799526215">
                <text:p>26.1686799526215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.2080900669098">
                <text:p>26.2080900669098</text:p>
              </table:table-cell>
              <table:table-cell office:value-type="float" office:value="109616.53062953">
                <text:p>109616.5306295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.2475099563599">
                <text:p>26.2475099563599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.2870700359344">
                <text:p>26.2870700359344</text:p>
              </table:table-cell>
              <table:table-cell office:value-type="float" office:value="109200.993689996">
                <text:p>109200.993689996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.3265399932861">
                <text:p>26.3265399932861</text:p>
              </table:table-cell>
              <table:table-cell office:value-type="float" office:value="109450.333617237">
                <text:p>109450.333617237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.3659498691559">
                <text:p>26.3659498691559</text:p>
              </table:table-cell>
              <table:table-cell office:value-type="float" office:value="109617.193778471">
                <text:p>109617.19377847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6.4053399562836">
                <text:p>26.4053399562836</text:p>
              </table:table-cell>
              <table:table-cell office:value-type="float" office:value="109672.263125401">
                <text:p>109672.26312540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.4447598457336">
                <text:p>26.4447598457336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6.4841599464417">
                <text:p>26.4841599464417</text:p>
              </table:table-cell>
              <table:table-cell office:value-type="float" office:value="109644.389795227">
                <text:p>109644.389795227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6.5236098766327">
                <text:p>26.5236098766327</text:p>
              </table:table-cell>
              <table:table-cell office:value-type="float" office:value="109505.897198803">
                <text:p>109505.89719880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6.563019990921">
                <text:p>26.563019990921</text:p>
              </table:table-cell>
              <table:table-cell office:value-type="float" office:value="109616.53062953">
                <text:p>109616.5306295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6.6024498939514">
                <text:p>26.6024498939514</text:p>
              </table:table-cell>
              <table:table-cell office:value-type="float" office:value="109561.517223865">
                <text:p>109561.51722386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6.641900062561">
                <text:p>26.641900062561</text:p>
              </table:table-cell>
              <table:table-cell office:value-type="float" office:value="109505.235395791">
                <text:p>109505.23539579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6.6813399791718">
                <text:p>26.6813399791718</text:p>
              </table:table-cell>
              <table:table-cell office:value-type="float" office:value="109533.700150523">
                <text:p>109533.70015052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6.7207498550415">
                <text:p>26.7207498550415</text:p>
              </table:table-cell>
              <table:table-cell office:value-type="float" office:value="109617.193778471">
                <text:p>109617.19377847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6.7601599693298">
                <text:p>26.7601599693298</text:p>
              </table:table-cell>
              <table:table-cell office:value-type="float" office:value="109616.53062953">
                <text:p>109616.5306295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6.7995698451996">
                <text:p>26.7995698451996</text:p>
              </table:table-cell>
              <table:table-cell office:value-type="float" office:value="109617.193778471">
                <text:p>109617.19377847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6.8390100002289">
                <text:p>26.8390100002289</text:p>
              </table:table-cell>
              <table:table-cell office:value-type="float" office:value="109533.038011413">
                <text:p>109533.03801141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6.878429889679">
                <text:p>26.878429889679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6.9178800582886">
                <text:p>26.9178800582886</text:p>
              </table:table-cell>
              <table:table-cell office:value-type="float" office:value="109505.235395791">
                <text:p>109505.23539579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6.9573299884796">
                <text:p>26.9573299884796</text:p>
              </table:table-cell>
              <table:table-cell office:value-type="float" office:value="109505.897198803">
                <text:p>109505.89719880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6.9967498779297">
                <text:p>26.9967498779297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.0497999191284">
                <text:p>40.0497999191284</text:p>
              </table:table-cell>
              <table:table-cell office:value-type="float" office:value="330.957131579591">
                <text:p>330.95713157959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0.1039400100708">
                <text:p>40.1039400100708</text:p>
              </table:table-cell>
              <table:table-cell office:value-type="float" office:value="79792.9948916681">
                <text:p>79792.994891668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0.1580898761749">
                <text:p>40.1580898761749</text:p>
              </table:table-cell>
              <table:table-cell office:value-type="float" office:value="79778.5906190973">
                <text:p>79778.5906190973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.2122399806976">
                <text:p>40.2122399806976</text:p>
              </table:table-cell>
              <table:table-cell office:value-type="float" office:value="79778.2393603438">
                <text:p>79778.239360343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0.2663898468018">
                <text:p>40.2663898468018</text:p>
              </table:table-cell>
              <table:table-cell office:value-type="float" office:value="79778.5906190973">
                <text:p>79778.5906190973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.3205299377441">
                <text:p>40.3205299377441</text:p>
              </table:table-cell>
              <table:table-cell office:value-type="float" office:value="79792.9948916681">
                <text:p>79792.994891668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0.3746500015259">
                <text:p>40.3746500015259</text:p>
              </table:table-cell>
              <table:table-cell office:value-type="float" office:value="79822.5223351953">
                <text:p>79822.5223351953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.42879986763">
                <text:p>40.42879986763</text:p>
              </table:table-cell>
              <table:table-cell office:value-type="float" office:value="79778.5906190973">
                <text:p>79778.5906190973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0.4830000400543">
                <text:p>40.4830000400543</text:p>
              </table:table-cell>
              <table:table-cell office:value-type="float" office:value="79704.5434870586">
                <text:p>79704.5434870586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.5371499061585">
                <text:p>40.5371499061585</text:p>
              </table:table-cell>
              <table:table-cell office:value-type="float" office:value="79778.5906190973">
                <text:p>79778.5906190973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0.5912899971008">
                <text:p>40.5912899971008</text:p>
              </table:table-cell>
              <table:table-cell office:value-type="float" office:value="79792.9948916681">
                <text:p>79792.994891668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0.6454498767853">
                <text:p>40.6454498767853</text:p>
              </table:table-cell>
              <table:table-cell office:value-type="float" office:value="79763.840414152">
                <text:p>79763.840414152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0.6995899677277">
                <text:p>40.6995899677277</text:p>
              </table:table-cell>
              <table:table-cell office:value-type="float" office:value="79792.9948916681">
                <text:p>79792.994891668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.7537798881531">
                <text:p>40.7537798881531</text:p>
              </table:table-cell>
              <table:table-cell office:value-type="float" office:value="79719.6225070285">
                <text:p>79719.6225070285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0.8079400062561">
                <text:p>40.8079400062561</text:p>
              </table:table-cell>
              <table:table-cell office:value-type="float" office:value="79763.4892852741">
                <text:p>79763.489285274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0.8620798587799">
                <text:p>40.8620798587799</text:p>
              </table:table-cell>
              <table:table-cell office:value-type="float" office:value="79793.3462803694">
                <text:p>79793.3462803694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.9162199497223">
                <text:p>40.9162199497223</text:p>
              </table:table-cell>
              <table:table-cell office:value-type="float" office:value="79792.9948916681">
                <text:p>79792.994891668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.9703800678253">
                <text:p>40.9703800678253</text:p>
              </table:table-cell>
              <table:table-cell office:value-type="float" office:value="79763.4892852741">
                <text:p>79763.489285274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1.0230798721314">
                <text:p>41.0230798721314</text:p>
              </table:table-cell>
              <table:table-cell office:value-type="float" office:value="81973.7389329485">
                <text:p>81973.7389329485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1.074079990387">
                <text:p>41.074079990387</text:p>
              </table:table-cell>
              <table:table-cell office:value-type="float" office:value="84705.6859426862">
                <text:p>84705.6859426862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1.1250500679016">
                <text:p>41.1250500679016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1.175999879837">
                <text:p>41.175999879837</text:p>
              </table:table-cell>
              <table:table-cell office:value-type="float" office:value="84789.3218030969">
                <text:p>84789.3218030969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1.2269699573517">
                <text:p>41.2269699573517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.2779400348663">
                <text:p>41.2779400348663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.3289699554443">
                <text:p>41.3289699554443</text:p>
              </table:table-cell>
              <table:table-cell office:value-type="float" office:value="84656.2164132035">
                <text:p>84656.2164132035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.379940032959">
                <text:p>41.379940032959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.4308998584747">
                <text:p>41.4308998584747</text:p>
              </table:table-cell>
              <table:table-cell office:value-type="float" office:value="84772.6607436103">
                <text:p>84772.6607436103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.4818799495697">
                <text:p>41.4818799495697</text:p>
              </table:table-cell>
              <table:table-cell office:value-type="float" office:value="84738.9619597243">
                <text:p>84738.9619597243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.5328800678253">
                <text:p>41.5328800678253</text:p>
              </table:table-cell>
              <table:table-cell office:value-type="float" office:value="84705.6859426862">
                <text:p>84705.6859426862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1.5839998722076">
                <text:p>41.5839998722076</text:p>
              </table:table-cell>
              <table:table-cell office:value-type="float" office:value="84507.3656325206">
                <text:p>84507.3656325206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1.634959936142">
                <text:p>41.634959936142</text:p>
              </table:table-cell>
              <table:table-cell office:value-type="float" office:value="84772.2641315231">
                <text:p>84772.2641315231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1.6859400272369">
                <text:p>41.6859400272369</text:p>
              </table:table-cell>
              <table:table-cell office:value-type="float" office:value="84738.9619597243">
                <text:p>84738.9619597243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1.7369198799133">
                <text:p>41.7369198799133</text:p>
              </table:table-cell>
              <table:table-cell office:value-type="float" office:value="84739.3582602596">
                <text:p>84739.3582602596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1.7878799438477">
                <text:p>41.7878799438477</text:p>
              </table:table-cell>
              <table:table-cell office:value-type="float" office:value="84772.2641315231">
                <text:p>84772.2641315231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1.8388500213623">
                <text:p>41.8388500213623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1.8898298740387">
                <text:p>41.8898298740387</text:p>
              </table:table-cell>
              <table:table-cell office:value-type="float" office:value="84739.3582602596">
                <text:p>84739.3582602596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1.9408099651337">
                <text:p>41.9408099651337</text:p>
              </table:table-cell>
              <table:table-cell office:value-type="float" office:value="84738.9619597243">
                <text:p>84738.9619597243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1.9919199943543">
                <text:p>41.9919199943543</text:p>
              </table:table-cell>
              <table:table-cell office:value-type="float" office:value="84523.5282757463">
                <text:p>84523.5282757463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.0356299877167">
                <text:p>42.0356299877167</text:p>
              </table:table-cell>
              <table:table-cell office:value-type="float" office:value="98833.2339513345">
                <text:p>98833.2339513345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.0779700279236">
                <text:p>42.0779700279236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.1203699111939">
                <text:p>42.1203699111939</text:p>
              </table:table-cell>
              <table:table-cell office:value-type="float" office:value="101887.072954037">
                <text:p>101887.072954037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.1627099514008">
                <text:p>42.1627099514008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2.2051999568939">
                <text:p>42.2051999568939</text:p>
              </table:table-cell>
              <table:table-cell office:value-type="float" office:value="101670.968263231">
                <text:p>101670.968263231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2.2475399971008">
                <text:p>42.2475399971008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2.2899098396301">
                <text:p>42.2899098396301</text:p>
              </table:table-cell>
              <table:table-cell office:value-type="float" office:value="101959.312145494">
                <text:p>101959.312145494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2.3322598934174">
                <text:p>42.3322598934174</text:p>
              </table:table-cell>
              <table:table-cell office:value-type="float" office:value="102006.954269855">
                <text:p>102006.954269855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2.3746199607849">
                <text:p>42.3746199607849</text:p>
              </table:table-cell>
              <table:table-cell office:value-type="float" office:value="101982.840643662">
                <text:p>101982.84064366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2.4169600009918">
                <text:p>42.4169600009918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2.4592900276184">
                <text:p>42.4592900276184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2.5016000270844">
                <text:p>42.5016000270844</text:p>
              </table:table-cell>
              <table:table-cell office:value-type="float" office:value="102103.522914894">
                <text:p>102103.522914894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2.5439300537109">
                <text:p>42.5439300537109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2.5862598419189">
                <text:p>42.5862598419189</text:p>
              </table:table-cell>
              <table:table-cell office:value-type="float" office:value="102055.790564592">
                <text:p>102055.79056459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2.6285998821259">
                <text:p>42.6285998821259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2.6709098815918">
                <text:p>42.6709098815918</text:p>
              </table:table-cell>
              <table:table-cell office:value-type="float" office:value="102103.522914894">
                <text:p>102103.522914894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2.7132399082184">
                <text:p>42.7132399082184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2.755569934845">
                <text:p>42.755569934845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2.7979099750519">
                <text:p>42.7979099750519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2.8402800559998">
                <text:p>42.8402800559998</text:p>
              </table:table-cell>
              <table:table-cell office:value-type="float" office:value="101958.73841531">
                <text:p>101958.73841531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2.8826298713684">
                <text:p>42.8826298713684</text:p>
              </table:table-cell>
              <table:table-cell office:value-type="float" office:value="102007.528542797">
                <text:p>102007.528542797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2.9250199794769">
                <text:p>42.9250199794769</text:p>
              </table:table-cell>
              <table:table-cell office:value-type="float" office:value="101910.568119822">
                <text:p>101910.56811982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2.9673600196838">
                <text:p>42.9673600196838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3.0098898410797">
                <text:p>43.0098898410797</text:p>
              </table:table-cell>
              <table:table-cell office:value-type="float" office:value="101575.785136476">
                <text:p>101575.785136476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3.053230047226">
                <text:p>43.053230047226</text:p>
              </table:table-cell>
              <table:table-cell office:value-type="float" office:value="99676.498663234">
                <text:p>99676.498663234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3.0965900421143">
                <text:p>43.0965900421143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3.1399700641632">
                <text:p>43.1399700641632</text:p>
              </table:table-cell>
              <table:table-cell office:value-type="float" office:value="99585.0116241364">
                <text:p>99585.0116241364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3.1833200454712">
                <text:p>43.1833200454712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3.2266600131989">
                <text:p>43.2266600131989</text:p>
              </table:table-cell>
              <table:table-cell office:value-type="float" office:value="99677.0469961107">
                <text:p>99677.046996110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3.2700099945068">
                <text:p>43.2700099945068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3.3133699893951">
                <text:p>43.3133699893951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3.3567099571228">
                <text:p>43.3567099571228</text:p>
              </table:table-cell>
              <table:table-cell office:value-type="float" office:value="99677.0469961107">
                <text:p>99677.046996110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3.4000499248505">
                <text:p>43.4000499248505</text:p>
              </table:table-cell>
              <table:table-cell office:value-type="float" office:value="99677.0469961107">
                <text:p>99677.046996110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3.4434099197388">
                <text:p>43.4434099197388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3.4867699146271">
                <text:p>43.4867699146271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3.5301299095154">
                <text:p>43.5301299095154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3.5735199451447">
                <text:p>43.5735199451447</text:p>
              </table:table-cell>
              <table:table-cell office:value-type="float" office:value="99562.0293311208">
                <text:p>99562.0293311208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3.6168699264526">
                <text:p>43.6168699264526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3.6602199077606">
                <text:p>43.6602199077606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3.7037398815155">
                <text:p>43.7037398815155</text:p>
              </table:table-cell>
              <table:table-cell office:value-type="float" office:value="99264.7657448394">
                <text:p>99264.7657448394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3.7470898628235">
                <text:p>43.7470898628235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3.7904200553894">
                <text:p>43.7904200553894</text:p>
              </table:table-cell>
              <table:table-cell office:value-type="float" office:value="99699.533839551">
                <text:p>99699.533839551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3.8337700366974">
                <text:p>43.8337700366974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3.8771300315857">
                <text:p>43.8771300315857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3.9204800128937">
                <text:p>43.9204800128937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3.9638299942017">
                <text:p>43.9638299942017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4.0071098804474">
                <text:p>44.0071098804474</text:p>
              </table:table-cell>
              <table:table-cell office:value-type="float" office:value="99815.4194646585">
                <text:p>99815.4194646585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4.0502600669861">
                <text:p>44.0502600669861</text:p>
              </table:table-cell>
              <table:table-cell office:value-type="float" office:value="100115.442053209">
                <text:p>100115.442053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4.0934000015259">
                <text:p>44.0934000015259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4.1365399360657">
                <text:p>44.1365399360657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4.1796598434448">
                <text:p>44.1796598434448</text:p>
              </table:table-cell>
              <table:table-cell office:value-type="float" office:value="100185.74395382">
                <text:p>100185.74395382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4.2228000164032">
                <text:p>44.2228000164032</text:p>
              </table:table-cell>
              <table:table-cell office:value-type="float" office:value="100138.680578967">
                <text:p>100138.68057896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4.2659599781036">
                <text:p>44.2659599781036</text:p>
              </table:table-cell>
              <table:table-cell office:value-type="float" office:value="100092.767226807">
                <text:p>100092.76722680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4.3090999126434">
                <text:p>44.3090999126434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4.3522300720215">
                <text:p>44.3522300720215</text:p>
              </table:table-cell>
              <table:table-cell office:value-type="float" office:value="100161.929895357">
                <text:p>100161.92989535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4.395359992981">
                <text:p>44.395359992981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4.438539981842">
                <text:p>44.438539981842</text:p>
              </table:table-cell>
              <table:table-cell office:value-type="float" office:value="100046.34354812">
                <text:p>100046.34354812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4.4816899299622">
                <text:p>44.4816899299622</text:p>
              </table:table-cell>
              <table:table-cell office:value-type="float" office:value="100115.995226097">
                <text:p>100115.99522609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4.5248198509216">
                <text:p>44.5248198509216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4.5679700374603">
                <text:p>44.5679700374603</text:p>
              </table:table-cell>
              <table:table-cell office:value-type="float" office:value="100115.442053209">
                <text:p>100115.442053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4.6110999584198">
                <text:p>44.6110999584198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4.6542098522186">
                <text:p>44.6542098522186</text:p>
              </table:table-cell>
              <table:table-cell office:value-type="float" office:value="100209.015131404">
                <text:p>100209.015131404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4.6973400115967">
                <text:p>44.6973400115967</text:p>
              </table:table-cell>
              <table:table-cell office:value-type="float" office:value="100161.929895357">
                <text:p>100161.92989535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4.7404699325562">
                <text:p>44.7404699325562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4.7835998535156">
                <text:p>44.7835998535156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4.826740026474">
                <text:p>44.826740026474</text:p>
              </table:table-cell>
              <table:table-cell office:value-type="float" office:value="100138.680578967">
                <text:p>100138.68057896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4.8698799610138">
                <text:p>44.8698799610138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4.9129898548126">
                <text:p>44.9129898548126</text:p>
              </table:table-cell>
              <table:table-cell office:value-type="float" office:value="100209.015131404">
                <text:p>100209.015131404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4.956130027771">
                <text:p>44.956130027771</text:p>
              </table:table-cell>
              <table:table-cell office:value-type="float" office:value="100138.680578967">
                <text:p>100138.68057896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4.9992799758911">
                <text:p>44.9992799758911</text:p>
              </table:table-cell>
              <table:table-cell office:value-type="float" office:value="100115.995226097">
                <text:p>100115.99522609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5.040580034256">
                <text:p>45.040580034256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5.0818898677826">
                <text:p>45.0818898677826</text:p>
              </table:table-cell>
              <table:table-cell office:value-type="float" office:value="104575.584823335">
                <text:p>104575.58482333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5.1231899261475">
                <text:p>45.1231899261475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5.164479970932">
                <text:p>45.164479970932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5.2057600021362">
                <text:p>45.2057600021362</text:p>
              </table:table-cell>
              <table:table-cell office:value-type="float" office:value="104651.083683241">
                <text:p>104651.08368324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5.2470500469208">
                <text:p>45.2470500469208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5.2883698940277">
                <text:p>45.2883698940277</text:p>
              </table:table-cell>
              <table:table-cell office:value-type="float" office:value="104550.241650703">
                <text:p>104550.241650703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5.3296899795532">
                <text:p>45.3296899795532</text:p>
              </table:table-cell>
              <table:table-cell office:value-type="float" office:value="104549.638391543">
                <text:p>104549.638391543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5.3709700107575">
                <text:p>45.3709700107575</text:p>
              </table:table-cell>
              <table:table-cell office:value-type="float" office:value="104651.083683241">
                <text:p>104651.08368324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5.4122700691223">
                <text:p>45.4122700691223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5.4537098407745">
                <text:p>45.4537098407745</text:p>
              </table:table-cell>
              <table:table-cell office:value-type="float" office:value="104247.678685469">
                <text:p>104247.678685469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5.4950098991394">
                <text:p>45.4950098991394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5.536299943924">
                <text:p>45.536299943924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5.5775899887085">
                <text:p>45.5775899887085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5.6188600063324">
                <text:p>45.6188600063324</text:p>
              </table:table-cell>
              <table:table-cell office:value-type="float" office:value="104676.475773979">
                <text:p>104676.475773979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5.6601500511169">
                <text:p>45.6601500511169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5.7014398574829">
                <text:p>45.7014398574829</text:p>
              </table:table-cell>
              <table:table-cell office:value-type="float" office:value="104626.308045871">
                <text:p>104626.30804587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.7427399158478">
                <text:p>45.7427399158478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5.7840399742126">
                <text:p>45.7840399742126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.8253200054169">
                <text:p>45.8253200054169</text:p>
              </table:table-cell>
              <table:table-cell office:value-type="float" office:value="104651.083683241">
                <text:p>104651.08368324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.8666000366211">
                <text:p>45.8666000366211</text:p>
              </table:table-cell>
              <table:table-cell office:value-type="float" office:value="104651.083683241">
                <text:p>104651.08368324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.9078600406647">
                <text:p>45.9078600406647</text:p>
              </table:table-cell>
              <table:table-cell office:value-type="float" office:value="104701.880189764">
                <text:p>104701.880189764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.949159860611">
                <text:p>45.949159860611</text:p>
              </table:table-cell>
              <table:table-cell office:value-type="float" office:value="104600.940285411">
                <text:p>104600.94028541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9904298782349">
                <text:p>45.9904298782349</text:p>
              </table:table-cell>
              <table:table-cell office:value-type="float" office:value="104676.475773979">
                <text:p>104676.475773979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.0302698612213">
                <text:p>46.0302698612213</text:p>
              </table:table-cell>
              <table:table-cell office:value-type="float" office:value="108433.781246073">
                <text:p>108433.78124607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.0697300434113">
                <text:p>46.0697300434113</text:p>
              </table:table-cell>
              <table:table-cell office:value-type="float" office:value="109477.446890785">
                <text:p>109477.44689078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6.1091198921204">
                <text:p>46.1091198921204</text:p>
              </table:table-cell>
              <table:table-cell office:value-type="float" office:value="109672.926948848">
                <text:p>109672.926948848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6.148540019989">
                <text:p>46.148540019989</text:p>
              </table:table-cell>
              <table:table-cell office:value-type="float" office:value="109588.685617515">
                <text:p>109588.68561751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.1879498958588">
                <text:p>46.1879498958588</text:p>
              </table:table-cell>
              <table:table-cell office:value-type="float" office:value="109617.193778471">
                <text:p>109617.19377847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.2273700237274">
                <text:p>46.2273700237274</text:p>
              </table:table-cell>
              <table:table-cell office:value-type="float" office:value="109588.685617515">
                <text:p>109588.68561751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.2667899131775">
                <text:p>46.2667899131775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.3062100410461">
                <text:p>46.3062100410461</text:p>
              </table:table-cell>
              <table:table-cell office:value-type="float" office:value="109588.685617515">
                <text:p>109588.68561751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3456199169159">
                <text:p>46.3456199169159</text:p>
              </table:table-cell>
              <table:table-cell office:value-type="float" office:value="109617.193778471">
                <text:p>109617.19377847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3850300312042">
                <text:p>46.3850300312042</text:p>
              </table:table-cell>
              <table:table-cell office:value-type="float" office:value="109616.53062953">
                <text:p>109616.5306295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4244899749756">
                <text:p>46.4244899749756</text:p>
              </table:table-cell>
              <table:table-cell office:value-type="float" office:value="109478.108357955">
                <text:p>109478.10835795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4639098644257">
                <text:p>46.4639098644257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503319978714">
                <text:p>46.503319978714</text:p>
              </table:table-cell>
              <table:table-cell office:value-type="float" office:value="109616.53062953">
                <text:p>109616.5306295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5427498817444">
                <text:p>46.5427498817444</text:p>
              </table:table-cell>
              <table:table-cell office:value-type="float" office:value="109561.517223865">
                <text:p>109561.51722386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5821599960327">
                <text:p>46.5821599960327</text:p>
              </table:table-cell>
              <table:table-cell office:value-type="float" office:value="109616.53062953">
                <text:p>109616.5306295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6215898990631">
                <text:p>46.6215898990631</text:p>
              </table:table-cell>
              <table:table-cell office:value-type="float" office:value="109561.517223865">
                <text:p>109561.51722386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.6609899997711">
                <text:p>46.6609899997711</text:p>
              </table:table-cell>
              <table:table-cell office:value-type="float" office:value="109644.389795227">
                <text:p>109644.389795227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.7003998756409">
                <text:p>46.7003998756409</text:p>
              </table:table-cell>
              <table:table-cell office:value-type="float" office:value="109617.193778471">
                <text:p>109617.19377847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6.7397999763489">
                <text:p>46.7397999763489</text:p>
              </table:table-cell>
              <table:table-cell office:value-type="float" office:value="109644.389795227">
                <text:p>109644.389795227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6.7792599201202">
                <text:p>46.7792599201202</text:p>
              </table:table-cell>
              <table:table-cell office:value-type="float" office:value="109478.108357955">
                <text:p>109478.10835795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6.8186700344086">
                <text:p>46.8186700344086</text:p>
              </table:table-cell>
              <table:table-cell office:value-type="float" office:value="109616.53062953">
                <text:p>109616.5306295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6.8580799102783">
                <text:p>46.8580799102783</text:p>
              </table:table-cell>
              <table:table-cell office:value-type="float" office:value="109617.193778471">
                <text:p>109617.19377847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6.8975100517273">
                <text:p>46.8975100517273</text:p>
              </table:table-cell>
              <table:table-cell office:value-type="float" office:value="109560.854748401">
                <text:p>109560.85474840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6.9369399547577">
                <text:p>46.9369399547577</text:p>
              </table:table-cell>
              <table:table-cell office:value-type="float" office:value="109561.517223865">
                <text:p>109561.51722386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6.9763798713684">
                <text:p>46.9763798713684</text:p>
              </table:table-cell>
              <table:table-cell office:value-type="float" office:value="109533.700150523">
                <text:p>109533.70015052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0.0217399597168">
                <text:p>60.0217399597168</text:p>
              </table:table-cell>
              <table:table-cell office:value-type="float" office:value="331.152223529533">
                <text:p>331.152223529533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0.0758998394012">
                <text:p>60.0758998394012</text:p>
              </table:table-cell>
              <table:table-cell office:value-type="float" office:value="79763.840414152">
                <text:p>79763.840414152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0.1300499439239">
                <text:p>60.1300499439239</text:p>
              </table:table-cell>
              <table:table-cell office:value-type="float" office:value="79778.2393603438">
                <text:p>79778.239360343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0.1842000484467">
                <text:p>60.1842000484467</text:p>
              </table:table-cell>
              <table:table-cell office:value-type="float" office:value="79778.2393603438">
                <text:p>79778.239360343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0.2383499145508">
                <text:p>60.2383499145508</text:p>
              </table:table-cell>
              <table:table-cell office:value-type="float" office:value="79778.5906190973">
                <text:p>79778.5906190973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0.2925000190735">
                <text:p>60.2925000190735</text:p>
              </table:table-cell>
              <table:table-cell office:value-type="float" office:value="79778.2393603438">
                <text:p>79778.239360343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0.3466398715973">
                <text:p>60.3466398715973</text:p>
              </table:table-cell>
              <table:table-cell office:value-type="float" office:value="79793.3462803694">
                <text:p>79793.3462803694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0.40078997612">
                <text:p>60.40078997612</text:p>
              </table:table-cell>
              <table:table-cell office:value-type="float" office:value="79778.2393603438">
                <text:p>79778.239360343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0.4549300670624">
                <text:p>60.4549300670624</text:p>
              </table:table-cell>
              <table:table-cell office:value-type="float" office:value="79792.9948916681">
                <text:p>79792.994891668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0.5090699195862">
                <text:p>60.5090699195862</text:p>
              </table:table-cell>
              <table:table-cell office:value-type="float" office:value="79793.3462803694">
                <text:p>79793.3462803694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0.5632200241089">
                <text:p>60.5632200241089</text:p>
              </table:table-cell>
              <table:table-cell office:value-type="float" office:value="79778.2393603438">
                <text:p>79778.239360343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0.6173598766327">
                <text:p>60.6173598766327</text:p>
              </table:table-cell>
              <table:table-cell office:value-type="float" office:value="79793.3462803694">
                <text:p>79793.3462803694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0.6714999675751">
                <text:p>60.6714999675751</text:p>
              </table:table-cell>
              <table:table-cell office:value-type="float" office:value="79792.9948916681">
                <text:p>79792.9948916681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0.7256500720978">
                <text:p>60.7256500720978</text:p>
              </table:table-cell>
              <table:table-cell office:value-type="float" office:value="79778.2393603438">
                <text:p>79778.239360343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0.7798099517822">
                <text:p>60.7798099517822</text:p>
              </table:table-cell>
              <table:table-cell office:value-type="float" office:value="79763.840414152">
                <text:p>79763.840414152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0.8339400291443">
                <text:p>60.8339400291443</text:p>
              </table:table-cell>
              <table:table-cell office:value-type="float" office:value="79807.7558822752">
                <text:p>79807.7558822752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0.8880798816681">
                <text:p>60.8880798816681</text:p>
              </table:table-cell>
              <table:table-cell office:value-type="float" office:value="79793.3462803694">
                <text:p>79793.3462803694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0.9422299861908">
                <text:p>60.9422299861908</text:p>
              </table:table-cell>
              <table:table-cell office:value-type="float" office:value="79778.2393603438">
                <text:p>79778.2393603438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0.9963798522949">
                <text:p>60.9963798522949</text:p>
              </table:table-cell>
              <table:table-cell office:value-type="float" office:value="79778.5906190973">
                <text:p>79778.5906190973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1.0475399494171">
                <text:p>61.0475399494171</text:p>
              </table:table-cell>
              <table:table-cell office:value-type="float" office:value="84440.8092049156">
                <text:p>84440.8092049156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1.0985100269318">
                <text:p>61.0985100269318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1.1495399475098">
                <text:p>61.1495399475098</text:p>
              </table:table-cell>
              <table:table-cell office:value-type="float" office:value="84656.2164132035">
                <text:p>84656.2164132035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1.2005300521851">
                <text:p>61.2005300521851</text:p>
              </table:table-cell>
              <table:table-cell office:value-type="float" office:value="84722.3206837863">
                <text:p>84722.3206837863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1.2514998912811">
                <text:p>61.2514998912811</text:p>
              </table:table-cell>
              <table:table-cell office:value-type="float" office:value="84756.006230617">
                <text:p>84756.0062306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1.3024899959564">
                <text:p>61.3024899959564</text:p>
              </table:table-cell>
              <table:table-cell office:value-type="float" office:value="84722.3206837863">
                <text:p>84722.3206837863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1.3534500598908">
                <text:p>61.3534500598908</text:p>
              </table:table-cell>
              <table:table-cell office:value-type="float" office:value="84772.2641315231">
                <text:p>84772.2641315231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1.4044198989868">
                <text:p>61.4044198989868</text:p>
              </table:table-cell>
              <table:table-cell office:value-type="float" office:value="84756.006230617">
                <text:p>84756.0062306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1.4553899765015">
                <text:p>61.4553899765015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1.5063600540161">
                <text:p>61.5063600540161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1.5573198795319">
                <text:p>61.5573198795319</text:p>
              </table:table-cell>
              <table:table-cell office:value-type="float" office:value="84772.6607436103">
                <text:p>84772.6607436103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1.6082799434662">
                <text:p>61.6082799434662</text:p>
              </table:table-cell>
              <table:table-cell office:value-type="float" office:value="84772.2641315231">
                <text:p>84772.2641315231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1.6592700481415">
                <text:p>61.6592700481415</text:p>
              </table:table-cell>
              <table:table-cell office:value-type="float" office:value="84722.3206837863">
                <text:p>84722.3206837863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1.7102398872376">
                <text:p>61.7102398872376</text:p>
              </table:table-cell>
              <table:table-cell office:value-type="float" office:value="84756.006230617">
                <text:p>84756.0062306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1.7612099647522">
                <text:p>61.7612099647522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1.8121800422668">
                <text:p>61.8121800422668</text:p>
              </table:table-cell>
              <table:table-cell office:value-type="float" office:value="84755.6097743517">
                <text:p>84755.6097743517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1.8631598949432">
                <text:p>61.8631598949432</text:p>
              </table:table-cell>
              <table:table-cell office:value-type="float" office:value="84739.3582602596">
                <text:p>84739.3582602596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1.9141399860382">
                <text:p>61.9141399860382</text:p>
              </table:table-cell>
              <table:table-cell office:value-type="float" office:value="84738.9619597243">
                <text:p>84738.9619597243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1.9651198387146">
                <text:p>61.9651198387146</text:p>
              </table:table-cell>
              <table:table-cell office:value-type="float" office:value="84739.3582602596">
                <text:p>84739.3582602596</text:p>
              </table:table-cell>
              <table:table-cell office:value-type="float" office:value="85000">
                <text:p>850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2.0133399963379">
                <text:p>62.0133399963379</text:p>
              </table:table-cell>
              <table:table-cell office:value-type="float" office:value="89589.0891470952">
                <text:p>89589.089147095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2.0557000637055">
                <text:p>62.0557000637055</text:p>
              </table:table-cell>
              <table:table-cell office:value-type="float" office:value="101982.840643662">
                <text:p>101982.84064366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2.0980498790741">
                <text:p>62.0980498790741</text:p>
              </table:table-cell>
              <table:table-cell office:value-type="float" office:value="102007.528542797">
                <text:p>102007.528542797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2.1403799057007">
                <text:p>62.1403799057007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2.1827299594879">
                <text:p>62.1827299594879</text:p>
              </table:table-cell>
              <table:table-cell office:value-type="float" office:value="102006.954269855">
                <text:p>102006.954269855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2.2250699996948">
                <text:p>62.2250699996948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2.2674200534821">
                <text:p>62.2674200534821</text:p>
              </table:table-cell>
              <table:table-cell office:value-type="float" office:value="102006.954269855">
                <text:p>102006.954269855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2.3097200393677">
                <text:p>62.3097200393677</text:p>
              </table:table-cell>
              <table:table-cell office:value-type="float" office:value="102127.693651751">
                <text:p>102127.693651751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2.3520500659943">
                <text:p>62.3520500659943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2.3943898677826">
                <text:p>62.3943898677826</text:p>
              </table:table-cell>
              <table:table-cell office:value-type="float" office:value="102031.653846587">
                <text:p>102031.653846587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2.4367198944092">
                <text:p>62.4367198944092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2.4790499210358">
                <text:p>62.4790499210358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2.5213899612427">
                <text:p>62.5213899612427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2.5637199878693">
                <text:p>62.5637199878693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2.6060500144959">
                <text:p>62.6060500144959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2.6483800411224">
                <text:p>62.6483800411224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2.690710067749">
                <text:p>62.690710067749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2.7330498695374">
                <text:p>62.7330498695374</text:p>
              </table:table-cell>
              <table:table-cell office:value-type="float" office:value="102031.653846587">
                <text:p>102031.653846587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2.7754299640656">
                <text:p>62.7754299640656</text:p>
              </table:table-cell>
              <table:table-cell office:value-type="float" office:value="101934.647576721">
                <text:p>101934.647576721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2.8177499771118">
                <text:p>62.8177499771118</text:p>
              </table:table-cell>
              <table:table-cell office:value-type="float" office:value="102079.36361639">
                <text:p>102079.36361639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2.8600900173187">
                <text:p>62.8600900173187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2.9024300575256">
                <text:p>62.9024300575256</text:p>
              </table:table-cell>
              <table:table-cell office:value-type="float" office:value="102031.079301976">
                <text:p>102031.079301976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2.944769859314">
                <text:p>62.944769859314</text:p>
              </table:table-cell>
              <table:table-cell office:value-type="float" office:value="102031.653846587">
                <text:p>102031.653846587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2.9870998859406">
                <text:p>62.9870998859406</text:p>
              </table:table-cell>
              <table:table-cell office:value-type="float" office:value="102055.21574812">
                <text:p>102055.21574812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3.0301399230957">
                <text:p>63.0301399230957</text:p>
              </table:table-cell>
              <table:table-cell office:value-type="float" office:value="100371.660564028">
                <text:p>100371.660564028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3.0735199451447">
                <text:p>63.0735199451447</text:p>
              </table:table-cell>
              <table:table-cell office:value-type="float" office:value="99585.0116241364">
                <text:p>99585.0116241364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3.1168599128723">
                <text:p>63.1168599128723</text:p>
              </table:table-cell>
              <table:table-cell office:value-type="float" office:value="99677.0469961107">
                <text:p>99677.046996110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3.1602098941803">
                <text:p>63.1602098941803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3.2035698890686">
                <text:p>63.2035698890686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3.2469599246979">
                <text:p>63.2469599246979</text:p>
              </table:table-cell>
              <table:table-cell office:value-type="float" office:value="99562.0293311208">
                <text:p>99562.0293311208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3.2902998924255">
                <text:p>63.2902998924255</text:p>
              </table:table-cell>
              <table:table-cell office:value-type="float" office:value="99677.0469961107">
                <text:p>99677.046996110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3.3336598873138">
                <text:p>63.3336598873138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3.3770098686218">
                <text:p>63.3770098686218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3.4203498363495">
                <text:p>63.4203498363495</text:p>
              </table:table-cell>
              <table:table-cell office:value-type="float" office:value="99677.0469961107">
                <text:p>99677.046996110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3.4637000560761">
                <text:p>63.4637000560761</text:p>
              </table:table-cell>
              <table:table-cell office:value-type="float" office:value="99653.4741288279">
                <text:p>99653.4741288279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3.5070300102234">
                <text:p>63.5070300102234</text:p>
              </table:table-cell>
              <table:table-cell office:value-type="float" office:value="99700.0824258965">
                <text:p>99700.082425896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3.5503699779511">
                <text:p>63.5503699779511</text:p>
              </table:table-cell>
              <table:table-cell office:value-type="float" office:value="99677.0469961107">
                <text:p>99677.046996110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3.593780040741">
                <text:p>63.593780040741</text:p>
              </table:table-cell>
              <table:table-cell office:value-type="float" office:value="99516.096553618">
                <text:p>99516.096553618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3.6371300220489">
                <text:p>63.6371300220489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3.6804800033569">
                <text:p>63.6804800033569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3.7238199710846">
                <text:p>63.7238199710846</text:p>
              </table:table-cell>
              <table:table-cell office:value-type="float" office:value="99677.0469961107">
                <text:p>99677.046996110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3.7671799659729">
                <text:p>63.7671799659729</text:p>
              </table:table-cell>
              <table:table-cell office:value-type="float" office:value="99631.0080554257">
                <text:p>99631.008055425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3.8105299472809">
                <text:p>63.8105299472809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3.8538699150085">
                <text:p>63.8538699150085</text:p>
              </table:table-cell>
              <table:table-cell office:value-type="float" office:value="99677.0469961107">
                <text:p>99677.046996110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3.8972098827362">
                <text:p>63.8972098827362</text:p>
              </table:table-cell>
              <table:table-cell office:value-type="float" office:value="99677.0469961107">
                <text:p>99677.0469961107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3.9405598640442">
                <text:p>63.9405598640442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3.9839098453522">
                <text:p>63.9839098453522</text:p>
              </table:table-cell>
              <table:table-cell office:value-type="float" office:value="99654.0222084115">
                <text:p>99654.022208411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4.0271198749542">
                <text:p>64.0271198749542</text:p>
              </table:table-cell>
              <table:table-cell office:value-type="float" office:value="99976.7887174733">
                <text:p>99976.7887174733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4.0702600479126">
                <text:p>64.0702600479126</text:p>
              </table:table-cell>
              <table:table-cell office:value-type="float" office:value="100138.680578967">
                <text:p>100138.68057896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4.1133999824524">
                <text:p>64.1133999824524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4.1565499305725">
                <text:p>64.1565499305725</text:p>
              </table:table-cell>
              <table:table-cell office:value-type="float" office:value="100115.995226097">
                <text:p>100115.99522609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4.199679851532">
                <text:p>64.199679851532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4.2428200244904">
                <text:p>64.2428200244904</text:p>
              </table:table-cell>
              <table:table-cell office:value-type="float" office:value="100138.680578967">
                <text:p>100138.68057896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4.2859599590302">
                <text:p>64.2859599590302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4.3290798664093">
                <text:p>64.3290798664093</text:p>
              </table:table-cell>
              <table:table-cell office:value-type="float" office:value="100185.74395382">
                <text:p>100185.74395382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4.3722200393677">
                <text:p>64.3722200393677</text:p>
              </table:table-cell>
              <table:table-cell office:value-type="float" office:value="100138.680578967">
                <text:p>100138.68057896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4.4153599739075">
                <text:p>64.4153599739075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4.4585099220276">
                <text:p>64.4585099220276</text:p>
              </table:table-cell>
              <table:table-cell office:value-type="float" office:value="100115.995226097">
                <text:p>100115.99522609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4.5016100406647">
                <text:p>64.5016100406647</text:p>
              </table:table-cell>
              <table:table-cell office:value-type="float" office:value="100231.742663532">
                <text:p>100231.742663532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4.5447299480438">
                <text:p>64.5447299480438</text:p>
              </table:table-cell>
              <table:table-cell office:value-type="float" office:value="100185.74395382">
                <text:p>100185.74395382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4.5878598690033">
                <text:p>64.5878598690033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4.6310398578644">
                <text:p>64.6310398578644</text:p>
              </table:table-cell>
              <table:table-cell office:value-type="float" office:value="100046.34354812">
                <text:p>100046.34354812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4.6741800308228">
                <text:p>64.6741800308228</text:p>
              </table:table-cell>
              <table:table-cell office:value-type="float" office:value="100138.680578967">
                <text:p>100138.680578967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4.7173099517822">
                <text:p>64.7173099517822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4.7604398727417">
                <text:p>64.7604398727417</text:p>
              </table:table-cell>
              <table:table-cell office:value-type="float" office:value="100162.48358209">
                <text:p>100162.48358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4.8035900592804">
                <text:p>64.8035900592804</text:p>
              </table:table-cell>
              <table:table-cell office:value-type="float" office:value="100115.442053209">
                <text:p>100115.442053209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4.8467299938202">
                <text:p>64.8467299938202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4.88986992836">
                <text:p>64.88986992836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4.9329700469971">
                <text:p>64.9329700469971</text:p>
              </table:table-cell>
              <table:table-cell office:value-type="float" office:value="100231.742663532">
                <text:p>100231.742663532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4.9761099815369">
                <text:p>64.9761099815369</text:p>
              </table:table-cell>
              <table:table-cell office:value-type="float" office:value="100139.234008688">
                <text:p>100139.234008688</text:p>
              </table:table-cell>
              <table:table-cell office:value-type="float" office:value="100500">
                <text:p>10050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5.0184099674225">
                <text:p>65.0184099674225</text:p>
              </table:table-cell>
              <table:table-cell office:value-type="float" office:value="102127.693651751">
                <text:p>102127.69365175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5.0597100257874">
                <text:p>65.0597100257874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5.1009900569916">
                <text:p>65.1009900569916</text:p>
              </table:table-cell>
              <table:table-cell office:value-type="float" office:value="104651.083683241">
                <text:p>104651.08368324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5.1422598361969">
                <text:p>65.1422598361969</text:p>
              </table:table-cell>
              <table:table-cell office:value-type="float" office:value="104677.080497753">
                <text:p>104677.080497753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5.1835498809814">
                <text:p>65.1835498809814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5.224839925766">
                <text:p>65.224839925766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5.2661499977112">
                <text:p>65.2661499977112</text:p>
              </table:table-cell>
              <table:table-cell office:value-type="float" office:value="104574.981271679">
                <text:p>104574.981271679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5.307450056076">
                <text:p>65.307450056076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5.348739862442">
                <text:p>65.348739862442</text:p>
              </table:table-cell>
              <table:table-cell office:value-type="float" office:value="104626.308045871">
                <text:p>104626.30804587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5.3900299072266">
                <text:p>65.3900299072266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5.4313199520111">
                <text:p>65.4313199520111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5.4726500511169">
                <text:p>65.4726500511169</text:p>
              </table:table-cell>
              <table:table-cell office:value-type="float" office:value="104524.307791706">
                <text:p>104524.307791706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5.5139398574829">
                <text:p>65.5139398574829</text:p>
              </table:table-cell>
              <table:table-cell office:value-type="float" office:value="104626.308045871">
                <text:p>104626.30804587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5.5552399158478">
                <text:p>65.5552399158478</text:p>
              </table:table-cell>
              <table:table-cell office:value-type="float" office:value="104600.336441045">
                <text:p>104600.33644104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5.5965299606323">
                <text:p>65.5965299606323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5.6378099918365">
                <text:p>65.6378099918365</text:p>
              </table:table-cell>
              <table:table-cell office:value-type="float" office:value="104651.083683241">
                <text:p>104651.08368324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5.6791000366211">
                <text:p>65.6791000366211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5.7203998565674">
                <text:p>65.7203998565674</text:p>
              </table:table-cell>
              <table:table-cell office:value-type="float" office:value="104600.940285411">
                <text:p>104600.94028541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5.7616899013519">
                <text:p>65.7616899013519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5.8029799461365">
                <text:p>65.8029799461365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5.844269990921">
                <text:p>65.844269990921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5.8855600357056">
                <text:p>65.8855600357056</text:p>
              </table:table-cell>
              <table:table-cell office:value-type="float" office:value="104625.703908582">
                <text:p>104625.703908582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5.9268400669098">
                <text:p>65.9268400669098</text:p>
              </table:table-cell>
              <table:table-cell office:value-type="float" office:value="104651.083683241">
                <text:p>104651.083683241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5.9681198596954">
                <text:p>65.9681198596954</text:p>
              </table:table-cell>
              <table:table-cell office:value-type="float" office:value="104651.688113665">
                <text:p>104651.688113665</text:p>
              </table:table-cell>
              <table:table-cell office:value-type="float" office:value="105000">
                <text:p>10500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6.0089600086212">
                <text:p>66.0089600086212</text:p>
              </table:table-cell>
              <table:table-cell office:value-type="float" office:value="105778.262656454">
                <text:p>105778.262656454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6.048369884491">
                <text:p>66.048369884491</text:p>
              </table:table-cell>
              <table:table-cell office:value-type="float" office:value="109617.193778471">
                <text:p>109617.19377847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6.0878100395203">
                <text:p>66.0878100395203</text:p>
              </table:table-cell>
              <table:table-cell office:value-type="float" office:value="109533.038011413">
                <text:p>109533.03801141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6.1272299289703">
                <text:p>66.1272299289703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6.166650056839">
                <text:p>66.166650056839</text:p>
              </table:table-cell>
              <table:table-cell office:value-type="float" office:value="109588.685617515">
                <text:p>109588.68561751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6.2060699462891">
                <text:p>66.2060699462891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6.2455399036408">
                <text:p>66.2455399036408</text:p>
              </table:table-cell>
              <table:table-cell office:value-type="float" office:value="109450.333617237">
                <text:p>109450.333617237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6.2849600315094">
                <text:p>66.2849600315094</text:p>
              </table:table-cell>
              <table:table-cell office:value-type="float" office:value="109588.685617515">
                <text:p>109588.68561751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6.3243899345398">
                <text:p>66.3243899345398</text:p>
              </table:table-cell>
              <table:table-cell office:value-type="float" office:value="109561.517223865">
                <text:p>109561.51722386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6.3638000488281">
                <text:p>66.3638000488281</text:p>
              </table:table-cell>
              <table:table-cell office:value-type="float" office:value="109616.53062953">
                <text:p>109616.5306295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6.4032199382782">
                <text:p>66.4032199382782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6.4426498413086">
                <text:p>66.4426498413086</text:p>
              </table:table-cell>
              <table:table-cell office:value-type="float" office:value="109561.517223865">
                <text:p>109561.51722386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6.4820699691772">
                <text:p>66.4820699691772</text:p>
              </table:table-cell>
              <table:table-cell office:value-type="float" office:value="109588.685617515">
                <text:p>109588.68561751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6.5215198993683">
                <text:p>66.5215198993683</text:p>
              </table:table-cell>
              <table:table-cell office:value-type="float" office:value="109505.897198803">
                <text:p>109505.89719880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6.5611300468445">
                <text:p>66.5611300468445</text:p>
              </table:table-cell>
              <table:table-cell office:value-type="float" office:value="109062.961772513">
                <text:p>109062.96177251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6.6005899906159">
                <text:p>66.6005899906159</text:p>
              </table:table-cell>
              <table:table-cell office:value-type="float" office:value="109478.108357955">
                <text:p>109478.10835795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6.6400599479675">
                <text:p>66.6400599479675</text:p>
              </table:table-cell>
              <table:table-cell office:value-type="float" office:value="109450.333617237">
                <text:p>109450.333617237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6.6794798374176">
                <text:p>66.6794798374176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6.7188999652863">
                <text:p>66.7188999652863</text:p>
              </table:table-cell>
              <table:table-cell office:value-type="float" office:value="109588.685617515">
                <text:p>109588.685617515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6.7584300041199">
                <text:p>66.7584300041199</text:p>
              </table:table-cell>
              <table:table-cell office:value-type="float" office:value="109283.980675629">
                <text:p>109283.98067562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6.7978398799896">
                <text:p>66.7978398799896</text:p>
              </table:table-cell>
              <table:table-cell office:value-type="float" office:value="109617.193778471">
                <text:p>109617.19377847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6.8372700214386">
                <text:p>66.8372700214386</text:p>
              </table:table-cell>
              <table:table-cell office:value-type="float" office:value="109560.854748401">
                <text:p>109560.85474840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6.8766798973084">
                <text:p>66.8766798973084</text:p>
              </table:table-cell>
              <table:table-cell office:value-type="float" office:value="109617.193778471">
                <text:p>109617.19377847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6.9161100387573">
                <text:p>66.9161100387573</text:p>
              </table:table-cell>
              <table:table-cell office:value-type="float" office:value="109560.854748401">
                <text:p>109560.854748401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6.9555299282074">
                <text:p>66.9555299282074</text:p>
              </table:table-cell>
              <table:table-cell office:value-type="float" office:value="109589.34842959">
                <text:p>109589.34842959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6.9949400424957">
                <text:p>66.9949400424957</text:p>
              </table:table-cell>
              <table:table-cell office:value-type="float" office:value="109616.53062953">
                <text:p>109616.53062953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